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A94417A25C.png" manifest:media-type="image/png"/>
  <manifest:file-entry manifest:full-path="Pictures/10000000000000160000007E449197A3.png" manifest:media-type="image/png"/>
  <manifest:file-entry manifest:full-path="Pictures/10000001000001C700000100EE74E754.png" manifest:media-type="image/png"/>
  <manifest:file-entry manifest:full-path="Pictures/10000000000002900000020031AF1E84.jpg" manifest:media-type="image/jpeg"/>
  <manifest:file-entry manifest:full-path="Pictures/1000000100000134000000D0096F4A01.png" manifest:media-type="image/png"/>
  <manifest:file-entry manifest:full-path="Pictures/100000000000003E00000025F0E843D3.png" manifest:media-type="image/png"/>
  <manifest:file-entry manifest:full-path="Pictures/1000000000000078000000BCFA968D18.png" manifest:media-type="image/png"/>
  <manifest:file-entry manifest:full-path="Pictures/1000000100000266000004008CE4E59E.png" manifest:media-type="image/png"/>
  <manifest:file-entry manifest:full-path="Pictures/10000000000000FF000004DA7DD9711C.jpg" manifest:media-type="image/jpeg"/>
  <manifest:file-entry manifest:full-path="Pictures/100000010000023100000321E93B816E.png" manifest:media-type="image/png"/>
  <manifest:file-entry manifest:full-path="Pictures/10000000000004B000000276BE10C922.jpg" manifest:media-type="image/jpeg"/>
  <manifest:file-entry manifest:full-path="Pictures/10000000000001CE00000100D37179DA.jpg" manifest:media-type="image/jpeg"/>
  <manifest:file-entry manifest:full-path="Pictures/10000000000001800000010061BCFFAB.jpg" manifest:media-type="image/jpeg"/>
  <manifest:file-entry manifest:full-path="Pictures/100000010000029200000247135D0986.png" manifest:media-type="image/png"/>
  <manifest:file-entry manifest:full-path="Pictures/10000001000002C40000017C464CCD16.png" manifest:media-type="image/png"/>
  <manifest:file-entry manifest:full-path="Pictures/10000001000001540000023774712B8F.png" manifest:media-type="image/png"/>
  <manifest:file-entry manifest:full-path="Pictures/10000001000000C4000000F13F12737A.png" manifest:media-type="image/png"/>
  <manifest:file-entry manifest:full-path="Pictures/10000000000004FE000003F13F676434.png" manifest:media-type="image/png"/>
  <manifest:file-entry manifest:full-path="Pictures/100000000000020000000200C64E4DBE.jpg" manifest:media-type="image/jpeg"/>
  <manifest:file-entry manifest:full-path="Pictures/10000001000002C3000002C3F5E0745E.png" manifest:media-type="image/png"/>
  <manifest:file-entry manifest:full-path="Pictures/100000000000020000000200A668F30C.jpg" manifest:media-type="image/jpeg"/>
  <manifest:file-entry manifest:full-path="Pictures/1000056A000052C9000052C93CFA6ADB.svg" manifest:media-type="image/svg+xml"/>
  <manifest:file-entry manifest:full-path="Pictures/100000010000016E00000147D01ED805.png" manifest:media-type="image/png"/>
  <manifest:file-entry manifest:full-path="Pictures/1000000000000200000002006D79B285.jpg" manifest:media-type="image/jpeg"/>
  <manifest:file-entry manifest:full-path="Pictures/1000000000000548000001E94DFFFB38.png" manifest:media-type="image/png"/>
  <manifest:file-entry manifest:full-path="Pictures/100000000000020000000200FF54F853.jpg" manifest:media-type="image/jpeg"/>
  <manifest:file-entry manifest:full-path="Pictures/1000000000000112000000A409B69052.png" manifest:media-type="image/png"/>
  <manifest:file-entry manifest:full-path="Pictures/10000000000006FE0000034CA06E5D38.png" manifest:media-type="image/png"/>
  <manifest:file-entry manifest:full-path="Pictures/100000000000005E0000005EF75A91A4.jpg" manifest:media-type="image/jpeg"/>
  <manifest:file-entry manifest:full-path="Pictures/1000000000000119000001B1093121FA.png" manifest:media-type="image/png"/>
  <manifest:file-entry manifest:full-path="Pictures/1000000000000264000001B08C16F9CE.jpg" manifest:media-type="image/jpeg"/>
  <manifest:file-entry manifest:full-path="Pictures/10000C2A000039FB000052C99C57C99C.svg" manifest:media-type="image/svg+xml"/>
  <manifest:file-entry manifest:full-path="Pictures/10000000000001190000025D49D51A5C.png" manifest:media-type="image/png"/>
  <manifest:file-entry manifest:full-path="Pictures/100000000000003E0000002F334227EA.png" manifest:media-type="image/png"/>
  <manifest:file-entry manifest:full-path="Pictures/10000001000002C3000002C373B4495B.png" manifest:media-type="image/png"/>
  <manifest:file-entry manifest:full-path="Pictures/10000000000001320000019840D4560A.jpg" manifest:media-type="image/jpeg"/>
  <manifest:file-entry manifest:full-path="Pictures/1000000000000063000000F74942FFCF.png" manifest:media-type="image/png"/>
  <manifest:file-entry manifest:full-path="Pictures/100000000000005E0000005ED8643444.jpg" manifest:media-type="image/jpeg"/>
  <manifest:file-entry manifest:full-path="Pictures/100000000000007900000097F58C74D6.png" manifest:media-type="image/png"/>
  <manifest:file-entry manifest:full-path="Pictures/10000001000001190000025D79BA7939.png" manifest:media-type="image/png"/>
  <manifest:file-entry manifest:full-path="Pictures/1000000000000200000002008FAA15CD.jpg" manifest:media-type="image/jpeg"/>
  <manifest:file-entry manifest:full-path="Pictures/10000D82000052C9000052C9029B7611.svg" manifest:media-type="image/svg+xml"/>
  <manifest:file-entry manifest:full-path="Pictures/100000010000010000000337EA5CF0A7.png" manifest:media-type="image/png"/>
  <manifest:file-entry manifest:full-path="Pictures/1000000000000400000004004834155F.jpg" manifest:media-type="image/jpeg"/>
  <manifest:file-entry manifest:full-path="Pictures/10000001000002C3000002C38B54EE08.png" manifest:media-type="image/png"/>
  <manifest:file-entry manifest:full-path="Pictures/1000000000000260000002009D4EA61F.png" manifest:media-type="image/png"/>
  <manifest:file-entry manifest:full-path="Pictures/10000001000000160000007EDC6C60E4.png" manifest:media-type="image/png"/>
  <manifest:file-entry manifest:full-path="Pictures/10000000000000160000005B43B5DC5E.png" manifest:media-type="image/png"/>
  <manifest:file-entry manifest:full-path="Pictures/10000000000004FC000003F1676B9B27.png" manifest:media-type="image/png"/>
  <manifest:file-entry manifest:full-path="Pictures/100011C2000052C9000052C9F11924EF.svg" manifest:media-type="image/svg+xml"/>
  <manifest:file-entry manifest:full-path="Pictures/1000000000000500000002D053724C9B.jpg" manifest:media-type="image/jpeg"/>
  <manifest:file-entry manifest:full-path="Pictures/10000AE000004929000027404EC7426E.svg" manifest:media-type="image/svg+xml"/>
  <manifest:file-entry manifest:full-path="Pictures/10000000000000FC000000A6DB53ECB8.png" manifest:media-type="image/png"/>
  <manifest:file-entry manifest:full-path="Pictures/100000010000016E0000016A969E4650.png" manifest:media-type="image/png"/>
  <manifest:file-entry manifest:full-path="Pictures/100000000000013A000000ADF212F0B7.png" manifest:media-type="image/png"/>
  <manifest:file-entry manifest:full-path="Pictures/10000AF50000440200003C41696E55C0.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egular" style:font-pitch="variable"/>
    <style:font-face style:name="Font Awesome 6 Free Regular1" svg:font-family="'Font Awesome 6 Free Regular'" style:font-adornments="Regular"/>
    <style:font-face style:name="Font Awesome 6 Free Regular2" svg:font-family="'Font Awesome 6 Free Regular'"/>
    <style:font-face style:name="Font Awesome 6 Free Regular3" svg:font-family="'Font Awesome 6 Free Regular'" style:font-adornments="Roman" style:font-pitch="variable"/>
    <style:font-face style:name="Font Awesome 6 Free Regular4" svg:font-family="'Font Awesome 6 Free Regular'" style:font-adornments="Roman"/>
    <style:font-face style:name="Font Awesome 6 Free Regular5"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svg:font-family="'TeX Gyre Pagel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objectwithoutfill">
      <style:graphic-properties svg:stroke-width="0.159cm" draw:marker-start-width="0.437cm" draw:marker-end-width="0.437cm" draw:fill="none" draw:textarea-vertical-align="middle" fo:padding-top="0.203cm" fo:padding-bottom="0.203cm" fo:padding-left="0.328cm" fo:padding-right="0.328cm" loext:decorative="false"/>
    </style:style>
    <style:style style:name="gr3" style:family="graphic" style:parent-style-name="objectwithoutfill">
      <style:graphic-properties svg:stroke-width="0.159cm" svg:stroke-color="#228833" draw:marker-start-width="0.437cm" draw:marker-end-width="0.437cm" draw:fill="none" draw:textarea-vertical-align="middle" fo:padding-top="0.203cm" fo:padding-bottom="0.203cm" fo:padding-left="0.328cm" fo:padding-right="0.328cm" loext:decorative="false"/>
    </style:style>
    <style:style style:name="gr4" style:family="graphic" style:parent-style-name="objectwithoutfill">
      <style:graphic-properties draw:stroke="dash" draw:stroke-dash="Double_20_Dash" svg:stroke-width="0.106cm" svg:stroke-color="#ccbb44" draw:marker-start="Arrowheads_20_7" draw:marker-start-width="0.358cm" draw:marker-end-width="0.358cm" svg:stroke-linecap="butt" draw:fill="none" draw:textarea-vertical-align="middle" fo:padding-top="0.177cm" fo:padding-bottom="0.177cm" fo:padding-left="0.302cm" fo:padding-right="0.302cm" loext:decorative="false"/>
    </style:style>
    <style:style style:name="gr5" style:family="graphic" style:parent-style-name="objectwithoutfill">
      <style:graphic-properties draw:stroke="dash" draw:stroke-dash="Double_20_Dash" svg:stroke-width="0.106cm" svg:stroke-color="#ccbb44" draw:marker-start-width="0.358cm" draw:marker-end="Arrowheads_20_7" draw:marker-end-width="0.358cm" svg:stroke-linecap="butt" draw:fill="none" draw:textarea-vertical-align="middle" fo:padding-top="0.177cm" fo:padding-bottom="0.177cm" fo:padding-left="0.302cm" fo:padding-right="0.302cm" loext:decorative="false"/>
    </style:style>
    <style:style style:name="gr6" style:family="graphic" style:parent-style-name="standard">
      <style:graphic-properties svg:stroke-width="0.035cm" svg:stroke-color="#888888" draw:marker-start-width="0.252cm" draw:marker-end-width="0.252cm" draw:fill="none" draw:textarea-vertical-align="middle" draw:auto-grow-height="false" fo:min-height="7.752cm" fo:min-width="0cm" fo:padding-top="0.142cm" fo:padding-bottom="0.142cm" fo:padding-left="0.267cm" fo:padding-right="0.267cm" fo:wrap-option="wrap"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8"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9" style:family="graphic" style:parent-style-name="objectwithoutfill">
      <style:graphic-properties draw:stroke="dash" draw:stroke-dash="Double_20_Dash" svg:stroke-width="0.106cm" svg:stroke-color="#ccbb44" draw:marker-start="Arrowheads_20_22" draw:marker-start-width="0.358cm" draw:marker-end-width="0.358cm" svg:stroke-linecap="butt" draw:fill="none" draw:textarea-vertical-align="middle" fo:padding-top="0.177cm" fo:padding-bottom="0.177cm" fo:padding-left="0.302cm" fo:padding-right="0.302cm" loext:decorative="false"/>
    </style:style>
    <style:style style:name="gr10" style:family="graphic" style:parent-style-name="objectwithoutfill">
      <style:graphic-properties draw:stroke="dash" draw:stroke-dash="Double_20_Dash" svg:stroke-width="0.106cm" svg:stroke-color="#ccbb44" draw:marker-start="" draw:marker-start-width="0.358cm" draw:marker-end="Arrowheads_20_7" draw:marker-end-width="0.358cm" svg:stroke-linecap="butt" draw:fill="none" draw:textarea-vertical-align="middle" fo:padding-top="0.177cm" fo:padding-bottom="0.177cm" fo:padding-left="0.302cm" fo:padding-right="0.302cm" loext:decorative="false"/>
    </style:style>
    <style:style style:name="gr11" style:family="graphic" style:parent-style-name="standard">
      <style:graphic-properties svg:stroke-width="0.035cm" svg:stroke-color="#888888" draw:marker-start-width="0.252cm" draw:marker-end-width="0.252cm" draw:fill="none" draw:textarea-vertical-align="middle" draw:auto-grow-height="false" fo:min-height="7.718cm" fo:min-width="0cm" fo:padding-top="0.142cm" fo:padding-bottom="0.142cm" fo:padding-left="0.267cm" fo:padding-right="0.267cm" fo:wrap-option="wrap" loext:decorative="false"/>
    </style:style>
    <style:style style:name="gr12" style:family="graphic" style:parent-style-name="standard" style:list-style-name="L1">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42cm" fo:min-width="1.28cm" loext:decorative="false"/>
      <style:paragraph-properties style:writing-mode="lr-tb"/>
    </style:style>
    <style:style style:name="gr14"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15"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17"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8"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9"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0" style:family="graphic">
      <style:graphic-properties loext:decorative="false"/>
    </style:style>
    <style:style style:name="gr21" style:family="graphic" style:parent-style-name="objectwithoutfill">
      <style:graphic-properties svg:stroke-width="0.106cm" svg:stroke-color="#ccbb44" draw:marker-start-width="0.36cm" draw:marker-end-width="0.36cm" draw:fill="none" draw:textarea-vertical-align="middle" fo:padding-top="0.179cm" fo:padding-bottom="0.179cm" fo:padding-left="0.304cm" fo:padding-right="0.304cm" loext:decorative="false"/>
    </style:style>
    <style:style style:name="gr22"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23" style:family="graphic" style:parent-style-name="standard">
      <style:graphic-properties svg:stroke-width="0.212cm" svg:stroke-color="#555555" draw:marker-start-width="0.518cm" draw:marker-end-width="0.518cm" draw:fill="bitmap" loext:fill-use-slide-background="false" draw:fill-image-name="Ice_20_light" draw:textarea-horizontal-align="justify" draw:textarea-vertical-align="middle" draw:auto-grow-height="false" fo:min-height="2.732cm" fo:min-width="9.753cm" fo:padding-top="0.231cm" fo:padding-bottom="0.231cm" fo:padding-left="0.356cm" fo:padding-right="0.356cm" loext:decorative="false"/>
    </style:style>
    <style:style style:name="gr24" style:family="graphic" style:parent-style-name="objectwithoutfill">
      <style:graphic-properties svg:stroke-width="0.212cm" svg:stroke-color="#ee6677"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25" style:family="graphic" style:parent-style-name="standard">
      <style:graphic-properties svg:stroke-width="0.212cm" svg:stroke-color="#555555" draw:marker-start-width="0.518cm" draw:marker-end-width="0.518cm" draw:fill="bitmap" loext:fill-use-slide-background="false" draw:fill-image-name="Ice_20_light" draw:textarea-horizontal-align="justify" draw:textarea-vertical-align="middle" draw:auto-grow-height="false" fo:min-height="2.732cm" fo:min-width="7.417cm" fo:padding-top="0.231cm" fo:padding-bottom="0.231cm" fo:padding-left="0.356cm" fo:padding-right="0.356cm" loext:decorative="fals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7" style:family="graphic" style:parent-style-name="standard">
      <style:graphic-properties draw:stroke="none" svg:stroke-color="#000000" draw:fill="none" draw:fill-color="#ffffff" draw:textarea-horizontal-align="left" draw:auto-grow-height="true" draw:auto-grow-width="true" fo:min-height="2.541cm" fo:min-width="1.128cm" loext:decorative="false"/>
      <style:paragraph-properties style:writing-mode="lr-tb"/>
    </style:style>
    <style:style style:name="gr28" style:family="graphic" style:parent-style-name="Arrow_20_Line" style:list-style-name="L1">
      <style:graphic-properties svg:stroke-width="0.106cm" svg:stroke-color="#ee6677" draw:marker-start-width="0.358cm" draw:marker-end="" draw:marker-end-width="0.358cm" draw:textarea-vertical-align="middle" loext:decorative="false"/>
      <style:paragraph-properties style:writing-mode="lr-tb"/>
    </style:style>
    <style:style style:name="gr29" style:family="graphic" style:parent-style-name="standard">
      <style:graphic-properties draw:stroke="none" draw:fill-color="#555555" draw:textarea-horizontal-align="justify" draw:textarea-vertical-align="middle" draw:auto-grow-height="false" fo:min-height="0.353cm" fo:min-width="7.572cm" loext:decorative="false"/>
    </style:style>
    <style:style style:name="gr30" style:family="graphic">
      <style:graphic-properties style:writing-mode="lr-tb" loext:decorative="false"/>
    </style:style>
    <style:style style:name="gr31" style:family="graphic" style:parent-style-name="standard">
      <style:graphic-properties draw:stroke="none" draw:fill-color="#ffffff" draw:textarea-horizontal-align="justify" draw:textarea-vertical-align="middle" draw:auto-grow-height="false" fo:min-height="1.657cm" fo:min-width="2.122cm" loext:decorative="false"/>
    </style:style>
    <style:style style:name="gr32" style:family="graphic" style:parent-style-name="standard">
      <style:graphic-properties draw:stroke="none" draw:fill-color="#ffeabf" draw:textarea-horizontal-align="justify" draw:textarea-vertical-align="middle" draw:auto-grow-height="false" fo:min-height="0.683cm" fo:min-width="0.682cm" loext:decorative="false"/>
    </style:style>
    <style:style style:name="gr33" style:family="graphic" style:parent-style-name="standard">
      <style:graphic-properties draw:stroke="none" draw:fill-color="#ffffff" draw:textarea-horizontal-align="justify" draw:textarea-vertical-align="middle" draw:auto-grow-height="false" fo:min-height="0.981cm" fo:min-width="2.928cm" loext:decorative="false"/>
    </style:style>
    <style:style style:name="gr34" style:family="graphic" style:parent-style-name="standard">
      <style:graphic-properties draw:stroke="none" draw:fill-color="#ffffff" draw:textarea-horizontal-align="justify" draw:textarea-vertical-align="middle" draw:auto-grow-height="false" fo:min-height="0.341cm" fo:min-width="0.124cm" loext:decorative="false"/>
    </style:style>
    <style:style style:name="gr35" style:family="graphic" style:parent-style-name="standard">
      <style:graphic-properties draw:stroke="none" draw:fill-color="#555555" draw:textarea-horizontal-align="justify" draw:textarea-vertical-align="middle" draw:auto-grow-height="false" fo:min-height="0.353cm" fo:min-width="11.412cm" loext:decorative="false"/>
    </style:style>
    <style:style style:name="gr36" style:family="graphic" style:parent-style-name="standard">
      <style:graphic-properties draw:stroke="none" svg:stroke-color="#000000" draw:fill="none" draw:fill-color="#ffffff" draw:textarea-horizontal-align="left" draw:auto-grow-height="true" draw:auto-grow-width="true" fo:min-height="1.906cm" fo:min-width="0.849cm" loext:decorative="false"/>
      <style:paragraph-properties style:writing-mode="lr-tb"/>
    </style:style>
    <style:style style:name="gr37" style:family="graphic" style:parent-style-name="Arrow_20_Line" style:list-style-name="L1">
      <style:graphic-properties svg:stroke-width="0.081cm" svg:stroke-color="#ee6677" draw:marker-start="" draw:marker-start-width="0.321cm" draw:marker-end="" draw:marker-end-width="0.321cm" draw:textarea-vertical-align="middle" draw:line-distance="0.412cm" loext:decorative="false"/>
      <style:paragraph-properties style:writing-mode="lr-tb"/>
    </style:style>
    <style:style style:name="gr38" style:family="graphic" style:parent-style-name="objectwithoutfill">
      <style:graphic-properties svg:stroke-width="0.159cm" svg:stroke-color="#4477aa" draw:marker-start="" draw:marker-start-width="0.438cm" draw:marker-end="Arrow_20_large" draw:marker-end-width="0.538cm" draw:fill="none" draw:textarea-vertical-align="middle" fo:padding-top="0.204cm" fo:padding-bottom="0.204cm" fo:padding-left="0.329cm" fo:padding-right="0.329cm" loext:decorative="false"/>
    </style:style>
    <style:style style:name="gr39" style:family="graphic" style:parent-style-name="standard">
      <style:graphic-properties draw:stroke="none" svg:stroke-color="#000000" draw:fill="none" draw:fill-color="#ffffff" draw:textarea-horizontal-align="left" draw:auto-grow-height="true" draw:auto-grow-width="true" fo:min-height="1.695cm" fo:min-width="2.487cm" loext:decorative="false"/>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1.695cm" fo:min-width="0cm" loext:decorative="false"/>
      <style:paragraph-properties style:writing-mode="lr-tb"/>
    </style:style>
    <style:style style:name="gr41"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42"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4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44"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45" style:family="graphic" style:parent-style-name="objectwithoutfill">
      <style:graphic-properties svg:stroke-width="0.035cm" svg:stroke-color="#555555" draw:marker-start-width="0.253cm" draw:marker-end-width="0.253cm" svg:stroke-opacity="100%" svg:stroke-linecap="round" draw:fill="none" draw:textarea-vertical-align="middle" fo:padding-top="0.143cm" fo:padding-bottom="0.143cm" fo:padding-left="0.268cm" fo:padding-right="0.268cm"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987cm" fo:min-width="0.438cm" loext:decorative="false"/>
      <style:paragraph-properties style:writing-mode="lr-tb"/>
    </style:style>
    <style:style style:name="gr48" style:family="graphic" style:parent-style-name="standard">
      <style:graphic-properties svg:stroke-width="0.212cm" svg:stroke-color="#000000" draw:marker-start-width="0.518cm" draw:marker-end-width="0.518cm" draw:fill="bitmap" loext:fill-use-slide-background="false" draw:fill-image-name="Ice_20_light" draw:opacity="75%" draw:textarea-horizontal-align="justify" draw:textarea-vertical-align="middle" draw:auto-grow-height="false" fo:min-height="6.611cm" fo:min-width="3.788cm" fo:padding-top="0.231cm" fo:padding-bottom="0.231cm" fo:padding-left="0.356cm" fo:padding-right="0.356cm" loext:decorative="false"/>
    </style:style>
    <style:style style:name="gr49" style:family="graphic" style:parent-style-name="Arrow_20_Line" style:list-style-name="L1">
      <style:graphic-properties svg:stroke-width="0.081cm" svg:stroke-color="#888888" draw:marker-start="" draw:marker-start-width="0.321cm" draw:marker-end="" draw:marker-end-width="0.321cm" draw:textarea-vertical-align="middle" draw:line-distance="0.453cm" loext:decorative="false"/>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987cm" fo:min-width="2.063cm" loext:decorative="false"/>
      <style:paragraph-properties style:writing-mode="lr-tb"/>
    </style:style>
    <style:style style:name="gr51" style:family="graphic" style:parent-style-name="standard">
      <style:graphic-properties svg:stroke-width="0.212cm" svg:stroke-color="#000000" draw:marker-start-width="0.518cm" draw:marker-end-width="0.518cm" draw:fill="bitmap" loext:fill-use-slide-background="false" draw:fill-image-name="Painted_20_White" draw:opacity="75%" draw:textarea-horizontal-align="justify" draw:textarea-vertical-align="middle" draw:auto-grow-height="false" fo:min-height="10.455cm" fo:min-width="3.788cm" fo:padding-top="0.231cm" fo:padding-bottom="0.231cm" fo:padding-left="0.356cm" fo:padding-right="0.356cm" loext:decorative="false"/>
    </style:style>
    <style:style style:name="gr52"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0.847cm" fo:min-width="3.799cm" loext:softedge-radius="0cm" loext:decorative="false"/>
    </style:style>
    <style:style style:name="gr53" style:family="graphic" style:parent-style-name="standard">
      <style:graphic-properties draw:stroke="none" svg:stroke-color="#000000" draw:fill="none" draw:fill-color="#ffffff" draw:textarea-horizontal-align="left" draw:auto-grow-height="true" draw:auto-grow-width="true" fo:min-height="0.987cm" fo:min-width="1.945cm" loext:decorative="false"/>
      <style:paragraph-properties style:writing-mode="lr-tb"/>
    </style:style>
    <style:style style:name="gr54" style:family="graphic" style:parent-style-name="objectwithoutfill">
      <style:graphic-properties svg:stroke-width="0.106cm" svg:stroke-color="#228833"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55" style:family="graphic" style:parent-style-name="standard">
      <style:graphic-properties draw:stroke="none" svg:stroke-color="#000000" draw:fill="none" draw:fill-color="#ffffff" draw:textarea-horizontal-align="left" draw:auto-grow-height="true" draw:auto-grow-width="true" fo:min-height="0.987cm" fo:min-width="1.936cm" loext:decorative="false"/>
      <style:paragraph-properties style:writing-mode="lr-tb"/>
    </style:style>
    <style:style style:name="gr56" style:family="graphic" style:parent-style-name="objectwithoutfill">
      <style:graphic-properties svg:stroke-width="0.106cm" svg:stroke-color="#4477aa"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57" style:family="graphic" style:parent-style-name="standard">
      <style:graphic-properties draw:stroke="none" svg:stroke-color="#000000" draw:fill="none" draw:fill-color="#ffffff" draw:textarea-horizontal-align="left" draw:auto-grow-height="true" draw:auto-grow-width="true" fo:min-height="0.987cm" fo:min-width="2.034cm" loext:decorative="false"/>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987cm" fo:min-width="1.213cm" loext:decorative="false"/>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987cm" fo:min-width="1.115cm" loext:decorative="false"/>
      <style:paragraph-properties style:writing-mode="lr-tb"/>
    </style:style>
    <style:style style:name="gr60" style:family="graphic" style:parent-style-name="Default_20_Drawing_20_Style_5f_2">
      <style:graphic-properties draw:stroke-dash="Dash_20__28_Rounded_29_" svg:stroke-width="0.106cm" svg:stroke-color="#aa3377" draw:marker-start-width="0.395cm" draw:marker-end="Arrowheads_20_6" draw:marker-end-width="0.437cm" draw:marker-end-center="true" svg:stroke-opacity="100%" svg:stroke-linecap="round" draw:fill-color="#4477aa" draw:textarea-horizontal-align="center" draw:textarea-vertical-align="middle" fo:padding-top="0.177cm" fo:padding-bottom="0.177cm" fo:padding-left="0.302cm" fo:padding-right="0.302cm" loext:decorative="false"/>
    </style:style>
    <style:style style:name="gr61" style:family="graphic" style:parent-style-name="Default_20_Drawing_20_Style_5f_2">
      <style:graphic-properties draw:stroke-dash="Dash_20__28_Rounded_29_" svg:stroke-width="0.106cm" svg:stroke-color="#ee6677" draw:marker-start-width="0.395cm" draw:marker-end="Arrowheads_20_6" draw:marker-end-width="0.437cm" draw:marker-end-center="true" svg:stroke-opacity="100%" svg:stroke-linecap="round" draw:fill-color="#4477aa" draw:textarea-horizontal-align="center" draw:textarea-vertical-align="middle" fo:padding-top="0.177cm" fo:padding-bottom="0.177cm" fo:padding-left="0.302cm" fo:padding-right="0.302cm" loext:decorative="false"/>
    </style:style>
    <style:style style:name="gr62" style:family="graphic" style:parent-style-name="objectwithoutfill">
      <style:graphic-properties svg:stroke-width="0.081cm" svg:stroke-color="#888888" draw:marker-start-width="0.322cm" draw:marker-end="Arrowheads_20_6" draw:marker-end-width="0.422cm" draw:fill="none" draw:textarea-vertical-align="middle" fo:padding-top="0.166cm" fo:padding-bottom="0.166cm" fo:padding-left="0.291cm" fo:padding-right="0.291cm" loext:decorative="false"/>
    </style:style>
    <style:style style:name="gr63" style:family="graphic" style:parent-style-name="Arrow_20_Line" style:list-style-name="L1">
      <style:graphic-properties svg:stroke-width="0.081cm" svg:stroke-color="#888888" draw:marker-start="" draw:marker-start-width="0.321cm" draw:marker-end="" draw:marker-end-width="0.321cm" draw:textarea-vertical-align="middle" draw:line-distance="0.453cm" loext:decorative="false"/>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1.839cm" fo:min-width="2.458cm" loext:decorative="false"/>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1.839cm" fo:min-width="2.407cm" loext:decorative="false"/>
      <style:paragraph-properties style:writing-mode="lr-tb"/>
    </style:style>
    <style:style style:name="gr66"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67"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68"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70"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71"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74" style:family="graphic" style:parent-style-name="standard">
      <style:graphic-properties draw:stroke="none" draw:textarea-vertical-align="middle" loext:decorative="false"/>
    </style:style>
    <style:style style:name="gr75" style:family="graphic" style:parent-style-name="standard">
      <style:graphic-properties draw:stroke="none" draw:fill-color="#ee6677" draw:textarea-vertical-align="middle" loext:decorative="false"/>
    </style:style>
    <style:style style:name="gr76"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77"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92cm" draw:shadow="hidden" loext:decorative="false"/>
    </style:style>
    <style:style style:name="gr78"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5cm" draw:shadow="hidden" loext:decorative="false"/>
    </style:style>
    <style:style style:name="gr79" style:family="graphic" style:parent-style-name="objectwithoutfill">
      <style:graphic-properties draw:fill="none" draw:textarea-vertical-align="middle" loext:decorative="false"/>
    </style:style>
    <style:style style:name="gr80" style:family="graphic" style:parent-style-name="standard">
      <style:graphic-properties draw:stroke="none" draw:opacity="75%" draw:textarea-vertical-align="middle" loext:decorative="false"/>
    </style:style>
    <style:style style:name="gr81" style:family="graphic" style:parent-style-name="standard">
      <style:graphic-properties draw:stroke="none" draw:fill-color="#ee6677" draw:opacity="75%" draw:textarea-vertical-align="middle" loext:decorative="false"/>
    </style:style>
    <style:style style:name="gr82"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83"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84" style:family="graphic" style:parent-style-name="standard">
      <style:graphic-properties draw:stroke="none" svg:stroke-color="#000000" draw:fill="none" draw:fill-color="#ffffff" draw:textarea-horizontal-align="left" draw:auto-grow-height="true" draw:auto-grow-width="true" fo:min-height="0.92cm" fo:min-width="3.028cm" loext:decorative="false"/>
      <style:paragraph-properties style:writing-mode="lr-tb"/>
    </style:style>
    <style:style style:name="gr85"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86" style:family="graphic" style:parent-style-name="standard">
      <style:graphic-properties draw:stroke="none" svg:stroke-color="#000000" draw:fill="none" draw:fill-color="#ffffff" draw:textarea-horizontal-align="left" draw:auto-grow-height="true" draw:auto-grow-width="true" fo:min-height="0.92cm" fo:min-width="2.973cm" loext:decorative="false"/>
      <style:paragraph-properties style:writing-mode="lr-tb"/>
    </style:style>
    <style:style style:name="gr87" style:family="graphic" style:parent-style-name="standard">
      <style:graphic-properties draw:stroke="none" draw:fill-color="#777777" draw:textarea-horizontal-align="justify" draw:textarea-vertical-align="middle" draw:auto-grow-height="false" fo:min-height="0.223cm" fo:min-width="0cm" fo:wrap-option="wrap" loext:decorative="false"/>
    </style:style>
    <style:style style:name="gr88" style:family="graphic" style:parent-style-name="standard">
      <style:graphic-properties draw:stroke-dash="Dash_20__28_Rounded_29_" svg:stroke-width="0.212cm" svg:stroke-color="#555555"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89" style:family="graphic" style:parent-style-name="standard">
      <style:graphic-properties draw:stroke-dash="Dash_20__28_Rounded_29_" svg:stroke-width="0.212cm" svg:stroke-color="#555555" draw:marker-start="Concave" draw:marker-start-width="0.7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90" style:family="graphic" style:parent-style-name="standard">
      <style:graphic-properties draw:stroke="none" draw:fill-color="#ccbb44" draw:opacity="33%" draw:textarea-horizontal-align="justify" draw:textarea-vertical-align="middle" draw:auto-grow-height="false" fo:min-height="0.914cm" fo:min-width="0.663cm" fo:wrap-option="wrap" loext:decorative="false"/>
    </style:style>
    <style:style style:name="gr91" style:family="graphic" style:parent-style-name="standard">
      <style:graphic-properties draw:stroke="none" draw:fill-color="#ccbb44" draw:opacity="33%" draw:textarea-horizontal-align="justify" draw:textarea-vertical-align="middle" draw:auto-grow-height="false" fo:min-height="0.958cm" fo:min-width="0.708cm" fo:wrap-option="wrap" loext:decorative="false"/>
    </style:style>
    <style:style style:name="gr92"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93"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94" style:family="graphic" style:parent-style-name="Default_20_Drawing_20_Style_5f_2">
      <style:graphic-properties draw:stroke="none" dr3d:vertical-segments="14" dr3d:close-front="true" dr3d:close-back="true" loext:decorative="false"/>
    </style:style>
    <style:style style:name="gr95" style:family="graphic" style:parent-style-name="Default_20_Drawing_20_Style_5f_2">
      <style:graphic-properties draw:stroke="none" loext:decorative="false"/>
    </style:style>
    <style:style style:name="gr9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97" style:family="graphic" style:parent-style-name="objectwithoutfill">
      <style:graphic-properties svg:stroke-width="0.106cm" svg:stroke-color="#ccbb44" draw:marker-start-width="0.359cm" draw:marker-end-width="0.359cm" svg:stroke-linecap="round" draw:fill="none" draw:textarea-vertical-align="middle" fo:padding-top="0.178cm" fo:padding-bottom="0.178cm" fo:padding-left="0.303cm" fo:padding-right="0.303cm" loext:decorative="false"/>
    </style:style>
    <style:style style:name="gr98" style:family="graphic" style:parent-style-name="standard">
      <style:graphic-properties svg:stroke-width="0.053cm" svg:stroke-color="#000000" draw:marker-start-width="0.279cm" draw:marker-end-width="0.279cm" draw:fill="none" loext:fill-use-slide-background="false" draw:textarea-horizontal-align="justify" draw:textarea-vertical-align="middle" draw:auto-grow-height="false" fo:min-height="0cm" fo:min-width="0cm" fo:padding-top="0.151cm" fo:padding-bottom="0.151cm" fo:padding-left="0.276cm" fo:padding-right="0.276cm" loext:decorative="false"/>
    </style:style>
    <style:style style:name="gr99" style:family="graphic" style:parent-style-name="standard">
      <style:graphic-properties draw:stroke="dash" draw:stroke-dash="Double_20_Dash" svg:stroke-width="0.053cm" svg:stroke-color="#bbbbbb" draw:marker-start-width="0.279cm" draw:marker-end-width="0.279cm" svg:stroke-linecap="butt" draw:fill="none" loext:fill-use-slide-background="false" draw:textarea-horizontal-align="justify" draw:textarea-vertical-align="middle" draw:auto-grow-height="false" fo:min-height="4.157cm" fo:min-width="9.409cm" fo:padding-top="0.151cm" fo:padding-bottom="0.151cm" fo:padding-left="0.276cm" fo:padding-right="0.276cm" loext:decorative="false"/>
    </style:style>
    <style:style style:name="gr100" style:family="graphic" style:parent-style-name="objectwithoutfill">
      <style:graphic-properties svg:stroke-width="0.081cm" svg:stroke-color="#ee6677" draw:marker-start-width="0.321cm" draw:marker-end="Arrow_20_large" draw:marker-end-width="0.421cm" draw:fill="none" draw:textarea-vertical-align="middle" fo:padding-top="0.165cm" fo:padding-bottom="0.165cm" fo:padding-left="0.29cm" fo:padding-right="0.29cm" loext:decorative="false"/>
    </style:style>
    <style:style style:name="gr101"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888888"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02" style:family="graphic" style:parent-style-name="standard">
      <style:graphic-properties draw:stroke="none" draw:fill-color="#888888" loext:decorative="false"/>
    </style:style>
    <style:style style:name="gr103" style:family="graphic" style:parent-style-name="standard">
      <style:graphic-properties draw:stroke="none" svg:stroke-color="#000000" draw:fill="none" draw:fill-color="#ffffff" draw:textarea-horizontal-align="left" draw:auto-grow-height="true" draw:auto-grow-width="true" fo:min-height="0.742cm" fo:min-width="0.4cm" loext:decorative="false"/>
      <style:paragraph-properties style:writing-mode="lr-tb"/>
    </style:style>
    <style:style style:name="gr104" style:family="graphic" style:parent-style-name="objectwithoutfill">
      <style:graphic-properties draw:stroke="dash" draw:stroke-dash="Dash" svg:stroke-width="0.106cm" svg:stroke-color="#ccbb44" draw:marker-start-width="0.359cm" draw:marker-end-width="0.359cm" svg:stroke-linecap="butt" draw:fill="none" draw:textarea-vertical-align="middle" fo:padding-top="0.178cm" fo:padding-bottom="0.178cm" fo:padding-left="0.303cm" fo:padding-right="0.303cm" loext:decorative="false"/>
    </style:style>
    <style:style style:name="gr105" style:family="graphic" style:parent-style-name="objectwithoutfill">
      <style:graphic-properties svg:stroke-width="0.106cm" svg:stroke-color="#ccbb44" draw:marker-start="Arrowheads_20_7" draw:marker-start-width="0.2cm" draw:marker-end="" draw:marker-end-width="0.359cm" svg:stroke-linecap="round" draw:fill="none" draw:textarea-vertical-align="middle" fo:padding-top="0.178cm" fo:padding-bottom="0.178cm" fo:padding-left="0.303cm" fo:padding-right="0.303cm" loext:decorative="false"/>
    </style:style>
    <style:style style:name="gr106" style:family="graphic" style:parent-style-name="standard">
      <style:graphic-properties draw:stroke="none" draw:fill="bitmap" draw:fill-image-name="Concrete" draw:textarea-horizontal-align="justify" draw:textarea-vertical-align="middle" draw:auto-grow-height="false" fo:min-height="5.333cm" fo:min-width="19.598cm" loext:decorative="false"/>
    </style:style>
    <style:style style:name="gr107" style:family="graphic" style:parent-style-name="objectwithoutfill">
      <style:graphic-properties svg:stroke-width="0.529cm" svg:stroke-color="#555555" draw:marker-start-width="0.993cm" draw:marker-end-width="0.993cm" svg:stroke-linecap="round" draw:fill="none" draw:textarea-vertical-align="middle" fo:padding-top="0.389cm" fo:padding-bottom="0.389cm" fo:padding-left="0.514cm" fo:padding-right="0.514cm" loext:decorative="false"/>
    </style:style>
    <style:style style:name="gr108"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4477aa"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09" style:family="graphic" style:parent-style-name="standard">
      <style:graphic-properties draw:stroke="none" draw:fill-color="#4477aa" loext:decorative="false"/>
    </style:style>
    <style:style style:name="gr110" style:family="graphic" style:parent-style-name="objectwithoutfill">
      <style:graphic-properties draw:stroke="dash" draw:stroke-dash="Double_20_Dash" svg:stroke-width="0.035cm" svg:stroke-color="#ee6677" draw:marker-start-width="0.252cm" draw:marker-end="Arrowheads_20_14" draw:marker-end-width="0.4cm" svg:stroke-linecap="butt" draw:fill="none" draw:textarea-vertical-align="middle" fo:padding-top="0.142cm" fo:padding-bottom="0.142cm" fo:padding-left="0.267cm" fo:padding-right="0.267cm" loext:decorative="false"/>
    </style:style>
    <style:style style:name="gr111" style:family="graphic" style:parent-style-name="standard">
      <style:graphic-properties draw:stroke="none" svg:stroke-color="#000000" draw:fill="none" draw:fill-color="#ffffff" draw:textarea-horizontal-align="left" draw:auto-grow-height="true" draw:auto-grow-width="true" fo:min-height="0.742cm" fo:min-width="0.413cm" loext:decorative="false"/>
      <style:paragraph-properties style:writing-mode="lr-tb"/>
    </style:style>
    <style:style style:name="gr112" style:family="graphic" style:parent-style-name="objectwithoutfill">
      <style:graphic-properties svg:stroke-width="0.081cm" svg:stroke-color="#ee6677" draw:marker-start-width="0.321cm" draw:marker-end="" draw:marker-end-width="0.421cm" draw:fill="none" draw:textarea-vertical-align="middle" fo:padding-top="0.165cm" fo:padding-bottom="0.165cm" fo:padding-left="0.29cm" fo:padding-right="0.29cm" loext:decorative="false"/>
    </style:style>
    <style:style style:name="gr113"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ee66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14" style:family="graphic" style:parent-style-name="standard">
      <style:graphic-properties draw:stroke="none" draw:fill-color="#ee6677" dr3d:vertical-segments="14" dr3d:close-front="true" dr3d:close-back="true" loext:decorative="false"/>
    </style:style>
    <style:style style:name="gr115"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16"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17"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18"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19"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20"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21"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122"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123"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124"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125"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126"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127"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128"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129"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130"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131"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32"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133"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134"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135"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136"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137"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139"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140"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141" style:family="graphic" style:parent-style-name="standard">
      <style:graphic-properties draw:stroke="none" draw:fill="bitmap" draw:fill-image-name="Ice_20_light" draw:textarea-horizontal-align="justify" draw:textarea-vertical-align="middle" draw:auto-grow-height="false" fo:min-height="9.75cm" fo:min-width="4.5cm" loext:softedge-radius="0cm" style:protect="position size" loext:decorative="false"/>
    </style:style>
    <style:style style:name="gr142" style:family="graphic" style:parent-style-name="objectwithoutfill">
      <style:graphic-properties svg:stroke-width="0.212cm" svg:stroke-color="#888888" draw:marker-start-width="0.518cm" draw:marker-end-width="0.518cm" draw:fill="none" draw:textarea-vertical-align="middle" fo:padding-top="0.231cm" fo:padding-bottom="0.231cm" fo:padding-left="0.356cm" fo:padding-right="0.356cm" loext:decorative="false"/>
    </style:style>
    <style:style style:name="gr143" style:family="graphic" style:parent-style-name="standard">
      <style:graphic-properties draw:stroke="none" draw:fill="bitmap" draw:fill-image-name="Ice_20_light" draw:textarea-horizontal-align="justify" draw:textarea-vertical-align="middle" draw:auto-grow-height="false" fo:min-height="9.75cm" fo:min-width="4.5cm" loext:softedge-radius="0cm" loext:decorative="false"/>
    </style:style>
    <style:style style:name="gr144"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45" style:family="graphic" style:parent-style-name="objectwithoutfill">
      <style:graphic-properties svg:stroke-width="0.053cm" svg:stroke-color="#bbbbbb" draw:marker-start-width="0.279cm" draw:marker-end="Arrowheads_20_6" draw:marker-end-width="0.279cm" draw:fill="none" draw:textarea-vertical-align="middle" fo:padding-top="0.151cm" fo:padding-bottom="0.151cm" fo:padding-left="0.276cm" fo:padding-right="0.276cm" loext:decorative="false"/>
    </style:style>
    <style:style style:name="gr146" style:family="graphic" style:parent-style-name="objectwithoutfill">
      <style:graphic-properties svg:stroke-width="0.212cm" svg:stroke-color="#888888" draw:marker-start-width="0.518cm" draw:marker-end-width="0.518cm" svg:stroke-linecap="round" draw:fill="none" draw:textarea-vertical-align="middle" fo:padding-top="0.231cm" fo:padding-bottom="0.231cm" fo:padding-left="0.356cm" fo:padding-right="0.356cm" loext:decorative="false"/>
    </style:style>
    <style:style style:name="gr147" style:family="graphic" style:parent-style-name="objectwithoutfill">
      <style:graphic-properties draw:stroke="dash" draw:stroke-dash="Dash" svg:stroke-width="0.159cm" svg:stroke-color="#aa3377" draw:marker-start-width="0.437cm" draw:marker-end-width="0.437cm" svg:stroke-linecap="butt" draw:fill="none" draw:textarea-vertical-align="middle" fo:padding-top="0.203cm" fo:padding-bottom="0.203cm" fo:padding-left="0.328cm" fo:padding-right="0.328cm" loext:decorative="false"/>
    </style:style>
    <style:style style:name="gr148" style:family="graphic" style:parent-style-name="objectwithoutfill">
      <style:graphic-properties svg:stroke-width="0.159cm" svg:stroke-color="#ee6677" draw:marker-start="Arrowheads_20_14" draw:marker-start-width="0.437cm" draw:marker-end="Arrowheads_20_18" draw:marker-end-width="0.456cm" svg:stroke-opacity="100%" draw:fill="none" draw:textarea-vertical-align="middle" fo:padding-top="0.203cm" fo:padding-bottom="0.203cm" fo:padding-left="0.328cm" fo:padding-right="0.328cm" loext:decorative="false"/>
    </style:style>
    <style:style style:name="gr149" style:family="graphic" style:parent-style-name="standard">
      <style:graphic-properties draw:stroke="none" svg:stroke-width="0cm" svg:stroke-color="#555555"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150" style:family="graphic" style:parent-style-name="standard">
      <style:graphic-properties draw:stroke="none" draw:fill="bitmap" draw:fill-image-name="Ice_20_light" draw:textarea-horizontal-align="justify" draw:textarea-vertical-align="middle" draw:auto-grow-height="false" fo:min-height="10.936cm" fo:min-width="4.749cm" loext:softedge-radius="0cm" loext:decorative="false"/>
    </style:style>
    <style:style style:name="gr151" style:family="graphic" style:parent-style-name="objectwithoutfill">
      <style:graphic-properties draw:stroke="dash" draw:stroke-dash="Dash" svg:stroke-width="0.159cm" svg:stroke-color="#4477aa" draw:marker-start-width="0.437cm" draw:marker-end-width="0.437cm" svg:stroke-linecap="butt" draw:fill="none" draw:textarea-vertical-align="middle" fo:padding-top="0.203cm" fo:padding-bottom="0.203cm" fo:padding-left="0.328cm" fo:padding-right="0.328cm" loext:decorative="false"/>
    </style:style>
    <style:style style:name="gr152" style:family="graphic" style:parent-style-name="objectwithoutfill">
      <style:graphic-properties svg:stroke-width="0.212cm" svg:stroke-color="#66ccee"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153" style:family="graphic" style:parent-style-name="standard">
      <style:graphic-properties draw:stroke="none" svg:stroke-width="0cm" svg:stroke-color="#888888"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154" style:family="graphic" style:parent-style-name="standard">
      <style:graphic-properties draw:stroke="none" draw:fill="bitmap" draw:fill-image-name="Ice_20_light" draw:textarea-horizontal-align="justify" draw:textarea-vertical-align="middle" draw:auto-grow-height="false" fo:min-height="5.75cm" fo:min-width="5.5cm" loext:softedge-radius="0cm" loext:decorative="false"/>
    </style:style>
    <style:style style:name="gr155" style:family="graphic" style:parent-style-name="objectwithoutfill">
      <style:graphic-properties svg:stroke-width="0.159cm" svg:stroke-color="#ee6677"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156" style:family="graphic" style:parent-style-name="objectwithoutfill">
      <style:graphic-properties svg:stroke-width="0.159cm" svg:stroke-color="#66ccee"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157" style:family="graphic" style:parent-style-name="standard">
      <style:graphic-properties draw:stroke="none" draw:fill="bitmap" draw:fill-image-name="Ice_20_light" draw:textarea-horizontal-align="justify" draw:textarea-vertical-align="middle" draw:auto-grow-height="false" fo:min-height="11.75cm" fo:min-width="5.5cm" loext:softedge-radius="0cm" loext:decorative="false"/>
    </style:style>
    <style:style style:name="gr158" style:family="graphic" style:parent-style-name="standard">
      <style:graphic-properties draw:stroke="none" svg:stroke-color="#000000" draw:fill="none" draw:fill-color="#ffffff" draw:textarea-horizontal-align="left" draw:auto-grow-height="true" draw:auto-grow-width="true" fo:min-height="0.742cm" fo:min-width="3.08cm" loext:decorative="false"/>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0.742cm" fo:min-width="1.098cm" loext:decorative="false"/>
      <style:paragraph-properties style:writing-mode="lr-tb"/>
    </style:style>
    <style:style style:name="gr160"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1.25cm" fo:min-width="1cm" fo:padding-top="0.178cm" fo:padding-bottom="0.178cm" fo:padding-left="0.303cm" fo:padding-right="0.303cm" loext:decorative="false"/>
    </style:style>
    <style:style style:name="gr161"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9.253cm" fo:min-width="9.003cm" fo:padding-top="0.178cm" fo:padding-bottom="0.178cm" fo:padding-left="0.303cm" fo:padding-right="0.303cm" loext:decorative="false"/>
    </style:style>
    <style:style style:name="gr162" style:family="graphic" style:parent-style-name="objectwithoutfill">
      <style:graphic-properties svg:stroke-width="0.053cm" svg:stroke-color="#ccbb44" draw:marker-start-width="0.28cm" draw:marker-end-width="0.28cm" svg:stroke-opacity="67%" draw:fill="none" draw:textarea-vertical-align="middle" fo:padding-top="0.152cm" fo:padding-bottom="0.152cm" fo:padding-left="0.277cm" fo:padding-right="0.277cm" loext:decorative="false"/>
    </style:style>
    <style:style style:name="gr163" style:family="graphic" style:parent-style-name="standard">
      <style:graphic-properties draw:stroke="none" draw:fill-color="#ffffff" draw:textarea-horizontal-align="justify" draw:textarea-vertical-align="middle" draw:auto-grow-height="false" fo:min-height="0cm" fo:min-width="0.278cm" loext:decorative="false"/>
    </style:style>
    <style:style style:name="gr164" style:family="graphic" style:parent-style-name="standard">
      <style:graphic-properties draw:stroke="none" draw:fill-color="#000000" draw:textarea-horizontal-align="justify" draw:textarea-vertical-align="middle" draw:auto-grow-height="false" fo:min-height="2.132cm" fo:min-width="4.22cm" loext:decorative="false"/>
    </style:style>
    <style:style style:name="gr165" style:family="graphic" style:parent-style-name="standard">
      <style:graphic-properties draw:stroke="none" svg:stroke-width="0.028cm" svg:stroke-color="#ffffff" draw:marker-start-width="0.242cm" draw:marker-end-width="0.242cm" draw:fill="bitmap" draw:fill-color="#555555" draw:fill-image-name="Studio" draw:textarea-horizontal-align="justify" draw:textarea-vertical-align="middle" draw:auto-grow-height="false" fo:min-height="0.782cm" fo:min-width="13.439cm" fo:padding-top="0.139cm" fo:padding-bottom="0.139cm" fo:padding-left="0.264cm" fo:padding-right="0.264cm" style:protect="position size" loext:decorative="false">
        <style:columns fo:column-count="1" fo:column-gap="0cm">
          <style:column style:rel-width="65535*" fo:start-indent="0cm" fo:end-indent="0cm"/>
        </style:columns>
      </style:graphic-properties>
    </style:style>
    <style:style style:name="gr166" style:family="graphic" style:parent-style-name="objectwithoutfill">
      <style:graphic-properties svg:stroke-width="0.318cm" svg:stroke-color="#228833" draw:marker-start-width="0.675cm" draw:marker-end-width="0.675cm" draw:fill="none" draw:textarea-vertical-align="middle" fo:padding-top="0.282cm" fo:padding-bottom="0.282cm" fo:padding-left="0.407cm" fo:padding-right="0.407cm" loext:decorative="false"/>
    </style:style>
    <style:style style:name="gr167" style:family="graphic" style:parent-style-name="standard">
      <style:graphic-properties draw:stroke="none" svg:stroke-color="#000000" draw:fill="none" draw:fill-color="#ffffff" draw:textarea-horizontal-align="left" draw:auto-grow-height="true" draw:auto-grow-width="true" fo:min-height="1.483cm" fo:min-width="1.306cm" loext:decorative="false"/>
      <style:paragraph-properties style:writing-mode="lr-tb"/>
    </style:style>
    <style:style style:name="gr168" style:family="graphic" style:parent-style-name="objectwithoutfill">
      <style:graphic-properties svg:stroke-width="0.159cm" svg:stroke-color="#4477aa" draw:marker-start="Arrowheads_20_14" draw:marker-start-width="0.438cm" draw:marker-end="Arrow_20_large" draw:marker-end-width="0.538cm" draw:fill="none" draw:textarea-vertical-align="middle" fo:padding-top="0.204cm" fo:padding-bottom="0.204cm" fo:padding-left="0.329cm" fo:padding-right="0.329cm" loext:decorative="false"/>
    </style:style>
    <style:style style:name="gr169" style:family="graphic" style:parent-style-name="objectwithoutfill">
      <style:graphic-properties svg:stroke-width="0.318cm" svg:stroke-color="#4477aa" draw:marker-start-width="0.674cm" draw:marker-end-width="0.674cm" draw:fill="none" draw:textarea-vertical-align="middle" fo:padding-top="0.281cm" fo:padding-bottom="0.281cm" fo:padding-left="0.406cm" fo:padding-right="0.406cm" loext:decorative="false"/>
    </style:style>
    <style:style style:name="gr170" style:family="graphic" style:parent-style-name="objectwithoutfill">
      <style:graphic-properties svg:stroke-width="0.318cm" svg:stroke-color="#ee6677" draw:marker-start-width="0.674cm" draw:marker-end-width="0.674cm" draw:fill="none" draw:textarea-vertical-align="middle" fo:padding-top="0.281cm" fo:padding-bottom="0.281cm" fo:padding-left="0.406cm" fo:padding-right="0.406cm" loext:decorative="false"/>
    </style:style>
    <style:style style:name="gr171" style:family="graphic" style:parent-style-name="standard">
      <style:graphic-properties draw:stroke="none" svg:stroke-color="#000000" draw:fill="none" draw:fill-color="#ffffff" draw:textarea-horizontal-align="left" draw:auto-grow-height="true" draw:auto-grow-width="true" fo:min-height="2.224cm" fo:min-width="2.851cm" loext:decorative="false"/>
      <style:paragraph-properties style:writing-mode="lr-tb"/>
    </style:style>
    <style:style style:name="gr172" style:family="graphic" style:parent-style-name="standard">
      <style:graphic-properties draw:stroke="none" svg:stroke-color="#000000" draw:fill="none" draw:fill-color="#ffffff" draw:textarea-horizontal-align="left" draw:auto-grow-height="true" draw:auto-grow-width="true" fo:min-height="0.92cm" fo:min-width="0.463cm" loext:decorative="false"/>
      <style:paragraph-properties style:writing-mode="lr-tb"/>
    </style:style>
    <style:style style:name="gr173" style:family="graphic" style:parent-style-name="standard">
      <style:graphic-properties svg:stroke-width="0.053cm" svg:stroke-color="#228833"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74" style:family="graphic" style:parent-style-name="standard">
      <style:graphic-properties svg:stroke-width="0.053cm" svg:stroke-color="#66ccee"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75" style:family="graphic" style:parent-style-name="standard">
      <style:graphic-properties svg:stroke-width="0.053cm" svg:stroke-color="#ee66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76"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77"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78"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79"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0.458cm" fo:min-width="2.622cm" loext:decorative="false"/>
      <style:paragraph-properties style:writing-mode="lr-tb"/>
    </style:style>
    <style:style style:name="gr181" style:family="graphic" style:parent-style-name="standard">
      <style:graphic-properties draw:stroke="none" draw:fill="bitmap" draw:fill-image-name="Studio" draw:textarea-horizontal-align="justify" draw:textarea-vertical-align="middle" draw:auto-grow-height="false" fo:min-height="1.468cm" fo:min-width="18.052cm" loext:decorative="false"/>
    </style:style>
    <style:style style:name="gr182" style:family="graphic" style:parent-style-name="standard">
      <style:graphic-properties draw:stroke="none" draw:fill="bitmap" draw:fill-image-name="Paper_20_Texture" draw:textarea-horizontal-align="justify" draw:textarea-vertical-align="middle" draw:auto-grow-height="false" fo:min-height="19.113cm" fo:min-width="1.729cm" loext:decorative="false"/>
    </style:style>
    <style:style style:name="gr183" style:family="graphic" style:parent-style-name="standard">
      <style:graphic-properties draw:stroke="none" draw:fill="bitmap" draw:fill-image-name="Paper_20_Texture" draw:textarea-horizontal-align="justify" draw:textarea-vertical-align="middle" draw:auto-grow-height="false" fo:min-height="1.315cm" fo:min-width="20.703cm" loext:decorative="false"/>
    </style:style>
    <style:style style:name="gr184" style:family="graphic" style:parent-style-name="objectwithoutfill">
      <style:graphic-properties svg:stroke-width="0.318cm" svg:stroke-color="#aa3377" draw:marker-start-width="0.675cm" draw:marker-end-width="0.675cm" draw:fill="none" draw:textarea-vertical-align="middle" fo:padding-top="0.282cm" fo:padding-bottom="0.282cm" fo:padding-left="0.407cm" fo:padding-right="0.407cm" loext:decorative="false"/>
    </style:style>
    <style:style style:name="gr185" style:family="graphic" style:parent-style-name="objectwithoutfill">
      <style:graphic-properties svg:stroke-width="0.318cm" svg:stroke-color="#228833" draw:marker-start-width="0.674cm" draw:marker-end-width="0.674cm" draw:fill="none" draw:textarea-vertical-align="middle" fo:padding-top="0.281cm" fo:padding-bottom="0.281cm" fo:padding-left="0.406cm" fo:padding-right="0.406cm" loext:decorative="false"/>
    </style:style>
    <style:style style:name="gr186" style:family="graphic" style:parent-style-name="standard">
      <style:graphic-properties svg:stroke-width="0.053cm" svg:stroke-color="#4477aa"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87" style:family="graphic" style:parent-style-name="standard">
      <style:graphic-properties svg:stroke-width="0.053cm" svg:stroke-color="#aa33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88" style:family="graphic" style:parent-style-name="standard">
      <style:graphic-properties draw:stroke="none" svg:stroke-color="#000000" draw:fill="none" draw:fill-color="#ffffff" draw:textarea-horizontal-align="center" draw:textarea-vertical-align="middle" draw:auto-grow-height="true" draw:auto-grow-width="true" fo:min-height="0.987cm" fo:min-width="2.622cm" loext:decorative="false"/>
      <style:paragraph-properties style:writing-mode="lr-tb"/>
    </style:style>
    <style:style style:name="gr189" style:family="graphic" style:parent-style-name="objectwithoutfill">
      <style:graphic-properties svg:stroke-width="0.159cm" svg:stroke-color="#228833"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190"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191" style:family="graphic" style:parent-style-name="standard">
      <style:graphic-properties draw:stroke="none" svg:stroke-color="#000000" draw:fill="none" draw:fill-color="#ffffff" draw:textarea-horizontal-align="left" draw:auto-grow-height="true" draw:auto-grow-width="true" fo:min-height="1.127cm" fo:min-width="4.79cm" loext:decorative="false"/>
      <style:paragraph-properties style:writing-mode="lr-tb"/>
    </style:style>
    <style:style style:name="gr192" style:family="graphic" style:parent-style-name="standard">
      <style:graphic-properties draw:stroke="none" draw:fill="bitmap" draw:fill-image-name="Stone" draw:textarea-horizontal-align="justify" draw:textarea-vertical-align="middle" draw:auto-grow-height="false" fo:min-height="4.242cm" fo:min-width="11.5cm" loext:decorative="false"/>
    </style:style>
    <style:style style:name="gr19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94" style:family="graphic" style:parent-style-name="Arrow_20_Line" style:list-style-name="L1">
      <style:graphic-properties svg:stroke-width="0.053cm" svg:stroke-color="#888888" draw:marker-start-width="0.279cm" draw:marker-end-width="0.279cm" draw:textarea-vertical-align="middle" loext:decorative="false"/>
      <style:paragraph-properties style:writing-mode="lr-tb"/>
    </style:style>
    <style:style style:name="gr195" style:family="graphic" style:parent-style-name="objectwithoutfill">
      <style:graphic-properties draw:stroke="dash" draw:stroke-dash="Double_20_Dash" svg:stroke-width="0.053cm" svg:stroke-color="#888888" draw:marker-start-width="0.279cm" draw:marker-end-width="0.279cm" svg:stroke-linecap="butt" draw:fill="none" draw:textarea-vertical-align="middle" fo:padding-top="0.151cm" fo:padding-bottom="0.151cm" fo:padding-left="0.276cm" fo:padding-right="0.276cm" loext:decorative="false"/>
    </style:style>
    <style:style style:name="gr196" style:family="graphic" style:parent-style-name="objectwithoutfill">
      <style:graphic-properties svg:stroke-width="0.159cm" svg:stroke-color="#228833" draw:marker-start="" draw:marker-start-width="0.438cm" draw:marker-end="Concave" draw:marker-end-width="0.538cm" draw:fill="none" draw:textarea-vertical-align="middle" fo:padding-top="0.204cm" fo:padding-bottom="0.204cm" fo:padding-left="0.329cm" fo:padding-right="0.329cm" loext:decorative="false"/>
    </style:style>
    <style:style style:name="gr197" style:family="graphic" style:parent-style-name="standard">
      <style:graphic-properties draw:stroke="none" svg:stroke-color="#000000" draw:fill="none" draw:fill-color="#ffffff" draw:textarea-horizontal-align="left" draw:auto-grow-height="true" draw:auto-grow-width="true" fo:min-height="1.483cm" fo:min-width="0.828cm" loext:decorative="false"/>
      <style:paragraph-properties style:writing-mode="lr-tb"/>
    </style:style>
    <style:style style:name="gr198"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99" style:family="graphic" style:parent-style-name="standard">
      <style:graphic-properties draw:stroke="none" draw:fill="bitmap" draw:fill-image-name="Concrete" draw:textarea-horizontal-align="justify" draw:textarea-vertical-align="middle" draw:auto-grow-height="false" fo:min-height="4.15cm" fo:min-width="5.03cm" loext:decorative="false">
        <style:columns fo:column-count="1" fo:column-gap="0cm">
          <style:column style:rel-width="65535*" fo:start-indent="0cm" fo:end-indent="0cm"/>
        </style:columns>
      </style:graphic-properties>
    </style:style>
    <style:style style:name="gr200"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01" style:family="graphic" style:parent-style-name="standard">
      <style:graphic-properties draw:stroke="none" svg:stroke-color="#000000" draw:fill="none" draw:fill-color="#ffffff" draw:textarea-horizontal-align="left" draw:auto-grow-height="true" draw:auto-grow-width="true" fo:min-height="1.239cm" fo:min-width="2.749cm" loext:decorative="false"/>
      <style:paragraph-properties style:writing-mode="lr-tb"/>
    </style:style>
    <style:style style:name="gr202" style:family="graphic" style:parent-style-name="standard">
      <style:graphic-properties draw:stroke="none" svg:stroke-color="#000000" draw:fill="none" draw:fill-color="#ffffff" draw:textarea-horizontal-align="center" draw:auto-grow-height="true" draw:auto-grow-width="true" fo:min-height="0.62cm" fo:min-width="2.585cm" loext:decorative="false"/>
      <style:paragraph-properties style:writing-mode="lr-tb"/>
    </style:style>
    <style:style style:name="gr203" style:family="graphic" style:parent-style-name="standard">
      <style:graphic-properties draw:stroke="none" svg:stroke-color="#000000" draw:fill="none" draw:fill-color="#ffffff" draw:textarea-horizontal-align="center" draw:auto-grow-height="true" draw:auto-grow-width="true" fo:min-height="0.62cm" fo:min-width="2.779cm" loext:decorative="false"/>
      <style:paragraph-properties style:writing-mode="lr-tb"/>
    </style:style>
    <style:style style:name="gr204" style:family="graphic" style:parent-style-name="standard">
      <style:graphic-properties draw:stroke="none" svg:stroke-color="#000000" draw:fill="none" draw:fill-color="#ffffff" draw:textarea-horizontal-align="center" draw:auto-grow-height="true" draw:auto-grow-width="true" fo:min-height="0.947cm" fo:min-width="1.069cm" loext:decorative="false"/>
      <style:paragraph-properties style:writing-mode="lr-tb"/>
    </style:style>
    <style:style style:name="gr205" style:family="graphic" style:parent-style-name="objectwithoutfill">
      <style:graphic-properties draw:stroke="dash"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206" style:family="graphic" style:parent-style-name="standard">
      <style:graphic-properties draw:stroke="none" svg:stroke-color="#000000" draw:fill="none" draw:fill-color="#ffffff" draw:textarea-horizontal-align="center" draw:auto-grow-height="true" draw:auto-grow-width="true" fo:min-height="0.947cm" fo:min-width="0.976cm" loext:decorative="false"/>
      <style:paragraph-properties style:writing-mode="lr-tb"/>
    </style:style>
    <style:style style:name="gr207" style:family="graphic" style:parent-style-name="standard">
      <style:graphic-properties draw:stroke="none" svg:stroke-color="#000000" draw:fill="none" draw:fill-color="#ffffff" draw:textarea-horizontal-align="left" draw:auto-grow-height="true" draw:auto-grow-width="true" fo:min-height="1.239cm" fo:min-width="2.22cm" loext:decorative="false"/>
      <style:paragraph-properties style:writing-mode="lr-tb"/>
    </style:style>
    <style:style style:name="gr208" style:family="graphic" style:parent-style-name="standard">
      <style:graphic-properties draw:stroke="none" svg:stroke-color="#000000" draw:fill="none" draw:fill-color="#ffffff" draw:textarea-horizontal-align="center" draw:auto-grow-height="true" draw:auto-grow-width="true" fo:min-height="0.62cm" fo:min-width="2.178cm" loext:decorative="false"/>
      <style:paragraph-properties style:writing-mode="lr-tb"/>
    </style:style>
    <style:style style:name="gr209" style:family="graphic" style:parent-style-name="standard">
      <style:graphic-properties draw:stroke="none" svg:stroke-color="#000000" draw:fill="none" draw:fill-color="#ffffff" draw:textarea-horizontal-align="left" draw:auto-grow-height="true" draw:auto-grow-width="true" fo:min-height="0.564cm" fo:min-width="3.939cm" loext:decorative="false"/>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true" fo:min-height="0.564cm" fo:min-width="4.409cm" loext:decorative="false"/>
      <style:paragraph-properties style:writing-mode="lr-tb"/>
    </style:style>
    <style:style style:name="gr211" style:family="graphic" style:parent-style-name="standard">
      <style:graphic-properties draw:stroke="none" draw:fill="bitmap" draw:fill-image-name="Ice_20_light" draw:textarea-horizontal-align="justify" draw:textarea-vertical-align="middle" draw:auto-grow-height="false" fo:min-height="7.614cm" fo:min-width="3.5cm" loext:softedge-radius="0cm" loext:decorative="false"/>
    </style:style>
    <style:style style:name="gr212"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3.5cm" loext:softedge-radius="0cm" style:protect="position size" loext:decorative="false"/>
    </style:style>
    <style:style style:name="gr213"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214"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15" style:family="graphic" style:parent-style-name="objectwithoutfill">
      <style:graphic-properties svg:stroke-width="0.106cm" svg:stroke-color="#66ccee"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216" style:family="graphic" style:parent-style-name="standard">
      <style:graphic-properties draw:stroke="none" svg:stroke-color="#000000" draw:fill="none" draw:fill-color="#ffffff" draw:textarea-horizontal-align="center" draw:auto-grow-height="true" draw:auto-grow-width="true" fo:min-height="0.564cm" fo:min-width="1.56cm" loext:decorative="false"/>
      <style:paragraph-properties style:writing-mode="lr-tb"/>
    </style:style>
    <style:style style:name="gr217" style:family="graphic" style:parent-style-name="Default_20_Drawing_20_Style_5f_2">
      <style:graphic-properties draw:stroke-dash="Dash_20__28_Rounded_29_" svg:stroke-width="0.081cm" svg:stroke-color="#aa33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18" style:family="graphic" style:parent-style-name="standard">
      <style:graphic-properties draw:stroke="none" draw:stroke-dash="Dash_20_Dot_20_4" svg:stroke-width="0cm" svg:stroke-color="#aa3377" draw:stroke-linejoin="none" svg:stroke-linecap="butt" draw:fill="solid" draw:fill-color="#aa3377" draw:textarea-horizontal-align="center" draw:textarea-vertical-align="middle" loext:decorative="false"/>
    </style:style>
    <style:style style:name="gr219" style:family="graphic" style:parent-style-name="standard">
      <style:graphic-properties draw:stroke="none" draw:fill-color="#555555" draw:textarea-horizontal-align="justify" draw:textarea-vertical-align="middle" draw:auto-grow-height="false" fo:min-height="0.309cm" fo:min-width="18.73cm" loext:decorative="false"/>
    </style:style>
    <style:style style:name="gr220" style:family="graphic" style:parent-style-name="standard">
      <style:graphic-properties draw:stroke="none" svg:stroke-width="0.035cm" svg:stroke-color="#888888" draw:marker-start-width="0.252cm" draw:marker-end-width="0.252cm" draw:fill-color="#888888" draw:textarea-horizontal-align="justify" draw:textarea-vertical-align="middle" draw:auto-grow-height="false" fo:min-height="8.315cm" fo:min-width="9.491cm" fo:padding-top="0.142cm" fo:padding-bottom="0.142cm" fo:padding-left="0.267cm" fo:padding-right="0.267cm" loext:decorative="false"/>
    </style:style>
    <style:style style:name="gr221" style:family="graphic" style:parent-style-name="standard">
      <style:graphic-properties draw:stroke="none" draw:fill-color="#555555" draw:textarea-horizontal-align="justify" draw:textarea-vertical-align="middle" draw:auto-grow-height="false" fo:min-height="0.675cm" fo:min-width="23.527cm" loext:decorative="false"/>
    </style:style>
    <style:style style:name="gr222" style:family="graphic" style:parent-style-name="objectwithoutfill">
      <style:graphic-properties svg:stroke-width="0.529cm" svg:stroke-color="#66ccee"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223" style:family="graphic" style:parent-style-name="objectwithoutfill">
      <style:graphic-properties svg:stroke-width="0.529cm" svg:stroke-color="#ee6677"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224" style:family="graphic" style:parent-style-name="objectwithoutfill">
      <style:graphic-properties draw:stroke="dash" draw:stroke-dash="Dash" svg:stroke-width="0.212cm" svg:stroke-color="#66ccee" draw:marker-start-width="0.518cm" draw:marker-end-width="0.518cm" svg:stroke-linecap="butt" draw:fill="none" draw:textarea-vertical-align="middle" fo:padding-top="0.231cm" fo:padding-bottom="0.231cm" fo:padding-left="0.356cm" fo:padding-right="0.356cm" loext:decorative="false"/>
    </style:style>
    <style:style style:name="gr225" style:family="graphic" style:parent-style-name="objectwithoutfill">
      <style:graphic-properties draw:stroke="dash" draw:stroke-dash="Dash" svg:stroke-width="0.212cm" svg:stroke-color="#ee6677" draw:marker-start-width="0.518cm" draw:marker-end-width="0.518cm" svg:stroke-linecap="butt" draw:fill="none" draw:textarea-vertical-align="middle" fo:padding-top="0.231cm" fo:padding-bottom="0.231cm" fo:padding-left="0.356cm" fo:padding-right="0.356cm" loext:decorative="false"/>
    </style:style>
    <style:style style:name="gr226"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96cm" draw:shadow="hidden" loext:decorative="false"/>
    </style:style>
    <style:style style:name="gr227"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59cm" draw:shadow="hidden" loext:decorative="false"/>
    </style:style>
    <style:style style:name="gr228" style:family="graphic" style:parent-style-name="objectwithoutfill">
      <style:graphic-properties svg:stroke-width="0.159cm" svg:stroke-color="#bbbbbb" draw:marker-start-width="0.438cm" draw:marker-end="Arrowheads_20_6" draw:marker-end-width="0.538cm" draw:fill="none" draw:textarea-vertical-align="middle" fo:padding-top="0.204cm" fo:padding-bottom="0.204cm" fo:padding-left="0.329cm" fo:padding-right="0.329cm" loext:decorative="false"/>
    </style:style>
    <style:style style:name="gr229" style:family="graphic" style:parent-style-name="standard">
      <style:graphic-properties draw:stroke="none" draw:fill-color="#555555" draw:opacity="100%" draw:textarea-horizontal-align="justify" draw:textarea-vertical-align="middle" draw:auto-grow-height="false" fo:min-height="7.75cm" fo:min-width="17.5cm" loext:decorative="false"/>
    </style:style>
    <style:style style:name="gr230" style:family="graphic" style:parent-style-name="standard">
      <style:graphic-properties draw:stroke="none" draw:fill-color="#888888" draw:opacity="100%" draw:textarea-horizontal-align="justify" draw:textarea-vertical-align="middle" draw:auto-grow-height="false" fo:min-height="7.75cm" fo:min-width="17.5cm" loext:decorative="false"/>
    </style:style>
    <style:style style:name="gr231" style:family="graphic" style:parent-style-name="standard">
      <style:graphic-properties draw:stroke="dash" draw:stroke-dash="Dash" svg:stroke-width="0.353cm" svg:stroke-color="#aa33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232" style:family="graphic" style:parent-style-name="standard">
      <style:graphic-properties draw:stroke="dash" draw:stroke-dash="Dash" svg:stroke-width="0.353cm" svg:stroke-color="#ee66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233" style:family="graphic" style:parent-style-name="standard" style:list-style-name="L1">
      <style:graphic-properties draw:stroke="none" svg:stroke-color="#000000" draw:fill="none" draw:fill-color="#ffffff" draw:textarea-horizontal-align="center" draw:textarea-vertical-align="top" draw:auto-grow-height="true" draw:auto-grow-width="true" fo:min-height="1.906cm" fo:min-width="4.091cm" loext:decorative="false"/>
      <style:paragraph-properties style:writing-mode="lr-tb"/>
    </style:style>
    <style:style style:name="gr234" style:family="graphic" style:parent-style-name="standard" style:list-style-name="L1">
      <style:graphic-properties draw:stroke="none" svg:stroke-color="#555555" draw:fill="none" draw:fill-color="#ffffff" draw:textarea-horizontal-align="center" draw:textarea-vertical-align="bottom" draw:auto-grow-height="true" draw:auto-grow-width="true" fo:min-height="1.906cm" fo:min-width="3.998cm" loext:decorative="false"/>
      <style:paragraph-properties style:writing-mode="lr-tb"/>
    </style:style>
    <style:style style:name="gr235" style:family="graphic" style:parent-style-name="standard">
      <style:graphic-properties draw:stroke="none" svg:stroke-color="#000000" draw:fill="none" draw:fill-color="#ffffff" draw:textarea-horizontal-align="left" draw:auto-grow-height="true" draw:auto-grow-width="true" fo:min-height="2.825cm" fo:min-width="1.416cm" loext:decorative="false"/>
      <style:paragraph-properties style:writing-mode="lr-tb"/>
    </style:style>
    <style:style style:name="gr236" style:family="graphic" style:parent-style-name="Arrow_20_Line" style:list-style-name="L1">
      <style:graphic-properties svg:stroke-width="0.159cm" svg:stroke-color="#aa3377" draw:marker-start-width="0.439cm" draw:marker-end-width="0.439cm" draw:textarea-vertical-align="middle" loext:decorative="false"/>
      <style:paragraph-properties style:writing-mode="lr-tb"/>
    </style:style>
    <style:style style:name="gr237" style:family="graphic" style:parent-style-name="objectwithoutfill">
      <style:graphic-properties svg:stroke-width="0.212cm" svg:stroke-color="#228833" draw:marker-start="" draw:marker-start-width="0.517cm" draw:marker-end="Concave" draw:marker-end-width="0.617cm" draw:fill="none" draw:textarea-vertical-align="middle" fo:padding-top="0.23cm" fo:padding-bottom="0.23cm" fo:padding-left="0.355cm" fo:padding-right="0.355cm" loext:decorative="false"/>
    </style:style>
    <style:style style:name="gr238" style:family="graphic" style:parent-style-name="standard">
      <style:graphic-properties draw:stroke="none" svg:stroke-color="#228833" draw:fill="none" draw:fill-color="#ffffff" draw:textarea-horizontal-align="left" draw:auto-grow-height="true" draw:auto-grow-width="true" fo:min-height="2.329cm" fo:min-width="1.297cm" loext:decorative="false"/>
      <style:paragraph-properties style:writing-mode="lr-tb"/>
    </style:style>
    <style:style style:name="gr239" style:family="graphic" style:parent-style-name="standard">
      <style:graphic-properties draw:stroke="none" svg:stroke-color="#228833" draw:fill="none" draw:fill-color="#ffffff" draw:textarea-horizontal-align="left" draw:auto-grow-height="true" draw:auto-grow-width="true" fo:min-height="2.329cm" fo:min-width="3.291cm" loext:decorative="false"/>
      <style:paragraph-properties style:writing-mode="lr-tb"/>
    </style:style>
    <style:style style:name="gr240" style:family="graphic" style:parent-style-name="objectwithoutfill">
      <style:graphic-properties svg:stroke-width="0.353cm" svg:stroke-color="#ee6677" draw:marker-start="Arrowheads_20_14" draw:marker-start-width="0.936cm" draw:marker-end="Arrowheads_20_17" draw:marker-end-width="1.236cm" draw:fill="none" draw:textarea-vertical-align="middle" fo:padding-top="0.3cm" fo:padding-bottom="0.3cm" fo:padding-left="0.425cm" fo:padding-right="0.425cm" loext:decorative="false"/>
    </style:style>
    <style:style style:name="gr241" style:family="graphic" style:parent-style-name="Default_20_Drawing_20_Style_5f_2">
      <style:graphic-properties draw:stroke-dash="Dash_20__28_Rounded_29_" svg:stroke-width="0.318cm" svg:stroke-color="#ccbb44"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242" style:family="graphic" style:parent-style-name="standard">
      <style:graphic-properties draw:stroke="none" svg:stroke-color="#228833" draw:fill="none" draw:fill-color="#ffffff" draw:textarea-horizontal-align="left" draw:auto-grow-height="true" draw:auto-grow-width="true" fo:min-height="2.329cm" fo:min-width="4.87cm" loext:decorative="false"/>
      <style:paragraph-properties style:writing-mode="lr-tb"/>
    </style:style>
    <style:style style:name="gr243" style:family="graphic" style:parent-style-name="standard">
      <style:graphic-properties draw:stroke="none" svg:stroke-color="#228833" draw:fill="none" draw:fill-color="#ffffff" draw:textarea-horizontal-align="left" draw:auto-grow-height="true" draw:auto-grow-width="true" fo:min-height="2.329cm" fo:min-width="4.79cm" loext:decorative="false"/>
      <style:paragraph-properties style:writing-mode="lr-tb"/>
    </style:style>
    <style:style style:name="gr244" style:family="graphic" style:parent-style-name="Default_20_Drawing_20_Style_5f_2">
      <style:graphic-properties draw:stroke-dash="Dash_20__28_Rounded_29_" svg:stroke-width="0.318cm" svg:stroke-color="#228833"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245"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246"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247"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248"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249"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250"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51"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252"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253"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254"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255"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56"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57"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58"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59"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60"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61"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62"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63"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64"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65"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266"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267"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268"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269"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270"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271"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27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273"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274"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275"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276"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277"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278"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279"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280"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281"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82"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283"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284" style:family="graphic" style:parent-style-name="Default_20_Drawing_20_Style_5f_2">
      <style:graphic-properties draw:fill-color="#aa3377" draw:opacity="50%" draw:textarea-vertical-align="middle" loext:decorative="false"/>
    </style:style>
    <style:style style:name="gr285"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286"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287"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288"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289"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290"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291"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292"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93"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294"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295"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296" style:family="graphic" style:parent-style-name="standard">
      <style:graphic-properties draw:stroke-dash="Dash_20__28_Rounded_29_" svg:stroke-width="0.212cm" svg:stroke-color="#aa3377" draw:marker-start-width="0.554cm" draw:marker-end="" draw:marker-end-width="0.696cm" draw:marker-end-center="true" svg:stroke-opacity="67%" svg:stroke-linecap="square" draw:fill-color="#4477aa" draw:textarea-horizontal-align="center" draw:textarea-vertical-align="middle" fo:padding-top="0.23cm" fo:padding-bottom="0.23cm" fo:padding-left="0.355cm" fo:padding-right="0.355cm" loext:decorative="false"/>
    </style:style>
    <style:style style:name="gr297" style:family="graphic" style:parent-style-name="standard">
      <style:graphic-properties draw:stroke="none" svg:stroke-color="#000000" draw:fill="none" draw:fill-color="#ffffff" draw:textarea-horizontal-align="left" draw:auto-grow-height="true" draw:auto-grow-width="true" fo:min-height="6.605cm" fo:min-width="2.936cm" loext:decorative="false"/>
      <style:paragraph-properties style:writing-mode="lr-tb"/>
    </style:style>
    <style:style style:name="gr298" style:family="graphic" style:parent-style-name="Default_20_Drawing_20_Style_5f_2">
      <style:graphic-properties draw:stroke="solid" draw:stroke-dash="Dash_20_Dot_20_4" svg:stroke-width="0.018cm" svg:stroke-color="#888888" draw:marker-start="" draw:marker-start-width="0.227cm" draw:marker-start-center="false" draw:marker-end="" draw:marker-end-width="0.227cm" draw:marker-end-center="false" svg:stroke-opacity="67%" draw:stroke-linejoin="round" svg:stroke-linecap="butt" draw:fill="solid" draw:fill-color="#888888"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99" style:family="graphic" style:parent-style-name="Default_20_Drawing_20_Style_5f_2">
      <style:graphic-properties draw:stroke="solid" svg:stroke-width="0.018cm" svg:stroke-color="#888888" draw:marker-start-width="0.227cm" draw:marker-end-width="0.227cm" svg:stroke-opacity="67%" draw:fill-color="#888888" draw:opacity="67%" loext:decorative="false"/>
    </style:style>
    <style:style style:name="gr300" style:family="graphic" style:parent-style-name="Default_20_Drawing_20_Style_5f_2">
      <style:graphic-properties draw:stroke="none" svg:stroke-color="#000000" draw:fill="none" draw:fill-color="#ffffff" draw:textarea-horizontal-align="left" draw:auto-grow-height="true" draw:auto-grow-width="true" fo:min-height="0.987cm" fo:min-width="4.883cm" loext:decorative="false"/>
      <style:paragraph-properties style:writing-mode="lr-tb"/>
    </style:style>
    <style:style style:name="gr301" style:family="graphic" style:parent-style-name="Default_20_Drawing_20_Style_5f_2">
      <style:graphic-properties svg:stroke-color="#888888" svg:stroke-opacity="67%" draw:fill-color="#888888" draw:opacity="67%" draw:textarea-vertical-align="middle" loext:decorative="false"/>
    </style:style>
    <style:style style:name="gr302"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03" style:family="graphic" style:parent-style-name="standard">
      <style:graphic-properties draw:stroke="none" svg:stroke-color="#000000" draw:fill="none" draw:fill-color="#ffffff" draw:textarea-horizontal-align="left" draw:auto-grow-height="true" draw:auto-grow-width="false" fo:min-height="3.506cm" fo:min-width="0cm" loext:decorative="false"/>
      <style:paragraph-properties style:writing-mode="lr-tb"/>
    </style:style>
    <style:style style:name="gr304" style:family="graphic" style:parent-style-name="standard">
      <style:graphic-properties draw:stroke-dash="Dash_20__28_Rounded_29_" svg:stroke-width="0.212cm" svg:stroke-color="#aa3377" draw:marker-start="Concave" draw:marker-start-width="0.7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305" style:family="graphic" style:parent-style-name="Default_20_Drawing_20_Style_5f_2">
      <style:graphic-properties draw:stroke="none" svg:stroke-color="#000000" draw:fill="none" draw:fill-color="#ffffff" draw:textarea-horizontal-align="left" draw:auto-grow-height="true" draw:auto-grow-width="true" fo:min-height="2.12cm" fo:min-width="8.456cm" loext:decorative="false"/>
      <style:paragraph-properties style:writing-mode="lr-tb"/>
    </style:style>
    <style:style style:name="gr306"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307"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308"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309"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310"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311" style:family="graphic" style:parent-style-name="Default_20_Drawing_20_Style_5f_2">
      <style:graphic-properties draw:fill-color="#ee6677" draw:opacity="50%" draw:textarea-vertical-align="middle" loext:decorative="false"/>
    </style:style>
    <style:style style:name="gr312" style:family="graphic" style:parent-style-name="Default_20_Drawing_20_Style_5f_2">
      <style:graphic-properties draw:fill-color="#ee6677" draw:opacity="75%" draw:textarea-vertical-align="middle" loext:decorative="false"/>
    </style:style>
    <style:style style:name="gr313" style:family="graphic" style:parent-style-name="Default_20_Drawing_20_Style_5f_2">
      <style:graphic-properties draw:fill-color="#aa3377" draw:opacity="75%" draw:textarea-vertical-align="middle" loext:decorative="false"/>
    </style:style>
    <style:style style:name="gr314"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315"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316"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317"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318"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19"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320"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321"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322" style:family="graphic" style:parent-style-name="Default_20_Drawing_20_Style_5f_2">
      <style:graphic-properties draw:stroke="none" draw:fill-color="#aa3377" draw:opacity="50%" draw:textarea-vertical-align="middle" loext:decorative="false"/>
    </style:style>
    <style:style style:name="gr323"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324"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325"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326"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327"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328"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329"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330"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331"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332"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333"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334"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335"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336"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337"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338"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339"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340"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341"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342"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343"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344"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345"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346"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347"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348"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349"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350"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351"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352"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353"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354"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355"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356"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357"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358"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359"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360"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361"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362"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363"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364"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365"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366"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367"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368"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369"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370"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71"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372"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373"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374"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75"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376"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377"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378"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79"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380"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381"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382"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83"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384"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385"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386"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87"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388"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389"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390"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91"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392"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393"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394"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395"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396"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397"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398"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399" style:family="graphic" style:parent-style-name="Default_20_Drawing_20_Style_5f_2">
      <style:graphic-properties draw:stroke="none" draw:fill="none" fo:min-height="1.411cm" fo:min-width="1.412cm" loext:decorative="false"/>
      <style:paragraph-properties style:writing-mode="lr-tb"/>
    </style:style>
    <style:style style:name="gr400"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01"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402"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403"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404"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405"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06"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407"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08"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409"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410"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11"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412"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413"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414"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415"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416"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417"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18"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19"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420"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421"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22"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423"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424"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425"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426"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427"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428"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429"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430"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431"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432" style:family="graphic" style:parent-style-name="standard">
      <style:graphic-properties draw:stroke-dash="Dash_20__28_Rounded_29_" svg:stroke-width="0.081cm" svg:stroke-color="#66ccee"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33"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434"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435"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436"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437"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438"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439"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440"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441"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442" style:family="graphic" style:parent-style-name="standard">
      <style:graphic-properties svg:stroke-width="0.159cm" svg:stroke-color="#aa3377" draw:marker-start="" draw:marker-start-width="0.538cm" draw:marker-end="Arrowheads_20_10" draw:marker-end-width="0.65cm" draw:fill-color="#aa3377" draw:textarea-vertical-align="middle" fo:padding-top="0.204cm" fo:padding-bottom="0.204cm" fo:padding-left="0.329cm" fo:padding-right="0.329cm" loext:decorative="false"/>
    </style:style>
    <style:style style:name="gr443" style:family="graphic" style:parent-style-name="standard">
      <style:graphic-properties draw:stroke-dash="Dash_20__28_Rounded_29_" svg:stroke-width="0.081cm" svg:stroke-color="#ee6677"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44"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445"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446"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447"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448"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449"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450"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451"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452"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453"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454"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455"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456"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457"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458"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459"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460"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46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462"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463" style:family="graphic" style:parent-style-name="standard">
      <style:graphic-properties draw:stroke-dash="Dash_20__28_Rounded_29_" svg:stroke-width="0.212cm" svg:stroke-color="#66ccee" draw:marker-start-width="0.554cm" draw:marker-end="Arrowheads_20_6" draw:marker-end-width="0.9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464" style:family="graphic" style:parent-style-name="standard">
      <style:graphic-properties draw:stroke-dash="Dash_20__28_Rounded_29_" svg:stroke-width="0.212cm" svg:stroke-color="#66ccee" draw:marker-start-width="0.554cm" draw:marker-end="Arrowheads_20_6" draw:marker-end-width="0.696cm" draw:marker-end-center="true" svg:stroke-opacity="100%" svg:stroke-linecap="round" draw:fill-color="#4477aa" draw:textarea-horizontal-align="center" draw:textarea-vertical-align="middle" fo:padding-top="0.23cm" fo:padding-bottom="0.23cm" fo:padding-left="0.355cm" fo:padding-right="0.355cm" loext:decorative="false"/>
    </style:style>
    <style:style style:name="gr465" style:family="graphic" style:parent-style-name="standard">
      <style:graphic-properties draw:stroke-dash="Dash_20__28_Rounded_29_" svg:stroke-width="0.212cm" svg:stroke-color="#66ccee" draw:marker-start-width="0.554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466" style:family="graphic" style:parent-style-name="standard">
      <style:graphic-properties draw:stroke-dash="Dash_20__28_Rounded_29_" svg:stroke-width="0.212cm" svg:stroke-color="#66ccee"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467" style:family="graphic" style:parent-style-name="standard">
      <style:graphic-properties draw:stroke-dash="Dash_20__28_Rounded_29_" svg:stroke-width="0.212cm" svg:stroke-color="#66ccee" draw:marker-start="Concave" draw:marker-start-width="0.9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468" style:family="graphic" style:parent-style-name="objectwithoutfill">
      <style:graphic-properties svg:stroke-width="0.106cm" svg:stroke-color="#ccbb44" draw:marker-start-width="0.36cm" draw:marker-end-width="0.36cm" svg:stroke-opacity="75%" draw:fill="none" draw:textarea-vertical-align="middle" fo:padding-top="0.179cm" fo:padding-bottom="0.179cm" fo:padding-left="0.304cm" fo:padding-right="0.304cm" loext:decorative="false"/>
    </style:style>
    <style:style style:name="gr469"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470"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471"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472"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473"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474" style:family="graphic" style:parent-style-name="standard">
      <style:graphic-properties draw:stroke="none" svg:stroke-color="#000000" draw:fill="none" draw:fill-color="#ffffff" draw:textarea-horizontal-align="left" draw:auto-grow-height="true" draw:auto-grow-width="true" fo:min-height="0.861cm" fo:min-width="3.922cm" loext:decorative="false"/>
      <style:paragraph-properties style:writing-mode="lr-tb"/>
    </style:style>
    <style:style style:name="gr475" style:family="graphic" style:parent-style-name="standard">
      <style:graphic-properties draw:stroke-dash="Dash_20__28_Rounded_29_" svg:stroke-width="0.081cm" svg:stroke-color="#66ccee"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76" style:family="graphic" style:parent-style-name="standard">
      <style:graphic-properties draw:stroke-dash="Dash_20__28_Rounded_29_" svg:stroke-width="0.081cm" svg:stroke-color="#ee66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77"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478" style:family="graphic" style:parent-style-name="standard">
      <style:graphic-properties draw:stroke="none" svg:stroke-color="#4477aa" draw:fill="none" draw:fill-color="#ffffff" draw:textarea-horizontal-align="left" draw:auto-grow-height="true" draw:auto-grow-width="true" fo:min-height="0.861cm" fo:min-width="3.922cm" loext:decorative="false"/>
      <style:paragraph-properties style:writing-mode="lr-tb"/>
    </style:style>
    <style:style style:name="gr479"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480"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481"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482"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483"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484"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485"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486"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487"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488"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489"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490"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491"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492"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493"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494"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495"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496"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97"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498"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499"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500"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501"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502"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503"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504"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505"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506"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507"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508"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509"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510"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511"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512"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513"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14" style:family="graphic" style:parent-style-name="standard">
      <style:graphic-properties draw:stroke="none" svg:stroke-color="#ccbb44" draw:fill-color="#aa3377" draw:opacity="95%" draw:textarea-horizontal-align="justify" draw:textarea-vertical-align="middle" draw:auto-grow-height="false" fo:min-height="0.094cm" fo:min-width="1.946cm" loext:decorative="false"/>
    </style:style>
    <style:style style:name="gr515"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516"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517"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518"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519"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520"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521" style:family="graphic" style:parent-style-name="standard">
      <style:graphic-properties draw:stroke="none" draw:fill-color="#aa3377" draw:textarea-horizontal-align="justify" draw:textarea-vertical-align="middle" draw:auto-grow-height="false" fo:min-height="0.427cm" fo:min-width="8.15cm" loext:decorative="false"/>
    </style:style>
    <style:style style:name="gr522" style:family="graphic" style:parent-style-name="objectwithoutfill">
      <style:graphic-properties draw:stroke="dash" draw:stroke-dash="Dash" svg:stroke-width="0.212cm" svg:stroke-color="#ccbb44" draw:marker-start-width="0.517cm" draw:marker-end-width="0.517cm" svg:stroke-linecap="butt" draw:fill="none" draw:textarea-vertical-align="middle" fo:padding-top="0.23cm" fo:padding-bottom="0.23cm" fo:padding-left="0.355cm" fo:padding-right="0.355cm" loext:decorative="false"/>
    </style:style>
    <style:style style:name="gr523" style:family="graphic" style:parent-style-name="standard">
      <style:graphic-properties draw:stroke-dash="Dash_20__28_Rounded_29_" svg:stroke-width="0.159cm" svg:stroke-color="#ee6677"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524" style:family="graphic" style:parent-style-name="standard">
      <style:graphic-properties draw:stroke="none" draw:fill-color="#4477aa" draw:textarea-horizontal-align="justify" draw:textarea-vertical-align="middle" draw:auto-grow-height="false" fo:min-height="0.493cm" fo:min-width="3.525cm" loext:decorative="false"/>
    </style:style>
    <style:style style:name="gr525" style:family="graphic" style:parent-style-name="standard">
      <style:graphic-properties draw:stroke-dash="Dash_20__28_Rounded_29_" svg:stroke-width="0.159cm" svg:stroke-color="#66ccee"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526"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527" style:family="graphic" style:parent-style-name="standard">
      <style:graphic-properties draw:stroke="none" draw:fill-color="#4477aa" draw:textarea-horizontal-align="justify" draw:textarea-vertical-align="middle" draw:auto-grow-height="false" fo:min-height="0.384cm" fo:min-width="2.229cm" loext:decorative="false"/>
    </style:style>
    <style:style style:name="gr528" style:family="graphic" style:parent-style-name="standard">
      <style:graphic-properties draw:textarea-horizontal-align="justify" draw:textarea-vertical-align="middle" draw:auto-grow-height="false" fo:min-height="0.438cm" fo:min-width="7.288cm" loext:decorative="false"/>
    </style:style>
    <style:style style:name="gr529" style:family="graphic" style:parent-style-name="standard">
      <style:graphic-properties draw:stroke="none" draw:fill-color="#aa3377" draw:textarea-horizontal-align="justify" draw:textarea-vertical-align="middle" draw:auto-grow-height="false" fo:min-height="0.384cm" fo:min-width="2.229cm" loext:decorative="false"/>
    </style:style>
    <style:style style:name="gr530" style:family="graphic" style:parent-style-name="standard">
      <style:graphic-properties draw:stroke="none" draw:fill-color="#4477aa" draw:textarea-horizontal-align="justify" draw:textarea-vertical-align="middle" draw:auto-grow-height="false" fo:min-height="0.365cm" fo:min-width="2.145cm" loext:decorative="false"/>
    </style:style>
    <style:style style:name="gr531" style:family="graphic" style:parent-style-name="standard">
      <style:graphic-properties draw:stroke="none" draw:fill-color="#ee6677" draw:textarea-horizontal-align="justify" draw:textarea-vertical-align="middle" draw:auto-grow-height="false" fo:min-height="0.365cm" fo:min-width="2.145cm" loext:decorative="false"/>
    </style:style>
    <style:style style:name="gr532" style:family="graphic" style:parent-style-name="standard">
      <style:graphic-properties draw:textarea-horizontal-align="justify" draw:textarea-vertical-align="middle" draw:auto-grow-height="false" fo:min-height="0.417cm" fo:min-width="7.051cm" loext:decorative="false"/>
    </style:style>
    <style:style style:name="gr533" style:family="graphic" style:parent-style-name="standard">
      <style:graphic-properties draw:stroke="none" draw:fill-color="#aa3377" draw:textarea-horizontal-align="justify" draw:textarea-vertical-align="middle" draw:auto-grow-height="false" fo:min-height="0.365cm" fo:min-width="2.145cm" loext:decorative="false"/>
    </style:style>
    <style:style style:name="gr534"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535"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536"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537"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538"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539"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540"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541" style:family="graphic" style:parent-style-name="standard">
      <style:graphic-properties draw:stroke="none" draw:fill-color="#ffffff" draw:textarea-horizontal-align="justify" draw:textarea-vertical-align="middle" draw:auto-grow-height="false" fo:min-height="0.504cm" fo:min-width="3.378cm" loext:decorative="false"/>
    </style:style>
    <style:style style:name="gr542" style:family="graphic" style:parent-style-name="standard">
      <style:graphic-properties draw:stroke="none" draw:fill-color="#aa3377" draw:textarea-horizontal-align="justify" draw:textarea-vertical-align="middle" draw:auto-grow-height="false" fo:min-height="0.504cm" fo:min-width="3.378cm" loext:decorative="false"/>
    </style:style>
    <style:style style:name="gr543"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544"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545"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546"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547"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548"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549"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550"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551"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552"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553" style:family="graphic" style:parent-style-name="standard">
      <style:graphic-properties draw:stroke="none" svg:stroke-color="#000000" draw:fill="none" draw:fill-color="#ffffff" draw:textarea-horizontal-align="left" draw:auto-grow-height="true" draw:auto-grow-width="true" fo:min-height="1.131cm" fo:min-width="0.819cm" loext:decorative="false"/>
      <style:paragraph-properties style:writing-mode="lr-tb"/>
    </style:style>
    <style:style style:name="gr554" style:family="graphic" style:parent-style-name="standard">
      <style:graphic-properties draw:stroke="none" svg:stroke-color="#000000" draw:fill="none" draw:fill-color="#ffffff" draw:textarea-horizontal-align="left" draw:auto-grow-height="true" draw:auto-grow-width="true" fo:min-height="1.131cm" fo:min-width="0.692cm" loext:decorative="false"/>
      <style:paragraph-properties style:writing-mode="lr-tb"/>
    </style:style>
    <style:style style:name="gr555" style:family="graphic" style:parent-style-name="standard">
      <style:graphic-properties draw:stroke="none" draw:fill-color="#4477aa" draw:opacity="100%" draw:textarea-horizontal-align="justify" draw:textarea-vertical-align="middle" draw:auto-grow-height="false" fo:min-height="0.365cm" fo:min-width="1.66cm" loext:decorative="false"/>
    </style:style>
    <style:style style:name="gr556"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557"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558"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559"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560"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561"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562"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563"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564"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565"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566"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567"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568"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569"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570"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571"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572"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573"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574"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575" style:family="graphic" style:parent-style-name="standard">
      <style:graphic-properties draw:stroke-dash="Dash_20__28_Rounded_29_" svg:stroke-width="0.081cm" svg:stroke-color="#ee6677" draw:marker-start-width="0.356cm" draw:marker-end="Arrowheads_20_6" draw:marker-end-width="0.283cm" draw:marker-end-center="true" svg:stroke-opacity="75%" svg:stroke-linecap="round" draw:fill-color="#4477aa" draw:textarea-horizontal-align="center" draw:textarea-vertical-align="middle" fo:padding-top="0.163cm" fo:padding-bottom="0.163cm" fo:padding-left="0.288cm" fo:padding-right="0.288cm" loext:decorative="false"/>
    </style:style>
    <style:style style:name="gr576"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577"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578"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579" style:family="graphic" style:parent-style-name="standard">
      <style:graphic-properties draw:stroke-dash="Dash_20__28_Rounded_29_" svg:stroke-width="0.159cm" svg:stroke-color="#ee6677" draw:marker-start-width="0.473cm" draw:marker-end="Arrowheads_20_6" draw:marker-end-width="0.6cm" draw:marker-end-center="true" svg:stroke-opacity="90%" svg:stroke-linecap="round" draw:fill-color="#4477aa" draw:textarea-horizontal-align="center" draw:textarea-vertical-align="middle" fo:padding-top="0.202cm" fo:padding-bottom="0.202cm" fo:padding-left="0.327cm" fo:padding-right="0.327cm" loext:decorative="false"/>
    </style:style>
    <style:style style:name="gr580"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581"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582" style:family="graphic" style:parent-style-name="standard">
      <style:graphic-properties svg:stroke-color="#777777" svg:stroke-opacity="50%" draw:fill-color="#bbbbbb" draw:opacity="50%" draw:textarea-vertical-align="middle" loext:decorative="false"/>
    </style:style>
    <style:style style:name="gr583" style:family="graphic" style:parent-style-name="standard">
      <style:graphic-properties draw:stroke="none" draw:fill="none" fo:min-height="1.695cm" fo:min-width="1.695cm" loext:decorative="false"/>
      <style:paragraph-properties style:writing-mode="lr-tb"/>
    </style:style>
    <style:style style:name="gr58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58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586"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587"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588"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58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9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91"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592"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593"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594"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595"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596"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9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98"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599"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00"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01"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02"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03"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604"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05"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06"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07"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0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0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10"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611"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612"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613"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614"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615"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616"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617"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618"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619"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620"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621"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622"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62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624"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625"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626"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627"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628"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629"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630"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631"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632"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33"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34"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35"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36"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637"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38" style:family="graphic" style:parent-style-name="standard">
      <style:graphic-properties draw:stroke="none" svg:stroke-color="#000000" draw:fill="none" draw:fill-color="#ffffff" draw:textarea-horizontal-align="left" draw:auto-grow-height="true" draw:auto-grow-width="true" fo:min-height="1.935cm" fo:min-width="2.817cm" loext:decorative="false"/>
      <style:paragraph-properties style:writing-mode="lr-tb"/>
    </style:style>
    <style:style style:name="gr639" style:family="graphic" style:parent-style-name="standard">
      <style:graphic-properties draw:stroke="none" svg:stroke-color="#000000" draw:fill="none" draw:fill-color="#ffffff" draw:textarea-horizontal-align="left" draw:auto-grow-height="true" draw:auto-grow-width="false" fo:min-height="2.261cm" fo:min-width="1.268cm" loext:decorative="false"/>
      <style:paragraph-properties style:writing-mode="lr-tb"/>
    </style:style>
    <style:style style:name="gr640" style:family="graphic" style:parent-style-name="standard">
      <style:graphic-properties draw:stroke="none" svg:stroke-color="#000000" draw:fill="none" draw:fill-color="#ffffff" draw:textarea-horizontal-align="left" draw:auto-grow-height="true" draw:auto-grow-width="false" fo:min-height="3.234cm" fo:min-width="1.996cm" loext:decorative="false"/>
      <style:paragraph-properties style:writing-mode="lr-tb"/>
    </style:style>
    <style:style style:name="gr641" style:family="graphic" style:parent-style-name="standard">
      <style:graphic-properties draw:stroke="none" svg:stroke-color="#000000" draw:fill="none" draw:fill-color="#ffffff" draw:textarea-horizontal-align="left" draw:auto-grow-height="true" draw:auto-grow-width="true" fo:min-height="1.935cm" fo:min-width="3.651cm" loext:decorative="false"/>
      <style:paragraph-properties style:writing-mode="lr-tb"/>
    </style:style>
    <style:style style:name="gr642"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43"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44"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45"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646"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647"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648"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649"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50"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651"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652"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653"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654"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655"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656"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657"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658"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659"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660"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661"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662"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663"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64"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665"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666"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667"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668"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669"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670" style:family="graphic" style:parent-style-name="Default_20_Drawing_20_Style_5f_4">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671" style:family="graphic" style:parent-style-name="Default_20_Drawing_20_Style_5f_4">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672"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673"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674" style:family="graphic" style:parent-style-name="Default_20_Drawing_20_Style_5f_4">
      <style:graphic-properties draw:stroke="none" draw:fill="none" fo:min-height="1.18cm" fo:min-width="1.049cm" loext:decorative="false"/>
      <style:paragraph-properties style:writing-mode="lr-tb"/>
    </style:style>
    <style:style style:name="gr675"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676" style:family="graphic" style:parent-style-name="Default_20_Drawing_20_Style_5f_4">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677" style:family="graphic" style:parent-style-name="objectwithoutfill">
      <style:graphic-properties svg:stroke-width="0.035cm" svg:stroke-color="#bbbbbb" draw:marker-start-width="0.252cm" draw:marker-end-width="0.252cm" draw:fill="none" draw:textarea-vertical-align="middle" fo:padding-top="0.142cm" fo:padding-bottom="0.142cm" fo:padding-left="0.267cm" fo:padding-right="0.267cm" loext:decorative="false"/>
    </style:style>
    <style:style style:name="gr678" style:family="graphic" style:parent-style-name="Default_20_Drawing_20_Style_5f_2_5f_1">
      <style:graphic-properties draw:stroke="none" draw:fill="none" fo:min-height="4.465cm" fo:min-width="27.549cm" loext:decorative="false"/>
      <style:paragraph-properties style:writing-mode="lr-tb"/>
    </style:style>
    <style:style style:name="pr1" style:family="presentation" style:parent-style-name="Default-notes">
      <style:graphic-properties draw:fill-color="#ffffff" fo:min-height="12.572cm" fo:min-width="16.771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color="#888888" loext:opacity="100%"/>
    </style:style>
    <style:style style:name="P4" style:family="paragraph">
      <loext:graphic-properties draw:fill="none" draw:fill-color="#ffffff"/>
      <style:text-properties fo:color="#888888" loext:opacity="100%" fo:font-size="48pt" style:font-size-asian="42pt" style:font-size-complex="42pt"/>
    </style:style>
    <style:style style:name="P5" style:family="paragraph">
      <loext:graphic-properties draw:fill="none" draw:fill-color="#ffffff"/>
      <style:text-properties fo:font-size="24pt" style:font-size-asian="21pt" style:font-size-complex="21pt"/>
    </style:style>
    <style:style style:name="P6" style:family="paragraph">
      <style:text-properties fo:color="#4477aa" loext:opacity="100%"/>
    </style:style>
    <style:style style:name="P7" style:family="paragraph">
      <loext:graphic-properties draw:fill="none" draw:fill-color="#ffffff"/>
      <style:text-properties fo:color="#4477aa" loext:opacity="100%" fo:font-size="40pt" style:font-size-asian="32pt" style:font-size-complex="32pt"/>
    </style:style>
    <style:style style:name="P8" style:family="paragraph">
      <style:text-properties fo:color="#228833" loext:opacity="100%"/>
    </style:style>
    <style:style style:name="P9" style:family="paragraph">
      <loext:graphic-properties draw:fill="none" draw:fill-color="#ffffff"/>
      <style:text-properties fo:color="#228833" loext:opacity="100%" fo:font-size="40pt" style:font-size-asian="32pt" style:font-size-complex="32pt"/>
    </style:style>
    <style:style style:name="P10" style:family="paragraph">
      <style:paragraph-properties fo:margin-left="0cm" fo:margin-right="0cm" fo:margin-top="0cm" fo:margin-bottom="0cm" fo:line-height="100%" fo:text-indent="0cm"/>
      <style:text-properties fo:color="#4477aa" loext:opacity="100%"/>
    </style:style>
    <style:style style:name="P11" style:family="paragraph">
      <loext:graphic-properties draw:fill="none" draw:fill-color="#ffffff"/>
      <style:paragraph-properties fo:margin-left="0cm" fo:margin-right="0cm" fo:margin-top="0cm" fo:margin-bottom="0cm" fo:line-height="100%" fo:text-indent="0cm"/>
      <style:text-properties fo:color="#4477aa" loext:opacity="100%" fo:font-size="15pt" style:font-size-asian="13pt" style:font-size-complex="13pt"/>
    </style:style>
    <style:style style:name="P12" style:family="paragraph">
      <loext:graphic-properties draw:fill="none" draw:fill-color="#ffffff"/>
    </style:style>
    <style:style style:name="P13" style:family="paragraph">
      <loext:graphic-properties draw:fill="none" draw:fill-color="#ffffff"/>
      <style:text-properties fo:color="#4477aa" loext:opacity="100%" style:font-name="Palatino LT Std1" fo:font-style="normal" style:font-style-asian="normal" style:font-style-complex="normal"/>
    </style:style>
    <style:style style:name="P14" style:family="paragraph">
      <loext:graphic-properties draw:fill="none" draw:fill-color="#ffffff"/>
      <style:text-properties fo:color="#aa3377" loext:opacity="100%" style:font-name="Palatino LT Std1" fo:font-style="normal" style:font-style-asian="normal" style:font-style-complex="normal"/>
    </style:style>
    <style:style style:name="P15" style:family="paragraph">
      <loext:graphic-properties draw:fill-color="#4477aa"/>
      <style:paragraph-properties fo:text-align="center"/>
    </style:style>
    <style:style style:name="P16" style:family="paragraph">
      <loext:graphic-properties draw:fill="bitmap" draw:fill-image-name="Ice_20_light"/>
      <style:paragraph-properties fo:text-align="center"/>
    </style:style>
    <style:style style:name="P17" style:family="paragraph">
      <loext:graphic-properties draw:fill="none"/>
      <style:paragraph-properties fo:text-align="center"/>
      <style:text-properties fo:color="#4477aa" loext:opacity="100%"/>
    </style:style>
    <style:style style:name="P18" style:family="paragraph">
      <loext:graphic-properties draw:fill="none" draw:fill-color="#ffffff"/>
      <style:text-properties fo:color="#555555" loext:opacity="100%" style:font-name="Palatino LT Std1" fo:font-size="72pt" fo:font-style="italic" style:font-size-asian="60pt" style:font-style-asian="italic" style:font-size-complex="60pt" style:font-style-complex="italic"/>
    </style:style>
    <style:style style:name="P19"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20" style:family="paragraph">
      <loext:graphic-properties draw:fill-color="#555555"/>
      <style:paragraph-properties fo:text-align="center"/>
    </style:style>
    <style:style style:name="P21" style:family="paragraph">
      <loext:graphic-properties draw:fill-color="#ffffff"/>
      <style:paragraph-properties fo:text-align="center"/>
    </style:style>
    <style:style style:name="P22" style:family="paragraph">
      <loext:graphic-properties draw:fill-color="#ffeabf"/>
      <style:paragraph-properties fo:text-align="center"/>
    </style:style>
    <style:style style:name="P23" style:family="paragraph">
      <loext:graphic-properties draw:fill="none" draw:fill-color="#ffffff"/>
      <style:text-properties fo:color="#555555" loext:opacity="100%" style:font-name="Palatino LT Std1" fo:font-size="54pt" fo:font-style="italic" style:font-size-asian="44pt" style:font-style-asian="italic" style:font-size-complex="44pt" style:font-style-complex="italic"/>
    </style:style>
    <style:style style:name="P24"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 style:family="paragraph">
      <loext:graphic-properties draw:fill="none" draw:fill-color="#ffffff"/>
      <style:text-properties fo:color="#4477aa" loext:opacity="100%" fo:font-size="48pt" style:font-size-asian="42pt" style:font-size-complex="42pt"/>
    </style:style>
    <style:style style:name="P27" style:family="paragraph">
      <loext:graphic-properties draw:fill="solid" draw:fill-color="#bbbbbb" draw:opacity="100%"/>
      <style:paragraph-properties fo:text-align="center"/>
      <style:text-properties fo:color="#bbbbbb" loext:opacity="100%"/>
    </style:style>
    <style:style style:name="P28" style:family="paragraph">
      <loext:graphic-properties draw:fill="solid" draw:fill-color="#bbbbbb"/>
      <style:paragraph-properties fo:text-align="center"/>
      <style:text-properties fo:color="#bbbbbb" loext:opacity="100%" style:font-name="Palatino LT Std1" fo:font-size="16pt" fo:font-style="italic" style:font-size-asian="14pt" style:font-style-asian="italic" style:font-size-complex="14pt" style:font-style-complex="italic"/>
    </style:style>
    <style:style style:name="P29" style:family="paragraph">
      <loext:graphic-properties draw:fill="none" draw:fill-color="#ffffff"/>
      <style:text-properties fo:color="#777777" loext:opacity="100%" style:font-name="Palatino LT Std1" fo:font-size="28pt" fo:font-style="italic" style:font-size-asian="24pt" style:font-style-asian="italic" style:font-size-complex="24pt" style:font-style-complex="italic"/>
    </style:style>
    <style:style style:name="P30" style:family="paragraph">
      <loext:graphic-properties draw:fill="bitmap" draw:fill-image-name="Ice_20_light" draw:opacity="75%"/>
      <style:paragraph-properties fo:text-align="center"/>
    </style:style>
    <style:style style:name="P31" style:family="paragraph">
      <style:paragraph-properties fo:margin-left="0cm" fo:margin-right="0cm" fo:margin-top="0cm" fo:margin-bottom="0cm" fo:line-height="115%" fo:text-align="center" fo:text-indent="0cm"/>
      <style:text-properties fo:font-variant="normal" fo:text-transform="none" fo:color="#888888" loext:opacity="10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15%" fo:text-align="center" fo:text-indent="0cm"/>
      <style:text-properties fo:font-variant="normal" fo:text-transform="none" fo:color="#888888" loext:opacity="10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33" style:family="paragraph">
      <loext:graphic-properties draw:fill="none" draw:fill-color="#ffffff"/>
      <style:text-properties fo:color="#4477aa" loext:opacity="100%" style:font-name="Palatino LT Std1" fo:font-size="28pt" fo:font-style="normal" style:font-size-asian="24pt" style:font-style-asian="normal" style:font-size-complex="24pt" style:font-style-complex="normal"/>
    </style:style>
    <style:style style:name="P34" style:family="paragraph">
      <loext:graphic-properties draw:fill="bitmap" draw:fill-image-name="Painted_20_White" draw:opacity="75%"/>
      <style:paragraph-properties fo:text-align="center"/>
    </style:style>
    <style:style style:name="P35" style:family="paragraph">
      <loext:graphic-properties draw:fill="solid" draw:fill-color="#ccbb44" draw:opacity="100%"/>
      <style:paragraph-properties fo:text-align="center"/>
    </style:style>
    <style:style style:name="P36" style:family="paragraph">
      <loext:graphic-properties draw:fill="none" draw:fill-color="#ffffff"/>
      <style:text-properties fo:color="#228833" loext:opacity="100%" style:font-name="Palatino LT Std1" fo:font-size="28pt" fo:font-style="normal" style:font-size-asian="24pt" style:font-style-asian="normal" style:font-size-complex="24pt" style:font-style-complex="normal"/>
    </style:style>
    <style:style style:name="P37" style:family="paragraph">
      <loext:graphic-properties draw:fill="none"/>
      <style:paragraph-properties fo:text-align="center"/>
      <style:text-properties fo:color="#ee6677" loext:opacity="100%"/>
    </style:style>
    <style:style style:name="P38" style:family="paragraph">
      <loext:graphic-properties draw:fill="none" draw:fill-color="#ffffff"/>
      <style:text-properties fo:color="#228833" loext:opacity="100%" fo:font-size="28pt" style:font-size-asian="24pt" style:font-size-complex="24pt"/>
    </style:style>
    <style:style style:name="P39" style:family="paragraph">
      <loext:graphic-properties draw:fill="none" draw:fill-color="#ffffff"/>
      <style:text-properties fo:color="#4477aa" loext:opacity="100%" fo:font-size="28pt" style:font-size-asian="24pt" style:font-size-complex="24pt"/>
    </style:style>
    <style:style style:name="P40" style:family="paragraph">
      <loext:graphic-properties draw:fill="none" draw:fill-color="#ffffff"/>
      <style:text-properties fo:color="#aa3377" loext:opacity="100%" fo:font-size="28pt" style:font-size-asian="24pt" style:font-size-complex="24pt"/>
    </style:style>
    <style:style style:name="P41" style:family="paragraph">
      <loext:graphic-properties draw:fill="none" draw:fill-color="#ffffff"/>
      <style:text-properties fo:color="#ee6677" loext:opacity="100%" fo:font-size="28pt" style:font-size-asian="24pt" style:font-size-complex="24pt"/>
    </style:style>
    <style:style style:name="P42" style:family="paragraph">
      <loext:graphic-properties draw:fill="none" draw:fill-color="#ffffff"/>
      <style:text-properties fo:color="#000000" loext:opacity="100%" style:font-name="Palatino LT Std1" fo:font-size="28pt" fo:font-style="italic" style:font-size-asian="24pt" style:font-style-asian="italic" style:font-size-complex="24pt" style:font-style-complex="italic"/>
    </style:style>
    <style:style style:name="P43" style:family="paragraph">
      <loext:graphic-properties draw:fill-color="#4477aa"/>
      <style:paragraph-properties fo:text-align="center"/>
      <style:text-properties fo:color="#ee6677" loext:opacity="100%"/>
    </style:style>
    <style:style style:name="P44" style:family="paragraph">
      <style:paragraph-properties fo:text-align="center"/>
    </style:style>
    <style:style style:name="P45" style:family="paragraph">
      <style:paragraph-properties fo:margin-left="0cm" fo:margin-right="0cm" fo:margin-top="0cm" fo:margin-bottom="0cm" fo:line-height="100%" fo:text-align="center" fo:text-indent="0cm"/>
    </style:style>
    <style:style style:name="P46" style:family="paragraph">
      <loext:graphic-properties draw:fill="none" draw:fill-color="#ffffff"/>
      <style:paragraph-properties fo:text-align="center"/>
      <style:text-properties fo:color="#4477aa" loext:opacity="100%" style:font-name="Palatino LT Std1" fo:font-size="28pt" fo:font-style="normal" style:font-size-asian="24pt" style:font-style-asian="normal" style:font-size-complex="24pt" style:font-style-complex="normal"/>
    </style:style>
    <style:style style:name="P47" style:family="paragraph">
      <loext:graphic-properties draw:fill="none" draw:fill-color="#ffffff"/>
      <style:paragraph-properties fo:text-align="center"/>
      <style:text-properties fo:color="#228833" loext:opacity="100%" style:font-name="Palatino LT Std1" fo:font-size="28pt" fo:font-style="normal" style:font-size-asian="24pt" style:font-style-asian="normal" style:font-size-complex="24pt" style:font-style-complex="normal"/>
    </style:style>
    <style:style style:name="P48" style:family="paragraph">
      <style:paragraph-properties fo:text-align="end"/>
    </style:style>
    <style:style style:name="P49"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50"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51"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52"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53" style:family="paragraph">
      <loext:graphic-properties draw:fill-color="#ee6677"/>
      <style:paragraph-properties fo:text-align="center"/>
    </style:style>
    <style:style style:name="P54" style:family="paragraph">
      <loext:graphic-properties draw:fill="solid" draw:fill-color="#555555"/>
      <style:paragraph-properties fo:text-align="center"/>
      <style:text-properties fo:color="#555555" loext:opacity="100%" fo:font-size="32pt" fo:font-style="italic" style:font-size-asian="26pt" style:font-style-asian="italic" style:font-size-complex="26pt" style:font-style-complex="italic"/>
    </style:style>
    <style:style style:name="P55" style:family="paragraph">
      <loext:graphic-properties draw:opacity="75%"/>
      <style:paragraph-properties fo:text-align="center"/>
    </style:style>
    <style:style style:name="P56" style:family="paragraph">
      <loext:graphic-properties draw:fill-color="#ee6677" draw:opacity="75%"/>
      <style:paragraph-properties fo:text-align="center"/>
    </style:style>
    <style:style style:name="P57" style:family="paragraph">
      <loext:graphic-properties draw:fill="solid" draw:fill-color="#4477aa"/>
      <style:paragraph-properties fo:text-align="center"/>
    </style:style>
    <style:style style:name="P58" style:family="paragraph">
      <loext:graphic-properties draw:fill="solid" draw:fill-color="#228833"/>
      <style:paragraph-properties fo:text-align="center"/>
    </style:style>
    <style:style style:name="P59" style:family="paragraph">
      <loext:graphic-properties draw:fill="none" draw:fill-color="#ffffff"/>
      <style:paragraph-properties fo:text-align="center"/>
      <style:text-properties fo:color="#4477aa" loext:opacity="100%" fo:font-size="26pt" style:font-size-asian="22pt" style:font-size-complex="22pt"/>
    </style:style>
    <style:style style:name="P60" style:family="paragraph">
      <loext:graphic-properties draw:fill="solid" draw:fill-color="#ee6677"/>
      <style:paragraph-properties fo:text-align="center"/>
      <style:text-properties fo:color="#ee6677" loext:opacity="100%"/>
    </style:style>
    <style:style style:name="P61" style:family="paragraph">
      <loext:graphic-properties draw:fill="solid" draw:fill-color="#ee6677"/>
      <style:paragraph-properties fo:text-align="center"/>
    </style:style>
    <style:style style:name="P62" style:family="paragraph">
      <loext:graphic-properties draw:fill="none" draw:fill-color="#ffffff"/>
      <style:paragraph-properties fo:text-align="center"/>
      <style:text-properties fo:color="#ee6677" loext:opacity="100%" fo:font-size="26pt" style:font-size-asian="22pt" style:font-size-complex="22pt"/>
    </style:style>
    <style:style style:name="P63" style:family="paragraph">
      <loext:graphic-properties draw:fill-color="#777777"/>
      <style:paragraph-properties fo:text-align="center"/>
    </style:style>
    <style:style style:name="P64" style:family="paragraph">
      <loext:graphic-properties draw:fill-color="#ccbb44" draw:opacity="33%"/>
      <style:paragraph-properties fo:text-align="center"/>
    </style:style>
    <style:style style:name="P65" style:family="paragraph">
      <loext:graphic-properties draw:fill="solid" draw:fill-color="#000000"/>
      <style:paragraph-properties fo:text-align="center"/>
    </style:style>
    <style:style style:name="P66" style:family="paragraph">
      <loext:graphic-properties draw:fill-color="#ffffff"/>
      <style:text-properties fo:font-size="20pt"/>
    </style:style>
    <style:style style:name="P67" style:family="paragraph">
      <loext:graphic-properties draw:fill="none" draw:fill-color="#ffffff"/>
      <style:text-properties fo:color="#c9211e" loext:opacity="100%" fo:font-style="italic" fo:font-weight="900" style:font-style-asian="italic" style:font-weight-asian="bold" style:font-style-complex="italic" style:font-weight-complex="bold"/>
    </style:style>
    <style:style style:name="P68" style:family="paragraph">
      <loext:graphic-properties draw:fill="bitmap" draw:fill-image-name="Concrete"/>
      <style:paragraph-properties fo:text-align="center"/>
    </style:style>
    <style:style style:name="P69" style:family="paragraph">
      <loext:graphic-properties draw:fill="none" draw:fill-color="#ffffff"/>
      <style:text-properties fo:color="#c9211e" loext:opacity="100%" fo:font-style="italic" fo:font-weight="normal" style:font-style-asian="italic" style:font-weight-asian="normal" style:font-style-complex="italic" style:font-weight-complex="normal"/>
    </style:style>
    <style:style style:name="P70" style:family="paragraph">
      <loext:graphic-properties draw:fill="none" draw:fill-color="#ffffff"/>
      <style:text-properties fo:color="#ccbb44" loext:opacity="100%" fo:font-style="italic" fo:font-weight="normal" style:font-style-asian="italic" style:font-weight-asian="normal" style:font-style-complex="italic" style:font-weight-complex="normal"/>
    </style:style>
    <style:style style:name="P71" style:family="paragraph">
      <loext:graphic-properties draw:fill="solid" draw:fill-color="#ccbb44"/>
      <style:paragraph-properties fo:text-align="center"/>
    </style:style>
    <style:style style:name="P72" style:family="paragraph">
      <loext:graphic-properties draw:fill="none" draw:fill-color="#ffffff"/>
      <style:text-properties fo:color="#555555" loext:opacity="100%" style:font-name="Palatino LT Std1" fo:font-style="italic" style:font-style-asian="italic" style:font-style-complex="italic"/>
    </style:style>
    <style:style style:name="P73" style:family="paragraph">
      <loext:graphic-properties draw:fill="solid" draw:fill-color="#555555"/>
      <style:paragraph-properties fo:text-align="center"/>
    </style:style>
    <style:style style:name="P74" style:family="paragraph">
      <loext:graphic-properties draw:fill="solid" draw:fill-color="#ffffff"/>
      <style:paragraph-properties fo:text-align="center"/>
    </style:style>
    <style:style style:name="P75" style:family="paragraph">
      <loext:graphic-properties draw:fill="solid" draw:fill-color="#555555"/>
      <style:paragraph-properties fo:text-align="center"/>
      <style:text-properties fo:color="#555555" loext:opacity="100%"/>
    </style:style>
    <style:style style:name="P76" style:family="paragraph">
      <loext:graphic-properties draw:fill="none"/>
      <style:paragraph-properties fo:text-align="center"/>
      <style:text-properties fo:color="#c9211e" loext:opacity="100%"/>
    </style:style>
    <style:style style:name="P77" style:family="paragraph">
      <loext:graphic-properties draw:fill="solid" draw:fill-color="#888888" draw:opacity="100%"/>
      <style:paragraph-properties fo:text-align="center"/>
    </style:style>
    <style:style style:name="P78" style:family="paragraph">
      <loext:graphic-properties draw:fill="none" draw:fill-color="#ffffff"/>
      <style:text-properties fo:color="#ffffff" loext:opacity="100%"/>
    </style:style>
    <style:style style:name="P79" style:family="paragraph">
      <loext:graphic-properties draw:fill="none" draw:fill-color="#ffffff"/>
      <style:paragraph-properties fo:text-align="center"/>
      <style:text-properties fo:color="#000000" loext:opacity="100%"/>
    </style:style>
    <style:style style:name="P80" style:family="paragraph">
      <loext:graphic-properties draw:fill-color="#000000"/>
      <style:paragraph-properties fo:text-align="center"/>
    </style:style>
    <style:style style:name="P81" style:family="paragraph">
      <loext:graphic-properties draw:fill="bitmap" draw:fill-color="#555555" draw:fill-image-name="Studio"/>
      <style:paragraph-properties fo:text-align="center"/>
    </style:style>
    <style:style style:name="P82" style:family="paragraph">
      <loext:graphic-properties draw:fill="none"/>
      <style:paragraph-properties fo:text-align="center"/>
      <style:text-properties fo:font-size="24pt" style:font-size-asian="21pt" style:font-size-complex="21pt"/>
    </style:style>
    <style:style style:name="P83" style:family="paragraph">
      <loext:graphic-properties draw:fill="none" draw:fill-color="#ffffff"/>
      <style:text-properties style:font-name="Palatino LT Std1" fo:font-size="26pt" style:font-size-asian="22pt" style:font-size-complex="22pt"/>
    </style:style>
    <style:style style:name="P84" style:family="paragraph">
      <style:paragraph-properties fo:text-align="center"/>
      <style:text-properties fo:color="#228833" loext:opacity="100%" fo:font-weight="bold" style:font-weight-asian="bold" style:font-weight-complex="bold"/>
    </style:style>
    <style:style style:name="P85" style:family="paragraph">
      <loext:graphic-properties draw:fill="none"/>
      <style:paragraph-properties fo:text-align="center" style:writing-mode="lr-tb"/>
      <style:text-properties fo:color="#228833" loext:opacity="100%" fo:font-weight="bold" style:font-weight-asian="bold" style:font-weight-complex="bold"/>
    </style:style>
    <style:style style:name="P86" style:family="paragraph">
      <style:paragraph-properties fo:text-align="center"/>
      <style:text-properties fo:color="#66ccee" loext:opacity="100%" fo:font-weight="bold" style:font-weight-asian="bold" style:font-weight-complex="bold"/>
    </style:style>
    <style:style style:name="P87" style:family="paragraph">
      <loext:graphic-properties draw:fill="none"/>
      <style:paragraph-properties fo:text-align="center" style:writing-mode="lr-tb"/>
      <style:text-properties fo:color="#66ccee" loext:opacity="100%" fo:font-weight="bold" style:font-weight-asian="bold" style:font-weight-complex="bold"/>
    </style:style>
    <style:style style:name="P88" style:family="paragraph">
      <style:paragraph-properties fo:text-align="center"/>
      <style:text-properties fo:color="#ee6677" loext:opacity="100%" fo:font-weight="bold" style:font-weight-asian="bold" style:font-weight-complex="bold"/>
    </style:style>
    <style:style style:name="P89" style:family="paragraph">
      <loext:graphic-properties draw:fill="none"/>
      <style:paragraph-properties fo:text-align="center" style:writing-mode="lr-tb"/>
      <style:text-properties fo:color="#ee6677" loext:opacity="100%" fo:font-weight="bold" style:font-weight-asian="bold" style:font-weight-complex="bold"/>
    </style:style>
    <style:style style:name="P90" style:family="paragraph">
      <loext:graphic-properties draw:fill="none" draw:fill-color="#ffffff"/>
      <style:paragraph-properties fo:text-align="center"/>
      <style:text-properties fo:font-size="13pt" style:font-size-asian="11pt" style:font-size-complex="11pt"/>
    </style:style>
    <style:style style:name="P91" style:family="paragraph">
      <loext:graphic-properties draw:fill="bitmap" draw:fill-image-name="Studio"/>
      <style:paragraph-properties fo:text-align="center"/>
    </style:style>
    <style:style style:name="P92" style:family="paragraph">
      <loext:graphic-properties draw:fill="bitmap" draw:fill-image-name="Paper_20_Texture"/>
      <style:paragraph-properties fo:text-align="center"/>
    </style:style>
    <style:style style:name="P93" style:family="paragraph">
      <loext:graphic-properties draw:fill="none"/>
      <style:paragraph-properties fo:text-align="center"/>
      <style:text-properties fo:color="#aa3377" loext:opacity="100%" fo:font-size="24pt" style:font-size-asian="21pt" style:font-size-complex="21pt"/>
    </style:style>
    <style:style style:name="P94" style:family="paragraph">
      <style:paragraph-properties fo:text-align="center"/>
      <style:text-properties fo:color="#4477aa" loext:opacity="100%" fo:font-weight="bold" style:font-weight-asian="bold" style:font-weight-complex="bold"/>
    </style:style>
    <style:style style:name="P95" style:family="paragraph">
      <loext:graphic-properties draw:fill="none"/>
      <style:paragraph-properties fo:text-align="center" style:writing-mode="lr-tb"/>
      <style:text-properties fo:color="#4477aa" loext:opacity="100%" fo:font-weight="bold" style:font-weight-asian="bold" style:font-weight-complex="bold"/>
    </style:style>
    <style:style style:name="P96" style:family="paragraph">
      <style:paragraph-properties fo:text-align="center"/>
      <style:text-properties fo:color="#aa3377" loext:opacity="100%" fo:font-weight="bold" style:font-weight-asian="bold" style:font-weight-complex="bold"/>
    </style:style>
    <style:style style:name="P97" style:family="paragraph">
      <loext:graphic-properties draw:fill="none"/>
      <style:paragraph-properties fo:text-align="center" style:writing-mode="lr-tb"/>
      <style:text-properties fo:color="#aa3377" loext:opacity="100%" fo:font-weight="bold" style:font-weight-asian="bold" style:font-weight-complex="bold"/>
    </style:style>
    <style:style style:name="P98" style:family="paragraph">
      <loext:graphic-properties draw:fill="none" draw:fill-color="#ffffff"/>
      <style:paragraph-properties fo:text-align="center"/>
      <style:text-properties fo:font-size="28pt" style:font-size-asian="24pt" style:font-size-complex="24pt"/>
    </style:style>
    <style:style style:name="P99" style:family="paragraph">
      <loext:graphic-properties draw:fill="none"/>
      <style:paragraph-properties fo:text-align="center"/>
      <style:text-properties fo:color="#aa3377" loext:opacity="100%"/>
    </style:style>
    <style:style style:name="P100" style:family="paragraph">
      <loext:graphic-properties draw:fill="none" draw:fill-color="#ffffff"/>
      <style:text-properties fo:color="#aa3377" loext:opacity="100%"/>
    </style:style>
    <style:style style:name="P101" style:family="paragraph">
      <loext:graphic-properties draw:fill="bitmap" draw:fill-image-name="Stone"/>
      <style:paragraph-properties fo:text-align="center"/>
    </style:style>
    <style:style style:name="P102"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3"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4" style:family="paragraph">
      <loext:graphic-properties draw:fill="none" draw:fill-color="#ffffff"/>
      <style:text-properties fo:color="#228833" loext:opacity="100%" fo:font-weight="bold" style:font-weight-asian="bold" style:font-weight-complex="bold"/>
    </style:style>
    <style:style style:name="P105" style:family="paragraph">
      <loext:graphic-properties draw:fill="none" draw:fill-color="#ffffff"/>
      <style:paragraph-properties fo:text-align="center"/>
      <style:text-properties fo:color="#aa3377" loext:opacity="100%" style:font-name="Palatino LT Std1" fo:font-size="16pt" style:font-size-asian="14pt" style:font-size-complex="14pt"/>
    </style:style>
    <style:style style:name="P106" style:family="paragraph">
      <loext:graphic-properties draw:fill="none" draw:fill-color="#ffffff"/>
      <style:paragraph-properties fo:text-align="center"/>
      <style:text-properties fo:color="#ee6677" loext:opacity="100%" style:font-name="Palatino LT Std1" fo:font-size="16pt" style:font-size-asian="14pt" style:font-size-complex="14pt"/>
    </style:style>
    <style:style style:name="P107" style:family="paragraph">
      <loext:graphic-properties draw:fill="none" draw:fill-color="#ffffff"/>
      <style:text-properties fo:color="#000000" loext:opacity="100%" fo:font-size="16pt" style:font-size-asian="16pt" style:font-size-complex="16pt"/>
    </style:style>
    <style:style style:name="P108" style:family="paragraph">
      <loext:graphic-properties draw:fill="none" draw:fill-color="#ffffff"/>
      <style:text-properties fo:color="#555555" loext:opacity="100%" style:font-name="Palatino LT Std1" fo:font-size="28pt" fo:font-style="italic" style:font-size-asian="24pt" style:font-style-asian="italic" style:font-size-complex="24pt" style:font-style-complex="italic"/>
    </style:style>
    <style:style style:name="P109" style:family="paragraph">
      <loext:graphic-properties draw:fill="solid" draw:fill-color="#66ccee"/>
      <style:paragraph-properties fo:text-align="center"/>
    </style:style>
    <style:style style:name="P110" style:family="paragraph">
      <loext:graphic-properties draw:fill="none" draw:fill-color="#ffffff"/>
      <style:paragraph-properties fo:text-align="center"/>
      <style:text-properties fo:font-size="16pt" style:font-size-asian="14pt" style:font-size-complex="14pt"/>
    </style:style>
    <style:style style:name="P111" style:family="paragraph">
      <loext:graphic-properties draw:fill="solid" draw:fill-color="#aa3377"/>
      <style:paragraph-properties fo:text-align="center"/>
      <style:text-properties fo:color="#aa3377" loext:opacity="100%"/>
    </style:style>
    <style:style style:name="P112" style:family="paragraph">
      <loext:graphic-properties draw:fill-color="#888888"/>
      <style:paragraph-properties fo:text-align="center"/>
    </style:style>
    <style:style style:name="P113" style:family="paragraph">
      <loext:graphic-properties draw:fill-color="#555555" draw:opacity="100%"/>
      <style:paragraph-properties fo:text-align="center"/>
    </style:style>
    <style:style style:name="P114" style:family="paragraph">
      <loext:graphic-properties draw:fill-color="#888888" draw:opacity="100%"/>
      <style:paragraph-properties fo:text-align="center"/>
    </style:style>
    <style:style style:name="P115" style:family="paragraph">
      <loext:graphic-properties draw:fill="none" draw:fill-color="#555555"/>
      <style:paragraph-properties fo:text-align="center"/>
    </style:style>
    <style:style style:name="P116" style:family="paragraph">
      <loext:graphic-properties draw:fill="none" draw:fill-color="#ffffff"/>
      <style:paragraph-properties fo:margin-left="0cm" fo:margin-right="0cm" fo:margin-top="0cm" fo:margin-bottom="0cm" fo:line-height="100%" fo:text-align="center" fo:text-indent="0cm"/>
      <style:text-properties fo:color="#000000" loext:opacity="100%" fo:font-size="28pt" style:font-size-asian="24pt" style:font-size-complex="24pt"/>
    </style:style>
    <style:style style:name="P117" style:family="paragraph">
      <loext:graphic-properties draw:fill="none" draw:fill-color="#ffffff"/>
      <style:paragraph-properties fo:margin-left="0cm" fo:margin-right="0cm" fo:margin-top="0cm" fo:margin-bottom="0cm" fo:line-height="100%" fo:text-align="center" fo:text-indent="0cm"/>
      <style:text-properties fo:color="#ffffff" loext:opacity="100%" fo:font-size="28pt" style:font-size-asian="24pt" style:font-size-complex="24pt"/>
    </style:style>
    <style:style style:name="P118" style:family="paragraph">
      <loext:graphic-properties draw:fill="none" draw:fill-color="#ffffff"/>
      <style:text-properties fo:color="#aa3377" loext:opacity="100%" fo:font-style="italic" style:font-style-asian="italic" style:font-style-complex="italic"/>
    </style:style>
    <style:style style:name="P119" style:family="paragraph">
      <loext:graphic-properties draw:fill="none"/>
      <style:paragraph-properties fo:text-align="center"/>
      <style:text-properties fo:color="#228833" loext:opacity="100%"/>
    </style:style>
    <style:style style:name="P120" style:family="paragraph">
      <loext:graphic-properties draw:fill="none" draw:fill-color="#ffffff"/>
      <style:text-properties fo:color="#228833" loext:opacity="100%" fo:font-size="32pt" fo:font-weight="bold" style:font-size-asian="26pt" style:font-weight-asian="bold" style:font-size-complex="26pt" style:font-weight-complex="bold"/>
    </style:style>
    <style:style style:name="P121" style:family="paragraph">
      <loext:graphic-properties draw:fill="none" draw:fill-color="#ffffff"/>
      <style:text-properties fo:color="#ee6677" loext:opacity="100%" fo:font-size="32pt" fo:font-weight="bold" style:font-size-asian="26pt" style:font-weight-asian="bold" style:font-size-complex="26pt" style:font-weight-complex="bold"/>
    </style:style>
    <style:style style:name="P122" style:family="paragraph">
      <loext:graphic-properties draw:fill="none" draw:fill-color="#ffffff"/>
      <style:text-properties fo:color="#ccbb44" loext:opacity="100%" fo:font-size="32pt" fo:font-weight="bold" style:font-size-asian="26pt" style:font-weight-asian="bold" style:font-size-complex="26pt" style:font-weight-complex="bold"/>
    </style:style>
    <style:style style:name="P123" style:family="paragraph">
      <loext:graphic-properties draw:fill-color="#ffffff"/>
      <style:paragraph-properties fo:text-align="center"/>
      <style:text-properties fo:color="#228833" loext:opacity="100%"/>
    </style:style>
    <style:style style:name="P124" style:family="paragraph">
      <loext:graphic-properties draw:fill="none" draw:fill-color="#ffffff"/>
      <style:text-properties style:font-name="Palatino LT Std1" fo:font-size="54pt" style:font-size-asian="44pt" style:font-size-complex="44pt"/>
    </style:style>
    <style:style style:name="P125" style:family="paragraph">
      <loext:graphic-properties draw:fill="none" draw:fill-color="#ffffff"/>
      <style:text-properties fo:color="#228833" loext:opacity="100%" style:font-name="Palatino LT Std1" fo:font-size="32pt" fo:font-style="normal" style:font-size-asian="26pt" style:font-size-complex="26pt"/>
    </style:style>
    <style:style style:name="P126" style:family="paragraph">
      <loext:graphic-properties draw:fill="none" draw:fill-color="#ffffff"/>
      <style:text-properties fo:color="#228833" loext:opacity="100%" style:font-name="Palatino LT Std1" fo:font-size="22pt" fo:font-style="normal" style:font-size-asian="20pt" style:font-size-complex="20pt"/>
    </style:style>
    <style:style style:name="P127" style:family="paragraph">
      <loext:graphic-properties draw:fill="none" draw:fill-color="#ffffff"/>
      <style:text-properties style:font-name="Palatino LT Std1" fo:font-size="24pt" fo:font-style="normal" style:font-size-asian="21pt" style:font-size-complex="21pt"/>
    </style:style>
    <style:style style:name="P128"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29" style:family="paragraph">
      <loext:graphic-properties draw:fill-color="#bbbbbb"/>
      <style:paragraph-properties fo:text-align="center"/>
    </style:style>
    <style:style style:name="P130" style:family="paragraph">
      <loext:graphic-properties draw:fill="none" draw:fill-color="#ffffff"/>
      <style:text-properties fo:color="#228833" loext:opacity="100%" style:font-name="Palatino LT Std1"/>
    </style:style>
    <style:style style:name="P131" style:family="paragraph">
      <loext:graphic-properties draw:fill-color="#bbbbbb" draw:opacity="25%"/>
      <style:paragraph-properties fo:text-align="center"/>
    </style:style>
    <style:style style:name="P132" style:family="paragraph">
      <style:paragraph-properties fo:text-align="center"/>
      <style:text-properties fo:color="#bbbbbb" loext:opacity="100%"/>
    </style:style>
    <style:style style:name="P133"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34"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35" style:family="paragraph">
      <loext:graphic-properties draw:fill-color="#66ccee" draw:opacity="50%"/>
      <style:paragraph-properties fo:text-align="center"/>
    </style:style>
    <style:style style:name="P136" style:family="paragraph">
      <style:paragraph-properties fo:margin-left="0cm" fo:margin-right="0cm" fo:margin-top="0cm" fo:margin-bottom="0cm" fo:line-height="115%" fo:text-align="center" fo:text-indent="0cm"/>
    </style:style>
    <style:style style:name="P137"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138" style:family="paragraph">
      <loext:graphic-properties draw:fill-color="#bbbbbb" draw:opacity="50%"/>
      <style:paragraph-properties fo:text-align="center"/>
    </style:style>
    <style:style style:name="P139" style:family="paragraph">
      <loext:graphic-properties draw:fill-color="#228833" draw:opacity="50%"/>
      <style:paragraph-properties fo:text-align="center"/>
    </style:style>
    <style:style style:name="P140" style:family="paragraph">
      <loext:graphic-properties draw:fill="hatch" draw:fill-color="#ee6677" draw:fill-hatch-name="Red_20_-45_20_Degrees_20_Triple" draw:opacity="50%"/>
      <style:paragraph-properties fo:text-align="center"/>
    </style:style>
    <style:style style:name="P141" style:family="paragraph">
      <loext:graphic-properties draw:fill="hatch" draw:fill-hatch-name="Green_20_90_20_Degrees_20_Triple"/>
      <style:paragraph-properties fo:text-align="center"/>
    </style:style>
    <style:style style:name="P142" style:family="paragraph">
      <loext:graphic-properties draw:fill="solid" draw:fill-color="#aa3377"/>
      <style:paragraph-properties fo:text-align="center"/>
    </style:style>
    <style:style style:name="P143" style:family="paragraph">
      <style:paragraph-properties fo:text-align="center"/>
      <style:text-properties fo:color="#555555" loext:opacity="100%"/>
    </style:style>
    <style:style style:name="P144" style:family="paragraph">
      <loext:graphic-properties draw:fill-color="#aa3377" draw:opacity="50%"/>
      <style:paragraph-properties fo:text-align="center"/>
    </style:style>
    <style:style style:name="P145" style:family="paragraph">
      <loext:graphic-properties draw:fill="none" draw:fill-color="#ffffff"/>
      <style:text-properties fo:color="#4477aa" loext:opacity="100%" fo:font-size="15pt" style:font-size-asian="13pt" style:font-size-complex="13pt"/>
    </style:style>
    <style:style style:name="P146" style:family="paragraph">
      <loext:graphic-properties draw:fill="none" draw:fill-color="#ffffff"/>
      <style:text-properties style:font-name="Palatino LT Std1"/>
    </style:style>
    <style:style style:name="P147" style:family="paragraph">
      <style:paragraph-properties fo:line-height="100%" fo:text-align="center"/>
    </style:style>
    <style:style style:name="P148"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149" style:family="paragraph">
      <loext:graphic-properties draw:fill="none" draw:fill-color="#ffffff"/>
      <style:text-properties fo:color="#aa3377" loext:opacity="100%" fo:font-size="15pt" style:font-size-asian="13pt" style:font-size-complex="13pt"/>
    </style:style>
    <style:style style:name="P150"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151" style:family="paragraph">
      <loext:graphic-properties draw:fill-color="#4477aa"/>
      <style:paragraph-properties fo:text-align="center"/>
      <style:text-properties fo:color="#aa3377" loext:opacity="100%"/>
    </style:style>
    <style:style style:name="P152" style:family="paragraph">
      <loext:graphic-properties draw:fill="none" draw:fill-color="#ffffff"/>
      <style:text-properties style:font-name="Palatino LT Std1" fo:font-size="28pt" style:font-size-asian="24pt" style:font-size-complex="24pt"/>
    </style:style>
    <style:style style:name="P153" style:family="paragraph">
      <loext:graphic-properties draw:fill-color="#888888" draw:opacity="67%"/>
      <style:paragraph-properties fo:text-align="center"/>
    </style:style>
    <style:style style:name="P154" style:family="paragraph">
      <loext:graphic-properties draw:fill="none" draw:fill-color="#ffffff"/>
      <style:text-properties fo:color="#aa3377" loext:opacity="100%" fo:font-size="13pt" style:font-size-asian="11pt" style:font-size-complex="11pt"/>
    </style:style>
    <style:style style:name="P155" style:family="paragraph">
      <loext:graphic-properties draw:fill="none" draw:fill-color="#ffffff"/>
      <style:paragraph-properties fo:text-align="center"/>
      <style:text-properties style:font-name="Palatino LT Std1" fo:font-size="28pt" style:font-size-asian="24pt" style:font-size-complex="24pt"/>
    </style:style>
    <style:style style:name="P156" style:family="paragraph">
      <loext:graphic-properties draw:fill-color="#ee6677" draw:opacity="50%"/>
      <style:paragraph-properties fo:text-align="center"/>
    </style:style>
    <style:style style:name="P157" style:family="paragraph">
      <loext:graphic-properties draw:fill-color="#aa3377" draw:opacity="75%"/>
      <style:paragraph-properties fo:text-align="center"/>
    </style:style>
    <style:style style:name="P158"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159"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0"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1"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162"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163"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164"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165"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166" style:family="paragraph">
      <loext:graphic-properties draw:fill="hatch" draw:fill-hatch-name="Green_20_30_20_Degrees"/>
      <style:paragraph-properties fo:text-align="center"/>
    </style:style>
    <style:style style:name="P167" style:family="paragraph">
      <loext:graphic-properties draw:fill="solid" draw:fill-color="#66ccee" draw:opacity="50%"/>
      <style:paragraph-properties fo:text-align="center"/>
    </style:style>
    <style:style style:name="P168" style:family="paragraph">
      <loext:graphic-properties draw:fill="solid" draw:fill-color="#66ccee" draw:opacity="25%"/>
      <style:paragraph-properties fo:text-align="center"/>
    </style:style>
    <style:style style:name="P169" style:family="paragraph">
      <loext:graphic-properties draw:fill="none" draw:fill-color="#ffffff"/>
      <style:text-properties fo:color="#ccbb44" loext:opacity="100%" fo:font-size="42pt" style:font-size-asian="36pt" style:font-size-complex="36pt"/>
    </style:style>
    <style:style style:name="P170" style:family="paragraph">
      <loext:graphic-properties draw:fill="none" draw:fill-color="#ffffff"/>
      <style:text-properties fo:color="#ccbb44" loext:opacity="100%" fo:font-size="36pt" style:font-size-asian="28pt" style:font-size-complex="28pt"/>
    </style:style>
    <style:style style:name="P171"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172" style:family="paragraph">
      <loext:graphic-properties draw:fill="none" draw:fill-color="#ffffff"/>
      <style:text-properties fo:color="#777777" loext:opacity="100%" fo:font-style="italic" style:font-style-asian="italic" style:font-style-complex="italic"/>
    </style:style>
    <style:style style:name="P173" style:family="paragraph">
      <loext:graphic-properties draw:fill="none" draw:fill-color="#ffffff"/>
      <style:text-properties fo:color="#000000" loext:opacity="100%" fo:font-style="italic" style:font-style-asian="italic" style:font-style-complex="italic"/>
    </style:style>
    <style:style style:name="P174" style:family="paragraph">
      <loext:graphic-properties draw:fill="none" draw:fill-color="#ffffff"/>
      <style:text-properties fo:color="#ee6677" loext:opacity="100%" fo:font-style="italic" style:font-style-asian="italic" style:font-style-complex="italic"/>
    </style:style>
    <style:style style:name="P175" style:family="paragraph">
      <loext:graphic-properties draw:fill="none" draw:fill-color="#ffffff"/>
      <style:text-properties fo:color="#4477aa" loext:opacity="100%" fo:font-style="italic" style:font-style-asian="italic" style:font-style-complex="italic"/>
    </style:style>
    <style:style style:name="P176" style:family="paragraph">
      <loext:graphic-properties draw:fill="solid" draw:fill-color="#e7fdff"/>
      <style:paragraph-properties fo:text-align="center"/>
    </style:style>
    <style:style style:name="P177" style:family="paragraph">
      <loext:graphic-properties draw:fill="bitmap" draw:fill-color="#66ccee" draw:fill-image-name="Pool" draw:opacity="25%"/>
      <style:paragraph-properties fo:text-align="center"/>
    </style:style>
    <style:style style:name="P178" style:family="paragraph">
      <loext:graphic-properties draw:fill="solid" draw:fill-color="#228833"/>
      <style:paragraph-properties fo:text-align="center"/>
      <style:text-properties fo:color="#228833" loext:opacity="100%"/>
    </style:style>
    <style:style style:name="P179" style:family="paragraph">
      <loext:graphic-properties draw:fill="none"/>
      <style:text-properties fo:color="#228833" loext:opacity="100%"/>
    </style:style>
    <style:style style:name="P180" style:family="paragraph">
      <loext:graphic-properties draw:fill="none"/>
      <style:text-properties fo:color="#aa3377" loext:opacity="100%"/>
    </style:style>
    <style:style style:name="P181" style:family="paragraph">
      <loext:graphic-properties draw:fill="solid" draw:fill-color="#555555" draw:opacity="25%"/>
      <style:paragraph-properties fo:text-align="center"/>
    </style:style>
    <style:style style:name="P182" style:family="paragraph">
      <loext:graphic-properties draw:fill="solid" draw:fill-color="#bbbbbb" draw:opacity="25%"/>
      <style:paragraph-properties fo:text-align="center"/>
    </style:style>
    <style:style style:name="P183" style:family="paragraph">
      <loext:graphic-properties draw:fill="none" draw:fill-color="#ffffff"/>
      <style:text-properties fo:color="#aa3377" loext:opacity="100%" style:font-name="Palatino LT Std1"/>
    </style:style>
    <style:style style:name="P184" style:family="paragraph">
      <style:paragraph-properties fo:text-align="center"/>
      <style:text-properties fo:color="#4477aa" loext:opacity="100%"/>
    </style:style>
    <style:style style:name="P185" style:family="paragraph">
      <loext:graphic-properties draw:fill-color="#ccbb44" draw:opacity="80%"/>
      <style:paragraph-properties fo:text-align="center" style:writing-mode="lr-tb"/>
    </style:style>
    <style:style style:name="P186" style:family="paragraph">
      <loext:graphic-properties draw:fill="none" draw:fill-color="#ffffff"/>
      <style:text-properties fo:color="#4477aa" loext:opacity="100%" style:font-name="Palatino LT Std1" fo:font-weight="bold" style:font-weight-asian="bold" style:font-weight-complex="bold"/>
    </style:style>
    <style:style style:name="P187" style:family="paragraph">
      <loext:graphic-properties draw:fill-color="#aa3377"/>
      <style:paragraph-properties fo:text-align="center"/>
    </style:style>
    <style:style style:name="P188" style:family="paragraph">
      <loext:graphic-properties draw:fill="none" draw:fill-color="#ffffff"/>
      <style:text-properties fo:color="#aa3377" loext:opacity="100%" style:font-name="Palatino LT Std1" fo:font-weight="bold" style:font-weight-asian="bold" style:font-weight-complex="bold"/>
    </style:style>
    <style:style style:name="P189" style:family="paragraph">
      <loext:graphic-properties draw:fill="none" draw:fill-color="#ffffff"/>
      <style:text-properties fo:color="#aa3377" loext:opacity="100%" style:font-name="Palatino LT Std1" fo:font-size="21pt"/>
    </style:style>
    <style:style style:name="P190" style:family="paragraph">
      <loext:graphic-properties draw:fill="none" draw:fill-color="#ffffff"/>
      <style:paragraph-properties fo:text-align="center"/>
      <style:text-properties fo:color="#777777" loext:opacity="100%" style:font-name="Palatino LT Std1"/>
    </style:style>
    <style:style style:name="P191" style:family="paragraph">
      <style:paragraph-properties fo:text-align="center"/>
      <style:text-properties fo:color="#66ccee" loext:opacity="100%"/>
    </style:style>
    <style:style style:name="P192" style:family="paragraph">
      <loext:graphic-properties draw:fill="none" draw:fill-color="#ffffff"/>
      <style:text-properties fo:color="#66ccee" loext:opacity="100%" style:font-name="Palatino LT Std1" fo:font-size="22pt" style:font-size-asian="20pt" style:font-size-complex="20pt"/>
    </style:style>
    <style:style style:name="P193" style:family="paragraph">
      <loext:graphic-properties draw:fill="none" draw:fill-color="#ffffff"/>
      <style:text-properties fo:color="#4477aa" loext:opacity="100%" style:font-name="Palatino LT Std1" fo:font-size="22pt" style:font-size-asian="20pt" style:font-size-complex="20pt"/>
    </style:style>
    <style:style style:name="P194" style:family="paragraph">
      <loext:graphic-properties draw:fill-color="#aa3377"/>
      <style:paragraph-properties fo:text-align="center"/>
      <style:text-properties fo:color="#66ccee" loext:opacity="100%"/>
    </style:style>
    <style:style style:name="P195" style:family="paragraph">
      <loext:graphic-properties draw:fill="none" draw:fill-color="#ffffff"/>
      <style:text-properties fo:color="#aa3377" loext:opacity="100%" style:font-name="Palatino LT Std1" fo:font-size="22pt" style:font-size-asian="20pt" style:font-size-complex="20pt"/>
    </style:style>
    <style:style style:name="P196" style:family="paragraph">
      <loext:graphic-properties draw:fill="solid" draw:fill-color="#555555" draw:opacity="50%"/>
      <style:paragraph-properties fo:text-align="center"/>
    </style:style>
    <style:style style:name="P197"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198"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199" style:family="paragraph">
      <loext:graphic-properties draw:fill="none" draw:fill-color="#ffffff"/>
      <style:text-properties fo:color="#4477aa" loext:opacity="100%"/>
    </style:style>
    <style:style style:name="P200" style:family="paragraph">
      <loext:graphic-properties draw:fill="none" draw:fill-color="#ffffff"/>
      <style:text-properties fo:color="#4477aa" loext:opacity="100%" style:font-name="Palatino LT Std1" fo:font-size="24pt" style:font-size-asian="21pt" style:font-size-complex="21pt"/>
    </style:style>
    <style:style style:name="P201" style:family="paragraph">
      <loext:graphic-properties draw:fill="none" draw:fill-color="#ffffff"/>
      <style:text-properties fo:color="#aa3377" loext:opacity="100%" style:font-name="Palatino LT Std1" fo:font-size="24pt" style:font-size-asian="21pt" style:font-size-complex="21pt"/>
    </style:style>
    <style:style style:name="P202" style:family="paragraph">
      <loext:graphic-properties draw:fill="solid" draw:fill-color="#aa3377" draw:opacity="100%"/>
      <style:paragraph-properties fo:text-align="center"/>
    </style:style>
    <style:style style:name="P203" style:family="paragraph">
      <loext:graphic-properties draw:fill="none" draw:fill-color="#ffffff"/>
      <style:text-properties fo:color="#66ccee" loext:opacity="100%" style:font-name="Palatino LT Std1" fo:font-style="normal" style:font-style-asian="normal" style:font-style-complex="normal"/>
    </style:style>
    <style:style style:name="P204" style:family="paragraph">
      <loext:graphic-properties draw:fill="none" draw:fill-color="#ffffff"/>
      <style:text-properties fo:color="#ee6677" loext:opacity="100%" style:font-name="Palatino LT Std1" fo:font-style="normal" style:font-style-asian="normal" style:font-style-complex="normal"/>
    </style:style>
    <style:style style:name="P205" style:family="paragraph">
      <loext:graphic-properties draw:fill="none"/>
      <style:paragraph-properties fo:text-align="center"/>
      <style:text-properties fo:font-size="20pt" style:font-size-asian="16pt" style:font-size-complex="16pt"/>
    </style:style>
    <style:style style:name="P206" style:family="paragraph">
      <loext:graphic-properties draw:fill="solid" draw:fill-color="#aa3377" draw:opacity="100%"/>
      <style:paragraph-properties fo:text-align="center"/>
      <style:text-properties fo:font-size="20pt" style:font-size-asian="16pt" style:font-size-complex="16pt"/>
    </style:style>
    <style:style style:name="P207"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208"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209"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210"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211"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2"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3" style:family="paragraph">
      <loext:graphic-properties draw:fill="none" draw:fill-color="#ffffff"/>
      <style:text-properties style:font-name="Palatino LT Std1" fo:font-size="28pt" style:font-size-asian="28pt" style:font-size-complex="28pt"/>
    </style:style>
    <style:style style:name="P214" style:family="paragraph">
      <loext:graphic-properties draw:fill="none" draw:fill-color="#ffffff"/>
      <style:text-properties fo:color="#4477aa" loext:opacity="100%" style:font-name="Palatino LT Std1" fo:font-size="21pt" fo:font-weight="bold" style:font-weight-asian="bold" style:font-weight-complex="bold"/>
    </style:style>
    <style:style style:name="P215" style:family="paragraph">
      <loext:graphic-properties draw:fill="none" draw:fill-color="#bbbbbb" draw:opacity="25%"/>
      <style:paragraph-properties fo:text-align="center"/>
    </style:style>
    <style:style style:name="P216" style:family="paragraph">
      <loext:graphic-properties draw:fill-color="#aa3377" draw:opacity="95%"/>
      <style:paragraph-properties fo:text-align="center"/>
    </style:style>
    <style:style style:name="P217" style:family="paragraph">
      <loext:graphic-properties draw:fill-color="#4477aa" draw:opacity="95%"/>
      <style:paragraph-properties fo:text-align="center"/>
    </style:style>
    <style:style style:name="P218" style:family="paragraph">
      <loext:graphic-properties draw:fill-color="#404042"/>
      <style:paragraph-properties fo:text-align="center"/>
    </style:style>
    <style:style style:name="P219" style:family="paragraph">
      <loext:graphic-properties draw:fill="none"/>
      <style:paragraph-properties fo:text-align="center"/>
      <style:text-properties fo:font-weight="bold"/>
    </style:style>
    <style:style style:name="P220" style:family="paragraph">
      <loext:graphic-properties draw:fill-color="#404042"/>
      <style:paragraph-properties fo:text-align="center"/>
      <style:text-properties fo:font-weight="bold"/>
    </style:style>
    <style:style style:name="P221" style:family="paragraph">
      <loext:graphic-properties draw:fill-color="#ee6677"/>
      <style:paragraph-properties fo:text-align="center"/>
      <style:text-properties fo:font-weight="bold"/>
    </style:style>
    <style:style style:name="P222" style:family="paragraph">
      <loext:graphic-properties draw:fill-color="#4477aa"/>
      <style:paragraph-properties fo:text-align="center"/>
      <style:text-properties fo:font-weight="bold"/>
    </style:style>
    <style:style style:name="P223" style:family="paragraph">
      <loext:graphic-properties draw:fill-color="#4477aa" draw:opacity="80%"/>
      <style:paragraph-properties fo:text-align="center"/>
    </style:style>
    <style:style style:name="P224" style:family="paragraph">
      <loext:graphic-properties draw:opacity="25%"/>
      <style:paragraph-properties fo:text-align="center"/>
    </style:style>
    <style:style style:name="P225" style:family="paragraph">
      <loext:graphic-properties draw:fill-color="#aa3377" draw:opacity="25%"/>
      <style:paragraph-properties fo:text-align="center"/>
    </style:style>
    <style:style style:name="P226"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227" style:family="paragraph">
      <loext:graphic-properties draw:fill-color="#4477aa" draw:opacity="100%"/>
      <style:paragraph-properties fo:text-align="center"/>
    </style:style>
    <style:style style:name="P228" style:family="paragraph">
      <loext:graphic-properties draw:fill-color="#aa3377" draw:opacity="100%"/>
      <style:paragraph-properties fo:text-align="center"/>
    </style:style>
    <style:style style:name="P229" style:family="paragraph">
      <loext:graphic-properties draw:fill="none" draw:fill-color="#ffffff"/>
      <style:text-properties style:font-name="Palatino LT Std1" fo:font-size="32pt" fo:font-style="italic" style:font-size-asian="26pt" style:font-style-asian="italic" style:font-size-complex="26pt" style:font-style-complex="italic"/>
    </style:style>
    <style:style style:name="P230" style:family="paragraph">
      <style:paragraph-properties fo:text-align="center"/>
      <style:text-properties fo:color="#777777" loext:opacity="100%"/>
    </style:style>
    <style:style style:name="P231"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232" style:family="paragraph">
      <loext:graphic-properties draw:fill="none" draw:fill-color="#4477aa"/>
      <style:paragraph-properties fo:text-align="center"/>
    </style:style>
    <style:style style:name="P233" style:family="paragraph">
      <loext:graphic-properties draw:fill-color="#4477aa" draw:opacity="100%"/>
      <style:paragraph-properties fo:text-align="center" style:writing-mode="lr-tb"/>
    </style:style>
    <style:style style:name="P234" style:family="paragraph">
      <loext:graphic-properties draw:fill-color="#66ccee" draw:opacity="100%"/>
      <style:paragraph-properties fo:text-align="center" style:writing-mode="lr-tb"/>
    </style:style>
    <style:style style:name="P235" style:family="paragraph">
      <loext:graphic-properties draw:fill-color="#ccbb44" draw:opacity="100%"/>
      <style:paragraph-properties fo:text-align="center" style:writing-mode="lr-tb"/>
    </style:style>
    <style:style style:name="P236" style:family="paragraph">
      <style:paragraph-properties fo:margin-left="0cm" fo:margin-right="0cm" fo:margin-top="0cm" fo:margin-bottom="0cm" fo:line-height="100%" fo:text-indent="0cm"/>
    </style:style>
    <style:style style:name="P237"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238" style:family="paragraph">
      <loext:graphic-properties draw:fill="none"/>
      <style:text-properties fo:color="#777777" loext:opacity="50%" fo:font-size="80pt" style:font-size-asian="66pt" style:font-size-complex="66pt"/>
    </style:style>
    <style:style style:name="P239"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240"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41"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42" style:family="paragraph">
      <loext:graphic-properties draw:fill-color="#228833" draw:opacity="100%"/>
      <style:paragraph-properties fo:text-align="center" style:writing-mode="lr-tb"/>
    </style:style>
    <style:style style:name="P243"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244" style:family="paragraph">
      <loext:graphic-properties draw:fill="none"/>
      <style:paragraph-properties fo:text-align="center"/>
      <style:text-properties fo:font-style="italic" style:font-style-asian="italic" style:font-style-complex="italic"/>
    </style:style>
    <style:style style:name="P245"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246"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7"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8"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249" style:family="paragraph">
      <style:paragraph-properties fo:text-align="center"/>
      <style:text-properties fo:color="#ffffff" loext:opacity="100%" fo:font-style="italic" style:font-style-asian="italic" style:font-style-complex="italic"/>
    </style:style>
    <style:style style:name="P250"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251" style:family="paragraph">
      <loext:graphic-properties draw:fill="none" draw:fill-color="#ffffff"/>
      <style:text-properties fo:color="#228833" loext:opacity="100%" fo:font-style="italic" style:font-style-asian="italic" style:font-style-complex="italic"/>
    </style:style>
    <style:style style:name="P252"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253" style:family="paragraph">
      <loext:graphic-properties draw:fill="none" draw:fill-color="#ffffff"/>
      <style:paragraph-properties fo:text-align="center"/>
      <style:text-properties fo:color="#228833" loext:opacity="100%"/>
    </style:style>
    <style:style style:name="P254" style:family="paragraph">
      <loext:graphic-properties draw:fill="none" draw:fill-color="#ffffff"/>
      <style:paragraph-properties fo:text-align="center"/>
      <style:text-properties fo:color="#4477aa" loext:opacity="100%" fo:font-size="18pt" style:font-size-asian="15pt" style:font-size-complex="15pt"/>
    </style:style>
    <style:style style:name="P255" style:family="paragraph">
      <loext:graphic-properties draw:fill="none" draw:fill-color="#ffffff"/>
      <style:paragraph-properties fo:text-align="center"/>
      <style:text-properties fo:color="#aa3377" loext:opacity="100%" fo:font-size="18pt" style:font-size-asian="15pt" style:font-size-complex="15pt"/>
    </style:style>
    <style:style style:name="P256" style:family="paragraph">
      <loext:graphic-properties draw:fill="solid" draw:fill-color="#bbbbbb" draw:opacity="25%"/>
      <style:paragraph-properties fo:text-align="center"/>
      <style:text-properties fo:font-size="22pt" style:font-size-asian="20pt" style:font-size-complex="20pt"/>
    </style:style>
    <style:style style:name="P257" style:family="paragraph">
      <loext:graphic-properties draw:fill="none" draw:fill-color="#bbbbbb" draw:opacity="25%"/>
      <style:paragraph-properties fo:text-align="center"/>
      <style:text-properties fo:font-size="22pt" style:font-size-asian="20pt" style:font-size-complex="20pt"/>
    </style:style>
    <style:style style:name="P258" style:family="paragraph">
      <loext:graphic-properties draw:fill-color="#4477aa"/>
      <style:paragraph-properties fo:text-align="center"/>
      <style:text-properties fo:font-size="22pt" style:font-size-asian="20pt" style:font-size-complex="20pt"/>
    </style:style>
    <style:style style:name="P259"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260" style:family="paragraph">
      <style:paragraph-properties fo:line-height="115%" fo:text-align="center"/>
    </style:style>
    <style:style style:name="P261" style:family="paragraph">
      <loext:graphic-properties draw:fill="none" draw:fill-color="#ffffff"/>
      <style:paragraph-properties fo:text-align="center"/>
      <style:text-properties fo:color="#4477aa" loext:opacity="100%" fo:font-size="36pt" style:font-size-asian="28pt" style:font-size-complex="28pt"/>
    </style:style>
    <style:style style:name="P262" style:family="paragraph">
      <loext:graphic-properties draw:fill="none" draw:fill-color="#ffffff"/>
      <style:text-properties fo:color="#4477aa" loext:opacity="100%" fo:font-size="36pt" style:font-size-asian="28pt" style:font-size-complex="28pt"/>
    </style:style>
    <style:style style:name="P263" style:family="paragraph">
      <loext:graphic-properties draw:fill="none" draw:fill-color="#ffffff"/>
      <style:paragraph-properties fo:text-align="center"/>
      <style:text-properties fo:color="#aa3377" loext:opacity="100%" fo:font-size="36pt" style:font-size-asian="28pt" style:font-size-complex="28pt"/>
    </style:style>
    <style:style style:name="P264" style:family="paragraph">
      <loext:graphic-properties draw:fill="none" draw:fill-color="#ffffff"/>
      <style:text-properties fo:color="#aa3377" loext:opacity="100%" fo:font-size="36pt" style:font-size-asian="28pt" style:font-size-complex="28pt"/>
    </style:style>
    <style:style style:name="P265" style:family="paragraph">
      <loext:graphic-properties draw:fill="none" draw:fill-color="#ffffff"/>
      <style:paragraph-properties fo:text-align="center"/>
      <style:text-properties fo:color="#ccbb44" loext:opacity="100%" fo:font-size="36pt" style:font-size-asian="28pt" style:font-size-complex="28pt"/>
    </style:style>
    <style:style style:name="P266" style:family="paragraph">
      <loext:graphic-properties draw:fill="none" draw:fill-color="#ffffff"/>
      <style:text-properties fo:color="#228833" loext:opacity="100%" fo:font-size="36pt" style:font-size-asian="28pt" style:font-size-complex="28pt"/>
    </style:style>
    <style:style style:name="P267" style:family="paragraph">
      <loext:graphic-properties draw:fill="none" draw:fill-color="#ffffff"/>
      <style:paragraph-properties fo:text-align="center"/>
      <style:text-properties fo:color="#228833" loext:opacity="100%" fo:font-size="36pt" style:font-size-asian="28pt" style:font-size-complex="28pt"/>
    </style:style>
    <style:style style:name="P268" style:family="paragraph">
      <loext:graphic-properties draw:fill="none" draw:fill-color="#ffffff"/>
      <style:paragraph-properties fo:text-align="center"/>
      <style:text-properties fo:color="#228833" loext:opacity="100%" fo:font-size="48pt" style:font-size-asian="42pt" style:font-size-complex="42pt"/>
    </style:style>
    <style:style style:name="P269" style:family="paragraph">
      <loext:graphic-properties draw:fill="none" draw:fill-color="#ffffff"/>
      <style:paragraph-properties fo:text-align="center"/>
      <style:text-properties fo:color="#aa3377" loext:opacity="100%" fo:font-size="48pt" style:font-size-asian="42pt" style:font-size-complex="42pt"/>
    </style:style>
    <style:style style:name="P270" style:family="paragraph">
      <loext:graphic-properties draw:fill="solid" draw:fill-color="#729fcf"/>
      <style:paragraph-properties fo:text-align="center"/>
    </style:style>
    <style:style style:name="P271" style:family="paragraph">
      <loext:graphic-properties draw:fill="none" draw:fill-color="#ffffff"/>
      <style:paragraph-properties fo:margin-left="0cm" fo:margin-right="0cm" fo:margin-top="0cm" fo:margin-bottom="0cm" fo:line-height="100%" fo:text-indent="0cm"/>
      <style:text-properties fo:font-size="21pt"/>
    </style:style>
    <style:style style:name="P272" style:family="paragraph">
      <loext:graphic-properties draw:fill="none"/>
    </style:style>
    <style:style style:name="P273" style:family="paragraph">
      <loext:graphic-properties draw:fill="none"/>
      <style:paragraph-properties fo:margin-left="0cm" fo:margin-right="0cm" fo:margin-top="0cm" fo:margin-bottom="0cm" fo:line-height="100%" fo:text-indent="0cm"/>
      <style:text-properties fo:font-size="21pt"/>
    </style:style>
    <style:style style:name="T1" style:family="text">
      <style:text-properties style:font-name="TeX Gyre Pagella" fo:font-size="48pt" style:font-size-asian="42pt" style:font-size-complex="42pt"/>
    </style:style>
    <style:style style:name="T2" style:family="text">
      <style:text-properties fo:font-size="48pt" fo:font-style="italic" style:font-size-asian="42pt" style:font-style-asian="italic" style:font-size-complex="42pt" style:font-style-complex="italic"/>
    </style:style>
    <style:style style:name="T3" style:family="text">
      <style:text-properties fo:font-size="24pt" style:font-size-asian="21pt" style:font-size-complex="21pt"/>
    </style:style>
    <style:style style:name="T4" style:family="text">
      <style:text-properties fo:font-size="40pt" style:font-size-asian="32pt" style:font-size-complex="32pt"/>
    </style:style>
    <style:style style:name="T5" style:family="text">
      <style:text-properties fo:font-variant="normal" fo:text-transform="none" style:text-outline="false" style:text-line-through-style="none" style:text-line-through-type="none" style:font-name="Font Awesome 6 Free Regular2" fo:font-size="22pt" fo:font-style="normal" fo:text-shadow="none" style:text-underline-style="none" fo:font-weight="normal" style:letter-kerning="true" fo:background-color="transparent" style:font-name-asian="Font Awesome 6 Free Regular2" style:font-size-asian="22pt" style:font-style-asian="normal" style:font-weight-asian="normal" style:font-name-complex="Font Awesome 6 Free Regular2" style:font-size-complex="22pt" style:font-style-complex="normal" style:font-weight-complex="normal" style:text-emphasize="none" style:font-relief="none" style:text-overline-style="none" style:text-overline-color="font-color"/>
    </style:style>
    <style:style style:name="T6" style:family="text">
      <style:text-properties fo:color="#4477aa" loext:opacity="100%" style:font-name="Palatino LT Std1" fo:font-size="36pt" fo:font-style="normal" style:font-size-asian="28pt" style:font-style-asian="normal" style:font-size-complex="28pt" style:font-style-complex="normal"/>
    </style:style>
    <style:style style:name="T7" style:family="text">
      <style:text-properties fo:color="#aa3377" loext:opacity="100%" style:font-name="Palatino LT Std1" fo:font-size="36pt" fo:font-style="normal" style:font-size-asian="28pt" style:font-style-asian="normal" style:font-size-complex="28pt" style:font-style-complex="normal"/>
    </style:style>
    <style:style style:name="T8" style:family="text">
      <style:text-properties fo:color="#555555" loext:opacity="100%" style:font-name="Palatino LT Std1" fo:font-size="72pt" fo:font-style="italic" style:font-size-asian="60pt" style:font-style-asian="italic" style:font-size-complex="60pt" style:font-style-complex="italic"/>
    </style:style>
    <style:style style:name="T9" style:family="text">
      <style:text-properties fo:color="#555555" loext:opacity="100%" style:font-name="Palatino LT Std1" fo:font-size="54pt" fo:font-style="italic" style:font-size-asian="44pt" style:font-style-asian="italic" style:font-size-complex="44pt" style:font-style-complex="italic"/>
    </style:style>
    <style:style style:name="T10" style:family="text">
      <style:text-properties fo:font-variant="normal" fo:text-transform="none" style:use-window-font-color="true" loext:opacity="0%" style:text-outline="false" style:text-line-through-style="none" style:text-line-through-type="none" style:font-name="Palatino LT Std1"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1" style:family="text">
      <style:text-properties fo:color="#4477aa" loext:opacity="100%" fo:font-size="48pt" fo:font-style="italic" style:font-size-asian="42pt" style:font-style-asian="italic" style:font-size-complex="42pt" style:font-style-complex="italic"/>
    </style:style>
    <style:style style:name="T12" style:family="text">
      <style:text-properties fo:color="#4477aa" loext:opacity="100%" style:text-position="-8% 58%" fo:font-size="48pt" style:font-size-asian="42pt" style:font-size-complex="42pt"/>
    </style:style>
    <style:style style:name="T13" style:family="text">
      <style:text-properties fo:color="#555555" loext:opacity="100%" style:text-position="-8% 58%" style:font-name="Palatino LT Std1" fo:font-size="54pt" fo:font-style="normal" style:font-size-asian="44pt" style:font-style-asian="normal" style:font-size-complex="44pt" style:font-style-complex="normal"/>
    </style:style>
    <style:style style:name="T14" style:family="text">
      <style:text-properties fo:color="#777777" loext:opacity="100%" style:font-name="Palatino LT Std1" fo:font-size="28pt" fo:font-style="italic" style:font-size-asian="24pt" style:font-style-asian="italic" style:font-size-complex="24pt" style:font-style-complex="italic"/>
    </style:style>
    <style:style style:name="T15" style:family="text">
      <style:text-properties fo:font-variant="normal" fo:text-transform="none" fo:color="#888888" loext:opacity="10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6" style:family="text">
      <style:text-properties fo:color="#4477aa" loext:opacity="100%" style:font-name="Palatino LT Std1" fo:font-size="22pt" fo:font-style="normal" style:font-size-asian="20pt" style:font-style-asian="normal" style:font-size-complex="20pt" style:font-style-complex="normal"/>
    </style:style>
    <style:style style:name="T17" style:family="text">
      <style:text-properties fo:color="#4477aa" loext:opacity="100%" style:font-name="Palatino LT Std1" fo:font-size="26pt" fo:font-style="normal" style:font-size-asian="22pt" style:font-style-asian="normal" style:font-size-complex="22pt" style:font-style-complex="normal"/>
    </style:style>
    <style:style style:name="T18" style:family="text">
      <style:text-properties fo:color="#228833" loext:opacity="100%" style:font-name="Palatino LT Std1" fo:font-size="22pt" fo:font-style="normal" style:font-size-asian="20pt" style:font-style-asian="normal" style:font-size-complex="20pt" style:font-style-complex="normal"/>
    </style:style>
    <style:style style:name="T19" style:family="text">
      <style:text-properties fo:color="#228833" loext:opacity="100%" style:font-name="Palatino LT Std1" fo:font-size="26pt" fo:font-style="normal" style:font-size-asian="22pt" style:font-style-asian="normal" style:font-size-complex="22pt" style:font-style-complex="normal"/>
    </style:style>
    <style:style style:name="T20" style:family="text">
      <style:text-properties fo:color="#228833" loext:opacity="100%" fo:font-size="28pt" fo:font-style="italic" style:font-size-asian="24pt" style:font-style-asian="italic" style:font-size-complex="24pt" style:font-style-complex="italic"/>
    </style:style>
    <style:style style:name="T21" style:family="text">
      <style:text-properties fo:color="#228833" loext:opacity="100%" style:text-position="-8% 58%" fo:font-size="28pt" style:font-size-asian="24pt" style:font-size-complex="24pt"/>
    </style:style>
    <style:style style:name="T22" style:family="text">
      <style:text-properties fo:color="#4477aa" loext:opacity="100%" fo:font-size="28pt" fo:font-style="italic" style:font-size-asian="24pt" style:font-style-asian="italic" style:font-size-complex="24pt" style:font-style-complex="italic"/>
    </style:style>
    <style:style style:name="T23" style:family="text">
      <style:text-properties fo:color="#4477aa" loext:opacity="100%" style:text-position="-8% 58%" fo:font-size="28pt" style:font-size-asian="24pt" style:font-size-complex="24pt"/>
    </style:style>
    <style:style style:name="T24" style:family="text">
      <style:text-properties fo:color="#aa3377" loext:opacity="100%" fo:font-size="28pt" fo:font-style="italic" style:font-size-asian="24pt" style:font-style-asian="italic" style:font-size-complex="24pt" style:font-style-complex="italic"/>
    </style:style>
    <style:style style:name="T25" style:family="text">
      <style:text-properties fo:color="#aa3377" loext:opacity="100%" style:text-position="-8% 58%" fo:font-size="28pt" style:font-size-asian="24pt" style:font-size-complex="24pt"/>
    </style:style>
    <style:style style:name="T26" style:family="text">
      <style:text-properties fo:color="#ee6677" loext:opacity="100%" fo:font-size="28pt" fo:font-style="italic" style:font-size-asian="24pt" style:font-style-asian="italic" style:font-size-complex="24pt" style:font-style-complex="italic"/>
    </style:style>
    <style:style style:name="T27" style:family="text">
      <style:text-properties fo:color="#ee6677" loext:opacity="100%" style:text-position="-8% 58%" fo:font-size="28pt" style:font-size-asian="24pt" style:font-size-complex="24pt"/>
    </style:style>
    <style:style style:name="T28" style:family="text">
      <style:text-properties fo:color="#000000" loext:opacity="100%" style:font-name="Palatino LT Std1" fo:font-size="28pt" fo:font-style="italic" style:font-size-asian="24pt" style:font-style-asian="italic" style:font-size-complex="24pt" style:font-style-complex="italic"/>
    </style:style>
    <style:style style:name="T29" style:family="text">
      <style:text-properties fo:color="#4477aa" loext:opacity="100%" style:font-name="Palatino LT Std1" fo:font-size="16pt" fo:font-style="normal" style:font-size-asian="14pt" style:font-style-asian="normal" style:font-size-complex="14pt" style:font-style-complex="normal"/>
    </style:style>
    <style:style style:name="T30" style:family="text">
      <style:text-properties fo:color="#4477aa" loext:opacity="100%" style:font-name="Palatino LT Std1" fo:font-size="22pt" fo:font-style="italic" style:font-size-asian="20pt" style:font-style-asian="italic" style:font-size-complex="20pt" style:font-style-complex="italic"/>
    </style:style>
    <style:style style:name="T31" style:family="text">
      <style:text-properties fo:color="#4477aa" loext:opacity="100%" style:text-position="-8% 58%" style:font-name="Palatino LT Std1" fo:font-size="22pt" fo:font-style="italic" style:font-size-asian="20pt" style:font-style-asian="italic" style:font-size-complex="20pt" style:font-style-complex="italic"/>
    </style:style>
    <style:style style:name="T32" style:family="text">
      <style:text-properties fo:color="#228833" loext:opacity="100%" style:font-name="Palatino LT Std1" fo:font-size="16pt" fo:font-style="normal" style:font-size-asian="14pt" style:font-style-asian="normal" style:font-size-complex="14pt" style:font-style-complex="normal"/>
    </style:style>
    <style:style style:name="T33" style:family="text">
      <style:text-properties fo:color="#228833" loext:opacity="100%" style:font-name="Palatino LT Std1" fo:font-size="22pt" fo:font-style="italic" style:font-size-asian="20pt" style:font-style-asian="italic" style:font-size-complex="20pt" style:font-style-complex="italic"/>
    </style:style>
    <style:style style:name="T34" style:family="text">
      <style:text-properties fo:color="#228833" loext:opacity="100%" style:text-position="-8% 58%" style:font-name="Palatino LT Std1" fo:font-size="22pt" fo:font-style="italic" style:font-size-asian="20pt" style:font-style-asian="italic" style:font-size-complex="20pt" style:font-style-complex="italic"/>
    </style:style>
    <style:style style:name="T35" style:family="text">
      <style:text-properties fo:color="#aa3377" loext:opacity="100%" style:font-name="Palatino LT Std1" fo:font-size="40pt" style:font-size-asian="32pt" style:font-size-complex="32pt"/>
    </style:style>
    <style:style style:name="T36" style:family="text">
      <style:text-properties fo:color="#aa3377" loext:opacity="100%" style:font-name="Palatino LT Std1" fo:font-size="40pt" fo:font-style="italic" style:font-size-asian="32pt" style:font-style-asian="italic" style:font-size-complex="32pt" style:font-style-complex="italic"/>
    </style:style>
    <style:style style:name="T37" style:family="text">
      <style:text-properties fo:color="#66ccee" loext:opacity="100%" fo:font-size="44pt" fo:font-style="italic" style:font-size-asian="40pt" style:font-style-asian="italic" style:font-size-complex="40pt" style:font-style-complex="italic"/>
    </style:style>
    <style:style style:name="T38" style:family="text">
      <style:text-properties fo:color="#66ccee" loext:opacity="100%" style:text-position="-8% 58%" fo:font-size="44pt" fo:font-style="italic" style:font-size-asian="40pt" style:font-style-asian="italic" style:font-size-complex="40pt" style:font-style-complex="italic"/>
    </style:style>
    <style:style style:name="T39" style:family="text">
      <style:text-properties fo:color="#555555" loext:opacity="100%" fo:font-size="32pt" fo:font-style="italic" style:font-size-asian="26pt" style:font-style-asian="italic" style:font-size-complex="26pt" style:font-style-complex="italic"/>
    </style:style>
    <style:style style:name="T40" style:family="text">
      <style:text-properties fo:color="#ccbb44" loext:opacity="100%" fo:font-size="44pt" fo:font-style="italic" style:font-size-asian="40pt" style:font-style-asian="italic" style:font-size-complex="40pt" style:font-style-complex="italic"/>
    </style:style>
    <style:style style:name="T41" style:family="text">
      <style:text-properties fo:color="#ccbb44" loext:opacity="100%" style:text-position="-8% 58%" fo:font-size="44pt" fo:font-style="italic" style:font-size-asian="40pt" style:font-style-asian="italic" style:font-size-complex="40pt" style:font-style-complex="italic"/>
    </style:style>
    <style:style style:name="T42" style:family="text">
      <style:text-properties fo:color="#4477aa" loext:opacity="100%" fo:font-size="26pt" fo:font-style="italic" style:font-size-asian="22pt" style:font-style-asian="italic" style:font-size-complex="22pt" style:font-style-complex="italic"/>
    </style:style>
    <style:style style:name="T43" style:family="text">
      <style:text-properties fo:color="#4477aa" loext:opacity="100%" fo:font-size="26pt" style:font-size-asian="22pt" style:font-size-complex="22pt"/>
    </style:style>
    <style:style style:name="T44" style:family="text">
      <style:text-properties fo:color="#ee6677" loext:opacity="100%" fo:font-size="26pt" fo:font-style="italic" style:font-size-asian="22pt" style:font-style-asian="italic" style:font-size-complex="22pt" style:font-style-complex="italic"/>
    </style:style>
    <style:style style:name="T45" style:family="text">
      <style:text-properties fo:color="#ee6677" loext:opacity="100%" fo:font-size="26pt" style:font-size-asian="22pt" style:font-size-complex="22pt"/>
    </style:style>
    <style:style style:name="T46" style:family="text">
      <style:text-properties fo:color="#c9211e" loext:opacity="100%" fo:font-style="italic" fo:font-weight="900" style:font-style-asian="italic" style:font-weight-asian="bold" style:font-style-complex="italic" style:font-weight-complex="bold"/>
    </style:style>
    <style:style style:name="T47" style:family="text">
      <style:text-properties fo:color="#c9211e" loext:opacity="100%" fo:font-style="italic" fo:font-weight="normal" style:font-style-asian="italic" style:font-weight-asian="normal" style:font-style-complex="italic" style:font-weight-complex="normal"/>
    </style:style>
    <style:style style:name="T48" style:family="text">
      <style:text-properties fo:color="#ccbb44" loext:opacity="100%" fo:font-style="italic" fo:font-weight="normal" style:font-style-asian="italic" style:font-weight-asian="normal" style:font-style-complex="italic" style:font-weight-complex="normal"/>
    </style:style>
    <style:style style:name="T49" style:family="text">
      <style:text-properties fo:color="#555555" loext:opacity="100%" style:font-name="Palatino LT Std1" fo:font-style="italic" style:font-style-asian="italic" style:font-style-complex="italic"/>
    </style:style>
    <style:style style:name="T50" style:family="text">
      <style:text-properties fo:color="#555555" loext:opacity="100%" style:font-name="Palatino LT Std1" fo:font-style="normal" style:font-style-asian="normal" style:font-style-complex="normal"/>
    </style:style>
    <style:style style:name="T51" style:family="text">
      <style:text-properties fo:font-size="14pt" style:font-size-asian="12pt" style:font-size-complex="12pt"/>
    </style:style>
    <style:style style:name="T52" style:family="text">
      <style:text-properties fo:color="#ffffff" loext:opacity="100%"/>
    </style:style>
    <style:style style:name="T53" style:family="text">
      <style:text-properties fo:color="#000000" loext:opacity="100%"/>
    </style:style>
    <style:style style:name="T54" style:family="text">
      <style:text-properties style:font-name="Palatino LT Std1" fo:font-size="26pt" style:font-size-asian="22pt" style:font-size-complex="22pt"/>
    </style:style>
    <style:style style:name="T55" style:family="text">
      <style:text-properties fo:color="#228833" loext:opacity="100%" fo:font-size="24pt" fo:font-weight="bold" style:font-size-asian="21pt" style:font-weight-asian="bold" style:font-size-complex="21pt" style:font-weight-complex="bold"/>
    </style:style>
    <style:style style:name="T56" style:family="text">
      <style:text-properties fo:color="#66ccee" loext:opacity="100%" fo:font-size="24pt" fo:font-weight="bold" style:font-size-asian="21pt" style:font-weight-asian="bold" style:font-size-complex="21pt" style:font-weight-complex="bold"/>
    </style:style>
    <style:style style:name="T57" style:family="text">
      <style:text-properties fo:color="#ee6677" loext:opacity="100%" fo:font-size="24pt" fo:font-weight="bold" style:font-size-asian="21pt" style:font-weight-asian="bold" style:font-size-complex="21pt" style:font-weight-complex="bold"/>
    </style:style>
    <style:style style:name="T58" style:family="text">
      <style:text-properties fo:font-size="13pt" style:font-size-asian="11pt" style:font-size-complex="11pt"/>
    </style:style>
    <style:style style:name="T59" style:family="text">
      <style:text-properties fo:color="#4477aa" loext:opacity="100%" fo:font-size="24pt" fo:font-weight="bold" style:font-size-asian="21pt" style:font-weight-asian="bold" style:font-size-complex="21pt" style:font-weight-complex="bold"/>
    </style:style>
    <style:style style:name="T60" style:family="text">
      <style:text-properties fo:color="#aa3377" loext:opacity="100%" fo:font-size="24pt" fo:font-weight="bold" style:font-size-asian="21pt" style:font-weight-asian="bold" style:font-size-complex="21pt" style:font-weight-complex="bold"/>
    </style:style>
    <style:style style:name="T61" style:family="text">
      <style:text-properties fo:font-size="28pt" style:font-size-asian="24pt" style:font-size-complex="24pt"/>
    </style:style>
    <style:style style:name="T62" style:family="text">
      <style:text-properties fo:color="#aa3377" loext:opacity="100%" fo:font-size="32pt" style:font-size-asian="26pt" style:font-size-complex="26pt"/>
    </style:style>
    <style:style style:name="T63" style:family="text">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64"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65" style:family="text">
      <style:text-properties fo:font-size="42pt" fo:font-style="italic" style:font-size-asian="36pt" style:font-style-asian="italic" style:font-size-complex="36pt" style:font-style-complex="italic"/>
    </style:style>
    <style:style style:name="T66" style:family="text">
      <style:text-properties style:text-position="-8% 58%" fo:font-size="42pt" style:font-size-asian="36pt" style:font-size-complex="36pt"/>
    </style:style>
    <style:style style:name="T67" style:family="text">
      <style:text-properties fo:color="#aa3377" loext:opacity="100%" style:font-name="Palatino LT Std1" fo:font-size="16pt" fo:font-style="normal" style:font-size-asian="14pt" style:font-style-asian="normal" style:font-size-complex="14pt" style:font-style-complex="normal"/>
    </style:style>
    <style:style style:name="T68" style:family="text">
      <style:text-properties fo:color="#aa3377" loext:opacity="100%" style:font-name="Palatino LT Std1" fo:font-size="16pt" fo:font-style="italic" style:font-size-asian="14pt" style:font-style-asian="italic" style:font-size-complex="14pt" style:font-style-complex="italic"/>
    </style:style>
    <style:style style:name="T69" style:family="text">
      <style:text-properties fo:color="#aa3377" loext:opacity="100%" style:font-name="Palatino LT Std1" fo:font-size="16pt" style:font-size-asian="14pt" style:font-size-complex="14pt"/>
    </style:style>
    <style:style style:name="T70" style:family="text">
      <style:text-properties fo:color="#ee6677" loext:opacity="100%" style:font-name="Palatino LT Std1" fo:font-size="16pt" fo:font-style="italic" style:font-size-asian="14pt" style:font-style-asian="italic" style:font-size-complex="14pt" style:font-style-complex="italic"/>
    </style:style>
    <style:style style:name="T71" style:family="text">
      <style:text-properties fo:color="#ee6677" loext:opacity="100%" style:text-position="-8% 58%" style:font-name="Palatino LT Std1" fo:font-size="16pt" style:font-size-asian="14pt" style:font-size-complex="14pt"/>
    </style:style>
    <style:style style:name="T72" style:family="text">
      <style:text-properties fo:color="#ee6677" loext:opacity="100%" style:font-name="Palatino LT Std1" fo:font-size="16pt" style:font-size-asian="14pt" style:font-size-complex="14pt"/>
    </style:style>
    <style:style style:name="T73" style:family="text">
      <style:text-properties fo:color="#555555" loext:opacity="100%" style:font-name="Palatino LT Std1" fo:font-size="16pt" fo:font-weight="normal" style:font-size-asian="14pt" style:font-weight-asian="normal" style:font-size-complex="14pt" style:font-weight-complex="normal"/>
    </style:style>
    <style:style style:name="T74" style:family="text">
      <style:text-properties fo:color="#555555" loext:opacity="100%" style:font-name="Palatino LT Std1" fo:font-size="16pt" style:font-size-asian="14pt" style:font-size-complex="14pt"/>
    </style:style>
    <style:style style:name="T75" style:family="text">
      <style:text-properties fo:color="#000000" loext:opacity="100%" fo:font-size="16pt" style:font-size-asian="16pt" style:font-size-complex="16pt"/>
    </style:style>
    <style:style style:name="T76" style:family="text">
      <style:text-properties fo:color="#000000" loext:opacity="100%" fo:font-size="16pt" fo:font-style="italic" style:font-size-asian="16pt" style:font-style-asian="italic" style:font-size-complex="16pt" style:font-style-complex="italic"/>
    </style:style>
    <style:style style:name="T77" style:family="text">
      <style:text-properties fo:color="#555555" loext:opacity="100%" style:font-name="Palatino LT Std1" fo:font-size="28pt" fo:font-style="italic" style:font-size-asian="24pt" style:font-style-asian="italic" style:font-size-complex="24pt" style:font-style-complex="italic"/>
    </style:style>
    <style:style style:name="T78" style:family="text">
      <style:text-properties fo:font-size="16pt" style:font-size-asian="14pt" style:font-size-complex="14pt"/>
    </style:style>
    <style:style style:name="T79" style:family="text">
      <style:text-properties fo:color="#000000" loext:opacity="100%" fo:font-size="54pt" style:font-size-asian="44pt" style:font-size-complex="44pt"/>
    </style:style>
    <style:style style:name="T80" style:family="text">
      <style:text-properties fo:color="#ffffff" loext:opacity="100%" fo:font-size="54pt" style:font-size-asian="44pt" style:font-size-complex="44pt"/>
    </style:style>
    <style:style style:name="T81" style:family="text">
      <style:text-properties fo:color="#aa3377" loext:opacity="100%" fo:font-size="80pt" fo:font-style="italic" style:font-size-asian="66pt" style:font-style-asian="italic" style:font-size-complex="66pt" style:font-style-complex="italic"/>
    </style:style>
    <style:style style:name="T82" style:family="text">
      <style:text-properties fo:color="#228833" loext:opacity="100%" fo:font-size="66pt" fo:font-style="italic" fo:font-weight="bold" style:font-size-asian="54pt" style:font-style-asian="italic" style:font-weight-asian="bold" style:font-size-complex="54pt" style:font-style-complex="italic" style:font-weight-complex="bold"/>
    </style:style>
    <style:style style:name="T83" style:family="text">
      <style:text-properties fo:color="#ee6677" loext:opacity="100%" fo:font-size="66pt" fo:font-style="italic" fo:font-weight="bold" style:font-size-asian="54pt" style:font-style-asian="italic" style:font-weight-asian="bold" style:font-size-complex="54pt" style:font-style-complex="italic" style:font-weight-complex="bold"/>
    </style:style>
    <style:style style:name="T84" style:family="text">
      <style:text-properties fo:color="#ee6677" loext:opacity="100%" style:text-position="-8% 58%" fo:font-size="66pt" fo:font-style="normal" fo:font-weight="bold" style:font-size-asian="54pt" style:font-style-asian="normal" style:font-weight-asian="bold" style:font-size-complex="54pt" style:font-style-complex="normal" style:font-weight-complex="bold"/>
    </style:style>
    <style:style style:name="T85" style:family="text">
      <style:text-properties fo:color="#ee6677" loext:opacity="100%" style:text-position="0% 100%" fo:font-size="66pt" fo:font-style="normal" fo:font-weight="bold" style:font-size-asian="54pt" style:font-style-asian="normal" style:font-weight-asian="bold" style:font-size-complex="54pt" style:font-style-complex="normal" style:font-weight-complex="bold"/>
    </style:style>
    <style:style style:name="T86" style:family="text">
      <style:text-properties fo:color="#ccbb44" loext:opacity="100%" fo:font-size="66pt" fo:font-style="italic" fo:font-weight="bold" style:font-size-asian="54pt" style:font-style-asian="italic" style:font-weight-asian="bold" style:font-size-complex="54pt" style:font-style-complex="italic" style:font-weight-complex="bold"/>
    </style:style>
    <style:style style:name="T87" style:family="text">
      <style:text-properties fo:color="#ccbb44" loext:opacity="100%" style:text-position="-8% 58%" fo:font-size="66pt" fo:font-style="normal" fo:font-weight="bold" style:font-size-asian="54pt" style:font-style-asian="normal" style:font-weight-asian="bold" style:font-size-complex="54pt" style:font-style-complex="normal" style:font-weight-complex="bold"/>
    </style:style>
    <style:style style:name="T88" style:family="text">
      <style:text-properties style:font-name="Palatino LT Std1" fo:font-size="54pt" fo:font-style="italic" style:font-size-asian="44pt" style:font-style-asian="italic" style:font-size-complex="44pt" style:font-style-complex="italic"/>
    </style:style>
    <style:style style:name="T89" style:family="text">
      <style:text-properties style:text-position="-8% 58%" style:font-name="Palatino LT Std1" fo:font-size="54pt" style:font-size-asian="44pt" style:font-size-complex="44pt"/>
    </style:style>
    <style:style style:name="T90" style:family="text">
      <style:text-properties fo:color="#228833" loext:opacity="100%" style:font-name="Palatino LT Std1" fo:font-size="22pt" fo:font-style="normal" style:font-size-asian="20pt" style:font-style-asian="italic" style:font-size-complex="20pt" style:font-style-complex="italic"/>
    </style:style>
    <style:style style:name="T91"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92" style:family="text">
      <style:text-properties style:font-name="Palatino LT Std1" fo:font-size="24pt" fo:font-style="normal" style:font-size-asian="21pt" style:font-style-asian="italic" style:font-size-complex="21pt" style:font-style-complex="italic"/>
    </style:style>
    <style:style style:name="T93" style:family="text">
      <style:text-properties style:font-name="Palatino LT Std1" fo:font-size="24pt" fo:font-style="italic" style:font-size-asian="21pt" style:font-style-asian="italic" style:font-size-complex="21pt" style:font-style-complex="italic"/>
    </style:style>
    <style:style style:name="T94" style:family="text">
      <style:text-properties style:text-position="-8% 58%" style:font-name="Palatino LT Std1" fo:font-size="24pt" fo:font-style="normal" style:font-size-asian="21pt" style:font-style-asian="italic" style:font-size-complex="21pt" style:font-style-complex="italic"/>
    </style:style>
    <style:style style:name="T95" style:family="text">
      <style:text-properties fo:color="#228833" loext:opacity="100%" style:font-name="Palatino LT Std1" fo:font-size="40pt" fo:font-style="italic" style:font-size-asian="32pt" style:font-style-asian="italic" style:font-size-complex="32pt" style:font-style-complex="italic"/>
    </style:style>
    <style:style style:name="T96" style:family="text">
      <style:text-properties fo:color="#228833" loext:opacity="100%" style:text-position="-8% 58%" style:font-name="Palatino LT Std1" fo:font-size="40pt" style:font-size-asian="32pt" style:font-size-complex="32pt"/>
    </style:style>
    <style:style style:name="T97" style:family="text">
      <style:text-properties fo:color="#bbbbbb" loext:opacity="100%" style:font-name="Palatino LT Std1" fo:font-size="28pt" fo:font-style="italic" style:font-size-asian="24pt" style:font-style-asian="italic" style:font-size-complex="24pt" style:font-style-complex="italic"/>
    </style:style>
    <style:style style:name="T98" style:family="text">
      <style:text-properties fo:color="#777777" loext:opacity="100%" style:font-name="Palatino LT Std1" fo:font-size="16pt" style:font-size-asian="14pt" style:font-size-complex="14pt"/>
    </style:style>
    <style:style style:name="T99" style:family="text">
      <style:text-properties fo:color="#ee6677" loext:opacity="100%" style:font-name="Palatino LT Std1" fo:font-size="20pt" style:text-underline-style="none" style:font-size-asian="16pt" style:font-size-complex="16pt"/>
    </style:style>
    <style:style style:name="T100" style:family="text">
      <style:text-properties fo:color="#4477aa" loext:opacity="100%" fo:font-size="15pt" style:font-size-asian="13pt" style:font-size-complex="13pt"/>
    </style:style>
    <style:style style:name="T101" style:family="text">
      <style:text-properties style:font-name="Palatino LT Std1" fo:font-style="italic" style:font-style-asian="italic" style:font-style-complex="italic"/>
    </style:style>
    <style:style style:name="T102" style:family="text">
      <style:text-properties style:font-name="Palatino LT Std1"/>
    </style:style>
    <style:style style:name="T103" style:family="text">
      <style:text-properties fo:color="#4477aa" loext:opacity="100%" fo:font-size="13pt" fo:font-style="italic" style:font-size-asian="11pt" style:font-style-asian="italic" style:font-size-complex="11pt" style:font-style-complex="italic"/>
    </style:style>
    <style:style style:name="T104" style:family="text">
      <style:text-properties fo:color="#aa3377" loext:opacity="100%" fo:font-size="15pt" style:font-size-asian="13pt" style:font-size-complex="13pt"/>
    </style:style>
    <style:style style:name="T105" style:family="text">
      <style:text-properties fo:color="#aa3377" loext:opacity="100%" fo:font-size="13pt" fo:font-style="italic" style:font-size-asian="11pt" style:font-style-asian="italic" style:font-size-complex="11pt" style:font-style-complex="italic"/>
    </style:style>
    <style:style style:name="T106" style:family="text">
      <style:text-properties fo:color="#aa3377" loext:opacity="100%" fo:font-size="187.199996948242pt" style:font-size-asian="154.699996948242pt" style:font-size-complex="154.699996948242pt"/>
    </style:style>
    <style:style style:name="T107" style:family="text">
      <style:text-properties style:font-name="Palatino LT Std1" fo:font-size="28pt" fo:font-style="italic" style:font-size-asian="24pt" style:font-style-asian="italic" style:font-size-complex="24pt" style:font-style-complex="italic"/>
    </style:style>
    <style:style style:name="T108" style:family="text">
      <style:text-properties style:font-name="Palatino LT Std1" fo:font-size="28pt" style:font-size-asian="24pt" style:font-size-complex="24pt"/>
    </style:style>
    <style:style style:name="T109" style:family="text">
      <style:text-properties fo:color="#aa3377" loext:opacity="100%" fo:font-size="99.4000015258789pt" style:font-size-asian="88pt" style:font-size-complex="88pt"/>
    </style:style>
    <style:style style:name="T110" style:family="text">
      <style:text-properties style:font-name="Palatino LT Std1" fo:font-size="21pt" fo:font-style="normal" fo:font-weight="normal" style:font-size-asian="18pt" style:font-style-asian="normal" style:font-weight-asian="normal" style:font-size-complex="18pt" style:font-style-complex="normal" style:font-weight-complex="normal"/>
    </style:style>
    <style:style style:name="T111" style:family="text">
      <style:text-properties style:font-name="Palatino LT Std1" fo:font-size="21pt" fo:font-style="normal" style:font-size-asian="18pt" style:font-style-asian="normal" style:font-size-complex="18pt" style:font-style-complex="normal"/>
    </style:style>
    <style:style style:name="T112" style:family="text">
      <style:text-properties fo:color="#777777" loext:opacity="100%" style:font-name="Palatino LT Std1" fo:font-size="40pt" style:font-size-asian="32pt" style:font-size-complex="32pt"/>
    </style:style>
    <style:style style:name="T113" style:family="text">
      <style:text-properties fo:color="#777777" loext:opacity="100%" style:font-name="Palatino LT Std1" fo:font-size="40pt" fo:font-style="italic" style:font-size-asian="32pt" style:font-style-asian="italic" style:font-size-complex="32pt" style:font-style-complex="italic"/>
    </style:style>
    <style:style style:name="T114"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115"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116"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117" style:family="text">
      <style:text-properties fo:color="#4477aa" loext:opacity="100%" style:font-name="Palatino LT Std1" fo:font-size="40pt" style:font-size-asian="32pt" style:font-size-complex="32pt"/>
    </style:style>
    <style:style style:name="T118" style:family="text">
      <style:text-properties fo:color="#4477aa" loext:opacity="100%" style:font-name="Palatino LT Std1" fo:font-size="40pt" fo:font-style="italic" style:font-size-asian="32pt" style:font-style-asian="italic" style:font-size-complex="32pt" style:font-style-complex="italic"/>
    </style:style>
    <style:style style:name="T119" style:family="text">
      <style:text-properties fo:color="#ee6677" loext:opacity="100%" fo:font-size="44pt" fo:font-style="italic" style:font-size-asian="40pt" style:font-style-asian="italic" style:font-size-complex="40pt" style:font-style-complex="italic"/>
    </style:style>
    <style:style style:name="T120" style:family="text">
      <style:text-properties fo:color="#ee6677" loext:opacity="100%" style:text-position="-8% 58%" fo:font-size="44pt" fo:font-style="italic" style:font-size-asian="40pt" style:font-style-asian="italic" style:font-size-complex="40pt" style:font-style-complex="italic"/>
    </style:style>
    <style:style style:name="T121" style:family="text">
      <style:text-properties fo:color="#ccbb44" loext:opacity="100%" style:font-name="Palatino LT Std1" fo:font-size="40pt" fo:font-style="italic" style:font-size-asian="32pt" style:font-style-asian="italic" style:font-size-complex="32pt" style:font-style-complex="italic"/>
    </style:style>
    <style:style style:name="T122" style:family="text">
      <style:text-properties fo:color="#66ccee" loext:opacity="100%" style:text-position="0% 100%" fo:font-size="44pt" fo:font-style="italic" style:font-size-asian="40pt" style:font-style-asian="italic" style:font-size-complex="40pt" style:font-style-complex="italic"/>
    </style:style>
    <style:style style:name="T123"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124" style:family="text">
      <style:text-properties fo:font-size="40pt" fo:font-style="italic" style:font-size-asian="32pt" style:font-style-asian="italic" style:font-size-complex="32pt" style:font-style-complex="italic"/>
    </style:style>
    <style:style style:name="T125" style:family="text">
      <style:text-properties style:text-position="-8% 58%" fo:font-size="40pt" style:font-size-asian="32pt" style:font-size-complex="32pt"/>
    </style:style>
    <style:style style:name="T126" style:family="text">
      <style:text-properties fo:color="#ccbb44" loext:opacity="100%" fo:font-size="42pt" fo:font-style="italic" style:font-size-asian="36pt" style:font-style-asian="italic" style:font-size-complex="36pt" style:font-style-complex="italic"/>
    </style:style>
    <style:style style:name="T127" style:family="text">
      <style:text-properties fo:color="#ccbb44" loext:opacity="100%" style:text-position="-8% 58%" fo:font-size="42pt" style:font-size-asian="36pt" style:font-size-complex="36pt"/>
    </style:style>
    <style:style style:name="T128" style:family="text">
      <style:text-properties fo:color="#ccbb44" loext:opacity="100%" style:font-name="TeX Gyre Pagella Math" fo:font-size="42pt" fo:font-style="normal" style:font-size-asian="36pt" style:font-style-asian="normal" style:font-size-complex="36pt" style:font-style-complex="normal"/>
    </style:style>
    <style:style style:name="T129" style:family="text">
      <style:text-properties fo:color="#ccbb44" loext:opacity="100%" fo:font-size="36pt" fo:font-style="italic" style:font-size-asian="28pt" style:font-style-asian="italic" style:font-size-complex="28pt" style:font-style-complex="italic"/>
    </style:style>
    <style:style style:name="T130"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131" style:family="text">
      <style:text-properties fo:color="#777777" loext:opacity="100%" fo:font-style="italic" style:font-style-asian="italic" style:font-style-complex="italic"/>
    </style:style>
    <style:style style:name="T132" style:family="text">
      <style:text-properties fo:color="#000000" loext:opacity="100%" fo:font-style="italic" style:font-style-asian="italic" style:font-style-complex="italic"/>
    </style:style>
    <style:style style:name="T133" style:family="text">
      <style:text-properties fo:color="#000000" loext:opacity="100%" style:text-position="-8% 58%" fo:font-size="26pt" fo:font-style="italic" style:font-size-asian="22pt" style:font-style-asian="italic" style:font-size-complex="22pt" style:font-style-complex="italic"/>
    </style:style>
    <style:style style:name="T134" style:family="text">
      <style:text-properties fo:color="#ee6677" loext:opacity="100%" fo:font-style="italic" style:font-style-asian="italic" style:font-style-complex="italic"/>
    </style:style>
    <style:style style:name="T135" style:family="text">
      <style:text-properties fo:color="#ee6677" loext:opacity="100%" style:text-position="-8% 58%" fo:font-size="26pt" fo:font-style="italic" style:font-size-asian="22pt" style:font-style-asian="italic" style:font-size-complex="22pt" style:font-style-complex="italic"/>
    </style:style>
    <style:style style:name="T136" style:family="text">
      <style:text-properties fo:color="#4477aa" loext:opacity="100%" fo:font-style="italic" style:font-style-asian="italic" style:font-style-complex="italic"/>
    </style:style>
    <style:style style:name="T137" style:family="text">
      <style:text-properties style:font-name="Palatino LT Std1" fo:font-size="40pt" style:font-size-asian="32pt" style:font-size-complex="32pt"/>
    </style:style>
    <style:style style:name="T138"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139"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140" style:family="text">
      <style:text-properties fo:color="#aa3377" loext:opacity="100%" style:font-name="Palatino LT Std1" fo:font-size="66pt" style:font-size-asian="54pt" style:font-size-complex="54pt"/>
    </style:style>
    <style:style style:name="T141" style:family="text">
      <style:text-properties fo:color="#4477aa" loext:opacity="100%" style:font-name="Palatino LT Std1" fo:font-weight="bold" style:font-weight-asian="bold" style:font-weight-complex="bold"/>
    </style:style>
    <style:style style:name="T142" style:family="text">
      <style:text-properties fo:color="#aa3377" loext:opacity="100%" style:font-name="Palatino LT Std1" fo:font-weight="bold" style:font-weight-asian="bold" style:font-weight-complex="bold"/>
    </style:style>
    <style:style style:name="T143" style:family="text">
      <style:text-properties fo:color="#66ccee" loext:opacity="100%" style:font-name="Palatino LT Std1" fo:font-size="22pt" style:font-size-asian="20pt" style:font-size-complex="20pt"/>
    </style:style>
    <style:style style:name="T144" style:family="text">
      <style:text-properties fo:color="#4477aa" loext:opacity="100%" style:font-name="Palatino LT Std1" fo:font-size="22pt" style:font-size-asian="20pt" style:font-size-complex="20pt"/>
    </style:style>
    <style:style style:name="T145" style:family="text">
      <style:text-properties fo:color="#aa3377" loext:opacity="100%" style:font-name="Palatino LT Std1" fo:font-size="22pt" style:font-size-asian="20pt" style:font-size-complex="20pt"/>
    </style:style>
    <style:style style:name="T146" style:family="text">
      <style:text-properties fo:color="#bbbbbb" loext:opacity="100%" style:font-name="Palatino LT Std1" fo:font-size="16pt" fo:font-style="italic" style:font-size-asian="14pt" style:font-style-asian="italic" style:font-size-complex="14pt" style:font-style-complex="italic"/>
    </style:style>
    <style:style style:name="T147" style:family="text">
      <style:text-properties fo:color="#555555" loext:opacity="100%" style:font-name="Palatino LT Std1" fo:font-size="20pt" fo:font-style="italic" style:font-size-asian="16pt" style:font-style-asian="italic" style:font-size-complex="16pt" style:font-style-complex="italic"/>
    </style:style>
    <style:style style:name="T148" style:family="text">
      <style:text-properties fo:color="#4477aa" loext:opacity="100%"/>
    </style:style>
    <style:style style:name="T149" style:family="text">
      <style:text-properties fo:color="#aa3377" loext:opacity="100%"/>
    </style:style>
    <style:style style:name="T150" style:family="text">
      <style:text-properties fo:color="#4477aa" loext:opacity="100%" style:font-name="Palatino LT Std1" fo:font-size="24pt" style:font-size-asian="21pt" style:font-size-complex="21pt"/>
    </style:style>
    <style:style style:name="T151" style:family="text">
      <style:text-properties fo:color="#aa3377" loext:opacity="100%" style:font-name="Palatino LT Std1" fo:font-size="24pt" style:font-size-asian="21pt" style:font-size-complex="21pt"/>
    </style:style>
    <style:style style:name="T152" style:family="text">
      <style:text-properties fo:color="#66ccee" loext:opacity="100%" style:font-name="Palatino LT Std1" fo:font-size="36pt" fo:font-style="normal" style:font-size-asian="28pt" style:font-style-asian="normal" style:font-size-complex="28pt" style:font-style-complex="normal"/>
    </style:style>
    <style:style style:name="T153" style:family="text">
      <style:text-properties fo:color="#ee6677" loext:opacity="100%" style:font-name="Palatino LT Std1" fo:font-size="36pt" fo:font-style="normal" style:font-size-asian="28pt" style:font-style-asian="normal" style:font-size-complex="28pt" style:font-style-complex="normal"/>
    </style:style>
    <style:style style:name="T154" style:family="text">
      <style:text-properties fo:color="#4477aa" loext:opacity="100%" style:font-name="Palatino LT Std1" fo:font-size="32pt" fo:font-style="normal" style:font-size-asian="26pt" style:font-style-asian="normal" style:font-size-complex="26pt" style:font-style-complex="normal"/>
    </style:style>
    <style:style style:name="T155" style:family="text">
      <style:text-properties fo:color="#66ccee" loext:opacity="100%" style:font-name="Palatino LT Std1" fo:font-size="32pt" fo:font-style="normal" style:font-size-asian="26pt" style:font-style-asian="normal" style:font-size-complex="26pt" style:font-style-complex="normal"/>
    </style:style>
    <style:style style:name="T156" style:family="text">
      <style:text-properties fo:color="#aa3377" loext:opacity="100%" style:font-name="Palatino LT Std1" fo:font-size="32pt" fo:font-style="normal" style:font-size-asian="26pt" style:font-style-asian="normal" style:font-size-complex="26pt" style:font-style-complex="normal"/>
    </style:style>
    <style:style style:name="T157" style:family="text">
      <style:text-properties fo:color="#ee6677" loext:opacity="100%" style:font-name="Palatino LT Std1" fo:font-size="32pt" fo:font-style="normal" style:font-size-asian="26pt" style:font-style-asian="normal" style:font-size-complex="26pt" style:font-style-complex="normal"/>
    </style:style>
    <style:style style:name="T158"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59"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160" style:family="text">
      <style:text-properties style:font-name="Palatino LT Std1" fo:font-size="28pt" style:font-size-asian="28pt" style:font-size-complex="28pt"/>
    </style:style>
    <style:style style:name="T161" style:family="text">
      <style:text-properties fo:color="#4477aa" loext:opacity="100%" style:font-name="Palatino LT Std1" fo:font-size="21pt" fo:font-weight="bold" style:font-weight-asian="bold" style:font-weight-complex="bold"/>
    </style:style>
    <style:style style:name="T162" style:family="text">
      <style:text-properties style:font-name="Palatino LT Std1" fo:font-size="42pt" fo:font-style="italic" style:font-size-asian="36pt" style:font-style-asian="italic" style:font-size-complex="36pt" style:font-style-complex="italic"/>
    </style:style>
    <style:style style:name="T163" style:family="text">
      <style:text-properties style:font-name="Palatino LT Std1" fo:font-size="32pt" fo:font-style="italic" style:font-size-asian="26pt" style:font-style-asian="italic" style:font-size-complex="26pt" style:font-style-complex="italic"/>
    </style:style>
    <style:style style:name="T164" style:family="text">
      <style:text-properties fo:color="#777777" loext:opacity="100%" style:font-name="Palatino LT Std1" fo:font-size="32pt" fo:font-style="italic" style:font-size-asian="26pt" style:font-style-asian="italic" style:font-size-complex="26pt" style:font-style-complex="italic"/>
    </style:style>
    <style:style style:name="T165" style:family="text">
      <style:text-properties fo:color="#000000" loext:opacity="100%" style:font-name="Palatino LT Std1" fo:font-size="18pt" fo:font-weight="bold" fo:background-color="#bbbbbb" style:font-size-asian="18pt" style:font-size-complex="18pt"/>
    </style:style>
    <style:style style:name="T166"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167" style:family="text">
      <style:text-properties fo:color="#555555" loext:opacity="100%" style:font-name="Palatino LT Std1" fo:font-size="32pt" fo:font-style="italic" style:font-size-asian="26pt" style:font-style-asian="italic" style:font-size-complex="26pt" style:font-style-complex="italic"/>
    </style:style>
    <style:style style:name="T168"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69"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70"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171"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172"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173"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174"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175"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176"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177"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78"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79"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80" style:family="text">
      <style:text-properties fo:color="#ffffff" loext:opacity="100%" fo:font-size="36pt" fo:font-style="italic" style:font-size-asian="28pt" style:font-style-asian="italic" style:font-size-complex="28pt" style:font-style-complex="italic"/>
    </style:style>
    <style:style style:name="T181" style:family="text">
      <style:text-properties fo:color="#ffffff" loext:opacity="100%" fo:font-size="32pt" fo:font-style="italic" style:font-size-asian="26pt" style:font-style-asian="italic" style:font-size-complex="26pt" style:font-style-complex="italic"/>
    </style:style>
    <style:style style:name="T182" style:family="text">
      <style:text-properties fo:color="#228833" loext:opacity="100%" style:text-position="-8% 58%" fo:font-size="42pt" fo:font-style="italic" style:font-size-asian="36pt" style:font-style-asian="italic" style:font-size-complex="36pt" style:font-style-complex="italic"/>
    </style:style>
    <style:style style:name="T183"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84" style:family="text">
      <style:text-properties fo:color="#555555" loext:opacity="100%" style:font-name="Palatino LT Std1" fo:font-size="20pt" fo:font-style="normal" style:font-size-asian="16pt" style:font-style-asian="normal" style:font-size-complex="16pt" style:font-style-complex="normal"/>
    </style:style>
    <style:style style:name="T185" style:family="text">
      <style:text-properties fo:color="#228833" loext:opacity="100%"/>
    </style:style>
    <style:style style:name="T186" style:family="text">
      <style:text-properties fo:color="#4477aa" loext:opacity="100%" fo:font-size="18pt" style:font-size-asian="15pt" style:font-size-complex="15pt"/>
    </style:style>
    <style:style style:name="T187" style:family="text">
      <style:text-properties fo:color="#aa3377" loext:opacity="100%" fo:font-size="18pt" style:font-size-asian="15pt" style:font-size-complex="15pt"/>
    </style:style>
    <style:style style:name="T188" style:family="text">
      <style:text-properties fo:color="#228833" loext:opacity="100%" fo:font-weight="900" style:font-weight-asian="bold" style:font-weight-complex="bold"/>
    </style:style>
    <style:style style:name="T189" style:family="text">
      <style:text-properties fo:color="#4477aa" loext:opacity="100%" fo:font-size="32pt" style:font-size-asian="26pt" style:font-size-complex="26pt"/>
    </style:style>
    <style:style style:name="T190" style:family="text">
      <style:text-properties fo:color="#ccbb44" loext:opacity="100%" fo:font-size="18pt" style:font-size-asian="15pt" style:font-size-complex="15pt"/>
    </style:style>
    <style:style style:name="T191" style:family="text">
      <style:text-properties fo:color="#ccbb44" loext:opacity="100%" fo:font-size="32pt" style:font-size-asian="26pt" style:font-size-complex="26pt"/>
    </style:style>
    <style:style style:name="T192" style:family="text">
      <style:text-properties fo:color="#228833" loext:opacity="100%" fo:font-size="32pt" style:font-size-asian="26pt" style:font-size-complex="26pt"/>
    </style:style>
    <style:style style:name="T193" style:family="text">
      <style:text-properties fo:color="#228833" loext:opacity="100%" fo:font-size="18pt" style:font-size-asian="15pt" style:font-size-complex="15pt"/>
    </style:style>
    <style:style style:name="T194" style:family="text">
      <style:text-properties fo:color="#228833" loext:opacity="100%" fo:font-size="40pt" style:font-size-asian="32pt" style:font-size-complex="32pt"/>
    </style:style>
    <style:style style:name="T195" style:family="text">
      <style:text-properties fo:color="#aa3377" loext:opacity="100%" fo:font-size="40pt" style:font-size-asian="32pt" style:font-size-complex="32pt"/>
    </style:style>
    <style:style style:name="T196" style:family="text">
      <style:text-properties fo:font-size="21pt" fo:font-weight="normal" style:font-weight-asian="normal" style:font-weight-complex="normal"/>
    </style:style>
    <style:style style:name="T197" style:family="text">
      <style:text-properties fo:font-size="21pt"/>
    </style:style>
    <style:style style:name="T198" style:family="text">
      <style:text-properties fo:color="#555555" loext:opacity="100%" style:font-name="Symbola1" fo:font-size="24pt" style:font-size-asian="21pt" style:font-size-complex="21pt"/>
    </style:style>
    <style:style style:name="T199"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200"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201"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202"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office:forms form:automatic-focus="false" form:apply-design-mode="false"/>
        <presentation:notes draw:style-name="dp2">
          <draw:page-thumbnail draw:style-name="gr1" draw:layer="layout" svg:width="21.219cm" svg:height="10.476cm" svg:x="0.185cm" svg:y="2.123cm" draw:page-number="1" presentation:class="page"/>
          <draw:frame presentation:style-name="pr1" draw:text-style-name="P1"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path draw:style-name="gr2" draw:text-style-name="P2" draw:layer="layout" svg:width="13.396cm" svg:height="1.143cm" draw:transform="skewX (0.00191986217719368) rotate (1.33570047655126) translate (2.344cm 16.7002323555912cm)" svg:viewBox="0 0 13397 1144" svg:d="M0 0c0 0 2967 1163 7092 1144 4126-18 6305-1143 6305-1143">
          <text:p/>
        </draw:path>
        <draw:path draw:style-name="gr3" draw:text-style-name="P2" draw:layer="layout" svg:width="13.266cm" svg:height="1.732cm" draw:transform="skewX (0.00174532925199434) rotate (-1.78826435159339) translate (11.5153543434031cm 4.40196246261411cm)" svg:viewBox="0 0 13267 1733" svg:d="M13267 0c0 0-2836 1752-6962 1732-4126-19-6305-1144-6305-1144">
          <text:p/>
        </draw:path>
        <draw:line draw:style-name="gr4" draw:text-style-name="P2" draw:layer="layout" svg:x1="3.542cm" svg:y1="14.403cm" svg:x2="8.727cm" svg:y2="9.218cm">
          <text:p/>
        </draw:line>
        <draw:line draw:style-name="gr5" draw:text-style-name="P2" draw:layer="layout" svg:x1="8.727cm" svg:y1="9.218cm" svg:x2="5.519cm" svg:y2="6.012cm">
          <text:p/>
        </draw:line>
        <draw:custom-shape draw:style-name="gr6" draw:text-style-name="P2" draw:layer="layout" svg:width="0.644cm" svg:height="8.442cm" draw:transform="rotate (-0.235444916094036) translate (4.546cm 5.83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 draw:text-style-name="P4" draw:layer="layout" svg:width="2.132cm" svg:height="1.953cm" svg:x="1.399cm" svg:y="8.9cm">
          <draw:text-box>
            <text:p text:style-name="P3"><text:span text:style-name="T1">Δ</text:span><text:span text:style-name="T2">t</text:span></text:p>
          </draw:text-box>
        </draw:frame>
        <draw:frame draw:style-name="gr7" draw:text-style-name="P5" draw:layer="layout" svg:width="4.253cm" svg:height="1.098cm" draw:transform="rotate (-0.247836753783195) translate (6.444cm 1.206cm)">
          <draw:text-box>
            <text:p><text:span text:style-name="T3">spacetime</text:span></text:p>
          </draw:text-box>
        </draw:frame>
        <draw:frame draw:style-name="gr7" draw:text-style-name="P7" draw:layer="layout" svg:width="1.598cm" svg:height="1.661cm" svg:x="1.033cm" svg:y="14.995cm">
          <draw:text-box>
            <text:p text:style-name="P6"><text:span text:style-name="T4">A</text:span></text:p>
          </draw:text-box>
        </draw:frame>
        <draw:frame draw:style-name="gr7" draw:text-style-name="P9" draw:layer="layout" svg:width="1.361cm" svg:height="1.661cm" svg:x="8.533cm" svg:y="15.72cm">
          <draw:text-box>
            <text:p text:style-name="P8"><text:span text:style-name="T4">B</text:span></text:p>
          </draw:text-box>
        </draw:frame>
        <draw:path draw:style-name="gr3" draw:text-style-name="P2" draw:layer="layout" svg:width="13.396cm" svg:height="1.143cm" draw:transform="skewX (-0.00191986217719372) rotate (-1.33570047655126) translate (21.8593506855108cm 3.69974408495935cm)" svg:viewBox="0 0 13397 1144" svg:d="M13397 0c0 0-2967 1163-7092 1144-4126-18-6305-1143-6305-1143">
          <text:p/>
        </draw:path>
        <draw:path draw:style-name="gr8" draw:text-style-name="P2" draw:layer="layout" svg:width="13.266cm" svg:height="1.732cm" draw:transform="skewX (-0.0017453292519943) rotate (1.78826435159339) translate (18.671cm 17.384cm)" svg:viewBox="0 0 13267 1733" svg:d="M0 0c0 0 2835 1752 6961 1732 4126-19 6306-1144 6306-1144">
          <text:p/>
        </draw:path>
        <draw:line draw:style-name="gr9" draw:text-style-name="P2" draw:layer="layout" svg:x1="19.013cm" svg:y1="15.154cm" svg:x2="22.616cm" svg:y2="11.549cm">
          <text:p/>
        </draw:line>
        <draw:line draw:style-name="gr10" draw:text-style-name="P2" draw:layer="layout" svg:x1="22.616cm" svg:y1="11.549cm" svg:x2="17.57cm" svg:y2="6.507cm">
          <text:p/>
        </draw:line>
        <draw:custom-shape draw:style-name="gr11" draw:text-style-name="P2" draw:layer="layout" svg:width="0.644cm" svg:height="8.442cm" draw:transform="rotate (0.15707963267949) translate (16.536cm 6.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 draw:text-style-name="P4" draw:layer="layout" svg:width="2.132cm" svg:height="1.953cm" svg:x="15.139cm" svg:y="10.028cm">
          <draw:text-box>
            <text:p text:style-name="P3"><text:span text:style-name="T1">Δ</text:span><text:span text:style-name="T2">t</text:span></text:p>
          </draw:text-box>
        </draw:frame>
        <draw:frame draw:style-name="gr7" draw:text-style-name="P5" draw:layer="layout" svg:width="4.253cm" svg:height="1.098cm" svg:x="16.685cm" svg:y="1.739cm">
          <draw:text-box>
            <text:p><text:span text:style-name="T3">s</text:span><text:span text:style-name="T3">p</text:span><text:span text:style-name="T3">a</text:span><text:span text:style-name="T3">c</text:span><text:span text:style-name="T3">e</text:span><text:span text:style-name="T3">t</text:span><text:span text:style-name="T3">i</text:span><text:span text:style-name="T3">m</text:span><text:span text:style-name="T3">e</text:span></text:p>
          </draw:text-box>
        </draw:frame>
        <draw:frame draw:style-name="gr7" draw:text-style-name="P7" draw:layer="layout" svg:width="2.907cm" svg:height="1.661cm" svg:x="16.073cm" svg:y="15.623cm">
          <draw:text-box>
            <text:p text:style-name="P6"><text:span text:style-name="T4">you</text:span></text:p>
          </draw:text-box>
        </draw:frame>
        <draw:frame draw:style-name="gr7" draw:text-style-name="P9" draw:layer="layout" svg:width="1.361cm" svg:height="1.661cm" svg:x="24.373cm" svg:y="14.748cm">
          <draw:text-box>
            <text:p text:style-name="P8"><text:span text:style-name="T4">B</text:span></text:p>
          </draw:text-box>
        </draw:frame>
        <draw:frame draw:style-name="gr12" draw:text-style-name="P11" draw:layer="layout" svg:width="1.277cm" svg:height="1.026cm" svg:x="17.785cm" svg:y="10.172cm">
          <draw:text-box>
            <text:p text:style-name="P10"><text:span text:style-name="T5"></text:span></text:p>
          </draw:text-box>
        </draw:frame>
        <presentation:notes draw:style-name="dp2">
          <office:forms form:automatic-focus="false" form:apply-design-mode="false"/>
          <draw:page-thumbnail draw:style-name="gr1" draw:layer="layout" svg:width="21.219cm" svg:height="10.476cm" svg:x="0.185cm" svg:y="2.123cm" draw:page-number="2" presentation:class="page"/>
          <draw:frame presentation:style-name="pr1" draw:text-style-name="P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frame draw:style-name="gr13" draw:text-style-name="P12" draw:layer="layout" svg:width="1.78cm" svg:height="0.992cm" svg:x="0.834cm" svg:y="0.501cm">
          <draw:text-box>
            <text:p>flux</text:p>
          </draw:text-box>
        </draw:frame>
        <draw:line draw:style-name="gr14" draw:text-style-name="P2" draw:layer="layout" svg:x1="10.296cm" svg:y1="7.592cm" svg:x2="8.448cm" svg:y2="0.695cm">
          <text:p/>
        </draw:line>
        <draw:line draw:style-name="gr14" draw:text-style-name="P2" draw:layer="layout" svg:x1="4.209cm" svg:y1="8.985cm" svg:x2="2.361cm" svg:y2="2.088cm">
          <text:p/>
        </draw:line>
        <draw:line draw:style-name="gr14" draw:text-style-name="P2" draw:layer="layout" svg:x1="17.54cm" svg:y1="7.391cm" svg:x2="15.692cm" svg:y2="0.494cm">
          <text:p/>
        </draw:line>
        <draw:frame draw:style-name="gr15" draw:text-style-name="P13" draw:layer="layout" svg:width="1.907cm" svg:height="1.521cm" svg:x="16.563cm" svg:y="2.282cm">
          <draw:text-box>
            <text:p><text:span text:style-name="T6">+5</text:span></text:p>
          </draw:text-box>
        </draw:frame>
        <draw:frame draw:style-name="gr16" draw:text-style-name="P14" draw:layer="layout" svg:width="1.772cm" svg:height="1.521cm" svg:x="14.609cm" svg:y="3.971cm">
          <draw:text-box>
            <text:p><text:span text:style-name="T7">–</text:span><text:span text:style-name="T7">5</text:span></text:p>
          </draw:text-box>
        </draw:frame>
        <draw:path draw:style-name="gr17" draw:text-style-name="P15" draw:layer="layout" svg:width="4.129cm" svg:height="0.473cm" draw:transform="rotate (0.261799387799149) translate (7.2147100785097cm 4.44355356275116cm)" svg:viewBox="0 0 4130 474" svg:d="M0 237c872-5 680-241 1382-237 628-4 701 474 1396 474 680 0 488-216 1352-227">
          <text:p/>
        </draw:path>
        <draw:path draw:style-name="gr18" draw:text-style-name="P15" draw:layer="layout" svg:width="4.129cm" svg:height="0.473cm" draw:transform="rotate (-2.87979326579064) translate (5.24228992149031cm 5.23544643724882cm)" svg:viewBox="0 0 4130 474" svg:d="M0 237c872-5 680-241 1382-237 628-4 701 474 1396 474 680 0 488-216 1352-227">
          <text:p/>
        </draw:path>
        <draw:frame draw:style-name="gr16" draw:text-style-name="P14" draw:layer="layout" svg:width="1.772cm" svg:height="1.521cm" svg:x="2.59cm" svg:y="5.687cm">
          <draw:text-box>
            <text:p><text:span text:style-name="T7">–</text:span><text:span text:style-name="T7">5</text:span></text:p>
          </draw:text-box>
        </draw:frame>
        <draw:frame draw:style-name="gr15" draw:text-style-name="P13" draw:layer="layout" svg:width="1.907cm" svg:height="1.521cm" svg:x="8.219cm" svg:y="2.583cm">
          <draw:text-box>
            <text:p><text:span text:style-name="T6">+5</text:span></text:p>
          </draw:text-box>
        </draw:frame>
        <draw:line draw:style-name="gr14" draw:text-style-name="P2" draw:layer="layout" svg:x1="6.442cm" svg:y1="18.593cm" svg:x2="4.594cm" svg:y2="11.696cm">
          <text:p/>
        </draw:line>
        <draw:path draw:style-name="gr19" draw:text-style-name="P15" draw:layer="layout" svg:width="2.738cm" svg:height="0.313cm" draw:transform="rotate (0.261799387799149) translate (3.52636011468316cm 13.0647202606719cm)" svg:viewBox="0 0 2739 314" svg:d="M0 157c578-3 451-160 916-157 417-3 465 314 926 314 451 0 324-143 897-150">
          <text:p/>
        </draw:path>
        <draw:line draw:style-name="gr14" draw:text-style-name="P2" draw:layer="layout" svg:x1="14.172cm" svg:y1="18.594cm" svg:x2="12.324cm" svg:y2="11.697cm">
          <text:p/>
        </draw:line>
        <draw:path draw:style-name="gr19" draw:text-style-name="P15" draw:layer="layout" svg:width="2.738cm" svg:height="0.313cm" draw:transform="rotate (0.261799387799149) translate (11.2563601146832cm 13.0657202606719cm)" svg:viewBox="0 0 2739 314" svg:d="M0 157c578-3 451-160 916-157 417-3 465 314 926 314 451 0 324-143 897-150">
          <text:p/>
        </draw:path>
        <draw:path draw:style-name="gr19" draw:text-style-name="P15" draw:layer="layout" svg:width="2.738cm" svg:height="0.313cm" draw:transform="rotate (0.261799387799149) translate (12.6003601146832cm 18.0257202606719cm)" svg:viewBox="0 0 2739 314" svg:d="M0 157c578-3 451-160 916-157 417-3 465 314 926 314 451 0 324-143 897-150">
          <text:p/>
        </draw:path>
        <draw:line draw:style-name="gr14" draw:text-style-name="P2" draw:layer="layout" svg:x1="21.616cm" svg:y1="18.595cm" svg:x2="19.768cm" svg:y2="11.698cm">
          <text:p/>
        </draw:line>
        <draw:g draw:style-name="gr20">
          <draw:line draw:style-name="gr21" draw:text-style-name="P2" draw:layer="layout" svg:x1="19.175cm" svg:y1="12.366cm" svg:x2="20.664cm" svg:y2="12.549cm">
            <text:p/>
          </draw:line>
          <draw:line draw:style-name="gr21" draw:text-style-name="P2" draw:layer="layout" svg:x1="19.491cm" svg:y1="13.483cm" svg:x2="20.665cm" svg:y2="12.549cm">
            <text:p/>
          </draw:line>
        </draw:g>
        <presentation:notes draw:style-name="dp2">
          <draw:page-thumbnail draw:style-name="gr1" draw:layer="layout" svg:width="21.219cm" svg:height="10.476cm" svg:x="0.185cm" svg:y="2.123cm" draw:page-number="3" presentation:class="page"/>
          <draw:frame presentation:style-name="pr1" draw:text-style-name="P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line draw:style-name="gr22" draw:text-style-name="P2" draw:layer="layout" svg:x1="9.96cm" svg:y1="14.229cm" svg:x2="19.925cm" svg:y2="14.229cm">
          <text:p/>
        </draw:line>
        <draw:line draw:style-name="gr22" draw:text-style-name="P2" draw:layer="layout" svg:x1="9.96cm" svg:y1="11.629cm" svg:x2="19.925cm" svg:y2="11.629cm">
          <text:p/>
        </draw:line>
        <draw:line draw:style-name="gr22" draw:text-style-name="P2" draw:layer="layout" svg:x1="19.822cm" svg:y1="14.327cm" svg:x2="19.822cm" svg:y2="11.524cm">
          <text:p/>
        </draw:line>
        <draw:line draw:style-name="gr22" draw:text-style-name="P2" draw:layer="layout" svg:x1="9.922cm" svg:y1="14.335cm" svg:x2="9.922cm" svg:y2="11.525cm">
          <text:p/>
        </draw:line>
        <draw:custom-shape draw:style-name="gr23" draw:text-style-name="P16" draw:layer="layout" svg:width="10.465cm" svg:height="3.194cm" svg:x="9.677cm" svg:y="6.34cm">
          <text:p/>
          <draw:enhanced-geometry svg:viewBox="0 0 21600 21600" draw:type="rectangle" draw:enhanced-path="M 0 0 L 21600 0 21600 21600 0 21600 0 0 Z N"/>
        </draw:custom-shape>
        <draw:line draw:style-name="gr24" draw:text-style-name="P17" draw:layer="layout" svg:x1="9.869cm" svg:y1="7.937cm" svg:x2="11.869cm" svg:y2="7.937cm">
          <text:p/>
        </draw:line>
        <draw:line draw:style-name="gr24" draw:text-style-name="P17" draw:layer="layout" svg:x1="19.949cm" svg:y1="7.937cm" svg:x2="17.949cm" svg:y2="7.937cm">
          <text:p/>
        </draw:line>
        <draw:custom-shape draw:style-name="gr25" draw:text-style-name="P16" draw:layer="layout" svg:width="8.129cm" svg:height="3.194cm" svg:x="12.013cm" svg:y="1.34cm">
          <text:p/>
          <draw:enhanced-geometry svg:viewBox="0 0 21600 21600" draw:type="rectangle" draw:enhanced-path="M 0 0 L 21600 0 21600 21600 0 21600 0 0 Z N"/>
        </draw:custom-shape>
        <draw:line draw:style-name="gr24" draw:text-style-name="P17" draw:layer="layout" svg:x1="12.051cm" svg:y1="2.937cm" svg:x2="10.051cm" svg:y2="2.937cm">
          <text:p/>
        </draw:line>
        <draw:line draw:style-name="gr24" draw:text-style-name="P17" draw:layer="layout" svg:x1="20.117cm" svg:y1="2.937cm" svg:x2="22.117cm" svg:y2="2.937cm">
          <text:p/>
        </draw:line>
        <presentation:notes draw:style-name="dp2">
          <draw:page-thumbnail draw:style-name="gr1" draw:layer="layout" svg:width="21.219cm" svg:height="10.476cm" svg:x="0.185cm" svg:y="2.123cm" draw:page-number="4" presentation:class="page"/>
          <draw:frame presentation:style-name="pr1" draw:text-style-name="P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frame draw:style-name="gr26" draw:text-style-name="P2" draw:layer="layout" svg:width="9.052cm" svg:height="11.13cm" draw:transform="rotate (0.483979801578028) translate (8.019cm 4.938cm)">
          <draw:image xlink:href="Pictures/10000001000000C4000000F13F12737A.png" xlink:type="simple" xlink:show="embed" xlink:actuate="onLoad" draw:mime-type="image/png">
            <text:p/>
          </draw:image>
        </draw:frame>
        <draw:frame draw:style-name="gr27" draw:text-style-name="P18" draw:layer="layout" svg:width="1.628cm" svg:height="2.791cm" svg:x="16.075cm" svg:y="15.247cm">
          <draw:text-box>
            <text:p><text:span text:style-name="T8">z</text:span></text:p>
          </draw:text-box>
        </draw:frame>
        <draw:measure draw:style-name="gr28" draw:text-style-name="P19" draw:layer="layout" svg:x1="15.246cm" svg:y1="14.378cm" svg:x2="15.246cm" svg:y2="18.827cm">
          <text:p/>
        </draw:measure>
        <draw:custom-shape draw:style-name="gr29" draw:text-style-name="P20" draw:layer="layout" svg:width="8.072cm" svg:height="0.603cm" svg:x="10.115cm" svg:y="18.898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5" presentation:class="page"/>
          <draw:frame presentation:style-name="pr1" draw:text-style-name="P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g draw:style-name="gr30">
          <draw:frame draw:style-name="gr26" draw:text-style-name="P2" draw:layer="layout" svg:width="9.681cm" svg:height="9.575cm" svg:x="0.864cm" svg:y="0.6cm">
            <draw:image xlink:href="Pictures/100000010000016E0000016A969E4650.png" xlink:type="simple" xlink:show="embed" xlink:actuate="onLoad" draw:mime-type="image/png">
              <text:p/>
            </draw:image>
          </draw:frame>
          <draw:custom-shape draw:style-name="gr31" draw:text-style-name="P21" draw:layer="layout" svg:width="2.622cm" svg:height="1.907cm" svg:x="3.375cm" svg:y="2.789cm">
            <text:p/>
            <draw:enhanced-geometry svg:viewBox="0 0 21600 21600" draw:type="rectangle" draw:enhanced-path="M 0 0 L 21600 0 21600 21600 0 21600 0 0 Z N"/>
          </draw:custom-shape>
          <draw:custom-shape draw:style-name="gr32" draw:text-style-name="P22" draw:layer="layout" svg:width="1.182cm" svg:height="0.933cm" svg:x="8.042cm" svg:y="6.122cm">
            <text:p/>
            <draw:enhanced-geometry svg:viewBox="0 0 21600 21600" draw:type="rectangle" draw:enhanced-path="M 0 0 L 21600 0 21600 21600 0 21600 0 0 Z N"/>
          </draw:custom-shape>
        </draw:g>
        <draw:g draw:style-name="gr30">
          <draw:frame draw:style-name="gr26" draw:text-style-name="P2" draw:layer="layout" svg:width="9.681cm" svg:height="8.649cm" svg:x="14.964cm" svg:y="12.163cm">
            <draw:image xlink:href="Pictures/100000010000016E00000147D01ED805.png" xlink:type="simple" xlink:show="embed" xlink:actuate="onLoad" draw:mime-type="image/png">
              <text:p/>
            </draw:image>
          </draw:frame>
          <draw:custom-shape draw:style-name="gr31" draw:text-style-name="P21" draw:layer="layout" svg:width="2.622cm" svg:height="1.907cm" svg:x="17.575cm" svg:y="13.389cm">
            <text:p/>
            <draw:enhanced-geometry svg:viewBox="0 0 21600 21600" draw:type="rectangle" draw:enhanced-path="M 0 0 L 21600 0 21600 21600 0 21600 0 0 Z N"/>
          </draw:custom-shape>
          <draw:custom-shape draw:style-name="gr32" draw:text-style-name="P22" draw:layer="layout" svg:width="1.182cm" svg:height="0.933cm" svg:x="22.042cm" svg:y="16.722cm">
            <text:p/>
            <draw:enhanced-geometry svg:viewBox="0 0 21600 21600" draw:type="rectangle" draw:enhanced-path="M 0 0 L 21600 0 21600 21600 0 21600 0 0 Z N"/>
          </draw:custom-shape>
          <draw:custom-shape draw:style-name="gr33" draw:text-style-name="P21" draw:layer="layout" svg:width="3.428cm" svg:height="1.231cm" svg:x="14.731cm" svg:y="16.685cm">
            <text:p/>
            <draw:enhanced-geometry svg:viewBox="0 0 21600 21600" draw:type="rectangle" draw:enhanced-path="M 0 0 L 21600 0 21600 21600 0 21600 0 0 Z N"/>
          </draw:custom-shape>
          <draw:custom-shape draw:style-name="gr34" draw:text-style-name="P21" draw:layer="layout" svg:width="0.624cm" svg:height="0.591cm" svg:x="17.487cm" svg:y="18.325cm">
            <text:p/>
            <draw:enhanced-geometry svg:viewBox="0 0 21600 21600" draw:type="rectangle" draw:enhanced-path="M 0 0 L 21600 0 21600 21600 0 21600 0 0 Z N"/>
          </draw:custom-shape>
        </draw:g>
        <draw:custom-shape draw:style-name="gr35" draw:text-style-name="P20" draw:layer="layout" svg:width="11.912cm" svg:height="0.603cm" svg:x="0.748cm" svg:y="9.64cm">
          <text:p/>
          <draw:enhanced-geometry svg:viewBox="0 0 21600 21600" draw:type="rectangle" draw:enhanced-path="M 0 0 L 21600 0 21600 21600 0 21600 0 0 Z N"/>
        </draw:custom-shape>
        <draw:custom-shape draw:style-name="gr35" draw:text-style-name="P20" draw:layer="layout" svg:width="11.912cm" svg:height="0.603cm" svg:x="12.948cm" svg:y="20.26cm">
          <text:p/>
          <draw:enhanced-geometry svg:viewBox="0 0 21600 21600" draw:type="rectangle" draw:enhanced-path="M 0 0 L 21600 0 21600 21600 0 21600 0 0 Z N"/>
        </draw:custom-shape>
        <draw:frame draw:style-name="gr36" draw:text-style-name="P23" draw:layer="layout" svg:width="1.349cm" svg:height="2.156cm" svg:x="21.887cm" svg:y="1.174cm">
          <draw:text-box>
            <text:p><text:span text:style-name="T9">z</text:span></text:p>
          </draw:text-box>
        </draw:frame>
        <draw:measure draw:style-name="gr37" draw:text-style-name="P25" draw:layer="layout" svg:x1="10.686cm" svg:y1="1.74cm" svg:x2="10.686cm" svg:y2="8.986cm">
          <text:p text:style-name="P24"/>
          <text:p text:style-name="P24"><text:span text:style-name="T10">1 m</text:span></text:p>
        </draw:measure>
        <draw:line draw:style-name="gr38" draw:text-style-name="P2" draw:layer="layout" svg:x1="23.94cm" svg:y1="11.898cm" svg:x2="26.592cm" svg:y2="11.898cm">
          <text:p/>
        </draw:line>
        <draw:line draw:style-name="gr38" draw:text-style-name="P2" draw:layer="layout" svg:x1="17.425cm" svg:y1="17.598cm" svg:x2="13.307cm" svg:y2="17.598cm">
          <text:p/>
        </draw:line>
        <draw:frame draw:style-name="gr39" draw:text-style-name="P26" draw:layer="layout" svg:width="2.987cm" svg:height="1.945cm" svg:x="14.45cm" svg:y="15.671cm">
          <draw:text-box>
            <text:p><text:span text:style-name="T11">v</text:span><text:span text:style-name="T12">cart</text:span></text:p>
          </draw:text-box>
        </draw:frame>
        <draw:frame draw:style-name="gr40" draw:text-style-name="P26" draw:layer="layout" svg:width="3.686cm" svg:height="1.945cm" svg:x="23.799cm" svg:y="9.945cm">
          <draw:text-box>
            <text:p><text:span text:style-name="T11">v</text:span><text:span text:style-name="T12">ramp</text:span></text:p>
          </draw:text-box>
        </draw:frame>
        <draw:path draw:style-name="gr41" draw:text-style-name="P27" draw:layer="layout" svg:width="3.014cm" svg:height="0.43cm" svg:x="13.227cm" svg:y="8.727cm" svg:viewBox="0 0 3015 431" svg:d="M0 246v-31-30h2442v30 31zM2447 386l26-53 18-59 4-61-6-61-18-57-25-52-33-43 602 215-602 216z">
          <text:p/>
        </draw:path>
        <draw:path draw:style-name="gr42" draw:text-style-name="P27" draw:layer="layout" svg:width="0.43cm" svg:height="3.014cm" svg:x="13.011cm" svg:y="5.927cm" svg:viewBox="0 0 431 3015" svg:d="M246 3015h-31-30v-2442h30 31zM386 568l-53-26-59-17-61-5-61 6-57 18-52 26-43 32 215-602 216 602z">
          <text:p/>
        </draw:path>
        <draw:path draw:style-name="gr43" draw:text-style-name="P28" draw:layer="layout" svg:width="0.404cm" svg:height="0.478cm" svg:x="12.633cm" svg:y="6.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44" draw:text-style-name="P28" draw:layer="layout" svg:width="0.461cm" svg:height="0.478cm" svg:x="15.147cm" svg:y="9.161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path draw:style-name="gr41" draw:text-style-name="P27" draw:layer="layout" svg:width="3.014cm" svg:height="0.43cm" svg:x="25.454cm" svg:y="19.347cm" svg:viewBox="0 0 3015 431" svg:d="M0 246v-31-30h2442v30 31zM2447 386l26-53 18-59 4-61-6-61-18-57-25-52-33-43 602 215-602 216z">
          <text:p/>
        </draw:path>
        <draw:path draw:style-name="gr42" draw:text-style-name="P27" draw:layer="layout" svg:width="0.43cm" svg:height="3.014cm" svg:x="25.238cm" svg:y="16.547cm" svg:viewBox="0 0 431 3015" svg:d="M246 3015h-31-30v-2442h30 31zM386 568l-53-26-59-17-61-5-61 6-57 18-52 26-43 32 215-602 216 602z">
          <text:p/>
        </draw:path>
        <draw:path draw:style-name="gr43" draw:text-style-name="P28" draw:layer="layout" svg:width="0.404cm" svg:height="0.478cm" svg:x="24.86cm" svg:y="17.29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44" draw:text-style-name="P28" draw:layer="layout" svg:width="0.461cm" svg:height="0.478cm" svg:x="27.374cm" svg:y="19.781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line draw:style-name="gr45" draw:text-style-name="P2" draw:layer="layout" svg:x1="21.475cm" svg:y1="15.358cm" svg:x2="23.398cm" svg:y2="13.067cm">
          <text:p/>
        </draw:line>
        <draw:line draw:style-name="gr45" draw:text-style-name="P2" draw:layer="layout" svg:x1="21.564cm" svg:y1="14.661cm" svg:x2="22.901cm" svg:y2="13.068cm">
          <text:p/>
        </draw:line>
        <draw:line draw:style-name="gr45" draw:text-style-name="P2" draw:layer="layout" svg:x1="21.705cm" svg:y1="13.905cm" svg:x2="22.407cm" svg:y2="13.068cm">
          <text:p/>
        </draw:line>
        <draw:line draw:style-name="gr45" draw:text-style-name="P2" draw:layer="layout" svg:x1="17.528cm" svg:y1="18.067cm" svg:x2="17.528cm" svg:y2="19.195cm">
          <text:p/>
        </draw:line>
        <draw:line draw:style-name="gr45" draw:text-style-name="P2" draw:layer="layout" svg:x1="17.751cm" svg:y1="18.067cm" svg:x2="17.751cm" svg:y2="18.851cm">
          <text:p/>
        </draw:line>
        <draw:line draw:style-name="gr45" draw:text-style-name="P2" draw:layer="layout" svg:x1="17.972cm" svg:y1="18.067cm" svg:x2="17.972cm" svg:y2="18.479cm">
          <text:p/>
        </draw:line>
        <draw:frame draw:style-name="gr46" draw:text-style-name="P23" draw:layer="layout" svg:width="1.692cm" svg:height="2.156cm" svg:x="0.864cm" svg:y="1.64cm">
          <draw:text-box>
            <text:p><text:span text:style-name="T9">t</text:span><text:span text:style-name="T13">0</text:span></text:p>
          </draw:text-box>
        </draw:frame>
        <draw:frame draw:style-name="gr46" draw:text-style-name="P23" draw:layer="layout" svg:width="1.692cm" svg:height="2.156cm" svg:x="12.993cm" svg:y="12.24cm">
          <draw:text-box>
            <text:p><text:span text:style-name="T9">t</text:span><text:span text:style-name="T13">1</text:span></text:p>
          </draw:text-box>
        </draw:frame>
        <presentation:notes draw:style-name="dp2">
          <draw:page-thumbnail draw:style-name="gr1" draw:layer="layout" svg:width="21.219cm" svg:height="10.476cm" svg:x="0.185cm" svg:y="2.123cm" draw:page-number="6" presentation:class="page"/>
          <draw:frame presentation:style-name="pr1" draw:text-style-name="P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frame draw:style-name="gr47" draw:text-style-name="P29" draw:layer="layout" svg:width="0.938cm" svg:height="1.237cm" svg:x="1.035cm" svg:y="15.457cm">
          <draw:text-box>
            <text:p><text:span text:style-name="T14">z</text:span></text:p>
          </draw:text-box>
        </draw:frame>
        <draw:custom-shape draw:style-name="gr48" draw:text-style-name="P30" draw:layer="layout" svg:width="4.5cm" svg:height="7.073cm" svg:x="2.642cm" svg:y="12.537cm">
          <text:p/>
          <draw:enhanced-geometry svg:viewBox="0 0 21600 21600" draw:type="rectangle" draw:enhanced-path="M 0 0 L 21600 0 21600 21600 0 21600 0 0 Z N"/>
        </draw:custom-shape>
        <draw:measure draw:style-name="gr49" draw:text-style-name="P32" draw:layer="layout" svg:x1="7.806cm" svg:y1="1.692cm" svg:x2="7.806cm" svg:y2="19.545cm">
          <text:p text:style-name="P31"><text:span text:style-name="T15">L</text:span></text:p>
        </draw:measure>
        <draw:frame draw:style-name="gr50" draw:text-style-name="P33" draw:layer="layout" svg:width="2.563cm" svg:height="1.237cm" svg:x="3.611cm" svg:y="16.658cm">
          <draw:text-box>
            <text:p><text:span text:style-name="T16">gas</text:span><text:span text:style-name="T17"> A</text:span></text:p>
          </draw:text-box>
        </draw:frame>
        <draw:custom-shape draw:style-name="gr51" draw:text-style-name="P34" draw:layer="layout" svg:width="4.5cm" svg:height="10.917cm" svg:x="2.642cm" svg:y="1.62cm">
          <text:p/>
          <draw:enhanced-geometry svg:viewBox="0 0 21600 21600" draw:type="rectangle" draw:enhanced-path="M 0 0 L 21600 0 21600 21600 0 21600 0 0 Z N"/>
        </draw:custom-shape>
        <draw:custom-shape draw:style-name="gr52" draw:text-style-name="P35" draw:layer="layout" svg:width="4.299cm" svg:height="1.097cm" svg:x="2.743cm" svg:y="11.994cm">
          <text:p/>
          <draw:enhanced-geometry svg:viewBox="0 0 21600 21600" draw:type="rectangle" draw:enhanced-path="M 0 0 L 21600 0 21600 21600 0 21600 0 0 Z N"/>
        </draw:custom-shape>
        <draw:frame draw:style-name="gr53" draw:text-style-name="P36" draw:layer="layout" svg:width="2.445cm" svg:height="1.237cm" svg:x="3.67cm" svg:y="5.559cm">
          <draw:text-box>
            <text:p><text:span text:style-name="T18">gas</text:span><text:span text:style-name="T19"> B</text:span></text:p>
          </draw:text-box>
        </draw:frame>
        <draw:line draw:style-name="gr54" draw:text-style-name="P37" draw:layer="layout" svg:x1="6.135cm" svg:y1="11.923cm" svg:x2="6.135cm" svg:y2="9.244cm">
          <text:p/>
        </draw:line>
        <draw:frame draw:style-name="gr55" draw:text-style-name="P38" draw:layer="layout" svg:width="2.436cm" svg:height="1.237cm" svg:x="3.807cm" svg:y="10.779cm">
          <draw:text-box>
            <text:p><text:span text:style-name="T20">F</text:span><text:span text:style-name="T21">pis_B</text:span></text:p>
          </draw:text-box>
        </draw:frame>
        <draw:line draw:style-name="gr56" draw:text-style-name="P37" draw:layer="layout" svg:x1="3.535cm" svg:y1="13.14cm" svg:x2="3.535cm" svg:y2="16.346cm">
          <text:p/>
        </draw:line>
        <draw:frame draw:style-name="gr57" draw:text-style-name="P39" draw:layer="layout" svg:width="2.534cm" svg:height="1.237cm" svg:x="3.535cm" svg:y="13.008cm">
          <draw:text-box>
            <text:p><text:span text:style-name="T22">F</text:span><text:span text:style-name="T23">pis_A</text:span></text:p>
          </draw:text-box>
        </draw:frame>
        <draw:frame draw:style-name="gr58" draw:text-style-name="P40" draw:layer="layout" svg:width="1.713cm" svg:height="1.237cm" svg:x="3.735cm" svg:y="18.241cm">
          <draw:text-box>
            <text:p><text:span text:style-name="T24">Q</text:span><text:span text:style-name="T25">A</text:span></text:p>
          </draw:text-box>
        </draw:frame>
        <draw:frame draw:style-name="gr59" draw:text-style-name="P41" draw:layer="layout" svg:width="1.615cm" svg:height="1.237cm" svg:x="3.955cm" svg:y="1.828cm">
          <draw:text-box>
            <text:p><text:span text:style-name="T26">Q</text:span><text:span text:style-name="T27">B</text:span></text:p>
          </draw:text-box>
        </draw:frame>
        <draw:frame draw:style-name="gr47" draw:text-style-name="P42" draw:layer="layout" svg:width="0.938cm" svg:height="1.237cm" svg:x="2.743cm" svg:y="11.682cm">
          <draw:text-box>
            <text:p><text:span text:style-name="T28">a</text:span></text:p>
          </draw:text-box>
        </draw:frame>
        <draw:path draw:style-name="gr60" draw:text-style-name="P15" draw:layer="layout" svg:width="1.85cm" svg:height="0.212cm" draw:transform="rotate (1.5707963267949) translate (5.242448086225cm 20.5352543117696cm)" svg:viewBox="0 0 1851 213" svg:d="M0 106c391-2 304-108 619-106 282-1 314 213 626 213 305 0 219-97 606-102">
          <text:p/>
        </draw:path>
        <draw:path draw:style-name="gr61" draw:text-style-name="P43" draw:layer="layout" svg:width="1.85cm" svg:height="0.212cm" draw:transform="rotate (1.5707963267949) translate (5.462448086225cm 2.5527456882304cm)" svg:viewBox="0 0 1851 213" svg:d="M1851 106c-391-2-304-108-619-106-282-1-314 213-626 213-305 0-219-97-606-102">
          <text:p/>
        </draw:path>
        <draw:line draw:style-name="gr62" draw:text-style-name="P2" draw:layer="layout" svg:x1="1.843cm" svg:y1="19.54cm" svg:x2="1.843cm" svg:y2="12.513cm">
          <text:p/>
        </draw:line>
        <draw:frame draw:style-name="gr47" draw:text-style-name="P29" draw:layer="layout" svg:width="0.938cm" svg:height="1.237cm" svg:x="18.056cm" svg:y="15.458cm">
          <draw:text-box>
            <text:p><text:span text:style-name="T14">z</text:span></text:p>
          </draw:text-box>
        </draw:frame>
        <draw:custom-shape draw:style-name="gr48" draw:text-style-name="P30" draw:layer="layout" svg:width="4.5cm" svg:height="7.073cm" svg:x="19.663cm" svg:y="12.538cm">
          <text:p/>
          <draw:enhanced-geometry svg:viewBox="0 0 21600 21600" draw:type="rectangle" draw:enhanced-path="M 0 0 L 21600 0 21600 21600 0 21600 0 0 Z N"/>
        </draw:custom-shape>
        <draw:measure draw:style-name="gr63" draw:text-style-name="P32" draw:layer="layout" svg:x1="24.827cm" svg:y1="1.693cm" svg:x2="24.827cm" svg:y2="19.546cm">
          <text:p text:style-name="P31"><text:span text:style-name="T15">L</text:span></text:p>
        </draw:measure>
        <draw:frame draw:style-name="gr64" draw:text-style-name="P46" draw:layer="layout" svg:width="2.958cm" svg:height="2.089cm" svg:x="20.511cm" svg:y="15.959cm">
          <draw:text-box>
            <text:p text:style-name="P44"><text:span text:style-name="T16">gas</text:span><text:span text:style-name="T17"> A</text:span></text:p>
            <text:p text:style-name="P45"><text:span text:style-name="T29">temp.</text:span><text:span text:style-name="T17"> </text:span><text:span text:style-name="T30">T</text:span><text:span text:style-name="T31">A</text:span></text:p>
          </draw:text-box>
        </draw:frame>
        <draw:custom-shape draw:style-name="gr51" draw:text-style-name="P34" draw:layer="layout" svg:width="4.5cm" svg:height="10.917cm" svg:x="19.663cm" svg:y="1.621cm">
          <text:p/>
          <draw:enhanced-geometry svg:viewBox="0 0 21600 21600" draw:type="rectangle" draw:enhanced-path="M 0 0 L 21600 0 21600 21600 0 21600 0 0 Z N"/>
        </draw:custom-shape>
        <draw:custom-shape draw:style-name="gr52" draw:text-style-name="P35" draw:layer="layout" svg:width="4.299cm" svg:height="1.097cm" svg:x="19.764cm" svg:y="11.995cm">
          <text:p/>
          <draw:enhanced-geometry svg:viewBox="0 0 21600 21600" draw:type="rectangle" draw:enhanced-path="M 0 0 L 21600 0 21600 21600 0 21600 0 0 Z N"/>
        </draw:custom-shape>
        <draw:frame draw:style-name="gr65" draw:text-style-name="P47" draw:layer="layout" svg:width="2.907cm" svg:height="2.089cm" svg:x="20.537cm" svg:y="5.56cm">
          <draw:text-box>
            <text:p text:style-name="P44"><text:span text:style-name="T18">gas</text:span><text:span text:style-name="T19"> B</text:span></text:p>
            <text:p text:style-name="P44"><text:span text:style-name="T32">temp.</text:span><text:span text:style-name="T19"> </text:span><text:span text:style-name="T33">T</text:span><text:span text:style-name="T34">B</text:span></text:p>
          </draw:text-box>
        </draw:frame>
        <draw:line draw:style-name="gr54" draw:text-style-name="P37" draw:layer="layout" svg:x1="23.156cm" svg:y1="11.924cm" svg:x2="23.156cm" svg:y2="9.245cm">
          <text:p/>
        </draw:line>
        <draw:frame draw:style-name="gr55" draw:text-style-name="P38" draw:layer="layout" svg:width="2.436cm" svg:height="1.237cm" svg:x="20.828cm" svg:y="10.78cm">
          <draw:text-box>
            <text:p><text:span text:style-name="T20">F</text:span><text:span text:style-name="T21">pis_B</text:span></text:p>
          </draw:text-box>
        </draw:frame>
        <draw:line draw:style-name="gr56" draw:text-style-name="P37" draw:layer="layout" svg:x1="20.556cm" svg:y1="13.141cm" svg:x2="20.556cm" svg:y2="16.347cm">
          <text:p/>
        </draw:line>
        <draw:frame draw:style-name="gr57" draw:text-style-name="P39" draw:layer="layout" svg:width="2.534cm" svg:height="1.237cm" svg:x="20.556cm" svg:y="13.009cm">
          <draw:text-box>
            <text:p><text:span text:style-name="T22">F</text:span><text:span text:style-name="T23">pis_A</text:span></text:p>
          </draw:text-box>
        </draw:frame>
        <draw:frame draw:style-name="gr58" draw:text-style-name="P40" draw:layer="layout" svg:width="1.713cm" svg:height="1.237cm" svg:x="13.756cm" svg:y="18.242cm">
          <draw:text-box>
            <text:p><text:span text:style-name="T24">Q</text:span><text:span text:style-name="T25">A</text:span></text:p>
          </draw:text-box>
        </draw:frame>
        <draw:frame draw:style-name="gr47" draw:text-style-name="P42" draw:layer="layout" svg:width="0.938cm" svg:height="1.237cm" svg:x="19.764cm" svg:y="11.683cm">
          <draw:text-box>
            <text:p><text:span text:style-name="T28">a</text:span></text:p>
          </draw:text-box>
        </draw:frame>
        <draw:path draw:style-name="gr60" draw:text-style-name="P15" draw:layer="layout" svg:width="1.85cm" svg:height="0.212cm" draw:transform="rotate (1.5707963267949) translate (15.263448086225cm 20.5362543117696cm)" svg:viewBox="0 0 1851 213" svg:d="M0 106c391-2 304-108 619-106 282-1 314 213 626 213 305 0 219-97 606-102">
          <text:p/>
        </draw:path>
        <draw:line draw:style-name="gr62" draw:text-style-name="P2" draw:layer="layout" svg:x1="18.864cm" svg:y1="19.541cm" svg:x2="18.864cm" svg:y2="12.514cm">
          <text:p/>
        </draw:line>
        <presentation:notes draw:style-name="dp2">
          <draw:page-thumbnail draw:style-name="gr1" draw:layer="layout" svg:width="21.219cm" svg:height="10.476cm" svg:x="0.185cm" svg:y="2.123cm" draw:page-number="7" presentation:class="page"/>
          <draw:frame presentation:style-name="pr1" draw:text-style-name="P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3d:scene draw:style-name="gr66" svg:width="13.375cm" svg:height="11.902cm" svg:x="7.354cm" svg:y="8.1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67" draw:layer="layout"/>
        </dr3d:scene>
        <draw:frame draw:style-name="gr68" draw:text-style-name="P49" draw:layer="layout" svg:width="4.494cm" svg:height="1.661cm" svg:x="24.419cm" svg:y="21.317cm">
          <draw:text-box>
            <text:p text:style-name="P48"><text:span text:style-name="T35">area </text:span><text:span text:style-name="T36">A</text:span></text:p>
          </draw:text-box>
        </draw:frame>
        <draw:frame draw:style-name="gr69" draw:text-style-name="P50" draw:layer="layout" svg:width="1.734cm" svg:height="1.805cm" svg:x="28.138cm" svg:y="9.223cm">
          <draw:text-box>
            <text:p><text:span text:style-name="T37">v</text:span><text:span text:style-name="T38">x</text:span></text:p>
          </draw:text-box>
        </draw:frame>
        <draw:g draw:style-name="gr20">
          <draw:line draw:style-name="gr70" draw:text-style-name="P2" draw:layer="layout" svg:x1="2.633cm" svg:y1="18.657cm" svg:x2="0.942cm" svg:y2="13.822cm">
            <text:p/>
          </draw:line>
          <draw:line draw:style-name="gr70" draw:text-style-name="P2" draw:layer="layout" svg:x1="2.634cm" svg:y1="18.657cm" svg:x2="7.44cm" svg:y2="19.425cm">
            <text:p/>
          </draw:line>
          <draw:line draw:style-name="gr70" draw:text-style-name="P2" draw:layer="layout" svg:x1="2.634cm" svg:y1="18.657cm" svg:x2="5.386cm" svg:y2="16.169cm">
            <text:p/>
          </draw:line>
          <draw:frame draw:style-name="gr71" draw:text-style-name="P51" draw:layer="layout" svg:width="0.692cm" svg:height="1.381cm" svg:x="6.797cm" svg:y="18.259cm">
            <draw:text-box>
              <text:p><text:span text:style-name="T39">x</text:span></text:p>
            </draw:text-box>
          </draw:frame>
          <draw:frame draw:style-name="gr71" draw:text-style-name="P51" draw:layer="layout" svg:width="0.692cm" svg:height="1.381cm" svg:x="5.214cm" svg:y="15.761cm">
            <draw:text-box>
              <text:p><text:span text:style-name="T39">y</text:span></text:p>
            </draw:text-box>
          </draw:frame>
          <draw:frame draw:style-name="gr72" draw:text-style-name="P51" draw:layer="layout" svg:width="0.65cm" svg:height="1.381cm" svg:x="1.023cm" svg:y="13.293cm">
            <draw:text-box>
              <text:p><text:span text:style-name="T39">z</text:span></text:p>
            </draw:text-box>
          </draw:frame>
        </draw:g>
        <draw:frame draw:style-name="gr73" draw:text-style-name="P52" draw:layer="layout" svg:width="1.471cm" svg:height="1.805cm" svg:x="27.451cm" svg:y="3.752cm">
          <draw:text-box>
            <text:p><text:span text:style-name="T40">J</text:span><text:span text:style-name="T41">x</text:span></text:p>
          </draw:text-box>
        </draw:frame>
        <draw:polygon draw:style-name="gr74" draw:text-style-name="P44" draw:layer="layout" svg:width="5.378cm" svg:height="11.902cm" svg:x="15.35cm" svg:y="8.17cm" svg:viewBox="0 0 5379 11903" draw:points="0,3069 4212,0 5379,7312 2027,11903">
          <text:p/>
        </draw:polygon>
        <draw:polygon draw:style-name="gr75" draw:text-style-name="P53" draw:layer="layout" svg:width="12.095cm" svg:height="3.306cm" svg:x="7.354cm" svg:y="8.17cm" svg:viewBox="0 0 12096 3307" draw:points="0,3307 5160,590 12096,0 7996,3045">
          <text:p/>
        </draw:polygon>
        <draw:line draw:style-name="gr76" draw:text-style-name="P2" draw:layer="layout" svg:x1="22.674cm" svg:y1="14.658cm" svg:x2="26.816cm" svg:y2="10.059cm">
          <text:p/>
        </draw:line>
        <draw:g draw:style-name="gr20">
          <draw:path draw:style-name="gr70" draw:text-style-name="P2" draw:layer="layout" svg:width="4.155cm" svg:height="0cm" draw:transform="skewX (0.00052359877559833) rotate (1.9074703395046) translate (22.684982373473cm 14.6658879581152cm)" svg:viewBox="0 0 4156 1" svg:d="M0 0c1385 0 2771 1 4156 1">
            <text:p/>
          </draw:path>
          <draw:path draw:style-name="gr70" draw:text-style-name="P2" draw:layer="layout" svg:width="3.948cm" svg:height="0cm" draw:transform="rotate (-0.158301363155886) translate (22.6857937172775cm 14.6658879581152cm)" svg:viewBox="0 0 3949 1" svg:d="M0 0c1316 0 2633 0 3949 1">
            <text:p/>
          </draw:path>
          <draw:path draw:style-name="gr70" draw:text-style-name="P2" draw:layer="layout" svg:width="3.009cm" svg:height="0cm" draw:transform="rotate (0.735307213865211) translate (22.6857937172775cm 14.6658879581152cm)" svg:viewBox="0 0 3010 1" svg:d="M0 0c1003 0 2007 0 3010 1">
            <text:p/>
          </draw:path>
          <draw:path draw:style-name="gr77" draw:text-style-name="P54" draw:layer="layout" svg:width="0.434cm" svg:height="0.45cm" svg:x="26.274cm" svg:y="14.669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77" draw:text-style-name="P54" draw:layer="layout" svg:width="0.455cm" svg:height="0.694cm" svg:x="24.975cm" svg:y="12.642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78" draw:text-style-name="P54" draw:layer="layout" svg:width="0.381cm" svg:height="0.45cm" svg:x="21.581cm" svg:y="10.64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79" draw:text-style-name="P2" draw:layer="layout" svg:x1="21.762cm" svg:y1="11.87cm" svg:x2="26.816cm" svg:y2="10.059cm">
          <text:p/>
        </draw:line>
        <draw:line draw:style-name="gr76" draw:text-style-name="P2" draw:layer="layout" svg:x1="3.714cm" svg:y1="8.659cm" svg:x2="4.386cm" svg:y2="3.589cm">
          <text:p/>
        </draw:line>
        <draw:g draw:style-name="gr20">
          <draw:line draw:style-name="gr70" draw:text-style-name="P2" draw:layer="layout" svg:x1="3.713cm" svg:y1="8.659cm" svg:x2="2.022cm" svg:y2="3.824cm">
            <text:p/>
          </draw:line>
          <draw:line draw:style-name="gr70" draw:text-style-name="P2" draw:layer="layout" svg:x1="3.714cm" svg:y1="8.659cm" svg:x2="8.52cm" svg:y2="9.427cm">
            <text:p/>
          </draw:line>
          <draw:line draw:style-name="gr70" draw:text-style-name="P2" draw:layer="layout" svg:x1="3.714cm" svg:y1="8.659cm" svg:x2="6.466cm" svg:y2="6.171cm">
            <text:p/>
          </draw:line>
          <draw:frame draw:style-name="gr71" draw:text-style-name="P51" draw:layer="layout" svg:width="0.692cm" svg:height="1.381cm" svg:x="7.877cm" svg:y="8.261cm">
            <draw:text-box>
              <text:p><text:span text:style-name="T39">x</text:span></text:p>
            </draw:text-box>
          </draw:frame>
          <draw:frame draw:style-name="gr71" draw:text-style-name="P51" draw:layer="layout" svg:width="0.692cm" svg:height="1.381cm" svg:x="6.294cm" svg:y="5.763cm">
            <draw:text-box>
              <text:p><text:span text:style-name="T39">y</text:span></text:p>
            </draw:text-box>
          </draw:frame>
          <draw:frame draw:style-name="gr72" draw:text-style-name="P51" draw:layer="layout" svg:width="0.65cm" svg:height="1.381cm" svg:x="2.103cm" svg:y="3.295cm">
            <draw:text-box>
              <text:p><text:span text:style-name="T39">z</text:span></text:p>
            </draw:text-box>
          </draw:frame>
        </draw:g>
        <draw:line draw:style-name="gr79" draw:text-style-name="P2" draw:layer="layout" svg:x1="5.315cm" svg:y1="7.133cm" svg:x2="4.386cm" svg:y2="3.589cm">
          <text:p/>
        </draw:line>
        <draw:line draw:style-name="gr76" draw:text-style-name="P2" draw:layer="layout" svg:x1="11.846cm" svg:y1="9.388cm" svg:x2="11.918cm" svg:y2="2.384cm">
          <text:p/>
        </draw:line>
        <draw:g draw:style-name="gr20">
          <draw:path draw:style-name="gr70" draw:text-style-name="P2" draw:layer="layout" svg:width="4.155cm" svg:height="0cm" draw:transform="skewX (0.000523598775598358) rotate (1.99735479598231) translate (11.857348094591cm 9.39463233910924cm)" svg:viewBox="0 0 4156 1" svg:d="M0 0c1385 0 2771 1 4156 1">
            <text:p/>
          </draw:path>
          <draw:path draw:style-name="gr70" draw:text-style-name="P2" draw:layer="layout" svg:width="3.948cm" svg:height="0cm" draw:transform="rotate (-0.0684169066781773) translate (11.8581561630908cm 9.39455951007178cm)" svg:viewBox="0 0 3949 1" svg:d="M0 0c1316 0 2633 0 3949 1">
            <text:p/>
          </draw:path>
          <draw:path draw:style-name="gr70" draw:text-style-name="P2" draw:layer="layout" svg:width="3.009cm" svg:height="0cm" draw:transform="rotate (0.825191670342919) translate (11.8581561630908cm 9.39455951007178cm)" svg:viewBox="0 0 3010 1" svg:d="M0 0c1003 0 2007 0 3010 1">
            <text:p/>
          </draw:path>
          <draw:path draw:style-name="gr77" draw:text-style-name="P54" draw:layer="layout" svg:width="0.434cm" svg:height="0.45cm" draw:transform="rotate (0.089884456477708) translate (15.43266071482cm 9.07565757185627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77" draw:text-style-name="P54" draw:layer="layout" svg:width="0.455cm" svg:height="0.694cm" draw:transform="rotate (0.089884456477708) translate (13.956032524024cm 7.17366310991181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78" draw:text-style-name="P54" draw:layer="layout" svg:width="0.381cm" svg:height="0.45cm" draw:transform="rotate (0.089884456477708) translate (10.3960641682452cm 5.48400074367001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79" draw:text-style-name="P2" draw:layer="layout" svg:x1="13.706cm" svg:y1="7.389cm" svg:x2="11.918cm" svg:y2="2.384cm">
          <text:p/>
        </draw:line>
        <presentation:notes draw:style-name="dp2">
          <draw:page-thumbnail draw:style-name="gr1" draw:layer="layout" svg:width="21.219cm" svg:height="10.476cm" svg:x="0.185cm" svg:y="2.123cm" draw:page-number="8" presentation:class="page"/>
          <draw:frame presentation:style-name="pr1" draw:text-style-name="P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g draw:style-name="gr20">
          <draw:line draw:style-name="gr70" draw:text-style-name="P2" draw:layer="layout" svg:x1="7.633cm" svg:y1="19.357cm" svg:x2="5.942cm" svg:y2="14.522cm">
            <text:p/>
          </draw:line>
          <draw:line draw:style-name="gr70" draw:text-style-name="P2" draw:layer="layout" svg:x1="7.634cm" svg:y1="19.357cm" svg:x2="12.44cm" svg:y2="20.125cm">
            <text:p/>
          </draw:line>
          <draw:line draw:style-name="gr70" draw:text-style-name="P2" draw:layer="layout" svg:x1="7.634cm" svg:y1="19.357cm" svg:x2="10.386cm" svg:y2="16.869cm">
            <text:p/>
          </draw:line>
          <draw:frame draw:style-name="gr71" draw:text-style-name="P51" draw:layer="layout" svg:width="0.692cm" svg:height="1.381cm" svg:x="11.797cm" svg:y="18.959cm">
            <draw:text-box>
              <text:p><text:span text:style-name="T39">x</text:span></text:p>
            </draw:text-box>
          </draw:frame>
          <draw:frame draw:style-name="gr71" draw:text-style-name="P51" draw:layer="layout" svg:width="0.692cm" svg:height="1.381cm" svg:x="10.214cm" svg:y="16.461cm">
            <draw:text-box>
              <text:p><text:span text:style-name="T39">y</text:span></text:p>
            </draw:text-box>
          </draw:frame>
          <draw:frame draw:style-name="gr72" draw:text-style-name="P51" draw:layer="layout" svg:width="0.65cm" svg:height="1.381cm" svg:x="6.023cm" svg:y="13.993cm">
            <draw:text-box>
              <text:p><text:span text:style-name="T39">z</text:span></text:p>
            </draw:text-box>
          </draw:frame>
        </draw:g>
        <draw:polygon draw:style-name="gr80" draw:text-style-name="P55" draw:layer="layout" svg:width="5.378cm" svg:height="11.902cm" svg:x="12.35cm" svg:y="5.17cm" svg:viewBox="0 0 5379 11903" draw:points="0,3069 4212,0 5379,7312 2027,11903">
          <text:p/>
        </draw:polygon>
        <draw:polygon draw:style-name="gr81" draw:text-style-name="P56" draw:layer="layout" svg:width="12.205cm" svg:height="3.306cm" svg:x="4.354cm" svg:y="5.17cm" svg:viewBox="0 0 12206 3307" draw:points="0,3307 5160,590 12206,0 7996,3068">
          <text:p/>
        </draw:polygon>
        <draw:g draw:style-name="gr20">
          <svg:title>TexMaths</svg:title>
          <svg:desc>28§latex§\yF
= 
\begin{bmatrix}
7 \\ -1 \\ \bm{2}
\end{bmatrix}
\unit{N}§svg§600§TRUE§</svg:desc>
          <draw:path draw:style-name="gr82" draw:text-style-name="P57" draw:layer="layout" svg:width="0.764cm" svg:height="0.871cm" svg:x="16.747cm" svg:y="14.212cm" svg:viewBox="0 0 765 872" svg:d="M733 204c11-64 21-129 32-193-4-2-9-5-14-7-74-2-148-3-223-4-76 0-120 4-196 4-81 0-136-3-204-4-3 13-5 27-8 40 22 1 44 3 66 4 44 3 58 14 58 44 0 3-3 14-3 25-36 196-71 392-106 587-18 99-33 121-73 124-18 2-36 3-55 4-2 15-5 29-7 44 66-1 120-4 197-4 84 0 141 3 211 4 3-15 5-29 7-44-26-1-53-2-80-4-36 0-47-11-47-36 0-15 0-26 4-48 15-82 31-165 47-248 23 0 46 0 69 0 73 3 146 5 219 8 6-21 12-42 18-62-2-4-5-8-7-11-60 1-119 2-179 3-36 0-73 0-109 0 21-121 41-243 62-364 44-4 80-4 120-4 33 0 139 7 150 22 7 7 10 18 10 55 0 21 0 43 0 65 14 0 27 0 41 0z">
            <text:p/>
          </draw:path>
          <draw:path draw:style-name="gr82" draw:text-style-name="P57" draw:layer="layout" svg:width="0.688cm" svg:height="0.346cm" svg:x="18.004cm" svg:y="14.562cm" svg:viewBox="0 0 689 347" svg:d="M0 77c230 0 459 0 689 0 0-26 0-51 0-77-230 0-459 0-689 0 0 26 0 51 0 77zM0 347c230 0 459 0 689 0 0-25 0-49 0-73-230 0-459 0-689 0 0 24 0 48 0 73z">
            <text:p/>
          </draw:path>
          <draw:path draw:style-name="gr82" draw:text-style-name="P57" draw:layer="layout" svg:width="0.323cm" svg:height="0.831cm" svg:x="19.371cm" svg:y="12.33cm" svg:viewBox="0 0 324 832" svg:d="M324 69c0-23 0-46 0-69-108 0-216 0-324 0 0 277 0 554 0 832 35 0 70 0 106 0 0-236 0-472 0-708 0-33 25-55 58-55 53 0 107 0 160 0z">
            <text:p/>
          </draw:path>
          <draw:path draw:style-name="gr82" draw:text-style-name="P57" draw:layer="layout" svg:width="0.105cm" svg:height="0.867cm" svg:x="19.371cm" svg:y="13.092cm" svg:viewBox="0 0 106 868" svg:d="M106 868c0-289 0-579 0-868-36 0-71 0-106 0 0 289 0 579 0 868 35 0 70 0 106 0z">
            <text:p/>
          </draw:path>
          <draw:path draw:style-name="gr82" draw:text-style-name="P57" draw:layer="layout" svg:width="0.105cm" svg:height="0.867cm" svg:x="19.371cm" svg:y="13.902cm" svg:viewBox="0 0 106 868" svg:d="M106 868c0-289 0-579 0-868-36 0-71 0-106 0 0 289 0 579 0 868 35 0 70 0 106 0z">
            <text:p/>
          </draw:path>
          <draw:path draw:style-name="gr82" draw:text-style-name="P57" draw:layer="layout" svg:width="0.105cm" svg:height="0.863cm" svg:x="19.371cm" svg:y="14.712cm" svg:viewBox="0 0 106 864" svg:d="M106 864c0-288 0-576 0-864-36 0-71 0-106 0 0 288 0 576 0 864 35 0 70 0 106 0z">
            <text:p/>
          </draw:path>
          <draw:path draw:style-name="gr82" draw:text-style-name="P57" draw:layer="layout" svg:width="0.105cm" svg:height="0.863cm" svg:x="19.371cm" svg:y="15.522cm" svg:viewBox="0 0 106 864" svg:d="M106 864c0-288 0-576 0-864-36 0-71 0-106 0 0 288 0 576 0 864 35 0 70 0 106 0z">
            <text:p/>
          </draw:path>
          <draw:path draw:style-name="gr82" draw:text-style-name="P57" draw:layer="layout" svg:width="0.323cm" svg:height="0.831cm" svg:x="19.371cm" svg:y="16.35cm" svg:viewBox="0 0 324 832" svg:d="M324 832c0-23 0-47 0-70-53 0-107 0-160 0-33 0-58-22-58-54 0-236 0-472 0-708-36 0-71 0-106 0 0 277 0 554 0 832 108 0 216 0 324 0z">
            <text:p/>
          </draw:path>
          <draw:path draw:style-name="gr82" draw:text-style-name="P57" draw:layer="layout" svg:width="0.582cm" svg:height="0.885cm" svg:x="20.228cm" svg:y="12.516cm" svg:viewBox="0 0 583 886" svg:d="M583 40c0-13 0-27 0-40-138 7-153 7-288 7s-157 0-280-7c-5 2-10 5-15 7 1 45 4 84 4 135s-3 88-4 132c13 0 27 0 40 0 3-25 5-49 7-73 11-77 22-88 81-88 114 0 228 0 342 0-51 102-91 179-142 255-103 168-207 336-310 504 4 5 8 10 11 14 20-1 37-3 58-3 22 0 39 2 59 3 54-138 87-222 200-423 79-141 158-282 237-423z">
            <text:p/>
          </draw:path>
          <draw:path draw:style-name="gr82" draw:text-style-name="P57" draw:layer="layout" svg:width="0.688cm" svg:height="0.076cm" svg:x="19.827cm" svg:y="14.708cm" svg:viewBox="0 0 689 77" svg:d="M689 77c0-26 0-51 0-77-230 0-459 0-689 0 0 26 0 51 0 77 230 0 459 0 689 0z">
            <text:p/>
          </draw:path>
          <draw:path draw:style-name="gr82" draw:text-style-name="P57" draw:layer="layout" svg:width="0.455cm" svg:height="0.893cm" svg:x="20.68cm" svg:y="14.201cm" svg:viewBox="0 0 456 894" svg:d="M456 894c0-14 0-27 0-40-22-2-44-3-66-4-69-4-84-18-84-84 0-253 0-506 0-759-6-2-12-5-18-7-84 44-175 84-288 124 2 18 5 36 7 55 4 0 8 0 11 0 59-26 113-51 172-77 7 0 10 11 10 44 0 207 0 413 0 620 0 66-14 80-83 84-25 1-49 2-73 4 0 13 0 26 0 40 69-4 142-4 211-4 66 0 135 0 201 4z">
            <text:p/>
          </draw:path>
          <draw:path draw:style-name="gr83" draw:text-style-name="P58" draw:layer="layout" svg:width="0.571cm" svg:height="0.845cm" svg:x="20.206cm" svg:y="15.938cm" svg:viewBox="0 0 572 846" svg:d="M572 700c-2-2-5-5-7-7-129 5-258 10-386 15 0-4 0-8 0-11 74-73 148-146 222-219 84-84 131-175 131-259 0-128-113-219-273-219-77 0-135 22-208 77-7 70-15 141-22 211 16 1 32 3 48 4 7-29 14-59 21-88 11-40 70-73 128-73 84 0 135 59 135 146 0 95-48 194-150 292-70 71-141 141-211 212 0 21 0 43 0 65 91 0 182-3 277-3 98 0 193 3 292 3 0-29 0-47 0-65 0-30 0-48 3-81z">
            <text:p/>
          </draw:path>
          <draw:path draw:style-name="gr82" draw:text-style-name="P57" draw:layer="layout" svg:width="0.32cm" svg:height="0.831cm" svg:x="21.288cm" svg:y="12.33cm" svg:viewBox="0 0 321 832" svg:d="M321 832c0-278 0-555 0-832-107 0-214 0-321 0 0 23 0 46 0 69 52 0 104 0 157 0 33 0 62 22 62 55 0 236 0 472 0 708 34 0 68 0 102 0z">
            <text:p/>
          </draw:path>
          <draw:path draw:style-name="gr82" draw:text-style-name="P57" draw:layer="layout" svg:width="0.101cm" svg:height="0.863cm" svg:x="21.507cm" svg:y="13.092cm" svg:viewBox="0 0 102 864" svg:d="M102 864c0-288 0-576 0-864-34 0-68 0-102 0 0 288 0 576 0 864 34 0 68 0 102 0z">
            <text:p/>
          </draw:path>
          <draw:path draw:style-name="gr82" draw:text-style-name="P57" draw:layer="layout" svg:width="0.101cm" svg:height="0.863cm" svg:x="21.507cm" svg:y="13.902cm" svg:viewBox="0 0 102 864" svg:d="M102 864c0-288 0-576 0-864-34 0-68 0-102 0 0 288 0 576 0 864 34 0 68 0 102 0z">
            <text:p/>
          </draw:path>
          <draw:path draw:style-name="gr82" draw:text-style-name="P57" draw:layer="layout" svg:width="0.101cm" svg:height="0.863cm" svg:x="21.507cm" svg:y="14.712cm" svg:viewBox="0 0 102 864" svg:d="M102 864c0-288 0-576 0-864-34 0-68 0-102 0 0 288 0 576 0 864 34 0 68 0 102 0z">
            <text:p/>
          </draw:path>
          <draw:path draw:style-name="gr82" draw:text-style-name="P57" draw:layer="layout" svg:width="0.101cm" svg:height="0.863cm" svg:x="21.507cm" svg:y="15.522cm" svg:viewBox="0 0 102 864" svg:d="M102 864c0-288 0-576 0-864-34 0-68 0-102 0 0 288 0 576 0 864 34 0 68 0 102 0z">
            <text:p/>
          </draw:path>
          <draw:path draw:style-name="gr82" draw:text-style-name="P57" draw:layer="layout" svg:width="0.32cm" svg:height="0.831cm" svg:x="21.288cm" svg:y="16.35cm" svg:viewBox="0 0 321 832" svg:d="M321 832c0-278 0-555 0-832-34 0-68 0-102 0 0 236 0 472 0 708 0 32-29 54-62 54-53 0-105 0-157 0 0 23 0 47 0 70 107 0 214 0 321 0z">
            <text:p/>
          </draw:path>
          <draw:path draw:style-name="gr82" draw:text-style-name="P57" draw:layer="layout" svg:width="1.02cm" svg:height="0.911cm" svg:x="22.087cm" svg:y="14.194cm" svg:viewBox="0 0 1021 912" svg:d="M1021 40c0-13 0-27 0-40-52 4-103 4-154 4s-98 0-149-4c0 13 0 27 0 40 18 1 36 3 55 4 58 3 65 14 65 116 0 201 0 402 0 602-205-254-410-508-616-762-23 1-40 4-69 4-58 0-102-3-153-4 0 13 0 27 0 40 19 1 39 3 58 4 59 3 66 14 66 116 0 191 0 382 0 573 0 102-7 113-66 117-19 1-39 2-58 4 0 12 0 24 0 36 51 0 98-4 149-4s102 4 154 4c0-12 0-24 0-36-19-2-37-3-55-4-62-4-66-15-66-117 0-197 0-394 0-591 202 251 404 501 605 752 38 6 76 12 113 18 0-11-3-33-3-48 0-234 0-469 0-704 0-102 7-113 65-116 20-1 39-3 59-4z">
            <text:p/>
          </draw:path>
        </draw:g>
        <draw:frame draw:style-name="gr84" draw:text-style-name="P59" draw:layer="layout" svg:width="3.528cm" svg:height="1.17cm" svg:x="15.28cm" svg:y="15.247cm">
          <draw:text-box>
            <text:p text:style-name="P44"><text:span text:style-name="T42">x</text:span><text:span text:style-name="T43">-cross.</text:span></text:p>
          </draw:text-box>
        </draw:frame>
        <draw:g draw:style-name="gr20">
          <svg:title>TexMaths</svg:title>
          <svg:desc>28§latex§\yF
= 
\begin{bmatrix}
\bm{2} \\ 0 \\  -3
\end{bmatrix}
\unit{N}§svg§600§TRUE§</svg:desc>
          <draw:path draw:style-name="gr85" draw:text-style-name="P60" draw:layer="layout" svg:width="0.737cm" svg:height="0.839cm" svg:x="11.448cm" svg:y="2.19cm" svg:viewBox="0 0 738 840" svg:d="M707 197c10-62 21-124 31-186-5-3-9-5-14-7-71-2-143-3-214-4-74 0-116 4-190 4-77 0-131-3-197-4-2 13-5 26-7 39 21 1 42 2 63 3 42 4 57 14 57 42 0 4-4 14-4 25-34 189-68 377-102 566-18 95-32 116-70 119-18 1-35 3-53 4-2 14-5 28-7 42 63-1 116-4 190-4 81 0 136 3 204 4 2-14 4-28 7-42-26-1-52-3-78-4-35 0-45-10-45-35 0-14 0-24 3-46 15-79 31-159 46-239 22 0 44 0 67 0 70 3 140 5 211 7 5-19 11-39 17-59-2-4-5-7-7-11-57 1-115 3-172 4-35 0-70 0-106 0 20-117 40-235 60-352 42-3 78-3 116-3 32 0 134 7 144 21 7 7 11 17 11 53 0 21 0 42 0 63 13 0 26 0 39 0z">
            <text:p/>
          </draw:path>
          <draw:path draw:style-name="gr85" draw:text-style-name="P61" draw:layer="layout" svg:width="0.663cm" svg:height="0.333cm" svg:x="12.661cm" svg:y="2.528cm" svg:viewBox="0 0 664 334" svg:d="M0 74c221 0 443 0 664 0 0-25 0-49 0-74-221 0-443 0-664 0 0 25 0 49 0 74zM0 334c221 0 443 0 664 0 0-24 0-47 0-70-221 0-443 0-664 0 0 23 0 46 0 70z">
            <text:p/>
          </draw:path>
          <draw:path draw:style-name="gr85" draw:text-style-name="P61" draw:layer="layout" svg:width="0.312cm" svg:height="0.8cm" svg:x="13.979cm" svg:y="0.377cm" svg:viewBox="0 0 313 801" svg:d="M313 67c0-22 0-45 0-67-104 0-209 0-313 0 0 267 0 534 0 801 34 0 68 0 102 0 0-227 0-454 0-682 0-31 25-52 56-52 52 0 103 0 155 0z">
            <text:p/>
          </draw:path>
          <draw:path draw:style-name="gr85" draw:text-style-name="P61" draw:layer="layout" svg:width="0.101cm" svg:height="0.835cm" svg:x="13.979cm" svg:y="1.111cm" svg:viewBox="0 0 102 836" svg:d="M102 836c0-278 0-557 0-836-34 0-68 0-102 0 0 279 0 558 0 836 34 0 68 0 102 0z">
            <text:p/>
          </draw:path>
          <draw:path draw:style-name="gr85" draw:text-style-name="P61" draw:layer="layout" svg:width="0.101cm" svg:height="0.835cm" svg:x="13.979cm" svg:y="1.891cm" svg:viewBox="0 0 102 836" svg:d="M102 836c0-278 0-557 0-836-34 0-68 0-102 0 0 279 0 558 0 836 34 0 68 0 102 0z">
            <text:p/>
          </draw:path>
          <draw:path draw:style-name="gr85" draw:text-style-name="P61" draw:layer="layout" svg:width="0.101cm" svg:height="0.832cm" svg:x="13.979cm" svg:y="2.672cm" svg:viewBox="0 0 102 833" svg:d="M102 833c0-278 0-555 0-833-34 0-68 0-102 0 0 278 0 555 0 833 34 0 68 0 102 0z">
            <text:p/>
          </draw:path>
          <draw:path draw:style-name="gr85" draw:text-style-name="P61" draw:layer="layout" svg:width="0.101cm" svg:height="0.832cm" svg:x="13.979cm" svg:y="3.452cm" svg:viewBox="0 0 102 833" svg:d="M102 833c0-278 0-555 0-833-34 0-68 0-102 0 0 278 0 555 0 833 34 0 68 0 102 0z">
            <text:p/>
          </draw:path>
          <draw:path draw:style-name="gr85" draw:text-style-name="P61" draw:layer="layout" svg:width="0.312cm" svg:height="0.8cm" svg:x="13.979cm" svg:y="4.25cm" svg:viewBox="0 0 313 801" svg:d="M313 801c0-22 0-44 0-66-52 0-103 0-155 0-31 0-56-22-56-53 0-227 0-455 0-682-34 0-68 0-102 0 0 267 0 534 0 801 104 0 209 0 313 0z">
            <text:p/>
          </draw:path>
          <draw:path draw:style-name="gr83" draw:text-style-name="P58" draw:layer="layout" svg:width="0.551cm" svg:height="0.814cm" svg:x="14.784cm" svg:y="0.595cm" svg:viewBox="0 0 552 815" svg:d="M552 675c-2-3-5-5-7-7-124 4-249 9-373 14 0-4 0-7 0-11 72-70 143-140 215-211 81-77 126-168 126-249 0-123-109-211-263-211-74 0-130 21-201 74-7 68-14 136-21 204 15 1 31 2 46 3 7-28 14-56 21-84 10-39 67-67 123-67 81 0 130 53 130 137 0 91-46 186-144 281-68 69-136 138-204 208 0 20 0 39 0 59 88 0 176-3 267-3 95 0 186 3 281 3 0-28 0-45 0-63 0-28 0-42 4-77z">
            <text:p/>
          </draw:path>
          <draw:path draw:style-name="gr85" draw:text-style-name="P61" draw:layer="layout" svg:width="0.537cm" svg:height="0.874cm" svg:x="14.787cm" svg:y="2.187cm" svg:viewBox="0 0 538 875" svg:d="M538 397c0-270-81-397-250-397-190 0-288 151-288 450 0 144 26 270 70 330s113 95 190 95c186 0 278-162 278-478zM436 460c0 264-49 373-162 373-119 0-169-127-169-429 0-260 46-362 162-362 120 0 169 123 169 418z">
            <text:p/>
          </draw:path>
          <draw:path draw:style-name="gr85" draw:text-style-name="P61" draw:layer="layout" svg:width="0.663cm" svg:height="0.073cm" svg:x="14.418cm" svg:y="4.295cm" svg:viewBox="0 0 664 74" svg:d="M664 74c0-25 0-49 0-74-221 0-443 0-664 0 0 25 0 49 0 74 221 0 443 0 664 0z">
            <text:p/>
          </draw:path>
          <draw:path draw:style-name="gr85" draw:text-style-name="P61" draw:layer="layout" svg:width="0.551cm" svg:height="0.874cm" svg:x="15.185cm" svg:y="3.814cm" svg:viewBox="0 0 552 875" svg:d="M552 576c0-59-25-112-70-144-32-21-60-31-120-42 98-77 134-133 134-207 0-109-92-183-229-183-84 0-137 25-197 84-11 51-23 101-35 151 12 0 24 0 35 0 9-22 17-44 25-66 14-42 91-85 155-85 80 0 144 64 144 144 0 92-71 169-158 169-11 0-40-2-60-3-5 22-10 44-14 66 3 3 7 5 10 7 46-21 71-28 102-28 102 0 162 67 162 180 0 123-74 207-190 207-56 0-109-18-144-53-32-28-46-56-70-123-11 5-21 10-32 14 25 74 35 120 42 179 67 22 120 32 165 32 152 0 345-130 345-299z">
            <text:p/>
          </draw:path>
          <draw:path draw:style-name="gr85" draw:text-style-name="P61" draw:layer="layout" svg:width="0.308cm" svg:height="0.8cm" svg:x="15.828cm" svg:y="0.377cm" svg:viewBox="0 0 309 801" svg:d="M309 801c0-267 0-534 0-801-103 0-206 0-309 0 0 22 0 45 0 67 50 0 101 0 151 0 32 0 60 21 60 52 0 228 0 455 0 682 33 0 66 0 98 0z">
            <text:p/>
          </draw:path>
          <draw:path draw:style-name="gr85" draw:text-style-name="P61" draw:layer="layout" svg:width="0.097cm" svg:height="0.832cm" svg:x="16.039cm" svg:y="1.111cm" svg:viewBox="0 0 98 833" svg:d="M98 833c0-278 0-555 0-833-32 0-65 0-98 0 0 278 0 555 0 833 33 0 66 0 98 0z">
            <text:p/>
          </draw:path>
          <draw:path draw:style-name="gr85" draw:text-style-name="P61" draw:layer="layout" svg:width="0.097cm" svg:height="0.832cm" svg:x="16.039cm" svg:y="1.891cm" svg:viewBox="0 0 98 833" svg:d="M98 833c0-278 0-555 0-833-32 0-65 0-98 0 0 278 0 555 0 833 33 0 66 0 98 0z">
            <text:p/>
          </draw:path>
          <draw:path draw:style-name="gr85" draw:text-style-name="P61" draw:layer="layout" svg:width="0.097cm" svg:height="0.832cm" svg:x="16.039cm" svg:y="2.672cm" svg:viewBox="0 0 98 833" svg:d="M98 833c0-278 0-555 0-833-32 0-65 0-98 0 0 278 0 555 0 833 33 0 66 0 98 0z">
            <text:p/>
          </draw:path>
          <draw:path draw:style-name="gr85" draw:text-style-name="P61" draw:layer="layout" svg:width="0.097cm" svg:height="0.832cm" svg:x="16.039cm" svg:y="3.452cm" svg:viewBox="0 0 98 833" svg:d="M98 833c0-278 0-555 0-833-32 0-65 0-98 0 0 278 0 555 0 833 33 0 66 0 98 0z">
            <text:p/>
          </draw:path>
          <draw:path draw:style-name="gr85" draw:text-style-name="P61" draw:layer="layout" svg:width="0.308cm" svg:height="0.8cm" svg:x="15.828cm" svg:y="4.25cm" svg:viewBox="0 0 309 801" svg:d="M309 801c0-267 0-534 0-801-32 0-65 0-98 0 0 227 0 455 0 682 0 31-28 53-60 53-50 0-101 0-151 0 0 22 0 44 0 66 103 0 206 0 309 0z">
            <text:p/>
          </draw:path>
          <draw:path draw:style-name="gr85" draw:text-style-name="P61" draw:layer="layout" svg:width="0.983cm" svg:height="0.878cm" svg:x="16.598cm" svg:y="2.173cm" svg:viewBox="0 0 984 879" svg:d="M984 39c0-13 0-26 0-39-49 4-98 4-147 4-50 0-95 0-145-4 0 13 0 26 0 39 18 1 36 2 53 3 56 4 63 14 63 113 0 193 0 386 0 580-198-245-396-490-594-735-22 1-38 4-66 4-57 0-99-3-148-4 0 13 0 26 0 39 19 1 37 2 56 3 56 4 64 14 64 113 0 184 0 367 0 551 0 99-8 109-64 113-19 1-37 2-56 3 0 12 0 24 0 36 49 0 95-4 144-4s99 4 148 4c0-12 0-24 0-36-18-1-35-2-53-3-60-4-63-14-63-113 0-189 0-379 0-569 194 241 389 483 583 724 37 6 73 12 109 18 0-11-3-32-3-46 0-226 0-452 0-678 0-99 7-109 63-113 19-1 37-2 56-3z">
            <text:p/>
          </draw:path>
        </draw:g>
        <draw:frame draw:style-name="gr86" draw:text-style-name="P62" draw:layer="layout" svg:width="3.473cm" svg:height="1.17cm" svg:x="9.881cm" svg:y="3.247cm">
          <draw:text-box>
            <text:p text:style-name="P44"><text:span text:style-name="T44">z</text:span><text:span text:style-name="T45">-cross.</text:span></text:p>
          </draw:text-box>
        </draw:frame>
        <draw:custom-shape draw:style-name="gr87" draw:text-style-name="P63" draw:layer="layout" svg:width="0.667cm" svg:height="0.667cm" svg:x="14.162cm" svg:y="6.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8" draw:text-style-name="P15" draw:layer="layout" svg:width="1.28cm" svg:height="0.214cm" svg:x="14.708cm" svg:y="11.571cm" svg:viewBox="0 0 1281 215" svg:d="M1281 215c-644 0-462-205-1281-215">
          <text:p/>
        </draw:path>
        <draw:path draw:style-name="gr89" draw:text-style-name="P15" draw:layer="layout" svg:width="2.631cm" svg:height="0.448cm" svg:x="16.105cm" svg:y="11.337cm" svg:viewBox="0 0 2632 449" svg:d="M2632 224c-826-4-644-228-1309-224-596-4-665 449-1323 449">
          <text:p/>
        </draw:path>
        <draw:path draw:style-name="gr88" draw:text-style-name="P15" draw:layer="layout" svg:width="1.28cm" svg:height="0.214cm" draw:transform="rotate (1.68371912939893) translate (9.86498630304442cm 7.99703391154555cm)" svg:viewBox="0 0 1281 215" svg:d="M1281 215c-644 0-462-205-1281-215">
          <text:p/>
        </draw:path>
        <draw:path draw:style-name="gr89" draw:text-style-name="P15" draw:layer="layout" svg:width="2.631cm" svg:height="0.448cm" draw:transform="rotate (1.68371912939893) translate (9.47489893652814cm 6.63484297984228cm)" svg:viewBox="0 0 2632 449" svg:d="M2632 224c-826-4-644-228-1309-224-596-4-665 449-1323 449">
          <text:p/>
        </draw:path>
        <draw:custom-shape draw:style-name="gr90" draw:text-style-name="P64" draw:layer="layout" svg:width="1.645cm" svg:height="1.646cm" svg:x="14.213cm" svg:y="0.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64" draw:layer="layout" svg:width="1.706cm" svg:height="1.708cm" svg:x="19.615cm" svg:y="15.5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9" presentation:class="page"/>
          <draw:frame presentation:style-name="pr1" draw:text-style-name="P1" draw:layer="layout" svg:width="16.771cm" svg:height="12.572cm" svg:x="2.40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path draw:style-name="gr92" draw:text-style-name="P2" draw:layer="layout" svg:width="19.072cm" svg:height="7.967cm" draw:transform="rotate (0.11065387457644) translate (3.50977234999903cm 4.63276420119394cm)" svg:viewBox="0 0 19073 7968" svg:d="M0 6169c5941 0 3406-751 5666-3460s4104-3015 5453-2504c1348 511-315 3415 1942 5520 2257 2104 6012 2243 6012 2243">
          <text:p/>
        </draw:path>
        <dr3d:scene draw:style-name="gr93"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4" draw:layer="layout" svg:viewBox="0 -5000 2500 10000" svg:d="M0 5000l125-500 125-500 250-1000 500-2000 500-2000 500-2000 500-2000h-500-500-500-500-250-250z"/>
        </dr3d:scene>
        <dr3d:scene draw:style-name="gr93"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5" draw:layer="layout"/>
        </dr3d:scene>
        <dr3d:scene draw:style-name="gr93"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95"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20">
          <svg:title>TexMaths</svg:title>
          <svg:desc>28§display§t_{1}§svg§600§TRUE§</svg:desc>
          <draw:path draw:style-name="gr96" draw:text-style-name="P65"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96" draw:text-style-name="P65"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20">
          <svg:title>TexMaths</svg:title>
          <svg:desc>28§display§t_{2}§svg§600§TRUE§</svg:desc>
          <draw:path draw:style-name="gr96" draw:text-style-name="P65"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96" draw:text-style-name="P65"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1" draw:layer="layout" svg:width="21.219cm" svg:height="10.476cm" svg:x="0.185cm" svg:y="2.123cm" draw:page-number="10" presentation:class="page"/>
          <draw:frame presentation:style-name="pr1" draw:text-style-name="P66"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line draw:style-name="gr97" draw:text-style-name="P2" draw:layer="layout" svg:x1="16.351cm" svg:y1="13.015cm" svg:x2="16.351cm" svg:y2="8.414cm">
          <text:p/>
        </draw:line>
        <draw:custom-shape draw:style-name="gr98" draw:text-style-name="P2" draw:layer="layout" svg:width="0.67cm" svg:height="0.3cm" svg:x="16.028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2" draw:layer="layout" svg:width="14.085cm" svg:height="6.305cm" svg:x="9.321cm" svg:y="5.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2" draw:layer="layout" svg:x1="22.492cm" svg:y1="6.865cm" svg:x2="19.884cm" svg:y2="4.743cm">
          <text:p/>
        </draw:line>
        <dr3d:scene draw:style-name="gr101" svg:width="1.382cm" svg:height="1.382cm" svg:x="21.954cm" svg:y="6.4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2" draw:layer="layout"/>
        </dr3d:scene>
        <draw:frame draw:style-name="gr103" draw:text-style-name="P67" draw:layer="layout" svg:width="0.9cm" svg:height="0.992cm" svg:x="19.884cm" svg:y="4.028cm">
          <draw:text-box>
            <text:p><text:span text:style-name="T46">v</text:span></text:p>
          </draw:text-box>
        </draw:frame>
        <draw:line draw:style-name="gr104" draw:text-style-name="P2" draw:layer="layout" svg:x1="16.351cm" svg:y1="14.612cm" svg:x2="16.351cm" svg:y2="13.115cm">
          <text:p/>
        </draw:line>
        <draw:line draw:style-name="gr105" draw:text-style-name="P2" draw:layer="layout" svg:x1="22.382cm" svg:y1="7.175cm" svg:x2="16.352cm" svg:y2="8.414cm">
          <text:p/>
        </draw:line>
        <presentation:notes draw:style-name="dp2">
          <draw:page-thumbnail draw:style-name="gr1" draw:layer="layout" svg:width="21.219cm" svg:height="10.476cm" svg:x="0.185cm" svg:y="2.123cm" draw:page-number="11" presentation:class="page"/>
          <draw:frame presentation:style-name="pr1" draw:text-style-name="P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106" draw:text-style-name="P68" draw:layer="layout" svg:width="20.098cm" svg:height="5.583cm" draw:transform="skewX (0.806691180271779) translate (7.715cm 11.016cm)">
          <text:p/>
          <draw:enhanced-geometry svg:viewBox="0 0 21600 21600" draw:mirror-horizontal="false" draw:mirror-vertical="false" draw:type="rectangle" draw:enhanced-path="M 0 0 L 21600 0 21600 21600 0 21600 0 0 Z N"/>
        </draw:custom-shape>
        <draw:line draw:style-name="gr107" draw:text-style-name="P2" draw:layer="layout" svg:x1="14.489cm" svg:y1="14.156cm" svg:x2="14.489cm" svg:y2="1.238cm">
          <text:p/>
        </draw:line>
        <dr3d:scene draw:style-name="gr108" svg:width="1.382cm" svg:height="1.382cm" svg:x="21.712cm" svg:y="5.0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9" draw:layer="layout"/>
        </dr3d:scene>
        <draw:frame draw:style-name="gr103" draw:text-style-name="P67" draw:layer="layout" svg:width="0.9cm" svg:height="0.992cm" svg:x="18.799cm" svg:y="6.952cm">
          <draw:text-box>
            <text:p><text:span text:style-name="T46">v</text:span></text:p>
          </draw:text-box>
        </draw:frame>
        <draw:line draw:style-name="gr105" draw:text-style-name="P2" draw:layer="layout" svg:x1="21.989cm" svg:y1="5.599cm" svg:x2="14.504cm" svg:y2="1.023cm">
          <text:p/>
        </draw:line>
        <draw:line draw:style-name="gr110" draw:text-style-name="P2" draw:layer="layout" svg:x1="22.389cm" svg:y1="6.109cm" svg:x2="22.389cm" svg:y2="12.013cm">
          <text:p/>
        </draw:line>
        <draw:frame draw:style-name="gr103" draw:text-style-name="P69" draw:layer="layout" svg:width="0.9cm" svg:height="0.992cm" svg:x="22.33cm" svg:y="8.261cm">
          <draw:text-box>
            <text:p><text:span text:style-name="T47">z</text:span></text:p>
          </draw:text-box>
        </draw:frame>
        <draw:frame draw:style-name="gr111" draw:text-style-name="P70" draw:layer="layout" svg:width="0.913cm" svg:height="0.992cm" svg:x="18.53cm" svg:y="2.761cm">
          <draw:text-box>
            <text:p><text:span text:style-name="T48">L</text:span></text:p>
          </draw:text-box>
        </draw:frame>
        <draw:g draw:style-name="gr20">
          <draw:line draw:style-name="gr112" draw:text-style-name="P2" draw:layer="layout" svg:x1="22.089cm" svg:y1="5.98cm" svg:x2="19.253cm" svg:y2="7.985cm">
            <text:p/>
          </draw:line>
          <dr3d:scene draw:style-name="gr113" svg:width="0.978cm" svg:height="0.901cm" svg:x="18.617cm" svg:y="7.729cm" dr3d:transform="matrix (0.496618396534928 0.111390267230055 0.860791714986554 -0.733778416144405 -0.475841723899046 0.484916374024833 0.463615578064074 -0.872448773374805 -0.154575980065189 0.00655839378047528cm -0.00534912980086488cm -0.012917226006907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4" draw:layer="layout" svg:viewBox="0 -5000 2500 10000" svg:d="M0 5000l125-500 125-500 250-1000 500-2000 500-2000 500-2000 500-2000h-500-500-500-500-250-250z"/>
          </dr3d:scene>
        </draw:g>
        <draw:line draw:style-name="gr105" draw:text-style-name="P2" draw:layer="layout" svg:x1="14.504cm" svg:y1="9.796cm" svg:x2="14.504cm" svg:y2="1.023cm">
          <text:p/>
        </draw:line>
        <presentation:notes draw:style-name="dp2">
          <draw:page-thumbnail draw:style-name="gr1" draw:layer="layout" svg:width="21.219cm" svg:height="10.476cm" svg:x="0.185cm" svg:y="2.123cm" draw:page-number="12" presentation:class="page"/>
          <draw:frame presentation:style-name="pr1" draw:text-style-name="P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26" draw:text-style-name="P2" draw:layer="layout" svg:width="8.993cm" svg:height="14.999cm" svg:x="3.453cm" svg:y="1.172cm">
          <draw:image xlink:href="Pictures/10000001000001540000023774712B8F.png" xlink:type="simple" xlink:show="embed" xlink:actuate="onLoad" draw:mime-type="image/png">
            <text:p/>
          </draw:image>
        </draw:frame>
        <draw:custom-shape draw:style-name="gr115" draw:text-style-name="P68" draw:layer="layout" svg:width="4.947cm" svg:height="6.152cm" svg:x="5.498cm" svg:y="12.383cm">
          <text:p/>
          <draw:enhanced-geometry svg:viewBox="0 0 21600 21600" draw:type="rectangle" draw:enhanced-path="M 0 0 L 21600 0 21600 21600 0 21600 0 0 Z N"/>
        </draw:custom-shape>
        <draw:path draw:style-name="gr41" draw:text-style-name="P27" draw:layer="layout" svg:width="3.014cm" svg:height="0.43cm" svg:x="1.246cm" svg:y="18.902cm" svg:viewBox="0 0 3015 431" svg:d="M0 246v-31-30h2442v30 31zM2447 386l26-53 18-59 4-61-6-61-18-57-25-52-33-43 602 215-602 216z">
          <text:p/>
        </draw:path>
        <draw:path draw:style-name="gr42" draw:text-style-name="P27" draw:layer="layout" svg:width="0.43cm" svg:height="3.014cm" svg:x="1.03cm" svg:y="16.102cm" svg:viewBox="0 0 431 3015" svg:d="M246 3015h-31-30v-2442h30 31zM386 568l-53-26-59-17-61-5-61 6-57 18-52 26-43 32 215-602 216 602z">
          <text:p/>
        </draw:path>
        <draw:path draw:style-name="gr43" draw:text-style-name="P28"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44" draw:text-style-name="P28"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26" draw:text-style-name="P2" draw:layer="layout" svg:width="8.993cm" svg:height="14.999cm" svg:x="18.453cm" svg:y="0.473cm">
          <draw:image xlink:href="Pictures/10000001000001540000023774712B8F.png" xlink:type="simple" xlink:show="embed" xlink:actuate="onLoad" draw:mime-type="image/png">
            <text:p/>
          </draw:image>
        </draw:frame>
        <draw:custom-shape draw:style-name="gr115" draw:text-style-name="P68" draw:layer="layout" svg:width="4.947cm" svg:height="6.152cm" svg:x="20.498cm" svg:y="11.684cm">
          <text:p/>
          <draw:enhanced-geometry svg:viewBox="0 0 21600 21600" draw:type="rectangle" draw:enhanced-path="M 0 0 L 21600 0 21600 21600 0 21600 0 0 Z N"/>
        </draw:custom-shape>
        <draw:path draw:style-name="gr41" draw:text-style-name="P27" draw:layer="layout" svg:width="3.014cm" svg:height="0.43cm" svg:x="19.141cm" svg:y="19.203cm" svg:viewBox="0 0 3015 431" svg:d="M0 246v-31-30h2442v30 31zM2447 386l26-53 18-59 4-61-6-61-18-57-25-52-33-43 602 215-602 216z">
          <text:p/>
        </draw:path>
        <draw:path draw:style-name="gr42" draw:text-style-name="P27" draw:layer="layout" svg:width="0.43cm" svg:height="3.014cm" svg:x="18.925cm" svg:y="16.403cm" svg:viewBox="0 0 431 3015" svg:d="M246 3015h-31-30v-2442h30 31zM386 568l-53-26-59-17-61-5-61 6-57 18-52 26-43 32 215-602 216 602z">
          <text:p/>
        </draw:path>
        <draw:path draw:style-name="gr43" draw:text-style-name="P28"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44" draw:text-style-name="P28"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1" draw:layer="layout" svg:width="21.219cm" svg:height="10.476cm" svg:x="0.185cm" svg:y="2.123cm" draw:page-number="13" presentation:class="page"/>
          <draw:frame presentation:style-name="pr1" draw:text-style-name="P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frame draw:style-name="gr26" draw:text-style-name="P2" draw:layer="layout" svg:width="8.993cm" svg:height="14.999cm" svg:x="3.453cm" svg:y="1.172cm">
          <draw:image xlink:href="Pictures/10000001000001540000023774712B8F.png" xlink:type="simple" xlink:show="embed" xlink:actuate="onLoad" draw:mime-type="image/png">
            <text:p/>
          </draw:image>
        </draw:frame>
        <draw:custom-shape draw:style-name="gr115" draw:text-style-name="P68" draw:layer="layout" svg:width="4.947cm" svg:height="6.152cm" svg:x="5.498cm" svg:y="12.383cm">
          <text:p/>
          <draw:enhanced-geometry svg:viewBox="0 0 21600 21600" draw:type="rectangle" draw:enhanced-path="M 0 0 L 21600 0 21600 21600 0 21600 0 0 Z N"/>
        </draw:custom-shape>
        <draw:path draw:style-name="gr41" draw:text-style-name="P27" draw:layer="layout" svg:width="3.014cm" svg:height="0.43cm" svg:x="1.246cm" svg:y="18.902cm" svg:viewBox="0 0 3015 431" svg:d="M0 246v-31-30h2442v30 31zM2447 386l26-53 18-59 4-61-6-61-18-57-25-52-33-43 602 215-602 216z">
          <text:p/>
        </draw:path>
        <draw:path draw:style-name="gr42" draw:text-style-name="P27" draw:layer="layout" svg:width="0.43cm" svg:height="3.014cm" svg:x="1.03cm" svg:y="16.102cm" svg:viewBox="0 0 431 3015" svg:d="M246 3015h-31-30v-2442h30 31zM386 568l-53-26-59-17-61-5-61 6-57 18-52 26-43 32 215-602 216 602z">
          <text:p/>
        </draw:path>
        <draw:path draw:style-name="gr43" draw:text-style-name="P28"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44" draw:text-style-name="P28"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26" draw:text-style-name="P2" draw:layer="layout" svg:width="8.993cm" svg:height="14.999cm" svg:x="18.453cm" svg:y="0.473cm">
          <draw:image xlink:href="Pictures/10000001000001540000023774712B8F.png" xlink:type="simple" xlink:show="embed" xlink:actuate="onLoad" draw:mime-type="image/png">
            <text:p/>
          </draw:image>
        </draw:frame>
        <draw:custom-shape draw:style-name="gr115" draw:text-style-name="P68" draw:layer="layout" svg:width="4.947cm" svg:height="6.152cm" svg:x="20.498cm" svg:y="11.684cm">
          <text:p/>
          <draw:enhanced-geometry svg:viewBox="0 0 21600 21600" draw:type="rectangle" draw:enhanced-path="M 0 0 L 21600 0 21600 21600 0 21600 0 0 Z N"/>
        </draw:custom-shape>
        <draw:path draw:style-name="gr41" draw:text-style-name="P27" draw:layer="layout" svg:width="3.014cm" svg:height="0.43cm" svg:x="16.56cm" svg:y="16.105cm" svg:viewBox="0 0 3015 431" svg:d="M0 246v-31-30h2442v30 31zM2447 386l26-53 18-59 4-61-6-61-18-57-25-52-33-43 602 215-602 216z">
          <text:p/>
        </draw:path>
        <draw:path draw:style-name="gr42" draw:text-style-name="P27" draw:layer="layout" svg:width="0.43cm" svg:height="3.014cm" svg:x="16.344cm" svg:y="13.305cm" svg:viewBox="0 0 431 3015" svg:d="M246 3015h-31-30v-2442h30 31zM386 568l-53-26-59-17-61-5-61 6-57 18-52 26-43 32 215-602 216 602z">
          <text:p/>
        </draw:path>
        <draw:path draw:style-name="gr43" draw:text-style-name="P28"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44" draw:text-style-name="P28"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16" draw:text-style-name="P20" draw:layer="layout" svg:width="10.743cm" svg:height="2.036cm" svg:x="17.484cm" svg:y="17.873cm">
          <text:p/>
          <draw:enhanced-geometry svg:viewBox="0 0 21600 21600" draw:type="rectangle" draw:enhanced-path="M 0 0 L 21600 0 21600 21600 0 21600 0 0 Z N"/>
        </draw:custom-shape>
        <draw:line draw:style-name="gr117" draw:text-style-name="P2" draw:layer="layout" svg:x1="20.498cm" svg:y1="17.854cm" svg:x2="25.445cm" svg:y2="17.854cm">
          <text:p/>
        </draw:line>
        <presentation:notes draw:style-name="dp2">
          <draw:page-thumbnail draw:style-name="gr1" draw:layer="layout" svg:width="21.219cm" svg:height="10.476cm" svg:x="0.185cm" svg:y="2.123cm" draw:page-number="14" presentation:class="page"/>
          <draw:frame presentation:style-name="pr1" draw:text-style-name="P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frame draw:style-name="gr26" draw:text-style-name="P2" draw:layer="layout" svg:width="5.364cm" svg:height="13.385cm" svg:x="11.153cm" svg:y="1.873cm">
          <draw:image xlink:href="Pictures/1000000000000063000000F74942FFCF.png" xlink:type="simple" xlink:show="embed" xlink:actuate="onLoad" draw:mime-type="image/png">
            <text:p/>
          </draw:image>
        </draw:frame>
        <draw:g draw:style-name="gr20">
          <draw:path draw:style-name="gr41" draw:text-style-name="P27" draw:layer="layout" svg:width="2.338cm" svg:height="0.333cm" svg:x="10.159cm" svg:y="8.867cm" svg:viewBox="0 0 2339 334" svg:d="M0 191v-24-23h1895v23 24zM1898 299l21-41 14-45 3-48-5-47-14-44-19-41-26-33 467 167-467 167z">
            <text:p/>
          </draw:path>
          <draw:path draw:style-name="gr42" draw:text-style-name="P27" draw:layer="layout" svg:width="0.333cm" svg:height="2.338cm" svg:x="9.991cm" svg:y="6.694cm" svg:viewBox="0 0 334 2339" svg:d="M191 2339h-24-23v-1894h23 24zM299 441l-41-20-45-14-48-4-47 5-44 14-41 20-33 25 167-467 167 467z">
            <text:p/>
          </draw:path>
          <draw:path draw:style-name="gr43" draw:text-style-name="P28"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44" draw:text-style-name="P28"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18" draw:text-style-name="P20" draw:layer="layout" svg:width="9.142cm" svg:height="0.777cm" svg:x="8.938cm" svg:y="15.313cm">
          <text:p/>
          <draw:enhanced-geometry svg:viewBox="0 0 21600 21600" draw:type="rectangle" draw:enhanced-path="M 0 0 L 21600 0 21600 21600 0 21600 0 0 Z N"/>
        </draw:custom-shape>
        <draw:line draw:style-name="gr119" draw:text-style-name="P2" draw:layer="layout" svg:x1="11.485cm" svg:y1="15.294cm" svg:x2="12.702cm" svg:y2="15.294cm">
          <text:p/>
        </draw:line>
        <presentation:notes draw:style-name="dp2">
          <draw:page-thumbnail draw:style-name="gr1" draw:layer="layout" svg:width="21.219cm" svg:height="10.476cm" svg:x="0.185cm" svg:y="2.123cm" draw:page-number="15" presentation:class="page"/>
          <draw:frame presentation:style-name="pr1" draw:text-style-name="P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custom-shape draw:style-name="gr115" draw:text-style-name="P68" draw:layer="layout" svg:width="4.947cm" svg:height="6.152cm" svg:x="12.086cm" svg:y="4.479cm">
          <text:p/>
          <draw:enhanced-geometry svg:viewBox="0 0 21600 21600" draw:type="rectangle" draw:enhanced-path="M 0 0 L 21600 0 21600 21600 0 21600 0 0 Z N"/>
        </draw:custom-shape>
        <draw:path draw:style-name="gr42" draw:text-style-name="P27" draw:layer="layout" svg:width="0.43cm" svg:height="3.014cm" svg:x="9.676cm" svg:y="5.724cm" svg:viewBox="0 0 431 3015" svg:d="M246 3015h-31-30v-2442h30 31zM386 568l-53-26-59-17-61-5-61 6-57 18-52 26-43 32 215-602 216 602z">
          <text:p/>
        </draw:path>
        <draw:path draw:style-name="gr43" draw:text-style-name="P28"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20" draw:text-style-name="P2" draw:layer="layout" svg:width="2.628cm" svg:height="4.82cm" draw:transform="rotate (0.770737397680696) translate (7.884cm 15cm)" svg:viewBox="0 0 2629 4821" svg:d="M0 0c0 0 1743 1693 2361 2293 648 814-85 2528-85 2528">
          <text:p/>
        </draw:path>
        <draw:line draw:style-name="gr121" draw:text-style-name="P2" draw:layer="layout" svg:x1="19.079cm" svg:y1="8.738cm" svg:x2="17.914cm" svg:y2="8.738cm">
          <text:p/>
        </draw:line>
        <draw:line draw:style-name="gr121" draw:text-style-name="P2" draw:layer="layout" svg:x1="17.027cm" svg:y1="10.813cm" svg:x2="15.507cm" svg:y2="10.813cm">
          <text:p/>
        </draw:line>
        <draw:path draw:style-name="gr121" draw:text-style-name="P2" draw:layer="layout" svg:width="2.257cm" svg:height="0.285cm" draw:transform="skewX (0.478394747971646) rotate (-1.97431644985599) translate (18.0168475820177cm 8.86264265922793cm)" svg:viewBox="0 0 2258 286" svg:d="M2258 145c-473-500-1724 495-2258-2">
          <text:p/>
        </draw:path>
        <draw:line draw:style-name="gr121" draw:text-style-name="P2" draw:layer="layout" svg:x1="10.107cm" svg:y1="8.739cm" svg:x2="11.272cm" svg:y2="8.739cm">
          <text:p/>
        </draw:line>
        <draw:line draw:style-name="gr121" draw:text-style-name="P2" draw:layer="layout" svg:x1="12.159cm" svg:y1="10.814cm" svg:x2="15.507cm" svg:y2="10.814cm">
          <text:p/>
        </draw:line>
        <draw:path draw:style-name="gr121" draw:text-style-name="P2"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1" draw:layer="layout" svg:width="21.219cm" svg:height="10.476cm" svg:x="0.185cm" svg:y="2.123cm" draw:page-number="16" presentation:class="page"/>
          <draw:frame presentation:style-name="pr1" draw:text-style-name="P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frame draw:style-name="gr26" draw:text-style-name="P2" draw:layer="layout" svg:width="9.61cm" svg:height="12cm" svg:x="2.811cm" svg:y="4.27cm">
          <draw:image xlink:href="Pictures/100000000000007900000097F58C74D6.png" xlink:type="simple" xlink:show="embed" xlink:actuate="onLoad" draw:mime-type="image/png">
            <text:p/>
          </draw:image>
        </draw:frame>
        <draw:custom-shape draw:style-name="gr122" draw:text-style-name="P68" draw:layer="layout" svg:width="14.42cm" svg:height="12cm" svg:x="12.469cm" svg:y="4.27cm">
          <text:p/>
          <draw:enhanced-geometry svg:viewBox="0 0 21600 21600" draw:type="rectangle" draw:enhanced-path="M 0 0 L 21600 0 21600 21600 0 21600 0 0 Z N"/>
        </draw:custom-shape>
        <draw:custom-shape draw:style-name="gr123" draw:text-style-name="P20"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7" presentation:class="page"/>
          <draw:frame presentation:style-name="pr1" draw:text-style-name="P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custom-shape draw:style-name="gr124" draw:text-style-name="P16" draw:layer="layout" svg:width="2.392cm" svg:height="7.864cm" svg:x="20.638cm" svg:y="7.942cm">
          <text:p/>
          <draw:enhanced-geometry svg:viewBox="0 0 21600 21600" draw:type="rectangle" draw:enhanced-path="M 0 0 L 21600 0 21600 21600 0 21600 0 0 Z N"/>
        </draw:custom-shape>
        <draw:custom-shape draw:style-name="gr125" draw:text-style-name="P16" draw:layer="layout" svg:width="4.72cm" svg:height="3.091cm" svg:x="3.933cm" svg:y="10.235cm">
          <text:p/>
          <draw:enhanced-geometry svg:viewBox="0 0 21600 21600" draw:type="rectangle" draw:enhanced-path="M 0 0 L 21600 0 21600 21600 0 21600 0 0 Z N"/>
        </draw:custom-shape>
        <draw:custom-shape draw:style-name="gr126" draw:text-style-name="P35" draw:layer="layout" svg:width="2.501cm" svg:height="1.493cm" svg:x="20.584cm" svg:y="6.464cm">
          <text:p/>
          <draw:enhanced-geometry svg:viewBox="0 0 21600 21600" draw:type="rectangle" draw:enhanced-path="M 0 0 L 21600 0 21600 21600 0 21600 0 0 Z N"/>
        </draw:custom-shape>
        <draw:line draw:style-name="gr22" draw:text-style-name="P2" draw:layer="layout" svg:x1="20.532cm" svg:y1="5.944cm" svg:x2="20.532cm" svg:y2="15.909cm">
          <text:p/>
        </draw:line>
        <draw:line draw:style-name="gr22" draw:text-style-name="P2" draw:layer="layout" svg:x1="23.132cm" svg:y1="5.944cm" svg:x2="23.132cm" svg:y2="15.909cm">
          <text:p/>
        </draw:line>
        <draw:line draw:style-name="gr22" draw:text-style-name="P2" draw:layer="layout" svg:x1="20.433cm" svg:y1="15.806cm" svg:x2="23.236cm" svg:y2="15.806cm">
          <text:p/>
        </draw:line>
        <draw:g draw:style-name="gr20">
          <svg:title>TexMaths</svg:title>
          <svg:desc>28§latex§$$A$$§svg§600§TRUE§</svg:desc>
          <draw:path draw:style-name="gr127" draw:text-style-name="P71"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128" draw:text-style-name="P37" draw:layer="layout" svg:x1="21.799cm" svg:y1="4.301cm" svg:x2="21.799cm" svg:y2="1.975cm">
          <text:p/>
        </draw:line>
        <draw:g draw:style-name="gr20">
          <svg:title>TexMaths</svg:title>
          <svg:desc>28§latex§$$\yv$$§svg§600§TRUE§</svg:desc>
          <draw:path draw:style-name="gr127" draw:text-style-name="P71"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129" draw:text-style-name="P72" draw:layer="layout" svg:width="1.57cm" svg:height="1.103cm" svg:x="24.309cm" svg:y="11.186cm">
          <draw:text-box>
            <text:p><text:span text:style-name="T49">z</text:span><text:span text:style-name="T50">(</text:span><text:span text:style-name="T49">t</text:span><text:span text:style-name="T50">)</text:span></text:p>
          </draw:text-box>
        </draw:frame>
        <draw:measure draw:style-name="gr130" draw:text-style-name="P19" draw:layer="layout" svg:x1="23.675cm" svg:y1="7.938cm" svg:x2="23.681cm" svg:y2="15.74cm">
          <text:p/>
        </draw:measure>
        <draw:g draw:style-name="gr20">
          <svg:title>TexMaths</svg:title>
          <svg:desc>28§latex§$$V(t)$$§svg§600§TRUE§</svg:desc>
          <draw:path draw:style-name="gr131" draw:text-style-name="P65"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131" draw:text-style-name="P65" draw:layer="layout" svg:width="0.248cm" svg:height="0.943cm" svg:x="21.743cm" svg:y="11.02cm" svg:viewBox="0 0 249 944" svg:d="M238 0c-149 98-238 263-238 472 0 193 92 374 235 472 4-5 9-11 14-17-137-117-160-231-160-458 0-226 26-346 160-452-4-6-8-11-11-17z">
            <text:p/>
          </draw:path>
          <draw:path draw:style-name="gr131" draw:text-style-name="P65"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131" draw:text-style-name="P65" draw:layer="layout" svg:width="0.248cm" svg:height="0.943cm" svg:x="22.45cm" svg:y="11.02cm" svg:viewBox="0 0 249 944" svg:d="M11 0c-4 6-7 11-11 17 134 106 159 226 159 452 0 227-22 341-159 458 5 6 9 12 14 17 143-98 235-279 235-472 0-209-90-374-238-472z">
            <text:p/>
          </draw:path>
        </draw:g>
        <draw:g draw:style-name="gr20">
          <svg:title>TexMaths</svg:title>
          <svg:desc>28§latex§$$\yM$$§svg§600§TRUE§</svg:desc>
          <draw:path draw:style-name="gr132" draw:text-style-name="P73"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133" draw:text-style-name="P35" draw:layer="layout" svg:width="4.717cm" svg:height="2.816cm" svg:x="3.935cm" svg:y="7.447cm">
          <text:p/>
          <draw:enhanced-geometry svg:viewBox="0 0 21600 21600" draw:type="rectangle" draw:enhanced-path="M 0 0 L 21600 0 21600 21600 0 21600 0 0 Z N"/>
        </draw:custom-shape>
        <draw:line draw:style-name="gr134" draw:text-style-name="P37" draw:layer="layout" svg:x1="7.145cm" svg:y1="7.549cm" svg:x2="7.145cm" svg:y2="9.528cm">
          <text:p/>
        </draw:line>
        <draw:line draw:style-name="gr135" draw:text-style-name="P37" draw:layer="layout" svg:x1="5.445cm" svg:y1="10.161cm" svg:x2="5.445cm" svg:y2="8.501cm">
          <text:p/>
        </draw:line>
        <draw:g draw:style-name="gr20">
          <svg:title>TexMaths</svg:title>
          <svg:desc>28§latex§$$F_{\text{atm}}$$§svg§600§TRUE§</svg:desc>
          <draw:path draw:style-name="gr131" draw:text-style-name="P65"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131" draw:text-style-name="P65"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131" draw:text-style-name="P65"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131" draw:text-style-name="P65"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20">
          <svg:title>TexMaths</svg:title>
          <svg:desc>28§latex§$$F_{\text{pg}}$$§svg§600§TRUE§</svg:desc>
          <draw:path draw:style-name="gr131" draw:text-style-name="P65"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131" draw:text-style-name="P65"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131" draw:text-style-name="P65"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20">
          <svg:title>TexMaths</svg:title>
          <svg:desc>28§latex§$$F_{\text{gp}}$$§svg§600§TRUE§</svg:desc>
          <draw:path draw:style-name="gr131" draw:text-style-name="P65"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131" draw:text-style-name="P65"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131" draw:text-style-name="P65"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135" draw:text-style-name="P37" draw:layer="layout" svg:x1="5.445cm" svg:y1="10.36cm" svg:x2="5.445cm" svg:y2="12.02cm">
          <text:p/>
        </draw:line>
        <draw:path draw:style-name="gr136" draw:text-style-name="P74" draw:layer="layout" svg:width="4.719cm" svg:height="1.094cm" svg:x="3.933cm" svg:y="12.331cm" svg:viewBox="0 0 4720 1095" svg:d="M0 1095v-855c0 0 759-220 1537-239 795-21 894 470 1612 449 803-18 575-257 1571-287v8 924z">
          <text:p/>
        </draw:path>
        <draw:frame draw:style-name="gr137" draw:text-style-name="P12" draw:layer="layout" svg:width="1.874cm" svg:height="0.746cm" svg:x="3.935cm" svg:y="7.447cm">
          <draw:text-box>
            <text:p><text:span text:style-name="T51">piston</text:span></text:p>
          </draw:text-box>
        </draw:frame>
        <draw:frame draw:style-name="gr138" draw:text-style-name="P12" draw:layer="layout" svg:width="1.239cm" svg:height="0.746cm" svg:x="7.427cm" svg:y="11.696cm">
          <draw:text-box>
            <text:p><text:span text:style-name="T51">gas</text:span></text:p>
          </draw:text-box>
        </draw:frame>
        <draw:custom-shape draw:style-name="gr124" draw:text-style-name="P16" draw:layer="layout" svg:width="2.392cm" svg:height="7.864cm" svg:x="13.745cm" svg:y="9.941cm">
          <text:p/>
          <draw:enhanced-geometry svg:viewBox="0 0 21600 21600" draw:type="rectangle" draw:enhanced-path="M 0 0 L 21600 0 21600 21600 0 21600 0 0 Z N"/>
        </draw:custom-shape>
        <draw:line draw:style-name="gr139" draw:text-style-name="P2" draw:layer="layout" svg:x1="13.54cm" svg:y1="9.805cm" svg:x2="16.343cm" svg:y2="9.805cm">
          <text:p/>
        </draw:line>
        <draw:line draw:style-name="gr22" draw:text-style-name="P2" draw:layer="layout" svg:x1="13.638cm" svg:y1="7.943cm" svg:x2="13.638cm" svg:y2="17.908cm">
          <text:p/>
        </draw:line>
        <draw:line draw:style-name="gr22" draw:text-style-name="P2" draw:layer="layout" svg:x1="16.238cm" svg:y1="7.943cm" svg:x2="16.238cm" svg:y2="17.908cm">
          <text:p/>
        </draw:line>
        <draw:line draw:style-name="gr22" draw:text-style-name="P2" draw:layer="layout" svg:x1="13.54cm" svg:y1="17.805cm" svg:x2="16.343cm" svg:y2="17.805cm">
          <text:p/>
        </draw:line>
        <draw:g draw:style-name="gr20">
          <svg:title>TexMaths</svg:title>
          <svg:desc>28§latex§$$V$$§svg§600§TRUE§</svg:desc>
          <draw:path draw:style-name="gr132" draw:text-style-name="P75"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140" draw:text-style-name="P17" draw:layer="layout" svg:x1="16.083cm" svg:y1="14.077cm" svg:x2="14.873cm" svg:y2="14.077cm">
          <text:p/>
        </draw:line>
        <draw:line draw:style-name="gr140" draw:text-style-name="P17" draw:layer="layout" svg:x1="13.807cm" svg:y1="13.577cm" svg:x2="15.017cm" svg:y2="13.577cm">
          <text:p/>
        </draw:line>
        <draw:line draw:style-name="gr140" draw:text-style-name="P17" draw:layer="layout" svg:x1="14.841cm" svg:y1="9.952cm" svg:x2="14.841cm" svg:y2="11.162cm">
          <text:p/>
        </draw:line>
        <draw:line draw:style-name="gr140" draw:text-style-name="P17" draw:layer="layout" svg:x1="15.041cm" svg:y1="17.642cm" svg:x2="15.041cm" svg:y2="16.432cm">
          <text:p/>
        </draw:line>
        <presentation:notes draw:style-name="dp2">
          <draw:page-thumbnail draw:style-name="gr1" draw:layer="layout" svg:width="21.219cm" svg:height="10.476cm" svg:x="0.185cm" svg:y="2.123cm" draw:page-number="18" presentation:class="page"/>
          <draw:frame presentation:style-name="pr1" draw:text-style-name="P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custom-shape draw:style-name="gr141" draw:text-style-name="P16" draw:layer="layout" svg:width="5cm" svg:height="10cm" svg:x="21.747cm" svg:y="7.052cm">
          <text:p/>
          <draw:enhanced-geometry svg:viewBox="0 0 21600 21600" draw:type="rectangle" draw:enhanced-path="M 0 0 L 21600 0 21600 21600 0 21600 0 0 Z N"/>
        </draw:custom-shape>
        <draw:line draw:style-name="gr142" draw:text-style-name="P2" draw:layer="layout" svg:x1="21.642cm" svg:y1="7.105cm" svg:x2="26.852cm" svg:y2="7.105cm">
          <text:p/>
        </draw:line>
        <draw:custom-shape draw:style-name="gr124" draw:text-style-name="P16" draw:layer="layout" svg:width="2.392cm" svg:height="7.864cm" svg:x="0.746cm" svg:y="9.942cm">
          <text:p/>
          <draw:enhanced-geometry svg:viewBox="0 0 21600 21600" draw:type="rectangle" draw:enhanced-path="M 0 0 L 21600 0 21600 21600 0 21600 0 0 Z N"/>
        </draw:custom-shape>
        <draw:line draw:style-name="gr139" draw:text-style-name="P2" draw:layer="layout" svg:x1="0.541cm" svg:y1="9.806cm" svg:x2="3.344cm" svg:y2="9.806cm">
          <text:p/>
        </draw:line>
        <draw:line draw:style-name="gr22" draw:text-style-name="P2" draw:layer="layout" svg:x1="0.639cm" svg:y1="7.944cm" svg:x2="0.639cm" svg:y2="17.909cm">
          <text:p/>
        </draw:line>
        <draw:line draw:style-name="gr22" draw:text-style-name="P2" draw:layer="layout" svg:x1="3.239cm" svg:y1="7.944cm" svg:x2="3.239cm" svg:y2="17.909cm">
          <text:p/>
        </draw:line>
        <draw:line draw:style-name="gr22" draw:text-style-name="P2" draw:layer="layout" svg:x1="0.541cm" svg:y1="17.806cm" svg:x2="3.344cm" svg:y2="17.806cm">
          <text:p/>
        </draw:line>
        <draw:g draw:style-name="gr20">
          <svg:title>TexMaths</svg:title>
          <svg:desc>28§latex§$$V$$§svg§600§TRUE§</svg:desc>
          <draw:path draw:style-name="gr132" draw:text-style-name="P75"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140" draw:text-style-name="P17" draw:layer="layout" svg:x1="3.084cm" svg:y1="14.078cm" svg:x2="1.874cm" svg:y2="14.078cm">
          <text:p/>
        </draw:line>
        <draw:line draw:style-name="gr140" draw:text-style-name="P17" draw:layer="layout" svg:x1="0.808cm" svg:y1="13.578cm" svg:x2="2.018cm" svg:y2="13.578cm">
          <text:p/>
        </draw:line>
        <draw:line draw:style-name="gr140" draw:text-style-name="P17" draw:layer="layout" svg:x1="1.842cm" svg:y1="9.953cm" svg:x2="1.842cm" svg:y2="11.163cm">
          <text:p/>
        </draw:line>
        <draw:line draw:style-name="gr140" draw:text-style-name="P17" draw:layer="layout" svg:x1="2.042cm" svg:y1="17.643cm" svg:x2="2.042cm" svg:y2="16.433cm">
          <text:p/>
        </draw:line>
        <draw:custom-shape draw:style-name="gr143" draw:text-style-name="P16" draw:layer="layout" svg:width="5cm" svg:height="10cm" svg:x="13.747cm" svg:y="7.052cm">
          <text:p/>
          <draw:enhanced-geometry svg:viewBox="0 0 21600 21600" draw:type="rectangle" draw:enhanced-path="M 0 0 L 21600 0 21600 21600 0 21600 0 0 Z N"/>
        </draw:custom-shape>
        <draw:line draw:style-name="gr142" draw:text-style-name="P2" draw:layer="layout" svg:x1="13.642cm" svg:y1="17.052cm" svg:x2="18.852cm" svg:y2="17.052cm">
          <text:p/>
        </draw:line>
        <draw:ellipse draw:style-name="gr144" draw:text-style-name="P15" draw:layer="layout" svg:width="4.397cm" svg:height="0.947cm" draw:transform="skewX (-0.20315632493214) rotate (-1.5707963267949) translate (3.796cm 1.191cm)" draw:kind="arc" draw:start-angle="218.6" draw:end-angle="318.08">
          <text:p/>
        </draw:ellipse>
        <draw:path draw:style-name="gr145" draw:text-style-name="P2" draw:layer="layout" svg:width="4.646cm" svg:height="0.235cm" draw:transform="rotate (1.5707963267949) translate (15.995cm 7.744cm)" svg:viewBox="0 0 4647 236" svg:d="M0 236c1520 0 3184 0 4647-236">
          <text:p/>
        </draw:path>
        <draw:path draw:style-name="gr145" draw:text-style-name="P2" draw:layer="layout" svg:width="4.646cm" svg:height="0.235cm" draw:transform="rotate (1.5707963267949) translate (15.295cm 7.758cm)" svg:viewBox="0 0 4647 236" svg:d="M0 236c1520 0 3184 0 4647-236">
          <text:p/>
        </draw:path>
        <draw:path draw:style-name="gr145" draw:text-style-name="P2" draw:layer="layout" svg:width="4.646cm" svg:height="0.235cm" draw:transform="rotate (1.5707963267949) translate (16.695cm 7.758cm)" svg:viewBox="0 0 4647 236" svg:d="M0 236c1520 0 3184 0 4647-236">
          <text:p/>
        </draw:path>
        <draw:line draw:style-name="gr146" draw:text-style-name="P2" draw:layer="layout" svg:x1="16.996cm" svg:y1="2.257cm" svg:x2="18.783cm" svg:y2="7.151cm">
          <text:p/>
        </draw:line>
        <draw:line draw:style-name="gr147" draw:text-style-name="P2" draw:layer="layout" svg:x1="13.642cm" svg:y1="9.552cm" svg:x2="18.812cm" svg:y2="9.552cm">
          <text:p/>
        </draw:line>
        <draw:line draw:style-name="gr148" draw:text-style-name="P76" draw:layer="layout" svg:x1="17.08cm" svg:y1="9.353cm" svg:x2="17.08cm" svg:y2="8.143cm">
          <text:p/>
        </draw:line>
        <draw:line draw:style-name="gr142" draw:text-style-name="P2" draw:layer="layout" svg:x1="21.642cm" svg:y1="17.052cm" svg:x2="26.852cm" svg:y2="17.052cm">
          <text:p/>
        </draw:line>
        <draw:line draw:style-name="gr147" draw:text-style-name="P2" draw:layer="layout" svg:x1="21.642cm" svg:y1="9.579cm" svg:x2="26.812cm" svg:y2="9.579cm">
          <text:p/>
        </draw:line>
        <draw:line draw:style-name="gr148" draw:text-style-name="P76" draw:layer="layout" svg:x1="23.414cm" svg:y1="7.372cm" svg:x2="23.414cm" svg:y2="8.582cm">
          <text:p/>
        </draw:line>
        <draw:line draw:style-name="gr147" draw:text-style-name="P2" draw:layer="layout" svg:x1="21.642cm" svg:y1="7.174cm" svg:x2="26.812cm" svg:y2="7.174cm">
          <text:p/>
        </draw:line>
        <draw:line draw:style-name="gr148" draw:text-style-name="P76" draw:layer="layout" svg:x1="25.08cm" svg:y1="9.364cm" svg:x2="25.08cm" svg:y2="8.154cm">
          <text:p/>
        </draw:line>
        <draw:line draw:style-name="gr147" draw:text-style-name="P2" draw:layer="layout" svg:x1="13.662cm" svg:y1="7.174cm" svg:x2="18.832cm" svg:y2="7.174cm">
          <text:p/>
        </draw:line>
        <draw:line draw:style-name="gr142" draw:text-style-name="P2" draw:layer="layout" svg:x1="18.747cm" svg:y1="7.03cm" svg:x2="18.747cm" svg:y2="17.03cm">
          <text:p/>
        </draw:line>
        <draw:line draw:style-name="gr142" draw:text-style-name="P2" draw:layer="layout" svg:x1="13.747cm" svg:y1="7.03cm" svg:x2="13.747cm" svg:y2="17.03cm">
          <text:p/>
        </draw:line>
        <draw:line draw:style-name="gr142" draw:text-style-name="P2" draw:layer="layout" svg:x1="21.747cm" svg:y1="7.03cm" svg:x2="21.747cm" svg:y2="17.03cm">
          <text:p/>
        </draw:line>
        <draw:line draw:style-name="gr142" draw:text-style-name="P2" draw:layer="layout" svg:x1="26.747cm" svg:y1="7.03cm" svg:x2="26.747cm" svg:y2="17.03cm">
          <text:p/>
        </draw:line>
        <draw:custom-shape draw:style-name="gr143" draw:text-style-name="P16" draw:layer="layout" svg:width="5cm" svg:height="10cm" svg:x="6.747cm" svg:y="7.052cm">
          <text:p/>
          <draw:enhanced-geometry svg:viewBox="0 0 21600 21600" draw:type="rectangle" draw:enhanced-path="M 0 0 L 21600 0 21600 21600 0 21600 0 0 Z N"/>
        </draw:custom-shape>
        <draw:line draw:style-name="gr142" draw:text-style-name="P2" draw:layer="layout" svg:x1="6.642cm" svg:y1="17.052cm" svg:x2="11.852cm" svg:y2="17.052cm">
          <text:p/>
        </draw:line>
        <draw:path draw:style-name="gr145" draw:text-style-name="P2" draw:layer="layout" svg:width="4.646cm" svg:height="0.235cm" draw:transform="rotate (1.5707963267949) translate (8.995cm 7.744cm)" svg:viewBox="0 0 4647 236" svg:d="M0 236c1520 0 3184 0 4647-236">
          <text:p/>
        </draw:path>
        <draw:path draw:style-name="gr145" draw:text-style-name="P2" draw:layer="layout" svg:width="4.646cm" svg:height="0.235cm" draw:transform="rotate (1.5707963267949) translate (8.295cm 7.758cm)" svg:viewBox="0 0 4647 236" svg:d="M0 236c1520 0 3184 0 4647-236">
          <text:p/>
        </draw:path>
        <draw:path draw:style-name="gr145" draw:text-style-name="P2" draw:layer="layout" svg:width="4.646cm" svg:height="0.235cm" draw:transform="rotate (1.5707963267949) translate (9.695cm 7.758cm)" svg:viewBox="0 0 4647 236" svg:d="M0 236c1520 0 3184 0 4647-236">
          <text:p/>
        </draw:path>
        <draw:line draw:style-name="gr146" draw:text-style-name="P2" draw:layer="layout" svg:x1="9.996cm" svg:y1="2.257cm" svg:x2="11.783cm" svg:y2="7.151cm">
          <text:p/>
        </draw:line>
        <draw:line draw:style-name="gr147" draw:text-style-name="P2" draw:layer="layout" svg:x1="6.642cm" svg:y1="9.552cm" svg:x2="11.812cm" svg:y2="9.552cm">
          <text:p/>
        </draw:line>
        <draw:line draw:style-name="gr147" draw:text-style-name="P2" draw:layer="layout" svg:x1="6.662cm" svg:y1="7.174cm" svg:x2="11.832cm" svg:y2="7.174cm">
          <text:p/>
        </draw:line>
        <draw:line draw:style-name="gr142" draw:text-style-name="P2" draw:layer="layout" svg:x1="11.747cm" svg:y1="7.03cm" svg:x2="11.747cm" svg:y2="17.03cm">
          <text:p/>
        </draw:line>
        <draw:line draw:style-name="gr142" draw:text-style-name="P2" draw:layer="layout" svg:x1="6.747cm" svg:y1="7.03cm" svg:x2="6.747cm" svg:y2="17.03cm">
          <text:p/>
        </draw:line>
        <presentation:notes draw:style-name="dp2">
          <draw:page-thumbnail draw:style-name="gr1" draw:layer="layout" svg:width="21.219cm" svg:height="10.476cm" svg:x="0.185cm" svg:y="2.123cm" draw:page-number="19" presentation:class="page"/>
          <draw:frame presentation:style-name="pr1" draw:text-style-name="P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polygon draw:style-name="gr149" draw:text-style-name="P77" draw:layer="layout" svg:width="2.999cm" svg:height="2.999cm" svg:x="9.741cm" svg:y="1.053cm" svg:viewBox="0 0 3000 3000" draw:points="0,3000 0,1500 0,0 3000,0 3000,1500 3000,3000">
          <text:p/>
        </draw:polygon>
        <draw:custom-shape draw:style-name="gr150" draw:text-style-name="P16" draw:layer="layout" svg:width="5.249cm" svg:height="11.186cm" svg:x="19.532cm" svg:y="4.861cm">
          <text:p/>
          <draw:enhanced-geometry svg:viewBox="0 0 21600 21600" draw:type="rectangle" draw:enhanced-path="M 0 0 L 21600 0 21600 21600 0 21600 0 0 Z N"/>
        </draw:custom-shape>
        <draw:line draw:style-name="gr24" draw:text-style-name="P76" draw:layer="layout" svg:x1="22.974cm" svg:y1="7.627cm" svg:x2="22.974cm" svg:y2="6.417cm">
          <text:p/>
        </draw:line>
        <draw:polygon draw:style-name="gr149" draw:text-style-name="P77" draw:layer="layout" svg:width="11.199cm" svg:height="1.999cm" svg:x="16.539cm" svg:y="3.086cm" svg:viewBox="0 0 11200 2000" draw:points="0,2000 0,1000 0,0 11200,0 11200,1000 11200,2000">
          <text:p/>
        </draw:polygon>
        <draw:line draw:style-name="gr147" draw:text-style-name="P2" draw:layer="layout" svg:x1="19.643cm" svg:y1="7.774cm" svg:x2="24.641cm" svg:y2="7.774cm">
          <text:p/>
        </draw:line>
        <draw:line draw:style-name="gr147" draw:text-style-name="P2" draw:layer="layout" svg:x1="19.643cm" svg:y1="10.472cm" svg:x2="24.641cm" svg:y2="10.472cm">
          <text:p/>
        </draw:line>
        <draw:polygon draw:style-name="gr149" draw:text-style-name="P77" draw:layer="layout" svg:width="2.999cm" svg:height="10.879cm" svg:x="16.541cm" svg:y="5.03cm" svg:viewBox="0 0 3000 10880" draw:points="0,0 1500,0 3000,0 3000,10880 1500,10880 0,10880">
          <text:p/>
        </draw:polygon>
        <draw:polygon draw:style-name="gr149" draw:text-style-name="P77" draw:layer="layout" svg:width="11.202cm" svg:height="1.999cm" svg:x="16.542cm" svg:y="15.831cm" svg:viewBox="0 0 11203 2000" draw:points="0,2000 0,1000 0,0 11203,0 11203,1000 11203,2000">
          <text:p/>
        </draw:polygon>
        <draw:line draw:style-name="gr147" draw:text-style-name="P2" draw:layer="layout" svg:x1="19.643cm" svg:y1="15.854cm" svg:x2="24.641cm" svg:y2="15.854cm">
          <text:p/>
        </draw:line>
        <draw:line draw:style-name="gr147" draw:text-style-name="P2" draw:layer="layout" svg:x1="19.643cm" svg:y1="13.171cm" svg:x2="24.641cm" svg:y2="13.171cm">
          <text:p/>
        </draw:line>
        <draw:line draw:style-name="gr151" draw:text-style-name="P2" draw:layer="layout" svg:x1="16.542cm" svg:y1="7.774cm" svg:x2="19.542cm" svg:y2="7.774cm">
          <text:p/>
        </draw:line>
        <draw:line draw:style-name="gr151" draw:text-style-name="P2" draw:layer="layout" svg:x1="16.542cm" svg:y1="10.472cm" svg:x2="19.542cm" svg:y2="10.472cm">
          <text:p/>
        </draw:line>
        <draw:line draw:style-name="gr151" draw:text-style-name="P2" draw:layer="layout" svg:x1="16.542cm" svg:y1="15.854cm" svg:x2="19.542cm" svg:y2="15.854cm">
          <text:p/>
        </draw:line>
        <draw:line draw:style-name="gr151" draw:text-style-name="P2" draw:layer="layout" svg:x1="16.542cm" svg:y1="13.171cm" svg:x2="19.542cm" svg:y2="13.171cm">
          <text:p/>
        </draw:line>
        <draw:line draw:style-name="gr24" draw:text-style-name="P76" draw:layer="layout" svg:x1="22.974cm" svg:y1="10.328cm" svg:x2="22.974cm" svg:y2="9.118cm">
          <text:p/>
        </draw:line>
        <draw:line draw:style-name="gr24" draw:text-style-name="P76" draw:layer="layout" svg:x1="21.308cm" svg:y1="7.911cm" svg:x2="21.308cm" svg:y2="9.121cm">
          <text:p/>
        </draw:line>
        <draw:line draw:style-name="gr24" draw:text-style-name="P76" draw:layer="layout" svg:x1="22.974cm" svg:y1="13.029cm" svg:x2="22.974cm" svg:y2="11.819cm">
          <text:p/>
        </draw:line>
        <draw:line draw:style-name="gr24" draw:text-style-name="P76" draw:layer="layout" svg:x1="21.308cm" svg:y1="10.612cm" svg:x2="21.308cm" svg:y2="11.822cm">
          <text:p/>
        </draw:line>
        <draw:line draw:style-name="gr24" draw:text-style-name="P76" draw:layer="layout" svg:x1="22.974cm" svg:y1="15.73cm" svg:x2="22.974cm" svg:y2="14.52cm">
          <text:p/>
        </draw:line>
        <draw:line draw:style-name="gr24" draw:text-style-name="P76" draw:layer="layout" svg:x1="21.308cm" svg:y1="13.313cm" svg:x2="21.308cm" svg:y2="14.523cm">
          <text:p/>
        </draw:line>
        <draw:line draw:style-name="gr152" draw:text-style-name="P76" draw:layer="layout" svg:x1="18.674cm" svg:y1="16.121cm" svg:x2="18.674cm" svg:y2="14.911cm">
          <text:p/>
        </draw:line>
        <draw:line draw:style-name="gr152" draw:text-style-name="P76" draw:layer="layout" svg:x1="18.674cm" svg:y1="13.432cm" svg:x2="18.674cm" svg:y2="12.222cm">
          <text:p/>
        </draw:line>
        <draw:line draw:style-name="gr152" draw:text-style-name="P76" draw:layer="layout" svg:x1="18.674cm" svg:y1="10.743cm" svg:x2="18.674cm" svg:y2="9.533cm">
          <text:p/>
        </draw:line>
        <draw:line draw:style-name="gr152" draw:text-style-name="P76" draw:layer="layout" svg:x1="18.674cm" svg:y1="8.054cm" svg:x2="18.674cm" svg:y2="6.844cm">
          <text:p/>
        </draw:line>
        <draw:line draw:style-name="gr24" draw:text-style-name="P76" draw:layer="layout" svg:x1="21.308cm" svg:y1="16.044cm" svg:x2="21.308cm" svg:y2="17.254cm">
          <text:p/>
        </draw:line>
        <draw:polygon draw:style-name="gr153" draw:text-style-name="P77" draw:layer="layout" svg:width="2.999cm" svg:height="10.879cm" svg:x="24.741cm" svg:y="5.03cm" svg:viewBox="0 0 3000 10880" draw:points="0,0 1500,0 3000,0 3000,10880 1500,10880 0,10880">
          <text:p/>
        </draw:polygon>
        <draw:line draw:style-name="gr24" draw:text-style-name="P76" draw:layer="layout" svg:x1="21.308cm" svg:y1="5.21cm" svg:x2="21.308cm" svg:y2="6.42cm">
          <text:p/>
        </draw:line>
        <draw:line draw:style-name="gr147" draw:text-style-name="P2" draw:layer="layout" svg:x1="19.643cm" svg:y1="5.075cm" svg:x2="24.641cm" svg:y2="5.075cm">
          <text:p/>
        </draw:line>
        <draw:line draw:style-name="gr151" draw:text-style-name="P2" draw:layer="layout" svg:x1="16.542cm" svg:y1="5.075cm" svg:x2="19.542cm" svg:y2="5.075cm">
          <text:p/>
        </draw:line>
        <draw:line draw:style-name="gr24" draw:text-style-name="P76" draw:layer="layout" svg:x1="22.974cm" svg:y1="4.919cm" svg:x2="22.974cm" svg:y2="3.709cm">
          <text:p/>
        </draw:line>
        <draw:line draw:style-name="gr152" draw:text-style-name="P76" draw:layer="layout" svg:x1="18.674cm" svg:y1="5.365cm" svg:x2="18.674cm" svg:y2="4.155cm">
          <text:p/>
        </draw:line>
        <draw:line draw:style-name="gr151" draw:text-style-name="P2" draw:layer="layout" svg:x1="24.741cm" svg:y1="7.774cm" svg:x2="27.741cm" svg:y2="7.774cm">
          <text:p/>
        </draw:line>
        <draw:line draw:style-name="gr151" draw:text-style-name="P2" draw:layer="layout" svg:x1="24.741cm" svg:y1="10.472cm" svg:x2="27.741cm" svg:y2="10.472cm">
          <text:p/>
        </draw:line>
        <draw:line draw:style-name="gr151" draw:text-style-name="P2" draw:layer="layout" svg:x1="24.741cm" svg:y1="15.854cm" svg:x2="27.741cm" svg:y2="15.854cm">
          <text:p/>
        </draw:line>
        <draw:line draw:style-name="gr151" draw:text-style-name="P2" draw:layer="layout" svg:x1="24.741cm" svg:y1="13.171cm" svg:x2="27.741cm" svg:y2="13.171cm">
          <text:p/>
        </draw:line>
        <draw:line draw:style-name="gr152" draw:text-style-name="P76" draw:layer="layout" svg:x1="25.674cm" svg:y1="7.55cm" svg:x2="25.674cm" svg:y2="8.76cm">
          <text:p/>
        </draw:line>
        <draw:line draw:style-name="gr152" draw:text-style-name="P76" draw:layer="layout" svg:x1="25.674cm" svg:y1="10.242cm" svg:x2="25.674cm" svg:y2="11.452cm">
          <text:p/>
        </draw:line>
        <draw:line draw:style-name="gr152" draw:text-style-name="P76" draw:layer="layout" svg:x1="25.674cm" svg:y1="12.933cm" svg:x2="25.674cm" svg:y2="14.143cm">
          <text:p/>
        </draw:line>
        <draw:line draw:style-name="gr152" draw:text-style-name="P76" draw:layer="layout" svg:x1="25.674cm" svg:y1="15.625cm" svg:x2="25.674cm" svg:y2="16.835cm">
          <text:p/>
        </draw:line>
        <draw:line draw:style-name="gr151" draw:text-style-name="P2" draw:layer="layout" svg:x1="24.741cm" svg:y1="5.075cm" svg:x2="27.741cm" svg:y2="5.075cm">
          <text:p/>
        </draw:line>
        <draw:line draw:style-name="gr152" draw:text-style-name="P76" draw:layer="layout" svg:x1="25.674cm" svg:y1="4.858cm" svg:x2="25.674cm" svg:y2="6.068cm">
          <text:p/>
        </draw:line>
        <draw:line draw:style-name="gr152" draw:text-style-name="P76" draw:layer="layout" svg:x1="17.374cm" svg:y1="7.544cm" svg:x2="17.374cm" svg:y2="8.754cm">
          <text:p/>
        </draw:line>
        <draw:line draw:style-name="gr152" draw:text-style-name="P76" draw:layer="layout" svg:x1="17.374cm" svg:y1="10.233cm" svg:x2="17.374cm" svg:y2="11.443cm">
          <text:p/>
        </draw:line>
        <draw:line draw:style-name="gr152" draw:text-style-name="P76" draw:layer="layout" svg:x1="17.374cm" svg:y1="12.922cm" svg:x2="17.374cm" svg:y2="14.132cm">
          <text:p/>
        </draw:line>
        <draw:line draw:style-name="gr152" draw:text-style-name="P76" draw:layer="layout" svg:x1="17.374cm" svg:y1="15.611cm" svg:x2="17.374cm" svg:y2="16.821cm">
          <text:p/>
        </draw:line>
        <draw:line draw:style-name="gr152" draw:text-style-name="P76" draw:layer="layout" svg:x1="17.374cm" svg:y1="4.855cm" svg:x2="17.374cm" svg:y2="6.065cm">
          <text:p/>
        </draw:line>
        <draw:line draw:style-name="gr152" draw:text-style-name="P76" draw:layer="layout" svg:x1="26.774cm" svg:y1="16.08cm" svg:x2="26.774cm" svg:y2="14.87cm">
          <text:p/>
        </draw:line>
        <draw:line draw:style-name="gr152" draw:text-style-name="P76" draw:layer="layout" svg:x1="26.774cm" svg:y1="13.394cm" svg:x2="26.774cm" svg:y2="12.184cm">
          <text:p/>
        </draw:line>
        <draw:line draw:style-name="gr152" draw:text-style-name="P76" draw:layer="layout" svg:x1="26.774cm" svg:y1="10.707cm" svg:x2="26.774cm" svg:y2="9.497cm">
          <text:p/>
        </draw:line>
        <draw:line draw:style-name="gr152" draw:text-style-name="P76" draw:layer="layout" svg:x1="26.774cm" svg:y1="8.021cm" svg:x2="26.774cm" svg:y2="6.811cm">
          <text:p/>
        </draw:line>
        <draw:line draw:style-name="gr152" draw:text-style-name="P76" draw:layer="layout" svg:x1="26.774cm" svg:y1="5.334cm" svg:x2="26.774cm" svg:y2="4.124cm">
          <text:p/>
        </draw:line>
        <draw:custom-shape draw:style-name="gr154" draw:text-style-name="P16" draw:layer="layout" svg:width="6cm" svg:height="6cm" svg:x="3.741cm" svg:y="4.053cm">
          <text:p/>
          <draw:enhanced-geometry svg:viewBox="0 0 21600 21600" draw:type="rectangle" draw:enhanced-path="M 0 0 L 21600 0 21600 21600 0 21600 0 0 Z N"/>
        </draw:custom-shape>
        <draw:polygon draw:style-name="gr149" draw:text-style-name="P77" draw:layer="layout" svg:width="5.999cm" svg:height="2.999cm" svg:x="3.741cm" svg:y="1.053cm" svg:viewBox="0 0 6000 3000" draw:points="0,3000 0,1500 0,0 6000,0 6000,1500 6000,3000">
          <text:p/>
        </draw:polygon>
        <draw:line draw:style-name="gr147" draw:text-style-name="P2" draw:layer="layout" svg:x1="3.741cm" svg:y1="10.053cm" svg:x2="9.741cm" svg:y2="10.053cm">
          <text:p/>
        </draw:line>
        <draw:line draw:style-name="gr155" draw:text-style-name="P76" draw:layer="layout" svg:x1="6.741cm" svg:y1="9.855cm" svg:x2="6.741cm" svg:y2="8.645cm">
          <text:p/>
        </draw:line>
        <draw:polygon draw:style-name="gr153" draw:text-style-name="P77" draw:layer="layout" svg:width="2.999cm" svg:height="5.999cm" svg:x="9.741cm" svg:y="4.053cm" svg:viewBox="0 0 3000 6000" draw:points="0,0 1500,0 3000,0 3000,6000 1500,6000 0,6000">
          <text:p/>
        </draw:polygon>
        <draw:line draw:style-name="gr155" draw:text-style-name="P76" draw:layer="layout" svg:x1="6.741cm" svg:y1="4.244cm" svg:x2="6.741cm" svg:y2="5.454cm">
          <text:p/>
        </draw:line>
        <draw:line draw:style-name="gr147" draw:text-style-name="P2" draw:layer="layout" svg:x1="3.741cm" svg:y1="4.053cm" svg:x2="9.741cm" svg:y2="4.053cm">
          <text:p/>
        </draw:line>
        <draw:line draw:style-name="gr155" draw:text-style-name="P76" draw:layer="layout" svg:x1="6.741cm" svg:y1="3.843cm" svg:x2="6.741cm" svg:y2="2.633cm">
          <text:p/>
        </draw:line>
        <draw:line draw:style-name="gr151" draw:text-style-name="P2" draw:layer="layout" svg:x1="9.741cm" svg:y1="10.053cm" svg:x2="12.741cm" svg:y2="10.053cm">
          <text:p/>
        </draw:line>
        <draw:line draw:style-name="gr151" draw:text-style-name="P2" draw:layer="layout" svg:x1="9.741cm" svg:y1="4.076cm" svg:x2="12.741cm" svg:y2="4.076cm">
          <text:p/>
        </draw:line>
        <draw:line draw:style-name="gr156" draw:text-style-name="P76" draw:layer="layout" svg:x1="11.771cm" svg:y1="9.589cm" svg:x2="10.561cm" svg:y2="9.589cm">
          <text:p/>
        </draw:line>
        <draw:line draw:style-name="gr156" draw:text-style-name="P76" draw:layer="layout" svg:x1="11.373cm" svg:y1="4.416cm" svg:x2="10.517cm" svg:y2="3.56cm">
          <text:p/>
        </draw:line>
        <draw:line draw:style-name="gr151" draw:text-style-name="P2" draw:layer="layout" svg:x1="9.741cm" svg:y1="4.053cm" svg:x2="9.741cm" svg:y2="1.053cm">
          <text:p/>
        </draw:line>
        <draw:line draw:style-name="gr147" draw:text-style-name="P2" draw:layer="layout" svg:x1="9.741cm" svg:y1="10.053cm" svg:x2="9.741cm" svg:y2="4.053cm">
          <text:p/>
        </draw:line>
        <draw:line draw:style-name="gr147" draw:text-style-name="P2" draw:layer="layout" svg:x1="3.741cm" svg:y1="10.053cm" svg:x2="3.741cm" svg:y2="4.053cm">
          <text:p/>
        </draw:line>
        <draw:line draw:style-name="gr151" draw:text-style-name="P2" draw:layer="layout" svg:x1="3.741cm" svg:y1="4.053cm" svg:x2="3.741cm" svg:y2="1.053cm">
          <text:p/>
        </draw:line>
        <draw:line draw:style-name="gr155" draw:text-style-name="P76" draw:layer="layout" svg:x1="9.535cm" svg:y1="7.053cm" svg:x2="8.325cm" svg:y2="7.053cm">
          <text:p/>
        </draw:line>
        <draw:line draw:style-name="gr155" draw:text-style-name="P76" draw:layer="layout" svg:x1="3.928cm" svg:y1="7.053cm" svg:x2="5.138cm" svg:y2="7.053cm">
          <text:p/>
        </draw:line>
        <draw:line draw:style-name="gr155" draw:text-style-name="P76" draw:layer="layout" svg:x1="9.959cm" svg:y1="7.053cm" svg:x2="11.169cm" svg:y2="7.053cm">
          <text:p/>
        </draw:line>
        <draw:line draw:style-name="gr156" draw:text-style-name="P76" draw:layer="layout" svg:x1="9.389cm" svg:y1="2.516cm" svg:x2="10.245cm" svg:y2="3.372cm">
          <text:p/>
        </draw:line>
        <draw:line draw:style-name="gr156" draw:text-style-name="P76" draw:layer="layout" svg:x1="11.371cm" svg:y1="3.76cm" svg:x2="12.227cm" svg:y2="4.616cm">
          <text:p/>
        </draw:line>
        <draw:line draw:style-name="gr156" draw:text-style-name="P76" draw:layer="layout" svg:x1="10.045cm" svg:y1="2.451cm" svg:x2="9.189cm" svg:y2="1.595cm">
          <text:p/>
        </draw:line>
        <draw:line draw:style-name="gr156" draw:text-style-name="P76" draw:layer="layout" svg:x1="4.092cm" svg:y1="1.984cm" svg:x2="4.092cm" svg:y2="3.194cm">
          <text:p/>
        </draw:line>
        <draw:custom-shape draw:style-name="gr154" draw:text-style-name="P16" draw:layer="layout" svg:width="6cm" svg:height="6cm" svg:x="3.741cm" svg:y="12.053cm">
          <text:p/>
          <draw:enhanced-geometry svg:viewBox="0 0 21600 21600" draw:type="rectangle" draw:enhanced-path="M 0 0 L 21600 0 21600 21600 0 21600 0 0 Z N"/>
        </draw:custom-shape>
        <draw:line draw:style-name="gr147" draw:text-style-name="P2" draw:layer="layout" svg:x1="3.741cm" svg:y1="18.053cm" svg:x2="9.741cm" svg:y2="18.053cm">
          <text:p/>
        </draw:line>
        <draw:line draw:style-name="gr155" draw:text-style-name="P76" draw:layer="layout" svg:x1="6.741cm" svg:y1="17.855cm" svg:x2="6.741cm" svg:y2="16.645cm">
          <text:p/>
        </draw:line>
        <draw:line draw:style-name="gr155" draw:text-style-name="P76" draw:layer="layout" svg:x1="6.741cm" svg:y1="12.244cm" svg:x2="6.741cm" svg:y2="13.454cm">
          <text:p/>
        </draw:line>
        <draw:line draw:style-name="gr147" draw:text-style-name="P2" draw:layer="layout" svg:x1="3.741cm" svg:y1="12.053cm" svg:x2="9.741cm" svg:y2="12.053cm">
          <text:p/>
        </draw:line>
        <draw:line draw:style-name="gr147" draw:text-style-name="P2" draw:layer="layout" svg:x1="9.741cm" svg:y1="18.053cm" svg:x2="9.741cm" svg:y2="12.053cm">
          <text:p/>
        </draw:line>
        <draw:line draw:style-name="gr147" draw:text-style-name="P2" draw:layer="layout" svg:x1="3.741cm" svg:y1="18.053cm" svg:x2="3.741cm" svg:y2="12.053cm">
          <text:p/>
        </draw:line>
        <draw:line draw:style-name="gr155" draw:text-style-name="P76" draw:layer="layout" svg:x1="9.535cm" svg:y1="15.053cm" svg:x2="8.325cm" svg:y2="15.053cm">
          <text:p/>
        </draw:line>
        <draw:line draw:style-name="gr155" draw:text-style-name="P76" draw:layer="layout" svg:x1="3.928cm" svg:y1="15.053cm" svg:x2="5.138cm" svg:y2="15.053cm">
          <text:p/>
        </draw:line>
        <presentation:notes draw:style-name="dp2">
          <draw:page-thumbnail draw:style-name="gr1" draw:layer="layout" svg:width="21.219cm" svg:height="10.476cm" svg:x="0.185cm" svg:y="2.123cm" draw:page-number="20" presentation:class="page"/>
          <draw:frame presentation:style-name="pr1" draw:text-style-name="P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polygon draw:style-name="gr149" draw:text-style-name="P77" draw:layer="layout" svg:width="2.999cm" svg:height="2.999cm" svg:x="13.841cm" svg:y="0.453cm" svg:viewBox="0 0 3000 3000" draw:points="0,3000 0,1500 0,0 3000,0 3000,1500 3000,3000">
          <text:p/>
        </draw:polygon>
        <draw:custom-shape draw:style-name="gr154" draw:text-style-name="P16" draw:layer="layout" svg:width="6cm" svg:height="6cm" svg:x="7.841cm" svg:y="3.453cm">
          <text:p/>
          <draw:enhanced-geometry svg:viewBox="0 0 21600 21600" draw:type="rectangle" draw:enhanced-path="M 0 0 L 21600 0 21600 21600 0 21600 0 0 Z N"/>
        </draw:custom-shape>
        <draw:polygon draw:style-name="gr149" draw:text-style-name="P77" draw:layer="layout" svg:width="5.999cm" svg:height="2.999cm" svg:x="7.841cm" svg:y="0.453cm" svg:viewBox="0 0 6000 3000" draw:points="0,3000 0,1500 0,0 6000,0 6000,1500 6000,3000">
          <text:p/>
        </draw:polygon>
        <draw:line draw:style-name="gr147" draw:text-style-name="P2" draw:layer="layout" svg:x1="7.841cm" svg:y1="9.453cm" svg:x2="13.841cm" svg:y2="9.453cm">
          <text:p/>
        </draw:line>
        <draw:line draw:style-name="gr155" draw:text-style-name="P76" draw:layer="layout" svg:x1="10.841cm" svg:y1="9.255cm" svg:x2="10.841cm" svg:y2="8.045cm">
          <text:p/>
        </draw:line>
        <draw:polygon draw:style-name="gr153" draw:text-style-name="P77" draw:layer="layout" svg:width="2.999cm" svg:height="5.999cm" svg:x="13.841cm" svg:y="3.453cm" svg:viewBox="0 0 3000 6000" draw:points="0,0 1500,0 3000,0 3000,6000 1500,6000 0,6000">
          <text:p/>
        </draw:polygon>
        <draw:line draw:style-name="gr155" draw:text-style-name="P76" draw:layer="layout" svg:x1="10.841cm" svg:y1="3.644cm" svg:x2="10.841cm" svg:y2="4.854cm">
          <text:p/>
        </draw:line>
        <draw:line draw:style-name="gr147" draw:text-style-name="P2" draw:layer="layout" svg:x1="7.841cm" svg:y1="3.453cm" svg:x2="13.841cm" svg:y2="3.453cm">
          <text:p/>
        </draw:line>
        <draw:line draw:style-name="gr155" draw:text-style-name="P76" draw:layer="layout" svg:x1="10.841cm" svg:y1="3.243cm" svg:x2="10.841cm" svg:y2="2.033cm">
          <text:p/>
        </draw:line>
        <draw:line draw:style-name="gr151" draw:text-style-name="P2" draw:layer="layout" svg:x1="13.841cm" svg:y1="9.453cm" svg:x2="16.841cm" svg:y2="9.453cm">
          <text:p/>
        </draw:line>
        <draw:line draw:style-name="gr151" draw:text-style-name="P2" draw:layer="layout" svg:x1="13.841cm" svg:y1="3.476cm" svg:x2="16.841cm" svg:y2="3.476cm">
          <text:p/>
        </draw:line>
        <draw:line draw:style-name="gr156" draw:text-style-name="P76" draw:layer="layout" svg:x1="15.79cm" svg:y1="9.087cm" svg:x2="14.742cm" svg:y2="9.692cm">
          <text:p/>
        </draw:line>
        <draw:line draw:style-name="gr156" draw:text-style-name="P76" draw:layer="layout" svg:x1="15.473cm" svg:y1="3.816cm" svg:x2="14.617cm" svg:y2="2.96cm">
          <text:p/>
        </draw:line>
        <draw:line draw:style-name="gr151" draw:text-style-name="P2" draw:layer="layout" svg:x1="13.841cm" svg:y1="3.453cm" svg:x2="13.841cm" svg:y2="0.453cm">
          <text:p/>
        </draw:line>
        <draw:line draw:style-name="gr147" draw:text-style-name="P2" draw:layer="layout" svg:x1="13.841cm" svg:y1="9.453cm" svg:x2="13.841cm" svg:y2="3.453cm">
          <text:p/>
        </draw:line>
        <draw:line draw:style-name="gr147" draw:text-style-name="P2" draw:layer="layout" svg:x1="7.841cm" svg:y1="9.453cm" svg:x2="7.841cm" svg:y2="3.453cm">
          <text:p/>
        </draw:line>
        <draw:line draw:style-name="gr151" draw:text-style-name="P2" draw:layer="layout" svg:x1="7.841cm" svg:y1="3.453cm" svg:x2="7.841cm" svg:y2="0.453cm">
          <text:p/>
        </draw:line>
        <draw:line draw:style-name="gr155" draw:text-style-name="P76" draw:layer="layout" svg:x1="13.635cm" svg:y1="6.453cm" svg:x2="12.425cm" svg:y2="6.453cm">
          <text:p/>
        </draw:line>
        <draw:line draw:style-name="gr155" draw:text-style-name="P76" draw:layer="layout" svg:x1="8.028cm" svg:y1="6.453cm" svg:x2="9.238cm" svg:y2="6.453cm">
          <text:p/>
        </draw:line>
        <draw:line draw:style-name="gr155" draw:text-style-name="P76" draw:layer="layout" svg:x1="14.059cm" svg:y1="6.453cm" svg:x2="15.269cm" svg:y2="6.453cm">
          <text:p/>
        </draw:line>
        <draw:line draw:style-name="gr156" draw:text-style-name="P76" draw:layer="layout" svg:x1="13.489cm" svg:y1="1.916cm" svg:x2="14.345cm" svg:y2="2.772cm">
          <text:p/>
        </draw:line>
        <draw:line draw:style-name="gr156" draw:text-style-name="P76" draw:layer="layout" svg:x1="15.471cm" svg:y1="3.16cm" svg:x2="16.327cm" svg:y2="4.016cm">
          <text:p/>
        </draw:line>
        <draw:line draw:style-name="gr156" draw:text-style-name="P76" draw:layer="layout" svg:x1="14.145cm" svg:y1="1.851cm" svg:x2="13.289cm" svg:y2="0.995cm">
          <text:p/>
        </draw:line>
        <draw:line draw:style-name="gr156" draw:text-style-name="P76" draw:layer="layout" svg:x1="8.195cm" svg:y1="1.465cm" svg:x2="7.59cm" svg:y2="2.513cm">
          <text:p/>
        </draw:line>
        <draw:custom-shape draw:style-name="gr157" draw:text-style-name="P16" draw:layer="layout" svg:width="6cm" svg:height="12cm" svg:x="23.197cm" svg:y="4.094cm">
          <text:p/>
          <draw:enhanced-geometry svg:viewBox="0 0 21600 21600" draw:mirror-horizontal="false" draw:mirror-vertical="false" draw:type="rectangle" draw:enhanced-path="M 0 0 L 21600 0 21600 21600 0 21600 0 0 Z N"/>
        </draw:custom-shape>
        <draw:line draw:style-name="gr147" draw:text-style-name="P2" draw:layer="layout" svg:x1="23.197cm" svg:y1="10.094cm" svg:x2="29.197cm" svg:y2="10.094cm">
          <text:p/>
        </draw:line>
        <draw:line draw:style-name="gr155" draw:text-style-name="P76" draw:layer="layout" svg:x1="25.197cm" svg:y1="4.285cm" svg:x2="25.197cm" svg:y2="5.495cm">
          <text:p/>
        </draw:line>
        <draw:line draw:style-name="gr147" draw:text-style-name="P2" draw:layer="layout" svg:x1="23.197cm" svg:y1="4.094cm" svg:x2="29.197cm" svg:y2="4.094cm">
          <text:p/>
        </draw:line>
        <draw:line draw:style-name="gr147" draw:text-style-name="P2" draw:layer="layout" svg:x1="23.197cm" svg:y1="7.094cm" svg:x2="29.197cm" svg:y2="7.094cm">
          <text:p/>
        </draw:line>
        <draw:line draw:style-name="gr147" draw:text-style-name="P2" draw:layer="layout" svg:x1="23.197cm" svg:y1="13.094cm" svg:x2="29.197cm" svg:y2="13.094cm">
          <text:p/>
        </draw:line>
        <draw:line draw:style-name="gr147" draw:text-style-name="P2" draw:layer="layout" svg:x1="23.197cm" svg:y1="16.094cm" svg:x2="29.197cm" svg:y2="16.094cm">
          <text:p/>
        </draw:line>
        <draw:line draw:style-name="gr155" draw:text-style-name="P76" draw:layer="layout" svg:x1="27.197cm" svg:y1="6.891cm" svg:x2="27.197cm" svg:y2="5.681cm">
          <text:p/>
        </draw:line>
        <draw:line draw:style-name="gr155" draw:text-style-name="P76" draw:layer="layout" svg:x1="27.197cm" svg:y1="9.894cm" svg:x2="27.197cm" svg:y2="8.684cm">
          <text:p/>
        </draw:line>
        <draw:line draw:style-name="gr155" draw:text-style-name="P76" draw:layer="layout" svg:x1="27.197cm" svg:y1="12.887cm" svg:x2="27.197cm" svg:y2="11.677cm">
          <text:p/>
        </draw:line>
        <draw:line draw:style-name="gr155" draw:text-style-name="P76" draw:layer="layout" svg:x1="27.197cm" svg:y1="15.88cm" svg:x2="27.197cm" svg:y2="14.67cm">
          <text:p/>
        </draw:line>
        <draw:line draw:style-name="gr155" draw:text-style-name="P76" draw:layer="layout" svg:x1="25.197cm" svg:y1="7.281cm" svg:x2="25.197cm" svg:y2="8.491cm">
          <text:p/>
        </draw:line>
        <draw:line draw:style-name="gr155" draw:text-style-name="P76" draw:layer="layout" svg:x1="25.197cm" svg:y1="10.289cm" svg:x2="25.197cm" svg:y2="11.499cm">
          <text:p/>
        </draw:line>
        <draw:line draw:style-name="gr155" draw:text-style-name="P76" draw:layer="layout" svg:x1="25.197cm" svg:y1="13.296cm" svg:x2="25.197cm" svg:y2="14.506cm">
          <text:p/>
        </draw:line>
        <draw:frame draw:style-name="gr158" draw:text-style-name="P78" draw:layer="layout" svg:width="3.58cm" svg:height="0.992cm" svg:x="9.051cm" svg:y="0.645cm">
          <draw:text-box>
            <text:p><text:span text:style-name="T52">container</text:span></text:p>
          </draw:text-box>
        </draw:frame>
        <draw:frame draw:style-name="gr159" draw:text-style-name="P79" draw:layer="layout" svg:width="1.598cm" svg:height="0.992cm" svg:x="10.042cm" svg:y="5.945cm">
          <draw:text-box>
            <text:p text:style-name="P44"><text:span text:style-name="T53">gas</text:span></text:p>
          </draw:text-box>
        </draw:frame>
        <draw:custom-shape draw:style-name="gr143" draw:text-style-name="P16" draw:layer="layout" svg:width="5cm" svg:height="10cm" svg:x="12.847cm" svg:y="10.752cm">
          <text:p/>
          <draw:enhanced-geometry svg:viewBox="0 0 21600 21600" draw:type="rectangle" draw:enhanced-path="M 0 0 L 21600 0 21600 21600 0 21600 0 0 Z N"/>
        </draw:custom-shape>
        <draw:line draw:style-name="gr142" draw:text-style-name="P2" draw:layer="layout" svg:x1="12.742cm" svg:y1="10.805cm" svg:x2="17.952cm" svg:y2="10.805cm">
          <text:p/>
        </draw:line>
        <draw:line draw:style-name="gr142" draw:text-style-name="P2" draw:layer="layout" svg:x1="12.742cm" svg:y1="20.752cm" svg:x2="17.952cm" svg:y2="20.752cm">
          <text:p/>
        </draw:line>
        <draw:line draw:style-name="gr142" draw:text-style-name="P2" draw:layer="layout" svg:x1="12.847cm" svg:y1="10.73cm" svg:x2="12.847cm" svg:y2="20.73cm">
          <text:p/>
        </draw:line>
        <draw:line draw:style-name="gr142" draw:text-style-name="P2" draw:layer="layout" svg:x1="17.847cm" svg:y1="10.73cm" svg:x2="17.847cm" svg:y2="20.73cm">
          <text:p/>
        </draw:line>
        <draw:custom-shape draw:style-name="gr160" draw:text-style-name="P2" draw:layer="layout" svg:width="1.5cm" svg:height="1.5cm" svg:x="16.636cm" svg:y="10.526cm">
          <text:p/>
          <draw:enhanced-geometry svg:viewBox="0 0 21600 21600" draw:type="rectangle" draw:enhanced-path="M 0 0 L 21600 0 21600 21600 0 21600 0 0 Z N"/>
        </draw:custom-shape>
        <draw:custom-shape draw:style-name="gr161" draw:text-style-name="P2" draw:layer="layout" svg:width="9.609cm" svg:height="9.609cm" svg:x="7.436cm" svg:y="0.237cm">
          <text:p/>
          <draw:enhanced-geometry svg:viewBox="0 0 21600 21600" draw:type="rectangle" draw:enhanced-path="M 0 0 L 21600 0 21600 21600 0 21600 0 0 Z N"/>
        </draw:custom-shape>
        <draw:line draw:style-name="gr162" draw:text-style-name="P2" draw:layer="layout" svg:x1="7.436cm" svg:y1="9.846cm" svg:x2="16.636cm" svg:y2="12.026cm">
          <text:p/>
        </draw:line>
        <draw:line draw:style-name="gr162" draw:text-style-name="P2" draw:layer="layout" svg:x1="18.136cm" svg:y1="10.526cm" svg:x2="17.045cm" svg:y2="0.237cm">
          <text:p/>
        </draw:line>
        <presentation:notes draw:style-name="dp2">
          <draw:page-thumbnail draw:style-name="gr1" draw:layer="layout" svg:width="21.219cm" svg:height="10.476cm" svg:x="0.185cm" svg:y="2.123cm" draw:page-number="21" presentation:class="page"/>
          <draw:frame presentation:style-name="pr1" draw:text-style-name="P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frame draw:style-name="gr26" draw:text-style-name="P2" draw:layer="layout" svg:width="3.68cm" svg:height="5.67cm" svg:x="5.98cm" svg:y="4.534cm">
          <draw:image xlink:href="Pictures/1000000000000119000001B1093121FA.png" xlink:type="simple" xlink:show="embed" xlink:actuate="onLoad" draw:mime-type="image/png">
            <text:p/>
          </draw:image>
        </draw:frame>
        <draw:custom-shape draw:style-name="gr163" draw:text-style-name="P21" draw:layer="layout" svg:width="0.778cm" svg:height="0.243cm" svg:x="5.274cm" svg:y="10.148cm">
          <text:p/>
          <draw:enhanced-geometry svg:viewBox="0 0 21600 21600" draw:type="rectangle" draw:enhanced-path="M 0 0 L 21600 0 21600 21600 0 21600 0 0 Z N"/>
        </draw:custom-shape>
        <draw:custom-shape draw:style-name="gr163" draw:text-style-name="P21" draw:layer="layout" svg:width="0.778cm" svg:height="0.243cm" svg:x="8.911cm" svg:y="10.16cm">
          <text:p/>
          <draw:enhanced-geometry svg:viewBox="0 0 21600 21600" draw:type="rectangle" draw:enhanced-path="M 0 0 L 21600 0 21600 21600 0 21600 0 0 Z N"/>
        </draw:custom-shape>
        <draw:frame draw:style-name="gr26" draw:text-style-name="P2" draw:layer="layout" svg:width="3.675cm" svg:height="7.915cm" svg:x="25.72cm" svg:y="7.875cm">
          <draw:image xlink:href="Pictures/10000000000001190000025D49D51A5C.png" xlink:type="simple" xlink:show="embed" xlink:actuate="onLoad" draw:mime-type="image/png">
            <text:p/>
          </draw:image>
        </draw:frame>
        <draw:custom-shape draw:style-name="gr164" draw:text-style-name="P80" draw:layer="layout" svg:width="7.078cm" svg:height="3.572cm" svg:x="12.808cm" svg:y="11.271cm">
          <text:p/>
          <draw:enhanced-geometry svg:viewBox="0 0 21600 21600" draw:mirror-vertical="true" draw:glue-points="?f6 10800 10800 21600 ?f5 10800 10800 0" draw:text-areas="?f3 ?f3 ?f4 ?f4" draw:type="trapezoid" draw:modifiers="2190.8179121344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65" draw:text-style-name="P81" draw:layer="layout" svg:width="13.939cm" svg:height="1.032cm" svg:x="5.238cm" svg:y="10.304cm">
          <text:p/>
          <draw:enhanced-geometry svg:viewBox="0 0 21600 21600" draw:type="rectangle" draw:enhanced-path="M 0 0 L 21600 0 21600 21600 0 21600 0 0 Z N"/>
        </draw:custom-shape>
        <draw:frame draw:style-name="gr26" draw:text-style-name="P2" draw:layer="layout" svg:width="3.567cm" svg:height="7.682cm" svg:x="23.35cm" svg:y="1.398cm">
          <draw:image xlink:href="Pictures/10000001000001190000025D79BA7939.png" xlink:type="simple" xlink:show="embed" xlink:actuate="onLoad" draw:mime-type="image/png">
            <text:p/>
          </draw:image>
        </draw:frame>
        <draw:line draw:style-name="gr166" draw:text-style-name="P82" draw:layer="layout" svg:x1="6.051cm" svg:y1="10.309cm" svg:x2="8.947cm" svg:y2="10.309cm">
          <text:p/>
        </draw:line>
        <draw:frame draw:style-name="gr167" draw:text-style-name="P12" draw:layer="layout" svg:width="1.806cm" svg:height="1.733cm" svg:x="24.899cm" svg:y="11.551cm">
          <draw:text-box>
            <text:p>7.44</text:p>
            <text:p>10.2</text:p>
          </draw:text-box>
        </draw:frame>
        <draw:line draw:style-name="gr168" draw:text-style-name="P2" draw:layer="layout" svg:x1="15.039cm" svg:y1="11.12cm" svg:x2="15.039cm" svg:y2="7.916cm">
          <text:p/>
        </draw:line>
        <draw:line draw:style-name="gr169" draw:text-style-name="P2" draw:layer="layout" svg:x1="13.508cm" svg:y1="11.324cm" svg:x2="16.368cm" svg:y2="11.324cm">
          <text:p/>
        </draw:line>
        <draw:line draw:style-name="gr170" draw:text-style-name="P2" draw:layer="layout" svg:x1="16.364cm" svg:y1="11.324cm" svg:x2="19.177cm" svg:y2="11.324cm">
          <text:p/>
        </draw:line>
        <draw:frame draw:style-name="gr171" draw:text-style-name="P12" draw:layer="layout" svg:width="3.351cm" svg:height="2.474cm" svg:x="18.801cm" svg:y="16.908cm">
          <draw:text-box>
            <text:p>60 kg</text:p>
            <text:p>2142 Ns</text:p>
            <text:p>-1554 Ns</text:p>
          </draw:text-box>
        </draw:frame>
        <draw:frame draw:style-name="gr172" draw:text-style-name="P83" draw:layer="layout" svg:width="0.963cm" svg:height="1.17cm" svg:x="24.102cm" svg:y="9.49cm">
          <draw:text-box>
            <text:p><text:span text:style-name="T54">1</text:span></text:p>
          </draw:text-box>
        </draw:frame>
        <draw:custom-shape draw:style-name="gr173" draw:text-style-name="P85" draw:layer="layout" svg:width="1.218cm" svg:height="1.218cm" svg:x="6.956cm" svg:y="10.584cm">
          <text:p text:style-name="P84"><text:span text:style-name="T5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4" draw:text-style-name="P87" draw:layer="layout" svg:width="1.218cm" svg:height="1.218cm" svg:x="14.457cm" svg:y="11.606cm">
          <text:p text:style-name="P86"><text:span text:style-name="T5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89" draw:layer="layout" svg:width="1.218cm" svg:height="1.218cm" svg:x="17.258cm" svg:y="11.607cm">
          <text:p text:style-name="P88"><text:span text:style-name="T5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6" draw:text-style-name="P27" draw:layer="layout" svg:width="4.154cm" svg:height="0.593cm" svg:x="1.072cm" svg:y="11.81cm" svg:viewBox="0 0 4155 594" svg:d="M0 339v-43-41h3365v41 43zM3372 532l36-73 24-81 6-84-8-85-25-78-35-72-45-59 830 296-830 298z">
          <text:p/>
        </draw:path>
        <draw:path draw:style-name="gr177" draw:text-style-name="P27" draw:layer="layout" svg:width="0.593cm" svg:height="4.154cm" svg:x="0.775cm" svg:y="7.952cm" svg:viewBox="0 0 594 4155" svg:d="M339 4155h-43-41v-3365h41 43zM532 783l-73-36-81-24-84-6-85 8-78 25-72 35-59 45 296-830 298 830z">
          <text:p/>
        </draw:path>
        <draw:path draw:style-name="gr178" draw:text-style-name="P28" draw:layer="layout" svg:width="0.557cm" svg:height="0.659cm" svg:x="0.254cm" svg:y="8.976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179" draw:text-style-name="P28" draw:layer="layout" svg:width="0.636cm" svg:height="0.659cm" svg:x="3.718cm" svg:y="12.408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frame draw:style-name="gr180" draw:text-style-name="P90" draw:layer="layout" svg:width="3.122cm" svg:height="0.708cm" svg:x="10.645cm" svg:y="10.467cm">
          <draw:text-box>
            <text:p text:style-name="P44"><text:span text:style-name="T58">diving board</text:span></text:p>
          </draw:text-box>
        </draw:frame>
        <presentation:notes draw:style-name="dp2">
          <draw:page-thumbnail draw:style-name="gr1" draw:layer="layout" svg:width="21.219cm" svg:height="10.476cm" svg:x="0.185cm" svg:y="2.123cm" draw:page-number="22" presentation:class="page"/>
          <draw:frame presentation:style-name="pr1" draw:text-style-name="P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custom-shape draw:style-name="gr181" draw:text-style-name="P91" draw:layer="layout" svg:width="23.95cm" svg:height="2.218cm" draw:transform="rotate (0.785398163397448) translate (6.514cm 18.612cm)">
          <text:p/>
          <draw:enhanced-geometry svg:viewBox="0 0 21600 21600" draw:mirror-horizontal="false" draw:mirror-vertical="false" draw:glue-points="?f6 10800 10800 21600 ?f5 10800 10800 0" draw:text-areas="?f3 ?f3 ?f4 ?f4" draw:type="trapezoid" draw:modifiers="1231.5358734200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82" draw:text-style-name="P92" draw:layer="layout" svg:width="2.229cm" svg:height="19.363cm" svg:x="23.479cm" svg:y="0.787cm">
          <text:p/>
          <draw:enhanced-geometry svg:viewBox="0 0 21600 21600" draw:type="rectangle" draw:enhanced-path="M 0 0 L 21600 0 21600 21600 0 21600 0 0 Z N"/>
        </draw:custom-shape>
        <draw:custom-shape draw:style-name="gr183" draw:text-style-name="P92" draw:layer="layout" svg:width="21.203cm" svg:height="1.565cm" svg:x="4.505cm" svg:y="18.585cm">
          <text:p/>
          <draw:enhanced-geometry svg:viewBox="0 0 21600 21600" draw:type="rectangle" draw:enhanced-path="M 0 0 L 21600 0 21600 21600 0 21600 0 0 Z N"/>
        </draw:custom-shape>
        <draw:frame draw:style-name="gr26" draw:text-style-name="P2" draw:layer="layout" svg:width="6.353cm" svg:height="6.353cm" draw:transform="rotate (0.785398163397448) translate (8.197cm 7.96cm)">
          <draw:image xlink:href="Pictures/10000D82000052C9000052C9029B7611.svg" xlink:type="simple" xlink:show="embed" xlink:actuate="onLoad" draw:mime-type="image/svg+xml">
            <text:p/>
          </draw:image>
          <draw:image xlink:href="Pictures/10000001000002C3000002C38B54EE08.png" xlink:type="simple" xlink:show="embed" xlink:actuate="onLoad" draw:mime-type="image/png"/>
        </draw:frame>
        <draw:path draw:style-name="gr176" draw:text-style-name="P27" draw:layer="layout" svg:width="4.154cm" svg:height="0.593cm" svg:x="5.49cm" svg:y="4.891cm" svg:viewBox="0 0 4155 594" svg:d="M0 339v-43-41h3365v41 43zM3372 532l36-73 24-81 6-84-8-85-25-78-35-72-45-59 830 296-830 298z">
          <text:p/>
        </draw:path>
        <draw:path draw:style-name="gr177" draw:text-style-name="P27" draw:layer="layout" svg:width="0.593cm" svg:height="4.154cm" svg:x="5.193cm" svg:y="1.033cm" svg:viewBox="0 0 594 4155" svg:d="M339 4155h-43-41v-3365h41 43zM532 783l-73-36-81-24-84-6-85 8-78 25-72 35-59 45 296-830 298 830z">
          <text:p/>
        </draw:path>
        <draw:path draw:style-name="gr178" draw:text-style-name="P28" draw:layer="layout" svg:width="0.557cm" svg:height="0.659cm" svg:x="4.672cm" svg:y="2.05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179" draw:text-style-name="P28" draw:layer="layout" svg:width="0.636cm" svg:height="0.659cm" svg:x="8.136cm" svg:y="5.48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line draw:style-name="gr184" draw:text-style-name="P93" draw:layer="layout" svg:x1="6.532cm" svg:y1="18.593cm" svg:x2="9.662cm" svg:y2="18.593cm">
          <text:p/>
        </draw:line>
        <draw:line draw:style-name="gr185" draw:text-style-name="P76" draw:layer="layout" svg:x1="13.64cm" svg:y1="11.48cm" svg:x2="16.178cm" svg:y2="8.942cm">
          <text:p/>
        </draw:line>
        <draw:line draw:style-name="gr169" draw:text-style-name="P17" draw:layer="layout" svg:x1="23.443cm" svg:y1="4.832cm" svg:x2="23.443cm" svg:y2="1.677cm">
          <text:p/>
        </draw:line>
        <draw:custom-shape draw:style-name="gr173" draw:text-style-name="P85" draw:layer="layout" svg:width="1.218cm" svg:height="1.218cm" svg:x="13.579cm" svg:y="8.988cm">
          <text:p text:style-name="P84"><text:span text:style-name="T5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95" draw:layer="layout" svg:width="1.218cm" svg:height="1.218cm" svg:x="23.833cm" svg:y="2.645cm">
          <text:p text:style-name="P94"><text:span text:style-name="T5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97" draw:layer="layout" svg:width="1.218cm" svg:height="1.218cm" svg:x="7.488cm" svg:y="18.797cm">
          <text:p text:style-name="P96"><text:span text:style-name="T60">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8" draw:text-style-name="P98" draw:layer="layout" svg:width="3.122cm" svg:height="1.237cm" draw:transform="rotate (0.785398163397448) translate (17.79cm 8.087cm)">
          <draw:text-box>
            <text:p text:style-name="P44"><text:span text:style-name="T61">board</text:span></text:p>
          </draw:text-box>
        </draw:frame>
        <draw:line draw:style-name="gr189" draw:text-style-name="P2" draw:layer="layout" svg:x1="15.106cm" svg:y1="10.46cm" svg:x2="15.106cm" svg:y2="14.46cm">
          <text:p/>
        </draw:line>
        <draw:line draw:style-name="gr190" draw:text-style-name="P99" draw:layer="layout" svg:x1="8.149cm" svg:y1="18.276cm" svg:x2="11.149cm" svg:y2="13.276cm">
          <text:p/>
        </draw:line>
        <draw:frame draw:style-name="gr191" draw:text-style-name="P100" draw:layer="layout" svg:width="5.311cm" svg:height="1.381cm" svg:x="4.988cm" svg:y="13.617cm">
          <draw:text-box>
            <text:p><text:span text:style-name="T62">[30 , 50] N</text:span></text:p>
          </draw:text-box>
        </draw:frame>
        <presentation:notes draw:style-name="dp2">
          <draw:page-thumbnail draw:style-name="gr1" draw:layer="layout" svg:width="21.219cm" svg:height="10.476cm" svg:x="0.185cm" svg:y="2.123cm" draw:page-number="23" presentation:class="page"/>
          <draw:frame presentation:style-name="pr1" draw:text-style-name="P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custom-shape draw:style-name="gr192" draw:text-style-name="P101" draw:layer="layout" svg:width="24cm" svg:height="13.86cm" svg:x="2.55cm" svg:y="5.935cm">
          <text:p/>
          <draw:enhanced-geometry svg:viewBox="0 0 21600 21600" draw:mirror-horizontal="false" draw:glue-points="0 0 0 10800 0 21600 10800 21600 21600 21600 10800 10800" draw:text-areas="1900 12700 12700 19700" draw:type="right-triangle" draw:enhanced-path="M 0 0 L 21600 21600 0 21600 0 0 Z N"/>
        </draw:custom-shape>
        <draw:frame draw:style-name="gr193" draw:text-style-name="P2" draw:layer="layout" svg:width="5.748cm" svg:height="3.085cm" draw:transform="skewX (0.000349065850398893) rotate (-0.523598775598299) translate (21.274cm 13.207cm)">
          <draw:image xlink:href="Pictures/10000AE000004929000027404EC7426E.svg" xlink:type="simple" xlink:show="embed" xlink:actuate="onLoad" draw:mime-type="image/svg+xml">
            <text:p/>
          </draw:image>
          <draw:image xlink:href="Pictures/10000001000002C40000017C464CCD16.png" xlink:type="simple" xlink:show="embed" xlink:actuate="onLoad" draw:mime-type="image/png"/>
        </draw:frame>
        <draw:frame draw:style-name="gr193" draw:text-style-name="P2" draw:layer="layout" svg:width="5.748cm" svg:height="3.085cm" draw:transform="skewX (0.000349065850398893) rotate (-0.523598775598299) translate (5.878cm 4.308cm)">
          <draw:image xlink:href="Pictures/10000AE000004929000027404EC7426E.svg" xlink:type="simple" xlink:show="embed" xlink:actuate="onLoad" draw:mime-type="image/svg+xml">
            <text:p/>
          </draw:image>
          <draw:image xlink:href="Pictures/10000001000002C40000017C464CCD16.png" xlink:type="simple" xlink:show="embed" xlink:actuate="onLoad" draw:mime-type="image/png"/>
        </draw:frame>
        <draw:measure draw:style-name="gr194" draw:text-style-name="P103" draw:layer="measurelines" svg:x1="25.991cm" svg:y1="9.344cm" svg:x2="25.991cm" svg:y2="18.425cm">
          <text:p text:style-name="P102"><text:span text:style-name="T63">10 m</text:span></text:p>
        </draw:measure>
        <draw:line draw:style-name="gr195" draw:text-style-name="P2" draw:layer="layout" svg:x1="26.225cm" svg:y1="9.344cm" svg:x2="10.374cm" svg:y2="9.344cm">
          <text:p/>
        </draw:line>
        <draw:line draw:style-name="gr196" draw:text-style-name="P2" draw:layer="layout" svg:x1="7.283cm" svg:y1="7.032cm" svg:x2="3.477cm" svg:y2="4.834cm">
          <text:p/>
        </draw:line>
        <draw:frame draw:style-name="gr197" draw:text-style-name="P104" draw:layer="layout" svg:width="1.328cm" svg:height="1.733cm" svg:x="3.759cm" svg:y="3.376cm">
          <draw:text-box>
            <text:p><text:span text:style-name="T64">v</text:span></text:p>
          </draw:text-box>
        </draw:frame>
        <draw:path draw:style-name="gr176" draw:text-style-name="P27" draw:layer="layout" svg:width="3.132cm" svg:height="0.447cm" svg:x="14.892cm" svg:y="6.906cm" svg:viewBox="0 0 3133 448" svg:d="M0 256v-33-31h2538v31 33zM2543 401l27-55 18-61 5-63-6-64-19-59-27-55-34-44 626 223-626 225z">
          <text:p/>
        </draw:path>
        <draw:path draw:style-name="gr177" draw:text-style-name="P27" draw:layer="layout" svg:width="0.447cm" svg:height="3.132cm" svg:x="14.668cm" svg:y="3.997cm" svg:viewBox="0 0 448 3133" svg:d="M256 3133h-33-31v-2537h31 33zM401 590l-55-27-61-18-63-4-64 6-59 19-55 26-44 34 223-626 225 626z">
          <text:p/>
        </draw:path>
        <draw:path draw:style-name="gr178" draw:text-style-name="P28" draw:layer="layout" svg:width="0.42cm" svg:height="0.497cm" svg:x="14.275cm" svg:y="4.769cm" svg:viewBox="0 0 421 498" svg:d="M0 465l9 27c29-24 63-32 91-32 46 0 92 15 136 24 30 8 62 14 92 14 15 0 27-4 49-9 13-71 21-107 30-145h-22l-22 60c-6 17-16 25-41 25-11 0-27-2-49-7-26-6-72-16-105-16-31 0-63 6-89 19l-2-2 339-382 5-32-9-9-24 23c-9 10-18 15-34 15-39 0-98-12-135-21-30-9-58-17-79-17-22 0-43 5-63 11l-33 122h22l30-58c13-4 27-6 39-6 16 0 30 3 46 6 23 5 58 10 78 10 32 0 65-5 90-21l2 2z">
          <text:p/>
        </draw:path>
        <draw:path draw:style-name="gr179" draw:text-style-name="P28" draw:layer="layout" svg:width="0.479cm" svg:height="0.497cm" svg:x="16.887cm" svg:y="7.357cm" svg:viewBox="0 0 480 498" svg:d="M13 398c0 30-8 57-13 87 14 7 32 13 42 13 39 0 77-33 106-77l77-118 11 70c5 39 20 125 74 125 28 0 66-30 85-46l50-45-10-19c-7 6-53 46-75 46-27 0-38-22-47-46-8-25-16-53-19-71l-19-102 36-50c22-29 58-84 101-88h4c14 0 31 6 35 23l14-4 15-85c-8-6-18-11-30-11-59 0-115 87-144 129l-37 56-6-49c-8-61-20-136-99-136-21 0-48 6-58 21l-58 84 16 10c20-22 47-49 69-49 53 0 68 105 74 141l11 63-40 63c-18 27-67 99-103 99-15 0-28-2-31-9l-12-28z">
          <text:p/>
        </draw:path>
        <draw:frame draw:style-name="gr198" draw:text-style-name="P12" draw:layer="layout" svg:width="1.429cm" svg:height="1.733cm" svg:x="22.658cm" svg:y="13.207cm">
          <draw:text-box>
            <text:p><text:span text:style-name="T65">t</text:span><text:span text:style-name="T66">0</text:span></text:p>
          </draw:text-box>
        </draw:frame>
        <draw:frame draw:style-name="gr198" draw:text-style-name="P12" draw:layer="layout" svg:width="1.429cm" svg:height="1.733cm" svg:x="7.284cm" svg:y="4.308cm">
          <draw:text-box>
            <text:p><text:span text:style-name="T65">t</text:span><text:span text:style-name="T66">1</text:span></text:p>
          </draw:text-box>
        </draw:frame>
        <presentation:notes draw:style-name="dp2">
          <draw:page-thumbnail draw:style-name="gr1" draw:layer="layout" svg:width="21.219cm" svg:height="10.476cm" svg:x="0.185cm" svg:y="2.123cm" draw:page-number="24" presentation:class="page"/>
          <draw:frame presentation:style-name="pr1" draw:text-style-name="P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custom-shape draw:style-name="gr199" draw:text-style-name="P68" draw:layer="layout" svg:width="5.53cm" svg:height="4.4cm" svg:x="4.457cm" svg:y="5.734cm">
          <text:p/>
          <draw:enhanced-geometry svg:viewBox="0 0 21600 21600" draw:type="rectangle" draw:enhanced-path="M 0 0 L 21600 0 21600 21600 0 21600 0 0 Z N"/>
        </draw:custom-shape>
        <draw:path draw:style-name="gr200" draw:text-style-name="P15" draw:layer="layout" svg:width="1.85cm" svg:height="0.212cm" svg:x="3.503cm" svg:y="7.828cm" svg:viewBox="0 0 1851 213" svg:d="M0 106c391-2 304-108 619-106 282-1 314 213 626 213 305 0 219-97 606-102">
          <text:p/>
        </draw:path>
        <draw:frame draw:style-name="gr201" draw:text-style-name="P105" draw:layer="layout" svg:width="3.249cm" svg:height="1.489cm" svg:x="0.348cm" svg:y="7.19cm">
          <draw:text-box>
            <text:p text:style-name="P44"><text:span text:style-name="T67">in</text:span></text:p>
            <text:p text:style-name="P44"><text:span text:style-name="T68">Q</text:span><text:span text:style-name="T69"> = 600 J/s</text:span></text:p>
          </draw:text-box>
        </draw:frame>
        <draw:frame draw:style-name="gr201" draw:text-style-name="P105" draw:layer="layout" svg:width="3.249cm" svg:height="1.489cm" svg:x="11.108cm" svg:y="7.19cm">
          <draw:text-box>
            <text:p text:style-name="P44"><text:span text:style-name="T67">out</text:span></text:p>
            <text:p text:style-name="P44"><text:span text:style-name="T68">Q</text:span><text:span text:style-name="T69"> = 600 J/s</text:span></text:p>
          </draw:text-box>
        </draw:frame>
        <draw:frame draw:style-name="gr202" draw:text-style-name="P106" draw:layer="layout" svg:width="3.085cm" svg:height="0.87cm" svg:x="1.505cm" svg:y="9.497cm">
          <draw:text-box>
            <text:p text:style-name="P44"><text:span text:style-name="T70">T</text:span><text:span text:style-name="T71">in</text:span><text:span text:style-name="T72"> = 200 K</text:span></text:p>
          </draw:text-box>
        </draw:frame>
        <draw:frame draw:style-name="gr203" draw:text-style-name="P106" draw:layer="layout" svg:width="3.279cm" svg:height="0.87cm" svg:x="9.86cm" svg:y="9.497cm">
          <draw:text-box>
            <text:p text:style-name="P44"><text:span text:style-name="T70">T</text:span><text:span text:style-name="T71">out</text:span><text:span text:style-name="T72"> = 300 K</text:span></text:p>
          </draw:text-box>
        </draw:frame>
        <draw:path draw:style-name="gr200" draw:text-style-name="P15" draw:layer="layout" svg:width="1.85cm" svg:height="0.212cm" svg:x="9.045cm" svg:y="7.828cm" svg:viewBox="0 0 1851 213" svg:d="M0 106c391-2 304-108 619-106 282-1 314 213 626 213 305 0 219-97 606-102">
          <text:p/>
        </draw:path>
        <draw:frame draw:style-name="gr204" draw:text-style-name="P79" draw:layer="layout" svg:width="1.569cm" svg:height="1.197cm" svg:x="6.455cm" svg:y="4.282cm">
          <draw:text-box>
            <text:p text:style-name="P44"><text:span text:style-name="T53">(A)</text:span></text:p>
          </draw:text-box>
        </draw:frame>
        <draw:line draw:style-name="gr205" draw:text-style-name="P2" draw:layer="layout" svg:x1="4.457cm" svg:y1="5.734cm" svg:x2="4.457cm" svg:y2="10.134cm">
          <text:p/>
        </draw:line>
        <draw:line draw:style-name="gr205" draw:text-style-name="P2" draw:layer="layout" svg:x1="9.957cm" svg:y1="5.734cm" svg:x2="9.957cm" svg:y2="10.134cm">
          <text:p/>
        </draw:line>
        <draw:custom-shape draw:style-name="gr199" draw:text-style-name="P68" draw:layer="layout" svg:width="5.53cm" svg:height="4.4cm" svg:x="7.458cm" svg:y="13.735cm">
          <text:p/>
          <draw:enhanced-geometry svg:viewBox="0 0 21600 21600" draw:type="rectangle" draw:enhanced-path="M 0 0 L 21600 0 21600 21600 0 21600 0 0 Z N"/>
        </draw:custom-shape>
        <draw:path draw:style-name="gr200" draw:text-style-name="P15" draw:layer="layout" svg:width="1.85cm" svg:height="0.212cm" svg:x="6.504cm" svg:y="15.829cm" svg:viewBox="0 0 1851 213" svg:d="M0 106c391-2 304-108 619-106 282-1 314 213 626 213 305 0 219-97 606-102">
          <text:p/>
        </draw:path>
        <draw:frame draw:style-name="gr201" draw:text-style-name="P105" draw:layer="layout" svg:width="3.249cm" svg:height="1.489cm" svg:x="3.349cm" svg:y="15.191cm">
          <draw:text-box>
            <text:p text:style-name="P44"><text:span text:style-name="T67">in</text:span></text:p>
            <text:p text:style-name="P44"><text:span text:style-name="T68">Q</text:span><text:span text:style-name="T69"> = 600 J/s</text:span></text:p>
          </draw:text-box>
        </draw:frame>
        <draw:frame draw:style-name="gr201" draw:text-style-name="P105" draw:layer="layout" svg:width="3.249cm" svg:height="1.489cm" svg:x="14.109cm" svg:y="15.191cm">
          <draw:text-box>
            <text:p text:style-name="P44"><text:span text:style-name="T67">out</text:span></text:p>
            <text:p text:style-name="P44"><text:span text:style-name="T68">Q</text:span><text:span text:style-name="T69"> = 600 J/s</text:span></text:p>
          </draw:text-box>
        </draw:frame>
        <draw:path draw:style-name="gr200" draw:text-style-name="P15" draw:layer="layout" svg:width="1.85cm" svg:height="0.212cm" svg:x="12.046cm" svg:y="15.829cm" svg:viewBox="0 0 1851 213" svg:d="M0 106c391-2 304-108 619-106 282-1 314 213 626 213 305 0 219-97 606-102">
          <text:p/>
        </draw:path>
        <draw:frame draw:style-name="gr206" draw:text-style-name="P79" draw:layer="layout" svg:width="1.476cm" svg:height="1.197cm" svg:x="9.502cm" svg:y="12.283cm">
          <draw:text-box>
            <text:p text:style-name="P44"><text:span text:style-name="T53">(B)</text:span></text:p>
          </draw:text-box>
        </draw:frame>
        <draw:line draw:style-name="gr205" draw:text-style-name="P2" draw:layer="layout" svg:x1="7.458cm" svg:y1="13.735cm" svg:x2="7.458cm" svg:y2="18.135cm">
          <text:p/>
        </draw:line>
        <draw:line draw:style-name="gr205" draw:text-style-name="P2" draw:layer="layout" svg:x1="12.958cm" svg:y1="13.735cm" svg:x2="12.958cm" svg:y2="18.135cm">
          <text:p/>
        </draw:line>
        <draw:frame draw:style-name="gr202" draw:text-style-name="P106" draw:layer="layout" svg:width="3.085cm" svg:height="0.87cm" svg:x="4.505cm" svg:y="17.497cm">
          <draw:text-box>
            <text:p text:style-name="P44"><text:span text:style-name="T70">T</text:span><text:span text:style-name="T71">in</text:span><text:span text:style-name="T72"> = 300 K</text:span></text:p>
          </draw:text-box>
        </draw:frame>
        <draw:frame draw:style-name="gr203" draw:text-style-name="P106" draw:layer="layout" svg:width="3.279cm" svg:height="0.87cm" svg:x="12.86cm" svg:y="17.497cm">
          <draw:text-box>
            <text:p text:style-name="P44"><text:span text:style-name="T70">T</text:span><text:span text:style-name="T71">out</text:span><text:span text:style-name="T72"> = 200 K</text:span></text:p>
          </draw:text-box>
        </draw:frame>
        <presentation:notes draw:style-name="dp2">
          <draw:page-thumbnail draw:style-name="gr1" draw:layer="layout" svg:width="21.219cm" svg:height="10.476cm" svg:x="0.185cm" svg:y="2.123cm" draw:page-number="25" presentation:class="page"/>
          <draw:frame presentation:style-name="pr1" draw:text-style-name="P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custom-shape draw:style-name="gr199" draw:text-style-name="P68" draw:layer="layout" svg:width="5.53cm" svg:height="4.4cm" svg:x="4.457cm" svg:y="5.734cm">
          <text:p/>
          <draw:enhanced-geometry svg:viewBox="0 0 21600 21600" draw:type="rectangle" draw:enhanced-path="M 0 0 L 21600 0 21600 21600 0 21600 0 0 Z N"/>
        </draw:custom-shape>
        <draw:path draw:style-name="gr200" draw:text-style-name="P15" draw:layer="layout" svg:width="1.85cm" svg:height="0.212cm" svg:x="3.503cm" svg:y="7.828cm" svg:viewBox="0 0 1851 213" svg:d="M0 106c391-2 304-108 619-106 282-1 314 213 626 213 305 0 219-97 606-102">
          <text:p/>
        </draw:path>
        <draw:frame draw:style-name="gr201" draw:text-style-name="P105" draw:layer="layout" svg:width="3.249cm" svg:height="1.489cm" svg:x="0.348cm" svg:y="7.19cm">
          <draw:text-box>
            <text:p text:style-name="P44"><text:span text:style-name="T67">in</text:span></text:p>
            <text:p text:style-name="P44"><text:span text:style-name="T68">Q</text:span><text:span text:style-name="T69"> = 600 J/s</text:span></text:p>
          </draw:text-box>
        </draw:frame>
        <draw:frame draw:style-name="gr207" draw:text-style-name="P105" draw:layer="layout" svg:width="2.72cm" svg:height="1.489cm" svg:x="11.108cm" svg:y="7.19cm">
          <draw:text-box>
            <text:p text:style-name="P44"><text:span text:style-name="T67">out</text:span></text:p>
            <text:p text:style-name="P44"><text:span text:style-name="T68">Q</text:span><text:span text:style-name="T69"> = </text:span><text:span text:style-name="T73">? </text:span><text:span text:style-name="T69"> J/s</text:span></text:p>
          </draw:text-box>
        </draw:frame>
        <draw:frame draw:style-name="gr202" draw:text-style-name="P106" draw:layer="layout" svg:width="3.085cm" svg:height="0.87cm" svg:x="1.605cm" svg:y="9.497cm">
          <draw:text-box>
            <text:p text:style-name="P44"><text:span text:style-name="T70">T</text:span><text:span text:style-name="T71">in</text:span><text:span text:style-name="T72"> = 40 K</text:span></text:p>
          </draw:text-box>
        </draw:frame>
        <draw:frame draw:style-name="gr208" draw:text-style-name="P106" draw:layer="layout" svg:width="2.678cm" svg:height="0.87cm" svg:x="9.91cm" svg:y="9.497cm">
          <draw:text-box>
            <text:p text:style-name="P44"><text:span text:style-name="T70">T</text:span><text:span text:style-name="T71">out</text:span><text:span text:style-name="T72"> = </text:span><text:span text:style-name="T74">?</text:span><text:span text:style-name="T72"> K</text:span></text:p>
          </draw:text-box>
        </draw:frame>
        <draw:path draw:style-name="gr200" draw:text-style-name="P15" draw:layer="layout" svg:width="1.85cm" svg:height="0.212cm" svg:x="9.045cm" svg:y="7.828cm" svg:viewBox="0 0 1851 213" svg:d="M0 106c391-2 304-108 619-106 282-1 314 213 626 213 305 0 219-97 606-102">
          <text:p/>
        </draw:path>
        <draw:frame draw:style-name="gr204" draw:text-style-name="P79" draw:layer="layout" svg:width="1.569cm" svg:height="1.197cm" svg:x="6.455cm" svg:y="4.282cm">
          <draw:text-box>
            <text:p text:style-name="P44"><text:span text:style-name="T53">(A)</text:span></text:p>
          </draw:text-box>
        </draw:frame>
        <draw:custom-shape draw:style-name="gr199" draw:text-style-name="P68" draw:layer="layout" svg:width="5.53cm" svg:height="4.4cm" svg:x="7.458cm" svg:y="13.735cm">
          <text:p/>
          <draw:enhanced-geometry svg:viewBox="0 0 21600 21600" draw:type="rectangle" draw:enhanced-path="M 0 0 L 21600 0 21600 21600 0 21600 0 0 Z N"/>
        </draw:custom-shape>
        <draw:path draw:style-name="gr200" draw:text-style-name="P15" draw:layer="layout" svg:width="1.85cm" svg:height="0.212cm" svg:x="6.504cm" svg:y="15.829cm" svg:viewBox="0 0 1851 213" svg:d="M0 106c391-2 304-108 619-106 282-1 314 213 626 213 305 0 219-97 606-102">
          <text:p/>
        </draw:path>
        <draw:frame draw:style-name="gr201" draw:text-style-name="P105" draw:layer="layout" svg:width="3.249cm" svg:height="1.489cm" svg:x="3.349cm" svg:y="15.191cm">
          <draw:text-box>
            <text:p text:style-name="P44"><text:span text:style-name="T67">in</text:span></text:p>
            <text:p text:style-name="P44"><text:span text:style-name="T68">Q</text:span><text:span text:style-name="T69"> = 600 J/s</text:span></text:p>
          </draw:text-box>
        </draw:frame>
        <draw:frame draw:style-name="gr201" draw:text-style-name="P105" draw:layer="layout" svg:width="3.249cm" svg:height="1.489cm" svg:x="14.109cm" svg:y="15.191cm">
          <draw:text-box>
            <text:p text:style-name="P44"><text:span text:style-name="T67">out</text:span></text:p>
            <text:p text:style-name="P44"><text:span text:style-name="T68">Q</text:span><text:span text:style-name="T69"> = 600 J/s</text:span></text:p>
          </draw:text-box>
        </draw:frame>
        <draw:path draw:style-name="gr200" draw:text-style-name="P15" draw:layer="layout" svg:width="1.85cm" svg:height="0.212cm" svg:x="12.046cm" svg:y="15.829cm" svg:viewBox="0 0 1851 213" svg:d="M0 106c391-2 304-108 619-106 282-1 314 213 626 213 305 0 219-97 606-102">
          <text:p/>
        </draw:path>
        <draw:frame draw:style-name="gr206" draw:text-style-name="P79" draw:layer="layout" svg:width="1.476cm" svg:height="1.197cm" svg:x="9.502cm" svg:y="12.283cm">
          <draw:text-box>
            <text:p text:style-name="P44"><text:span text:style-name="T53">(B)</text:span></text:p>
          </draw:text-box>
        </draw:frame>
        <draw:line draw:style-name="gr205" draw:text-style-name="P2" draw:layer="layout" svg:x1="7.458cm" svg:y1="13.735cm" svg:x2="7.458cm" svg:y2="18.135cm">
          <text:p/>
        </draw:line>
        <draw:line draw:style-name="gr205" draw:text-style-name="P2" draw:layer="layout" svg:x1="12.958cm" svg:y1="13.735cm" svg:x2="12.958cm" svg:y2="18.135cm">
          <text:p/>
        </draw:line>
        <draw:frame draw:style-name="gr202" draw:text-style-name="P106" draw:layer="layout" svg:width="3.085cm" svg:height="0.87cm" svg:x="4.505cm" svg:y="17.497cm">
          <draw:text-box>
            <text:p text:style-name="P44"><text:span text:style-name="T70">T</text:span><text:span text:style-name="T71">in</text:span><text:span text:style-name="T72"> = 300 K</text:span></text:p>
          </draw:text-box>
        </draw:frame>
        <draw:frame draw:style-name="gr203" draw:text-style-name="P106" draw:layer="layout" svg:width="3.279cm" svg:height="0.87cm" svg:x="12.86cm" svg:y="17.497cm">
          <draw:text-box>
            <text:p text:style-name="P44"><text:span text:style-name="T70">T</text:span><text:span text:style-name="T71">out</text:span><text:span text:style-name="T72"> = 200 K</text:span></text:p>
          </draw:text-box>
        </draw:frame>
        <draw:frame draw:style-name="gr209" draw:text-style-name="P107" draw:layer="layout" svg:width="4.439cm" svg:height="0.814cm" svg:x="5.003cm" svg:y="6.522cm">
          <draw:text-box>
            <text:p><text:span text:style-name="T75">d</text:span><text:span text:style-name="T76">E</text:span><text:span text:style-name="T75">/dt = – 50 J/s</text:span></text:p>
          </draw:text-box>
        </draw:frame>
        <draw:frame draw:style-name="gr210" draw:text-style-name="P107" draw:layer="layout" svg:width="4.909cm" svg:height="0.814cm" svg:x="4.768cm" svg:y="8.622cm">
          <draw:text-box>
            <text:p><text:span text:style-name="T75">d</text:span><text:span text:style-name="T76">S</text:span><text:span text:style-name="T75">/dt = 10 J/(K s)</text:span></text:p>
          </draw:text-box>
        </draw:frame>
        <draw:line draw:style-name="gr205" draw:text-style-name="P2" draw:layer="layout" svg:x1="4.457cm" svg:y1="5.734cm" svg:x2="4.457cm" svg:y2="10.134cm">
          <text:p/>
        </draw:line>
        <draw:line draw:style-name="gr205" draw:text-style-name="P2" draw:layer="layout" svg:x1="9.957cm" svg:y1="5.734cm" svg:x2="9.957cm" svg:y2="10.134cm">
          <text:p/>
        </draw:line>
        <presentation:notes draw:style-name="dp2">
          <draw:page-thumbnail draw:style-name="gr1" draw:layer="layout" svg:width="21.219cm" svg:height="10.476cm" svg:x="0.185cm" svg:y="2.123cm" draw:page-number="26" presentation:class="page"/>
          <draw:frame presentation:style-name="pr1" draw:text-style-name="P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custom-shape draw:style-name="gr211" draw:text-style-name="P16" draw:layer="layout" svg:width="4cm" svg:height="7.864cm" svg:x="13.005cm" svg:y="6.041cm">
          <text:p/>
          <draw:enhanced-geometry svg:viewBox="0 0 21600 21600" draw:type="rectangle" draw:enhanced-path="M 0 0 L 21600 0 21600 21600 0 21600 0 0 Z N"/>
        </draw:custom-shape>
        <draw:frame draw:style-name="gr26" draw:text-style-name="P2" draw:layer="layout" svg:width="1.432cm" svg:height="7.833cm" svg:x="14.289cm" svg:y="6.041cm">
          <draw:image xlink:href="Pictures/10000001000000160000007EDC6C60E4.png" xlink:type="simple" xlink:show="embed" xlink:actuate="onLoad" draw:mime-type="image/png">
            <text:p/>
          </draw:image>
        </draw:frame>
        <draw:custom-shape draw:style-name="gr212" draw:text-style-name="P35" draw:layer="layout" svg:width="4cm" svg:height="1.493cm" svg:x="13.005cm" svg:y="4.563cm">
          <text:p/>
          <draw:enhanced-geometry svg:viewBox="0 0 21600 21600" draw:type="rectangle" draw:enhanced-path="M 0 0 L 21600 0 21600 21600 0 21600 0 0 Z N"/>
        </draw:custom-shape>
        <draw:g draw:style-name="gr20">
          <svg:title>TexMaths</svg:title>
          <svg:desc>28§latex§$$A$$§svg§600§TRUE§</svg:desc>
          <draw:path draw:style-name="gr127" draw:text-style-name="P71" draw:layer="layout" svg:width="0.524cm" svg:height="0.533cm" svg:x="16.231cm" svg:y="3.893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frame draw:style-name="gr47" draw:text-style-name="P108" draw:layer="layout" svg:width="0.938cm" svg:height="1.237cm" svg:x="18.283cm" svg:y="9.285cm">
          <draw:text-box>
            <text:p><text:span text:style-name="T77">z</text:span></text:p>
          </draw:text-box>
        </draw:frame>
        <draw:measure draw:style-name="gr213" draw:text-style-name="P19" draw:layer="layout" svg:x1="17.654cm" svg:y1="6.077cm" svg:x2="17.654cm" svg:y2="13.927cm">
          <text:p/>
        </draw:measure>
        <draw:g draw:style-name="gr20">
          <svg:title>TexMaths</svg:title>
          <svg:desc>28§latex§$$\yM$$§svg§600§TRUE§</svg:desc>
          <draw:path draw:style-name="gr132" draw:text-style-name="P73" draw:layer="layout" svg:width="0.699cm" svg:height="0.478cm" svg:x="20.734cm" svg:y="5.018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line draw:style-name="gr56" draw:text-style-name="P37" draw:layer="layout" svg:x1="6.473cm" svg:y1="5.927cm" svg:x2="6.473cm" svg:y2="3.601cm">
          <text:p/>
        </draw:line>
        <draw:g draw:style-name="gr20">
          <svg:title>TexMaths</svg:title>
          <svg:desc>28§latex§$$F_{\text{piston}}$$§svg§600§TRUE§</svg:desc>
          <draw:path draw:style-name="gr82" draw:text-style-name="P57" draw:layer="layout" svg:width="0.356cm" svg:height="0.45cm" svg:x="4.476cm" svg:y="4.269cm" svg:viewBox="0 0 357 451" svg:d="M342 100c2-41 7-74 15-98-15-2-34-2-45-2-50 0-102 2-152 2-34 0-67 0-99-2 0 6-1 12-2 19 12 0 24 0 36 0 17 1 24 7 24 18 0 9-4 30-7 48-17 94-33 188-49 282-9 60-11 62-37 63-8 1-16 2-24 2-1 7-1 13-2 19 28-2 56-2 82-2 30 0 61 0 91 2 0-6 1-12 2-19-15 0-29-1-43-2-17-1-22-5-22-18 0-4 0-11 0-15 8-48 16-96 24-145 25 0 51 0 76 0 82 0 65 4 86 4 4-10 8-20 13-30-2-1-3-2-4-3-47 1-94 2-141 3-8 0-17 0-25 0 10-58 20-117 30-176 2-9 2-13 6-20 13 0-2 0 80-2 41 0 67 5 67 15 1 19 3 38 5 57 5 0 10 0 15 0z">
            <text:p/>
          </draw:path>
          <draw:path draw:style-name="gr82" draw:text-style-name="P57" draw:layer="layout" svg:width="0.259cm" svg:height="0.355cm" svg:x="4.842cm" svg:y="4.592cm" svg:viewBox="0 0 260 356" svg:d="M260 95c0-54-43-95-98-95-19 0-36 6-43 13-13 12-26 23-39 35 0-15 0-31 0-46-1-1-3-1-4-2-24 11-50 17-74 20 0 5 0 9 0 13 5 0 11 0 17 0 18 0 20 4 20 34 0 80 0 159 0 239 0 30 0 34-17 35-7 0-15 0-22 0 0 5 0 10 0 15 20-2 39-2 59-2 21 0 41 0 60 2 0-5 0-10 0-15-7 0-15 0-22 0-15-1-17-5-17-35s0-59 0-89c15 8 30 11 50 11 15 0 28-2 35-7 18-12 36-24 54-35 19-12 41-62 41-91zM219 111c0 54-31 93-74 93-26 0-46-7-65-28 0-33 0-65 0-98 0-7 2-13 9-20 13-17 34-26 56-26 45 0 74 31 74 79z">
            <text:p/>
          </draw:path>
          <draw:path draw:style-name="gr82" draw:text-style-name="P57" draw:layer="layout" svg:width="0.118cm" svg:height="0.327cm" svg:x="5.136cm" svg:y="4.488cm" svg:viewBox="0 0 119 328" svg:d="M119 328c0-5 0-9 0-14-7-1-15-2-22-2-17 0-19-4-19-34 0-57 0-115 0-172-1-1-2-1-4-2-24 11-48 17-74 20 0 5 0 9 0 13 6 0 12 0 19 0 18 0 20 4 20 34 0 36 0 71 0 107 0 30-2 34-19 34-6 0-13 1-20 2 0 5 0 9 0 14 19-1 40-1 59-1 20 0 40 0 60 1zM82 24c0-13-10-24-23-24-14 0-24 10-24 24s11 24 24 24c14 0 23-9 23-24z">
            <text:p/>
          </draw:path>
          <draw:path draw:style-name="gr82" draw:text-style-name="P57" draw:layer="layout" svg:width="0.172cm" svg:height="0.231cm" svg:x="5.277cm" svg:y="4.592cm" svg:viewBox="0 0 173 232" svg:d="M173 152c0-15-4-26-13-35-13-11-28-17-71-24-39-9-52-19-52-39 0-24 17-37 47-37 31 0 55 16 55 39 0 3 0 6 0 9 5 0 9 0 13 0 0-26 2-39 2-52-24-9-41-13-61-13-56 0-89 26-89 69 0 24 11 39 33 50 13 5 37 13 71 20 20 4 30 15 30 32 0 26-25 44-58 44-35 0-60-16-60-41 0-6 0-12 0-18-5 0-9 0-14 0 0 31-2 46-6 65 26 7 45 11 67 11 61 0 106-33 106-80z">
            <text:p/>
          </draw:path>
          <draw:path draw:style-name="gr82" draw:text-style-name="P57" draw:layer="layout" svg:width="0.14cm" svg:height="0.3cm" svg:x="5.468cm" svg:y="4.52cm" svg:viewBox="0 0 141 301" svg:d="M141 89c-21 1-43 1-65 2 0-6 0-12 0-19 0-18 2-37 6-66-2-2-4-4-6-6-11 7-26 13-41 19 2 14 2 24 2 37 0 11 0 22 0 33-12 6-25 11-37 17 0 3 0 6 0 9 12-1 25-1 37-2 0 46 0 92 0 138 0 35 15 50 52 50 11 0 23-2 24-6 8-8 16-16 25-24-3-3-5-6-8-9-11 7-18 9-28 9-18 0-26-9-26-33 0-42 0-83 0-125 21 0 41 0 62 0 1-8 2-16 3-24z">
            <text:p/>
          </draw:path>
          <draw:path draw:style-name="gr82" draw:text-style-name="P57" draw:layer="layout" svg:width="0.228cm" svg:height="0.231cm" svg:x="5.624cm" svg:y="4.592cm" svg:viewBox="0 0 229 232" svg:d="M229 111c0-65-47-111-112-111-69 0-117 50-117 121 0 66 43 111 104 111 73 0 125-50 125-121zM184 128c0 54-24 89-61 89-49 0-78-46-78-113 0-58 22-87 63-87 44 0 76 46 76 111z">
            <text:p/>
          </draw:path>
          <draw:path draw:style-name="gr82" draw:text-style-name="P57" draw:layer="layout" svg:width="0.268cm" svg:height="0.224cm" svg:x="5.872cm" svg:y="4.592cm" svg:viewBox="0 0 269 225" svg:d="M269 225c0-5 0-10 0-15-6-1-13-2-20-2-15 0-17-4-17-34s0-60 0-90c0-56-26-84-80-84-16 0-27 4-37 13-12 10-23 20-35 30 0-14 0-28 0-41-2-1-4-1-6-2-24 11-48 17-74 20 0 5 0 9 0 13 6 0 12 0 19 0 18 0 20 4 20 34 0 36 0 72 0 107 0 30-2 34-19 34-6 0-13 1-20 2 0 5 0 10 0 15 19-2 40-2 59-2 20 0 40 0 60 2 0-5 0-10 0-15-7-1-15-2-22-2-17 0-17-4-17-34 0-33 0-66 0-100 0-22 30-44 59-44 32 0 52 24 52 59 0 45 0 90 0 136 13-2 26-2 39-2s26 0 39 2z">
            <text:p/>
          </draw:path>
        </draw:g>
        <draw:g draw:style-name="gr20">
          <svg:title>TexMaths</svg:title>
          <svg:desc>28§latex§$$F_{\text{gas}}$$§svg§600§TRUE§</svg:desc>
          <draw:path draw:style-name="gr214" draw:text-style-name="P109" draw:layer="layout" svg:width="0.356cm" svg:height="0.45cm" svg:x="5.097cm" svg:y="7.164cm" svg:viewBox="0 0 357 451" svg:d="M342 100c2-41 7-72 15-98-15 0-34-2-45-2-50 0-102 2-152 2-34 0-65 0-99-2 0 6-1 12-2 19 13 0 25 1 38 1 14 0 22 6 22 17 0 9-4 30-6 50-16 94-33 187-50 281-9 59-9 61-37 63-7 0-15 1-22 2-2 6-3 12-4 18 28-2 56-2 84-2 29 0 59 0 89 2 0-6 1-12 2-18-15-1-29-2-43-2-17 0-22-6-22-19 0-4 0-11 1-13 8-48 15-96 23-145 25 0 51 0 76 0 82 0 65 2 85 2 5-10 9-20 13-30-1-1-2-2-3-3-47 1-94 2-142 3-8 0-16 0-24 0 10-58 20-117 30-176 2-9 2-13 6-20 13 0-2 2 80-2 40 0 66 5 66 15 2 19 4 38 6 57 5 0 10 0 15 0z">
            <text:p/>
          </draw:path>
          <draw:path draw:style-name="gr214" draw:text-style-name="P109" draw:layer="layout" svg:width="0.242cm" svg:height="0.357cm" svg:x="5.474cm" svg:y="7.487cm" svg:viewBox="0 0 243 358" svg:d="M243 24c0-2-1-4-1-5-23 0-45 1-67 1-17-14-36-20-58-20-20 0-45 7-65 19-26 14-41 39-41 66 0 36 22 60 58 64-13 9-25 19-37 29-6 8-8 13-8 21 0 13 9 20 32 27-14 8-28 15-41 23-8 3-15 20-15 35 0 45 43 74 104 74 71 0 128-44 128-104 0-33-22-57-56-57-25 0-50 0-76 0s-37-6-37-19c0-5 4-11 17-22 2-2 4-2 5-4 6 0 8 0 12 0 20 0 46-9 65-22 22-17 31-35 31-59 0-12 0-17-4-26 15 0 29 0 43 0 4-7 8-14 11-21zM154 84c0 31-20 52-50 52-32 0-52-26-52-62s17-57 48-57c32 0 54 26 54 67zM195 271c0 43-39 72-89 72-41 0-69-24-69-59 0-22 11-41 32-48 7-4 20-6 54-6 53 0 72 11 72 41z">
            <text:p/>
          </draw:path>
          <draw:path draw:style-name="gr214" draw:text-style-name="P109" draw:layer="layout" svg:width="0.207cm" svg:height="0.227cm" svg:x="5.732cm" svg:y="7.487cm" svg:viewBox="0 0 208 228" svg:d="M208 225c0-5 0-10 0-15-6 0-12 0-19 0-11 0-13-4-13-28 0-29 0-58 0-87 0-69-20-95-74-95-20 0-41 6-57 17-9 5-18 10-26 15 0 10 0 21 0 31 4 1 8 3 13 4 1-5 3-10 5-15 9-22 15-26 37-26 45 0 63 17 65 61-16 3-32 5-48 8-65 13-91 35-91 76 0 37 22 57 59 57 10 0 17 0 21-3 20-14 40-28 59-41-1 13-2 27-3 41 13 0 26-2 37-2 13 0 24 2 35 2zM139 165c-15 19-44 37-63 37-18 0-35-18-35-39 0-16 9-33 24-42 11-8 37-13 74-19 0 21 0 42 0 63z">
            <text:p/>
          </draw:path>
          <draw:path draw:style-name="gr214" draw:text-style-name="P109" draw:layer="layout" svg:width="0.172cm" svg:height="0.233cm" svg:x="5.968cm" svg:y="7.487cm" svg:viewBox="0 0 173 234" svg:d="M173 154c0-15-4-26-13-35-13-13-28-19-71-26-39-8-52-17-52-39 0-24 17-37 47-37 31 0 55 16 55 39 0 3 0 7 0 11 5 0 9 0 13 0 0-28 2-39 2-54-24-9-41-13-61-13-56 0-89 26-89 71 0 22 11 37 33 48 11 5 37 13 69 20 22 4 31 15 31 34 0 24-24 42-57 42-35 0-60-16-60-41 0-6 0-12 0-18-5 0-9 0-14 0 0 31-2 46-6 65 26 9 45 13 65 13 63 0 108-34 108-80z">
            <text:p/>
          </draw:path>
        </draw:g>
        <draw:line draw:style-name="gr215" draw:text-style-name="P37" draw:layer="layout" svg:x1="6.473cm" svg:y1="6.128cm" svg:x2="6.473cm" svg:y2="8.454cm">
          <text:p/>
        </draw:line>
        <draw:line draw:style-name="gr22" draw:text-style-name="P2" draw:layer="layout" svg:x1="12.856cm" svg:y1="13.905cm" svg:x2="17.155cm" svg:y2="13.905cm">
          <text:p/>
        </draw:line>
        <draw:line draw:style-name="gr22" draw:text-style-name="P2" draw:layer="layout" svg:x1="17.106cm" svg:y1="4.043cm" svg:x2="17.106cm" svg:y2="14.008cm">
          <text:p/>
        </draw:line>
        <draw:line draw:style-name="gr22" draw:text-style-name="P2" draw:layer="layout" svg:x1="12.906cm" svg:y1="4.043cm" svg:x2="12.906cm" svg:y2="14.008cm">
          <text:p/>
        </draw:line>
        <draw:frame draw:style-name="gr216" draw:text-style-name="P110" draw:layer="layout" svg:width="2.06cm" svg:height="0.814cm" svg:x="13.975cm" svg:y="4.938cm">
          <draw:text-box>
            <text:p text:style-name="P44"><text:span text:style-name="T78">piston</text:span></text:p>
          </draw:text-box>
        </draw:frame>
        <draw:path draw:style-name="gr217" draw:text-style-name="P15" draw:layer="layout" svg:width="1.85cm" svg:height="0.212cm" draw:transform="rotate (1.5707963267949) translate (13.542448086225cm 14.8352543117696cm)" svg:viewBox="0 0 1851 213" svg:d="M0 106c391-2 304-108 619-106 282-1 314 213 626 213 305 0 219-97 606-102">
          <text:p/>
        </draw:path>
        <draw:g draw:style-name="gr20">
          <svg:title>TexMaths</svg:title>
          <svg:desc>28§latex§$$\yQ$$§svg§600§TRUE§</svg:desc>
          <draw:path draw:style-name="gr218" draw:text-style-name="P111" draw:layer="layout" svg:width="0.578cm" svg:height="0.754cm" svg:x="13.347cm" svg:y="11.9cm" svg:viewBox="0 0 579 755" svg:d="M545 638c-7 0-14 0-21 0-5 46-22 67-55 67-14 0-31-5-52-14-65-26-130-53-196-79-21-9-35-12-54-12-62 0-107 43-105 105 0 5 0 10 0 14 7 4 14 8 21 12 0-64 19-95 65-95 23 0 45 7 78 26 41 21 81 41 122 62 50 26 64 31 97 31 62 0 93-36 100-117zM579 233c0-147-86-233-236-233-198 0-343 152-343 362 0 157 79 241 226 241 69 0 129-17 184-50 104-65 169-189 169-320zM505 248c0 104-34 197-88 257-41 40-96 62-160 62-121 0-183-72-183-210 0-107 33-205 90-264 41-38 91-57 153-57 40 0 81 9 107 26 55 31 81 93 81 186z">
            <text:p/>
          </draw:path>
        </draw:g>
        <presentation:notes draw:style-name="dp2">
          <draw:page-thumbnail draw:style-name="gr1" draw:layer="layout" svg:width="21.219cm" svg:height="10.476cm" svg:x="0.185cm" svg:y="2.123cm" draw:page-number="27" presentation:class="page"/>
          <draw:frame presentation:style-name="pr1" draw:text-style-name="P1"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frame draw:style-name="gr26" draw:text-style-name="P2" draw:layer="layout" svg:width="2.755cm" svg:height="2.755cm" svg:x="1.051cm" svg:y="4.183cm">
          <draw:image xlink:href="Pictures/1000056A000052C9000052C93CFA6ADB.svg" xlink:type="simple" xlink:show="embed" xlink:actuate="onLoad" draw:mime-type="image/svg+xml">
            <text:p/>
          </draw:image>
          <draw:image xlink:href="Pictures/10000001000002C3000002C3F5E0745E.png" xlink:type="simple" xlink:show="embed" xlink:actuate="onLoad" draw:mime-type="image/png"/>
        </draw:frame>
        <draw:frame draw:style-name="gr26" draw:text-style-name="P2" draw:layer="layout" svg:width="2.455cm" svg:height="2.455cm" svg:x="0.793cm" svg:y="0.44cm">
          <draw:image xlink:href="Pictures/100011C2000052C9000052C9F11924EF.svg" xlink:type="simple" xlink:show="embed" xlink:actuate="onLoad" draw:mime-type="image/svg+xml">
            <text:p/>
          </draw:image>
          <draw:image xlink:href="Pictures/10000001000002C3000002C373B4495B.png" xlink:type="simple" xlink:show="embed" xlink:actuate="onLoad" draw:mime-type="image/png"/>
        </draw:frame>
        <draw:frame draw:style-name="gr193" draw:text-style-name="P2" draw:layer="layout" svg:width="6.665cm" svg:height="4.39cm" svg:x="4.355cm" svg:y="0.419cm">
          <draw:image xlink:href="Pictures/10000000000000FC000000A6DB53ECB8.png" xlink:type="simple" xlink:show="embed" xlink:actuate="onLoad" draw:mime-type="image/png">
            <text:p/>
          </draw:image>
        </draw:frame>
        <draw:frame draw:style-name="gr193" draw:text-style-name="P2" draw:layer="layout" svg:width="8.305cm" svg:height="4.575cm" draw:transform="rotate (-0.374373124552784) translate (16.184cm 6.914cm)">
          <draw:image xlink:href="Pictures/100000000000013A000000ADF212F0B7.png" xlink:type="simple" xlink:show="embed" xlink:actuate="onLoad" draw:mime-type="image/png">
            <text:p/>
          </draw:image>
        </draw:frame>
        <draw:frame draw:style-name="gr193" draw:text-style-name="P2" draw:layer="layout" svg:width="7.247cm" svg:height="4.337cm" draw:transform="rotate (0.175056523975031) translate (6.694cm 14.586cm)">
          <draw:image xlink:href="Pictures/1000000000000112000000A409B69052.png" xlink:type="simple" xlink:show="embed" xlink:actuate="onLoad" draw:mime-type="image/png">
            <text:p/>
          </draw:image>
        </draw:frame>
        <draw:custom-shape draw:style-name="gr219" draw:text-style-name="P20" draw:layer="layout" svg:width="19.23cm" svg:height="0.559cm" svg:x="5.894cm" svg:y="18.118cm">
          <text:p/>
          <draw:enhanced-geometry svg:viewBox="0 0 21600 21600" draw:type="rectangle" draw:enhanced-path="M 0 0 L 21600 0 21600 21600 0 21600 0 0 Z N"/>
        </draw:custom-shape>
        <draw:frame draw:style-name="gr198" draw:text-style-name="P12" draw:layer="layout" svg:width="1.429cm" svg:height="1.733cm" svg:x="8.19cm" svg:y="13.461cm">
          <draw:text-box>
            <text:p><text:span text:style-name="T65">t</text:span><text:span text:style-name="T66">0</text:span></text:p>
          </draw:text-box>
        </draw:frame>
        <draw:frame draw:style-name="gr198" draw:text-style-name="P12" draw:layer="layout" svg:width="1.429cm" svg:height="1.733cm" svg:x="18.627cm" svg:y="7.27cm">
          <draw:text-box>
            <text:p><text:span text:style-name="T65">t</text:span><text:span text:style-name="T66">1</text:span></text:p>
          </draw:text-box>
        </draw:frame>
        <draw:line draw:style-name="gr56" draw:text-style-name="P37" draw:layer="layout" svg:x1="21.358cm" svg:y1="5.426cm" svg:x2="21.358cm" svg:y2="3.1cm">
          <text:p/>
        </draw:line>
        <draw:line draw:style-name="gr196" draw:text-style-name="P2" draw:layer="layout" svg:x1="20.063cm" svg:y1="10.017cm" svg:x2="24.458cm" svg:y2="10.017cm">
          <text:p/>
        </draw:line>
        <draw:frame draw:style-name="gr197" draw:text-style-name="P104" draw:layer="layout" svg:width="1.328cm" svg:height="1.733cm" svg:x="22.628cm" svg:y="8.271cm">
          <draw:text-box>
            <text:p><text:span text:style-name="T64">v</text:span></text:p>
          </draw:text-box>
        </draw:frame>
        <draw:path draw:style-name="gr176" draw:text-style-name="P27" draw:layer="layout" svg:width="4.154cm" svg:height="0.593cm" svg:x="1.072cm" svg:y="11.811cm" svg:viewBox="0 0 4155 594" svg:d="M0 339v-43-41h3365v41 43zM3372 532l36-73 24-81 6-84-8-85-25-78-35-72-45-59 830 296-830 298z">
          <text:p/>
        </draw:path>
        <draw:path draw:style-name="gr177" draw:text-style-name="P27" draw:layer="layout" svg:width="0.593cm" svg:height="4.154cm" svg:x="0.775cm" svg:y="7.953cm" svg:viewBox="0 0 594 4155" svg:d="M339 4155h-43-41v-3365h41 43zM532 783l-73-36-81-24-84-6-85 8-78 25-72 35-59 45 296-830 298 830z">
          <text:p/>
        </draw:path>
        <draw:path draw:style-name="gr178" draw:text-style-name="P28" draw:layer="layout" svg:width="0.557cm" svg:height="0.659cm" svg:x="0.254cm" svg:y="8.97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179" draw:text-style-name="P28" draw:layer="layout" svg:width="0.636cm" svg:height="0.659cm" svg:x="3.718cm" svg:y="12.40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presentation:notes draw:style-name="dp2">
          <draw:page-thumbnail draw:style-name="gr1" draw:layer="layout" svg:width="21.219cm" svg:height="10.476cm" svg:x="0.185cm" svg:y="2.123cm" draw:page-number="28" presentation:class="page"/>
          <draw:frame presentation:style-name="pr1" draw:text-style-name="P1"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frame draw:style-name="gr26" draw:text-style-name="P2" draw:layer="layout" svg:width="10.55cm" svg:height="9.347cm" svg:x="4.131cm" svg:y="4.959cm">
          <draw:image xlink:href="Pictures/10000AF50000440200003C41696E55C0.svg" xlink:type="simple" xlink:show="embed" xlink:actuate="onLoad" draw:mime-type="image/svg+xml">
            <text:p/>
          </draw:image>
          <draw:image xlink:href="Pictures/100000010000029200000247135D0986.png" xlink:type="simple" xlink:show="embed" xlink:actuate="onLoad" draw:mime-type="image/png"/>
        </draw:frame>
        <draw:custom-shape draw:style-name="gr220" draw:text-style-name="P112" draw:layer="layout" svg:width="10.955cm" svg:height="9.529cm" svg:x="14.615cm" svg:y="4.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1" draw:text-style-name="P20" draw:layer="layout" svg:width="24.027cm" svg:height="0.925cm" svg:x="2.837cm" svg:y="14.27cm">
          <text:p/>
          <draw:enhanced-geometry svg:viewBox="0 0 21600 21600" draw:type="rectangle" draw:enhanced-path="M 0 0 L 21600 0 21600 21600 0 21600 0 0 Z N"/>
        </draw:custom-shape>
        <draw:line draw:style-name="gr222" draw:text-style-name="P37" draw:layer="layout" svg:x1="15.061cm" svg:y1="7.354cm" svg:x2="20.061cm" svg:y2="7.354cm">
          <text:p/>
        </draw:line>
        <draw:line draw:style-name="gr223" draw:text-style-name="P37" draw:layer="layout" svg:x1="20.505cm" svg:y1="13.26cm" svg:x2="15.505cm" svg:y2="13.26cm">
          <text:p/>
        </draw:line>
        <draw:line draw:style-name="gr224" draw:text-style-name="P2" draw:layer="layout" svg:x1="14.681cm" svg:y1="6.152cm" svg:x2="14.681cm" svg:y2="8.69cm">
          <text:p/>
        </draw:line>
        <draw:line draw:style-name="gr225" draw:text-style-name="P2" draw:layer="layout" svg:x1="15.993cm" svg:y1="14.27cm" svg:x2="24.253cm" svg:y2="14.27cm">
          <text:p/>
        </draw:line>
        <draw:path draw:style-name="gr226" draw:text-style-name="P28" draw:layer="layout" svg:width="0.537cm" svg:height="0.635cm" svg:x="2.77cm" svg:y="4.313cm" svg:viewBox="0 0 538 636" svg:d="M0 595l12 34c36-30 81-41 115-41 59 0 117 19 174 31 39 10 80 17 118 17 19 0 35-5 63-12 16-90 26-137 38-185h-29l-28 77c-8 22-20 32-51 32-15 0-35-2-63-9-33-8-93-20-134-20-40 0-81 8-114 24l-3-3 433-487 7-41-11-12-31 29c-13 13-23 19-43 19-51 0-126-15-173-27-38-10-74-21-102-21-27 0-55 5-80 13l-41 157h27l38-74c17-6 35-7 51-7 19 0 38 3 58 7 31 6 74 13 101 13 40 0 81-7 114-27l3 3z">
          <text:p/>
        </draw:path>
        <draw:path draw:style-name="gr227" draw:text-style-name="P28" draw:layer="layout" svg:width="0.612cm" svg:height="0.635cm" svg:x="6.107cm" svg:y="7.62cm" svg:viewBox="0 0 613 636" svg:d="M16 508c0 39-9 73-16 112 17 9 41 16 54 16 50 0 99-43 135-98l98-150 14 89c7 49 26 159 95 159 35 0 85-37 108-59l64-57-12-25c-9 8-67 59-97 59-33 0-47-27-59-59-11-32-20-68-24-90l-24-130 45-64c28-37 74-107 129-113h5c19 0 40 8 45 29l17-5 20-109c-10-6-24-13-38-13-76 0-148 112-183 165l-48 71-8-62c-11-78-25-174-126-174-28 0-61 8-75 27l-74 107 21 13c26-29 60-62 88-62 68 0 86 134 94 179l15 81-52 80c-23 36-85 127-131 127-20 0-36-2-40-12l-15-36z">
          <text:p/>
        </draw:path>
        <draw:line draw:style-name="gr228" draw:text-style-name="P2" draw:layer="layout" svg:x1="3.559cm" svg:y1="7.329cm" svg:x2="3.559cm" svg:y2="3.327cm">
          <text:p/>
        </draw:line>
        <draw:line draw:style-name="gr228" draw:text-style-name="P2" draw:layer="layout" svg:x1="3.497cm" svg:y1="7.251cm" svg:x2="7.499cm" svg:y2="7.251cm">
          <text:p/>
        </draw:line>
        <presentation:notes draw:style-name="dp2">
          <draw:page-thumbnail draw:style-name="gr1" draw:layer="layout" svg:width="21.219cm" svg:height="10.476cm" svg:x="0.185cm" svg:y="2.123cm" draw:page-number="29" presentation:class="page"/>
          <draw:frame presentation:style-name="pr1" draw:text-style-name="P1"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custom-shape draw:style-name="gr229" draw:text-style-name="P113" draw:layer="layout" svg:width="18cm" svg:height="8cm" svg:x="10.843cm" svg:y="9.817cm">
          <text:p/>
          <draw:enhanced-geometry svg:viewBox="0 0 21600 21600" draw:type="rectangle" draw:enhanced-path="M 0 0 L 21600 0 21600 21600 0 21600 0 0 Z N"/>
        </draw:custom-shape>
        <draw:custom-shape draw:style-name="gr230" draw:text-style-name="P114" draw:layer="layout" svg:width="18cm" svg:height="8cm" svg:x="10.843cm" svg:y="1.759cm">
          <text:p/>
          <draw:enhanced-geometry svg:viewBox="0 0 21600 21600" draw:type="rectangle" draw:enhanced-path="M 0 0 L 21600 0 21600 21600 0 21600 0 0 Z N"/>
        </draw:custom-shape>
        <draw:line draw:style-name="gr225" draw:text-style-name="P2" draw:layer="layout" svg:x1="7.843cm" svg:y1="20.802cm" svg:x2="23.843cm" svg:y2="20.802cm">
          <text:p/>
        </draw:line>
        <draw:line draw:style-name="gr231" draw:text-style-name="P115" draw:layer="layout" svg:x1="27.843cm" svg:y1="6.802cm" svg:x2="27.843cm" svg:y2="12.802cm">
          <text:p/>
        </draw:line>
        <draw:line draw:style-name="gr231" draw:text-style-name="P115" draw:layer="layout" svg:x1="11.843cm" svg:y1="12.802cm" svg:x2="11.843cm" svg:y2="6.802cm">
          <text:p/>
        </draw:line>
        <draw:line draw:style-name="gr232" draw:text-style-name="P115" draw:layer="layout" svg:x1="11.843cm" svg:y1="6.802cm" svg:x2="27.843cm" svg:y2="6.802cm">
          <text:p/>
        </draw:line>
        <draw:frame draw:style-name="gr233" draw:text-style-name="P116" draw:layer="layout" svg:width="4.591cm" svg:height="2.156cm" svg:x="17.548cm" svg:y="1.536cm">
          <draw:text-box>
            <text:p text:style-name="P45"><text:span text:style-name="T79">crate</text:span></text:p>
          </draw:text-box>
        </draw:frame>
        <draw:frame draw:style-name="gr234" draw:text-style-name="P117" draw:layer="layout" svg:width="4.498cm" svg:height="2.156cm" svg:x="17.594cm" svg:y="15.837cm">
          <draw:text-box>
            <text:p text:style-name="P45"><text:span text:style-name="T80">floor</text:span></text:p>
          </draw:text-box>
        </draw:frame>
        <draw:frame draw:style-name="gr235" draw:text-style-name="P118" draw:layer="layout" svg:width="1.916cm" svg:height="3.075cm" svg:x="8.642cm" svg:y="8.367cm">
          <draw:text-box>
            <text:p><text:span text:style-name="T81">h</text:span></text:p>
          </draw:text-box>
        </draw:frame>
        <draw:measure draw:style-name="gr236" draw:text-style-name="P103" draw:layer="measurelines" svg:x1="11.275cm" svg:y1="12.806cm" svg:x2="11.275cm" svg:y2="6.806cm">
          <text:p/>
        </draw:measure>
        <draw:line draw:style-name="gr237" draw:text-style-name="P119" draw:layer="layout" svg:x1="0.431cm" svg:y1="3.379cm" svg:x2="5.796cm" svg:y2="3.379cm">
          <text:p/>
        </draw:line>
        <draw:frame draw:style-name="gr238" draw:text-style-name="P120" draw:layer="layout" svg:width="1.797cm" svg:height="2.579cm" svg:x="2.215cm" svg:y="1.333cm">
          <draw:text-box>
            <text:p><text:span text:style-name="T82">v</text:span></text:p>
          </draw:text-box>
        </draw:frame>
        <draw:frame draw:style-name="gr239" draw:text-style-name="P121" draw:layer="layout" svg:width="3.791cm" svg:height="2.579cm" svg:x="1.218cm" svg:y="3.579cm">
          <draw:text-box>
            <text:p><text:span text:style-name="T83">F</text:span><text:span text:style-name="T84">f</text:span><text:span text:style-name="T85"> ⋅</text:span></text:p>
          </draw:text-box>
        </draw:frame>
        <draw:line draw:style-name="gr232" draw:text-style-name="P115" draw:layer="layout" svg:x1="27.843cm" svg:y1="12.802cm" svg:x2="11.843cm" svg:y2="12.802cm">
          <text:p/>
        </draw:line>
        <draw:line draw:style-name="gr240" draw:text-style-name="P37" draw:layer="layout" svg:x1="5.613cm" svg:y1="5.869cm" svg:x2="0.613cm" svg:y2="5.869cm">
          <text:p/>
        </draw:line>
        <draw:path draw:style-name="gr241" draw:text-style-name="P15" draw:layer="layout" svg:width="3.421cm" svg:height="0.393cm" draw:transform="rotate (1.5707963267949) translate (21.6230345759049cm 8.48cm)" svg:viewBox="0 0 3422 394" svg:d="M0 196c723-4 562-200 1144-196 522-2 581 394 1158 394 564 0 405-179 1120-189">
          <text:p/>
        </draw:path>
        <draw:frame draw:style-name="gr242" draw:text-style-name="P122" draw:layer="layout" svg:width="5.37cm" svg:height="2.579cm" svg:x="0.544cm" svg:y="9.537cm">
          <draw:text-box>
            <text:p><text:span text:style-name="T86">Q</text:span><text:span text:style-name="T87">crate</text:span></text:p>
          </draw:text-box>
        </draw:frame>
        <draw:path draw:style-name="gr241" draw:text-style-name="P15" draw:layer="layout" svg:width="3.421cm" svg:height="0.393cm" draw:transform="rotate (1.5707963267949) translate (21.6230345759049cm 14.568cm)" svg:viewBox="0 0 3422 394" svg:d="M3422 196c-723-4-562-200-1144-196-522-2-581 394-1158 394-564 0-405-179-1120-189">
          <text:p/>
        </draw:path>
        <draw:frame draw:style-name="gr243" draw:text-style-name="P122" draw:layer="layout" svg:width="5.29cm" svg:height="2.579cm" svg:x="0.823cm" svg:y="13.011cm">
          <draw:text-box>
            <text:p><text:span text:style-name="T86">Q</text:span><text:span text:style-name="T87">floor</text:span></text:p>
          </draw:text-box>
        </draw:frame>
        <draw:path draw:style-name="gr244" draw:text-style-name="P15" draw:layer="layout" svg:width="3.421cm" svg:height="0.393cm" draw:transform="rotate (1.5707963267949) translate (17.4190345759049cm 8.48cm)" svg:viewBox="0 0 3422 394" svg:d="M0 196c723-4 562-200 1144-196 522-2 581 394 1158 394 564 0 405-179 1120-189">
          <text:p/>
        </draw:path>
        <draw:g draw:style-name="gr20">
          <svg:title>TexMaths</svg:title>
          <svg:desc>66§latex§$$F_{\text{f}}\cdot v$$§svg§600§TRUE§</svg:desc>
          <draw:path draw:style-name="gr83" draw:text-style-name="P58" draw:layer="layout" svg:width="1.266cm" svg:height="1.596cm" svg:x="11.97cm" svg:y="4.065cm" svg:viewBox="0 0 1267 1597" svg:d="M1214 356c7-145 27-264 53-349-53-7-119-7-158-7-178 0-363 7-541 7-119 0-238 0-350-7-2 22-5 44-7 66 42 0 84 0 126 0 59 7 85 26 85 66 0 33-13 106-26 172-57 334-114 668-172 1003-33 211-39 211-132 217-28 2-57 5-85 7-3 22-5 44-7 66 99-7 198-7 290-7 106 0 218 0 324 7 2-22 4-44 6-66-50-2-101-5-151-7-60 0-80-20-80-66 0-13 0-39 0-46 29-171 58-343 86-515 90 0 181 0 271 0 290 0 231 7 303 14 16-36 31-71 47-106-5-4-9-9-14-13-167 4-334 9-501 13-29 0-57 0-86 0 35-209 70-418 106-627 6-33 6-46 19-72 47 0-6 0 284-7 145 0 238 20 238 53 6 68 13 136 20 204 17 0 35 0 52 0z">
            <text:p/>
          </draw:path>
          <draw:path draw:style-name="gr83" draw:text-style-name="P58" draw:layer="layout" svg:width="0.534cm" svg:height="1.233cm" svg:x="13.296cm" svg:y="4.804cm" svg:viewBox="0 0 535 1234" svg:d="M535 152c0-44 0-88 0-132-33-13-53-20-73-20-53 0-112 33-152 73-33 37-66 74-99 112-46 53-72 132-72 244 0 22 0 44 0 66-38 17-75 35-113 53 0 13 0 26 0 39 38-2 75-4 113-6 0 158 0 316 0 475 0 105 0 119-60 125-26 0-53 0-79 0 0 18 0 35 0 53 73-7 139-7 211-7 73 0 139 0 211 7 0-18 0-35 0-53-26 0-52 0-79 0-53-6-59-20-59-125 0-159 0-317 0-475 70 0 141 0 211 0 2-31 4-62 7-93-73 7-146 7-218 7 0-46 0-92 0-139 0-198 20-244 119-244 46 0 72 13 112 46 6-2 13-4 20-6z">
            <text:p/>
          </draw:path>
          <draw:path draw:style-name="gr83" draw:text-style-name="P58" draw:layer="layout" svg:width="0.263cm" svg:height="0.27cm" svg:x="14.63cm" svg:y="4.896cm" svg:viewBox="0 0 264 271" svg:d="M264 139c0-73-59-139-132-139s-132 69-132 139c0 69 59 132 132 132s132-66 132-132z">
            <text:p/>
          </draw:path>
          <draw:path draw:style-name="gr83" draw:text-style-name="P58" draw:layer="layout" svg:width="1.048cm" svg:height="1.134cm" svg:x="15.666cm" svg:y="4.547cm" svg:viewBox="0 0 1049 1135" svg:d="M1049 224c0-132-59-224-145-224-26 0-53 13-72 26-40 38-80 75-119 113 9 13 17 26 26 39 20-13 40-20 66-20 60 0 99 53 99 146 0 343-224 719-429 719-112 0-185-99-185-251 0-238 93-449 317-732-9-14-17-27-26-40-46 20-73 26-139 26-92 0-191-6-284-13-26 0-46 7-72 13-33 66-60 146-86 271 15 0 31 0 46 0 13-31 27-62 40-92 20-40 66-66 119-66 39 0 85 6 125 6 53 0 86-6 145-13-257 277-350 468-350 699 0 179 106 304 251 304 99 0 185-40 291-139 112-99 224-250 290-409 53-112 92-270 92-363z">
            <text:p/>
          </draw:path>
        </draw:g>
        <draw:g draw:style-name="gr20">
          <svg:title>TexMaths</svg:title>
          <svg:desc>66§latex§$$\yQ_{\text{crate}}$$§svg§600§TRUE§</svg:desc>
          <draw:path draw:style-name="gr127" draw:text-style-name="P71" draw:layer="layout" svg:width="1.601cm" svg:height="2.086cm" svg:x="22.473cm" svg:y="4.008cm" svg:viewBox="0 0 1602 2087" svg:d="M1510 1764c-20 0-40 0-60 0-13 125-66 184-158 184-40 0-79-13-138-39-183-73-365-145-548-217-59-27-98-33-151-33-172 0-297 118-290 289 2 13 0 20 6 40 18 11 36 22 53 33 0-178 53-264 178-264 66 0 132 20 224 66 110 59 220 119 330 178 138 72 184 86 277 86 171 0 250-99 277-323zM1602 645c0-408-237-645-653-645-547 0-949 421-949 1000 0 435 218 665 620 665 197 0 362-46 514-138 290-178 468-520 468-882zM1397 685c0 289-92 546-250 710-112 112-264 172-442 172-329 0-501-198-501-580 0-296 93-566 251-724 105-112 244-164 422-164 105 0 224 26 296 72 152 86 224 257 224 514z">
            <text:p/>
          </draw:path>
          <draw:path draw:style-name="gr127" draw:text-style-name="P71" draw:layer="layout" svg:width="0.652cm" svg:height="0.822cm" svg:x="24.266cm" svg:y="5.186cm" svg:viewBox="0 0 653 823" svg:d="M653 711c-7-7-14-13-20-20-59 33-112 46-178 46-185 0-310-145-310-368 0-178 86-277 237-277 73 0 159 33 185 73 4 35 9 70 13 105 15 0 31 0 46 0 0-79 13-152 27-211-66-39-126-59-198-59-79 0-178 33-277 99-119 72-178 191-178 335 0 231 158 389 382 389 93 0 218-33 231-53s26-39 40-59z">
            <text:p/>
          </draw:path>
          <draw:path draw:style-name="gr127" draw:text-style-name="P71" draw:layer="layout" svg:width="0.599cm" svg:height="0.795cm" svg:x="25.004cm" svg:y="5.186cm" svg:viewBox="0 0 600 796" svg:d="M600 20c-20-13-53-20-79-20-53 0-106 26-145 72-31 38-62 75-93 112 0-59 0-118 0-177-4-3-8-5-13-7-85 39-178 59-263 72 0 16 0 31 0 46 19 0 39 0 59 0 66 0 72 14 72 126 0 125 0 250 0 375 0 105 0 118-59 125-26 0-53 0-79 0 0 17 0 35 0 52 73-6 138-6 211-6 79 0 158 0 237 6 0-17 0-35 0-52-28 0-57 0-85 0-80-7-80-13-80-125 0-97 0-193 0-290 0-99 66-184 152-184 46 0 86 26 112 79 11 0 22 0 33 0 7-68 13-136 20-204z">
            <text:p/>
          </draw:path>
          <draw:path draw:style-name="gr127" draw:text-style-name="P71" draw:layer="layout" svg:width="0.744cm" svg:height="0.809cm" svg:x="25.663cm" svg:y="5.186cm" svg:viewBox="0 0 745 810" svg:d="M745 796c0-17 0-35 0-52-22 0-44 0-66 0-40 0-46-20-46-99 0-103 0-206 0-309 0-244-73-336-270-336-73 0-139 20-205 59-28 18-57 35-85 53 0 37 0 74 0 112 13 4 26 9 39 13 9-18 18-35 26-53 33-79 53-92 126-92 158 0 224 59 230 217-55 9-109 18-164 27-231 46-330 125-330 270 0 131 79 204 218 204 26 0 59 0 65-14 71-48 141-96 211-144-2 48-4 96-6 144 46-6 86-6 132-6 39 0 85 0 125 6zM494 579c-46 73-151 138-217 138-73 0-132-65-132-138 0-59 40-118 86-151 46-26 138-46 263-66 0 72 0 145 0 217z">
            <text:p/>
          </draw:path>
          <draw:path draw:style-name="gr127" draw:text-style-name="P71" draw:layer="layout" svg:width="0.5cm" svg:height="1.065cm" svg:x="26.494cm" svg:y="4.929cm" svg:viewBox="0 0 501 1066" svg:d="M501 316c-77 2-154 4-231 7 0-22 0-44 0-66 0-66 7-125 20-237-7-7-13-13-20-20-39 26-92 53-145 66 7 52 7 85 7 131 0 40 0 79 0 119-44 20-88 39-132 59 0 13 0 27 0 40 42-5 83-9 125-13 0 162 0 324 0 487 0 125 60 177 191 177 40 0 80-6 86-19 29-29 57-57 86-86-9-11-18-22-27-33-39 26-65 33-98 33-66 0-93-33-93-112 0-149 0-298 0-447 73 0 145 0 218 0 4-29 9-58 13-86z">
            <text:p/>
          </draw:path>
          <draw:path draw:style-name="gr127" draw:text-style-name="P71" draw:layer="layout" svg:width="0.711cm" svg:height="0.822cm" svg:x="27.054cm" svg:y="5.186cm" svg:viewBox="0 0 712 823" svg:d="M712 323c0-198-125-323-316-323-60 0-132 26-205 66-138 79-191 184-191 355 0 106 20 198 66 264 66 85 184 138 310 138 66 0 125-13 198-40 39-19 79-39 85-52 11-20 22-40 33-60-6-4-13-8-20-13-112 59-151 79-224 79-105 0-198-52-244-131-33-60-46-106-52-204 83 0 167 0 250 0 119 0 191 0 303-20 7-27 7-40 7-59zM560 342c-63 2-127 5-191 7-79 0-119-7-211-13 0-79 7-119 27-158 39-73 112-119 191-119 52 0 99 20 132 66 33 53 52 105 52 217z">
            <text:p/>
          </draw:path>
        </draw:g>
        <draw:g draw:style-name="gr20">
          <svg:title>TexMaths</svg:title>
          <svg:desc>66§latex§$$\yQ_{\text{floor}}$$§svg§600§TRUE§</svg:desc>
          <draw:path draw:style-name="gr127" draw:text-style-name="P71" draw:layer="layout" svg:width="1.601cm" svg:height="2.086cm" svg:x="22.473cm" svg:y="13.608cm" svg:viewBox="0 0 1602 2087" svg:d="M1510 1764c-20 0-40 0-60 0-13 125-66 184-158 184-39 0-79-13-138-39-183-73-365-145-547-217-60-27-99-33-152-33-172 0-297 118-290 289 2 13 0 20 6 40 18 11 36 22 53 33 0-178 53-264 178-264 66 0 132 20 224 66 110 59 220 119 330 178 138 72 185 86 277 86 171 0 250-99 277-323zM1602 645c0-408-237-645-653-645-547 0-949 421-949 1000 0 435 218 665 620 665 197 0 362-46 514-138 290-178 468-520 468-882zM1398 685c0 289-93 546-251 710-112 112-264 172-442 172-329 0-501-198-501-580 0-296 93-566 251-724 105-112 244-164 422-164 112 0 224 26 296 72 152 86 225 257 225 514z">
            <text:p/>
          </draw:path>
          <draw:path draw:style-name="gr127" draw:text-style-name="P71" draw:layer="layout" svg:width="0.955cm" svg:height="1.23cm" svg:x="24.259cm" svg:y="14.384cm" svg:viewBox="0 0 956 1231" svg:d="M455 0c-53 0-106 26-145 66-33 37-66 74-99 112-46 59-73 131-73 243 0 24 0 49 0 73-39 17-79 35-118 52 0 11 0 22 0 33 39-2 79-4 118-6 0 160 0 320 0 480 0 105-6 119-59 119-26 2-53 4-79 6 0 18 0 35 0 53 73-7 138-7 211-7 72 0 152 0 224 7 0-18 0-35 0-53-31-2-61-4-92-6-60 0-60-14-60-119 0-160 0-320 0-480 71 0 141 0 211 0 3-29 5-57 7-86-72 7-145 7-218 7 0-49 0-97 0-145 0-191 20-237 113-237 46 0 79 6 131 46 11-4 22-9 33-13 0-11 0-22 0-33 25 0 49 0 73 0 26 0 39 33 39 92 0 283 0 566 0 849 0 105 0 119-59 119-26 2-53 4-79 6 0 18 0 35 0 53 73-7 138-7 211-7 72 0 145 0 211 7 0-18 0-35 0-53-26-2-53-4-79-6-53 0-60-14-60-119 0-344 0-689 0-1033-4-7-8-13-13-20-72 26-132 39-244 66 0-18 0-35 0-53-26 0-85-13-105-13z">
            <text:p/>
          </draw:path>
          <draw:path draw:style-name="gr127" draw:text-style-name="P71" draw:layer="layout" svg:width="0.816cm" svg:height="0.822cm" svg:x="25.301cm" svg:y="14.819cm" svg:viewBox="0 0 817 823" svg:d="M817 388c0-223-164-388-402-388-244 0-415 171-415 421 0 237 152 402 369 402 257 0 448-178 448-435zM659 454c0 191-85 316-224 316-165 0-277-164-277-401 0-204 79-316 231-316s270 171 270 401z">
            <text:p/>
          </draw:path>
          <draw:path draw:style-name="gr127" draw:text-style-name="P71" draw:layer="layout" svg:width="0.816cm" svg:height="0.822cm" svg:x="26.224cm" svg:y="14.819cm" svg:viewBox="0 0 817 823" svg:d="M817 388c0-223-164-388-402-388-244 0-415 171-415 421 0 237 152 402 369 402 257 0 448-178 448-435zM659 454c0 191-85 316-224 316-165 0-277-164-277-401 0-204 79-316 231-316s270 171 270 401z">
            <text:p/>
          </draw:path>
          <draw:path draw:style-name="gr127" draw:text-style-name="P71" draw:layer="layout" svg:width="0.599cm" svg:height="0.795cm" svg:x="27.127cm" svg:y="14.819cm" svg:viewBox="0 0 600 796" svg:d="M600 20c-20-13-53-20-79-20-53 0-106 26-145 66-31 37-62 74-93 112 0-57 0-114 0-171-4-3-8-5-13-7-85 33-178 59-263 66 0 17 0 35 0 52 19 0 39 0 59 0 72 0 79 7 79 119 0 127 0 254 0 382 0 105-7 118-66 118-26 2-53 5-79 7 0 17 0 35 0 52 73-6 138-6 211-6 79 0 158 0 237 6 0-17 0-35 0-52-28-2-57-5-85-7-73-6-80-6-80-118 0-97 0-193 0-290 0-105 66-184 152-184 53 0 86 20 112 72 11 0 22 0 33 0 7-66 13-131 20-197z">
            <text:p/>
          </draw:path>
        </draw:g>
        <presentation:notes draw:style-name="dp2">
          <draw:page-thumbnail draw:style-name="gr1" draw:layer="layout" svg:width="21.219cm" svg:height="10.476cm" svg:x="0.185cm" svg:y="2.123cm" draw:page-number="30" presentation:class="page"/>
          <draw:frame presentation:style-name="pr1" draw:text-style-name="P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presentation:notes draw:style-name="dp2">
          <draw:page-thumbnail draw:style-name="gr1" draw:layer="layout" svg:width="21.219cm" svg:height="10.476cm" svg:x="0.185cm" svg:y="2.123cm" draw:page-number="31" presentation:class="page"/>
          <draw:frame presentation:style-name="pr1" draw:text-style-name="P1"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presentation:notes draw:style-name="dp2">
          <draw:page-thumbnail draw:style-name="gr1" draw:layer="layout" svg:width="21.219cm" svg:height="10.476cm" svg:x="0.185cm" svg:y="2.123cm" draw:page-number="32" presentation:class="page"/>
          <draw:frame presentation:style-name="pr1" draw:text-style-name="P1"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frame draw:style-name="gr26" draw:text-style-name="P2" draw:layer="layout" svg:width="10.58cm" svg:height="7.046cm" svg:x="12.386cm" svg:y="10.338cm">
          <draw:image xlink:href="Pictures/10000000000001800000010061BCFFAB.jpg" xlink:type="simple" xlink:show="embed" xlink:actuate="onLoad" draw:mime-type="image/jpeg">
            <text:p/>
          </draw:image>
        </draw:frame>
        <draw:frame draw:style-name="gr26" draw:text-style-name="P2" draw:layer="layout" svg:width="9.814cm" svg:height="13.084cm" svg:x="2.415cm" svg:y="4.3cm">
          <draw:image xlink:href="Pictures/10000000000001320000019840D4560A.jpg" xlink:type="simple" xlink:show="embed" xlink:actuate="onLoad" draw:mime-type="image/jpeg">
            <text:p/>
          </draw:image>
        </draw:frame>
        <draw:frame draw:style-name="gr26" draw:text-style-name="P2"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1" draw:layer="layout" svg:width="21.219cm" svg:height="10.476cm" svg:x="0.185cm" svg:y="2.123cm" draw:page-number="33" presentation:class="page"/>
          <draw:frame presentation:style-name="pr1" draw:text-style-name="P1"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frame draw:style-name="gr26" draw:text-style-name="P2" draw:layer="layout" svg:width="11.417cm" svg:height="9.014cm" svg:x="10.251cm" svg:y="8.672cm">
          <draw:image xlink:href="Pictures/10000000000004FE000003F13F676434.png" xlink:type="simple" xlink:show="embed" xlink:actuate="onLoad" draw:mime-type="image/png">
            <text:p/>
          </draw:image>
        </draw:frame>
        <draw:frame draw:style-name="gr26" draw:text-style-name="P2"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1" draw:layer="layout" svg:width="21.219cm" svg:height="10.476cm" svg:x="0.185cm" svg:y="2.123cm" draw:page-number="34" presentation:class="page"/>
          <draw:frame presentation:style-name="pr1" draw:text-style-name="P1"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frame draw:style-name="gr26" draw:text-style-name="P2" draw:layer="layout" svg:width="16.083cm" svg:height="13.543cm" svg:x="11.441cm" svg:y="3.103cm">
          <draw:image xlink:href="Pictures/1000000000000260000002009D4EA61F.png" xlink:type="simple" xlink:show="embed" xlink:actuate="onLoad" draw:mime-type="image/png">
            <text:p/>
          </draw:image>
        </draw:frame>
        <draw:custom-shape draw:style-name="gr245" draw:text-style-name="P123" draw:layer="layout" svg:width="3.026cm" svg:height="1.052cm" svg:x="23.533cm" svg:y="3.098cm">
          <text:p/>
          <draw:enhanced-geometry svg:viewBox="0 0 21600 21600" draw:type="rectangle" draw:enhanced-path="M 0 0 L 21600 0 21600 21600 0 21600 0 0 Z N"/>
        </draw:custom-shape>
        <draw:custom-shape draw:style-name="gr245" draw:text-style-name="P123" draw:layer="layout" svg:width="3.026cm" svg:height="1.052cm" svg:x="17.833cm" svg:y="15.398cm">
          <text:p/>
          <draw:enhanced-geometry svg:viewBox="0 0 21600 21600" draw:type="rectangle" draw:enhanced-path="M 0 0 L 21600 0 21600 21600 0 21600 0 0 Z N"/>
        </draw:custom-shape>
        <draw:frame draw:style-name="gr246" draw:text-style-name="P124" draw:layer="layout" svg:width="1.692cm" svg:height="2.156cm" svg:x="0.644cm" svg:y="13.691cm">
          <draw:text-box>
            <text:p><text:span text:style-name="T88">t</text:span><text:span text:style-name="T89">1</text:span></text:p>
          </draw:text-box>
        </draw:frame>
        <draw:frame draw:style-name="gr246" draw:text-style-name="P124" draw:layer="layout" svg:width="1.692cm" svg:height="2.156cm" svg:x="1.659cm" svg:y="1.322cm">
          <draw:text-box>
            <text:p><text:span text:style-name="T88">t</text:span><text:span text:style-name="T89">2</text:span></text:p>
          </draw:text-box>
        </draw:frame>
        <draw:frame draw:style-name="gr247" draw:text-style-name="P125" draw:layer="layout" svg:width="7.232cm" svg:height="1.026cm" svg:x="14.602cm" svg:y="15.398cm">
          <draw:text-box>
            <text:p><text:span text:style-name="T90">control volume at </text:span><text:span text:style-name="T33">t</text:span><text:span text:style-name="T91">1</text:span></text:p>
          </draw:text-box>
        </draw:frame>
        <draw:frame draw:style-name="gr247" draw:text-style-name="P126" draw:layer="layout" svg:width="7.232cm" svg:height="1.026cm" svg:x="20.469cm" svg:y="3.343cm">
          <draw:text-box>
            <text:p><text:span text:style-name="T90">control volume at </text:span><text:span text:style-name="T33">t</text:span><text:span text:style-name="T91">2</text:span></text:p>
          </draw:text-box>
        </draw:frame>
        <draw:frame draw:style-name="gr248" draw:text-style-name="P127" draw:layer="layout" svg:width="13.55cm" svg:height="1.098cm" svg:x="0.546cm" svg:y="0.212cm">
          <draw:text-box>
            <text:p><text:span text:style-name="T92">control surface between </text:span><text:span text:style-name="T93">t</text:span><text:span text:style-name="T94">1</text:span><text:span text:style-name="T92"> and </text:span><text:span text:style-name="T93">t</text:span><text:span text:style-name="T94">2</text:span></text:p>
          </draw:text-box>
        </draw:frame>
        <draw:path draw:style-name="gr249" draw:text-style-name="P128" draw:layer="layout" svg:width="10.752cm" svg:height="0.969cm" draw:transform="rotate (1.1072368774652) translate (17.4258225715801cm 14.4444746673125cm)" svg:viewBox="0 0 10753 970" svg:d="M0 643c1387-325 4227 194 5130 275 904 82 2555 83 3271-108 717-190 625-123 2352-810">
          <text:p text:style-name="P45"><text:span text:style-name="T90">control surface evolving in time</text:span></text:p>
        </draw:path>
        <presentation:notes draw:style-name="dp2">
          <draw:page-thumbnail draw:style-name="gr1" draw:layer="layout" svg:width="21.219cm" svg:height="10.476cm" svg:x="0.185cm" svg:y="2.123cm" draw:page-number="35" presentation:class="page"/>
          <draw:frame presentation:style-name="pr1" draw:text-style-name="P1"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3d:scene draw:style-name="gr250"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51" draw:layer="layout"/>
        </dr3d:scene>
        <dr3d:scene draw:style-name="gr250"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51" draw:layer="layout"/>
        </dr3d:scene>
        <presentation:notes draw:style-name="dp2">
          <draw:page-thumbnail draw:style-name="gr1" draw:layer="layout" svg:width="21.219cm" svg:height="10.476cm" svg:x="0.185cm" svg:y="2.123cm" draw:page-number="36" presentation:class="page"/>
          <draw:frame presentation:style-name="pr1" draw:text-style-name="P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custom-shape draw:style-name="gr252" draw:text-style-name="P129" draw:layer="layout" svg:width="5cm" svg:height="6.13cm" svg:x="2.467cm" svg:y="3.313cm">
          <text:p/>
          <draw:enhanced-geometry svg:viewBox="0 0 21600 21600" draw:type="rectangle" draw:enhanced-path="M 0 0 L 21600 0 21600 21600 0 21600 0 0 Z N"/>
        </draw:custom-shape>
        <draw:line draw:style-name="gr253" draw:text-style-name="P2" draw:layer="layout" svg:x1="7.466cm" svg:y1="1.271cm" svg:x2="7.466cm" svg:y2="3.109cm">
          <text:p/>
        </draw:line>
        <draw:line draw:style-name="gr253" draw:text-style-name="P2" draw:layer="layout" svg:x1="7.199cm" svg:y1="1.83cm" svg:x2="7.199cm" svg:y2="3.108cm">
          <text:p/>
        </draw:line>
        <draw:line draw:style-name="gr253" draw:text-style-name="P2" draw:layer="layout" svg:x1="6.933cm" svg:y1="2.437cm" svg:x2="6.933cm" svg:y2="3.108cm">
          <text:p/>
        </draw:line>
        <draw:line draw:style-name="gr253" draw:text-style-name="P2" draw:layer="layout" svg:x1="2.533cm" svg:y1="1.271cm" svg:x2="2.533cm" svg:y2="3.109cm">
          <text:p/>
        </draw:line>
        <draw:line draw:style-name="gr253" draw:text-style-name="P2" draw:layer="layout" svg:x1="2.8cm" svg:y1="1.83cm" svg:x2="2.8cm" svg:y2="3.108cm">
          <text:p/>
        </draw:line>
        <draw:line draw:style-name="gr253" draw:text-style-name="P2" draw:layer="layout" svg:x1="3.066cm" svg:y1="2.437cm" svg:x2="3.066cm" svg:y2="3.108cm">
          <text:p/>
        </draw:line>
        <draw:frame draw:style-name="gr254" draw:text-style-name="P130" draw:layer="layout" svg:width="1.383cm" svg:height="1.661cm" svg:x="8.509cm" svg:y="5.548cm">
          <draw:text-box>
            <text:p><text:span text:style-name="T95">t</text:span><text:span text:style-name="T96">1</text:span></text:p>
          </draw:text-box>
        </draw:frame>
        <draw:custom-shape draw:style-name="gr255" draw:text-style-name="P2"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52" draw:text-style-name="P129" draw:layer="layout" svg:width="5cm" svg:height="6.13cm" svg:x="14.447cm" svg:y="9.535cm">
          <text:p/>
          <draw:enhanced-geometry svg:viewBox="0 0 21600 21600" draw:type="rectangle" draw:enhanced-path="M 0 0 L 21600 0 21600 21600 0 21600 0 0 Z N"/>
        </draw:custom-shape>
        <draw:custom-shape draw:style-name="gr256" draw:text-style-name="P131" draw:layer="layout" svg:width="5cm" svg:height="6.13cm" svg:x="14.447cm" svg:y="3.313cm">
          <text:p/>
          <draw:enhanced-geometry svg:viewBox="0 0 21600 21600" draw:type="rectangle" draw:enhanced-path="M 0 0 L 21600 0 21600 21600 0 21600 0 0 Z N"/>
        </draw:custom-shape>
        <draw:line draw:style-name="gr253" draw:text-style-name="P2" draw:layer="layout" svg:x1="19.446cm" svg:y1="7.483cm" svg:x2="19.446cm" svg:y2="9.321cm">
          <text:p/>
        </draw:line>
        <draw:line draw:style-name="gr253" draw:text-style-name="P2" draw:layer="layout" svg:x1="19.179cm" svg:y1="8.042cm" svg:x2="19.179cm" svg:y2="9.32cm">
          <text:p/>
        </draw:line>
        <draw:line draw:style-name="gr253" draw:text-style-name="P2" draw:layer="layout" svg:x1="18.913cm" svg:y1="8.649cm" svg:x2="18.913cm" svg:y2="9.32cm">
          <text:p/>
        </draw:line>
        <draw:line draw:style-name="gr253" draw:text-style-name="P2" draw:layer="layout" svg:x1="14.513cm" svg:y1="7.483cm" svg:x2="14.513cm" svg:y2="9.321cm">
          <text:p/>
        </draw:line>
        <draw:line draw:style-name="gr253" draw:text-style-name="P2" draw:layer="layout" svg:x1="14.78cm" svg:y1="8.042cm" svg:x2="14.78cm" svg:y2="9.32cm">
          <text:p/>
        </draw:line>
        <draw:line draw:style-name="gr253" draw:text-style-name="P2" draw:layer="layout" svg:x1="15.046cm" svg:y1="8.649cm" svg:x2="15.046cm" svg:y2="9.32cm">
          <text:p/>
        </draw:line>
        <draw:frame draw:style-name="gr254" draw:text-style-name="P130" draw:layer="layout" svg:width="1.383cm" svg:height="1.661cm" svg:x="20.489cm" svg:y="5.548cm">
          <draw:text-box>
            <text:p><text:span text:style-name="T95">t</text:span><text:span text:style-name="T96">1</text:span></text:p>
          </draw:text-box>
        </draw:frame>
        <draw:custom-shape draw:style-name="gr255" draw:text-style-name="P2"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54" draw:text-style-name="P130" draw:layer="layout" svg:width="1.383cm" svg:height="1.661cm" svg:x="20.489cm" svg:y="11.77cm">
          <draw:text-box>
            <text:p><text:span text:style-name="T95">t</text:span><text:span text:style-name="T96">2</text:span></text:p>
          </draw:text-box>
        </draw:frame>
        <draw:custom-shape draw:style-name="gr255" draw:text-style-name="P2"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 draw:layer="layout" svg:width="21.219cm" svg:height="10.476cm" svg:x="0.185cm" svg:y="2.123cm" draw:page-number="37" presentation:class="page"/>
          <draw:frame presentation:style-name="pr1" draw:text-style-name="P1"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custom-shape draw:style-name="gr252" draw:text-style-name="P129" draw:layer="layout" svg:width="5cm" svg:height="6.13cm" svg:x="7.467cm" svg:y="6.513cm">
          <text:p/>
          <draw:enhanced-geometry svg:viewBox="0 0 21600 21600" draw:type="rectangle" draw:enhanced-path="M 0 0 L 21600 0 21600 21600 0 21600 0 0 Z N"/>
        </draw:custom-shape>
        <draw:line draw:style-name="gr253" draw:text-style-name="P2" draw:layer="layout" svg:x1="12.466cm" svg:y1="4.471cm" svg:x2="12.466cm" svg:y2="6.309cm">
          <text:p/>
        </draw:line>
        <draw:line draw:style-name="gr253" draw:text-style-name="P2" draw:layer="layout" svg:x1="12.199cm" svg:y1="5.03cm" svg:x2="12.199cm" svg:y2="6.308cm">
          <text:p/>
        </draw:line>
        <draw:line draw:style-name="gr253" draw:text-style-name="P2" draw:layer="layout" svg:x1="11.933cm" svg:y1="5.637cm" svg:x2="11.933cm" svg:y2="6.308cm">
          <text:p/>
        </draw:line>
        <draw:line draw:style-name="gr253" draw:text-style-name="P2" draw:layer="layout" svg:x1="7.533cm" svg:y1="4.471cm" svg:x2="7.533cm" svg:y2="6.309cm">
          <text:p/>
        </draw:line>
        <draw:line draw:style-name="gr253" draw:text-style-name="P2" draw:layer="layout" svg:x1="7.8cm" svg:y1="5.03cm" svg:x2="7.8cm" svg:y2="6.308cm">
          <text:p/>
        </draw:line>
        <draw:line draw:style-name="gr253" draw:text-style-name="P2" draw:layer="layout" svg:x1="8.066cm" svg:y1="5.637cm" svg:x2="8.066cm" svg:y2="6.308cm">
          <text:p/>
        </draw:line>
        <draw:frame draw:style-name="gr254" draw:text-style-name="P130" draw:layer="layout" svg:width="1.383cm" svg:height="1.661cm" svg:x="9.276cm" svg:y="3.059cm">
          <draw:text-box>
            <text:p><text:span text:style-name="T95">t</text:span><text:span text:style-name="T96">1</text:span></text:p>
          </draw:text-box>
        </draw:frame>
        <draw:custom-shape draw:style-name="gr252" draw:text-style-name="P129" draw:layer="layout" svg:width="5cm" svg:height="6.13cm" svg:x="14.247cm" svg:y="12.735cm">
          <text:p/>
          <draw:enhanced-geometry svg:viewBox="0 0 21600 21600" draw:type="rectangle" draw:enhanced-path="M 0 0 L 21600 0 21600 21600 0 21600 0 0 Z N"/>
        </draw:custom-shape>
        <draw:line draw:style-name="gr253" draw:text-style-name="P2" draw:layer="layout" svg:x1="19.246cm" svg:y1="10.683cm" svg:x2="19.246cm" svg:y2="12.521cm">
          <text:p/>
        </draw:line>
        <draw:line draw:style-name="gr253" draw:text-style-name="P2" draw:layer="layout" svg:x1="18.979cm" svg:y1="11.242cm" svg:x2="18.979cm" svg:y2="12.52cm">
          <text:p/>
        </draw:line>
        <draw:line draw:style-name="gr253" draw:text-style-name="P2" draw:layer="layout" svg:x1="18.713cm" svg:y1="11.849cm" svg:x2="18.713cm" svg:y2="12.52cm">
          <text:p/>
        </draw:line>
        <draw:line draw:style-name="gr253" draw:text-style-name="P2" draw:layer="layout" svg:x1="14.313cm" svg:y1="10.683cm" svg:x2="14.313cm" svg:y2="12.521cm">
          <text:p/>
        </draw:line>
        <draw:line draw:style-name="gr253" draw:text-style-name="P2" draw:layer="layout" svg:x1="14.58cm" svg:y1="11.242cm" svg:x2="14.58cm" svg:y2="12.52cm">
          <text:p/>
        </draw:line>
        <draw:line draw:style-name="gr253" draw:text-style-name="P2" draw:layer="layout" svg:x1="14.846cm" svg:y1="11.849cm" svg:x2="14.846cm" svg:y2="12.52cm">
          <text:p/>
        </draw:line>
        <draw:frame draw:style-name="gr254" draw:text-style-name="P130" draw:layer="layout" svg:width="1.383cm" svg:height="1.661cm" svg:x="16.056cm" svg:y="3.059cm">
          <draw:text-box>
            <text:p><text:span text:style-name="T95">t</text:span><text:span text:style-name="T96">2</text:span></text:p>
          </draw:text-box>
        </draw:frame>
        <draw:path draw:style-name="gr257" draw:text-style-name="P2" draw:layer="layout" svg:width="0cm" svg:height="16.319cm" svg:x="13.352cm" svg:y="2.974cm" svg:viewBox="0 0 0 16320" svg:d="M0 0c0 5440 0 10880 0 16320">
          <text:p/>
        </draw:path>
        <draw:line draw:style-name="gr258" draw:text-style-name="P132" draw:layer="layout" svg:x1="8.237cm" svg:y1="17.742cm" svg:x2="9.986cm" svg:y2="17.742cm">
          <text:p/>
        </draw:line>
        <draw:line draw:style-name="gr258" draw:text-style-name="P132" draw:layer="layout" svg:x1="8.237cm" svg:y1="17.742cm" svg:x2="8.237cm" svg:y2="15.993cm">
          <text:p/>
        </draw:line>
        <draw:frame draw:style-name="gr259" draw:text-style-name="P133" draw:layer="layout" svg:width="0.938cm" svg:height="1.237cm" svg:x="7.343cm" svg:y="15.828cm">
          <draw:text-box>
            <text:p><text:span text:style-name="T97">z</text:span></text:p>
          </draw:text-box>
        </draw:frame>
        <draw:frame draw:style-name="gr260" draw:text-style-name="P133" draw:layer="layout" svg:width="0.997cm" svg:height="1.237cm" svg:x="9.084cm" svg:y="17.605cm">
          <draw:text-box>
            <text:p><text:span text:style-name="T97">x</text:span></text:p>
          </draw:text-box>
        </draw:frame>
        <draw:frame draw:style-name="gr261" draw:text-style-name="P134" draw:layer="layout" svg:width="2.691cm" svg:height="1.377cm" svg:x="8.621cm" svg:y="1.797cm">
          <draw:text-box>
            <text:p text:style-name="P44"><text:span text:style-name="T98">initial</text:span></text:p>
            <text:p text:style-name="P44"><text:span text:style-name="T98">situation</text:span></text:p>
          </draw:text-box>
        </draw:frame>
        <draw:frame draw:style-name="gr261" draw:text-style-name="P134" draw:layer="layout" svg:width="2.691cm" svg:height="1.377cm" svg:x="15.402cm" svg:y="1.797cm">
          <draw:text-box>
            <text:p text:style-name="P44"><text:span text:style-name="T98">final</text:span></text:p>
            <text:p text:style-name="P44"><text:span text:style-name="T98">situation</text:span></text:p>
          </draw:text-box>
        </draw:frame>
        <presentation:notes draw:style-name="dp2">
          <draw:page-thumbnail draw:style-name="gr1" draw:layer="layout" svg:width="21.219cm" svg:height="10.476cm" svg:x="0.185cm" svg:y="2.123cm" draw:page-number="38" presentation:class="page"/>
          <draw:frame presentation:style-name="pr1" draw:text-style-name="P1"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custom-shape draw:style-name="gr252" draw:text-style-name="P129" draw:layer="layout" svg:width="5cm" svg:height="6.13cm" svg:x="7.467cm" svg:y="6.513cm">
          <text:p/>
          <draw:enhanced-geometry svg:viewBox="0 0 21600 21600" draw:type="rectangle" draw:enhanced-path="M 0 0 L 21600 0 21600 21600 0 21600 0 0 Z N"/>
        </draw:custom-shape>
        <draw:line draw:style-name="gr253" draw:text-style-name="P2" draw:layer="layout" svg:x1="12.466cm" svg:y1="4.471cm" svg:x2="12.466cm" svg:y2="6.309cm">
          <text:p/>
        </draw:line>
        <draw:line draw:style-name="gr253" draw:text-style-name="P2" draw:layer="layout" svg:x1="12.199cm" svg:y1="5.03cm" svg:x2="12.199cm" svg:y2="6.308cm">
          <text:p/>
        </draw:line>
        <draw:line draw:style-name="gr253" draw:text-style-name="P2" draw:layer="layout" svg:x1="11.933cm" svg:y1="5.637cm" svg:x2="11.933cm" svg:y2="6.308cm">
          <text:p/>
        </draw:line>
        <draw:line draw:style-name="gr253" draw:text-style-name="P2" draw:layer="layout" svg:x1="7.533cm" svg:y1="4.471cm" svg:x2="7.533cm" svg:y2="6.309cm">
          <text:p/>
        </draw:line>
        <draw:line draw:style-name="gr253" draw:text-style-name="P2" draw:layer="layout" svg:x1="7.8cm" svg:y1="5.03cm" svg:x2="7.8cm" svg:y2="6.308cm">
          <text:p/>
        </draw:line>
        <draw:line draw:style-name="gr253" draw:text-style-name="P2" draw:layer="layout" svg:x1="8.066cm" svg:y1="5.637cm" svg:x2="8.066cm" svg:y2="6.308cm">
          <text:p/>
        </draw:line>
        <draw:frame draw:style-name="gr254" draw:text-style-name="P130" draw:layer="layout" svg:width="1.383cm" svg:height="1.661cm" svg:x="9.276cm" svg:y="2.859cm">
          <draw:text-box>
            <text:p><text:span text:style-name="T95">t</text:span><text:span text:style-name="T96">1</text:span></text:p>
          </draw:text-box>
        </draw:frame>
        <draw:custom-shape draw:style-name="gr252" draw:text-style-name="P129" draw:layer="layout" svg:width="5cm" svg:height="6.13cm" svg:x="14.247cm" svg:y="12.735cm">
          <text:p/>
          <draw:enhanced-geometry svg:viewBox="0 0 21600 21600" draw:type="rectangle" draw:enhanced-path="M 0 0 L 21600 0 21600 21600 0 21600 0 0 Z N"/>
        </draw:custom-shape>
        <draw:line draw:style-name="gr253" draw:text-style-name="P2" draw:layer="layout" svg:x1="19.246cm" svg:y1="10.683cm" svg:x2="19.246cm" svg:y2="12.521cm">
          <text:p/>
        </draw:line>
        <draw:line draw:style-name="gr253" draw:text-style-name="P2" draw:layer="layout" svg:x1="18.979cm" svg:y1="11.242cm" svg:x2="18.979cm" svg:y2="12.52cm">
          <text:p/>
        </draw:line>
        <draw:line draw:style-name="gr253" draw:text-style-name="P2" draw:layer="layout" svg:x1="18.713cm" svg:y1="11.849cm" svg:x2="18.713cm" svg:y2="12.52cm">
          <text:p/>
        </draw:line>
        <draw:line draw:style-name="gr253" draw:text-style-name="P2" draw:layer="layout" svg:x1="14.313cm" svg:y1="10.683cm" svg:x2="14.313cm" svg:y2="12.521cm">
          <text:p/>
        </draw:line>
        <draw:line draw:style-name="gr253" draw:text-style-name="P2" draw:layer="layout" svg:x1="14.58cm" svg:y1="11.242cm" svg:x2="14.58cm" svg:y2="12.52cm">
          <text:p/>
        </draw:line>
        <draw:line draw:style-name="gr253" draw:text-style-name="P2" draw:layer="layout" svg:x1="14.846cm" svg:y1="11.849cm" svg:x2="14.846cm" svg:y2="12.52cm">
          <text:p/>
        </draw:line>
        <draw:frame draw:style-name="gr254" draw:text-style-name="P130" draw:layer="layout" svg:width="1.383cm" svg:height="1.661cm" svg:x="16.056cm" svg:y="2.859cm">
          <draw:text-box>
            <text:p><text:span text:style-name="T95">t</text:span><text:span text:style-name="T96">2</text:span></text:p>
          </draw:text-box>
        </draw:frame>
        <draw:path draw:style-name="gr257" draw:text-style-name="P2" draw:layer="layout" svg:width="0cm" svg:height="14.752cm" svg:x="13.352cm" svg:y="4.541cm" svg:viewBox="0 0 0 14753" svg:d="M0 0c0 4918 0 9835 0 14753">
          <text:p/>
        </draw:path>
        <draw:line draw:style-name="gr258" draw:text-style-name="P132" draw:layer="layout" svg:x1="12.737cm" svg:y1="3.642cm" svg:x2="14.486cm" svg:y2="3.642cm">
          <text:p/>
        </draw:line>
        <draw:line draw:style-name="gr258" draw:text-style-name="P132" draw:layer="layout" svg:x1="12.737cm" svg:y1="3.642cm" svg:x2="12.737cm" svg:y2="1.893cm">
          <text:p/>
        </draw:line>
        <draw:frame draw:style-name="gr259" draw:text-style-name="P133" draw:layer="layout" svg:width="0.938cm" svg:height="1.237cm" svg:x="11.843cm" svg:y="1.728cm">
          <draw:text-box>
            <text:p><text:span text:style-name="T97">z</text:span></text:p>
          </draw:text-box>
        </draw:frame>
        <draw:frame draw:style-name="gr260" draw:text-style-name="P133" draw:layer="layout" svg:width="0.997cm" svg:height="1.237cm" svg:x="13.584cm" svg:y="3.505cm">
          <draw:text-box>
            <text:p><text:span text:style-name="T97">x</text:span></text:p>
          </draw:text-box>
        </draw:frame>
        <draw:frame draw:style-name="gr261" draw:text-style-name="P134" draw:layer="layout" svg:width="2.691cm" svg:height="1.377cm" svg:x="8.621cm" svg:y="1.597cm">
          <draw:text-box>
            <text:p text:style-name="P44"><text:span text:style-name="T98">initial</text:span></text:p>
            <text:p text:style-name="P44"><text:span text:style-name="T98">situation</text:span></text:p>
          </draw:text-box>
        </draw:frame>
        <draw:frame draw:style-name="gr261" draw:text-style-name="P134" draw:layer="layout" svg:width="2.691cm" svg:height="1.377cm" svg:x="15.402cm" svg:y="1.597cm">
          <draw:text-box>
            <text:p text:style-name="P44"><text:span text:style-name="T98">final</text:span></text:p>
            <text:p text:style-name="P44"><text:span text:style-name="T98">situation</text:span></text:p>
          </draw:text-box>
        </draw:frame>
        <draw:path draw:style-name="gr262" draw:text-style-name="P35"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2" draw:text-style-name="P35"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39" presentation:class="page"/>
          <draw:frame presentation:style-name="pr1" draw:text-style-name="P1"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custom-shape draw:style-name="gr263" draw:text-style-name="P135" draw:layer="layout" svg:width="5cm" svg:height="6.13cm" svg:x="7.467cm" svg:y="6.513cm">
          <text:p/>
          <draw:enhanced-geometry svg:viewBox="0 0 21600 21600" draw:type="rectangle" draw:enhanced-path="M 0 0 L 21600 0 21600 21600 0 21600 0 0 Z N"/>
        </draw:custom-shape>
        <draw:line draw:style-name="gr253" draw:text-style-name="P2" draw:layer="layout" svg:x1="12.466cm" svg:y1="4.471cm" svg:x2="12.466cm" svg:y2="6.309cm">
          <text:p/>
        </draw:line>
        <draw:line draw:style-name="gr253" draw:text-style-name="P2" draw:layer="layout" svg:x1="12.199cm" svg:y1="5.03cm" svg:x2="12.199cm" svg:y2="6.308cm">
          <text:p/>
        </draw:line>
        <draw:line draw:style-name="gr253" draw:text-style-name="P2" draw:layer="layout" svg:x1="11.933cm" svg:y1="5.637cm" svg:x2="11.933cm" svg:y2="6.308cm">
          <text:p/>
        </draw:line>
        <draw:line draw:style-name="gr253" draw:text-style-name="P2" draw:layer="layout" svg:x1="7.533cm" svg:y1="4.471cm" svg:x2="7.533cm" svg:y2="6.309cm">
          <text:p/>
        </draw:line>
        <draw:line draw:style-name="gr253" draw:text-style-name="P2" draw:layer="layout" svg:x1="7.8cm" svg:y1="5.03cm" svg:x2="7.8cm" svg:y2="6.308cm">
          <text:p/>
        </draw:line>
        <draw:line draw:style-name="gr253" draw:text-style-name="P2" draw:layer="layout" svg:x1="8.066cm" svg:y1="5.637cm" svg:x2="8.066cm" svg:y2="6.308cm">
          <text:p/>
        </draw:line>
        <draw:frame draw:style-name="gr254" draw:text-style-name="P130" draw:layer="layout" svg:width="1.383cm" svg:height="1.661cm" svg:x="9.276cm" svg:y="2.859cm">
          <draw:text-box>
            <text:p><text:span text:style-name="T95">t</text:span><text:span text:style-name="T96">1</text:span></text:p>
          </draw:text-box>
        </draw:frame>
        <draw:custom-shape draw:style-name="gr263" draw:text-style-name="P135" draw:layer="layout" svg:width="5cm" svg:height="6.13cm" svg:x="14.247cm" svg:y="12.735cm">
          <text:p/>
          <draw:enhanced-geometry svg:viewBox="0 0 21600 21600" draw:type="rectangle" draw:enhanced-path="M 0 0 L 21600 0 21600 21600 0 21600 0 0 Z N"/>
        </draw:custom-shape>
        <draw:line draw:style-name="gr253" draw:text-style-name="P2" draw:layer="layout" svg:x1="19.246cm" svg:y1="10.683cm" svg:x2="19.246cm" svg:y2="12.521cm">
          <text:p/>
        </draw:line>
        <draw:line draw:style-name="gr253" draw:text-style-name="P2" draw:layer="layout" svg:x1="18.979cm" svg:y1="11.242cm" svg:x2="18.979cm" svg:y2="12.52cm">
          <text:p/>
        </draw:line>
        <draw:line draw:style-name="gr253" draw:text-style-name="P2" draw:layer="layout" svg:x1="18.713cm" svg:y1="11.849cm" svg:x2="18.713cm" svg:y2="12.52cm">
          <text:p/>
        </draw:line>
        <draw:line draw:style-name="gr253" draw:text-style-name="P2" draw:layer="layout" svg:x1="14.313cm" svg:y1="10.683cm" svg:x2="14.313cm" svg:y2="12.521cm">
          <text:p/>
        </draw:line>
        <draw:line draw:style-name="gr253" draw:text-style-name="P2" draw:layer="layout" svg:x1="14.58cm" svg:y1="11.242cm" svg:x2="14.58cm" svg:y2="12.52cm">
          <text:p/>
        </draw:line>
        <draw:line draw:style-name="gr253" draw:text-style-name="P2" draw:layer="layout" svg:x1="14.846cm" svg:y1="11.849cm" svg:x2="14.846cm" svg:y2="12.52cm">
          <text:p/>
        </draw:line>
        <draw:frame draw:style-name="gr254" draw:text-style-name="P130" draw:layer="layout" svg:width="1.383cm" svg:height="1.661cm" svg:x="16.056cm" svg:y="2.859cm">
          <draw:text-box>
            <text:p><text:span text:style-name="T95">t</text:span><text:span text:style-name="T96">2</text:span></text:p>
          </draw:text-box>
        </draw:frame>
        <draw:path draw:style-name="gr257" draw:text-style-name="P2" draw:layer="layout" svg:width="0cm" svg:height="14.752cm" svg:x="13.352cm" svg:y="4.541cm" svg:viewBox="0 0 0 14753" svg:d="M0 0c0 4918 0 9835 0 14753">
          <text:p/>
        </draw:path>
        <draw:line draw:style-name="gr258" draw:text-style-name="P132" draw:layer="layout" svg:x1="12.737cm" svg:y1="3.642cm" svg:x2="14.486cm" svg:y2="3.642cm">
          <text:p/>
        </draw:line>
        <draw:line draw:style-name="gr258" draw:text-style-name="P132" draw:layer="layout" svg:x1="12.737cm" svg:y1="3.642cm" svg:x2="12.737cm" svg:y2="1.893cm">
          <text:p/>
        </draw:line>
        <draw:frame draw:style-name="gr259" draw:text-style-name="P133" draw:layer="layout" svg:width="0.938cm" svg:height="1.237cm" svg:x="11.843cm" svg:y="1.728cm">
          <draw:text-box>
            <text:p><text:span text:style-name="T97">z</text:span></text:p>
          </draw:text-box>
        </draw:frame>
        <draw:frame draw:style-name="gr260" draw:text-style-name="P133" draw:layer="layout" svg:width="0.997cm" svg:height="1.237cm" svg:x="13.584cm" svg:y="3.505cm">
          <draw:text-box>
            <text:p><text:span text:style-name="T97">x</text:span></text:p>
          </draw:text-box>
        </draw:frame>
        <draw:frame draw:style-name="gr261" draw:text-style-name="P134" draw:layer="layout" svg:width="2.691cm" svg:height="1.377cm" svg:x="8.621cm" svg:y="1.597cm">
          <draw:text-box>
            <text:p text:style-name="P44"><text:span text:style-name="T98">initial</text:span></text:p>
            <text:p text:style-name="P44"><text:span text:style-name="T98">situation</text:span></text:p>
          </draw:text-box>
        </draw:frame>
        <draw:frame draw:style-name="gr261" draw:text-style-name="P134" draw:layer="layout" svg:width="2.691cm" svg:height="1.377cm" svg:x="15.402cm" svg:y="1.597cm">
          <draw:text-box>
            <text:p text:style-name="P44"><text:span text:style-name="T98">final</text:span></text:p>
            <text:p text:style-name="P44"><text:span text:style-name="T98">situation</text:span></text:p>
          </draw:text-box>
        </draw:frame>
        <draw:path draw:style-name="gr262" draw:text-style-name="P35"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2" draw:text-style-name="P35"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40" presentation:class="page"/>
          <draw:frame presentation:style-name="pr1" draw:text-style-name="P1"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custom-shape draw:style-name="gr263" draw:text-style-name="P135" draw:layer="layout" svg:width="5cm" svg:height="6.13cm" svg:x="7.467cm" svg:y="6.513cm">
          <text:p/>
          <draw:enhanced-geometry svg:viewBox="0 0 21600 21600" draw:type="rectangle" draw:enhanced-path="M 0 0 L 21600 0 21600 21600 0 21600 0 0 Z N"/>
        </draw:custom-shape>
        <draw:line draw:style-name="gr253" draw:text-style-name="P2" draw:layer="layout" svg:x1="12.466cm" svg:y1="4.471cm" svg:x2="12.466cm" svg:y2="6.309cm">
          <text:p/>
        </draw:line>
        <draw:line draw:style-name="gr253" draw:text-style-name="P2" draw:layer="layout" svg:x1="12.199cm" svg:y1="5.03cm" svg:x2="12.199cm" svg:y2="6.308cm">
          <text:p/>
        </draw:line>
        <draw:line draw:style-name="gr253" draw:text-style-name="P2" draw:layer="layout" svg:x1="11.933cm" svg:y1="5.637cm" svg:x2="11.933cm" svg:y2="6.308cm">
          <text:p/>
        </draw:line>
        <draw:line draw:style-name="gr253" draw:text-style-name="P2" draw:layer="layout" svg:x1="7.533cm" svg:y1="4.471cm" svg:x2="7.533cm" svg:y2="6.309cm">
          <text:p/>
        </draw:line>
        <draw:line draw:style-name="gr253" draw:text-style-name="P2" draw:layer="layout" svg:x1="7.8cm" svg:y1="5.03cm" svg:x2="7.8cm" svg:y2="6.308cm">
          <text:p/>
        </draw:line>
        <draw:line draw:style-name="gr253" draw:text-style-name="P2" draw:layer="layout" svg:x1="8.066cm" svg:y1="5.637cm" svg:x2="8.066cm" svg:y2="6.308cm">
          <text:p/>
        </draw:line>
        <draw:frame draw:style-name="gr254" draw:text-style-name="P130" draw:layer="layout" svg:width="1.383cm" svg:height="1.661cm" svg:x="9.276cm" svg:y="2.859cm">
          <draw:text-box>
            <text:p><text:span text:style-name="T95">t</text:span><text:span text:style-name="T96">1</text:span></text:p>
          </draw:text-box>
        </draw:frame>
        <draw:custom-shape draw:style-name="gr263" draw:text-style-name="P135" draw:layer="layout" svg:width="5cm" svg:height="6.13cm" svg:x="14.247cm" svg:y="12.735cm">
          <text:p/>
          <draw:enhanced-geometry svg:viewBox="0 0 21600 21600" draw:type="rectangle" draw:enhanced-path="M 0 0 L 21600 0 21600 21600 0 21600 0 0 Z N"/>
        </draw:custom-shape>
        <draw:line draw:style-name="gr253" draw:text-style-name="P2" draw:layer="layout" svg:x1="19.246cm" svg:y1="10.683cm" svg:x2="19.246cm" svg:y2="12.521cm">
          <text:p/>
        </draw:line>
        <draw:line draw:style-name="gr253" draw:text-style-name="P2" draw:layer="layout" svg:x1="18.979cm" svg:y1="11.242cm" svg:x2="18.979cm" svg:y2="12.52cm">
          <text:p/>
        </draw:line>
        <draw:line draw:style-name="gr253" draw:text-style-name="P2" draw:layer="layout" svg:x1="18.713cm" svg:y1="11.849cm" svg:x2="18.713cm" svg:y2="12.52cm">
          <text:p/>
        </draw:line>
        <draw:line draw:style-name="gr253" draw:text-style-name="P2" draw:layer="layout" svg:x1="14.313cm" svg:y1="10.683cm" svg:x2="14.313cm" svg:y2="12.521cm">
          <text:p/>
        </draw:line>
        <draw:line draw:style-name="gr253" draw:text-style-name="P2" draw:layer="layout" svg:x1="14.58cm" svg:y1="11.242cm" svg:x2="14.58cm" svg:y2="12.52cm">
          <text:p/>
        </draw:line>
        <draw:line draw:style-name="gr253" draw:text-style-name="P2" draw:layer="layout" svg:x1="14.846cm" svg:y1="11.849cm" svg:x2="14.846cm" svg:y2="12.52cm">
          <text:p/>
        </draw:line>
        <draw:frame draw:style-name="gr254" draw:text-style-name="P130" draw:layer="layout" svg:width="1.383cm" svg:height="1.661cm" svg:x="16.056cm" svg:y="2.859cm">
          <draw:text-box>
            <text:p><text:span text:style-name="T95">t</text:span><text:span text:style-name="T96">2</text:span></text:p>
          </draw:text-box>
        </draw:frame>
        <draw:path draw:style-name="gr257" draw:text-style-name="P2" draw:layer="layout" svg:width="0cm" svg:height="14.752cm" svg:x="13.352cm" svg:y="4.541cm" svg:viewBox="0 0 0 14753" svg:d="M0 0c0 4918 0 9835 0 14753">
          <text:p/>
        </draw:path>
        <draw:line draw:style-name="gr258" draw:text-style-name="P132" draw:layer="layout" svg:x1="12.737cm" svg:y1="3.642cm" svg:x2="14.486cm" svg:y2="3.642cm">
          <text:p/>
        </draw:line>
        <draw:line draw:style-name="gr258" draw:text-style-name="P132" draw:layer="layout" svg:x1="12.737cm" svg:y1="3.642cm" svg:x2="12.737cm" svg:y2="1.893cm">
          <text:p/>
        </draw:line>
        <draw:frame draw:style-name="gr259" draw:text-style-name="P133" draw:layer="layout" svg:width="0.938cm" svg:height="1.237cm" svg:x="11.843cm" svg:y="1.728cm">
          <draw:text-box>
            <text:p><text:span text:style-name="T97">z</text:span></text:p>
          </draw:text-box>
        </draw:frame>
        <draw:frame draw:style-name="gr260" draw:text-style-name="P133" draw:layer="layout" svg:width="0.997cm" svg:height="1.237cm" svg:x="13.584cm" svg:y="3.505cm">
          <draw:text-box>
            <text:p><text:span text:style-name="T97">x</text:span></text:p>
          </draw:text-box>
        </draw:frame>
        <draw:frame draw:style-name="gr261" draw:text-style-name="P134" draw:layer="layout" svg:width="2.691cm" svg:height="1.377cm" svg:x="8.621cm" svg:y="1.597cm">
          <draw:text-box>
            <text:p text:style-name="P44"><text:span text:style-name="T98">initial</text:span></text:p>
            <text:p text:style-name="P44"><text:span text:style-name="T98">situation</text:span></text:p>
          </draw:text-box>
        </draw:frame>
        <draw:frame draw:style-name="gr261" draw:text-style-name="P134" draw:layer="layout" svg:width="2.691cm" svg:height="1.377cm" svg:x="15.402cm" svg:y="1.597cm">
          <draw:text-box>
            <text:p text:style-name="P44"><text:span text:style-name="T98">final</text:span></text:p>
            <text:p text:style-name="P44"><text:span text:style-name="T98">situation</text:span></text:p>
          </draw:text-box>
        </draw:frame>
        <draw:path draw:style-name="gr262" draw:text-style-name="P35"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2" draw:text-style-name="P35"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64" draw:text-style-name="P137" draw:layer="layout" svg:width="11.682cm" svg:height="1.771cm" svg:x="7.778cm" svg:y="6.61cm">
          <draw:text-box>
            <text:p text:style-name="P44"><text:span text:style-name="T99">integrated flux = [0, 0, 0] N s </text:span></text:p>
            <text:p text:style-name="P136"><text:span text:style-name="T99">integrated supply = [0, 0, –4.72] N s </text:span></text:p>
          </draw:text-box>
        </draw:frame>
        <draw:path draw:style-name="gr265" draw:text-style-name="P2" draw:layer="layout" svg:width="4cm" svg:height="3.766cm" svg:x="12.784cm" svg:y="8.605cm" svg:viewBox="0 0 4001 3767" svg:d="M0 10c0 0 2639-118 3288 455 650 574 713 3302 713 3302">
          <text:p/>
        </draw:path>
        <draw:line draw:style-name="gr266" draw:text-style-name="P2" draw:layer="layout" svg:x1="24.299cm" svg:y1="6.912cm" svg:x2="24.299cm" svg:y2="2.276cm">
          <text:p/>
        </draw:line>
        <presentation:notes draw:style-name="dp2">
          <draw:page-thumbnail draw:style-name="gr1" draw:layer="layout" svg:width="21.219cm" svg:height="10.476cm" svg:x="0.185cm" svg:y="2.123cm" draw:page-number="41" presentation:class="page"/>
          <draw:frame presentation:style-name="pr1" draw:text-style-name="P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custom-shape draw:style-name="gr263" draw:text-style-name="P135" draw:layer="layout" svg:width="5cm" svg:height="6.13cm" svg:x="7.467cm" svg:y="6.513cm">
          <text:p/>
          <draw:enhanced-geometry svg:viewBox="0 0 21600 21600" draw:type="rectangle" draw:enhanced-path="M 0 0 L 21600 0 21600 21600 0 21600 0 0 Z N"/>
        </draw:custom-shape>
        <draw:line draw:style-name="gr253" draw:text-style-name="P2" draw:layer="layout" svg:x1="12.466cm" svg:y1="4.471cm" svg:x2="12.466cm" svg:y2="6.309cm">
          <text:p/>
        </draw:line>
        <draw:line draw:style-name="gr253" draw:text-style-name="P2" draw:layer="layout" svg:x1="12.199cm" svg:y1="5.03cm" svg:x2="12.199cm" svg:y2="6.308cm">
          <text:p/>
        </draw:line>
        <draw:line draw:style-name="gr253" draw:text-style-name="P2" draw:layer="layout" svg:x1="11.933cm" svg:y1="5.637cm" svg:x2="11.933cm" svg:y2="6.308cm">
          <text:p/>
        </draw:line>
        <draw:line draw:style-name="gr253" draw:text-style-name="P2" draw:layer="layout" svg:x1="7.533cm" svg:y1="4.471cm" svg:x2="7.533cm" svg:y2="6.309cm">
          <text:p/>
        </draw:line>
        <draw:line draw:style-name="gr253" draw:text-style-name="P2" draw:layer="layout" svg:x1="7.8cm" svg:y1="5.03cm" svg:x2="7.8cm" svg:y2="6.308cm">
          <text:p/>
        </draw:line>
        <draw:line draw:style-name="gr253" draw:text-style-name="P2" draw:layer="layout" svg:x1="8.066cm" svg:y1="5.637cm" svg:x2="8.066cm" svg:y2="6.308cm">
          <text:p/>
        </draw:line>
        <draw:frame draw:style-name="gr254" draw:text-style-name="P130" draw:layer="layout" svg:width="1.383cm" svg:height="1.661cm" svg:x="9.276cm" svg:y="2.859cm">
          <draw:text-box>
            <text:p><text:span text:style-name="T95">t</text:span><text:span text:style-name="T96">1</text:span></text:p>
          </draw:text-box>
        </draw:frame>
        <draw:custom-shape draw:style-name="gr263" draw:text-style-name="P135" draw:layer="layout" svg:width="5cm" svg:height="6.13cm" svg:x="14.247cm" svg:y="12.735cm">
          <text:p/>
          <draw:enhanced-geometry svg:viewBox="0 0 21600 21600" draw:type="rectangle" draw:enhanced-path="M 0 0 L 21600 0 21600 21600 0 21600 0 0 Z N"/>
        </draw:custom-shape>
        <draw:line draw:style-name="gr253" draw:text-style-name="P2" draw:layer="layout" svg:x1="19.246cm" svg:y1="10.683cm" svg:x2="19.246cm" svg:y2="12.521cm">
          <text:p/>
        </draw:line>
        <draw:line draw:style-name="gr253" draw:text-style-name="P2" draw:layer="layout" svg:x1="18.979cm" svg:y1="11.242cm" svg:x2="18.979cm" svg:y2="12.52cm">
          <text:p/>
        </draw:line>
        <draw:line draw:style-name="gr253" draw:text-style-name="P2" draw:layer="layout" svg:x1="18.713cm" svg:y1="11.849cm" svg:x2="18.713cm" svg:y2="12.52cm">
          <text:p/>
        </draw:line>
        <draw:line draw:style-name="gr253" draw:text-style-name="P2" draw:layer="layout" svg:x1="14.313cm" svg:y1="10.683cm" svg:x2="14.313cm" svg:y2="12.521cm">
          <text:p/>
        </draw:line>
        <draw:line draw:style-name="gr253" draw:text-style-name="P2" draw:layer="layout" svg:x1="14.58cm" svg:y1="11.242cm" svg:x2="14.58cm" svg:y2="12.52cm">
          <text:p/>
        </draw:line>
        <draw:line draw:style-name="gr253" draw:text-style-name="P2" draw:layer="layout" svg:x1="14.846cm" svg:y1="11.849cm" svg:x2="14.846cm" svg:y2="12.52cm">
          <text:p/>
        </draw:line>
        <draw:frame draw:style-name="gr254" draw:text-style-name="P130" draw:layer="layout" svg:width="1.383cm" svg:height="1.661cm" svg:x="16.056cm" svg:y="2.859cm">
          <draw:text-box>
            <text:p><text:span text:style-name="T95">t</text:span><text:span text:style-name="T96">2</text:span></text:p>
          </draw:text-box>
        </draw:frame>
        <draw:path draw:style-name="gr257" draw:text-style-name="P2" draw:layer="layout" svg:width="0cm" svg:height="14.752cm" svg:x="13.352cm" svg:y="4.541cm" svg:viewBox="0 0 0 14753" svg:d="M0 0c0 4918 0 9835 0 14753">
          <text:p/>
        </draw:path>
        <draw:line draw:style-name="gr258" draw:text-style-name="P132" draw:layer="layout" svg:x1="12.737cm" svg:y1="3.642cm" svg:x2="14.486cm" svg:y2="3.642cm">
          <text:p/>
        </draw:line>
        <draw:line draw:style-name="gr258" draw:text-style-name="P132" draw:layer="layout" svg:x1="12.737cm" svg:y1="3.642cm" svg:x2="12.737cm" svg:y2="1.893cm">
          <text:p/>
        </draw:line>
        <draw:frame draw:style-name="gr259" draw:text-style-name="P133" draw:layer="layout" svg:width="0.938cm" svg:height="1.237cm" svg:x="11.843cm" svg:y="1.728cm">
          <draw:text-box>
            <text:p><text:span text:style-name="T97">z</text:span></text:p>
          </draw:text-box>
        </draw:frame>
        <draw:frame draw:style-name="gr260" draw:text-style-name="P133" draw:layer="layout" svg:width="0.997cm" svg:height="1.237cm" svg:x="13.584cm" svg:y="3.505cm">
          <draw:text-box>
            <text:p><text:span text:style-name="T97">x</text:span></text:p>
          </draw:text-box>
        </draw:frame>
        <draw:frame draw:style-name="gr261" draw:text-style-name="P134" draw:layer="layout" svg:width="2.691cm" svg:height="1.377cm" svg:x="8.621cm" svg:y="1.597cm">
          <draw:text-box>
            <text:p text:style-name="P44"><text:span text:style-name="T98">initial</text:span></text:p>
            <text:p text:style-name="P44"><text:span text:style-name="T98">situation</text:span></text:p>
          </draw:text-box>
        </draw:frame>
        <draw:frame draw:style-name="gr261" draw:text-style-name="P134" draw:layer="layout" svg:width="2.691cm" svg:height="1.377cm" svg:x="15.402cm" svg:y="1.597cm">
          <draw:text-box>
            <text:p text:style-name="P44"><text:span text:style-name="T98">final</text:span></text:p>
            <text:p text:style-name="P44"><text:span text:style-name="T98">situation</text:span></text:p>
          </draw:text-box>
        </draw:frame>
        <draw:path draw:style-name="gr262" draw:text-style-name="P35"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2" draw:text-style-name="P35"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64" draw:text-style-name="P137" draw:layer="layout" svg:width="11.682cm" svg:height="1.771cm" svg:x="7.778cm" svg:y="8.61cm">
          <draw:text-box>
            <text:p text:style-name="P44"><text:span text:style-name="T99">integrated flux = [0, 0, –3.15] N s </text:span></text:p>
            <text:p text:style-name="P136"><text:span text:style-name="T99">integrated supply = [0, 0, –1.57] N s </text:span></text:p>
          </draw:text-box>
        </draw:frame>
        <draw:path draw:style-name="gr265" draw:text-style-name="P2" draw:layer="layout" svg:width="4cm" svg:height="3.766cm" draw:transform="rotate (0.770737397680696) translate (10.5199493288802cm 12.3197489092658cm)" svg:viewBox="0 0 4001 3767" svg:d="M0 10c0 0 2639-118 3288 455 650 574 713 3302 713 3302">
          <text:p/>
        </draw:path>
        <draw:line draw:style-name="gr266" draw:text-style-name="P2" draw:layer="layout" svg:x1="24.299cm" svg:y1="6.912cm" svg:x2="24.299cm" svg:y2="2.276cm">
          <text:p/>
        </draw:line>
        <presentation:notes draw:style-name="dp2">
          <draw:page-thumbnail draw:style-name="gr1" draw:layer="layout" svg:width="21.219cm" svg:height="10.476cm" svg:x="0.185cm" svg:y="2.123cm" draw:page-number="42" presentation:class="page"/>
          <draw:frame presentation:style-name="pr1" draw:text-style-name="P1"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frame draw:style-name="gr26" draw:text-style-name="P2" draw:layer="layout" svg:width="19.813cm" svg:height="19.813cm" svg:x="4.944cm" svg:y="0.594cm">
          <draw:image xlink:href="Pictures/1000000000000400000004004834155F.jpg" xlink:type="simple" xlink:show="embed" xlink:actuate="onLoad" draw:mime-type="image/jpeg">
            <text:p/>
          </draw:image>
        </draw:frame>
        <draw:line draw:style-name="gr267" draw:text-style-name="P2" draw:layer="layout" svg:x1="4.944cm" svg:y1="12.266cm" svg:x2="23.219cm" svg:y2="2.89cm">
          <text:p/>
        </draw:line>
        <presentation:notes draw:style-name="dp2">
          <draw:page-thumbnail draw:style-name="gr1" draw:layer="layout" svg:width="21.219cm" svg:height="10.476cm" svg:x="0.185cm" svg:y="2.123cm" draw:page-number="43" presentation:class="page"/>
          <draw:frame presentation:style-name="pr1" draw:text-style-name="P1"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frame draw:style-name="gr26" draw:text-style-name="P2" draw:layer="layout" svg:width="28.821cm" svg:height="15.13cm" svg:x="0.41cm" svg:y="2.459cm">
          <draw:image xlink:href="Pictures/10000000000004B000000276BE10C922.jpg" xlink:type="simple" xlink:show="embed" xlink:actuate="onLoad" draw:mime-type="image/jpeg">
            <text:p/>
          </draw:image>
        </draw:frame>
        <draw:line draw:style-name="gr267" draw:text-style-name="P2" draw:layer="layout" svg:x1="0.41cm" svg:y1="15.992cm" svg:x2="25.823cm" svg:y2="2.459cm">
          <text:p/>
        </draw:line>
        <presentation:notes draw:style-name="dp2">
          <draw:page-thumbnail draw:style-name="gr1" draw:layer="layout" svg:width="21.219cm" svg:height="10.476cm" svg:x="0.185cm" svg:y="2.123cm" draw:page-number="44" presentation:class="page"/>
          <draw:frame presentation:style-name="pr1" draw:text-style-name="P1"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custom-shape draw:style-name="gr268" draw:text-style-name="P138"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9" draw:text-style-name="P139"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139"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71" draw:text-style-name="P2" draw:layer="layout" svg:width="9.43cm" svg:height="9.665cm" draw:transform="skewX (-8.17344921930146E-017) rotate (-0.479267412597643) translate (8.30852618193669cm 2.76807145886468cm)" svg:viewBox="0 0 9431 9666" svg:d="M0 0c8880 0 9787 2187 9339 9666">
          <text:p/>
        </draw:path>
        <draw:path draw:style-name="gr271" draw:text-style-name="P2" draw:layer="layout" svg:width="6.507cm" svg:height="6.751cm" draw:transform="skewX (-8.47755735821747E-017) rotate (-0.479267412597644) translate (7.10460258711763cm 5.07824201054218cm)" svg:viewBox="0 0 6508 6752" svg:d="M0 0c7548 18 6825 1853 6040 6752">
          <text:p/>
        </draw:path>
        <draw:custom-shape draw:style-name="gr272" draw:text-style-name="P138"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45" presentation:class="page"/>
          <draw:frame presentation:style-name="pr1" draw:text-style-name="P1"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frame draw:style-name="gr26" draw:text-style-name="P2"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273" draw:text-style-name="P140"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140"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74" draw:text-style-name="P2"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274" draw:text-style-name="P2"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1" draw:layer="layout" svg:width="21.219cm" svg:height="10.476cm" svg:x="0.185cm" svg:y="2.123cm" draw:page-number="46" presentation:class="page"/>
          <draw:frame presentation:style-name="pr1" draw:text-style-name="P1"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line draw:style-name="gr275" draw:text-style-name="P44" draw:layer="layout" svg:x1="3.982cm" svg:y1="8.88cm" svg:x2="26.262cm" svg:y2="8.88cm">
          <text:p/>
        </draw:line>
        <draw:custom-shape draw:style-name="gr276" draw:text-style-name="P141" draw:layer="layout" svg:width="6.32cm" svg:height="1.524cm" svg:x="9.817cm" svg:y="8.118cm">
          <text:p/>
          <draw:enhanced-geometry svg:viewBox="0 0 21600 21600" draw:type="rectangle" draw:enhanced-path="M 0 0 L 21600 0 21600 21600 0 21600 0 0 Z N"/>
        </draw:custom-shape>
        <draw:line draw:style-name="gr277" draw:text-style-name="P44" draw:layer="layout" svg:x1="9.817cm" svg:y1="8.505cm" svg:x2="12.689cm" svg:y2="8.505cm">
          <text:p/>
        </draw:line>
        <draw:line draw:style-name="gr278" draw:text-style-name="P44" draw:layer="layout" svg:x1="16.137cm" svg:y1="8.505cm" svg:x2="22.785cm" svg:y2="8.505cm">
          <text:p/>
        </draw:line>
        <draw:line draw:style-name="gr279" draw:text-style-name="P44" draw:layer="layout" svg:x1="9.817cm" svg:y1="9.642cm" svg:x2="9.817cm" svg:y2="8.118cm">
          <text:p/>
        </draw:line>
        <draw:g draw:style-name="gr20">
          <svg:title>TexMaths</svg:title>
          <svg:desc>28§display§x§svg§600§TRUE§</svg:desc>
          <draw:path draw:style-name="gr96" draw:text-style-name="P65"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279" draw:text-style-name="P44" draw:layer="layout" svg:x1="16.137cm" svg:y1="9.642cm" svg:x2="16.137cm" svg:y2="8.118cm">
          <text:p/>
        </draw:line>
        <draw:g draw:style-name="gr20">
          <svg:title>TexMaths</svg:title>
          <svg:desc>28§display§x + \Delta x§svg§600§TRUE§</svg:desc>
          <draw:path draw:style-name="gr96" draw:text-style-name="P65"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96" draw:text-style-name="P65"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96" draw:text-style-name="P65"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96" draw:text-style-name="P65"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20">
          <svg:title>TexMaths</svg:title>
          <svg:desc>28§display§j_{x}(x)§svg§600§TRUE§</svg:desc>
          <draw:path draw:style-name="gr280" draw:text-style-name="P61"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280" draw:text-style-name="P61"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280" draw:text-style-name="P61" draw:layer="layout" svg:width="0.248cm" svg:height="0.943cm" svg:x="10.962cm" svg:y="6.872cm" svg:viewBox="0 0 249 944" svg:d="M238 0c-149 98-238 262-238 472 0 192 92 374 235 472 5-6 9-12 14-17-137-117-160-232-160-458s26-346 160-452c-4-6-8-11-11-17z">
            <text:p/>
          </draw:path>
          <draw:path draw:style-name="gr280" draw:text-style-name="P61"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280" draw:text-style-name="P61" draw:layer="layout" svg:width="0.248cm" svg:height="0.943cm" svg:x="11.843cm" svg:y="6.872cm" svg:viewBox="0 0 249 944" svg:d="M11 0c-4 6-7 11-11 17 134 106 159 226 159 452s-22 341-159 458c5 5 9 11 14 17 143-98 235-280 235-472 0-210-90-374-238-472z">
            <text:p/>
          </draw:path>
        </draw:g>
        <draw:g draw:style-name="gr20">
          <svg:title>TexMaths</svg:title>
          <svg:desc>28§display§j_{x}(x+\Delta x)§svg§600§TRUE§</svg:desc>
          <draw:path draw:style-name="gr281" draw:text-style-name="P142"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281" draw:text-style-name="P142"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281" draw:text-style-name="P142" draw:layer="layout" svg:width="0.248cm" svg:height="0.943cm" svg:x="17.44cm" svg:y="6.872cm" svg:viewBox="0 0 249 944" svg:d="M238 0c-148 98-238 262-238 472 0 193 92 374 235 472 5-6 9-11 14-17-137-117-159-232-159-458s25-346 159-452c-4-6-7-11-11-17z">
            <text:p/>
          </draw:path>
          <draw:path draw:style-name="gr281" draw:text-style-name="P142"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281" draw:text-style-name="P142"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281" draw:text-style-name="P142"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281" draw:text-style-name="P142"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281" draw:text-style-name="P142"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1" draw:layer="layout" svg:width="21.219cm" svg:height="10.476cm" svg:x="0.185cm" svg:y="2.123cm" draw:page-number="47" presentation:class="page"/>
          <draw:frame presentation:style-name="pr1" draw:text-style-name="P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line draw:style-name="gr282" draw:text-style-name="P2" draw:layer="layout" svg:x1="15.236cm" svg:y1="9.601cm" svg:x2="17.98cm" svg:y2="7.532cm">
          <text:p/>
        </draw:line>
        <draw:path draw:style-name="gr283" draw:text-style-name="P143" draw:layer="layout" svg:width="7.613cm" svg:height="1.064cm" draw:transform="skewX (0.536165146212658) rotate (-0.8309512568745) translate (9.73239346027278cm 2.25612074712957cm)" svg:viewBox="0 0 7614 1065" svg:d="M7614 1062c-4 14-3446-1123-5371-1059-1618 52-1666 853-2243 1062">
          <text:p/>
        </draw:path>
        <dr3d:scene draw:style-name="gr66"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67" draw:layer="layout"/>
        </dr3d:scene>
        <draw:polygon draw:style-name="gr284" draw:text-style-name="P144" draw:layer="layout" svg:width="5.369cm" svg:height="11.898cm" svg:x="15.314cm" svg:y="3.574cm" svg:viewBox="0 0 5370 11899" draw:points="4188,0 0,3078 2077,11899 5370,7351">
          <text:p/>
        </draw:polygon>
        <draw:frame draw:style-name="gr285" draw:text-style-name="P145" draw:layer="layout" svg:width="12.159cm" svg:height="0.865cm" svg:x="0.401cm" svg:y="1.365cm">
          <draw:text-box>
            <text:p><text:span text:style-name="T100">how much</text:span><text:span text:style-name="T100"><text:tab/></text:span><text:span text:style-name="T100"><text:tab/></text:span><text:span text:style-name="T100"><text:tab/></text:span><text:span text:style-name="T100"><text:tab/></text:span><text:span text:style-name="T100"><text:tab/></text:span><text:span text:style-name="T100">is in this volume?</text:span></text:p>
          </draw:text-box>
        </draw:frame>
        <draw:frame draw:style-name="gr286" draw:text-style-name="P146" draw:layer="layout" svg:width="4.177cm" svg:height="0.992cm" svg:x="2.973cm" svg:y="6.51cm">
          <draw:text-box>
            <text:p><text:span text:style-name="T101">t</text:span><text:span text:style-name="T102"> = 13:30:15</text:span></text:p>
          </draw:text-box>
        </draw:frame>
        <draw:frame draw:style-name="gr287" draw:text-style-name="P148" draw:layer="layout" svg:width="4.626cm" svg:height="2.914cm" svg:x="3.309cm" svg:y="0.34cm">
          <draw:text-box>
            <text:p text:style-name="P147"><text:span text:style-name="T103">matter</text:span></text:p>
            <text:p text:style-name="P147"><text:span text:style-name="T103">energy-mass</text:span></text:p>
            <text:p text:style-name="P147"><text:span text:style-name="T103">momentum</text:span></text:p>
            <text:p text:style-name="P147"><text:span text:style-name="T103">angular momentum</text:span></text:p>
            <text:p text:style-name="P147"><text:span text:style-name="T103">entropy</text:span></text:p>
          </draw:text-box>
        </draw:frame>
        <draw:custom-shape draw:style-name="gr288" draw:text-style-name="P17"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289" draw:text-style-name="P149" draw:layer="layout" svg:width="18.691cm" svg:height="0.865cm" svg:x="10.502cm" svg:y="17.465cm">
          <draw:text-box>
            <text:p><text:span text:style-name="T104">how much</text:span><text:span text:style-name="T104"><text:tab/></text:span><text:span text:style-name="T104"><text:tab/></text:span><text:span text:style-name="T104"><text:tab/></text:span><text:span text:style-name="T104"><text:tab/></text:span><text:span text:style-name="T104"><text:tab/></text:span><text:span text:style-name="T104">is flowing through this surface per unit time?</text:span></text:p>
          </draw:text-box>
        </draw:frame>
        <draw:frame draw:style-name="gr287" draw:text-style-name="P150" draw:layer="layout" svg:width="4.626cm" svg:height="2.914cm" svg:x="13.41cm" svg:y="16.44cm">
          <draw:text-box>
            <text:p text:style-name="P147"><text:span text:style-name="T105">matter</text:span></text:p>
            <text:p text:style-name="P147"><text:span text:style-name="T105">energy-mass</text:span></text:p>
            <text:p text:style-name="P147"><text:span text:style-name="T105">momentum</text:span></text:p>
            <text:p text:style-name="P147"><text:span text:style-name="T105">angular momentum</text:span></text:p>
            <text:p text:style-name="P147"><text:span text:style-name="T105">entropy</text:span></text:p>
          </draw:text-box>
        </draw:frame>
        <draw:custom-shape draw:style-name="gr290" draw:text-style-name="P37"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291" draw:text-style-name="P44" draw:layer="layout" svg:width="7.798cm" svg:height="0.746cm" draw:transform="skewX (-0.0724311639577647) rotate (-1.19572507054131) translate (19.3878257340575cm 9.96049592983589cm)" svg:viewBox="0 0 7799 747" svg:d="M7799 744c-5 10-3529-787-5501-742-1657 37-1707 599-2298 745">
          <text:p/>
        </draw:path>
        <draw:line draw:style-name="gr76" draw:text-style-name="P2" draw:layer="layout" svg:x1="17.968cm" svg:y1="7.554cm" svg:x2="22.772cm" svg:y2="3.93cm">
          <text:p/>
        </draw:line>
        <draw:g draw:style-name="gr30">
          <draw:path draw:style-name="gr292" draw:text-style-name="P2"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293" draw:text-style-name="P2" draw:layer="layout" svg:x1="25.167cm" svg:y1="11.321cm" svg:x2="25.167cm" svg:y2="9.334cm">
            <text:p/>
          </draw:line>
          <draw:custom-shape draw:style-name="gr294" draw:text-style-name="P21" draw:layer="layout" svg:width="0.406cm" svg:height="0.409cm" svg:x="24.964cm" svg:y="7.895cm">
            <text:p/>
            <draw:enhanced-geometry svg:viewBox="0 0 21600 21600" draw:type="rectangle" draw:enhanced-path="M 0 0 L 21600 0 21600 21600 0 21600 0 0 Z N"/>
          </draw:custom-shape>
          <draw:line draw:style-name="gr295" draw:text-style-name="P2" draw:layer="layout" svg:x1="25.167cm" svg:y1="9.036cm" svg:x2="25.167cm" svg:y2="6.295cm">
            <text:p/>
          </draw:line>
        </draw:g>
        <presentation:notes draw:style-name="dp2">
          <draw:page-thumbnail draw:style-name="gr1" draw:layer="layout" svg:width="21.219cm" svg:height="10.476cm" svg:x="0.185cm" svg:y="2.123cm" draw:page-number="48" presentation:class="page"/>
          <draw:frame presentation:style-name="pr1" draw:text-style-name="P1"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line draw:style-name="gr282" draw:text-style-name="P2" draw:layer="layout" svg:x1="15.236cm" svg:y1="9.601cm" svg:x2="17.98cm" svg:y2="7.532cm">
          <text:p/>
        </draw:line>
        <draw:path draw:style-name="gr283" draw:text-style-name="P143" draw:layer="layout" svg:width="7.613cm" svg:height="1.064cm" draw:transform="skewX (0.536165146212658) rotate (-0.8309512568745) translate (9.73239346027278cm 2.25612074712957cm)" svg:viewBox="0 0 7614 1065" svg:d="M7614 1062c-4 14-3446-1123-5371-1059-1618 52-1666 853-2243 1062">
          <text:p/>
        </draw:path>
        <dr3d:scene draw:style-name="gr66"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67" draw:layer="layout"/>
        </dr3d:scene>
        <draw:polygon draw:style-name="gr284" draw:text-style-name="P144" draw:layer="layout" svg:width="5.369cm" svg:height="11.898cm" svg:x="15.314cm" svg:y="3.574cm" svg:viewBox="0 0 5370 11899" draw:points="4188,0 0,3078 2077,11899 5370,7351">
          <text:p/>
        </draw:polygon>
        <draw:frame draw:style-name="gr285" draw:text-style-name="P145" draw:layer="layout" svg:width="12.159cm" svg:height="0.865cm" svg:x="0.401cm" svg:y="1.365cm">
          <draw:text-box>
            <text:p><text:span text:style-name="T100">how much</text:span><text:span text:style-name="T100"><text:tab/></text:span><text:span text:style-name="T100"><text:tab/></text:span><text:span text:style-name="T100"><text:tab/></text:span><text:span text:style-name="T100"><text:tab/></text:span><text:span text:style-name="T100"><text:tab/></text:span><text:span text:style-name="T100">is in this volume?</text:span></text:p>
          </draw:text-box>
        </draw:frame>
        <draw:frame draw:style-name="gr286" draw:text-style-name="P146" draw:layer="layout" svg:width="4.177cm" svg:height="0.992cm" svg:x="2.973cm" svg:y="6.51cm">
          <draw:text-box>
            <text:p><text:span text:style-name="T101">t</text:span><text:span text:style-name="T102"> = 13:30:15</text:span></text:p>
          </draw:text-box>
        </draw:frame>
        <draw:frame draw:style-name="gr287" draw:text-style-name="P148" draw:layer="layout" svg:width="4.626cm" svg:height="2.914cm" svg:x="3.309cm" svg:y="0.34cm">
          <draw:text-box>
            <text:p text:style-name="P147"><text:span text:style-name="T103">matter</text:span></text:p>
            <text:p text:style-name="P147"><text:span text:style-name="T103">energy-mass</text:span></text:p>
            <text:p text:style-name="P147"><text:span text:style-name="T103">momentum</text:span></text:p>
            <text:p text:style-name="P147"><text:span text:style-name="T103">angular momentum</text:span></text:p>
            <text:p text:style-name="P147"><text:span text:style-name="T103">entropy</text:span></text:p>
          </draw:text-box>
        </draw:frame>
        <draw:custom-shape draw:style-name="gr288" draw:text-style-name="P17"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289" draw:text-style-name="P149" draw:layer="layout" svg:width="18.691cm" svg:height="0.865cm" svg:x="10.502cm" svg:y="17.465cm">
          <draw:text-box>
            <text:p><text:span text:style-name="T104">how much</text:span><text:span text:style-name="T104"><text:tab/></text:span><text:span text:style-name="T104"><text:tab/></text:span><text:span text:style-name="T104"><text:tab/></text:span><text:span text:style-name="T104"><text:tab/></text:span><text:span text:style-name="T104"><text:tab/></text:span><text:span text:style-name="T104">is flowing through this surface per unit time?</text:span></text:p>
          </draw:text-box>
        </draw:frame>
        <draw:frame draw:style-name="gr287" draw:text-style-name="P150" draw:layer="layout" svg:width="4.626cm" svg:height="2.914cm" svg:x="13.41cm" svg:y="16.44cm">
          <draw:text-box>
            <text:p text:style-name="P147"><text:span text:style-name="T105">matter</text:span></text:p>
            <text:p text:style-name="P147"><text:span text:style-name="T105">energy-mass</text:span></text:p>
            <text:p text:style-name="P147"><text:span text:style-name="T105">momentum</text:span></text:p>
            <text:p text:style-name="P147"><text:span text:style-name="T105">angular momentum</text:span></text:p>
            <text:p text:style-name="P147"><text:span text:style-name="T105">entropy</text:span></text:p>
          </draw:text-box>
        </draw:frame>
        <draw:custom-shape draw:style-name="gr290" draw:text-style-name="P37"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291" draw:text-style-name="P44" draw:layer="layout" svg:width="7.798cm" svg:height="0.746cm" draw:transform="skewX (-0.0724311639577647) rotate (-1.19572507054131) translate (19.3878257340575cm 9.96049592983589cm)" svg:viewBox="0 0 7799 747" svg:d="M7799 744c-5 10-3529-787-5501-742-1657 37-1707 599-2298 745">
          <text:p/>
        </draw:path>
        <draw:line draw:style-name="gr76" draw:text-style-name="P2" draw:layer="layout" svg:x1="17.968cm" svg:y1="7.554cm" svg:x2="22.772cm" svg:y2="3.93cm">
          <text:p/>
        </draw:line>
        <draw:g draw:style-name="gr30">
          <draw:path draw:style-name="gr292" draw:text-style-name="P2"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293" draw:text-style-name="P2" draw:layer="layout" svg:x1="25.167cm" svg:y1="11.321cm" svg:x2="25.167cm" svg:y2="9.334cm">
            <text:p/>
          </draw:line>
          <draw:custom-shape draw:style-name="gr294" draw:text-style-name="P21" draw:layer="layout" svg:width="0.406cm" svg:height="0.409cm" svg:x="24.964cm" svg:y="7.895cm">
            <text:p/>
            <draw:enhanced-geometry svg:viewBox="0 0 21600 21600" draw:type="rectangle" draw:enhanced-path="M 0 0 L 21600 0 21600 21600 0 21600 0 0 Z N"/>
          </draw:custom-shape>
          <draw:line draw:style-name="gr295" draw:text-style-name="P2" draw:layer="layout" svg:x1="25.167cm" svg:y1="9.036cm" svg:x2="25.167cm" svg:y2="6.295cm">
            <text:p/>
          </draw:line>
        </draw:g>
        <presentation:notes draw:style-name="dp2">
          <draw:page-thumbnail draw:style-name="gr1" draw:layer="layout" svg:width="21.219cm" svg:height="10.476cm" svg:x="0.185cm" svg:y="2.123cm" draw:page-number="49" presentation:class="page"/>
          <draw:frame presentation:style-name="pr1" draw:text-style-name="P1"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path draw:style-name="gr296" draw:text-style-name="P151" draw:layer="layout" svg:width="1.454cm" svg:height="0.243cm" svg:x="21.05cm" svg:y="9.831cm" svg:viewBox="0 0 1455 244" svg:d="M1455 244c-731 0-525-232-1455-244">
          <text:p/>
        </draw:path>
        <draw:path draw:style-name="gr296" draw:text-style-name="P151" draw:layer="layout" svg:width="1.454cm" svg:height="0.243cm" svg:x="21.003cm" svg:y="7.715cm" svg:viewBox="0 0 1455 244" svg:d="M1455 244c-731 0-525-232-1455-244">
          <text:p/>
        </draw:path>
        <draw:frame draw:style-name="gr297" draw:text-style-name="P100" draw:layer="layout" svg:width="3.436cm" svg:height="6.855cm" svg:x="7.323cm" svg:y="6.593cm">
          <draw:text-box>
            <text:p><text:span text:style-name="T106">?</text:span></text:p>
          </draw:text-box>
        </draw:frame>
        <dr3d:scene draw:style-name="gr298" svg:width="13.378cm" svg:height="11.906cm" svg:x="1.347cm" svg:y="3.567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99" draw:layer="layout" dr3d:transform="matrix (1 0 0 0 1 0 0 0 1 -0.00263880889444954cm 0.000680477591265117cm 0.00155828946112706cm)"/>
        </dr3d:scene>
        <draw:frame draw:style-name="gr300" draw:text-style-name="P152" draw:layer="layout" svg:width="5.383cm" svg:height="1.237cm" svg:x="5.345cm" svg:y="1.71cm">
          <draw:text-box>
            <text:p><text:span text:style-name="T107">t</text:span><text:span text:style-name="T108"> = 19:32:15</text:span></text:p>
          </draw:text-box>
        </draw:frame>
        <draw:polygon draw:style-name="gr301" draw:text-style-name="P153" draw:layer="layout" svg:width="5.369cm" svg:height="11.898cm" svg:x="19.314cm" svg:y="3.575cm" svg:viewBox="0 0 5370 11899" draw:points="4188,0 0,3078 2077,11899 5370,7351">
          <text:p/>
        </draw:polygon>
        <draw:path draw:style-name="gr302" draw:text-style-name="P15" draw:layer="layout" svg:width="2.662cm" svg:height="0.305cm" draw:transform="skewX (0.000349065850398893) rotate (-0.158999494856684) translate (13.1432290252377cm 19.1018903209811cm)" svg:viewBox="0 0 2663 306" svg:d="M0 153c562-3 438-156 891-153 405-2 452 306 900 306 439 0 315-139 872-146">
          <text:p/>
        </draw:path>
        <draw:frame draw:style-name="gr303" draw:text-style-name="P154" draw:layer="layout" svg:width="2.06cm" svg:height="3.756cm" svg:x="25.623cm" svg:y="7.194cm">
          <draw:text-box>
            <text:p><text:span text:style-name="T109">?</text:span></text:p>
          </draw:text-box>
        </draw:frame>
        <draw:path draw:style-name="gr304" draw:text-style-name="P151" draw:layer="layout" svg:width="2.989cm" svg:height="0.51cm" svg:x="22.591cm" svg:y="7.449cm" svg:viewBox="0 0 2990 511" svg:d="M2990 255c-938-5-732-259-1487-255-676-4-755 511-1503 511">
          <text:p/>
        </draw:path>
        <draw:frame draw:style-name="gr305" draw:text-style-name="P155" draw:layer="layout" svg:width="8.956cm" svg:height="2.37cm" svg:x="18.574cm" svg:y="1.01cm">
          <draw:text-box>
            <text:p text:style-name="P44"><text:span text:style-name="T110">between <text:s text:c="2"/></text:span><text:span text:style-name="T107"><text:s/>t</text:span><text:span text:style-name="T108"> = 19:32:15</text:span></text:p>
            <text:p text:style-name="P136"><text:span text:style-name="T111">and <text:s text:c="2"/></text:span><text:span text:style-name="T107"><text:s/>t</text:span><text:span text:style-name="T108"> = 19:32:45</text:span></text:p>
          </draw:text-box>
        </draw:frame>
        <draw:path draw:style-name="gr304" draw:text-style-name="P151" draw:layer="layout" svg:width="2.989cm" svg:height="0.51cm" svg:x="22.638cm" svg:y="9.565cm" svg:viewBox="0 0 2990 511" svg:d="M2990 255c-938-5-732-259-1487-255-676-4-755 511-1503 511">
          <text:p/>
        </draw:path>
        <presentation:notes draw:style-name="dp2">
          <draw:page-thumbnail draw:style-name="gr1" draw:layer="layout" svg:width="21.219cm" svg:height="10.476cm" svg:x="0.185cm" svg:y="2.123cm" draw:page-number="50" presentation:class="page"/>
          <draw:frame presentation:style-name="pr1" draw:text-style-name="P1"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line draw:style-name="gr306" draw:text-style-name="P2" draw:layer="layout" svg:x1="15.2cm" svg:y1="9.4cm" svg:x2="18.262cm" svg:y2="7.841cm">
          <text:p/>
        </draw:line>
        <draw:path draw:style-name="gr283" draw:text-style-name="P143" draw:layer="layout" svg:width="7.613cm" svg:height="1.064cm" draw:transform="skewX (0.536165146212658) rotate (-0.8309512568745) translate (9.73239346027278cm 2.25612074712957cm)" svg:viewBox="0 0 7614 1065" svg:d="M7614 1062c-4 14-3446-1123-5371-1059-1618 52-1666 853-2243 1062">
          <text:p/>
        </draw:path>
        <dr3d:scene draw:style-name="gr66"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67" draw:layer="layout"/>
        </dr3d:scene>
        <draw:polygon draw:style-name="gr284" draw:text-style-name="P144" draw:layer="layout" svg:width="5.369cm" svg:height="11.898cm" svg:x="15.314cm" svg:y="3.574cm" svg:viewBox="0 0 5370 11899" draw:points="4188,0 0,3078 2077,11899 5370,7351">
          <text:p/>
        </draw:polygon>
        <draw:frame draw:style-name="gr285" draw:text-style-name="P145" draw:layer="layout" svg:width="12.159cm" svg:height="0.865cm" svg:x="0.401cm" svg:y="1.365cm">
          <draw:text-box>
            <text:p><text:span text:style-name="T100">how much</text:span><text:span text:style-name="T100"><text:tab/></text:span><text:span text:style-name="T100"><text:tab/></text:span><text:span text:style-name="T100"><text:tab/></text:span><text:span text:style-name="T100"><text:tab/></text:span><text:span text:style-name="T100"><text:tab/></text:span><text:span text:style-name="T100">is in this volume?</text:span></text:p>
          </draw:text-box>
        </draw:frame>
        <draw:frame draw:style-name="gr286" draw:text-style-name="P146" draw:layer="layout" svg:width="4.177cm" svg:height="0.992cm" svg:x="2.973cm" svg:y="6.51cm">
          <draw:text-box>
            <text:p><text:span text:style-name="T101">t</text:span><text:span text:style-name="T102"> = 13:30:15</text:span></text:p>
          </draw:text-box>
        </draw:frame>
        <draw:frame draw:style-name="gr287" draw:text-style-name="P148" draw:layer="layout" svg:width="4.626cm" svg:height="2.914cm" svg:x="3.309cm" svg:y="0.34cm">
          <draw:text-box>
            <text:p text:style-name="P147"><text:span text:style-name="T103">matter</text:span></text:p>
            <text:p text:style-name="P147"><text:span text:style-name="T103">energy-mass</text:span></text:p>
            <text:p text:style-name="P147"><text:span text:style-name="T103">momentum</text:span></text:p>
            <text:p text:style-name="P147"><text:span text:style-name="T103">angular momentum</text:span></text:p>
            <text:p text:style-name="P147"><text:span text:style-name="T103">entropy</text:span></text:p>
          </draw:text-box>
        </draw:frame>
        <draw:custom-shape draw:style-name="gr288" draw:text-style-name="P17"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289" draw:text-style-name="P149" draw:layer="layout" svg:width="18.691cm" svg:height="0.865cm" svg:x="10.502cm" svg:y="17.465cm">
          <draw:text-box>
            <text:p><text:span text:style-name="T104">how much</text:span><text:span text:style-name="T104"><text:tab/></text:span><text:span text:style-name="T104"><text:tab/></text:span><text:span text:style-name="T104"><text:tab/></text:span><text:span text:style-name="T104"><text:tab/></text:span><text:span text:style-name="T104"><text:tab/></text:span><text:span text:style-name="T104">is flowing through this surface per unit time?</text:span></text:p>
          </draw:text-box>
        </draw:frame>
        <draw:frame draw:style-name="gr287" draw:text-style-name="P150" draw:layer="layout" svg:width="4.626cm" svg:height="2.914cm" svg:x="13.41cm" svg:y="16.44cm">
          <draw:text-box>
            <text:p text:style-name="P147"><text:span text:style-name="T105">matter</text:span></text:p>
            <text:p text:style-name="P147"><text:span text:style-name="T105">energy-mass</text:span></text:p>
            <text:p text:style-name="P147"><text:span text:style-name="T105">momentum</text:span></text:p>
            <text:p text:style-name="P147"><text:span text:style-name="T105">angular momentum</text:span></text:p>
            <text:p text:style-name="P147"><text:span text:style-name="T105">entropy</text:span></text:p>
          </draw:text-box>
        </draw:frame>
        <draw:custom-shape draw:style-name="gr290" draw:text-style-name="P37"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291" draw:text-style-name="P44" draw:layer="layout" svg:width="7.798cm" svg:height="0.746cm" draw:transform="skewX (-0.0724311639577647) rotate (-1.19572507054131) translate (19.3878257340575cm 9.96049592983589cm)" svg:viewBox="0 0 7799 747" svg:d="M7799 744c-5 10-3529-787-5501-742-1657 37-1707 599-2298 745">
          <text:p/>
        </draw:path>
        <draw:g draw:style-name="gr30">
          <draw:path draw:style-name="gr307" draw:text-style-name="P2"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308" draw:text-style-name="P2" draw:layer="layout" svg:x1="18.258cm" svg:y1="7.863cm" svg:x2="20.378cm" svg:y2="6.783cm">
            <text:p/>
          </draw:line>
          <draw:custom-shape draw:style-name="gr309" draw:text-style-name="P21" draw:layer="layout" svg:width="0.487cm" svg:height="0.49cm" draw:transform="rotate (-1.10025556045723) translate (22.003cm 5.684cm)">
            <text:p/>
            <draw:enhanced-geometry svg:viewBox="0 0 21600 21600" draw:type="rectangle" draw:enhanced-path="M 0 0 L 21600 0 21600 21600 0 21600 0 0 Z N"/>
          </draw:custom-shape>
          <draw:line draw:style-name="gr310" draw:text-style-name="P2" draw:layer="layout" svg:x1="20.696cm" svg:y1="6.621cm" svg:x2="23.621cm" svg:y2="5.131cm">
            <text:p/>
          </draw:line>
        </draw:g>
        <presentation:notes draw:style-name="dp2">
          <draw:page-thumbnail draw:style-name="gr1" draw:layer="layout" svg:width="21.219cm" svg:height="10.476cm" svg:x="0.185cm" svg:y="2.123cm" draw:page-number="51" presentation:class="page"/>
          <draw:frame presentation:style-name="pr1" draw:text-style-name="P1"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3d:scene draw:style-name="gr66"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67" draw:layer="layout"/>
        </dr3d:scene>
        <draw:polygon draw:style-name="gr311" draw:text-style-name="P156" draw:layer="layout" svg:width="5.468cm" svg:height="11.122cm" svg:x="12.288cm" svg:y="2.063cm" svg:viewBox="0 0 5469 11123" draw:points="4074,0 0,2853 2174,11123 5469,6874">
          <text:p/>
        </draw:polygon>
        <draw:polygon draw:style-name="gr312" draw:text-style-name="P56" draw:layer="layout" svg:width="5.069cm" svg:height="8.776cm" svg:x="12.289cm" svg:y="4.849cm" svg:viewBox="0 0 5070 8777" draw:points="3034,0 0,68 2172,8300 5070,8777">
          <text:p/>
        </draw:polygon>
        <draw:polygon draw:style-name="gr313" draw:text-style-name="P157" draw:layer="layout" svg:width="5.348cm" svg:height="11.792cm" svg:x="15.356cm" svg:y="1.816cm" svg:viewBox="0 0 5349 11793" draw:points="0,3017 4140,0 5349,7276 2035,11793">
          <text:p/>
        </draw:polygon>
        <draw:polygon draw:style-name="gr312" draw:text-style-name="P56" draw:layer="layout" svg:width="7.165cm" svg:height="3.122cm" svg:x="12.289cm" svg:y="1.804cm" svg:viewBox="0 0 7166 3123" draw:points="3046,3013 7166,0 4066,272 0,3123">
          <text:p/>
        </draw:polygon>
        <draw:line draw:style-name="gr76" draw:text-style-name="P2" draw:layer="layout" svg:x1="18.52cm" svg:y1="7.433cm" svg:x2="23.845cm" svg:y2="7.7cm">
          <text:p/>
        </draw:line>
        <draw:frame draw:style-name="gr68" draw:text-style-name="P49" draw:layer="layout" svg:width="4.494cm" svg:height="1.661cm" svg:x="18.245cm" svg:y="11.681cm">
          <draw:text-box>
            <text:p text:style-name="P48"><text:span text:style-name="T35">area </text:span><text:span text:style-name="T36">A</text:span></text:p>
          </draw:text-box>
        </draw:frame>
        <draw:frame draw:style-name="gr69" draw:text-style-name="P50" draw:layer="layout" svg:width="1.734cm" svg:height="1.805cm" svg:x="21.138cm" svg:y="6.023cm">
          <draw:text-box>
            <text:p><text:span text:style-name="T37">v</text:span><text:span text:style-name="T38">x</text:span></text:p>
          </draw:text-box>
        </draw:frame>
        <draw:frame draw:style-name="gr314" draw:text-style-name="P52" draw:layer="layout" svg:width="1.713cm" svg:height="1.805cm" svg:x="7.483cm" svg:y="10.442cm">
          <draw:text-box>
            <text:p><text:span text:style-name="T40">N</text:span></text:p>
          </draw:text-box>
        </draw:frame>
        <draw:frame draw:style-name="gr315" draw:text-style-name="P158" draw:layer="layout" svg:width="6.619cm" svg:height="1.661cm" svg:x="11.217cm" svg:y="0.739cm">
          <draw:text-box>
            <text:p text:style-name="P48"><text:span text:style-name="T112">volume </text:span><text:span text:style-name="T113">V</text:span></text:p>
          </draw:text-box>
        </draw:frame>
        <draw:g draw:style-name="gr20">
          <draw:line draw:style-name="gr70" draw:text-style-name="P2" draw:layer="layout" svg:x1="9.84cm" svg:y1="18.928cm" svg:x2="8.149cm" svg:y2="14.093cm">
            <text:p/>
          </draw:line>
          <draw:line draw:style-name="gr70" draw:text-style-name="P2" draw:layer="layout" svg:x1="9.841cm" svg:y1="18.928cm" svg:x2="14.647cm" svg:y2="19.696cm">
            <text:p/>
          </draw:line>
          <draw:line draw:style-name="gr70" draw:text-style-name="P2" draw:layer="layout" svg:x1="9.841cm" svg:y1="18.928cm" svg:x2="12.593cm" svg:y2="16.44cm">
            <text:p/>
          </draw:line>
          <draw:frame draw:style-name="gr71" draw:text-style-name="P51" draw:layer="layout" svg:width="0.692cm" svg:height="1.381cm" svg:x="14.004cm" svg:y="18.53cm">
            <draw:text-box>
              <text:p><text:span text:style-name="T39">x</text:span></text:p>
            </draw:text-box>
          </draw:frame>
          <draw:frame draw:style-name="gr71" draw:text-style-name="P51" draw:layer="layout" svg:width="0.692cm" svg:height="1.381cm" svg:x="12.421cm" svg:y="16.032cm">
            <draw:text-box>
              <text:p><text:span text:style-name="T39">y</text:span></text:p>
            </draw:text-box>
          </draw:frame>
          <draw:frame draw:style-name="gr72" draw:text-style-name="P51" draw:layer="layout" svg:width="0.65cm" svg:height="1.381cm" svg:x="8.23cm" svg:y="13.564cm">
            <draw:text-box>
              <text:p><text:span text:style-name="T39">z</text:span></text:p>
            </draw:text-box>
          </draw:frame>
        </draw:g>
        <draw:measure draw:style-name="gr316" draw:text-style-name="P160" draw:layer="measurelines" svg:x1="17.372cm" svg:y1="13.702cm" svg:x2="14.447cm" svg:y2="13.207cm">
          <text:p text:style-name="P159"/>
          <text:p text:style-name="P159"><text:span text:style-name="T114">v</text:span><text:span text:style-name="T115">x</text:span><text:span text:style-name="T114"> </text:span><text:span text:style-name="T116">Δ</text:span><text:span text:style-name="T114">t</text:span></text:p>
        </draw:measure>
        <draw:frame draw:style-name="gr73" draw:text-style-name="P52" draw:layer="layout" svg:width="1.471cm" svg:height="1.805cm" svg:x="20.038cm" svg:y="9.824cm">
          <draw:text-box>
            <text:p><text:span text:style-name="T40">J</text:span><text:span text:style-name="T41">x</text:span></text:p>
          </draw:text-box>
        </draw:frame>
        <presentation:notes draw:style-name="dp2">
          <draw:page-thumbnail draw:style-name="gr1" draw:layer="layout" svg:width="21.219cm" svg:height="10.476cm" svg:x="0.185cm" svg:y="2.123cm" draw:page-number="52" presentation:class="page"/>
          <draw:frame presentation:style-name="pr1" draw:text-style-name="P1"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frame draw:style-name="gr68" draw:text-style-name="P49" draw:layer="layout" svg:width="4.494cm" svg:height="1.661cm" svg:x="10.565cm" svg:y="13.286cm">
          <draw:text-box>
            <text:p text:style-name="P48"><text:span text:style-name="T35">area </text:span><text:span text:style-name="T36">A</text:span></text:p>
          </draw:text-box>
        </draw:frame>
        <draw:frame draw:style-name="gr315" draw:text-style-name="P161" draw:layer="layout" svg:width="6.619cm" svg:height="1.661cm" svg:x="11.217cm" svg:y="0.739cm">
          <draw:text-box>
            <text:p text:style-name="P48"><text:span text:style-name="T117">volume </text:span><text:span text:style-name="T118">V</text:span></text:p>
          </draw:text-box>
        </draw:frame>
        <draw:g draw:style-name="gr20">
          <draw:line draw:style-name="gr70" draw:text-style-name="P2" draw:layer="layout" svg:x1="9.84cm" svg:y1="18.928cm" svg:x2="8.149cm" svg:y2="14.093cm">
            <text:p/>
          </draw:line>
          <draw:line draw:style-name="gr70" draw:text-style-name="P2" draw:layer="layout" svg:x1="9.841cm" svg:y1="18.928cm" svg:x2="14.647cm" svg:y2="19.696cm">
            <text:p/>
          </draw:line>
          <draw:line draw:style-name="gr70" draw:text-style-name="P2" draw:layer="layout" svg:x1="9.841cm" svg:y1="18.928cm" svg:x2="12.593cm" svg:y2="16.44cm">
            <text:p/>
          </draw:line>
          <draw:frame draw:style-name="gr71" draw:text-style-name="P51" draw:layer="layout" svg:width="0.692cm" svg:height="1.381cm" svg:x="14.004cm" svg:y="18.53cm">
            <draw:text-box>
              <text:p><text:span text:style-name="T39">x</text:span></text:p>
            </draw:text-box>
          </draw:frame>
          <draw:frame draw:style-name="gr71" draw:text-style-name="P51" draw:layer="layout" svg:width="0.692cm" svg:height="1.381cm" svg:x="12.421cm" svg:y="16.032cm">
            <draw:text-box>
              <text:p><text:span text:style-name="T39">y</text:span></text:p>
            </draw:text-box>
          </draw:frame>
          <draw:frame draw:style-name="gr72" draw:text-style-name="P51" draw:layer="layout" svg:width="0.65cm" svg:height="1.381cm" svg:x="8.23cm" svg:y="13.564cm">
            <draw:text-box>
              <text:p><text:span text:style-name="T39">z</text:span></text:p>
            </draw:text-box>
          </draw:frame>
        </draw:g>
        <draw:frame draw:style-name="gr317" draw:text-style-name="P50" draw:layer="layout" svg:width="1.903cm" svg:height="1.805cm" svg:x="20.64cm" svg:y="2.618cm">
          <draw:text-box>
            <text:p><text:span text:style-name="T37">P</text:span><text:span text:style-name="T38">x</text:span></text:p>
          </draw:text-box>
        </draw:frame>
        <dr3d:scene draw:style-name="gr318"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9" draw:layer="layout"/>
        </dr3d:scene>
        <draw:line draw:style-name="gr320" draw:text-style-name="P2" draw:layer="layout" svg:x1="16.454cm" svg:y1="4.288cm" svg:x2="23.274cm" svg:y2="4.418cm">
          <text:p/>
        </draw:line>
        <draw:frame draw:style-name="gr73" draw:text-style-name="P162" draw:layer="layout" svg:width="1.471cm" svg:height="1.805cm" svg:x="17.229cm" svg:y="5.541cm">
          <draw:text-box>
            <text:p><text:span text:style-name="T119">J</text:span><text:span text:style-name="T120">x</text:span></text:p>
          </draw:text-box>
        </draw:frame>
        <draw:line draw:style-name="gr321" draw:text-style-name="P2" draw:layer="layout" svg:x1="14.583cm" svg:y1="7.219cm" svg:x2="19.51cm" svg:y2="7.313cm">
          <text:p/>
        </draw:line>
        <draw:polygon draw:style-name="gr322" draw:text-style-name="P144" draw:layer="layout" svg:width="6.194cm" svg:height="10.871cm" svg:x="10.96cm" svg:y="2.108cm" svg:viewBox="0 0 6195 10872" draw:points="4754,0 0,2839 2261,10872 6195,6776">
          <text:p/>
        </draw:polygon>
        <draw:frame draw:style-name="gr323" draw:text-style-name="P163" draw:layer="layout" svg:width="1.518cm" svg:height="1.661cm" svg:x="8.919cm" svg:y="5.548cm">
          <draw:text-box>
            <text:p text:style-name="P48"><text:span text:style-name="T95">V</text:span></text:p>
          </draw:text-box>
        </draw:frame>
        <draw:frame draw:style-name="gr324" draw:text-style-name="P164" draw:layer="layout" svg:width="1.515cm" svg:height="1.661cm" svg:x="13.133cm" svg:y="9.781cm">
          <draw:text-box>
            <text:p text:style-name="P48"><text:span text:style-name="T121">A</text:span></text:p>
          </draw:text-box>
        </draw:frame>
        <presentation:notes draw:style-name="dp2">
          <draw:page-thumbnail draw:style-name="gr1" draw:layer="layout" svg:width="21.219cm" svg:height="10.476cm" svg:x="0.185cm" svg:y="2.123cm" draw:page-number="53" presentation:class="page"/>
          <draw:frame presentation:style-name="pr1" draw:text-style-name="P1"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g draw:style-name="gr20">
          <draw:line draw:style-name="gr70" draw:text-style-name="P2" draw:layer="layout" svg:x1="10.14cm" svg:y1="18.128cm" svg:x2="8.449cm" svg:y2="13.293cm">
            <text:p/>
          </draw:line>
          <draw:line draw:style-name="gr70" draw:text-style-name="P2" draw:layer="layout" svg:x1="10.141cm" svg:y1="18.128cm" svg:x2="14.947cm" svg:y2="18.896cm">
            <text:p/>
          </draw:line>
          <draw:line draw:style-name="gr70" draw:text-style-name="P2" draw:layer="layout" svg:x1="10.141cm" svg:y1="18.128cm" svg:x2="12.893cm" svg:y2="15.64cm">
            <text:p/>
          </draw:line>
          <draw:frame draw:style-name="gr71" draw:text-style-name="P51" draw:layer="layout" svg:width="0.692cm" svg:height="1.381cm" svg:x="14.304cm" svg:y="17.73cm">
            <draw:text-box>
              <text:p><text:span text:style-name="T39">x</text:span></text:p>
            </draw:text-box>
          </draw:frame>
          <draw:frame draw:style-name="gr71" draw:text-style-name="P51" draw:layer="layout" svg:width="0.692cm" svg:height="1.381cm" svg:x="12.721cm" svg:y="15.232cm">
            <draw:text-box>
              <text:p><text:span text:style-name="T39">y</text:span></text:p>
            </draw:text-box>
          </draw:frame>
          <draw:frame draw:style-name="gr72" draw:text-style-name="P51" draw:layer="layout" svg:width="0.65cm" svg:height="1.381cm" svg:x="8.53cm" svg:y="12.764cm">
            <draw:text-box>
              <text:p><text:span text:style-name="T39">z</text:span></text:p>
            </draw:text-box>
          </draw:frame>
        </draw:g>
        <draw:frame draw:style-name="gr317" draw:text-style-name="P50" draw:layer="layout" svg:width="1.903cm" svg:height="1.805cm" svg:x="20.64cm" svg:y="2.618cm">
          <draw:text-box>
            <text:p><text:span text:style-name="T37">P</text:span><text:span text:style-name="T38">x</text:span></text:p>
          </draw:text-box>
        </draw:frame>
        <dr3d:scene draw:style-name="gr318"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9" draw:layer="layout"/>
        </dr3d:scene>
        <draw:line draw:style-name="gr320" draw:text-style-name="P2" draw:layer="layout" svg:x1="16.454cm" svg:y1="4.288cm" svg:x2="23.274cm" svg:y2="4.418cm">
          <text:p/>
        </draw:line>
        <draw:frame draw:style-name="gr73" draw:text-style-name="P162" draw:layer="layout" svg:width="1.471cm" svg:height="1.805cm" svg:x="17.229cm" svg:y="5.541cm">
          <draw:text-box>
            <text:p><text:span text:style-name="T119">J</text:span><text:span text:style-name="T120">x</text:span></text:p>
          </draw:text-box>
        </draw:frame>
        <draw:line draw:style-name="gr321" draw:text-style-name="P2" draw:layer="layout" svg:x1="14.583cm" svg:y1="7.219cm" svg:x2="19.51cm" svg:y2="7.313cm">
          <text:p/>
        </draw:line>
        <draw:polygon draw:style-name="gr322" draw:text-style-name="P144" draw:layer="layout" svg:width="6.194cm" svg:height="10.871cm" svg:x="10.96cm" svg:y="2.108cm" svg:viewBox="0 0 6195 10872" draw:points="4754,0 0,2839 2261,10872 6195,6776">
          <text:p/>
        </draw:polygon>
        <draw:frame draw:style-name="gr323" draw:text-style-name="P165" draw:layer="layout" svg:width="1.518cm" svg:height="1.661cm" svg:x="8.919cm" svg:y="5.548cm">
          <draw:text-box>
            <text:p text:style-name="P48"><text:span text:style-name="T121">V</text:span></text:p>
          </draw:text-box>
        </draw:frame>
        <draw:frame draw:style-name="gr324" draw:text-style-name="P164" draw:layer="layout" svg:width="1.515cm" svg:height="1.661cm" svg:x="13.133cm" svg:y="9.781cm">
          <draw:text-box>
            <text:p text:style-name="P48"><text:span text:style-name="T121">A</text:span></text:p>
          </draw:text-box>
        </draw:frame>
        <presentation:notes draw:style-name="dp2">
          <draw:page-thumbnail draw:style-name="gr1" draw:layer="layout" svg:width="21.219cm" svg:height="10.476cm" svg:x="0.185cm" svg:y="2.123cm" draw:page-number="54" presentation:class="page"/>
          <draw:frame presentation:style-name="pr1" draw:text-style-name="P1"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3d:scene draw:style-name="gr66"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67" draw:layer="layout"/>
        </dr3d:scene>
        <draw:polygon draw:style-name="gr311" draw:text-style-name="P156" draw:layer="layout" svg:width="6.194cm" svg:height="10.871cm" svg:x="10.96cm" svg:y="2.108cm" svg:viewBox="0 0 6195 10872" draw:points="4754,0 0,2839 2261,10872 6195,6776">
          <text:p/>
        </draw:polygon>
        <draw:line draw:style-name="gr76" draw:text-style-name="P2" draw:layer="layout" svg:x1="18.52cm" svg:y1="7.433cm" svg:x2="23.845cm" svg:y2="7.7cm">
          <text:p/>
        </draw:line>
        <draw:frame draw:style-name="gr68" draw:text-style-name="P49" draw:layer="layout" svg:width="4.494cm" svg:height="1.661cm" svg:x="18.245cm" svg:y="11.681cm">
          <draw:text-box>
            <text:p text:style-name="P48"><text:span text:style-name="T35">area </text:span><text:span text:style-name="T36">A</text:span></text:p>
          </draw:text-box>
        </draw:frame>
        <draw:frame draw:style-name="gr73" draw:text-style-name="P50" draw:layer="layout" svg:width="1.471cm" svg:height="1.805cm" svg:x="21.138cm" svg:y="6.023cm">
          <draw:text-box>
            <text:p><text:span text:style-name="T37">J</text:span><text:span text:style-name="T38">x</text:span></text:p>
          </draw:text-box>
        </draw:frame>
        <draw:frame draw:style-name="gr314" draw:text-style-name="P52" draw:layer="layout" svg:width="1.713cm" svg:height="1.805cm" svg:x="7.483cm" svg:y="10.442cm">
          <draw:text-box>
            <text:p><text:span text:style-name="T40">N</text:span></text:p>
          </draw:text-box>
        </draw:frame>
        <draw:frame draw:style-name="gr315" draw:text-style-name="P158" draw:layer="layout" svg:width="6.619cm" svg:height="1.661cm" svg:x="11.217cm" svg:y="0.739cm">
          <draw:text-box>
            <text:p text:style-name="P48"><text:span text:style-name="T112">volume </text:span><text:span text:style-name="T113">V</text:span></text:p>
          </draw:text-box>
        </draw:frame>
        <draw:g draw:style-name="gr20">
          <draw:line draw:style-name="gr70" draw:text-style-name="P2" draw:layer="layout" svg:x1="9.84cm" svg:y1="18.928cm" svg:x2="8.149cm" svg:y2="14.093cm">
            <text:p/>
          </draw:line>
          <draw:line draw:style-name="gr70" draw:text-style-name="P2" draw:layer="layout" svg:x1="9.841cm" svg:y1="18.928cm" svg:x2="14.647cm" svg:y2="19.696cm">
            <text:p/>
          </draw:line>
          <draw:line draw:style-name="gr70" draw:text-style-name="P2" draw:layer="layout" svg:x1="9.841cm" svg:y1="18.928cm" svg:x2="12.593cm" svg:y2="16.44cm">
            <text:p/>
          </draw:line>
          <draw:frame draw:style-name="gr71" draw:text-style-name="P51" draw:layer="layout" svg:width="0.692cm" svg:height="1.381cm" svg:x="14.004cm" svg:y="18.53cm">
            <draw:text-box>
              <text:p><text:span text:style-name="T39">x</text:span></text:p>
            </draw:text-box>
          </draw:frame>
          <draw:frame draw:style-name="gr71" draw:text-style-name="P51" draw:layer="layout" svg:width="0.692cm" svg:height="1.381cm" svg:x="12.421cm" svg:y="16.032cm">
            <draw:text-box>
              <text:p><text:span text:style-name="T39">y</text:span></text:p>
            </draw:text-box>
          </draw:frame>
          <draw:frame draw:style-name="gr72" draw:text-style-name="P51" draw:layer="layout" svg:width="0.65cm" svg:height="1.381cm" svg:x="8.23cm" svg:y="13.564cm">
            <draw:text-box>
              <text:p><text:span text:style-name="T39">z</text:span></text:p>
            </draw:text-box>
          </draw:frame>
        </draw:g>
        <draw:measure draw:style-name="gr325" draw:text-style-name="P160" draw:layer="measurelines" svg:x1="17.372cm" svg:y1="13.702cm" svg:x2="14.447cm" svg:y2="13.207cm">
          <text:p text:style-name="P159"/>
          <text:p text:style-name="P159"><text:span text:style-name="T114">v</text:span><text:span text:style-name="T115">x</text:span><text:span text:style-name="T114"> </text:span><text:span text:style-name="T116">Δ</text:span><text:span text:style-name="T114">t</text:span></text:p>
        </draw:measure>
        <draw:frame draw:style-name="gr73" draw:text-style-name="P52" draw:layer="layout" svg:width="1.471cm" svg:height="1.805cm" svg:x="20.038cm" svg:y="9.824cm">
          <draw:text-box>
            <text:p><text:span text:style-name="T40">J</text:span><text:span text:style-name="T41">x</text:span></text:p>
          </draw:text-box>
        </draw:frame>
        <draw:line draw:style-name="gr326" draw:text-style-name="P2" draw:layer="layout" svg:x1="13.67cm" svg:y1="3.398cm" svg:x2="15.456cm" svg:y2="10.626cm">
          <text:p/>
        </draw:line>
        <draw:line draw:style-name="gr326" draw:text-style-name="P2" draw:layer="layout" svg:x1="11.261cm" svg:y1="7.141cm" svg:x2="18.424cm" svg:y2="7.292cm">
          <text:p/>
        </draw:line>
        <draw:line draw:style-name="gr326" draw:text-style-name="P2" draw:layer="layout" svg:x1="16.488cm" svg:y1="5.657cm" svg:x2="12.207cm" svg:y2="9.163cm">
          <text:p/>
        </draw:line>
        <draw:frame draw:style-name="gr327" draw:text-style-name="P50" draw:layer="layout" svg:width="5.755cm" svg:height="1.805cm" svg:x="22.75cm" svg:y="17.481cm">
          <draw:text-box>
            <text:p><text:span text:style-name="T37">P</text:span><text:span text:style-name="T38">x</text:span><text:span text:style-name="T122"> = </text:span><text:span text:style-name="T123">ρ </text:span><text:span text:style-name="T122">J</text:span><text:span text:style-name="T38">x</text:span></text:p>
          </draw:text-box>
        </draw:frame>
        <presentation:notes draw:style-name="dp2">
          <draw:page-thumbnail draw:style-name="gr1" draw:layer="layout" svg:width="21.219cm" svg:height="10.476cm" svg:x="0.185cm" svg:y="2.123cm" draw:page-number="55" presentation:class="page"/>
          <draw:frame presentation:style-name="pr1" draw:text-style-name="P1"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g draw:style-name="gr20">
          <draw:line draw:style-name="gr70" draw:text-style-name="P2" draw:layer="layout" svg:x1="10.14cm" svg:y1="18.128cm" svg:x2="8.449cm" svg:y2="13.293cm">
            <text:p/>
          </draw:line>
          <draw:line draw:style-name="gr70" draw:text-style-name="P2" draw:layer="layout" svg:x1="10.141cm" svg:y1="18.128cm" svg:x2="14.947cm" svg:y2="18.896cm">
            <text:p/>
          </draw:line>
          <draw:line draw:style-name="gr70" draw:text-style-name="P2" draw:layer="layout" svg:x1="10.141cm" svg:y1="18.128cm" svg:x2="12.893cm" svg:y2="15.64cm">
            <text:p/>
          </draw:line>
          <draw:frame draw:style-name="gr71" draw:text-style-name="P51" draw:layer="layout" svg:width="0.692cm" svg:height="1.381cm" svg:x="14.304cm" svg:y="17.73cm">
            <draw:text-box>
              <text:p><text:span text:style-name="T39">x</text:span></text:p>
            </draw:text-box>
          </draw:frame>
          <draw:frame draw:style-name="gr71" draw:text-style-name="P51" draw:layer="layout" svg:width="0.692cm" svg:height="1.381cm" svg:x="12.721cm" svg:y="15.232cm">
            <draw:text-box>
              <text:p><text:span text:style-name="T39">y</text:span></text:p>
            </draw:text-box>
          </draw:frame>
          <draw:frame draw:style-name="gr72" draw:text-style-name="P51" draw:layer="layout" svg:width="0.65cm" svg:height="1.381cm" svg:x="8.53cm" svg:y="12.764cm">
            <draw:text-box>
              <text:p><text:span text:style-name="T39">z</text:span></text:p>
            </draw:text-box>
          </draw:frame>
        </draw:g>
        <draw:g draw:style-name="gr20">
          <svg:title>TexMaths</svg:title>
          <svg:desc>72§latex§\qty{4}{J}?§svg§600§TRUE§</svg:desc>
          <draw:path draw:style-name="gr328" draw:text-style-name="P142"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328" draw:text-style-name="P142"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328" draw:text-style-name="P142"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318"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9" draw:layer="layout"/>
        </dr3d:scene>
        <presentation:notes draw:style-name="dp2">
          <draw:page-thumbnail draw:style-name="gr1" draw:layer="layout" svg:width="21.219cm" svg:height="10.476cm" svg:x="0.185cm" svg:y="2.123cm" draw:page-number="56" presentation:class="page"/>
          <draw:frame presentation:style-name="pr1" draw:text-style-name="P1"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g draw:style-name="gr20">
          <draw:line draw:style-name="gr70" draw:text-style-name="P2" draw:layer="layout" svg:x1="4.14cm" svg:y1="18.128cm" svg:x2="2.449cm" svg:y2="13.293cm">
            <text:p/>
          </draw:line>
          <draw:line draw:style-name="gr70" draw:text-style-name="P2" draw:layer="layout" svg:x1="4.141cm" svg:y1="18.128cm" svg:x2="8.947cm" svg:y2="18.896cm">
            <text:p/>
          </draw:line>
          <draw:line draw:style-name="gr70" draw:text-style-name="P2" draw:layer="layout" svg:x1="4.141cm" svg:y1="18.128cm" svg:x2="6.893cm" svg:y2="15.64cm">
            <text:p/>
          </draw:line>
          <draw:frame draw:style-name="gr71" draw:text-style-name="P51" draw:layer="layout" svg:width="0.692cm" svg:height="1.381cm" svg:x="8.304cm" svg:y="17.73cm">
            <draw:text-box>
              <text:p><text:span text:style-name="T39">x</text:span></text:p>
            </draw:text-box>
          </draw:frame>
          <draw:frame draw:style-name="gr71" draw:text-style-name="P51" draw:layer="layout" svg:width="0.692cm" svg:height="1.381cm" svg:x="6.721cm" svg:y="15.232cm">
            <draw:text-box>
              <text:p><text:span text:style-name="T39">y</text:span></text:p>
            </draw:text-box>
          </draw:frame>
          <draw:frame draw:style-name="gr72" draw:text-style-name="P51" draw:layer="layout" svg:width="0.65cm" svg:height="1.381cm" svg:x="2.53cm" svg:y="12.764cm">
            <draw:text-box>
              <text:p><text:span text:style-name="T39">z</text:span></text:p>
            </draw:text-box>
          </draw:frame>
        </draw:g>
        <draw:g draw:style-name="gr20">
          <svg:title>TexMaths</svg:title>
          <svg:desc>72§latex§\qty{4}{J}?§svg§600§TRUE§</svg:desc>
          <draw:path draw:style-name="gr328" draw:text-style-name="P142" draw:layer="layout" svg:width="2.342cm" svg:height="4.622cm" svg:x="13.679cm" svg:y="5.408cm" svg:viewBox="0 0 2343 4623" svg:d="M2343 1020c0-586-529-1020-1210-1020-284 0-528 58-867 226-90 253-177 505-266 755 68 18 139 39 208 58 44-108 89-216 131-321 76-189 266-284 568-284 474 0 813 302 813 718 0 263-113 470-510 904-397 455-511 624-511 850 0 189 95 360 303 473 45-26 87-50 131-76-94-132-150-226-150-321 0-226 95-339 624-813 565-528 736-773 736-1149zM1436 4228c0-189-190-378-397-378-208 0-379 179-379 378 0 198 171 395 379 395 207 0 397-187 397-395z">
            <text:p/>
          </draw:path>
        </draw:g>
        <dr3d:scene draw:style-name="gr298" svg:width="11.976cm" svg:height="11.916cm" svg:x="8.862cm" svg:y="1.76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99" draw:layer="layout" dr3d:transform="matrix (1 0 0 0 1 0 0 0 1 3.97102015147894cm -1.02401891748438cm -2.34499696623947cm)"/>
        </dr3d:scene>
        <presentation:notes draw:style-name="dp2">
          <draw:page-thumbnail draw:style-name="gr1" draw:layer="layout" svg:width="21.219cm" svg:height="10.476cm" svg:x="0.185cm" svg:y="2.123cm" draw:page-number="57" presentation:class="page"/>
          <draw:frame presentation:style-name="pr1" draw:text-style-name="P1"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g draw:style-name="gr20">
          <draw:line draw:style-name="gr70" draw:text-style-name="P2" draw:layer="layout" svg:x1="10.14cm" svg:y1="18.128cm" svg:x2="8.449cm" svg:y2="13.293cm">
            <text:p/>
          </draw:line>
          <draw:line draw:style-name="gr70" draw:text-style-name="P2" draw:layer="layout" svg:x1="10.141cm" svg:y1="18.128cm" svg:x2="14.947cm" svg:y2="18.896cm">
            <text:p/>
          </draw:line>
          <draw:line draw:style-name="gr70" draw:text-style-name="P2" draw:layer="layout" svg:x1="10.141cm" svg:y1="18.128cm" svg:x2="12.893cm" svg:y2="15.64cm">
            <text:p/>
          </draw:line>
          <draw:frame draw:style-name="gr71" draw:text-style-name="P51" draw:layer="layout" svg:width="0.692cm" svg:height="1.381cm" svg:x="14.304cm" svg:y="17.73cm">
            <draw:text-box>
              <text:p><text:span text:style-name="T39">x</text:span></text:p>
            </draw:text-box>
          </draw:frame>
          <draw:frame draw:style-name="gr71" draw:text-style-name="P51" draw:layer="layout" svg:width="0.692cm" svg:height="1.381cm" svg:x="12.721cm" svg:y="15.232cm">
            <draw:text-box>
              <text:p><text:span text:style-name="T39">y</text:span></text:p>
            </draw:text-box>
          </draw:frame>
          <draw:frame draw:style-name="gr72" draw:text-style-name="P51" draw:layer="layout" svg:width="0.65cm" svg:height="1.381cm" svg:x="8.53cm" svg:y="12.764cm">
            <draw:text-box>
              <text:p><text:span text:style-name="T39">z</text:span></text:p>
            </draw:text-box>
          </draw:frame>
        </draw:g>
        <draw:g draw:style-name="gr20">
          <svg:title>TexMaths</svg:title>
          <svg:desc>72§latex§\qty{4}{J}§svg§600§TRUE§</svg:desc>
          <draw:path draw:style-name="gr328" draw:text-style-name="P142" draw:layer="layout" svg:width="1.184cm" svg:height="1.758cm" svg:x="12.847cm" svg:y="6.377cm" svg:viewBox="0 0 1185 1759" svg:d="M1185 1759c0-27 0-53 0-79-41-3-82-5-122-7-122-8-151-44-151-194 0-63 0-125 0-187 151 0 201 0 273 7 0-57 0-115 0-172-70 2-122 7-208 7-22 0-43 0-65 0 0-117 0-234 0-352 0-452 7-667 14-768-9-4-19-9-28-14-63 24-125 48-187 72-237 387-474 775-711 1163 10 19 19 38 29 57 222 0 445 0 668 0 0 62 0 124 0 187 0 150-22 186-151 194-51 2-101 4-151 7 0 26 0 52 0 79 136-8 266-15 402-15 129 0 259 7 388 15zM697 1134c-180 0-359 0-539 0 180-297 359-593 539-890 0 297 0 593 0 890z">
            <text:p/>
          </draw:path>
          <draw:path draw:style-name="gr328" draw:text-style-name="P142" draw:layer="layout" svg:width="0.825cm" svg:height="2.231cm" svg:x="14.62cm" svg:y="6.384cm" svg:viewBox="0 0 826 2232" svg:d="M826 72c0-24 0-48 0-72-122 7-252 7-374 7s-244 0-366-7c0 24 0 48 0 72 41 2 82 5 122 7 115 14 130 29 130 230 0 490 0 981 0 1471 0 216-36 287-137 287-65 0-115-14-172-50-10 5-19 10-29 14 5 65 10 130 14 194 22 3 43 5 65 7 2 0 5 0 7 0 94 0 237-86 330-208 123-151 158-273 158-581 0-378 0-756 0-1134 0-201 15-216 130-230 40-2 81-5 122-7z">
            <text:p/>
          </draw:path>
        </draw:g>
        <dr3d:scene draw:style-name="gr318"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9" draw:layer="layout"/>
        </dr3d:scene>
        <presentation:notes draw:style-name="dp2">
          <draw:page-thumbnail draw:style-name="gr1" draw:layer="layout" svg:width="21.219cm" svg:height="10.476cm" svg:x="0.185cm" svg:y="2.123cm" draw:page-number="58" presentation:class="page"/>
          <draw:frame presentation:style-name="pr1" draw:text-style-name="P1"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g draw:style-name="gr20">
          <svg:title>TexMaths</svg:title>
          <svg:desc>72§latex§\qty{3}{N\,s}?§svg§600§TRUE§</svg:desc>
          <draw:path draw:style-name="gr328" draw:text-style-name="P142"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328" draw:text-style-name="P142"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328" draw:text-style-name="P142"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328" draw:text-style-name="P142"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329" draw:text-style-name="P2" draw:layer="layout" svg:x1="15.236cm" svg:y1="9.401cm" svg:x2="17.314cm" svg:y2="5.953cm">
          <text:p/>
        </draw:line>
        <draw:g draw:style-name="gr20">
          <draw:line draw:style-name="gr70" draw:text-style-name="P2" draw:layer="layout" svg:x1="10.14cm" svg:y1="19.728cm" svg:x2="8.449cm" svg:y2="14.893cm">
            <text:p/>
          </draw:line>
          <draw:line draw:style-name="gr70" draw:text-style-name="P2" draw:layer="layout" svg:x1="10.141cm" svg:y1="19.728cm" svg:x2="14.947cm" svg:y2="20.496cm">
            <text:p/>
          </draw:line>
          <draw:line draw:style-name="gr70" draw:text-style-name="P2" draw:layer="layout" svg:x1="10.141cm" svg:y1="19.728cm" svg:x2="12.893cm" svg:y2="17.24cm">
            <text:p/>
          </draw:line>
          <draw:frame draw:style-name="gr71" draw:text-style-name="P51" draw:layer="layout" svg:width="0.692cm" svg:height="1.381cm" svg:x="14.304cm" svg:y="19.33cm">
            <draw:text-box>
              <text:p><text:span text:style-name="T39">x</text:span></text:p>
            </draw:text-box>
          </draw:frame>
          <draw:frame draw:style-name="gr71" draw:text-style-name="P51" draw:layer="layout" svg:width="0.692cm" svg:height="1.381cm" svg:x="12.721cm" svg:y="16.832cm">
            <draw:text-box>
              <text:p><text:span text:style-name="T39">y</text:span></text:p>
            </draw:text-box>
          </draw:frame>
          <draw:frame draw:style-name="gr72" draw:text-style-name="P51" draw:layer="layout" svg:width="0.65cm" svg:height="1.381cm" svg:x="8.53cm" svg:y="14.364cm">
            <draw:text-box>
              <text:p><text:span text:style-name="T39">z</text:span></text:p>
            </draw:text-box>
          </draw:frame>
        </draw:g>
        <dr3d:scene draw:style-name="gr318"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9" draw:layer="layout"/>
        </dr3d:scene>
        <draw:line draw:style-name="gr190" draw:text-style-name="P2" draw:layer="layout" svg:x1="17.314cm" svg:y1="5.97cm" svg:x2="20.61cm" svg:y2="0.494cm">
          <text:p/>
        </draw:line>
        <presentation:notes draw:style-name="dp2">
          <draw:page-thumbnail draw:style-name="gr1" draw:layer="layout" svg:width="21.219cm" svg:height="10.476cm" svg:x="0.185cm" svg:y="2.123cm" draw:page-number="59" presentation:class="page"/>
          <draw:frame presentation:style-name="pr1" draw:text-style-name="P1"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g draw:style-name="gr20">
          <svg:title>TexMaths</svg:title>
          <svg:desc>72§latex§\qty{3}{N\,s}§svg§600§TRUE§</svg:desc>
          <draw:path draw:style-name="gr328" draw:text-style-name="P142" draw:layer="layout" svg:width="1.128cm" svg:height="1.786cm" svg:x="10.947cm" svg:y="9.484cm" svg:viewBox="0 0 1129 1787" svg:d="M1129 1169c0-121-50-222-137-286-64-44-122-65-251-87 201-157 280-272 280-423 0-222-187-373-467-373-173 0-288 50-410 172-24 103-48 206-72 309 26 0 53 0 79 0 14-46 29-91 43-137 29-86 187-172 324-172 158 0 295 129 295 287 0 194-151 352-331 352-15 0-77-5-115-7-10 43-19 86-29 129 5 5 10 9 14 14 101-43 144-50 216-50 209 0 331 129 331 359 0 258-158 423-388 423-123 0-223-36-295-108-65-50-94-107-144-244-24 8-48 15-72 22 58 158 79 244 93 373 130 43 245 65 338 65 302 0 698-266 698-618z">
            <text:p/>
          </draw:path>
          <draw:path draw:style-name="gr328" draw:text-style-name="P142" draw:layer="layout" svg:width="2.005cm" svg:height="1.793cm" svg:x="12.78cm" svg:y="9.477cm" svg:viewBox="0 0 2006 1794" svg:d="M2006 79c0-26 0-53 0-79-100 7-201 7-302 7-100 0-194 0-295-7 0 26 0 53 0 79 36 2 72 5 108 7 122 7 130 29 130 223 0 394 0 789 0 1183-403-497-806-995-1208-1492-46 2-87 7-137 7-122 0-201-5-302-7 0 26 0 53 0 79 36 2 72 5 108 7 115 7 129 29 129 223 0 377 0 755 0 1133 0 194-14 215-129 223-36 2-72 4-108 7 0 26 0 52 0 79 93-8 194-8 288-8 100 0 201 0 302 8 0-27 0-53 0-79-36-3-72-5-108-7-115-8-130-29-130-223 0-390 0-780 0-1169 398 492 796 985 1194 1478 77 14 153 28 230 43 0-29-14-72-14-94 0-464 0-928 0-1391 0-194 14-216 129-223 38-2 77-5 115-7z">
            <text:p/>
          </draw:path>
          <draw:path draw:style-name="gr328" draw:text-style-name="P142" draw:layer="layout" svg:width="0.912cm" svg:height="1.233cm" svg:x="15.326cm" svg:y="10.036cm" svg:viewBox="0 0 913 1234" svg:d="M913 811c0-79-21-137-72-187-64-64-151-93-374-136-201-43-273-93-273-208 0-122 86-194 245-194 165 0 294 86 294 208 0 19 0 38 0 58 24 0 48 0 72 0 0-151 8-209 15-287-137-43-223-65-331-65-288 0-467 143-467 366 0 122 50 208 165 258 72 36 208 72 374 108 115 29 165 79 165 179 0 137-129 230-309 230s-309-86-309-215c0-34 0-67 0-101-27 0-53 0-79 0 0 172-7 244-29 344 129 44 230 65 345 65 331 0 568-179 568-423z">
            <text:p/>
          </draw:path>
        </draw:g>
        <draw:line draw:style-name="gr329" draw:text-style-name="P2" draw:layer="layout" svg:x1="15.236cm" svg:y1="9.401cm" svg:x2="17.314cm" svg:y2="5.953cm">
          <text:p/>
        </draw:line>
        <draw:g draw:style-name="gr20">
          <draw:line draw:style-name="gr70" draw:text-style-name="P2" draw:layer="layout" svg:x1="10.14cm" svg:y1="19.728cm" svg:x2="8.449cm" svg:y2="14.893cm">
            <text:p/>
          </draw:line>
          <draw:line draw:style-name="gr70" draw:text-style-name="P2" draw:layer="layout" svg:x1="10.141cm" svg:y1="19.728cm" svg:x2="14.947cm" svg:y2="20.496cm">
            <text:p/>
          </draw:line>
          <draw:line draw:style-name="gr70" draw:text-style-name="P2" draw:layer="layout" svg:x1="10.141cm" svg:y1="19.728cm" svg:x2="12.893cm" svg:y2="17.24cm">
            <text:p/>
          </draw:line>
          <draw:frame draw:style-name="gr71" draw:text-style-name="P51" draw:layer="layout" svg:width="0.692cm" svg:height="1.381cm" svg:x="14.304cm" svg:y="19.33cm">
            <draw:text-box>
              <text:p><text:span text:style-name="T39">x</text:span></text:p>
            </draw:text-box>
          </draw:frame>
          <draw:frame draw:style-name="gr71" draw:text-style-name="P51" draw:layer="layout" svg:width="0.692cm" svg:height="1.381cm" svg:x="12.721cm" svg:y="16.832cm">
            <draw:text-box>
              <text:p><text:span text:style-name="T39">y</text:span></text:p>
            </draw:text-box>
          </draw:frame>
          <draw:frame draw:style-name="gr72" draw:text-style-name="P51" draw:layer="layout" svg:width="0.65cm" svg:height="1.381cm" svg:x="8.53cm" svg:y="14.364cm">
            <draw:text-box>
              <text:p><text:span text:style-name="T39">z</text:span></text:p>
            </draw:text-box>
          </draw:frame>
        </draw:g>
        <dr3d:scene draw:style-name="gr318"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9" draw:layer="layout"/>
        </dr3d:scene>
        <draw:line draw:style-name="gr190" draw:text-style-name="P2" draw:layer="layout" svg:x1="17.314cm" svg:y1="5.97cm" svg:x2="20.61cm" svg:y2="0.494cm">
          <text:p/>
        </draw:line>
        <presentation:notes draw:style-name="dp2">
          <draw:page-thumbnail draw:style-name="gr1" draw:layer="layout" svg:width="21.219cm" svg:height="10.476cm" svg:x="0.185cm" svg:y="2.123cm" draw:page-number="60" presentation:class="page"/>
          <draw:frame presentation:style-name="pr1" draw:text-style-name="P1"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g draw:style-name="gr20">
          <svg:title>TexMaths</svg:title>
          <svg:desc>72§latex§\qty{7}{N\,m\,s}?§svg§600§TRUE§</svg:desc>
          <draw:path draw:style-name="gr328" draw:text-style-name="P142"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328" draw:text-style-name="P142"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328" draw:text-style-name="P142"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328" draw:text-style-name="P142"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328" draw:text-style-name="P142"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329" draw:text-style-name="P2" draw:layer="layout" svg:x1="15.236cm" svg:y1="9.401cm" svg:x2="16.64cm" svg:y2="5.628cm">
          <text:p/>
        </draw:line>
        <draw:g draw:style-name="gr20">
          <draw:line draw:style-name="gr70" draw:text-style-name="P2" draw:layer="layout" svg:x1="10.14cm" svg:y1="19.728cm" svg:x2="8.449cm" svg:y2="14.893cm">
            <text:p/>
          </draw:line>
          <draw:line draw:style-name="gr70" draw:text-style-name="P2" draw:layer="layout" svg:x1="10.141cm" svg:y1="19.728cm" svg:x2="14.947cm" svg:y2="20.496cm">
            <text:p/>
          </draw:line>
          <draw:line draw:style-name="gr70" draw:text-style-name="P2" draw:layer="layout" svg:x1="10.141cm" svg:y1="19.728cm" svg:x2="12.893cm" svg:y2="17.24cm">
            <text:p/>
          </draw:line>
          <draw:frame draw:style-name="gr71" draw:text-style-name="P51" draw:layer="layout" svg:width="0.692cm" svg:height="1.381cm" svg:x="14.304cm" svg:y="19.33cm">
            <draw:text-box>
              <text:p><text:span text:style-name="T39">x</text:span></text:p>
            </draw:text-box>
          </draw:frame>
          <draw:frame draw:style-name="gr71" draw:text-style-name="P51" draw:layer="layout" svg:width="0.692cm" svg:height="1.381cm" svg:x="12.721cm" svg:y="16.832cm">
            <draw:text-box>
              <text:p><text:span text:style-name="T39">y</text:span></text:p>
            </draw:text-box>
          </draw:frame>
          <draw:frame draw:style-name="gr72" draw:text-style-name="P51" draw:layer="layout" svg:width="0.65cm" svg:height="1.381cm" svg:x="8.53cm" svg:y="14.364cm">
            <draw:text-box>
              <text:p><text:span text:style-name="T39">z</text:span></text:p>
            </draw:text-box>
          </draw:frame>
        </draw:g>
        <dr3d:scene draw:style-name="gr318"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9" draw:layer="layout"/>
        </dr3d:scene>
        <draw:polyline draw:style-name="gr330" draw:text-style-name="P2"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309" draw:text-style-name="P21"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331" draw:text-style-name="P2" draw:layer="layout" svg:x1="17.969cm" svg:y1="2.076cm" svg:x2="19.297cm" svg:y2="-1.495cm">
          <text:p/>
        </draw:line>
        <draw:line draw:style-name="gr331" draw:text-style-name="P2" draw:layer="layout" svg:x1="16.64cm" svg:y1="5.664cm" svg:x2="17.843cm" svg:y2="2.429cm">
          <text:p/>
        </draw:line>
        <presentation:notes draw:style-name="dp2">
          <draw:page-thumbnail draw:style-name="gr1" draw:layer="layout" svg:width="21.219cm" svg:height="10.476cm" svg:x="0.185cm" svg:y="2.123cm" draw:page-number="61" presentation:class="page"/>
          <draw:frame presentation:style-name="pr1" draw:text-style-name="P1"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g draw:style-name="gr20">
          <svg:title>TexMaths</svg:title>
          <svg:desc>72§latex§\qty{7}{N\,m\,s}§svg§600§TRUE§</svg:desc>
          <draw:path draw:style-name="gr328" draw:text-style-name="P142" draw:layer="layout" svg:width="1.143cm" svg:height="1.742cm" svg:x="10.647cm" svg:y="9.284cm" svg:viewBox="0 0 1144 1743" svg:d="M1144 79c0-26 0-53 0-79-274 14-295 14-568 14-267 0-310 0-554-14-8 5-15 10-22 14 2 89 7 158 7 266 0 100-5 172-7 258 24 0 48 0 72 0 7-48 14-96 22-143 14-158 35-180 151-180 225 0 450 0 676 0-101 208-180 352-274 510-206 327-412 655-618 983 7 12 14 24 21 35 39-2 69-7 115-7 47 0 77 5 116 7 107-272 172-437 395-839 156-275 312-550 468-825z">
            <text:p/>
          </draw:path>
          <draw:path draw:style-name="gr328" draw:text-style-name="P142" draw:layer="layout" svg:width="2.006cm" svg:height="1.793cm" svg:x="12.402cm" svg:y="9.277cm" svg:viewBox="0 0 2007 1794" svg:d="M2007 79c0-26 0-53 0-79-101 7-201 7-302 7s-194 0-295-7c0 26 0 53 0 79 38 2 77 5 115 7 115 7 130 29 130 223 0 394 0 789 0 1183-406-497-811-995-1216-1492-46 2-86 7-137 7-122 0-201-5-302-7 0 26 0 53 0 79 36 2 72 5 108 7 115 7 129 29 129 223 0 377 0 755 0 1133 0 194-14 215-129 223-36 2-72 4-108 7 0 26 0 52 0 79 94-8 194-8 288-8 100 0 208 0 309 8 0-27 0-53 0-79-38-3-77-5-115-7-115-8-129-29-129-223 0-390 0-780 0-1169 398 492 796 985 1194 1478 76 14 153 28 230 43 0-29-7-72-7-94 0-464 0-928 0-1391 0-194 14-216 129-223 36-2 72-5 108-7z">
            <text:p/>
          </draw:path>
          <draw:path draw:style-name="gr328" draw:text-style-name="P142" draw:layer="layout" svg:width="2.15cm" svg:height="1.19cm" svg:x="14.92cm" svg:y="9.836cm" svg:viewBox="0 0 2151 1191" svg:d="M2151 1191c0-26 0-53 0-79-38-2-77-5-115-7-86 0-94-22-94-179 0-173 0-345 0-517 0-251-151-409-381-409-86 0-165 29-209 65-64 57-129 114-194 172-79-165-180-237-352-237-94 0-166 29-216 65-58 55-115 110-173 165 0-72 0-144 0-216-7-4-14-9-21-14-130 57-259 93-396 108 0 24 0 47 0 71 31 0 62 0 94 0 100 0 115 15 115 180 0 189 0 378 0 567 0 157-8 179-94 179-38 2-77 5-115 7 0 26 0 53 0 79 101-7 209-7 317-7 100 0 201 0 302 7 0-26 0-53 0-79-36-2-72-5-108-7-87 0-94-22-94-179 0-177 0-354 0-531 0-115 166-237 317-237 136 0 230 129 230 316 0 150 0 301 0 452 0 157-7 179-94 179-38 2-76 5-115 7 0 26 0 53 0 79 108-7 209-7 317-7s209 0 316 7c0-26 0-53 0-79-38-2-76-5-115-7-86 0-93-22-93-179 0-177 0-354 0-531 0-115 165-237 316-237 137 0 231 129 231 316 0 239 0 478 0 717 64-7 136-7 201-7 72 0 151 0 223 7z">
            <text:p/>
          </draw:path>
          <draw:path draw:style-name="gr328" draw:text-style-name="P142" draw:layer="layout" svg:width="0.913cm" svg:height="1.233cm" svg:x="17.603cm" svg:y="9.836cm" svg:viewBox="0 0 914 1234" svg:d="M914 811c0-79-22-137-72-187-65-64-151-93-374-136-202-43-274-93-274-208 0-122 87-194 245-194 165 0 295 86 295 208 0 19 0 38 0 58 24 0 48 0 72 0 0-151 7-209 14-287-137-43-223-65-331-65-295 0-467 143-467 366 0 122 50 208 165 258 72 36 201 72 374 108 115 29 166 79 166 179 0 137-130 230-310 230s-316-86-316-215c0-34 0-67 0-101-24 0-48 0-72 0 0 172-7 244-29 344 129 44 230 65 345 65 331 0 569-179 569-423z">
            <text:p/>
          </draw:path>
        </draw:g>
        <draw:line draw:style-name="gr329" draw:text-style-name="P2" draw:layer="layout" svg:x1="15.236cm" svg:y1="9.401cm" svg:x2="16.64cm" svg:y2="5.628cm">
          <text:p/>
        </draw:line>
        <draw:g draw:style-name="gr20">
          <draw:line draw:style-name="gr70" draw:text-style-name="P2" draw:layer="layout" svg:x1="10.14cm" svg:y1="19.728cm" svg:x2="8.449cm" svg:y2="14.893cm">
            <text:p/>
          </draw:line>
          <draw:line draw:style-name="gr70" draw:text-style-name="P2" draw:layer="layout" svg:x1="10.141cm" svg:y1="19.728cm" svg:x2="14.947cm" svg:y2="20.496cm">
            <text:p/>
          </draw:line>
          <draw:line draw:style-name="gr70" draw:text-style-name="P2" draw:layer="layout" svg:x1="10.141cm" svg:y1="19.728cm" svg:x2="12.893cm" svg:y2="17.24cm">
            <text:p/>
          </draw:line>
          <draw:frame draw:style-name="gr71" draw:text-style-name="P51" draw:layer="layout" svg:width="0.692cm" svg:height="1.381cm" svg:x="14.304cm" svg:y="19.33cm">
            <draw:text-box>
              <text:p><text:span text:style-name="T39">x</text:span></text:p>
            </draw:text-box>
          </draw:frame>
          <draw:frame draw:style-name="gr71" draw:text-style-name="P51" draw:layer="layout" svg:width="0.692cm" svg:height="1.381cm" svg:x="12.721cm" svg:y="16.832cm">
            <draw:text-box>
              <text:p><text:span text:style-name="T39">y</text:span></text:p>
            </draw:text-box>
          </draw:frame>
          <draw:frame draw:style-name="gr72" draw:text-style-name="P51" draw:layer="layout" svg:width="0.65cm" svg:height="1.381cm" svg:x="8.53cm" svg:y="14.364cm">
            <draw:text-box>
              <text:p><text:span text:style-name="T39">z</text:span></text:p>
            </draw:text-box>
          </draw:frame>
        </draw:g>
        <dr3d:scene draw:style-name="gr318"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9" draw:layer="layout"/>
        </dr3d:scene>
        <draw:polyline draw:style-name="gr330" draw:text-style-name="P2"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309" draw:text-style-name="P21"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331" draw:text-style-name="P2" draw:layer="layout" svg:x1="17.969cm" svg:y1="2.076cm" svg:x2="19.297cm" svg:y2="-1.495cm">
          <text:p/>
        </draw:line>
        <draw:line draw:style-name="gr331" draw:text-style-name="P2" draw:layer="layout" svg:x1="16.64cm" svg:y1="5.664cm" svg:x2="17.843cm" svg:y2="2.429cm">
          <text:p/>
        </draw:line>
        <presentation:notes draw:style-name="dp2">
          <draw:page-thumbnail draw:style-name="gr1" draw:layer="layout" svg:width="21.219cm" svg:height="10.476cm" svg:x="0.185cm" svg:y="2.123cm" draw:page-number="62" presentation:class="page"/>
          <draw:frame presentation:style-name="pr1" draw:text-style-name="P1"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line draw:style-name="gr282" draw:text-style-name="P2" draw:layer="layout" svg:x1="15.236cm" svg:y1="9.601cm" svg:x2="17.98cm" svg:y2="7.532cm">
          <text:p/>
        </draw:line>
        <dr3d:scene draw:style-name="gr66"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67" draw:layer="layout"/>
        </dr3d:scene>
        <draw:line draw:style-name="gr76" draw:text-style-name="P2" draw:layer="layout" svg:x1="17.968cm" svg:y1="7.554cm" svg:x2="22.772cm" svg:y2="3.93cm">
          <text:p/>
        </draw:line>
        <draw:g draw:style-name="gr20">
          <draw:line draw:style-name="gr70" draw:text-style-name="P2" draw:layer="layout" svg:x1="10.18cm" svg:y1="18.129cm" svg:x2="8.489cm" svg:y2="13.294cm">
            <text:p/>
          </draw:line>
          <draw:line draw:style-name="gr70" draw:text-style-name="P2" draw:layer="layout" svg:x1="10.181cm" svg:y1="18.129cm" svg:x2="14.987cm" svg:y2="18.897cm">
            <text:p/>
          </draw:line>
          <draw:line draw:style-name="gr70" draw:text-style-name="P2" draw:layer="layout" svg:x1="10.181cm" svg:y1="18.129cm" svg:x2="12.933cm" svg:y2="15.641cm">
            <text:p/>
          </draw:line>
          <draw:frame draw:style-name="gr71" draw:text-style-name="P51" draw:layer="layout" svg:width="0.692cm" svg:height="1.381cm" svg:x="14.344cm" svg:y="17.731cm">
            <draw:text-box>
              <text:p><text:span text:style-name="T39">x</text:span></text:p>
            </draw:text-box>
          </draw:frame>
          <draw:frame draw:style-name="gr71" draw:text-style-name="P51" draw:layer="layout" svg:width="0.692cm" svg:height="1.381cm" svg:x="12.761cm" svg:y="15.233cm">
            <draw:text-box>
              <text:p><text:span text:style-name="T39">y</text:span></text:p>
            </draw:text-box>
          </draw:frame>
          <draw:frame draw:style-name="gr72" draw:text-style-name="P51" draw:layer="layout" svg:width="0.65cm" svg:height="1.381cm" svg:x="8.57cm" svg:y="12.765cm">
            <draw:text-box>
              <text:p><text:span text:style-name="T39">z</text:span></text:p>
            </draw:text-box>
          </draw:frame>
        </draw:g>
        <presentation:notes draw:style-name="dp2">
          <draw:page-thumbnail draw:style-name="gr1" draw:layer="layout" svg:width="21.219cm" svg:height="10.476cm" svg:x="0.185cm" svg:y="2.123cm" draw:page-number="63" presentation:class="page"/>
          <draw:frame presentation:style-name="pr1" draw:text-style-name="P1"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frame draw:style-name="gr26" draw:text-style-name="P2" draw:layer="layout" svg:width="6.277cm" svg:height="20.185cm" svg:x="12.541cm" svg:y="0.414cm">
          <draw:image xlink:href="Pictures/100000010000010000000337EA5CF0A7.png" xlink:type="simple" xlink:show="embed" xlink:actuate="onLoad" draw:mime-type="image/png">
            <text:p/>
          </draw:image>
        </draw:frame>
        <draw:custom-shape draw:style-name="gr332" draw:text-style-name="P166" draw:layer="layout" svg:width="4.238cm" svg:height="3.328cm" svg:x="13.422cm" svg:y="16.068cm">
          <text:p/>
          <draw:enhanced-geometry svg:viewBox="0 0 21600 21600" draw:type="rectangle" draw:enhanced-path="M 0 0 L 21600 0 21600 21600 0 21600 0 0 Z N"/>
        </draw:custom-shape>
        <draw:custom-shape draw:style-name="gr333" draw:text-style-name="P166"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34" draw:text-style-name="P2" draw:layer="layout" svg:x1="13.53cm" svg:y1="16.047cm" svg:x2="17.596cm" svg:y2="16.047cm">
          <text:p/>
        </draw:line>
        <draw:line draw:style-name="gr334" draw:text-style-name="P2" draw:layer="layout" svg:x1="14.068cm" svg:y1="20.203cm" svg:x2="17.058cm" svg:y2="20.203cm">
          <text:p/>
        </draw:line>
        <draw:frame draw:style-name="gr335" draw:text-style-name="P12" draw:layer="layout" svg:width="1.929cm" svg:height="1.661cm" svg:x="10.734cm" svg:y="14.875cm">
          <draw:text-box>
            <text:p><text:span text:style-name="T124">A</text:span><text:span text:style-name="T125">1</text:span></text:p>
          </draw:text-box>
        </draw:frame>
        <presentation:notes draw:style-name="dp2">
          <draw:page-thumbnail draw:style-name="gr1" draw:layer="layout" svg:width="21.219cm" svg:height="10.476cm" svg:x="0.185cm" svg:y="2.123cm" draw:page-number="64" presentation:class="page"/>
          <draw:frame presentation:style-name="pr1" draw:text-style-name="P1"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path draw:style-name="gr19" draw:text-style-name="P15"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336" draw:text-style-name="P167" draw:layer="layout" svg:width="1.103cm" svg:height="2.088cm" draw:transform="rotate (1.5707963267949) translate (15.185cm 15.3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37" draw:text-style-name="P109"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38" draw:text-style-name="P2" draw:layer="layout" svg:width="1.775cm" svg:height="3.356cm" draw:transform="rotate (1.5707963267949) translate (12.095cm 2.4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39" draw:text-style-name="P2" draw:layer="layout" svg:width="0.897cm" svg:height="1.695cm" draw:transform="rotate (1.5707963267949) translate (13.99cm 19.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340" draw:text-style-name="P168"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341" draw:text-style-name="P168"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342" draw:text-style-name="P2" draw:layer="layout" svg:width="14.036cm" svg:height="10.436cm" draw:transform="skewX (0.000523598775598373) rotate (1.03550384520824) translate (5.03144718644542cm 13.3874665483844cm)" svg:viewBox="0 0 14037 10437" svg:d="M14037 0c-6183 0-6118 5746-6705 7217-587 1470-5003 3032-7332 3220">
          <text:p/>
        </draw:path>
        <draw:path draw:style-name="gr342" draw:text-style-name="P2" draw:layer="layout" svg:width="14.46cm" svg:height="8.946cm" draw:transform="skewX (0.00034906585039891) rotate (1.03550384520824) translate (7.96535550904783cm 14.366084479542cm)" svg:viewBox="0 0 14461 8947" svg:d="M14461 7c-4907-186-4777 3359-5689 5725-912 2367-6443 3027-8772 3215">
          <text:p/>
        </draw:path>
        <draw:path draw:style-name="gr343" draw:text-style-name="P2"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98" draw:text-style-name="P169" draw:layer="layout" svg:width="1.429cm" svg:height="1.733cm" svg:x="13.402cm" svg:y="6.811cm">
          <draw:text-box>
            <text:p><text:span text:style-name="T126">J</text:span><text:span text:style-name="T127">1</text:span></text:p>
          </draw:text-box>
        </draw:frame>
        <draw:frame draw:style-name="gr344" draw:text-style-name="P169" draw:layer="layout" svg:width="1.924cm" svg:height="1.733cm" svg:x="12.81cm" svg:y="16.176cm">
          <draw:text-box>
            <text:p><text:span text:style-name="T128">-</text:span><text:span text:style-name="T126">J</text:span><text:span text:style-name="T127">2</text:span></text:p>
          </draw:text-box>
        </draw:frame>
        <draw:path draw:style-name="gr19" draw:text-style-name="P15"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345" draw:text-style-name="P170" draw:layer="layout" svg:width="1.488cm" svg:height="1.521cm" svg:x="15.668cm" svg:y="9.81cm">
          <draw:text-box>
            <text:p><text:span text:style-name="T129">N</text:span></text:p>
          </draw:text-box>
        </draw:frame>
        <presentation:notes draw:style-name="dp2">
          <draw:page-thumbnail draw:style-name="gr1" draw:layer="layout" svg:width="21.219cm" svg:height="10.476cm" svg:x="0.185cm" svg:y="2.123cm" draw:page-number="65" presentation:class="page"/>
          <draw:frame presentation:style-name="pr1" draw:text-style-name="P1"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custom-shape draw:style-name="gr336" draw:text-style-name="P167"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7" draw:text-style-name="P15" draw:layer="layout" svg:width="1.721cm" svg:height="0.199cm" draw:transform="skewX (-0.00191986217719373) rotate (2.19265713928048) translate (18.595934574571cm 11.3468875077116cm)" svg:viewBox="0 0 1722 200" svg:d="M1722 98c-364-2-284-100-576-98-262-1-293 198-582 200-284 0-204-90-564-94">
          <text:p/>
        </draw:path>
        <draw:path draw:style-name="gr17" draw:text-style-name="P15"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346" draw:text-style-name="P61" draw:layer="layout" svg:width="1.33cm" svg:height="2.512cm" draw:transform="rotate (0.152541776624304) translate (15.215cm 7.86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47" draw:text-style-name="P167"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38" draw:text-style-name="P2"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39" draw:text-style-name="P2" draw:layer="layout" svg:width="0.897cm" svg:height="1.695cm" draw:transform="rotate (0.76340701482232) translate (20.198cm 1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340" draw:text-style-name="P168"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341" draw:text-style-name="P168"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342" draw:text-style-name="P2"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342" draw:text-style-name="P2"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343" draw:text-style-name="P2"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348" draw:text-style-name="P171" draw:layer="layout" svg:width="1.209cm" svg:height="1.521cm" svg:x="13.605cm" svg:y="8.742cm">
          <draw:text-box>
            <text:p><text:span text:style-name="T130">v</text:span></text:p>
          </draw:text-box>
        </draw:frame>
        <draw:line draw:style-name="gr349" draw:text-style-name="P37" draw:layer="layout" svg:x1="15.897cm" svg:y1="9.043cm" svg:x2="13.578cm" svg:y2="8.863cm">
          <text:p/>
        </draw:line>
        <presentation:notes draw:style-name="dp2">
          <draw:page-thumbnail draw:style-name="gr1" draw:layer="layout" svg:width="21.219cm" svg:height="10.476cm" svg:x="0.185cm" svg:y="2.123cm" draw:page-number="66" presentation:class="page"/>
          <draw:frame presentation:style-name="pr1" draw:text-style-name="P1"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custom-shape draw:style-name="gr350" draw:text-style-name="P16" draw:layer="layout" svg:width="2.516cm" svg:height="8.583cm" svg:x="14.531cm" svg:y="9.787cm">
          <text:p/>
          <draw:enhanced-geometry svg:viewBox="0 0 21600 21600" draw:type="rectangle" draw:enhanced-path="M 0 0 L 21600 0 21600 21600 0 21600 0 0 Z N"/>
        </draw:custom-shape>
        <draw:custom-shape draw:style-name="gr351" draw:text-style-name="P63" draw:layer="layout" svg:width="1.963cm" svg:height="3.228cm" svg:x="14.786cm" svg:y="5.864cm">
          <text:p/>
          <draw:enhanced-geometry svg:viewBox="0 0 21600 21600" draw:type="rectangle" draw:enhanced-path="M 0 0 L 21600 0 21600 21600 0 21600 0 0 Z N"/>
        </draw:custom-shape>
        <draw:custom-shape draw:style-name="gr352" draw:text-style-name="P63"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2" draw:layer="layout" svg:x1="14.509cm" svg:y1="9.712cm" svg:x2="17.133cm" svg:y2="9.712cm">
          <text:p/>
        </draw:line>
        <draw:frame draw:style-name="gr26" draw:text-style-name="P2" draw:layer="layout" svg:width="13.831cm" svg:height="19.75cm" svg:x="8.834cm" svg:y="0.625cm">
          <draw:image xlink:href="Pictures/10000C2A000039FB000052C99C57C99C.svg" xlink:type="simple" xlink:show="embed" xlink:actuate="onLoad" draw:mime-type="image/svg+xml">
            <text:p/>
          </draw:image>
          <draw:image xlink:href="Pictures/100000010000023100000321E93B816E.png" xlink:type="simple" xlink:show="embed" xlink:actuate="onLoad" draw:mime-type="image/png"/>
        </draw:frame>
        <draw:line draw:style-name="gr354" draw:text-style-name="P37" draw:layer="layout" svg:x1="15.761cm" svg:y1="9.912cm" svg:x2="15.8cm" svg:y2="14.547cm">
          <text:p/>
        </draw:line>
        <presentation:notes draw:style-name="dp2">
          <draw:page-thumbnail draw:style-name="gr1" draw:layer="layout" svg:width="21.219cm" svg:height="10.476cm" svg:x="0.185cm" svg:y="2.123cm" draw:page-number="67" presentation:class="page"/>
          <draw:frame presentation:style-name="pr1" draw:text-style-name="P1"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custom-shape draw:style-name="gr124" draw:text-style-name="P16" draw:layer="layout" svg:width="2.392cm" svg:height="7.864cm" svg:x="8.768cm" svg:y="5.178cm">
          <text:p/>
          <draw:enhanced-geometry svg:viewBox="0 0 21600 21600" draw:type="rectangle" draw:enhanced-path="M 0 0 L 21600 0 21600 21600 0 21600 0 0 Z N"/>
        </draw:custom-shape>
        <draw:line draw:style-name="gr139" draw:text-style-name="P2" draw:layer="layout" svg:x1="8.586cm" svg:y1="5.042cm" svg:x2="11.389cm" svg:y2="5.042cm">
          <text:p/>
        </draw:line>
        <draw:line draw:style-name="gr22" draw:text-style-name="P2" draw:layer="layout" svg:x1="8.684cm" svg:y1="3.18cm" svg:x2="8.684cm" svg:y2="13.145cm">
          <text:p/>
        </draw:line>
        <draw:line draw:style-name="gr22" draw:text-style-name="P2" draw:layer="layout" svg:x1="11.284cm" svg:y1="3.18cm" svg:x2="11.284cm" svg:y2="13.145cm">
          <text:p/>
        </draw:line>
        <draw:line draw:style-name="gr22" draw:text-style-name="P2" draw:layer="layout" svg:x1="8.585cm" svg:y1="13.042cm" svg:x2="11.388cm" svg:y2="13.042cm">
          <text:p/>
        </draw:line>
        <draw:g draw:style-name="gr20">
          <svg:title>TexMaths</svg:title>
          <svg:desc>28§latex§$$A$$§svg§600§TRUE§</svg:desc>
          <draw:path draw:style-name="gr127" draw:text-style-name="P71"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128" draw:text-style-name="P37" draw:layer="layout" svg:x1="9.951cm" svg:y1="5.037cm" svg:x2="9.951cm" svg:y2="2.711cm">
          <text:p/>
        </draw:line>
        <draw:g draw:style-name="gr20">
          <svg:title>TexMaths</svg:title>
          <svg:desc>28§latex§$$V$$§svg§600§TRUE§</svg:desc>
          <draw:path draw:style-name="gr132" draw:text-style-name="P75"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20">
          <svg:title>TexMaths</svg:title>
          <svg:desc>28§latex§$$\yv$$§svg§600§TRUE§</svg:desc>
          <draw:path draw:style-name="gr127" draw:text-style-name="P71"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1" draw:layer="layout" svg:width="21.219cm" svg:height="10.476cm" svg:x="0.185cm" svg:y="2.123cm" draw:page-number="68" presentation:class="page"/>
          <draw:frame presentation:style-name="pr1" draw:text-style-name="P1" draw:layer="layout" svg:width="16.771cm" svg:height="12.572cm" svg:x="2.409cm" svg:y="13.271cm" presentation:class="notes" presentation:placeholder="true">
            <draw:text-box/>
          </draw:frame>
        </presentation:notes>
      </draw:page>
      <draw:page draw:name="page69" draw:style-name="dp1" draw:master-page-name="Default">
        <office:forms form:automatic-focus="false" form:apply-design-mode="false"/>
        <draw:line draw:style-name="gr355" draw:text-style-name="P2" draw:layer="layout" svg:x1="5.08cm" svg:y1="6.596cm" svg:x2="5.08cm" svg:y2="1.162cm">
          <text:p/>
        </draw:line>
        <draw:line draw:style-name="gr356" draw:text-style-name="P2" draw:layer="layout" svg:x1="1.309cm" svg:y1="7.377cm" svg:x2="9.14cm" svg:y2="7.377cm">
          <text:p/>
        </draw:line>
        <draw:frame draw:style-name="gr357" draw:text-style-name="P172" draw:layer="layout" svg:width="0.875cm" svg:height="0.992cm" svg:x="7.881cm" svg:y="7.27cm">
          <draw:text-box>
            <text:p><text:span text:style-name="T131">x</text:span></text:p>
          </draw:text-box>
        </draw:frame>
        <draw:custom-shape draw:style-name="gr358" draw:text-style-name="P20"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8" draw:text-style-name="P20"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9" draw:text-style-name="P173" draw:layer="layout" svg:width="1.121cm" svg:height="1.17cm" svg:x="7.636cm" svg:y="4.282cm">
          <draw:text-box>
            <text:p><text:span text:style-name="T132">x</text:span><text:span text:style-name="T133">b</text:span></text:p>
          </draw:text-box>
        </draw:frame>
        <draw:frame draw:style-name="gr360" draw:text-style-name="P173" draw:layer="layout" svg:width="1.112cm" svg:height="1.17cm" svg:x="1.644cm" svg:y="4.282cm">
          <draw:text-box>
            <text:p><text:span text:style-name="T132">x</text:span><text:span text:style-name="T133">a</text:span></text:p>
          </draw:text-box>
        </draw:frame>
        <draw:frame draw:style-name="gr361" draw:text-style-name="P174" draw:layer="layout" svg:width="1.192cm" svg:height="1.17cm" svg:x="1.457cm" svg:y="2.792cm">
          <draw:text-box>
            <text:p><text:span text:style-name="T134">T</text:span><text:span text:style-name="T135">a</text:span></text:p>
          </draw:text-box>
        </draw:frame>
        <draw:frame draw:style-name="gr362" draw:text-style-name="P174" draw:layer="layout" svg:width="1.201cm" svg:height="1.17cm" svg:x="7.478cm" svg:y="2.792cm">
          <draw:text-box>
            <text:p><text:span text:style-name="T134">T</text:span><text:span text:style-name="T135">b</text:span></text:p>
          </draw:text-box>
        </draw:frame>
        <draw:frame draw:style-name="gr363" draw:text-style-name="P175" draw:layer="layout" svg:width="1.078cm" svg:height="0.992cm" svg:x="5.379cm" svg:y="3.792cm">
          <draw:text-box>
            <text:p><text:span text:style-name="T136">Q</text:span></text:p>
          </draw:text-box>
        </draw:frame>
        <draw:frame draw:style-name="gr364" draw:text-style-name="P175" draw:layer="layout" svg:width="1.451cm" svg:height="0.992cm" svg:x="3.379cm" svg:y="3.792cm">
          <draw:text-box>
            <text:p><text:span text:style-name="T136">–</text:span><text:span text:style-name="T136">Q</text:span></text:p>
          </draw:text-box>
        </draw:frame>
        <draw:line draw:style-name="gr355" draw:text-style-name="P2" draw:layer="layout" svg:x1="18.242cm" svg:y1="13.156cm" svg:x2="18.242cm" svg:y2="7.722cm">
          <text:p/>
        </draw:line>
        <draw:line draw:style-name="gr356" draw:text-style-name="P2" draw:layer="layout" svg:x1="14.296cm" svg:y1="14.337cm" svg:x2="22.127cm" svg:y2="14.337cm">
          <text:p/>
        </draw:line>
        <draw:frame draw:style-name="gr357" draw:text-style-name="P172" draw:layer="layout" svg:width="0.875cm" svg:height="0.992cm" svg:x="20.868cm" svg:y="14.23cm">
          <draw:text-box>
            <text:p><text:span text:style-name="T131">x</text:span></text:p>
          </draw:text-box>
        </draw:frame>
        <draw:frame draw:style-name="gr361" draw:text-style-name="P174" draw:layer="layout" svg:width="1.192cm" svg:height="1.17cm" svg:x="15.793cm" svg:y="9.2cm">
          <draw:text-box>
            <text:p><text:span text:style-name="T134">T</text:span><text:span text:style-name="T135">a</text:span></text:p>
          </draw:text-box>
        </draw:frame>
        <draw:frame draw:style-name="gr362" draw:text-style-name="P174" draw:layer="layout" svg:width="1.201cm" svg:height="1.17cm" svg:x="19.365cm" svg:y="9.2cm">
          <draw:text-box>
            <text:p><text:span text:style-name="T134">T</text:span><text:span text:style-name="T135">b</text:span></text:p>
          </draw:text-box>
        </draw:frame>
        <draw:frame draw:style-name="gr363" draw:text-style-name="P175" draw:layer="layout" svg:width="1.078cm" svg:height="0.992cm" svg:x="17.722cm" svg:y="10.352cm">
          <draw:text-box>
            <text:p><text:span text:style-name="T136">Q</text:span></text:p>
          </draw:text-box>
        </draw:frame>
        <draw:frame draw:style-name="gr364" draw:text-style-name="P175" draw:layer="layout" svg:width="1.451cm" svg:height="0.992cm" svg:x="8.788cm" svg:y="10.352cm">
          <draw:text-box>
            <text:p><text:span text:style-name="T136">–</text:span><text:span text:style-name="T136">Q</text:span></text:p>
          </draw:text-box>
        </draw:frame>
        <draw:frame draw:style-name="gr26" draw:text-style-name="P2" draw:layer="layout" svg:width="0.603cm" svg:height="2.902cm" svg:x="15.39cm" svg:y="8.534cm">
          <draw:image xlink:href="Pictures/10000000000000FF000004DA7DD9711C.jpg" xlink:type="simple" xlink:show="embed" xlink:actuate="onLoad" draw:mime-type="image/jpeg">
            <text:p/>
          </draw:image>
        </draw:frame>
        <draw:frame draw:style-name="gr26" draw:text-style-name="P2" draw:layer="layout" svg:width="0.603cm" svg:height="2.902cm" svg:x="20.491cm" svg:y="8.534cm">
          <draw:image xlink:href="Pictures/10000000000000FF000004DA7DD9711C.jpg" xlink:type="simple" xlink:show="embed" xlink:actuate="onLoad" draw:mime-type="image/jpeg">
            <text:p/>
          </draw:image>
        </draw:frame>
        <draw:path draw:style-name="gr365" draw:text-style-name="P15" draw:layer="layout" svg:width="2.341cm" svg:height="0.273cm" svg:x="17.002cm" svg:y="11.344cm" svg:viewBox="0 0 2342 274" svg:d="M0 137c494-3 386-139 784-137 356-2 397 274 791 274 386 0 277-125 767-131">
          <text:p/>
        </draw:path>
        <presentation:notes draw:style-name="dp2">
          <draw:page-thumbnail draw:style-name="gr1" draw:layer="layout" svg:width="21.219cm" svg:height="10.476cm" svg:x="0.185cm" svg:y="2.123cm" draw:page-number="69" presentation:class="page"/>
          <draw:frame presentation:style-name="pr1" draw:text-style-name="P1"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line draw:style-name="gr366" draw:text-style-name="P2" draw:layer="layout" svg:x1="13.016cm" svg:y1="6.066cm" svg:x2="17.322cm" svg:y2="3.58cm">
          <text:p/>
        </draw:line>
        <draw:g draw:style-name="gr30">
          <draw:path draw:style-name="gr292" draw:text-style-name="P2"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367" draw:text-style-name="P2" draw:layer="layout" svg:x1="17.992cm" svg:y1="6.086cm" svg:x2="19.713cm" svg:y2="5.092cm">
            <text:p/>
          </draw:line>
          <draw:custom-shape draw:style-name="gr294" draw:text-style-name="P21" draw:layer="layout" svg:width="0.406cm" svg:height="0.409cm" draw:transform="rotate (-1.0471975511966) translate (20.857cm 4.197cm)">
            <text:p/>
            <draw:enhanced-geometry svg:viewBox="0 0 21600 21600" draw:type="rectangle" draw:enhanced-path="M 0 0 L 21600 0 21600 21600 0 21600 0 0 Z N"/>
          </draw:custom-shape>
          <draw:line draw:style-name="gr368" draw:text-style-name="P2" draw:layer="layout" svg:x1="20.019cm" svg:y1="4.916cm" svg:x2="22.344cm" svg:y2="3.573cm">
            <text:p/>
          </draw:line>
        </draw:g>
        <draw:line draw:style-name="gr369" draw:text-style-name="P2" draw:layer="layout" svg:x1="9.683cm" svg:y1="11.025cm" svg:x2="14.655cm" svg:y2="11.025cm">
          <text:p/>
        </draw:line>
        <draw:g draw:style-name="gr30">
          <draw:path draw:style-name="gr292" draw:text-style-name="P2"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367" draw:text-style-name="P2" draw:layer="layout" svg:x1="15.555cm" svg:y1="11.019cm" svg:x2="17.542cm" svg:y2="11.019cm">
            <text:p/>
          </draw:line>
          <draw:custom-shape draw:style-name="gr294" draw:text-style-name="P21"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368" draw:text-style-name="P2" draw:layer="layout" svg:x1="17.896cm" svg:y1="11.019cm" svg:x2="20.581cm" svg:y2="11.019cm">
            <text:p/>
          </draw:line>
        </draw:g>
        <draw:line draw:style-name="gr369" draw:text-style-name="P2" draw:layer="layout" svg:x1="9.683cm" svg:y1="15.012cm" svg:x2="14.655cm" svg:y2="15.012cm">
          <text:p/>
        </draw:line>
        <draw:path draw:style-name="gr370" draw:text-style-name="P2"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367" draw:text-style-name="P2" draw:layer="layout" svg:x1="15.555cm" svg:y1="15.018cm" svg:x2="17.542cm" svg:y2="15.018cm">
          <text:p/>
        </draw:line>
        <draw:custom-shape draw:style-name="gr371" draw:text-style-name="P176"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368" draw:text-style-name="P2" draw:layer="layout" svg:x1="17.896cm" svg:y1="15.018cm" svg:x2="20.581cm" svg:y2="15.018cm">
          <text:p/>
        </draw:line>
        <draw:line draw:style-name="gr372" draw:text-style-name="P2" draw:layer="layout" svg:x1="8.185cm" svg:y1="17.101cm" svg:x2="22.15cm" svg:y2="17.113cm">
          <text:p/>
        </draw:line>
        <draw:custom-shape draw:style-name="gr373" draw:text-style-name="P177"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1" draw:layer="layout" svg:width="21.219cm" svg:height="10.476cm" svg:x="0.185cm" svg:y="2.123cm" draw:page-number="70" presentation:class="page"/>
          <draw:frame presentation:style-name="pr1" draw:text-style-name="P1" draw:layer="layout" svg:width="16.771cm" svg:height="12.572cm" svg:x="2.409cm" svg:y="13.271cm" presentation:class="notes" presentation:placeholder="true">
            <draw:text-box/>
          </draw:frame>
        </presentation:notes>
      </draw:page>
      <draw:page draw:name="page71" draw:style-name="dp1" draw:master-page-name="Default">
        <office:forms form:automatic-focus="false" form:apply-design-mode="false"/>
        <draw:g draw:style-name="gr30">
          <draw:g draw:style-name="gr30">
            <draw:path draw:style-name="gr374" draw:text-style-name="P2"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375" draw:text-style-name="P2" draw:layer="layout" svg:x1="20.013cm" svg:y1="8.892cm" svg:x2="22.207cm" svg:y2="6.696cm">
              <text:p/>
            </draw:line>
            <draw:custom-shape draw:style-name="gr376" draw:text-style-name="P21"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377" draw:text-style-name="P2" draw:layer="layout" svg:x1="22.446cm" svg:y1="6.458cm" svg:x2="25.355cm" svg:y2="3.547cm">
              <text:p/>
            </draw:line>
          </draw:g>
          <draw:g draw:style-name="gr30">
            <draw:path draw:style-name="gr378" draw:text-style-name="P2"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379" draw:text-style-name="P2" draw:layer="layout" svg:x1="22.526cm" svg:y1="13.244cm" svg:x2="21.532cm" svg:y2="11.523cm">
              <text:p/>
            </draw:line>
            <draw:custom-shape draw:style-name="gr380" draw:text-style-name="P21"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381" draw:text-style-name="P2" draw:layer="layout" svg:x1="21.356cm" svg:y1="11.216cm" svg:x2="20.013cm" svg:y2="8.891cm">
              <text:p/>
            </draw:line>
          </draw:g>
          <draw:g draw:style-name="gr30">
            <draw:path draw:style-name="gr382" draw:text-style-name="P2"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383" draw:text-style-name="P2" draw:layer="layout" svg:x1="22.572cm" svg:y1="13.286cm" svg:x2="23.613cm" svg:y2="9.644cm">
              <text:p/>
            </draw:line>
            <draw:custom-shape draw:style-name="gr384" draw:text-style-name="P21"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385" draw:text-style-name="P2" draw:layer="layout" svg:x1="23.726cm" svg:y1="9.251cm" svg:x2="25.355cm" svg:y2="3.546cm">
              <text:p/>
            </draw:line>
          </draw:g>
        </draw:g>
        <draw:g draw:style-name="gr30">
          <draw:path draw:style-name="gr386" draw:text-style-name="P2"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387" draw:text-style-name="P2" draw:layer="layout" svg:x1="10.712cm" svg:y1="11.089cm" svg:x2="12.906cm" svg:y2="8.893cm">
            <text:p/>
          </draw:line>
          <draw:custom-shape draw:style-name="gr388" draw:text-style-name="P21"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389" draw:text-style-name="P2" draw:layer="layout" svg:x1="13.145cm" svg:y1="8.655cm" svg:x2="16.054cm" svg:y2="5.744cm">
            <text:p/>
          </draw:line>
        </draw:g>
        <draw:g draw:style-name="gr30">
          <draw:path draw:style-name="gr390" draw:text-style-name="P2"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391" draw:text-style-name="P2" draw:layer="layout" svg:x1="6.803cm" svg:y1="10.593cm" svg:x2="5.809cm" svg:y2="8.872cm">
            <text:p/>
          </draw:line>
          <draw:custom-shape draw:style-name="gr392" draw:text-style-name="P21"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393" draw:text-style-name="P2" draw:layer="layout" svg:x1="5.633cm" svg:y1="8.565cm" svg:x2="4.29cm" svg:y2="6.24cm">
            <text:p/>
          </draw:line>
        </draw:g>
        <draw:frame draw:style-name="gr394" draw:text-style-name="P146" draw:layer="layout" svg:width="1.357cm" svg:height="1.661cm" svg:x="8.079cm" svg:y="7.586cm">
          <draw:text-box>
            <text:p><text:span text:style-name="T137">+</text:span></text:p>
          </draw:text-box>
        </draw:frame>
        <draw:frame draw:style-name="gr394" draw:text-style-name="P146" draw:layer="layout" svg:width="1.357cm" svg:height="1.661cm" svg:x="17.53cm" svg:y="7.586cm">
          <draw:text-box>
            <text:p><text:span text:style-name="T137">=</text:span></text:p>
          </draw:text-box>
        </draw:frame>
        <presentation:notes draw:style-name="dp2">
          <draw:page-thumbnail draw:style-name="gr1" draw:layer="layout" svg:width="21.219cm" svg:height="10.476cm" svg:x="0.185cm" svg:y="2.123cm" draw:page-number="71" presentation:class="page"/>
          <draw:frame presentation:style-name="pr1" draw:text-style-name="P1" draw:layer="layout" svg:width="16.771cm" svg:height="12.572cm" svg:x="2.409cm" svg:y="13.271cm" presentation:class="notes" presentation:placeholder="true">
            <draw:text-box/>
          </draw:frame>
        </presentation:notes>
      </draw:page>
      <draw:page draw:name="page72" draw:style-name="dp1" draw:master-page-name="Default">
        <office:forms form:automatic-focus="false" form:apply-design-mode="false"/>
        <draw:frame draw:style-name="gr26" draw:text-style-name="P2" draw:layer="layout" svg:width="5.181cm" svg:height="3.657cm" svg:x="6.807cm" svg:y="0.288cm">
          <draw:image xlink:href="Pictures/1000000000000264000001B08C16F9CE.jpg" xlink:type="simple" xlink:show="embed" xlink:actuate="onLoad" draw:mime-type="image/jpeg">
            <text:p/>
          </draw:image>
        </draw:frame>
        <draw:custom-shape draw:style-name="gr395" draw:text-style-name="P138"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6" draw:text-style-name="P44" draw:layer="layout" svg:x1="6.73cm" svg:y1="16.007cm" svg:x2="9.503cm" svg:y2="2.107cm">
          <text:p/>
        </draw:line>
        <draw:line draw:style-name="gr397" draw:text-style-name="P44" draw:layer="layout" svg:x1="6.739cm" svg:y1="15.998cm" svg:x2="7.323cm" svg:y2="11.62cm">
          <text:p/>
        </draw:line>
        <draw:g draw:style-name="gr20">
          <svg:title>TexMaths</svg:title>
          <svg:desc>36§display§r_{\text{e}}§svg§600§TRUE§</svg:desc>
          <draw:path draw:style-name="gr398" draw:text-style-name="P178"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398" draw:text-style-name="P178"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20">
          <svg:title>TexMaths</svg:title>
          <svg:desc>36§display§r_{\text{s}}§svg§600§TRUE§</svg:desc>
          <draw:path draw:style-name="gr281" draw:text-style-name="P142"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281" draw:text-style-name="P142"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399" draw:text-style-name="P179" draw:layer="layout" svg:width="1.912cm" svg:height="1.661cm" svg:x="5.823cm" svg:y="9.959cm">
          <draw:text-box>
            <text:p><text:span text:style-name="T138"></text:span></text:p>
          </draw:text-box>
        </draw:frame>
        <draw:frame draw:style-name="gr399" draw:text-style-name="P180" draw:layer="layout" svg:width="1.912cm" svg:height="1.661cm" svg:x="9.084cm" svg:y="2.88cm">
          <draw:text-box>
            <text:p><text:span text:style-name="T139"></text:span></text:p>
          </draw:text-box>
        </draw:frame>
        <presentation:notes draw:style-name="dp2">
          <draw:page-thumbnail draw:style-name="gr1" draw:layer="layout" svg:width="21.219cm" svg:height="10.476cm" svg:x="0.185cm" svg:y="2.123cm" draw:page-number="72" presentation:class="page"/>
          <draw:frame presentation:style-name="pr1" draw:text-style-name="P1"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path draw:style-name="gr400" draw:text-style-name="P181"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401" draw:text-style-name="P15"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30">
          <draw:custom-shape draw:style-name="gr402" draw:text-style-name="P15"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03" draw:text-style-name="P15" draw:layer="layout" svg:width="2.286cm" svg:height="0.94cm" draw:transform="rotate (-2.99533406227267) translate (21.041cm 7.399cm)" draw:kind="arc" draw:start-angle="218.62" draw:end-angle="318.07">
            <text:p/>
          </draw:ellipse>
        </draw:g>
        <draw:g draw:style-name="gr30">
          <draw:custom-shape draw:style-name="gr402" draw:text-style-name="P15"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04" draw:text-style-name="P15" draw:layer="layout" svg:width="2.286cm" svg:height="0.94cm" draw:transform="rotate (-2.96304547111077) translate (21.262cm 7.94cm)" draw:kind="arc" draw:start-angle="218.62" draw:end-angle="318.07">
            <text:p/>
          </draw:ellipse>
        </draw:g>
        <draw:g draw:style-name="gr30">
          <draw:custom-shape draw:style-name="gr402" draw:text-style-name="P15"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04" draw:text-style-name="P15" draw:layer="layout" svg:width="2.286cm" svg:height="0.94cm" draw:transform="rotate (-2.8944540315074) translate (21.302cm 9.633cm)" draw:kind="arc" draw:start-angle="218.62" draw:end-angle="318.07">
            <text:p/>
          </draw:ellipse>
        </draw:g>
        <draw:g draw:style-name="gr30">
          <draw:custom-shape draw:style-name="gr402" draw:text-style-name="P15"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04" draw:text-style-name="P15" draw:layer="layout" svg:width="2.286cm" svg:height="0.94cm" draw:transform="rotate (-2.86687782932589) translate (21.816cm 9.978cm)" draw:kind="arc" draw:start-angle="218.62" draw:end-angle="318.07">
            <text:p/>
          </draw:ellipse>
        </draw:g>
        <draw:g draw:style-name="gr30">
          <draw:custom-shape draw:style-name="gr402" draw:text-style-name="P15"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04" draw:text-style-name="P15" draw:layer="layout" svg:width="2.286cm" svg:height="0.94cm" draw:transform="rotate (-2.97875343437872) translate (22.355cm 11.208cm)" draw:kind="arc" draw:start-angle="218.62" draw:end-angle="318.07">
            <text:p/>
          </draw:ellipse>
        </draw:g>
        <draw:g draw:style-name="gr30">
          <draw:custom-shape draw:style-name="gr402" draw:text-style-name="P15"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04" draw:text-style-name="P15" draw:layer="layout" svg:width="2.286cm" svg:height="0.94cm" draw:transform="rotate (-2.97718263805193) translate (22.674cm 11.427cm)" draw:kind="arc" draw:start-angle="218.62" draw:end-angle="318.07">
            <text:p/>
          </draw:ellipse>
        </draw:g>
        <draw:g draw:style-name="gr30">
          <draw:custom-shape draw:style-name="gr402" draw:text-style-name="P15"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04" draw:text-style-name="P15" draw:layer="layout" svg:width="2.286cm" svg:height="0.94cm" draw:transform="rotate (3.12710642079824) translate (23.074cm 11.789cm)" draw:kind="arc" draw:start-angle="218.62" draw:end-angle="318.07">
            <text:p/>
          </draw:ellipse>
        </draw:g>
        <draw:g draw:style-name="gr30">
          <draw:custom-shape draw:style-name="gr402" draw:text-style-name="P15"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04" draw:text-style-name="P15" draw:layer="layout" svg:width="2.286cm" svg:height="0.94cm" draw:transform="rotate (-3.14159265358979) translate (23.256cm 12.069cm)" draw:kind="arc" draw:start-angle="218.62" draw:end-angle="318.07">
            <text:p/>
          </draw:ellipse>
        </draw:g>
        <draw:g draw:style-name="gr30">
          <draw:custom-shape draw:style-name="gr402" draw:text-style-name="P15"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04" draw:text-style-name="P15" draw:layer="layout" svg:width="2.286cm" svg:height="0.94cm" draw:transform="rotate (3.03914182649773) translate (22.822cm 12.646cm)" draw:kind="arc" draw:start-angle="218.62" draw:end-angle="318.07">
            <text:p/>
          </draw:ellipse>
        </draw:g>
        <draw:g draw:style-name="gr30">
          <draw:custom-shape draw:style-name="gr402" draw:text-style-name="P15"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04" draw:text-style-name="P15" draw:layer="layout" svg:width="2.286cm" svg:height="0.94cm" draw:transform="rotate (-3.14159265358979) translate (21.629cm 14.998cm)" draw:kind="arc" draw:start-angle="218.62" draw:end-angle="318.07">
            <text:p/>
          </draw:ellipse>
        </draw:g>
        <draw:g draw:style-name="gr30">
          <draw:custom-shape draw:style-name="gr402" draw:text-style-name="P15"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04" draw:text-style-name="P15" draw:layer="layout" svg:width="2.286cm" svg:height="0.94cm" draw:transform="rotate (2.38953027890544) translate (19.773cm 16.583cm)" draw:kind="arc" draw:start-angle="218.62" draw:end-angle="318.07">
            <text:p/>
          </draw:ellipse>
        </draw:g>
        <draw:g draw:style-name="gr30">
          <draw:custom-shape draw:style-name="gr402" draw:text-style-name="P15"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04" draw:text-style-name="P15" draw:layer="layout" svg:width="2.286cm" svg:height="0.94cm" draw:transform="rotate (2.59233753798718) translate (20.263cm 15.908cm)" draw:kind="arc" draw:start-angle="218.62" draw:end-angle="318.07">
            <text:p/>
          </draw:ellipse>
        </draw:g>
        <draw:path draw:style-name="gr405" draw:text-style-name="P2"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400" draw:text-style-name="P181"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406" draw:text-style-name="P53"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6" draw:text-style-name="P53"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6" draw:text-style-name="P53"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6" draw:text-style-name="P53"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6" draw:text-style-name="P53"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6" draw:text-style-name="P53"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6" draw:text-style-name="P53"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6" draw:text-style-name="P53"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6" draw:text-style-name="P53"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6" draw:text-style-name="P53"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6" draw:text-style-name="P53"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6" draw:text-style-name="P53"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6" draw:text-style-name="P53"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6" draw:text-style-name="P53"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6" draw:text-style-name="P53"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6" draw:text-style-name="P53"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6" draw:text-style-name="P53"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6" draw:text-style-name="P53"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6" draw:text-style-name="P53"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6" draw:text-style-name="P53"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6" draw:text-style-name="P53"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6" draw:text-style-name="P53"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73" presentation:class="page"/>
          <draw:frame presentation:style-name="pr1" draw:text-style-name="P1"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path draw:style-name="gr407" draw:text-style-name="P182"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20">
          <svg:title>TexMaths</svg:title>
          <svg:desc>44§display§\qty{8}{J}§svg§600§TRUE§</svg:desc>
          <draw:path draw:style-name="gr408" draw:text-style-name="P57"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408" draw:text-style-name="P57"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407" draw:text-style-name="P182"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20">
          <svg:title>TexMaths</svg:title>
          <svg:desc>44§display§\qty{-6}{C}§svg§600§TRUE§</svg:desc>
          <draw:path draw:style-name="gr281" draw:text-style-name="P142" draw:layer="layout" svg:width="1.203cm" svg:height="0.134cm" svg:x="20.96cm" svg:y="9.088cm" svg:viewBox="0 0 1204 135" svg:d="M0 0c401 0 803 0 1204 0 0 45 0 90 0 135-401 0-803 0-1204 0 0-45 0-90 0-135z">
            <text:p/>
          </draw:path>
          <draw:path draw:style-name="gr281" draw:text-style-name="P142"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281" draw:text-style-name="P142"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409" draw:text-style-name="P183" draw:layer="layout" svg:width="5.357cm" svg:height="2.579cm" svg:x="1.652cm" svg:y="16.707cm">
          <draw:text-box>
            <text:p><text:span text:style-name="T140">– </text:span><text:span text:style-name="T140">6 C</text:span></text:p>
          </draw:text-box>
        </draw:frame>
        <presentation:notes draw:style-name="dp2">
          <draw:page-thumbnail draw:style-name="gr1" draw:layer="layout" svg:width="21.219cm" svg:height="10.476cm" svg:x="0.185cm" svg:y="2.123cm" draw:page-number="74" presentation:class="page"/>
          <draw:frame presentation:style-name="pr1" draw:text-style-name="P1" draw:layer="layout" svg:width="16.771cm" svg:height="12.572cm" svg:x="2.409cm" svg:y="13.271cm" presentation:class="notes" presentation:placeholder="true">
            <draw:text-box/>
          </draw:frame>
        </presentation:notes>
      </draw:page>
      <draw:page draw:name="page75" draw:style-name="dp1" draw:master-page-name="Default">
        <office:forms form:automatic-focus="false" form:apply-design-mode="false"/>
        <draw:path draw:style-name="gr410" draw:text-style-name="P2" draw:layer="layout" svg:width="6.451cm" svg:height="6.308cm" draw:transform="skewX (0.00174532925199438) rotate (-2.41518661890975) translate (11.2676684528665cm 5.47194917556963cm)" svg:viewBox="0 0 6452 6309" svg:d="M0 6309c848-1274 1729-2236 1650-3102s-296-2184 596-2727 4083-1048 4206 1011">
          <text:p/>
        </draw:path>
        <draw:line draw:style-name="gr411" draw:text-style-name="P184" draw:layer="layout" svg:x1="0.956cm" svg:y1="1.615cm" svg:x2="4.312cm" svg:y2="0.711cm">
          <text:p/>
        </draw:line>
        <draw:path draw:style-name="gr412" draw:text-style-name="P15" draw:layer="layout" svg:width="4.129cm" svg:height="0.473cm" draw:transform="rotate (0.311715804406187) translate (6.46931879133319cm 5.2908278584806cm)" svg:viewBox="0 0 4130 474" svg:d="M0 237c872-5 680-241 1382-237 628-4 701 474 1396 474 680 0 488-216 1352-227">
          <text:p/>
        </draw:path>
        <draw:g draw:style-name="gr20">
          <svg:title>TexMaths</svg:title>
          <svg:desc>44§display§\qty{4}{J/s}§svg§600§TRUE§</svg:desc>
          <draw:path draw:style-name="gr408" draw:text-style-name="P57"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408" draw:text-style-name="P57"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408" draw:text-style-name="P57" draw:layer="layout" svg:width="0.544cm" svg:height="1.451cm" svg:x="11.677cm" svg:y="4.628cm" svg:viewBox="0 0 545 1452" svg:d="M0 1452c28 0 56 0 83 0 154-484 308-968 462-1452-29 0-59 0-88 0-152 484-305 968-457 1452z">
            <text:p/>
          </draw:path>
          <draw:path draw:style-name="gr408" draw:text-style-name="P57"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410" draw:text-style-name="P2" draw:layer="layout" svg:width="6.451cm" svg:height="6.308cm" draw:transform="skewX (0.00174532925199438) rotate (-2.41518661890975) translate (26.3686684528665cm 4.97794917556958cm)" svg:viewBox="0 0 6452 6309" svg:d="M0 6309c848-1274 1729-2236 1650-3102s-296-2184 596-2727 4083-1048 4206 1011">
          <text:p/>
        </draw:path>
        <draw:path draw:style-name="gr413" draw:text-style-name="P15" draw:layer="layout" svg:width="4.129cm" svg:height="0.473cm" draw:transform="rotate (-2.82970231625841) translate (25.6496474641651cm 3.99093258857877cm)" svg:viewBox="0 0 4130 474" svg:d="M0 237c872-5 680-241 1382-237 628-3 701 474 1396 474 679 0 488-216 1352-226">
          <text:p/>
        </draw:path>
        <draw:g draw:style-name="gr20">
          <svg:title>TexMaths</svg:title>
          <svg:desc>44§display§\qty{-4}{J/s}§svg§600§TRUE§</svg:desc>
          <draw:path draw:style-name="gr281" draw:text-style-name="P142" draw:layer="layout" svg:width="0.825cm" svg:height="0.091cm" svg:x="18.111cm" svg:y="5.94cm" svg:viewBox="0 0 826 92" svg:d="M0 0c275 0 551 0 826 0 0 31 0 61 0 92-275 0-551 0-826 0 0-31 0-61 0-92z">
            <text:p/>
          </draw:path>
          <draw:path draw:style-name="gr281" draw:text-style-name="P142"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281" draw:text-style-name="P142"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281" draw:text-style-name="P142" draw:layer="layout" svg:width="0.544cm" svg:height="1.451cm" svg:x="20.77cm" svg:y="5.26cm" svg:viewBox="0 0 545 1452" svg:d="M0 1452c29 0 59 0 88 0 152-484 305-968 457-1452-28 0-56 0-83 0-154 484-308 968-462 1452z">
            <text:p/>
          </draw:path>
          <draw:path draw:style-name="gr281" draw:text-style-name="P142"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401" draw:text-style-name="P15"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15"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10" draw:text-style-name="P2"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20">
          <svg:title>TexMaths</svg:title>
          <svg:desc>44§display§\qty{-4}{J/s}§svg§600§TRUE§</svg:desc>
          <draw:path draw:style-name="gr281" draw:text-style-name="P142" draw:layer="layout" svg:width="0.708cm" svg:height="0.078cm" svg:x="15.332cm" svg:y="16.545cm" svg:viewBox="0 0 709 79" svg:d="M0 0c236 0 473 0 709 0 0 27 0 53 0 79-236 0-473 0-709 0 0-26 0-52 0-79z">
            <text:p/>
          </draw:path>
          <draw:path draw:style-name="gr281" draw:text-style-name="P142"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281" draw:text-style-name="P142"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281" draw:text-style-name="P142" draw:layer="layout" svg:width="0.467cm" svg:height="1.249cm" svg:x="17.616cm" svg:y="15.96cm" svg:viewBox="0 0 468 1250" svg:d="M0 1250c25 0 51 0 76 0 130-417 262-833 392-1250-24 0-48 0-71 0-132 417-265 833-397 1250z">
            <text:p/>
          </draw:path>
          <draw:path draw:style-name="gr281" draw:text-style-name="P142"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20">
          <svg:title>TexMaths</svg:title>
          <svg:desc>44§display§\qty{+4}{J/s}§svg§600§TRUE§</svg:desc>
          <draw:path draw:style-name="gr408" draw:text-style-name="P57"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408" draw:text-style-name="P57"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408" draw:text-style-name="P57"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408" draw:text-style-name="P57" draw:layer="layout" svg:width="0.467cm" svg:height="1.249cm" svg:x="21.669cm" svg:y="14.629cm" svg:viewBox="0 0 468 1250" svg:d="M0 1250c25 0 50 0 75 0 131-417 262-833 393-1250-24 0-48 0-72 0-132 417-264 833-396 1250z">
            <text:p/>
          </draw:path>
          <draw:path draw:style-name="gr408" draw:text-style-name="P57"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1" draw:layer="layout" svg:width="21.219cm" svg:height="10.476cm" svg:x="0.185cm" svg:y="2.123cm" draw:page-number="75" presentation:class="page"/>
          <draw:frame presentation:style-name="pr1" draw:text-style-name="P1" draw:layer="layout" svg:width="16.771cm" svg:height="12.572cm" svg:x="2.409cm" svg:y="13.271cm" presentation:class="notes" presentation:placeholder="true">
            <draw:text-box/>
          </draw:frame>
        </presentation:notes>
      </draw:page>
      <draw:page draw:name="page76" draw:style-name="dp1" draw:master-page-name="Default">
        <office:forms form:automatic-focus="false" form:apply-design-mode="false"/>
        <draw:g draw:style-name="gr30">
          <draw:path draw:style-name="gr410" draw:text-style-name="P2" draw:layer="layout" svg:width="5.555cm" svg:height="5.432cm" draw:transform="skewX (0.00174532925199433) rotate (-2.41518661890975) translate (10.7421562157411cm 4.49224397085536cm)" svg:viewBox="0 0 5556 5433" svg:d="M0 5433c730-1096 1489-1926 1421-2671-68-746-255-1881 513-2349 768-467 3516-902 3622 871">
            <text:p/>
          </draw:path>
          <draw:custom-shape draw:style-name="gr414" draw:text-style-name="P15"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30">
          <draw:path draw:style-name="gr410"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414" draw:text-style-name="P15"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15" draw:text-style-name="P18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0">
          <svg:title>TexMaths</svg:title>
          <svg:desc>28§display§t + \Delta t§svg§600§TRUE§</svg:desc>
          <draw:path draw:style-name="gr416" draw:text-style-name="P35"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6" draw:text-style-name="P35"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16" draw:text-style-name="P35"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6" draw:text-style-name="P35"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30">
          <draw:path draw:style-name="gr410" draw:text-style-name="P2" draw:layer="layout" svg:width="5.555cm" svg:height="5.432cm" draw:transform="skewX (0.00174532925199433) rotate (-2.41518661890975) translate (25.9431562157411cm 4.75324397085537cm)" svg:viewBox="0 0 5556 5433" svg:d="M0 5433c730-1096 1489-1926 1421-2671-68-746-255-1881 513-2349 768-467 3516-902 3622 871">
            <text:p/>
          </draw:path>
          <draw:custom-shape draw:style-name="gr414" draw:text-style-name="P15"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30">
          <draw:path draw:style-name="gr410"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14" draw:text-style-name="P15"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15" draw:text-style-name="P18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0">
          <svg:title>TexMaths</svg:title>
          <svg:desc>28§display§t + \Delta t§svg§600§TRUE§</svg:desc>
          <draw:path draw:style-name="gr416" draw:text-style-name="P35"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6" draw:text-style-name="P35"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16" draw:text-style-name="P35"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6" draw:text-style-name="P35"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17" draw:text-style-name="P15" draw:layer="layout" svg:width="2.854cm" svg:height="0.944cm" draw:transform="skewX (-0.0656243798749868) rotate (-3.02465559370617) translate (10.162cm 4.758cm)" draw:kind="arc" draw:start-angle="218.62" draw:end-angle="318.07">
          <text:p/>
        </draw:ellipse>
        <draw:ellipse draw:style-name="gr418" draw:text-style-name="P15" draw:layer="layout" svg:width="4.397cm" svg:height="0.947cm" draw:transform="skewX (-0.20315632493214) rotate (0.0757472895365539) translate (19.946cm 4.21cm)" draw:kind="arc" draw:start-angle="218.6" draw:end-angle="318.08">
          <text:p/>
        </draw:ellipse>
        <draw:frame draw:style-name="gr419" draw:text-style-name="P186" draw:layer="layout" svg:width="0.951cm" svg:height="0.992cm" svg:x="5.911cm" svg:y="3.802cm">
          <draw:text-box>
            <text:p><text:span text:style-name="T141">+</text:span></text:p>
          </draw:text-box>
        </draw:frame>
        <draw:frame draw:style-name="gr419" draw:text-style-name="P186" draw:layer="layout" svg:width="0.951cm" svg:height="0.992cm" svg:x="20.87cm" svg:y="3.703cm">
          <draw:text-box>
            <text:p><text:span text:style-name="T141">+</text:span></text:p>
          </draw:text-box>
        </draw:frame>
        <presentation:notes draw:style-name="dp2">
          <draw:page-thumbnail draw:style-name="gr1" draw:layer="layout" svg:width="21.219cm" svg:height="10.476cm" svg:x="0.185cm" svg:y="2.123cm" draw:page-number="76" presentation:class="page"/>
          <draw:frame presentation:style-name="pr1" draw:text-style-name="P1"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g draw:style-name="gr30">
          <draw:path draw:style-name="gr410" draw:text-style-name="P2"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420" draw:text-style-name="P187"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415" draw:text-style-name="P18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0">
          <svg:title>TexMaths</svg:title>
          <svg:desc>28§display§t + \Delta t§svg§600§TRUE§</svg:desc>
          <draw:path draw:style-name="gr416" draw:text-style-name="P35"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6" draw:text-style-name="P35"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16" draw:text-style-name="P35"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6" draw:text-style-name="P35"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30">
          <draw:path draw:style-name="gr410" draw:text-style-name="P2"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420" draw:text-style-name="P187"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30">
          <draw:path draw:style-name="gr410" draw:text-style-name="P2" draw:layer="layout" svg:width="5.555cm" svg:height="5.432cm" draw:transform="skewX (0.00174532925199427) rotate (-2.41518661890975) translate (22.5431562157411cm 4.73787315018669cm)" svg:viewBox="0 0 5556 5433" svg:d="M0 5433c730-1096 1489-1926 1421-2671-68-746-255-1881 513-2349 768-467 3516-902 3622 871">
            <text:p/>
          </draw:path>
          <draw:custom-shape draw:style-name="gr420" draw:text-style-name="P187"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415" draw:text-style-name="P18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0">
          <svg:title>TexMaths</svg:title>
          <svg:desc>28§display§t + \Delta t§svg§600§TRUE§</svg:desc>
          <draw:path draw:style-name="gr416" draw:text-style-name="P35"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6" draw:text-style-name="P35"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16" draw:text-style-name="P35"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6" draw:text-style-name="P35"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21" draw:text-style-name="P15" draw:layer="layout" svg:width="4.879cm" svg:height="0.948cm" draw:transform="skewX (-0.235968514869633) rotate (0.0682423737529783) translate (5.265cm 2.498cm)" draw:kind="arc" draw:start-angle="220.81" draw:end-angle="315.79">
          <text:p/>
        </draw:ellipse>
        <draw:ellipse draw:style-name="gr418" draw:text-style-name="P15" draw:layer="layout" svg:width="4.397cm" svg:height="0.946cm" draw:transform="skewX (-0.203330857857339) rotate (-3.06584536405324) translate (24.75cm 5.486cm)" draw:kind="arc" draw:start-angle="220.42" draw:end-angle="315.8">
          <text:p/>
        </draw:ellipse>
        <draw:g draw:style-name="gr30">
          <draw:path draw:style-name="gr410" draw:text-style-name="P2" draw:layer="layout" svg:width="5.555cm" svg:height="5.432cm" draw:transform="skewX (0.00174532925199433) rotate (-2.41518661890975) translate (10.7031562157411cm 4.50787315018669cm)" svg:viewBox="0 0 5556 5433" svg:d="M0 5433c730-1096 1489-1926 1421-2671-68-746-255-1881 513-2349 768-467 3516-902 3622 871">
            <text:p/>
          </draw:path>
          <draw:custom-shape draw:style-name="gr420" draw:text-style-name="P187"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420" draw:text-style-name="P187"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420" draw:text-style-name="P187"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420" draw:text-style-name="P187"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0" draw:text-style-name="P187"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422" draw:text-style-name="P188" draw:layer="layout" svg:width="0.875cm" svg:height="0.992cm" svg:x="21.5cm" svg:y="2.491cm">
          <draw:text-box>
            <text:p><text:span text:style-name="T142">–</text:span></text:p>
          </draw:text-box>
        </draw:frame>
        <draw:frame draw:style-name="gr422" draw:text-style-name="P188" draw:layer="layout" svg:width="0.875cm" svg:height="0.992cm" svg:x="9.951cm" svg:y="1.53cm">
          <draw:text-box>
            <text:p><text:span text:style-name="T142">–</text:span></text:p>
          </draw:text-box>
        </draw:frame>
        <presentation:notes draw:style-name="dp2">
          <draw:page-thumbnail draw:style-name="gr1" draw:layer="layout" svg:width="21.219cm" svg:height="10.476cm" svg:x="0.185cm" svg:y="2.123cm" draw:page-number="77" presentation:class="page"/>
          <draw:frame presentation:style-name="pr1" draw:text-style-name="P1"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g draw:style-name="gr30">
          <draw:path draw:style-name="gr410" draw:text-style-name="P2"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420" draw:text-style-name="P187"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15" draw:text-style-name="P18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0">
          <svg:title>TexMaths</svg:title>
          <svg:desc>28§display§t + \Delta t§svg§600§TRUE§</svg:desc>
          <draw:path draw:style-name="gr416" draw:text-style-name="P35"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6" draw:text-style-name="P35"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16" draw:text-style-name="P35"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6" draw:text-style-name="P35"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30">
          <draw:path draw:style-name="gr410" draw:text-style-name="P2"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420" draw:text-style-name="P187"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30">
          <draw:path draw:style-name="gr410" draw:text-style-name="P2" draw:layer="layout" svg:width="5.555cm" svg:height="5.432cm" draw:transform="skewX (0.00174532925199433) rotate (-2.41518661890975) translate (22.5431562157411cm 4.73787315018667cm)" svg:viewBox="0 0 5556 5433" svg:d="M0 5433c730-1096 1489-1926 1421-2671-68-746-255-1881 513-2349 768-467 3516-902 3622 871">
            <text:p/>
          </draw:path>
          <draw:custom-shape draw:style-name="gr420" draw:text-style-name="P187"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15" draw:text-style-name="P18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0">
          <svg:title>TexMaths</svg:title>
          <svg:desc>28§display§t + \Delta t§svg§600§TRUE§</svg:desc>
          <draw:path draw:style-name="gr416" draw:text-style-name="P35"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6" draw:text-style-name="P35"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16" draw:text-style-name="P35"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6" draw:text-style-name="P35"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21" draw:text-style-name="P15" draw:layer="layout" svg:width="4.879cm" svg:height="0.948cm" draw:transform="skewX (-0.235968514869633) rotate (0.0682423737529783) translate (5.265cm 2.498cm)" draw:kind="arc" draw:start-angle="220.81" draw:end-angle="315.79">
          <text:p/>
        </draw:ellipse>
        <draw:ellipse draw:style-name="gr418" draw:text-style-name="P15" draw:layer="layout" svg:width="4.397cm" svg:height="0.946cm" draw:transform="skewX (-0.203330857857339) rotate (-3.06584536405324) translate (24.75cm 5.486cm)" draw:kind="arc" draw:start-angle="220.42" draw:end-angle="315.8">
          <text:p/>
        </draw:ellipse>
        <draw:g draw:style-name="gr30">
          <draw:path draw:style-name="gr410" draw:text-style-name="P2" draw:layer="layout" svg:width="5.555cm" svg:height="5.432cm" draw:transform="skewX (0.00174532925199427) rotate (-2.41518661890975) translate (10.7031562157411cm 4.50787315018667cm)" svg:viewBox="0 0 5556 5433" svg:d="M0 5433c730-1096 1489-1926 1421-2671-68-746-255-1881 513-2349 768-467 3516-902 3622 871">
            <text:p/>
          </draw:path>
          <draw:custom-shape draw:style-name="gr420" draw:text-style-name="P187"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22" draw:text-style-name="P188" draw:layer="layout" svg:width="0.875cm" svg:height="0.992cm" svg:x="21.223cm" svg:y="0.805cm">
          <draw:text-box>
            <text:p><text:span text:style-name="T142">–</text:span></text:p>
          </draw:text-box>
        </draw:frame>
        <draw:frame draw:style-name="gr422" draw:text-style-name="P188" draw:layer="layout" svg:width="0.875cm" svg:height="0.992cm" svg:x="9.524cm" svg:y="0.805cm">
          <draw:text-box>
            <text:p><text:span text:style-name="T142">–</text:span></text:p>
          </draw:text-box>
        </draw:frame>
        <draw:custom-shape draw:name="XXXtestXXX" draw:style-name="gr423" draw:text-style-name="P187"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424" draw:text-style-name="P187"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21.219cm" svg:height="10.476cm" svg:x="0.185cm" svg:y="2.123cm" draw:page-number="78" presentation:class="page"/>
          <draw:frame presentation:style-name="pr1" draw:text-style-name="P1" draw:layer="layout" svg:width="16.771cm" svg:height="12.572cm" svg:x="2.409cm" svg:y="13.271cm" presentation:class="notes" presentation:placeholder="true">
            <draw:text-box/>
          </draw:frame>
        </presentation:notes>
      </draw:page>
      <draw:page draw:name="page79" draw:style-name="dp1" draw:master-page-name="Default">
        <draw:g draw:style-name="gr30">
          <draw:path draw:style-name="gr410" draw:text-style-name="P2" draw:layer="layout" svg:width="5.555cm" svg:height="5.432cm" draw:transform="skewX (0.00174532925199433) rotate (-2.41518661890975) translate (10.7421562157411cm 4.49224397085536cm)" svg:viewBox="0 0 5556 5433" svg:d="M0 5433c730-1096 1489-1926 1421-2671-68-746-255-1881 513-2349 768-467 3516-902 3622 871">
            <text:p/>
          </draw:path>
          <draw:custom-shape draw:style-name="gr420" draw:text-style-name="P187"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30">
          <draw:path draw:style-name="gr410"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420" draw:text-style-name="P187"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15" draw:text-style-name="P18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0">
          <svg:title>TexMaths</svg:title>
          <svg:desc>28§display§t + \Delta t§svg§600§TRUE§</svg:desc>
          <draw:path draw:style-name="gr416" draw:text-style-name="P35"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6" draw:text-style-name="P35"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16" draw:text-style-name="P35"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6" draw:text-style-name="P35"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30">
          <draw:path draw:style-name="gr410" draw:text-style-name="P2" draw:layer="layout" svg:width="5.555cm" svg:height="5.432cm" draw:transform="skewX (0.00174532925199433) rotate (-2.41518661890975) translate (25.9431562157411cm 4.75324397085537cm)" svg:viewBox="0 0 5556 5433" svg:d="M0 5433c730-1096 1489-1926 1421-2671-68-746-255-1881 513-2349 768-467 3516-902 3622 871">
            <text:p/>
          </draw:path>
          <draw:custom-shape draw:style-name="gr414" draw:text-style-name="P15"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187"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30">
          <draw:path draw:style-name="gr410"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14" draw:text-style-name="P15"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15" draw:text-style-name="P18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0">
          <svg:title>TexMaths</svg:title>
          <svg:desc>28§display§t + \Delta t§svg§600§TRUE§</svg:desc>
          <draw:path draw:style-name="gr416" draw:text-style-name="P35"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6" draw:text-style-name="P35"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16" draw:text-style-name="P35"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6" draw:text-style-name="P35"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21" draw:text-style-name="P15" draw:layer="layout" svg:width="3.898cm" svg:height="0.946cm" draw:transform="skewX (-0.159348560707082) rotate (0.0855211333477221) translate (6.076cm 2.766cm)" draw:kind="arc" draw:start-angle="221.84" draw:end-angle="314.75">
          <text:p/>
        </draw:ellipse>
        <draw:ellipse draw:style-name="gr418" draw:text-style-name="P15" draw:layer="layout" svg:width="4.397cm" svg:height="0.947cm" draw:transform="skewX (-0.20315632493214) rotate (0.0757472895365539) translate (19.946cm 4.21cm)" draw:kind="arc" draw:start-angle="218.6" draw:end-angle="318.08">
          <text:p/>
        </draw:ellipse>
        <presentation:notes draw:style-name="dp2">
          <draw:page-thumbnail draw:style-name="gr1" draw:layer="layout" svg:width="21.219cm" svg:height="10.476cm" svg:x="0.185cm" svg:y="2.123cm" draw:page-number="79" presentation:class="page"/>
          <draw:frame presentation:style-name="pr1" draw:text-style-name="P1" draw:layer="layout" svg:width="16.771cm" svg:height="12.572cm" svg:x="2.409cm" svg:y="13.271cm" presentation:class="notes" presentation:placeholder="true">
            <draw:text-box/>
          </draw:frame>
        </presentation:notes>
      </draw:page>
      <draw:page draw:name="page80" draw:style-name="dp1" draw:master-page-name="Default">
        <draw:path draw:style-name="gr407" draw:text-style-name="P182"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20">
          <svg:title>TexMaths</svg:title>
          <svg:desc>44§display§\qty{8}{kg\cdot m/s}§svg§600§TRUE§</svg:desc>
          <draw:path draw:style-name="gr96" draw:text-style-name="P65"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96" draw:text-style-name="P65"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96" draw:text-style-name="P65"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96" draw:text-style-name="P65" draw:layer="layout" svg:width="0.175cm" svg:height="0.174cm" svg:x="19.621cm" svg:y="18.854cm" svg:viewBox="0 0 176 175" svg:d="M176 88c0-44-44-88-88-88-48 0-88 42-88 88s40 87 88 87 88-39 88-87z">
            <text:p/>
          </draw:path>
          <draw:path draw:style-name="gr96" draw:text-style-name="P65"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96" draw:text-style-name="P65" draw:layer="layout" svg:width="0.544cm" svg:height="1.451cm" svg:x="21.723cm" svg:y="18.218cm" svg:viewBox="0 0 545 1452" svg:d="M0 1452c29 0 59 0 88 0 152-484 305-968 457-1452-28 0-55 0-83 0-154 484-308 968-462 1452z">
            <text:p/>
          </draw:path>
          <draw:path draw:style-name="gr96" draw:text-style-name="P65"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407" draw:text-style-name="P182"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20">
          <svg:title>TexMaths</svg:title>
          <svg:desc>44§display§\qty{-6}{C}§svg§600§TRUE§</svg:desc>
          <draw:path draw:style-name="gr281" draw:text-style-name="P142" draw:layer="layout" svg:width="1.203cm" svg:height="0.134cm" svg:x="20.96cm" svg:y="9.088cm" svg:viewBox="0 0 1204 135" svg:d="M0 0c401 0 803 0 1204 0 0 45 0 90 0 135-401 0-803 0-1204 0 0-45 0-90 0-135z">
            <text:p/>
          </draw:path>
          <draw:path draw:style-name="gr281" draw:text-style-name="P142"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281" draw:text-style-name="P142"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409" draw:text-style-name="P189" draw:layer="layout" svg:width="5.357cm" svg:height="2.579cm" svg:x="1.652cm" svg:y="16.707cm">
          <draw:text-box>
            <text:p><text:span text:style-name="T140">– </text:span><text:span text:style-name="T140">6 C</text:span></text:p>
          </draw:text-box>
        </draw:frame>
        <draw:line draw:style-name="gr425" draw:text-style-name="P44" draw:layer="layout" svg:x1="6.904cm" svg:y1="8.849cm" svg:x2="13.208cm" svg:y2="12.631cm">
          <text:p/>
        </draw:line>
        <draw:g draw:style-name="gr20">
          <svg:title>TexMaths</svg:title>
          <svg:desc>44§display§\qty{8}{N\cdot s}§svg§600§TRUE§</svg:desc>
          <draw:path draw:style-name="gr408" draw:text-style-name="P57"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408" draw:text-style-name="P57"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408" draw:text-style-name="P57" draw:layer="layout" svg:width="0.175cm" svg:height="0.174cm" svg:x="13.783cm" svg:y="10.479cm" svg:viewBox="0 0 176 175" svg:d="M176 88c0-44-44-88-88-88-48 0-88 42-88 88s40 87 88 87 88-39 88-87z">
            <text:p/>
          </draw:path>
          <draw:path draw:style-name="gr408" draw:text-style-name="P57"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1" draw:layer="layout" svg:width="21.219cm" svg:height="10.476cm" svg:x="0.185cm" svg:y="2.123cm" draw:page-number="80" presentation:class="page"/>
          <draw:frame presentation:style-name="pr1" draw:text-style-name="P66" draw:layer="layout" svg:width="16.771cm" svg:height="12.572cm" svg:x="2.409cm" svg:y="13.271cm" presentation:class="notes" presentation:placeholder="true">
            <draw:text-box/>
          </draw:frame>
        </presentation:notes>
      </draw:page>
      <draw:page draw:name="page81" draw:style-name="dp1" draw:master-page-name="Default">
        <draw:path draw:style-name="gr407" draw:text-style-name="P182" draw:layer="layout" svg:width="7.366cm" svg:height="8.527cm" draw:transform="skewX (5.93005045969343E-017) rotate (-0.725358837128844) translate (4.9315482127998cm -0.765192006822392cm)" svg:viewBox="0 0 7367 8528" svg:d="M5374 4381c88-956 2109-3142 1125-3741s-5001-1398-5138 873c-137 2272 712 1411-784 3105s169 2678 2116 3470c1947 791 2517 541 4241-959 1570-1196-1647-1793-1560-2748z">
          <text:p/>
        </draw:path>
        <draw:path draw:style-name="gr407" draw:text-style-name="P182"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426" draw:text-style-name="P44" draw:layer="layout" svg:x1="26.107cm" svg:y1="5.424cm" svg:x2="29.198cm" svg:y2="5.848cm">
          <text:p/>
        </draw:line>
        <draw:frame draw:style-name="gr427" draw:text-style-name="P13" draw:layer="layout" svg:width="3.956cm" svg:height="1.521cm" svg:x="6.054cm" svg:y="5.763cm">
          <draw:text-box>
            <text:p><text:span text:style-name="T6">+5 J/s</text:span></text:p>
          </draw:text-box>
        </draw:frame>
        <draw:frame draw:style-name="gr428" draw:text-style-name="P14" draw:layer="layout" svg:width="3.821cm" svg:height="1.521cm" svg:x="4.398cm" svg:y="3.975cm">
          <draw:text-box>
            <text:p><text:span text:style-name="T7">–</text:span><text:span text:style-name="T7">5 J/s</text:span></text:p>
          </draw:text-box>
        </draw:frame>
        <draw:frame draw:style-name="gr429" draw:text-style-name="P13" draw:layer="layout" svg:width="2.509cm" svg:height="1.521cm" svg:x="26.154cm" svg:y="6.064cm">
          <draw:text-box>
            <text:p><text:span text:style-name="T6">8 N</text:span></text:p>
          </draw:text-box>
        </draw:frame>
        <draw:line draw:style-name="gr430" draw:text-style-name="P44" draw:layer="layout" svg:x1="26.382cm" svg:y1="4.514cm" svg:x2="23.291cm" svg:y2="4.09cm">
          <text:p/>
        </draw:line>
        <draw:frame draw:style-name="gr431" draw:text-style-name="P190" draw:layer="layout" svg:width="3.973cm" svg:height="1.377cm" svg:x="25.417cm" svg:y="7.147cm">
          <draw:text-box>
            <text:p text:style-name="P44"><text:span text:style-name="T98">through</text:span></text:p>
            <text:p text:style-name="P44"><text:span text:style-name="T98">whole surface</text:span></text:p>
          </draw:text-box>
        </draw:frame>
        <draw:frame draw:style-name="gr431" draw:text-style-name="P190" draw:layer="layout" svg:width="3.973cm" svg:height="1.377cm" svg:x="6.218cm" svg:y="7.048cm">
          <draw:text-box>
            <text:p text:style-name="P44"><text:span text:style-name="T98">through</text:span></text:p>
            <text:p text:style-name="P44"><text:span text:style-name="T98">whole surface</text:span></text:p>
          </draw:text-box>
        </draw:frame>
        <draw:path draw:style-name="gr407" draw:text-style-name="P182" draw:layer="layout" svg:width="7.366cm" svg:height="8.527cm" draw:transform="skewX (5.93005045969343E-017) rotate (-0.725358837128844) translate (7.8915482127998cm 9.23480799317761cm)" svg:viewBox="0 0 7367 8528" svg:d="M5374 4381c88-956 2109-3142 1125-3741s-5001-1398-5138 873c-137 2272 712 1411-784 3105s169 2678 2116 3470c1947 791 2517 541 4241-959 1570-1196-1647-1793-1560-2748z">
          <text:p/>
        </draw:path>
        <draw:path draw:style-name="gr407" draw:text-style-name="P182" draw:layer="layout" svg:width="7.366cm" svg:height="8.527cm" draw:transform="rotate (-0.725358837128844) translate (22.3555482127998cm 8.87780799317764cm)" svg:viewBox="0 0 7367 8528" svg:d="M5374 4381c88-956 2109-3142 1125-3741s-5001-1398-5138 873c-137 2272 712 1411-784 3105s169 2678 2116 3470c1947 791 2517 541 4241-959 1570-1196-1647-1793-1560-2748z">
          <text:p/>
        </draw:path>
        <draw:line draw:style-name="gr426" draw:text-style-name="P44" draw:layer="layout" svg:x1="25.667cm" svg:y1="15.824cm" svg:x2="28.758cm" svg:y2="16.248cm">
          <text:p/>
        </draw:line>
        <draw:frame draw:style-name="gr427" draw:text-style-name="P13" draw:layer="layout" svg:width="3.956cm" svg:height="1.521cm" svg:x="10.296cm" svg:y="15.963cm">
          <draw:text-box>
            <text:p><text:span text:style-name="T6">+5 J/s</text:span></text:p>
          </draw:text-box>
        </draw:frame>
        <draw:frame draw:style-name="gr429" draw:text-style-name="P13" draw:layer="layout" svg:width="2.509cm" svg:height="1.521cm" svg:x="25.714cm" svg:y="16.464cm">
          <draw:text-box>
            <text:p><text:span text:style-name="T6">8 N</text:span></text:p>
          </draw:text-box>
        </draw:frame>
        <draw:frame draw:style-name="gr431" draw:text-style-name="P190" draw:layer="layout" svg:width="3.973cm" svg:height="1.377cm" svg:x="24.977cm" svg:y="17.547cm">
          <draw:text-box>
            <text:p text:style-name="P44"><text:span text:style-name="T98">through</text:span></text:p>
            <text:p text:style-name="P44"><text:span text:style-name="T98">whole surface</text:span></text:p>
          </draw:text-box>
        </draw:frame>
        <draw:frame draw:style-name="gr431" draw:text-style-name="P190" draw:layer="layout" svg:width="3.973cm" svg:height="1.377cm" svg:x="10.288cm" svg:y="17.248cm">
          <draw:text-box>
            <text:p text:style-name="P44"><text:span text:style-name="T98">through</text:span></text:p>
            <text:p text:style-name="P44"><text:span text:style-name="T98">whole surface</text:span></text:p>
          </draw:text-box>
        </draw:frame>
        <draw:path draw:style-name="gr432" draw:text-style-name="P15" draw:layer="layout" svg:width="2.514cm" svg:height="0.288cm" draw:transform="rotate (0.0506145483078356) translate (11.0699655049772cm 14.2333061399545cm)" svg:viewBox="0 0 2515 289" svg:d="M0 145c531-4 414-147 842-145 382-2 427 289 850 289 414-1 297-132 823-139">
          <text:p/>
        </draw:path>
        <draw:path draw:style-name="gr432" draw:text-style-name="P15" draw:layer="layout" svg:width="2.514cm" svg:height="0.288cm" draw:transform="rotate (0.725358837128843) translate (9.85207973716184cm 12.5964418113945cm)" svg:viewBox="0 0 2515 289" svg:d="M0 145c531-4 414-147 842-145 382-2 427 289 850 289 414-1 297-132 823-139">
          <text:p/>
        </draw:path>
        <draw:path draw:style-name="gr432" draw:text-style-name="P15" draw:layer="layout" svg:width="2.514cm" svg:height="0.288cm" draw:transform="rotate (2.31238672596729) translate (7.94820893970038cm 13.2610251011249cm)" svg:viewBox="0 0 2515 289" svg:d="M0 145c531-4 414-147 842-145 382-2 427 289 850 289 414-1 297-132 823-139">
          <text:p/>
        </draw:path>
        <draw:path draw:style-name="gr432" draw:text-style-name="P15" draw:layer="layout" svg:width="2.514cm" svg:height="0.288cm" draw:transform="rotate (2.73126574644593) translate (4.88425347151144cm 14.5430590874191cm)" svg:viewBox="0 0 2515 289" svg:d="M0 145c531-4 414-147 842-145 382-2 427 289 850 289 414-1 297-132 823-139">
          <text:p/>
        </draw:path>
        <draw:path draw:style-name="gr432" draw:text-style-name="P15" draw:layer="layout" svg:width="2.514cm" svg:height="0.288cm" draw:transform="rotate (-2.74645011093828) translate (5.62618072356362cm 16.5374886336729cm)" svg:viewBox="0 0 2515 289" svg:d="M0 145c531-4 414-147 842-145 382-2 427 289 850 289 414-1 297-132 823-139">
          <text:p/>
        </draw:path>
        <draw:path draw:style-name="gr432" draw:text-style-name="P15" draw:layer="layout" svg:width="2.514cm" svg:height="0.288cm" draw:transform="rotate (-1.80275058438494) translate (7.68184533834724cm 17.882488345323cm)" svg:viewBox="0 0 2515 289" svg:d="M0 145c531-4 414-147 842-145 382-2 427 289 850 289 414-1 297-132 823-139">
          <text:p/>
        </draw:path>
        <draw:path draw:style-name="gr432" draw:text-style-name="P15" draw:layer="layout" svg:width="2.514cm" svg:height="0.288cm" draw:transform="rotate (-0.433016187419793) translate (7.86089452938188cm 15.9993169589423cm)" svg:viewBox="0 0 2515 289" svg:d="M0 145c531-4 414-147 842-145 382-2 427 289 850 289 414-1 297-132 823-139">
          <text:p/>
        </draw:path>
        <draw:path draw:style-name="gr432" draw:text-style-name="P15" draw:layer="layout" svg:width="2.514cm" svg:height="0.288cm" draw:transform="rotate (0.0506145483078356) translate (25.5739655049772cm 13.7833061399545cm)" svg:viewBox="0 0 2515 289" svg:d="M0 145c531-4 414-147 842-145 382-2 427 289 850 289 414-1 297-132 823-139">
          <text:p/>
        </draw:path>
        <draw:path draw:style-name="gr432" draw:text-style-name="P15" draw:layer="layout" svg:width="2.514cm" svg:height="0.288cm" draw:transform="rotate (0.725358837128843) translate (24.3560797371618cm 12.1464418113945cm)" svg:viewBox="0 0 2515 289" svg:d="M0 145c531-4 414-147 842-145 382-2 427 289 850 289 414-1 297-132 823-139">
          <text:p/>
        </draw:path>
        <draw:path draw:style-name="gr432" draw:text-style-name="P15" draw:layer="layout" svg:width="2.514cm" svg:height="0.288cm" draw:transform="rotate (2.31238672596729) translate (22.4522089397004cm 12.8110251011249cm)" svg:viewBox="0 0 2515 289" svg:d="M0 145c531-4 414-147 842-145 382-2 427 289 850 289 414-1 297-132 823-139">
          <text:p/>
        </draw:path>
        <draw:path draw:style-name="gr432" draw:text-style-name="P15" draw:layer="layout" svg:width="2.514cm" svg:height="0.288cm" draw:transform="rotate (2.73126574644593) translate (19.3882534715114cm 14.0930590874191cm)" svg:viewBox="0 0 2515 289" svg:d="M0 145c531-4 414-147 842-145 382-2 427 289 850 289 414-1 297-132 823-139">
          <text:p/>
        </draw:path>
        <draw:path draw:style-name="gr432" draw:text-style-name="P15" draw:layer="layout" svg:width="2.514cm" svg:height="0.288cm" draw:transform="rotate (-2.74645011093828) translate (20.1301807235636cm 16.087488633673cm)" svg:viewBox="0 0 2515 289" svg:d="M0 145c531-4 414-147 842-145 382-2 427 289 850 289 414-1 297-132 823-139">
          <text:p/>
        </draw:path>
        <draw:path draw:style-name="gr432" draw:text-style-name="P15" draw:layer="layout" svg:width="2.514cm" svg:height="0.288cm" draw:transform="rotate (-1.80275058438494) translate (22.1858453383473cm 17.432488345323cm)" svg:viewBox="0 0 2515 289" svg:d="M0 145c531-4 414-147 842-145 382-2 427 289 850 289 414-1 297-132 823-139">
          <text:p/>
        </draw:path>
        <draw:path draw:style-name="gr432" draw:text-style-name="P15" draw:layer="layout" svg:width="2.514cm" svg:height="0.288cm" draw:transform="rotate (-0.433016187419793) translate (22.3648945293819cm 15.5493169589423cm)" svg:viewBox="0 0 2515 289" svg:d="M0 145c531-4 414-147 842-145 382-2 427 289 850 289 414-1 297-132 823-139">
          <text:p/>
        </draw:path>
        <presentation:notes draw:style-name="dp2">
          <draw:page-thumbnail draw:style-name="gr1" draw:layer="layout" svg:width="21.219cm" svg:height="10.476cm" svg:x="0.185cm" svg:y="2.123cm" draw:page-number="81" presentation:class="page"/>
          <draw:frame presentation:style-name="pr1" draw:text-style-name="P66" draw:layer="layout" svg:width="16.771cm" svg:height="12.572cm" svg:x="2.409cm" svg:y="13.271cm" presentation:class="notes" presentation:placeholder="true">
            <draw:text-box/>
          </draw:frame>
        </presentation:notes>
      </draw:page>
      <draw:page draw:name="page82" draw:style-name="dp1" draw:master-page-name="Default">
        <draw:custom-shape draw:style-name="gr433" draw:text-style-name="P131"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3" draw:text-style-name="P131"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34" draw:text-style-name="P44" draw:layer="layout" svg:x1="3.169cm" svg:y1="14.368cm" svg:x2="3.168cm" svg:y2="10.768cm">
          <text:p/>
        </draw:line>
        <draw:line draw:style-name="gr434" draw:text-style-name="P191" draw:layer="layout" svg:x1="10.519cm" svg:y1="12.81cm" svg:x2="12.318cm" svg:y2="13.71cm">
          <text:p/>
        </draw:line>
        <draw:line draw:style-name="gr434" draw:text-style-name="P44" draw:layer="layout" svg:x1="9.82cm" svg:y1="18.66cm" svg:x2="8.019cm" svg:y2="19.56cm">
          <text:p/>
        </draw:line>
        <draw:line draw:style-name="gr435" draw:text-style-name="P191" draw:layer="layout" svg:x1="11.374cm" svg:y1="14.29cm" svg:x2="9.575cm" svg:y2="13.39cm">
          <text:p/>
        </draw:line>
        <draw:line draw:style-name="gr435" draw:text-style-name="P44" draw:layer="layout" svg:x1="4.619cm" svg:y1="12.395cm" svg:x2="4.62cm" svg:y2="15.995cm">
          <text:p/>
        </draw:line>
        <draw:line draw:style-name="gr435" draw:text-style-name="P44" draw:layer="layout" svg:x1="8.419cm" svg:y1="18.16cm" svg:x2="10.218cm" svg:y2="17.26cm">
          <text:p/>
        </draw:line>
        <draw:frame draw:style-name="gr436" draw:text-style-name="P192" draw:layer="layout" svg:width="3.804cm" svg:height="1.026cm" svg:x="1.418cm" svg:y="9.915cm">
          <draw:text-box>
            <text:p><text:span text:style-name="T143">(0, 4, 0) N</text:span></text:p>
          </draw:text-box>
        </draw:frame>
        <draw:frame draw:style-name="gr437" draw:text-style-name="P192" draw:layer="layout" svg:width="4.193cm" svg:height="1.026cm" svg:x="11.949cm" svg:y="12.608cm">
          <draw:text-box>
            <text:p><text:span text:style-name="T143">(2, –1, 0) N</text:span></text:p>
          </draw:text-box>
        </draw:frame>
        <draw:frame draw:style-name="gr438" draw:text-style-name="P192" draw:layer="layout" svg:width="4.583cm" svg:height="1.026cm" svg:x="3.511cm" svg:y="18.838cm">
          <draw:text-box>
            <text:p><text:span text:style-name="T143">(–2, –1, 0) N</text:span></text:p>
          </draw:text-box>
        </draw:frame>
        <draw:line draw:style-name="gr439" draw:text-style-name="P44" draw:layer="layout" svg:x1="22.917cm" svg:y1="4.551cm" svg:x2="22.916cm" svg:y2="2.751cm">
          <text:p/>
        </draw:line>
        <draw:frame draw:style-name="gr436" draw:text-style-name="P193" draw:layer="layout" svg:width="3.804cm" svg:height="1.026cm" svg:x="23.2cm" svg:y="2.716cm">
          <draw:text-box>
            <text:p><text:span text:style-name="T144">(0, 2, 0) N</text:span></text:p>
          </draw:text-box>
        </draw:frame>
        <draw:line draw:style-name="gr440" draw:text-style-name="P44" draw:layer="layout" svg:x1="21.308cm" svg:y1="5.638cm" svg:x2="21.309cm" svg:y2="7.438cm">
          <text:p/>
        </draw:line>
        <draw:frame draw:style-name="gr441" draw:text-style-name="P190" draw:layer="layout" svg:width="3.973cm" svg:height="1.377cm" svg:x="23.116cm" svg:y="3.66cm">
          <draw:text-box>
            <text:p text:style-name="P44"><text:span text:style-name="T98">through</text:span></text:p>
            <text:p text:style-name="P44"><text:span text:style-name="T98">whole surface</text:span></text:p>
          </draw:text-box>
        </draw:frame>
        <presentation:notes draw:style-name="dp2">
          <draw:page-thumbnail draw:style-name="gr1" draw:layer="layout" svg:width="21.219cm" svg:height="10.476cm" svg:x="0.185cm" svg:y="2.123cm" draw:page-number="82" presentation:class="page"/>
          <draw:frame presentation:style-name="pr1" draw:text-style-name="P1" draw:layer="layout" svg:width="16.771cm" svg:height="12.572cm" svg:x="2.409cm" svg:y="13.271cm" presentation:class="notes" presentation:placeholder="true">
            <draw:text-box/>
          </draw:frame>
        </presentation:notes>
      </draw:page>
      <draw:page draw:name="page83" draw:style-name="dp1" draw:master-page-name="Default">
        <draw:custom-shape draw:style-name="gr433" draw:text-style-name="P131"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3" draw:text-style-name="P131"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42" draw:text-style-name="P187" draw:layer="layout" svg:x1="3.169cm" svg:y1="14.368cm" svg:x2="3.168cm" svg:y2="10.768cm">
          <text:p/>
        </draw:line>
        <draw:line draw:style-name="gr442" draw:text-style-name="P194" draw:layer="layout" svg:x1="10.519cm" svg:y1="12.81cm" svg:x2="12.318cm" svg:y2="13.71cm">
          <text:p/>
        </draw:line>
        <draw:line draw:style-name="gr442" draw:text-style-name="P187" draw:layer="layout" svg:x1="9.82cm" svg:y1="18.66cm" svg:x2="8.019cm" svg:y2="19.56cm">
          <text:p/>
        </draw:line>
        <draw:frame draw:style-name="gr436" draw:text-style-name="P195" draw:layer="layout" svg:width="3.804cm" svg:height="1.026cm" svg:x="1.418cm" svg:y="9.915cm">
          <draw:text-box>
            <text:p><text:span text:style-name="T145">(0, 4, 0) N</text:span></text:p>
          </draw:text-box>
        </draw:frame>
        <draw:frame draw:style-name="gr437" draw:text-style-name="P195" draw:layer="layout" svg:width="4.193cm" svg:height="1.026cm" svg:x="11.949cm" svg:y="12.608cm">
          <draw:text-box>
            <text:p><text:span text:style-name="T145">(2, –1, 0) N</text:span></text:p>
          </draw:text-box>
        </draw:frame>
        <draw:frame draw:style-name="gr438" draw:text-style-name="P195" draw:layer="layout" svg:width="4.583cm" svg:height="1.026cm" svg:x="3.511cm" svg:y="18.838cm">
          <draw:text-box>
            <text:p><text:span text:style-name="T145">(–2, –1, 0) N</text:span></text:p>
          </draw:text-box>
        </draw:frame>
        <draw:line draw:style-name="gr439" draw:text-style-name="P44" draw:layer="layout" svg:x1="24.117cm" svg:y1="3.251cm" svg:x2="24.116cm" svg:y2="1.451cm">
          <text:p/>
        </draw:line>
        <draw:frame draw:style-name="gr436" draw:text-style-name="P193" draw:layer="layout" svg:width="3.804cm" svg:height="1.026cm" svg:x="24.4cm" svg:y="1.416cm">
          <draw:text-box>
            <text:p><text:span text:style-name="T144">(0, 2, 0) N</text:span></text:p>
          </draw:text-box>
        </draw:frame>
        <draw:frame draw:style-name="gr441" draw:text-style-name="P190" draw:layer="layout" svg:width="3.973cm" svg:height="1.377cm" svg:x="24.316cm" svg:y="2.36cm">
          <draw:text-box>
            <text:p text:style-name="P44"><text:span text:style-name="T98">through</text:span></text:p>
            <text:p text:style-name="P44"><text:span text:style-name="T98">whole surface</text:span></text:p>
          </draw:text-box>
        </draw:frame>
        <draw:path draw:style-name="gr443" draw:text-style-name="P15" draw:layer="layout" svg:width="2.514cm" svg:height="0.288cm" draw:transform="rotate (2.60385671105034) translate (3.90907306278341cm 15.9917135583986cm)" svg:viewBox="0 0 2515 289" svg:d="M0 145c531-4 414-147 842-145 382-2 427 289 850 289 414-1 297-132 823-139">
          <text:p/>
        </draw:path>
        <draw:path draw:style-name="gr443" draw:text-style-name="P15" draw:layer="layout" svg:width="2.514cm" svg:height="0.288cm" draw:transform="rotate (0.788190690200639) translate (8.84061788668801cm 13.3482466340159cm)" svg:viewBox="0 0 2515 289" svg:d="M0 145c531-4 414-147 842-145 382-2 427 289 850 289 414-1 297-132 823-139">
          <text:p/>
        </draw:path>
        <draw:path draw:style-name="gr443" draw:text-style-name="P15" draw:layer="layout" svg:width="2.514cm" svg:height="0.288cm" draw:transform="rotate (-1.70797920600165) translate (10.9556937127702cm 17.1865408033076cm)" svg:viewBox="0 0 2515 289" svg:d="M0 145c531-4 414-147 842-145 382-2 427 289 850 289 414-1 297-132 823-139">
          <text:p/>
        </draw:path>
        <draw:path draw:style-name="gr432" draw:text-style-name="P15" draw:layer="layout" svg:width="2.514cm" svg:height="0.288cm" draw:transform="rotate (2.60385671105034) translate (15.9750730627834cm 7.93371355839864cm)" svg:viewBox="0 0 2515 289" svg:d="M0 145c531-4 414-147 842-145 382-2 427 289 850 289 414-1 297-132 823-139">
          <text:p/>
        </draw:path>
        <draw:path draw:style-name="gr432" draw:text-style-name="P15" draw:layer="layout" svg:width="2.514cm" svg:height="0.288cm" draw:transform="rotate (0.788190690200639) translate (20.906617886688cm 5.29024663401589cm)" svg:viewBox="0 0 2515 289" svg:d="M0 145c531-4 414-147 842-145 382-2 427 289 850 289 414-1 297-132 823-139">
          <text:p/>
        </draw:path>
        <draw:path draw:style-name="gr432" draw:text-style-name="P15" draw:layer="layout" svg:width="2.514cm" svg:height="0.288cm" draw:transform="rotate (-1.70797920600165) translate (23.0216937127702cm 9.12854080330762cm)" svg:viewBox="0 0 2515 289" svg:d="M0 145c531-4 414-147 842-145 382-2 427 289 850 289 414-1 297-132 823-139">
          <text:p/>
        </draw:path>
        <draw:path draw:style-name="gr432" draw:text-style-name="P15" draw:layer="layout" svg:width="2.514cm" svg:height="0.288cm" draw:transform="rotate (2.60385671105034) translate (17.4030730627834cm 4.87271355839864cm)" svg:viewBox="0 0 2515 289" svg:d="M0 145c531-4 414-147 842-145 382-2 427 289 850 289 414-1 297-132 823-139">
          <text:p/>
        </draw:path>
        <draw:path draw:style-name="gr432" draw:text-style-name="P15" draw:layer="layout" svg:width="2.514cm" svg:height="0.288cm" draw:transform="rotate (0.788190690200639) translate (23.912617886688cm 8.14324663401589cm)" svg:viewBox="0 0 2515 289" svg:d="M0 145c531-4 414-147 842-145 382-2 427 289 850 289 414-1 297-132 823-139">
          <text:p/>
        </draw:path>
        <draw:path draw:style-name="gr432" draw:text-style-name="P15" draw:layer="layout" svg:width="2.514cm" svg:height="0.288cm" draw:transform="rotate (-1.70797920600165) translate (18.9116937127702cm 9.21854080330762cm)" svg:viewBox="0 0 2515 289" svg:d="M0 145c531-4 414-147 842-145 382-2 427 289 850 289 414-1 297-132 823-139">
          <text:p/>
        </draw:path>
        <presentation:notes draw:style-name="dp2">
          <draw:page-thumbnail draw:style-name="gr1" draw:layer="layout" svg:width="21.219cm" svg:height="10.476cm" svg:x="0.185cm" svg:y="2.123cm" draw:page-number="83" presentation:class="page"/>
          <draw:frame presentation:style-name="pr1" draw:text-style-name="P1" draw:layer="layout" svg:width="16.771cm" svg:height="12.572cm" svg:x="2.409cm" svg:y="13.271cm" presentation:class="notes" presentation:placeholder="true">
            <draw:text-box/>
          </draw:frame>
        </presentation:notes>
      </draw:page>
      <draw:page draw:name="page84" draw:style-name="dp1" draw:master-page-name="Default">
        <draw:custom-shape draw:style-name="gr444" draw:text-style-name="P131" draw:layer="layout" svg:width="7.489cm" svg:height="7.489cm" svg:x="3.191cm" svg:y="6.781cm">
          <text:p/>
          <draw:enhanced-geometry svg:viewBox="0 0 21600 21600" draw:type="rectangle" draw:enhanced-path="M 0 0 L 21600 0 21600 21600 0 21600 0 0 Z N"/>
        </draw:custom-shape>
        <draw:line draw:style-name="gr434" draw:text-style-name="P191" draw:layer="layout" svg:x1="5.929cm" svg:y1="6.325cm" svg:x2="7.941cm" svg:y2="6.325cm">
          <text:p/>
        </draw:line>
        <draw:line draw:style-name="gr434" draw:text-style-name="P191" draw:layer="layout" svg:x1="5.929cm" svg:y1="14.725cm" svg:x2="7.941cm" svg:y2="14.725cm">
          <text:p/>
        </draw:line>
        <draw:line draw:style-name="gr434" draw:text-style-name="P191" draw:layer="layout" svg:x1="0.858cm" svg:y1="10.525cm" svg:x2="2.87cm" svg:y2="10.525cm">
          <text:p/>
        </draw:line>
        <draw:line draw:style-name="gr434" draw:text-style-name="P191" draw:layer="layout" svg:x1="11.018cm" svg:y1="10.525cm" svg:x2="13.03cm" svg:y2="10.525cm">
          <text:p/>
        </draw:line>
        <draw:line draw:style-name="gr435" draw:text-style-name="P191" draw:layer="layout" svg:x1="10.39cm" svg:y1="10.525cm" svg:x2="8.378cm" svg:y2="10.525cm">
          <text:p/>
        </draw:line>
        <draw:line draw:style-name="gr435" draw:text-style-name="P191" draw:layer="layout" svg:x1="5.53cm" svg:y1="10.525cm" svg:x2="3.518cm" svg:y2="10.525cm">
          <text:p/>
        </draw:line>
        <draw:line draw:style-name="gr435" draw:text-style-name="P191" draw:layer="layout" svg:x1="7.941cm" svg:y1="13.725cm" svg:x2="5.929cm" svg:y2="13.725cm">
          <text:p/>
        </draw:line>
        <draw:line draw:style-name="gr435" draw:text-style-name="P191" draw:layer="layout" svg:x1="7.941cm" svg:y1="7.325cm" svg:x2="5.929cm" svg:y2="7.325cm">
          <text:p/>
        </draw:line>
        <draw:custom-shape draw:style-name="gr444" draw:text-style-name="P131" draw:layer="layout" svg:width="7.489cm" svg:height="7.489cm" svg:x="18.085cm" svg:y="6.785cm">
          <text:p/>
          <draw:enhanced-geometry svg:viewBox="0 0 21600 21600" draw:type="rectangle" draw:enhanced-path="M 0 0 L 21600 0 21600 21600 0 21600 0 0 Z N"/>
        </draw:custom-shape>
        <draw:line draw:style-name="gr435" draw:text-style-name="P191" draw:layer="layout" svg:x1="25.135cm" svg:y1="7.329cm" svg:x2="23.123cm" svg:y2="7.329cm">
          <text:p/>
        </draw:line>
        <draw:line draw:style-name="gr434" draw:text-style-name="P191" draw:layer="layout" svg:x1="25.872cm" svg:y1="6.329cm" svg:x2="27.884cm" svg:y2="6.329cm">
          <text:p/>
        </draw:line>
        <draw:frame draw:style-name="gr445" draw:text-style-name="P190" draw:layer="layout" svg:width="2.509cm" svg:height="1.94cm" svg:x="25.517cm" svg:y="6.559cm">
          <draw:text-box>
            <text:p text:style-name="P44"><text:span text:style-name="T98">through</text:span></text:p>
            <text:p text:style-name="P44"><text:span text:style-name="T98">whole</text:span></text:p>
            <text:p text:style-name="P44"><text:span text:style-name="T98">surface</text:span></text:p>
          </draw:text-box>
        </draw:frame>
        <presentation:notes draw:style-name="dp2">
          <draw:page-thumbnail draw:style-name="gr1" draw:layer="layout" svg:width="21.219cm" svg:height="10.476cm" svg:x="0.185cm" svg:y="2.123cm" draw:page-number="84" presentation:class="page"/>
          <draw:frame presentation:style-name="pr1" draw:text-style-name="P1" draw:layer="layout" svg:width="16.771cm" svg:height="12.572cm" svg:x="2.409cm" svg:y="13.271cm" presentation:class="notes" presentation:placeholder="true">
            <draw:text-box/>
          </draw:frame>
        </presentation:notes>
      </draw:page>
      <draw:page draw:name="page85" draw:style-name="dp1" draw:master-page-name="Default">
        <draw:custom-shape draw:style-name="gr444" draw:text-style-name="P131" draw:layer="layout" svg:width="7.489cm" svg:height="7.489cm" svg:x="3.191cm" svg:y="6.781cm">
          <text:p/>
          <draw:enhanced-geometry svg:viewBox="0 0 21600 21600" draw:type="rectangle" draw:enhanced-path="M 0 0 L 21600 0 21600 21600 0 21600 0 0 Z N"/>
        </draw:custom-shape>
        <draw:line draw:style-name="gr440" draw:text-style-name="P191" draw:layer="layout" svg:x1="5.929cm" svg:y1="6.325cm" svg:x2="7.941cm" svg:y2="6.325cm">
          <text:p/>
        </draw:line>
        <draw:line draw:style-name="gr440" draw:text-style-name="P191" draw:layer="layout" svg:x1="5.929cm" svg:y1="14.725cm" svg:x2="7.941cm" svg:y2="14.725cm">
          <text:p/>
        </draw:line>
        <draw:line draw:style-name="gr440" draw:text-style-name="P191" draw:layer="layout" svg:x1="0.858cm" svg:y1="10.525cm" svg:x2="2.87cm" svg:y2="10.525cm">
          <text:p/>
        </draw:line>
        <draw:line draw:style-name="gr440" draw:text-style-name="P191" draw:layer="layout" svg:x1="11.018cm" svg:y1="10.525cm" svg:x2="13.03cm" svg:y2="10.525cm">
          <text:p/>
        </draw:line>
        <draw:custom-shape draw:style-name="gr444" draw:text-style-name="P131" draw:layer="layout" svg:width="7.489cm" svg:height="7.489cm" svg:x="18.085cm" svg:y="6.785cm">
          <text:p/>
          <draw:enhanced-geometry svg:viewBox="0 0 21600 21600" draw:type="rectangle" draw:enhanced-path="M 0 0 L 21600 0 21600 21600 0 21600 0 0 Z N"/>
        </draw:custom-shape>
        <draw:line draw:style-name="gr439" draw:text-style-name="P191" draw:layer="layout" svg:x1="26.672cm" svg:y1="5.929cm" svg:x2="28.684cm" svg:y2="5.929cm">
          <text:p/>
        </draw:line>
        <draw:frame draw:style-name="gr445" draw:text-style-name="P190" draw:layer="layout" svg:width="2.509cm" svg:height="1.94cm" svg:x="26.317cm" svg:y="6.159cm">
          <draw:text-box>
            <text:p text:style-name="P44"><text:span text:style-name="T98">through</text:span></text:p>
            <text:p text:style-name="P44"><text:span text:style-name="T98">whole</text:span></text:p>
            <text:p text:style-name="P44"><text:span text:style-name="T98">surface</text:span></text:p>
          </draw:text-box>
        </draw:frame>
        <draw:path draw:style-name="gr443" draw:text-style-name="P15" draw:layer="layout" svg:width="2.514cm" svg:height="0.288cm" draw:transform="rotate (1.5707963267949) translate (8.39084800874146cm 8.07098153488077cm)" svg:viewBox="0 0 2515 289" svg:d="M0 145c531-4 414-147 842-145 382-2 427 289 850 289 414-1 297-132 823-139">
          <text:p/>
        </draw:path>
        <draw:path draw:style-name="gr443" draw:text-style-name="P15" draw:layer="layout" svg:width="2.514cm" svg:height="0.288cm" draw:transform="rotate (1.5707963267949) translate (8.45484800874146cm 15.4832877532875cm)" svg:viewBox="0 0 2515 289" svg:d="M2515 145c-531-4-414-147-841-145-383-2-427 289-851 289-414-1-297-132-823-139">
          <text:p/>
        </draw:path>
        <draw:path draw:style-name="gr443" draw:text-style-name="P15" draw:layer="layout" svg:width="2.514cm" svg:height="0.288cm" svg:x="1.905cm" svg:y="11.369cm" svg:viewBox="0 0 2515 289" svg:d="M2515 145c-531-4-414-147-841-145-383-2-427 289-851 289-414-1-297-132-823-139">
          <text:p/>
        </draw:path>
        <draw:path draw:style-name="gr443" draw:text-style-name="P15" draw:layer="layout" svg:width="2.514cm" svg:height="0.288cm" svg:x="9.417cm" svg:y="11.433cm" svg:viewBox="0 0 2515 289" svg:d="M0 145c531-4 414-147 842-145 382-2 427 289 850 289 414-1 297-132 823-139">
          <text:p/>
        </draw:path>
        <draw:path draw:style-name="gr432" draw:text-style-name="P15" draw:layer="layout" svg:width="2.514cm" svg:height="0.288cm" draw:transform="rotate (1.5707963267949) translate (21.8918480087415cm 8.07198153488077cm)" svg:viewBox="0 0 2515 289" svg:d="M0 145c531-4 414-147 842-145 382-2 427 289 850 289 414-1 297-132 823-139">
          <text:p/>
        </draw:path>
        <draw:path draw:style-name="gr432" draw:text-style-name="P15" draw:layer="layout" svg:width="2.514cm" svg:height="0.288cm" draw:transform="rotate (1.5707963267949) translate (21.9558480087415cm 15.4842877532875cm)" svg:viewBox="0 0 2515 289" svg:d="M2515 145c-531-4-414-147-841-145-383-2-427 289-851 289-414-1-297-132-823-139">
          <text:p/>
        </draw:path>
        <draw:path draw:style-name="gr432" draw:text-style-name="P15" draw:layer="layout" svg:width="2.514cm" svg:height="0.288cm" svg:x="16.806cm" svg:y="10.17cm" svg:viewBox="0 0 2515 289" svg:d="M2515 145c-531-4-414-147-841-145-383-2-427 289-851 289-414-1-297-132-823-139">
          <text:p/>
        </draw:path>
        <draw:path draw:style-name="gr432" draw:text-style-name="P15" draw:layer="layout" svg:width="2.514cm" svg:height="0.288cm" svg:x="24.318cm" svg:y="10.234cm" svg:viewBox="0 0 2515 289" svg:d="M0 145c531-4 414-147 842-145 382-2 427 289 850 289 414-1 297-132 823-139">
          <text:p/>
        </draw:path>
        <presentation:notes draw:style-name="dp2">
          <draw:page-thumbnail draw:style-name="gr1" draw:layer="layout" svg:width="21.219cm" svg:height="10.476cm" svg:x="0.185cm" svg:y="2.123cm" draw:page-number="85" presentation:class="page"/>
          <draw:frame presentation:style-name="pr1" draw:text-style-name="P1" draw:layer="layout" svg:width="16.771cm" svg:height="12.572cm" svg:x="2.409cm" svg:y="13.271cm" presentation:class="notes" presentation:placeholder="true">
            <draw:text-box/>
          </draw:frame>
        </presentation:notes>
      </draw:page>
      <draw:page draw:name="page86" draw:style-name="dp1" draw:master-page-name="Default">
        <draw:path draw:style-name="gr407" draw:text-style-name="P182"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20">
          <svg:title>TexMaths</svg:title>
          <svg:desc>44§display§\qty{8}{kg\cdot m/s}§svg§600§TRUE§</svg:desc>
          <draw:path draw:style-name="gr131" draw:text-style-name="P65"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31" draw:text-style-name="P65"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31" draw:text-style-name="P65"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31" draw:text-style-name="P65" draw:layer="layout" svg:width="0.175cm" svg:height="0.174cm" svg:x="19.621cm" svg:y="18.854cm" svg:viewBox="0 0 176 175" svg:d="M176 88c0-44-44-88-88-88-48 0-88 42-88 88s40 87 88 87 88-39 88-87z">
            <text:p/>
          </draw:path>
          <draw:path draw:style-name="gr131" draw:text-style-name="P65"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31" draw:text-style-name="P65" draw:layer="layout" svg:width="0.544cm" svg:height="1.451cm" svg:x="21.723cm" svg:y="18.218cm" svg:viewBox="0 0 545 1452" svg:d="M0 1452c29 0 59 0 88 0 152-484 305-968 457-1452-28 0-55 0-83 0-154 484-308 968-462 1452z">
            <text:p/>
          </draw:path>
          <draw:path draw:style-name="gr131" draw:text-style-name="P65"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446" draw:text-style-name="P189" draw:layer="layout" svg:width="5.357cm" svg:height="2.579cm" svg:x="1.652cm" svg:y="16.707cm">
          <draw:text-box>
            <text:p><text:span text:style-name="T140">– </text:span><text:span text:style-name="T140">6 C</text:span></text:p>
          </draw:text-box>
        </draw:frame>
        <draw:line draw:style-name="gr447" draw:text-style-name="P44" draw:layer="layout" svg:x1="6.904cm" svg:y1="8.849cm" svg:x2="13.208cm" svg:y2="12.631cm">
          <text:p/>
        </draw:line>
        <draw:g draw:style-name="gr20">
          <svg:title>TexMaths</svg:title>
          <svg:desc>44§display§\qty{8}{N\cdot s}§svg§600§TRUE§</svg:desc>
          <draw:path draw:style-name="gr82" draw:text-style-name="P57"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82" draw:text-style-name="P57"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82" draw:text-style-name="P57" draw:layer="layout" svg:width="0.175cm" svg:height="0.174cm" svg:x="13.783cm" svg:y="10.479cm" svg:viewBox="0 0 176 175" svg:d="M176 88c0-44-44-88-88-88-48 0-88 42-88 88s40 87 88 87 88-39 88-87z">
            <text:p/>
          </draw:path>
          <draw:path draw:style-name="gr82" draw:text-style-name="P57"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448" draw:text-style-name="P131"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9" draw:text-style-name="P44" draw:layer="layout" svg:x1="20.28cm" svg:y1="5.379cm" svg:x2="20.28cm" svg:y2="2.93cm">
          <text:p/>
        </draw:line>
        <draw:line draw:style-name="gr449" draw:text-style-name="P44" draw:layer="layout" svg:x1="21.98cm" svg:y1="5.456cm" svg:x2="21.98cm" svg:y2="7.905cm">
          <text:p/>
        </draw:line>
        <draw:line draw:style-name="gr450" draw:text-style-name="P2" draw:layer="layout" svg:x1="21.209cm" svg:y1="4.323cm" svg:x2="21.209cm" svg:y2="6.474cm">
          <text:p/>
        </draw:line>
        <presentation:notes draw:style-name="dp2">
          <draw:page-thumbnail draw:style-name="gr1" draw:layer="layout" svg:width="21.219cm" svg:height="10.476cm" svg:x="0.185cm" svg:y="2.123cm" draw:page-number="86" presentation:class="page"/>
          <draw:frame presentation:style-name="pr1" draw:text-style-name="P66" draw:layer="layout" svg:width="16.771cm" svg:height="12.572cm" svg:x="2.409cm" svg:y="13.271cm" presentation:class="notes" presentation:placeholder="true">
            <draw:text-box/>
          </draw:frame>
        </presentation:notes>
      </draw:page>
      <draw:page draw:name="page87" draw:style-name="dp1" draw:master-page-name="Default">
        <draw:path draw:style-name="gr451" draw:text-style-name="P131"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452" draw:text-style-name="P196"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20">
          <svg:title>TexMaths</svg:title>
          <svg:desc>28§display§\qty{3}{N\cdot s}§svg§600§TRUE§</svg:desc>
          <draw:path draw:style-name="gr214" draw:text-style-name="P109"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14" draw:text-style-name="P109"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14" draw:text-style-name="P109" draw:layer="layout" svg:width="0.079cm" svg:height="0.079cm" svg:x="13.574cm" svg:y="5.246cm" svg:viewBox="0 0 80 80" svg:d="M80 40c0-20-20-40-40-40-22 0-40 19-40 40s18 40 40 40 40-18 40-40z">
            <text:p/>
          </draw:path>
          <draw:path draw:style-name="gr214" draw:text-style-name="P109"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20">
          <svg:title>TexMaths</svg:title>
          <svg:desc>28§display§\qty{6}{N\cdot s}§svg§600§TRUE§</svg:desc>
          <draw:path draw:style-name="gr453" draw:text-style-name="P109"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453" draw:text-style-name="P109"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453" draw:text-style-name="P109" draw:layer="layout" svg:width="0.08cm" svg:height="0.079cm" svg:x="10.676cm" svg:y="9.571cm" svg:viewBox="0 0 81 80" svg:d="M81 40c0-20-20-40-40-40-23 0-41 19-41 40s18 40 41 40c22 0 40-18 40-40z">
            <text:p/>
          </draw:path>
          <draw:path draw:style-name="gr453" draw:text-style-name="P109"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454" draw:text-style-name="P132" draw:layer="layout" svg:x1="4.936cm" svg:y1="8.042cm" svg:x2="6.685cm" svg:y2="8.042cm">
          <text:p/>
        </draw:line>
        <draw:line draw:style-name="gr455" draw:text-style-name="P132" draw:layer="layout" svg:x1="4.936cm" svg:y1="8.042cm" svg:x2="4.936cm" svg:y2="6.293cm">
          <text:p/>
        </draw:line>
        <draw:frame draw:style-name="gr456" draw:text-style-name="P197" draw:layer="layout" svg:width="0.559cm" svg:height="0.814cm" svg:x="4.342cm" svg:y="6.46cm">
          <draw:text-box>
            <text:p><text:span text:style-name="T146">y</text:span></text:p>
          </draw:text-box>
        </draw:frame>
        <draw:frame draw:style-name="gr457" draw:text-style-name="P197" draw:layer="layout" svg:width="0.559cm" svg:height="0.814cm" svg:x="5.717cm" svg:y="7.905cm">
          <draw:text-box>
            <text:p><text:span text:style-name="T146">x</text:span></text:p>
          </draw:text-box>
        </draw:frame>
        <draw:line draw:style-name="gr458" draw:text-style-name="P44" draw:layer="layout" svg:x1="12.026cm" svg:y1="6.844cm" svg:x2="12.026cm" svg:y2="4.344cm">
          <text:p/>
        </draw:line>
        <draw:line draw:style-name="gr458" draw:text-style-name="P44" draw:layer="layout" svg:x1="13.664cm" svg:y1="9.172cm" svg:x2="8.664cm" svg:y2="9.172cm">
          <text:p/>
        </draw:line>
        <draw:line draw:style-name="gr459" draw:text-style-name="P143" draw:layer="layout" svg:x1="4.937cm" svg:y1="16.042cm" svg:x2="6.686cm" svg:y2="16.042cm">
          <text:p/>
        </draw:line>
        <draw:line draw:style-name="gr460" draw:text-style-name="P143" draw:layer="layout" svg:x1="4.937cm" svg:y1="16.042cm" svg:x2="4.937cm" svg:y2="14.293cm">
          <text:p/>
        </draw:line>
        <draw:frame draw:style-name="gr461" draw:text-style-name="P198" draw:layer="layout" svg:width="0.559cm" svg:height="0.958cm" svg:x="4.143cm" svg:y="14.06cm">
          <draw:text-box>
            <text:p><text:span text:style-name="T147">y</text:span></text:p>
          </draw:text-box>
        </draw:frame>
        <draw:frame draw:style-name="gr462" draw:text-style-name="P198" draw:layer="layout" svg:width="0.559cm" svg:height="0.958cm" svg:x="6.018cm" svg:y="16.005cm">
          <draw:text-box>
            <text:p><text:span text:style-name="T147">x</text:span></text:p>
          </draw:text-box>
        </draw:frame>
        <draw:path draw:style-name="gr451" draw:text-style-name="P131"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452" draw:text-style-name="P196"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20">
          <svg:title>TexMaths</svg:title>
          <svg:desc>28§display§\qty{3}{N\cdot s}§svg§600§TRUE§</svg:desc>
          <draw:path draw:style-name="gr214" draw:text-style-name="P109"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14" draw:text-style-name="P109"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14" draw:text-style-name="P109" draw:layer="layout" svg:width="0.079cm" svg:height="0.079cm" svg:x="24.001cm" svg:y="13.947cm" svg:viewBox="0 0 80 80" svg:d="M80 40c0-20-20-40-40-40-22 0-40 19-40 40s18 40 40 40 40-18 40-40z">
            <text:p/>
          </draw:path>
          <draw:path draw:style-name="gr214" draw:text-style-name="P109"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20">
          <svg:title>TexMaths</svg:title>
          <svg:desc>28§display§\qty{6}{N\cdot s}§svg§600§TRUE§</svg:desc>
          <draw:path draw:style-name="gr453" draw:text-style-name="P109"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453" draw:text-style-name="P109"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453" draw:text-style-name="P109" draw:layer="layout" svg:width="0.08cm" svg:height="0.079cm" svg:x="19.703cm" svg:y="17.572cm" svg:viewBox="0 0 81 80" svg:d="M81 40c0-20-20-40-40-40-23 0-41 19-41 40s18 40 41 40c22 0 40-18 40-40z">
            <text:p/>
          </draw:path>
          <draw:path draw:style-name="gr453" draw:text-style-name="P109"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458" draw:text-style-name="P44" draw:layer="layout" svg:x1="20.969cm" svg:y1="14.979cm" svg:x2="22.737cm" svg:y2="13.211cm">
          <text:p/>
        </draw:line>
        <draw:line draw:style-name="gr458" draw:text-style-name="P44" draw:layer="layout" svg:x1="22.691cm" svg:y1="17.173cm" svg:x2="17.691cm" svg:y2="17.173cm">
          <text:p/>
        </draw:line>
        <presentation:notes draw:style-name="dp2">
          <draw:page-thumbnail draw:style-name="gr1" draw:layer="layout" svg:width="21.219cm" svg:height="10.476cm" svg:x="0.185cm" svg:y="2.123cm" draw:page-number="87" presentation:class="page"/>
          <draw:frame presentation:style-name="pr1" draw:text-style-name="P1" draw:layer="layout" svg:width="16.771cm" svg:height="12.572cm" svg:x="2.409cm" svg:y="13.271cm" presentation:class="notes" presentation:placeholder="true">
            <draw:text-box/>
          </draw:frame>
        </presentation:notes>
      </draw:page>
      <draw:page draw:name="page88" draw:style-name="dp1" draw:master-page-name="Default">
        <draw:path draw:style-name="gr463" draw:text-style-name="P15" draw:layer="layout" svg:width="2.499cm" svg:height="0.419cm" svg:x="9.517cm" svg:y="3.912cm" svg:viewBox="0 0 2500 420" svg:d="M0 420c1257 0 902-400 2500-420">
          <text:p/>
        </draw:path>
        <draw:frame draw:style-name="gr26" draw:text-style-name="P2" draw:layer="layout" svg:width="9.823cm" svg:height="17.246cm" svg:x="0.555cm" svg:y="-0.012cm">
          <draw:image xlink:href="Pictures/1000000100000266000004008CE4E59E.png" xlink:type="simple" xlink:show="embed" xlink:actuate="onLoad" draw:mime-type="image/png">
            <text:p/>
          </draw:image>
        </draw:frame>
        <draw:path draw:style-name="gr464" draw:text-style-name="P15" draw:layer="layout" svg:width="7.636cm" svg:height="0.876cm" svg:x="12.037cm" svg:y="20.154cm" svg:viewBox="0 0 7637 877" svg:d="M0 438c1612-9 1257-445 2555-438 1162-7 1297 877 2582 877 1257 0 902-400 2500-420">
          <text:p/>
        </draw:path>
        <draw:path draw:style-name="gr465" draw:text-style-name="P15" draw:layer="layout" svg:width="5.136cm" svg:height="0.876cm" svg:x="4.152cm" svg:y="3.455cm" svg:viewBox="0 0 5137 877" svg:d="M0 438c1612-9 1257-445 2555-438 1162-7 1297 877 2582 877">
          <text:p/>
        </draw:path>
        <draw:path draw:style-name="gr466" draw:text-style-name="P15" draw:layer="layout" svg:width="2.499cm" svg:height="0.419cm" svg:x="24.76cm" svg:y="3.912cm" svg:viewBox="0 0 2500 420" svg:d="M0 420c1257 0 902-400 2500-420">
          <text:p/>
        </draw:path>
        <draw:frame draw:style-name="gr26" draw:text-style-name="P2" draw:layer="layout" svg:width="9.823cm" svg:height="17.246cm" svg:x="15.798cm" svg:y="-0.012cm">
          <draw:image xlink:href="Pictures/1000000100000266000004008CE4E59E.png" xlink:type="simple" xlink:show="embed" xlink:actuate="onLoad" draw:mime-type="image/png">
            <text:p/>
          </draw:image>
        </draw:frame>
        <draw:path draw:style-name="gr467" draw:text-style-name="P15" draw:layer="layout" svg:width="5.136cm" svg:height="0.876cm" svg:x="19.395cm" svg:y="3.455cm" svg:viewBox="0 0 5137 877" svg:d="M0 438c1612-9 1257-445 2555-438 1162-7 1297 877 2582 877">
          <text:p/>
        </draw:path>
        <presentation:notes draw:style-name="dp2">
          <draw:page-thumbnail draw:style-name="gr1" draw:layer="layout" svg:width="21.219cm" svg:height="10.476cm" svg:x="0.185cm" svg:y="2.123cm" draw:page-number="88" presentation:class="page"/>
          <draw:frame presentation:style-name="pr1" draw:text-style-name="P1" draw:layer="layout" svg:width="16.771cm" svg:height="12.572cm" svg:x="2.409cm" svg:y="13.271cm" presentation:class="notes" presentation:placeholder="true">
            <draw:text-box/>
          </draw:frame>
        </presentation:notes>
      </draw:page>
      <draw:page draw:name="page89" draw:style-name="dp1" draw:master-page-name="Default">
        <draw:line draw:style-name="gr14" draw:text-style-name="P2" draw:layer="layout" svg:x1="16.302cm" svg:y1="7.568cm" svg:x2="14.454cm" svg:y2="0.671cm">
          <text:p/>
        </draw:line>
        <draw:line draw:style-name="gr14" draw:text-style-name="P2" draw:layer="layout" svg:x1="6.282cm" svg:y1="19.569cm" svg:x2="4.434cm" svg:y2="12.672cm">
          <text:p/>
        </draw:line>
        <draw:line draw:style-name="gr14" draw:text-style-name="P2" draw:layer="layout" svg:x1="22.282cm" svg:y1="17.569cm" svg:x2="20.434cm" svg:y2="10.672cm">
          <text:p/>
        </draw:line>
        <draw:frame draw:style-name="gr15" draw:text-style-name="P13" draw:layer="layout" svg:width="1.907cm" svg:height="1.521cm" svg:x="21.305cm" svg:y="12.46cm">
          <draw:text-box>
            <text:p><text:span text:style-name="T6">+5</text:span></text:p>
          </draw:text-box>
        </draw:frame>
        <draw:frame draw:style-name="gr16" draw:text-style-name="P14" draw:layer="layout" svg:width="1.772cm" svg:height="1.521cm" svg:x="19.351cm" svg:y="14.149cm">
          <draw:text-box>
            <text:p><text:span text:style-name="T7">–</text:span><text:span text:style-name="T7">5</text:span></text:p>
          </draw:text-box>
        </draw:frame>
        <draw:path draw:style-name="gr17" draw:text-style-name="P15" draw:layer="layout" svg:width="4.129cm" svg:height="0.473cm" draw:transform="rotate (0.261799387799149) translate (13.2207100785097cm 4.41955356275116cm)" svg:viewBox="0 0 4130 474" svg:d="M0 237c872-5 680-241 1382-237 628-4 701 474 1396 474 680 0 488-216 1352-227">
          <text:p/>
        </draw:path>
        <draw:path draw:style-name="gr18" draw:text-style-name="P15" draw:layer="layout" svg:width="4.129cm" svg:height="0.473cm" draw:transform="rotate (-2.87979326579064) translate (7.31528992149031cm 15.8194464372488cm)" svg:viewBox="0 0 4130 474" svg:d="M0 237c872-5 680-241 1382-237 628-4 701 474 1396 474 680 0 488-216 1352-227">
          <text:p/>
        </draw:path>
        <draw:frame draw:style-name="gr16" draw:text-style-name="P14" draw:layer="layout" svg:width="1.772cm" svg:height="1.521cm" svg:x="4.663cm" svg:y="16.271cm">
          <draw:text-box>
            <text:p><text:span text:style-name="T7">–</text:span><text:span text:style-name="T7">5</text:span></text:p>
          </draw:text-box>
        </draw:frame>
        <draw:frame draw:style-name="gr15" draw:text-style-name="P13" draw:layer="layout" svg:width="1.907cm" svg:height="1.521cm" svg:x="14.225cm" svg:y="2.559cm">
          <draw:text-box>
            <text:p><text:span text:style-name="T6">+5</text:span></text:p>
          </draw:text-box>
        </draw:frame>
        <presentation:notes draw:style-name="dp2">
          <draw:page-thumbnail draw:style-name="gr1" draw:layer="layout" svg:width="21.219cm" svg:height="10.476cm" svg:x="0.185cm" svg:y="2.123cm" draw:page-number="89" presentation:class="page"/>
          <draw:frame presentation:style-name="pr1" draw:text-style-name="P1" draw:layer="layout" svg:width="16.771cm" svg:height="12.572cm" svg:x="2.409cm" svg:y="13.271cm" presentation:class="notes" presentation:placeholder="true">
            <draw:text-box/>
          </draw:frame>
        </presentation:notes>
      </draw:page>
      <draw:page draw:name="page90" draw:style-name="dp1" draw:master-page-name="Default">
        <draw:line draw:style-name="gr14" draw:text-style-name="P2" draw:layer="layout" svg:x1="6.302cm" svg:y1="18.568cm" svg:x2="4.454cm" svg:y2="11.671cm">
          <text:p/>
        </draw:line>
        <draw:line draw:style-name="gr14" draw:text-style-name="P2" draw:layer="layout" svg:x1="6.282cm" svg:y1="7.569cm" svg:x2="4.434cm" svg:y2="0.672cm">
          <text:p/>
        </draw:line>
        <draw:line draw:style-name="gr14" draw:text-style-name="P2" draw:layer="layout" svg:x1="25.282cm" svg:y1="12.569cm" svg:x2="23.434cm" svg:y2="5.672cm">
          <text:p/>
        </draw:line>
        <draw:frame draw:style-name="gr15" draw:text-style-name="P13" draw:layer="layout" svg:width="1.907cm" svg:height="1.521cm" svg:x="24.305cm" svg:y="7.46cm">
          <draw:text-box>
            <text:p><text:span text:style-name="T6">+5</text:span></text:p>
          </draw:text-box>
        </draw:frame>
        <draw:frame draw:style-name="gr16" draw:text-style-name="P13" draw:layer="layout" svg:width="1.772cm" svg:height="1.521cm" svg:x="22.351cm" svg:y="9.149cm">
          <draw:text-box>
            <text:p><text:span text:style-name="T6">–</text:span><text:span text:style-name="T6">5</text:span></text:p>
          </draw:text-box>
        </draw:frame>
        <draw:path draw:style-name="gr19" draw:text-style-name="P15" draw:layer="layout" svg:width="4.129cm" svg:height="0.473cm" draw:transform="rotate (0.261799387799149) translate (2.8207100785097cm 13.5195535627512cm)" svg:viewBox="0 0 4130 474" svg:d="M0 237c872-5 680-241 1382-237 628-4 701 474 1396 474 680 0 488-216 1352-227">
          <text:p/>
        </draw:path>
        <draw:path draw:style-name="gr19" draw:text-style-name="P15" draw:layer="layout" svg:width="4.129cm" svg:height="0.473cm" draw:transform="rotate (-2.87979326579064) translate (6.81528992149031cm 1.81944643724881cm)" svg:viewBox="0 0 4130 474" svg:d="M0 237c872-5 680-241 1382-237 628-4 701 474 1396 474 680 0 488-216 1352-227">
          <text:p/>
        </draw:path>
        <draw:frame draw:style-name="gr16" draw:text-style-name="P13" draw:layer="layout" svg:width="1.772cm" svg:height="1.521cm" svg:x="2.363cm" svg:y="2.971cm">
          <draw:text-box>
            <text:p><text:span text:style-name="T6">–</text:span><text:span text:style-name="T6">5</text:span></text:p>
          </draw:text-box>
        </draw:frame>
        <draw:frame draw:style-name="gr15" draw:text-style-name="P13" draw:layer="layout" svg:width="1.907cm" svg:height="1.521cm" svg:x="6.225cm" svg:y="13.159cm">
          <draw:text-box>
            <text:p><text:span text:style-name="T6">+5</text:span></text:p>
          </draw:text-box>
        </draw:frame>
        <draw:line draw:style-name="gr14" draw:text-style-name="P2" draw:layer="layout" svg:x1="16.303cm" svg:y1="18.568cm" svg:x2="14.455cm" svg:y2="11.671cm">
          <text:p/>
        </draw:line>
        <draw:line draw:style-name="gr14" draw:text-style-name="P2" draw:layer="layout" svg:x1="16.283cm" svg:y1="7.569cm" svg:x2="14.435cm" svg:y2="0.672cm">
          <text:p/>
        </draw:line>
        <draw:frame draw:style-name="gr16" draw:text-style-name="P13" draw:layer="layout" svg:width="1.772cm" svg:height="1.521cm" svg:x="12.864cm" svg:y="2.171cm">
          <draw:text-box>
            <text:p><text:span text:style-name="T6">–</text:span><text:span text:style-name="T6">5</text:span></text:p>
          </draw:text-box>
        </draw:frame>
        <draw:frame draw:style-name="gr15" draw:text-style-name="P13" draw:layer="layout" svg:width="1.907cm" svg:height="1.521cm" svg:x="15.126cm" svg:y="12.759cm">
          <draw:text-box>
            <text:p><text:span text:style-name="T6">+5</text:span></text:p>
          </draw:text-box>
        </draw:frame>
        <draw:g draw:style-name="gr20">
          <draw:line draw:style-name="gr468" draw:text-style-name="P2" draw:layer="layout" svg:x1="15.145cm" svg:y1="1.794cm" svg:x2="13.975cm" svg:y2="1.65cm">
            <text:p/>
          </draw:line>
          <draw:line draw:style-name="gr468" draw:text-style-name="P2" draw:layer="layout" svg:x1="14.897cm" svg:y1="0.916cm" svg:x2="13.975cm" svg:y2="1.65cm">
            <text:p/>
          </draw:line>
        </draw:g>
        <draw:g draw:style-name="gr20">
          <draw:line draw:style-name="gr468" draw:text-style-name="P2" draw:layer="layout" svg:x1="14.176cm" svg:y1="12.417cm" svg:x2="15.346cm" svg:y2="12.561cm">
            <text:p/>
          </draw:line>
          <draw:line draw:style-name="gr468" draw:text-style-name="P2" draw:layer="layout" svg:x1="14.423cm" svg:y1="13.295cm" svg:x2="15.345cm" svg:y2="12.561cm">
            <text:p/>
          </draw:line>
        </draw:g>
        <presentation:notes draw:style-name="dp2">
          <draw:page-thumbnail draw:style-name="gr1" draw:layer="layout" svg:width="21.219cm" svg:height="10.476cm" svg:x="0.185cm" svg:y="2.123cm" draw:page-number="90" presentation:class="page"/>
          <draw:frame presentation:style-name="pr1" draw:text-style-name="P1" draw:layer="layout" svg:width="16.771cm" svg:height="12.572cm" svg:x="2.409cm" svg:y="13.271cm" presentation:class="notes" presentation:placeholder="true">
            <draw:text-box/>
          </draw:frame>
        </presentation:notes>
      </draw:page>
      <draw:page draw:name="page91" draw:style-name="dp1" draw:master-page-name="Default">
        <draw:line draw:style-name="gr14" draw:text-style-name="P2" draw:layer="layout" svg:x1="16.302cm" svg:y1="7.568cm" svg:x2="14.454cm" svg:y2="0.671cm">
          <text:p/>
        </draw:line>
        <draw:line draw:style-name="gr14" draw:text-style-name="P2" draw:layer="layout" svg:x1="6.282cm" svg:y1="19.569cm" svg:x2="4.434cm" svg:y2="12.672cm">
          <text:p/>
        </draw:line>
        <draw:line draw:style-name="gr14" draw:text-style-name="P2" draw:layer="layout" svg:x1="23.776cm" svg:y1="8.146cm" svg:x2="21.928cm" svg:y2="1.249cm">
          <text:p/>
        </draw:line>
        <draw:path draw:style-name="gr17" draw:text-style-name="P15" draw:layer="layout" svg:width="4.129cm" svg:height="0.473cm" draw:transform="rotate (0.261799387799149) translate (13.2207100785097cm 4.41955356275116cm)" svg:viewBox="0 0 4130 474" svg:d="M0 237c872-5 680-241 1382-237 628-4 701 474 1396 474 680 0 488-216 1352-227">
          <text:p/>
        </draw:path>
        <draw:path draw:style-name="gr18" draw:text-style-name="P15" draw:layer="layout" svg:width="4.129cm" svg:height="0.473cm" draw:transform="rotate (-2.87979326579064) translate (7.31528992149031cm 15.8194464372488cm)" svg:viewBox="0 0 4130 474" svg:d="M0 237c872-5 680-241 1382-237 628-4 701 474 1396 474 680 0 488-216 1352-227">
          <text:p/>
        </draw:path>
        <draw:frame draw:style-name="gr16" draw:text-style-name="P14" draw:layer="layout" svg:width="1.772cm" svg:height="1.521cm" svg:x="2.863cm" svg:y="16.771cm">
          <draw:text-box>
            <text:p><text:span text:style-name="T7">–</text:span><text:span text:style-name="T7">5</text:span></text:p>
          </draw:text-box>
        </draw:frame>
        <draw:frame draw:style-name="gr15" draw:text-style-name="P13" draw:layer="layout" svg:width="1.907cm" svg:height="1.521cm" svg:x="15.925cm" svg:y="2.059cm">
          <draw:text-box>
            <text:p><text:span text:style-name="T6">+5</text:span></text:p>
          </draw:text-box>
        </draw:frame>
        <draw:line draw:style-name="gr469" draw:text-style-name="P44" draw:layer="layout" svg:x1="7.287cm" svg:y1="7.953cm" svg:x2="5.067cm" svg:y2="5.489cm">
          <text:p/>
        </draw:line>
        <draw:line draw:style-name="gr470" draw:text-style-name="P44" draw:layer="layout" svg:x1="2.748cm" svg:y1="8.653cm" svg:x2="4.968cm" svg:y2="11.117cm">
          <text:p/>
        </draw:line>
        <draw:g draw:style-name="gr20">
          <svg:title>TexMaths</svg:title>
          <svg:desc>44§display§\qty{6}{N}§svg§600§TRUE§</svg:desc>
          <draw:path draw:style-name="gr82" draw:text-style-name="P57"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82" draw:text-style-name="P57"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20">
          <svg:title>TexMaths</svg:title>
          <svg:desc>44§display§\qty{6}{N}§svg§600§TRUE§</svg:desc>
          <draw:path draw:style-name="gr328" draw:text-style-name="P142"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28" draw:text-style-name="P142"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71" draw:text-style-name="P44" draw:layer="layout" svg:x1="25.093cm" svg:y1="4.568cm" svg:x2="22.961cm" svg:y2="2.027cm">
          <text:p/>
        </draw:line>
        <draw:line draw:style-name="gr472" draw:text-style-name="P44" draw:layer="layout" svg:x1="20.532cm" svg:y1="4.827cm" svg:x2="22.664cm" svg:y2="7.368cm">
          <text:p/>
        </draw:line>
        <draw:line draw:style-name="gr14" draw:text-style-name="P2" draw:layer="layout" svg:x1="18.777cm" svg:y1="19.147cm" svg:x2="16.929cm" svg:y2="12.25cm">
          <text:p/>
        </draw:line>
        <draw:line draw:style-name="gr471" draw:text-style-name="P44" draw:layer="layout" svg:x1="20.094cm" svg:y1="15.569cm" svg:x2="17.962cm" svg:y2="13.028cm">
          <text:p/>
        </draw:line>
        <draw:line draw:style-name="gr472" draw:text-style-name="P44" draw:layer="layout" svg:x1="15.533cm" svg:y1="15.828cm" svg:x2="17.665cm" svg:y2="18.369cm">
          <text:p/>
        </draw:line>
        <draw:frame draw:style-name="gr473" draw:text-style-name="P199" draw:layer="layout" svg:width="4.875cm" svg:height="1.111cm" svg:x="18.467cm" svg:y="12.872cm">
          <draw:text-box>
            <text:p><text:span text:style-name="T148">(–21, +25, 0)</text:span></text:p>
          </draw:text-box>
        </draw:frame>
        <draw:frame draw:style-name="gr473" draw:text-style-name="P100" draw:layer="layout" svg:width="4.875cm" svg:height="1.111cm" svg:x="12.268cm" svg:y="17.437cm">
          <draw:text-box>
            <text:p><text:span text:style-name="T149">(+21, –25, 0)</text:span></text:p>
          </draw:text-box>
        </draw:frame>
        <presentation:notes draw:style-name="dp2">
          <draw:page-thumbnail draw:style-name="gr1" draw:layer="layout" svg:width="21.219cm" svg:height="10.476cm" svg:x="0.185cm" svg:y="2.123cm" draw:page-number="91" presentation:class="page"/>
          <draw:frame presentation:style-name="pr1" draw:text-style-name="P1" draw:layer="layout" svg:width="16.771cm" svg:height="12.572cm" svg:x="2.409cm" svg:y="13.271cm" presentation:class="notes" presentation:placeholder="true">
            <draw:text-box/>
          </draw:frame>
        </presentation:notes>
      </draw:page>
      <draw:page draw:name="page92" draw:style-name="dp1" draw:master-page-name="Default">
        <draw:line draw:style-name="gr14" draw:text-style-name="P2" draw:layer="layout" svg:x1="16.302cm" svg:y1="7.568cm" svg:x2="14.454cm" svg:y2="0.671cm">
          <text:p/>
        </draw:line>
        <draw:line draw:style-name="gr14" draw:text-style-name="P2" draw:layer="layout" svg:x1="6.282cm" svg:y1="19.569cm" svg:x2="4.434cm" svg:y2="12.672cm">
          <text:p/>
        </draw:line>
        <draw:line draw:style-name="gr14" draw:text-style-name="P2" draw:layer="layout" svg:x1="23.776cm" svg:y1="8.146cm" svg:x2="21.928cm" svg:y2="1.249cm">
          <text:p/>
        </draw:line>
        <draw:path draw:style-name="gr17" draw:text-style-name="P15" draw:layer="layout" svg:width="4.129cm" svg:height="0.473cm" draw:transform="rotate (0.261799387799149) translate (13.2207100785097cm 4.41955356275116cm)" svg:viewBox="0 0 4130 474" svg:d="M0 237c872-5 680-241 1382-237 628-4 701 474 1396 474 680 0 488-216 1352-227">
          <text:p/>
        </draw:path>
        <draw:path draw:style-name="gr18" draw:text-style-name="P15" draw:layer="layout" svg:width="4.129cm" svg:height="0.473cm" draw:transform="rotate (-2.87979326579064) translate (7.31528992149031cm 15.8194464372488cm)" svg:viewBox="0 0 4130 474" svg:d="M0 237c872-5 680-241 1382-237 628-4 701 474 1396 474 680 0 488-216 1352-227">
          <text:p/>
        </draw:path>
        <draw:frame draw:style-name="gr16" draw:text-style-name="P14" draw:layer="layout" svg:width="1.772cm" svg:height="1.521cm" svg:x="2.863cm" svg:y="16.771cm">
          <draw:text-box>
            <text:p><text:span text:style-name="T7">–</text:span><text:span text:style-name="T7">5</text:span></text:p>
          </draw:text-box>
        </draw:frame>
        <draw:frame draw:style-name="gr15" draw:text-style-name="P13" draw:layer="layout" svg:width="1.907cm" svg:height="1.521cm" svg:x="15.925cm" svg:y="2.059cm">
          <draw:text-box>
            <text:p><text:span text:style-name="T6">+5</text:span></text:p>
          </draw:text-box>
        </draw:frame>
        <draw:line draw:style-name="gr469" draw:text-style-name="P44" draw:layer="layout" svg:x1="7.287cm" svg:y1="7.953cm" svg:x2="5.067cm" svg:y2="5.489cm">
          <text:p/>
        </draw:line>
        <draw:line draw:style-name="gr470" draw:text-style-name="P44" draw:layer="layout" svg:x1="2.748cm" svg:y1="8.653cm" svg:x2="4.968cm" svg:y2="11.117cm">
          <text:p/>
        </draw:line>
        <draw:g draw:style-name="gr20">
          <svg:title>TexMaths</svg:title>
          <svg:desc>44§display§\qty{6}{N}§svg§600§TRUE§</svg:desc>
          <draw:path draw:style-name="gr82" draw:text-style-name="P57"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82" draw:text-style-name="P57"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20">
          <svg:title>TexMaths</svg:title>
          <svg:desc>44§display§\qty{6}{N}§svg§600§TRUE§</svg:desc>
          <draw:path draw:style-name="gr328" draw:text-style-name="P142"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28" draw:text-style-name="P142"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71" draw:text-style-name="P44" draw:layer="layout" svg:x1="25.093cm" svg:y1="4.568cm" svg:x2="22.961cm" svg:y2="2.027cm">
          <text:p/>
        </draw:line>
        <draw:line draw:style-name="gr472" draw:text-style-name="P44" draw:layer="layout" svg:x1="20.532cm" svg:y1="4.827cm" svg:x2="22.664cm" svg:y2="7.368cm">
          <text:p/>
        </draw:line>
        <draw:line draw:style-name="gr14" draw:text-style-name="P2" draw:layer="layout" svg:x1="12.777cm" svg:y1="19.147cm" svg:x2="10.929cm" svg:y2="12.25cm">
          <text:p/>
        </draw:line>
        <draw:line draw:style-name="gr471" draw:text-style-name="P44" draw:layer="layout" svg:x1="14.178cm" svg:y1="16.524cm" svg:x2="12.046cm" svg:y2="13.983cm">
          <text:p/>
        </draw:line>
        <draw:line draw:style-name="gr472" draw:text-style-name="P44" draw:layer="layout" svg:x1="22.333cm" svg:y1="14.228cm" svg:x2="24.465cm" svg:y2="16.769cm">
          <text:p/>
        </draw:line>
        <draw:frame draw:style-name="gr473" draw:text-style-name="P199" draw:layer="layout" svg:width="4.875cm" svg:height="1.111cm" svg:x="12.167cm" svg:y="13.072cm">
          <draw:text-box>
            <text:p><text:span text:style-name="T148">(–21, +25, 0)</text:span></text:p>
          </draw:text-box>
        </draw:frame>
        <draw:frame draw:style-name="gr474" draw:text-style-name="P100" draw:layer="layout" svg:width="4.422cm" svg:height="1.111cm" svg:x="19.668cm" svg:y="16.637cm">
          <draw:text-box>
            <text:p><text:span text:style-name="T149">(+21, –25, 0)</text:span></text:p>
          </draw:text-box>
        </draw:frame>
        <draw:path draw:style-name="gr475" draw:text-style-name="P15" draw:layer="layout" svg:width="1.983cm" svg:height="0.227cm" draw:transform="rotate (0.26162485487395) translate (11.4985394867783cm 18.2449694316932cm)" svg:viewBox="0 0 1984 228" svg:d="M0 114c419-2 327-116 664-114 302-2 337 228 671 228 327 0 234-104 649-110">
          <text:p/>
        </draw:path>
        <draw:line draw:style-name="gr14" draw:text-style-name="P2" draw:layer="layout" svg:x1="25.738cm" svg:y1="19.148cm" svg:x2="23.89cm" svg:y2="12.251cm">
          <text:p/>
        </draw:line>
        <draw:path draw:style-name="gr476" draw:text-style-name="P15" draw:layer="layout" svg:width="1.983cm" svg:height="0.227cm" draw:transform="rotate (-2.87996779871584) translate (26.4364605132217cm 17.9560305683068cm)" svg:viewBox="0 0 1984 228" svg:d="M0 114c419-2 327-116 664-114 302-2 337 228 671 228 327 0 234-104 649-110">
          <text:p/>
        </draw:path>
        <draw:path draw:style-name="gr475" draw:text-style-name="P15" draw:layer="layout" svg:width="1.983cm" svg:height="0.227cm" draw:transform="rotate (0.26162485487395) translate (15.0565394867783cm 6.61496943169316cm)" svg:viewBox="0 0 1984 228" svg:d="M0 114c419-2 327-116 664-114 302-2 337 228 671 228 327 0 234-104 649-110">
          <text:p/>
        </draw:path>
        <presentation:notes draw:style-name="dp2">
          <draw:page-thumbnail draw:style-name="gr1" draw:layer="layout" svg:width="21.219cm" svg:height="10.476cm" svg:x="0.185cm" svg:y="2.123cm" draw:page-number="92" presentation:class="page"/>
          <draw:frame presentation:style-name="pr1" draw:text-style-name="P1" draw:layer="layout" svg:width="16.771cm" svg:height="12.572cm" svg:x="2.409cm" svg:y="13.271cm" presentation:class="notes" presentation:placeholder="true">
            <draw:text-box/>
          </draw:frame>
        </presentation:notes>
      </draw:page>
      <draw:page draw:name="page93" draw:style-name="dp1" draw:master-page-name="Default">
        <office:forms form:automatic-focus="false" form:apply-design-mode="false"/>
        <draw:line draw:style-name="gr14" draw:text-style-name="P2" draw:layer="layout" svg:x1="12.302cm" svg:y1="19.568cm" svg:x2="10.454cm" svg:y2="12.671cm">
          <text:p/>
        </draw:line>
        <draw:line draw:style-name="gr14" draw:text-style-name="P2" draw:layer="layout" svg:x1="6.282cm" svg:y1="19.569cm" svg:x2="4.434cm" svg:y2="12.672cm">
          <text:p/>
        </draw:line>
        <draw:line draw:style-name="gr14" draw:text-style-name="P2" draw:layer="layout" svg:x1="23.776cm" svg:y1="8.146cm" svg:x2="21.928cm" svg:y2="1.249cm">
          <text:p/>
        </draw:line>
        <draw:frame draw:style-name="gr16" draw:text-style-name="P13" draw:layer="layout" svg:width="1.772cm" svg:height="1.521cm" svg:x="2.963cm" svg:y="15.365cm">
          <draw:text-box>
            <text:p><text:span text:style-name="T6">–</text:span><text:span text:style-name="T6">5</text:span></text:p>
          </draw:text-box>
        </draw:frame>
        <draw:frame draw:style-name="gr15" draw:text-style-name="P13" draw:layer="layout" svg:width="1.907cm" svg:height="1.521cm" svg:x="11.925cm" svg:y="15.365cm">
          <draw:text-box>
            <text:p><text:span text:style-name="T6">+5</text:span></text:p>
          </draw:text-box>
        </draw:frame>
        <draw:line draw:style-name="gr469" draw:text-style-name="P44" draw:layer="layout" svg:x1="7.287cm" svg:y1="7.953cm" svg:x2="5.067cm" svg:y2="5.489cm">
          <text:p/>
        </draw:line>
        <draw:line draw:style-name="gr470" draw:text-style-name="P44" draw:layer="layout" svg:x1="2.748cm" svg:y1="8.653cm" svg:x2="4.968cm" svg:y2="11.117cm">
          <text:p/>
        </draw:line>
        <draw:g draw:style-name="gr20">
          <svg:title>TexMaths</svg:title>
          <svg:desc>44§display§\qty{6}{N}§svg§600§TRUE§</svg:desc>
          <draw:path draw:style-name="gr82" draw:text-style-name="P57"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82" draw:text-style-name="P57"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20">
          <svg:title>TexMaths</svg:title>
          <svg:desc>44§display§\qty{6}{N}§svg§600§TRUE§</svg:desc>
          <draw:path draw:style-name="gr328" draw:text-style-name="P142"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28" draw:text-style-name="P142"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71" draw:text-style-name="P44" draw:layer="layout" svg:x1="25.093cm" svg:y1="4.568cm" svg:x2="22.961cm" svg:y2="2.027cm">
          <text:p/>
        </draw:line>
        <draw:line draw:style-name="gr472" draw:text-style-name="P44" draw:layer="layout" svg:x1="20.532cm" svg:y1="4.827cm" svg:x2="22.664cm" svg:y2="7.368cm">
          <text:p/>
        </draw:line>
        <draw:line draw:style-name="gr14" draw:text-style-name="P2" draw:layer="layout" svg:x1="17.777cm" svg:y1="19.147cm" svg:x2="15.929cm" svg:y2="12.25cm">
          <text:p/>
        </draw:line>
        <draw:line draw:style-name="gr471" draw:text-style-name="P44" draw:layer="layout" svg:x1="19.178cm" svg:y1="16.524cm" svg:x2="17.046cm" svg:y2="13.983cm">
          <text:p/>
        </draw:line>
        <draw:line draw:style-name="gr477" draw:text-style-name="P44" draw:layer="layout" svg:x1="25.333cm" svg:y1="14.228cm" svg:x2="27.465cm" svg:y2="16.769cm">
          <text:p/>
        </draw:line>
        <draw:frame draw:style-name="gr473" draw:text-style-name="P199" draw:layer="layout" svg:width="4.875cm" svg:height="1.111cm" svg:x="17.167cm" svg:y="13.072cm">
          <draw:text-box>
            <text:p><text:span text:style-name="T148">(–21, +25, 0)</text:span></text:p>
          </draw:text-box>
        </draw:frame>
        <draw:frame draw:style-name="gr478" draw:text-style-name="P199" draw:layer="layout" svg:width="4.422cm" svg:height="1.111cm" svg:x="22.668cm" svg:y="16.637cm">
          <draw:text-box>
            <text:p><text:span text:style-name="T148">(+21, –25, 0)</text:span></text:p>
          </draw:text-box>
        </draw:frame>
        <draw:path draw:style-name="gr475" draw:text-style-name="P15" draw:layer="layout" svg:width="1.983cm" svg:height="0.227cm" draw:transform="rotate (0.26162485487395) translate (16.4985394867783cm 18.2449694316932cm)" svg:viewBox="0 0 1984 228" svg:d="M0 114c419-2 327-116 664-114 302-2 337 228 671 228 327 0 234-104 649-110">
          <text:p/>
        </draw:path>
        <draw:line draw:style-name="gr14" draw:text-style-name="P2" draw:layer="layout" svg:x1="28.738cm" svg:y1="19.148cm" svg:x2="26.89cm" svg:y2="12.251cm">
          <text:p/>
        </draw:line>
        <draw:path draw:style-name="gr475" draw:text-style-name="P15" draw:layer="layout" svg:width="1.983cm" svg:height="0.227cm" draw:transform="rotate (-2.87996779871584) translate (29.4364605132217cm 17.9560305683068cm)" svg:viewBox="0 0 1984 228" svg:d="M0 114c419-2 327-116 664-114 302-2 337 228 671 228 327 0 234-104 649-110">
          <text:p/>
        </draw:path>
        <draw:path draw:style-name="gr475" draw:text-style-name="P15" draw:layer="layout" svg:width="1.983cm" svg:height="0.227cm" draw:transform="rotate (0.26162485487395) translate (11.0845394867783cm 18.7349694316932cm)" svg:viewBox="0 0 1984 228" svg:d="M0 114c419-2 327-116 664-114 302-2 337 228 671 228 327 0 234-104 649-110">
          <text:p/>
        </draw:path>
        <draw:path draw:style-name="gr475" draw:text-style-name="P15" draw:layer="layout" svg:width="1.983cm" svg:height="0.227cm" draw:transform="rotate (-2.87996779871584) translate (6.97846051322172cm 18.1870305683068cm)" svg:viewBox="0 0 1984 228" svg:d="M0 114c419-2 327-116 664-114 302-2 337 228 671 228 327 0 234-104 649-110">
          <text:p/>
        </draw:path>
        <draw:line draw:style-name="gr14" draw:text-style-name="P2" draw:layer="layout" svg:x1="16.262cm" svg:y1="8.469cm" svg:x2="14.414cm" svg:y2="1.572cm">
          <text:p/>
        </draw:line>
        <draw:frame draw:style-name="gr15" draw:text-style-name="P13" draw:layer="layout" svg:width="1.907cm" svg:height="1.521cm" svg:x="15.485cm" svg:y="3.966cm">
          <draw:text-box>
            <text:p><text:span text:style-name="T6">+5</text:span></text:p>
          </draw:text-box>
        </draw:frame>
        <draw:frame draw:style-name="gr16" draw:text-style-name="P13" draw:layer="layout" svg:width="1.772cm" svg:height="1.521cm" svg:x="13.363cm" svg:y="4.666cm">
          <draw:text-box>
            <text:p><text:span text:style-name="T6">–</text:span><text:span text:style-name="T6">5</text:span></text:p>
          </draw:text-box>
        </draw:frame>
        <draw:path draw:style-name="gr475" draw:text-style-name="P15" draw:layer="layout" svg:width="1.983cm" svg:height="0.227cm" draw:transform="rotate (-2.87996779871584) translate (5.76846051322173cm 13.7180305683068cm)" svg:viewBox="0 0 1984 228" svg:d="M0 114c419-2 327-116 664-114 302-2 337 228 671 228 327 0 234-104 649-110">
          <text:p/>
        </draw:path>
        <draw:path draw:style-name="gr475" draw:text-style-name="P15" draw:layer="layout" svg:width="1.983cm" svg:height="0.227cm" draw:transform="rotate (0.26162485487395) translate (9.77053948677828cm 14.0049694316932cm)" svg:viewBox="0 0 1984 228" svg:d="M0 114c419-2 327-116 664-114 302-2 337 228 671 228 327 0 234-104 649-110">
          <text:p/>
        </draw:path>
        <draw:path draw:style-name="gr475" draw:text-style-name="P15" draw:layer="layout" svg:width="1.983cm" svg:height="0.227cm" draw:transform="rotate (0.26162485487395) translate (15.2605394867783cm 13.5629694316932cm)" svg:viewBox="0 0 1984 228" svg:d="M0 114c419-2 327-116 664-114 302-2 337 228 671 228 327 0 234-104 649-110">
          <text:p/>
        </draw:path>
        <draw:path draw:style-name="gr475" draw:text-style-name="P15" draw:layer="layout" svg:width="1.983cm" svg:height="0.227cm" draw:transform="rotate (-2.87996779871584) translate (28.1514605132217cm 13.2430305683068cm)" svg:viewBox="0 0 1984 228" svg:d="M0 114c419-2 327-116 664-114 302-2 337 228 671 228 327 0 234-104 649-110">
          <text:p/>
        </draw:path>
        <presentation:notes draw:style-name="dp2">
          <draw:page-thumbnail draw:style-name="gr1" draw:layer="layout" svg:width="21.219cm" svg:height="10.476cm" svg:x="0.185cm" svg:y="2.123cm" draw:page-number="93" presentation:class="page"/>
          <draw:frame presentation:style-name="pr1" draw:text-style-name="P1" draw:layer="layout" svg:width="16.771cm" svg:height="12.572cm" svg:x="2.409cm" svg:y="13.271cm" presentation:class="notes" presentation:placeholder="true">
            <draw:text-box/>
          </draw:frame>
        </presentation:notes>
      </draw:page>
      <draw:page draw:name="page94" draw:style-name="dp1" draw:master-page-name="Default">
        <office:forms form:automatic-focus="false" form:apply-design-mode="false"/>
        <draw:line draw:style-name="gr14" draw:text-style-name="P2" draw:layer="layout" svg:x1="3.778cm" svg:y1="8.147cm" svg:x2="1.93cm" svg:y2="1.25cm">
          <text:p/>
        </draw:line>
        <draw:line draw:style-name="gr471" draw:text-style-name="P44" draw:layer="layout" svg:x1="5.179cm" svg:y1="5.524cm" svg:x2="3.047cm" svg:y2="2.983cm">
          <text:p/>
        </draw:line>
        <draw:line draw:style-name="gr477" draw:text-style-name="P44" draw:layer="layout" svg:x1="3.034cm" svg:y1="12.828cm" svg:x2="5.166cm" svg:y2="15.369cm">
          <text:p/>
        </draw:line>
        <draw:path draw:style-name="gr475" draw:text-style-name="P15" draw:layer="layout" svg:width="1.983cm" svg:height="0.227cm" draw:transform="rotate (0.26162485487395) translate (2.49953948677828cm 7.24496943169316cm)" svg:viewBox="0 0 1984 228" svg:d="M0 114c419-2 327-116 664-114 302-2 337 228 671 228 327 0 234-104 649-110">
          <text:p/>
        </draw:path>
        <draw:line draw:style-name="gr14" draw:text-style-name="P2" draw:layer="layout" svg:x1="6.739cm" svg:y1="18.148cm" svg:x2="4.891cm" svg:y2="11.251cm">
          <text:p/>
        </draw:line>
        <draw:path draw:style-name="gr475" draw:text-style-name="P15" draw:layer="layout" svg:width="1.983cm" svg:height="0.227cm" draw:transform="rotate (-2.87996779871584) translate (7.43746051322173cm 16.9560305683068cm)" svg:viewBox="0 0 1984 228" svg:d="M0 114c419-2 327-116 664-114 302-2 337 228 671 228 327 0 234-104 649-110">
          <text:p/>
        </draw:path>
        <draw:path draw:style-name="gr475" draw:text-style-name="P15" draw:layer="layout" svg:width="1.983cm" svg:height="0.227cm" draw:transform="rotate (0.26162485487395) translate (1.26153948677828cm 2.56296943169316cm)" svg:viewBox="0 0 1984 228" svg:d="M0 114c419-2 327-116 664-114 302-2 337 228 671 228 327 0 234-104 649-110">
          <text:p/>
        </draw:path>
        <draw:path draw:style-name="gr475" draw:text-style-name="P15" draw:layer="layout" svg:width="1.983cm" svg:height="0.227cm" draw:transform="rotate (-2.87996779871584) translate (6.15246051322172cm 12.2430305683068cm)" svg:viewBox="0 0 1984 228" svg:d="M0 114c419-2 327-116 664-114 302-2 337 228 671 228 327 0 234-104 649-110">
          <text:p/>
        </draw:path>
        <draw:line draw:style-name="gr14" draw:text-style-name="P2" draw:layer="layout" svg:x1="15.784cm" svg:y1="8.148cm" svg:x2="13.936cm" svg:y2="1.251cm">
          <text:p/>
        </draw:line>
        <draw:line draw:style-name="gr471" draw:text-style-name="P44" draw:layer="layout" svg:x1="18.185cm" svg:y1="7.025cm" svg:x2="16.053cm" svg:y2="4.484cm">
          <text:p/>
        </draw:line>
        <draw:path draw:style-name="gr475" draw:text-style-name="P15" draw:layer="layout" svg:width="1.983cm" svg:height="0.227cm" draw:transform="rotate (0.26162485487395) translate (14.5055394867783cm 7.24596943169316cm)" svg:viewBox="0 0 1984 228" svg:d="M0 114c419-2 327-116 664-114 302-2 337 228 671 228 327 0 234-104 649-110">
          <text:p/>
        </draw:path>
        <draw:path draw:style-name="gr475" draw:text-style-name="P15" draw:layer="layout" svg:width="1.983cm" svg:height="0.227cm" draw:transform="rotate (0.26162485487395) translate (13.2675394867783cm 2.56396943169316cm)" svg:viewBox="0 0 1984 228" svg:d="M0 114c419-2 327-116 664-114 302-2 337 228 671 228 327 0 234-104 649-110">
          <text:p/>
        </draw:path>
        <draw:line draw:style-name="gr477" draw:text-style-name="P44" draw:layer="layout" svg:x1="17.928cm" svg:y1="14.229cm" svg:x2="20.06cm" svg:y2="16.77cm">
          <text:p/>
        </draw:line>
        <draw:line draw:style-name="gr14" draw:text-style-name="P2" draw:layer="layout" svg:x1="20.733cm" svg:y1="18.149cm" svg:x2="18.885cm" svg:y2="11.252cm">
          <text:p/>
        </draw:line>
        <draw:path draw:style-name="gr475" draw:text-style-name="P15" draw:layer="layout" svg:width="1.983cm" svg:height="0.227cm" draw:transform="rotate (-2.87996779871584) translate (21.4314605132217cm 16.9570305683068cm)" svg:viewBox="0 0 1984 228" svg:d="M0 114c419-2 327-116 664-114 302-2 337 228 671 228 327 0 234-104 649-110">
          <text:p/>
        </draw:path>
        <draw:path draw:style-name="gr475" draw:text-style-name="P15" draw:layer="layout" svg:width="1.983cm" svg:height="0.227cm" draw:transform="rotate (-2.87996779871584) translate (20.1464605132217cm 12.2440305683068cm)" svg:viewBox="0 0 1984 228" svg:d="M0 114c419-2 327-116 664-114 302-2 337 228 671 228 327 0 234-104 649-110">
          <text:p/>
        </draw:path>
        <presentation:notes draw:style-name="dp2">
          <draw:page-thumbnail draw:style-name="gr1" draw:layer="layout" svg:width="21.219cm" svg:height="10.476cm" svg:x="0.185cm" svg:y="2.123cm" draw:page-number="94" presentation:class="page"/>
          <draw:frame presentation:style-name="pr1" draw:text-style-name="P1" draw:layer="layout" svg:width="16.771cm" svg:height="12.572cm" svg:x="2.409cm" svg:y="13.271cm" presentation:class="notes" presentation:placeholder="true">
            <draw:text-box/>
          </draw:frame>
        </presentation:notes>
      </draw:page>
      <draw:page draw:name="page95" draw:style-name="dp1" draw:master-page-name="Default">
        <office:forms form:automatic-focus="false" form:apply-design-mode="false"/>
        <draw:line draw:style-name="gr14" draw:text-style-name="P2" draw:layer="layout" svg:x1="21.052cm" svg:y1="16.472cm" svg:x2="21.052cm" svg:y2="9.332cm">
          <text:p/>
        </draw:line>
        <draw:line draw:style-name="gr471" draw:text-style-name="P44" draw:layer="layout" svg:x1="21.702cm" svg:y1="11.702cm" svg:x2="24.401cm" svg:y2="13.502cm">
          <text:p/>
        </draw:line>
        <draw:line draw:style-name="gr472" draw:text-style-name="P44" draw:layer="layout" svg:x1="20.577cm" svg:y1="4.233cm" svg:x2="21.979cm" svg:y2="7.239cm">
          <text:p/>
        </draw:line>
        <draw:line draw:style-name="gr479" draw:text-style-name="P44" draw:layer="layout" svg:x1="20.401cm" svg:y1="14.102cm" svg:x2="17.702cm" svg:y2="12.302cm">
          <text:p/>
        </draw:line>
        <draw:line draw:style-name="gr14" draw:text-style-name="P2" draw:layer="layout" svg:x1="2.482cm" svg:y1="12.846cm" svg:x2="9.622cm" svg:y2="12.846cm">
          <text:p/>
        </draw:line>
        <draw:line draw:style-name="gr471" draw:text-style-name="P44" draw:layer="layout" svg:x1="6.352cm" svg:y1="11.396cm" svg:x2="4.552cm" svg:y2="12.296cm">
          <text:p/>
        </draw:line>
        <draw:line draw:style-name="gr479" draw:text-style-name="P44" draw:layer="layout" svg:x1="5.752cm" svg:y1="14.296cm" svg:x2="7.552cm" svg:y2="13.396cm">
          <text:p/>
        </draw:line>
        <draw:custom-shape draw:style-name="gr480" draw:text-style-name="P20"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0" draw:text-style-name="P20"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1" draw:text-style-name="P200" draw:layer="layout" svg:width="3.61cm" svg:height="1.098cm" svg:x="22.581cm" svg:y="13.524cm">
          <draw:text-box>
            <text:p><text:span text:style-name="T150">(9, –6, 0)</text:span></text:p>
          </draw:text-box>
        </draw:frame>
        <draw:frame draw:style-name="gr482" draw:text-style-name="P201" draw:layer="layout" svg:width="3.609cm" svg:height="1.098cm" svg:x="15.981cm" svg:y="11.224cm">
          <draw:text-box>
            <text:p><text:span text:style-name="T151">(–9, 6, 0)</text:span></text:p>
          </draw:text-box>
        </draw:frame>
        <draw:frame draw:style-name="gr483" draw:text-style-name="P200" draw:layer="layout" svg:width="4.033cm" svg:height="1.098cm" svg:x="2.281cm" svg:y="10.624cm">
          <draw:text-box>
            <text:p><text:span text:style-name="T150">(–6, –3, 0)</text:span></text:p>
          </draw:text-box>
        </draw:frame>
        <draw:frame draw:style-name="gr484" draw:text-style-name="P201" draw:layer="layout" svg:width="3.186cm" svg:height="1.098cm" svg:x="6.582cm" svg:y="13.924cm">
          <draw:text-box>
            <text:p><text:span text:style-name="T151">(6, 3, 0)</text:span></text:p>
          </draw:text-box>
        </draw:frame>
        <draw:frame draw:style-name="gr485" draw:text-style-name="P72" draw:layer="layout" svg:width="0.955cm" svg:height="0.992cm" svg:x="6.145cm" svg:y="11.854cm">
          <draw:text-box>
            <text:p><text:span text:style-name="T49">P</text:span></text:p>
          </draw:text-box>
        </draw:frame>
        <draw:frame draw:style-name="gr485" draw:text-style-name="P72" draw:layer="layout" svg:width="0.955cm" svg:height="0.992cm" svg:x="20.098cm" svg:y="11.876cm">
          <draw:text-box>
            <text:p><text:span text:style-name="T49">P</text:span></text:p>
          </draw:text-box>
        </draw:frame>
        <presentation:notes draw:style-name="dp2">
          <draw:page-thumbnail draw:style-name="gr1" draw:layer="layout" svg:width="21.219cm" svg:height="10.476cm" svg:x="0.185cm" svg:y="2.123cm" draw:page-number="95" presentation:class="page"/>
          <draw:frame presentation:style-name="pr1" draw:text-style-name="P1" draw:layer="layout" svg:width="16.771cm" svg:height="12.572cm" svg:x="2.409cm" svg:y="13.271cm" presentation:class="notes" presentation:placeholder="true">
            <draw:text-box/>
          </draw:frame>
        </presentation:notes>
      </draw:page>
      <draw:page draw:name="page96" draw:style-name="dp1" draw:master-page-name="Default">
        <office:forms form:automatic-focus="false" form:apply-design-mode="false"/>
        <draw:line draw:style-name="gr14" draw:text-style-name="P2" draw:layer="layout" svg:x1="21.052cm" svg:y1="16.472cm" svg:x2="21.052cm" svg:y2="9.332cm">
          <text:p/>
        </draw:line>
        <draw:line draw:style-name="gr471" draw:text-style-name="P44" draw:layer="layout" svg:x1="21.702cm" svg:y1="11.702cm" svg:x2="24.401cm" svg:y2="13.502cm">
          <text:p/>
        </draw:line>
        <draw:line draw:style-name="gr472" draw:text-style-name="P44" draw:layer="layout" svg:x1="20.577cm" svg:y1="4.233cm" svg:x2="21.979cm" svg:y2="7.239cm">
          <text:p/>
        </draw:line>
        <draw:line draw:style-name="gr14" draw:text-style-name="P2" draw:layer="layout" svg:x1="2.482cm" svg:y1="12.846cm" svg:x2="9.622cm" svg:y2="12.846cm">
          <text:p/>
        </draw:line>
        <draw:line draw:style-name="gr471" draw:text-style-name="P44" draw:layer="layout" svg:x1="6.352cm" svg:y1="11.396cm" svg:x2="4.552cm" svg:y2="12.296cm">
          <text:p/>
        </draw:line>
        <draw:custom-shape draw:style-name="gr480" draw:text-style-name="P20"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0" draw:text-style-name="P20"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1" draw:text-style-name="P200" draw:layer="layout" svg:width="3.61cm" svg:height="1.098cm" svg:x="22.581cm" svg:y="13.624cm">
          <draw:text-box>
            <text:p><text:span text:style-name="T150">(9, –6, 0)</text:span></text:p>
          </draw:text-box>
        </draw:frame>
        <draw:frame draw:style-name="gr483" draw:text-style-name="P200" draw:layer="layout" svg:width="4.033cm" svg:height="1.098cm" svg:x="2.281cm" svg:y="10.524cm">
          <draw:text-box>
            <text:p><text:span text:style-name="T150">(–6, –3, 0)</text:span></text:p>
          </draw:text-box>
        </draw:frame>
        <draw:frame draw:style-name="gr485" draw:text-style-name="P72" draw:layer="layout" svg:width="0.955cm" svg:height="0.992cm" svg:x="6.145cm" svg:y="11.854cm">
          <draw:text-box>
            <text:p><text:span text:style-name="T49">P</text:span></text:p>
          </draw:text-box>
        </draw:frame>
        <draw:frame draw:style-name="gr485" draw:text-style-name="P72" draw:layer="layout" svg:width="0.955cm" svg:height="0.992cm" svg:x="20.098cm" svg:y="11.876cm">
          <draw:text-box>
            <text:p><text:span text:style-name="T49">P</text:span></text:p>
          </draw:text-box>
        </draw:frame>
        <draw:path draw:style-name="gr475" draw:text-style-name="P15" draw:layer="layout" svg:width="1.983cm" svg:height="0.227cm" draw:transform="rotate (1.5707963267949) translate (8.27440453180952cm 13.8420619336806cm)" svg:viewBox="0 0 1984 228" svg:d="M0 114c419-2 327-116 664-114 302-2 337 228 671 228 327 0 234-104 649-110">
          <text:p/>
        </draw:path>
        <draw:path draw:style-name="gr475" draw:text-style-name="P15" draw:layer="layout" svg:width="1.983cm" svg:height="0.227cm" svg:x="20.083cm" svg:y="15.263cm" svg:viewBox="0 0 1984 228" svg:d="M0 114c419-2 327-116 664-114 302-2 337 228 671 228 327 0 234-104 649-110">
          <text:p/>
        </draw:path>
        <draw:path draw:style-name="gr475" draw:text-style-name="P15" draw:layer="layout" svg:width="1.983cm" svg:height="0.227cm" draw:transform="rotate (1.5707963267949) translate (3.30940453180952cm 13.8230619336806cm)" svg:viewBox="0 0 1984 228" svg:d="M0 114c419-2 327-116 664-114 302-2 337 228 671 228 327 0 234-104 649-110">
          <text:p/>
        </draw:path>
        <draw:path draw:style-name="gr475" draw:text-style-name="P15" draw:layer="layout" svg:width="1.983cm" svg:height="0.227cm" svg:x="20.102cm" svg:y="10.398cm" svg:viewBox="0 0 1984 228" svg:d="M0 114c419-2 327-116 664-114 302-2 337 228 671 228 327 0 234-104 649-110">
          <text:p/>
        </draw:path>
        <draw:path draw:style-name="gr475" draw:text-style-name="P15" draw:layer="layout" svg:width="1.983cm" svg:height="0.227cm" draw:transform="rotate (0.523598775598299) translate (11.2970514292099cm 2.94465440563255cm)" svg:viewBox="0 0 1984 228" svg:d="M0 114c419-2 327-116 664-114 302-2 337 228 671 228 327 0 234-104 649-110">
          <text:p/>
        </draw:path>
        <presentation:notes draw:style-name="dp2">
          <draw:page-thumbnail draw:style-name="gr1" draw:layer="layout" svg:width="21.219cm" svg:height="10.476cm" svg:x="0.185cm" svg:y="2.123cm" draw:page-number="96" presentation:class="page"/>
          <draw:frame presentation:style-name="pr1" draw:text-style-name="P1" draw:layer="layout" svg:width="16.771cm" svg:height="12.572cm" svg:x="2.409cm" svg:y="13.271cm" presentation:class="notes" presentation:placeholder="true">
            <draw:text-box/>
          </draw:frame>
        </presentation:notes>
      </draw:page>
      <draw:page draw:name="page97" draw:style-name="dp1" draw:master-page-name="Default">
        <office:forms form:automatic-focus="false" form:apply-design-mode="false"/>
        <draw:line draw:style-name="gr8" draw:text-style-name="P2" draw:layer="layout" svg:x1="9.964cm" svg:y1="19.914cm" svg:x2="7.692cm" svg:y2="11.535cm">
          <text:p/>
        </draw:line>
        <draw:path draw:style-name="gr486" draw:text-style-name="P202"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87" draw:text-style-name="P13" draw:layer="layout" svg:width="3.956cm" svg:height="1.521cm" draw:transform="rotate (-1.30602987926736) translate (10.514cm 15.492cm)">
          <draw:text-box>
            <text:p><text:span text:style-name="T6">+5 J/s</text:span></text:p>
          </draw:text-box>
        </draw:frame>
        <draw:frame draw:style-name="gr488" draw:text-style-name="P203" draw:layer="layout" svg:width="3.609cm" svg:height="1.521cm" draw:transform="rotate (-1.30602987926736) translate (8.792cm 16.248cm)">
          <draw:text-box>
            <text:p><text:span text:style-name="T152">-5 J/s</text:span></text:p>
          </draw:text-box>
        </draw:frame>
        <draw:frame draw:style-name="gr489" draw:text-style-name="P14" draw:layer="layout" svg:width="3.821cm" svg:height="1.521cm" draw:transform="rotate (-0.135263017029561) translate (2.726cm 11.378cm)">
          <draw:text-box>
            <text:p><text:span text:style-name="T7">–</text:span><text:span text:style-name="T7">1 J/s</text:span></text:p>
          </draw:text-box>
        </draw:frame>
        <draw:frame draw:style-name="gr490" draw:text-style-name="P204" draw:layer="layout" svg:width="3.956cm" svg:height="1.521cm" draw:transform="rotate (-0.135263017029561) translate (2.43cm 13.058cm)">
          <draw:text-box>
            <text:p><text:span text:style-name="T153">+1 J/s</text:span></text:p>
          </draw:text-box>
        </draw:frame>
        <draw:g draw:style-name="gr20">
          <draw:line draw:style-name="gr8" draw:text-style-name="P2" draw:layer="layout" svg:x1="23.619cm" svg:y1="17.217cm" svg:x2="23.619cm" svg:y2="8.535cm">
            <text:p/>
          </draw:line>
          <draw:path draw:style-name="gr486" draw:text-style-name="P202" draw:layer="layout" svg:width="9.741cm" svg:height="0.159cm" svg:x="17.22cm" svg:y="10.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487" draw:text-style-name="P13" draw:layer="layout" svg:width="3.956cm" svg:height="1.521cm" draw:transform="rotate (-1.5707963267949) translate (25.307cm 13.093cm)">
            <draw:text-box>
              <text:p><text:span text:style-name="T6">+3 J/s</text:span></text:p>
            </draw:text-box>
          </draw:frame>
          <draw:frame draw:style-name="gr491" draw:text-style-name="P203" draw:layer="layout" svg:width="3.609cm" svg:height="1.521cm" draw:transform="rotate (-1.5707963267949) translate (23.449cm 13.267cm)">
            <draw:text-box>
              <text:p><text:span text:style-name="T152">-3 J/s</text:span></text:p>
            </draw:text-box>
          </draw:frame>
          <draw:frame draw:style-name="gr489" draw:text-style-name="P14" draw:layer="layout" svg:width="3.956cm" svg:height="1.521cm" svg:x="17.225cm" svg:y="9.295cm">
            <draw:text-box>
              <text:p><text:span text:style-name="T7">+3 J/s</text:span></text:p>
            </draw:text-box>
          </draw:frame>
          <draw:frame draw:style-name="gr490" draw:text-style-name="P204" draw:layer="layout" svg:width="3.956cm" svg:height="1.521cm" svg:x="17.225cm" svg:y="10.999cm">
            <draw:text-box>
              <text:p><text:span text:style-name="T153">–</text:span><text:span text:style-name="T153">3 J/s</text:span></text:p>
            </draw:text-box>
          </draw:frame>
        </draw:g>
        <draw:g draw:style-name="gr20">
          <draw:line draw:style-name="gr8" draw:text-style-name="P205" draw:layer="layout" svg:x1="28.406cm" svg:y1="5.482cm" svg:x2="20.25cm" svg:y2="2.507cm">
            <text:p/>
          </draw:line>
          <draw:path draw:style-name="gr486" draw:text-style-name="P206" draw:layer="layout" svg:width="9.673cm" svg:height="1.471cm" draw:transform="rotate (0.333532420056116) translate (15.6060033734276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92" draw:text-style-name="P207" draw:layer="layout" svg:width="3.58cm" svg:height="1.381cm" draw:transform="rotate (-0.349763982099663) translate (25.456cm 2.905cm)">
            <draw:text-box>
              <text:p><text:span text:style-name="T154">+5 J/s</text:span></text:p>
            </draw:text-box>
          </draw:frame>
          <draw:frame draw:style-name="gr493" draw:text-style-name="P208" draw:layer="layout" svg:width="3.461cm" svg:height="1.521cm" draw:transform="rotate (-0.349763982099663) translate (25.009cm 4.333cm)">
            <draw:text-box>
              <text:p><text:span text:style-name="T155">–</text:span><text:span text:style-name="T155">5 J/s</text:span></text:p>
            </draw:text-box>
          </draw:frame>
          <draw:frame draw:style-name="gr494" draw:text-style-name="P209" draw:layer="layout" svg:width="3.81cm" svg:height="1.381cm" draw:transform="rotate (0.198269403026556) translate (15.363cm 3.174cm)">
            <draw:text-box>
              <text:p><text:span text:style-name="T156">–</text:span><text:span text:style-name="T156">1 J/s</text:span></text:p>
            </draw:text-box>
          </draw:frame>
          <draw:frame draw:style-name="gr495" draw:text-style-name="P210" draw:layer="layout" svg:width="3.956cm" svg:height="1.381cm" draw:transform="rotate (0.198269403026556) translate (15.533cm 4.602cm)">
            <draw:text-box>
              <text:p><text:span text:style-name="T157">+1 J/s</text:span></text:p>
            </draw:text-box>
          </draw:frame>
        </draw:g>
        <draw:path draw:style-name="gr17" draw:text-style-name="P15" draw:layer="layout" svg:width="4.129cm" svg:height="0.473cm" draw:transform="rotate (1.22103234469523) translate (24.9858363625612cm 6.57631595674731cm)" svg:viewBox="0 0 4130 474" svg:d="M0 237c872-5 680-241 1382-237 628-4 701 474 1396 474 680 0 488-216 1352-227">
          <text:p/>
        </draw:path>
        <presentation:notes draw:style-name="dp2">
          <draw:page-thumbnail draw:style-name="gr1" draw:layer="layout" svg:width="21.219cm" svg:height="10.476cm" svg:x="0.185cm" svg:y="2.123cm" draw:page-number="97" presentation:class="page"/>
          <draw:frame presentation:style-name="pr1" draw:text-style-name="P1" draw:layer="layout" svg:width="16.771cm" svg:height="12.572cm" svg:x="2.409cm" svg:y="13.271cm" presentation:class="notes" presentation:placeholder="true">
            <draw:text-box/>
          </draw:frame>
        </presentation:notes>
      </draw:page>
      <draw:page draw:name="page98" draw:style-name="dp1" draw:master-page-name="Default">
        <office:forms form:automatic-focus="false" form:apply-design-mode="false"/>
        <draw:line draw:style-name="gr8" draw:text-style-name="P2" draw:layer="layout" svg:x1="7.964cm" svg:y1="19.914cm" svg:x2="5.692cm" svg:y2="11.535cm">
          <text:p/>
        </draw:line>
        <draw:path draw:style-name="gr486" draw:text-style-name="P202" draw:layer="layout" svg:width="9.673cm" svg:height="1.471cm" svg:x="0.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87" draw:text-style-name="P13" draw:layer="layout" svg:width="3.956cm" svg:height="1.521cm" draw:transform="rotate (-1.30602987926736) translate (8.514cm 15.492cm)">
          <draw:text-box>
            <text:p><text:span text:style-name="T6">+5 J/s</text:span></text:p>
          </draw:text-box>
        </draw:frame>
        <draw:frame draw:style-name="gr488" draw:text-style-name="P203" draw:layer="layout" svg:width="3.609cm" svg:height="1.521cm" draw:transform="rotate (-1.30602987926736) translate (6.792cm 16.248cm)">
          <draw:text-box>
            <text:p><text:span text:style-name="T152">-5 J/s</text:span></text:p>
          </draw:text-box>
        </draw:frame>
        <draw:frame draw:style-name="gr489" draw:text-style-name="P14" draw:layer="layout" svg:width="3.821cm" svg:height="1.521cm" draw:transform="rotate (-0.135263017029561) translate (0.726cm 11.378cm)">
          <draw:text-box>
            <text:p><text:span text:style-name="T7">–</text:span><text:span text:style-name="T7">1 J/s</text:span></text:p>
          </draw:text-box>
        </draw:frame>
        <draw:frame draw:style-name="gr490" draw:text-style-name="P204" draw:layer="layout" svg:width="3.956cm" svg:height="1.521cm" draw:transform="rotate (-0.135263017029561) translate (0.43cm 13.058cm)">
          <draw:text-box>
            <text:p><text:span text:style-name="T153">+1 J/s</text:span></text:p>
          </draw:text-box>
        </draw:frame>
        <draw:g draw:style-name="gr20">
          <draw:line draw:style-name="gr8" draw:text-style-name="P2" draw:layer="layout" svg:x1="7.619cm" svg:y1="9.217cm" svg:x2="7.619cm" svg:y2="0.535cm">
            <text:p/>
          </draw:line>
          <draw:path draw:style-name="gr486" draw:text-style-name="P202" draw:layer="layout" svg:width="9.741cm" svg:height="0.159cm" svg:x="1.22cm" svg:y="2.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487" draw:text-style-name="P13" draw:layer="layout" svg:width="3.956cm" svg:height="1.521cm" draw:transform="rotate (-1.5707963267949) translate (9.307cm 5.093cm)">
            <draw:text-box>
              <text:p><text:span text:style-name="T6">+3 J/s</text:span></text:p>
            </draw:text-box>
          </draw:frame>
          <draw:frame draw:style-name="gr491" draw:text-style-name="P203" draw:layer="layout" svg:width="3.609cm" svg:height="1.521cm" draw:transform="rotate (-1.5707963267949) translate (7.449cm 5.267cm)">
            <draw:text-box>
              <text:p><text:span text:style-name="T152">-3 J/s</text:span></text:p>
            </draw:text-box>
          </draw:frame>
          <draw:frame draw:style-name="gr489" draw:text-style-name="P14" draw:layer="layout" svg:width="3.956cm" svg:height="1.521cm" svg:x="1.225cm" svg:y="1.295cm">
            <draw:text-box>
              <text:p><text:span text:style-name="T7">+3 J/s</text:span></text:p>
            </draw:text-box>
          </draw:frame>
          <draw:frame draw:style-name="gr490" draw:text-style-name="P204" draw:layer="layout" svg:width="3.956cm" svg:height="1.521cm" svg:x="1.225cm" svg:y="2.999cm">
            <draw:text-box>
              <text:p><text:span text:style-name="T153">–</text:span><text:span text:style-name="T153">3 J/s</text:span></text:p>
            </draw:text-box>
          </draw:frame>
        </draw:g>
        <draw:line draw:style-name="gr8" draw:text-style-name="P205" draw:layer="layout" svg:x1="23.963cm" svg:y1="18.521cm" svg:x2="21.814cm" svg:y2="9.098cm">
          <text:p/>
        </draw:line>
        <draw:path draw:style-name="gr486" draw:text-style-name="P206" draw:layer="layout" svg:width="9.673cm" svg:height="1.471cm" draw:transform="rotate (-0.731118423660425) translate (17.8527098776125cm 6.07886580767873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92" draw:text-style-name="P207" draw:layer="layout" svg:width="3.58cm" svg:height="1.381cm" svg:x="23.861cm" svg:y="15.626cm">
          <draw:text-box>
            <text:p><text:span text:style-name="T154">+5 J/s</text:span></text:p>
          </draw:text-box>
        </draw:frame>
        <draw:frame draw:style-name="gr494" draw:text-style-name="P209" draw:layer="layout" svg:width="3.81cm" svg:height="1.381cm" svg:x="18.897cm" svg:y="5.653cm">
          <draw:text-box>
            <text:p><text:span text:style-name="T156">–</text:span><text:span text:style-name="T156">1 J/s</text:span></text:p>
          </draw:text-box>
        </draw:frame>
        <draw:custom-shape draw:style-name="gr480" draw:text-style-name="P20" draw:layer="layout" svg:width="0.64cm" svg:height="0.64cm" draw:transform="rotate (-0.996757535813962) translate (22.465cm 1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85" draw:text-style-name="P72" draw:layer="layout" svg:width="0.955cm" svg:height="0.992cm" svg:x="22.521cm" svg:y="10.427cm">
          <draw:text-box>
            <text:p><text:span text:style-name="T49">P</text:span></text:p>
          </draw:text-box>
        </draw:frame>
        <draw:path draw:style-name="gr475" draw:text-style-name="P15" draw:layer="layout" svg:width="1.983cm" svg:height="0.227cm" draw:transform="rotate (0.26162485487395) translate (22.3945394867783cm 16.0049694316932cm)" svg:viewBox="0 0 1984 228" svg:d="M0 114c419-2 327-116 664-114 302-2 337 228 671 228 327 0 234-104 649-110">
          <text:p/>
        </draw:path>
        <draw:path draw:style-name="gr476" draw:text-style-name="P15" draw:layer="layout" svg:width="1.983cm" svg:height="0.227cm" draw:transform="rotate (0.521329847570706) translate (18.2029142325766cm 8.02394015532647cm)" svg:viewBox="0 0 1984 228" svg:d="M0 114c419-2 327-116 664-114 302-2 337 228 671 228 327 0 234-104 649-110">
          <text:p/>
        </draw:path>
        <presentation:notes draw:style-name="dp2">
          <draw:page-thumbnail draw:style-name="gr1" draw:layer="layout" svg:width="21.219cm" svg:height="10.476cm" svg:x="0.185cm" svg:y="2.123cm" draw:page-number="98" presentation:class="page"/>
          <draw:frame presentation:style-name="pr1" draw:text-style-name="P1" draw:layer="layout" svg:width="16.771cm" svg:height="12.572cm" svg:x="2.409cm" svg:y="13.271cm" presentation:class="notes" presentation:placeholder="true">
            <draw:text-box/>
          </draw:frame>
        </presentation:notes>
      </draw:page>
      <draw:page draw:name="page99" draw:style-name="dp1" draw:master-page-name="Default">
        <office:forms form:automatic-focus="false" form:apply-design-mode="false"/>
        <draw:path draw:style-name="gr496" draw:text-style-name="P182"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20">
          <svg:title>TexMaths</svg:title>
          <svg:desc>48§display§\qty{-2}{J}§svg§600§TRUE§</svg:desc>
          <draw:path draw:style-name="gr82" draw:text-style-name="P57" draw:layer="layout" svg:width="0.9cm" svg:height="0.095cm" svg:x="15.204cm" svg:y="9.563cm" svg:viewBox="0 0 901 96" svg:d="M0 0c300 0 601 0 901 0 0 32 0 64 0 96-300 0-601 0-901 0 0-32 0-64 0-96z">
            <text:p/>
          </draw:path>
          <draw:path draw:style-name="gr82" draw:text-style-name="P57"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82" draw:text-style-name="P57"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497" draw:text-style-name="P2" draw:layer="layout" svg:x1="6.467cm" svg:y1="14.808cm" svg:x2="6.467cm" svg:y2="2.07cm">
          <text:p/>
        </draw:line>
        <draw:line draw:style-name="gr498" draw:text-style-name="P44" draw:layer="layout" svg:x1="4.986cm" svg:y1="15.165cm" svg:x2="10.178cm" svg:y2="15.165cm">
          <text:p/>
        </draw:line>
        <draw:measure draw:style-name="gr499" draw:text-style-name="P212" draw:layer="measurelines" svg:x1="6.487cm" svg:y1="2.021cm" svg:x2="23.3cm" svg:y2="2.021cm">
          <text:p text:style-name="P211"><text:span text:style-name="T158">1 m</text:span></text:p>
          <text:p text:style-name="P211"><text:span text:style-name="T159"/></text:p>
        </draw:measure>
        <draw:frame draw:style-name="gr500" draw:text-style-name="P213" draw:layer="layout" svg:width="3.131cm" svg:height="1.237cm" svg:x="6.956cm" svg:y="13.984cm">
          <draw:text-box>
            <text:p><text:span text:style-name="T160">1 m/s</text:span></text:p>
          </draw:text-box>
        </draw:frame>
        <draw:line draw:style-name="gr501" draw:text-style-name="P2" draw:layer="layout" svg:x1="4.118cm" svg:y1="14.757cm" svg:x2="6.187cm" svg:y2="14.757cm">
          <text:p/>
        </draw:line>
        <draw:line draw:style-name="gr501" draw:text-style-name="P2" draw:layer="layout" svg:x1="4.747cm" svg:y1="14.457cm" svg:x2="6.186cm" svg:y2="14.457cm">
          <text:p/>
        </draw:line>
        <draw:line draw:style-name="gr501" draw:text-style-name="P2" draw:layer="layout" svg:x1="5.43cm" svg:y1="14.157cm" svg:x2="6.185cm" svg:y2="14.157cm">
          <text:p/>
        </draw:line>
        <draw:line draw:style-name="gr501" draw:text-style-name="P2" draw:layer="layout" svg:x1="4.119cm" svg:y1="2.157cm" svg:x2="6.188cm" svg:y2="2.157cm">
          <text:p/>
        </draw:line>
        <draw:line draw:style-name="gr501" draw:text-style-name="P2" draw:layer="layout" svg:x1="4.748cm" svg:y1="2.457cm" svg:x2="6.187cm" svg:y2="2.457cm">
          <text:p/>
        </draw:line>
        <draw:line draw:style-name="gr501" draw:text-style-name="P2" draw:layer="layout" svg:x1="5.431cm" svg:y1="2.757cm" svg:x2="6.186cm" svg:y2="2.757cm">
          <text:p/>
        </draw:line>
        <draw:path draw:style-name="gr496" draw:text-style-name="P182"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20">
          <svg:title>TexMaths</svg:title>
          <svg:desc>48§display§\qty{8}{J}§svg§600§TRUE§</svg:desc>
          <draw:path draw:style-name="gr82" draw:text-style-name="P57"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82" draw:text-style-name="P57"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1" draw:layer="layout" svg:width="21.219cm" svg:height="10.476cm" svg:x="0.185cm" svg:y="2.123cm" draw:page-number="99" presentation:class="page"/>
          <draw:frame presentation:style-name="pr1" draw:text-style-name="P1" draw:layer="layout" svg:width="16.771cm" svg:height="12.572cm" svg:x="2.409cm" svg:y="13.271cm" presentation:class="notes" presentation:placeholder="true">
            <draw:text-box/>
          </draw:frame>
        </presentation:notes>
      </draw:page>
      <draw:page draw:name="page100" draw:style-name="dp1" draw:master-page-name="Default">
        <office:forms form:automatic-focus="false" form:apply-design-mode="false"/>
        <draw:g draw:style-name="gr20">
          <draw:path draw:style-name="gr410" draw:text-style-name="P2" draw:layer="layout" svg:width="5.555cm" svg:height="5.432cm" draw:transform="skewX (0.00174532925199433) rotate (-2.41518661890975) translate (10.7421562157411cm 4.49224397085536cm)" svg:viewBox="0 0 5556 5433" svg:d="M0 5433c730-1096 1489-1926 1421-2671-68-746-255-1881 513-2349 768-467 3516-902 3622 871">
            <text:p/>
          </draw:path>
          <draw:line draw:style-name="gr502" draw:text-style-name="P44" draw:layer="layout" svg:x1="6.673cm" svg:y1="1.54cm" svg:x2="5.565cm" svg:y2="0.31cm">
            <text:p/>
          </draw:line>
          <draw:line draw:style-name="gr502" draw:text-style-name="P44" draw:layer="layout" svg:x1="6.79cm" svg:y1="2.353cm" svg:x2="5.682cm" svg:y2="1.123cm">
            <text:p/>
          </draw:line>
          <draw:line draw:style-name="gr502" draw:text-style-name="P44" draw:layer="layout" svg:x1="7.107cm" svg:y1="3.266cm" svg:x2="5.999cm" svg:y2="2.036cm">
            <text:p/>
          </draw:line>
          <draw:line draw:style-name="gr502" draw:text-style-name="P44" draw:layer="layout" svg:x1="7.524cm" svg:y1="4.279cm" svg:x2="6.416cm" svg:y2="3.049cm">
            <text:p/>
          </draw:line>
          <draw:line draw:style-name="gr502" draw:text-style-name="P44" draw:layer="layout" svg:x1="8.241cm" svg:y1="5.792cm" svg:x2="7.133cm" svg:y2="4.562cm">
            <text:p/>
          </draw:line>
          <draw:line draw:style-name="gr502" draw:text-style-name="P44" draw:layer="layout" svg:x1="7.958cm" svg:y1="6.405cm" svg:x2="6.85cm" svg:y2="5.175cm">
            <text:p/>
          </draw:line>
          <draw:line draw:style-name="gr502" draw:text-style-name="P44" draw:layer="layout" svg:x1="7.375cm" svg:y1="6.818cm" svg:x2="6.267cm" svg:y2="5.588cm">
            <text:p/>
          </draw:line>
          <draw:line draw:style-name="gr502" draw:text-style-name="P44" draw:layer="layout" svg:x1="6.592cm" svg:y1="6.931cm" svg:x2="5.484cm" svg:y2="5.701cm">
            <text:p/>
          </draw:line>
        </draw:g>
        <draw:g draw:style-name="gr20">
          <draw:path draw:style-name="gr410"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502" draw:text-style-name="P44" draw:layer="layout" svg:x1="9.191cm" svg:y1="14.453cm" svg:x2="8.083cm" svg:y2="13.223cm">
            <text:p/>
          </draw:line>
          <draw:line draw:style-name="gr502" draw:text-style-name="P44" draw:layer="layout" svg:x1="9.308cm" svg:y1="15.266cm" svg:x2="8.2cm" svg:y2="14.036cm">
            <text:p/>
          </draw:line>
          <draw:line draw:style-name="gr502" draw:text-style-name="P44" draw:layer="layout" svg:x1="9.625cm" svg:y1="16.179cm" svg:x2="8.517cm" svg:y2="14.949cm">
            <text:p/>
          </draw:line>
          <draw:line draw:style-name="gr502" draw:text-style-name="P44" draw:layer="layout" svg:x1="10.042cm" svg:y1="17.192cm" svg:x2="8.934cm" svg:y2="15.962cm">
            <text:p/>
          </draw:line>
          <draw:line draw:style-name="gr502" draw:text-style-name="P44" draw:layer="layout" svg:x1="10.459cm" svg:y1="18.505cm" svg:x2="9.351cm" svg:y2="17.275cm">
            <text:p/>
          </draw:line>
          <draw:line draw:style-name="gr502" draw:text-style-name="P44" draw:layer="layout" svg:x1="10.576cm" svg:y1="19.418cm" svg:x2="9.468cm" svg:y2="18.188cm">
            <text:p/>
          </draw:line>
          <draw:line draw:style-name="gr502" draw:text-style-name="P44" draw:layer="layout" svg:x1="10.393cm" svg:y1="20.131cm" svg:x2="9.285cm" svg:y2="18.901cm">
            <text:p/>
          </draw:line>
          <draw:line draw:style-name="gr502" draw:text-style-name="P44" draw:layer="layout" svg:x1="9.81cm" svg:y1="20.644cm" svg:x2="8.702cm" svg:y2="19.414cm">
            <text:p/>
          </draw:line>
        </draw:g>
        <draw:custom-shape draw:style-name="gr503" draw:text-style-name="P18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0">
          <svg:title>TexMaths</svg:title>
          <svg:desc>28§display§t + \Delta t§svg§600§TRUE§</svg:desc>
          <draw:path draw:style-name="gr504" draw:text-style-name="P35"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04" draw:text-style-name="P35"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504" draw:text-style-name="P35"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04" draw:text-style-name="P35"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30">
          <draw:path draw:style-name="gr410" draw:text-style-name="P2" draw:layer="layout" svg:width="5.555cm" svg:height="5.432cm" draw:transform="skewX (0.00174532925199433) rotate (-2.41518661890975) translate (25.9431562157411cm 4.75324397085537cm)" svg:viewBox="0 0 5556 5433" svg:d="M0 5433c730-1096 1489-1926 1421-2671-68-746-255-1881 513-2349 768-467 3516-902 3622 871">
            <text:p/>
          </draw:path>
          <draw:custom-shape draw:style-name="gr414" draw:text-style-name="P15"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30">
          <draw:path draw:style-name="gr410"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14" draw:text-style-name="P15"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4" draw:text-style-name="P15"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03" draw:text-style-name="P18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0">
          <svg:title>TexMaths</svg:title>
          <svg:desc>28§display§t + \Delta t§svg§600§TRUE§</svg:desc>
          <draw:path draw:style-name="gr504" draw:text-style-name="P35"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04" draw:text-style-name="P35"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504" draw:text-style-name="P35"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04" draw:text-style-name="P35"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505" draw:text-style-name="P15" draw:layer="layout" svg:width="2.854cm" svg:height="0.944cm" draw:transform="skewX (-0.0656243798749868) rotate (-3.02465559370617) translate (10.162cm 4.758cm)" draw:kind="arc" draw:start-angle="218.62" draw:end-angle="318.07">
          <text:p/>
        </draw:ellipse>
        <draw:ellipse draw:style-name="gr506" draw:text-style-name="P15" draw:layer="layout" svg:width="4.397cm" svg:height="0.947cm" draw:transform="skewX (-0.20315632493214) rotate (0.0757472895365539) translate (19.946cm 4.21cm)" draw:kind="arc" draw:start-angle="218.6" draw:end-angle="318.08">
          <text:p/>
        </draw:ellipse>
        <draw:frame draw:style-name="gr507" draw:text-style-name="P214" draw:layer="layout" svg:width="0.951cm" svg:height="0.992cm" svg:x="20.87cm" svg:y="3.703cm">
          <draw:text-box>
            <text:p><text:span text:style-name="T161">+</text:span></text:p>
          </draw:text-box>
        </draw:frame>
        <presentation:notes draw:style-name="dp2">
          <draw:page-thumbnail draw:style-name="gr1" draw:layer="layout" svg:width="21.219cm" svg:height="10.476cm" svg:x="0.185cm" svg:y="2.123cm" draw:page-number="100" presentation:class="page"/>
          <draw:frame presentation:style-name="pr1" draw:text-style-name="P66" draw:layer="layout" svg:width="16.771cm" svg:height="12.572cm" svg:x="2.409cm" svg:y="13.271cm" presentation:class="notes" presentation:placeholder="true">
            <draw:text-box/>
          </draw:frame>
        </presentation:notes>
      </draw:page>
      <draw:page draw:name="page101" draw:style-name="dp1" draw:master-page-name="Default">
        <office:forms form:automatic-focus="false" form:apply-design-mode="false"/>
        <draw:g draw:style-name="gr20">
          <draw:path draw:style-name="gr410" draw:text-style-name="P2" draw:layer="layout" svg:width="5.555cm" svg:height="5.432cm" draw:transform="skewX (0.00174532925199433) rotate (-2.41518661890975) translate (6.34215621574109cm 4.72924397085536cm)" svg:viewBox="0 0 5556 5433" svg:d="M0 5433c730-1096 1489-1926 1421-2671-68-746-255-1881 513-2349 768-467 3516-902 3622 871">
            <text:p/>
          </draw:path>
          <draw:line draw:style-name="gr502" draw:text-style-name="P44" draw:layer="layout" svg:x1="2.273cm" svg:y1="1.777cm" svg:x2="1.165cm" svg:y2="0.547cm">
            <text:p/>
          </draw:line>
          <draw:line draw:style-name="gr502" draw:text-style-name="P44" draw:layer="layout" svg:x1="2.39cm" svg:y1="2.59cm" svg:x2="1.282cm" svg:y2="1.36cm">
            <text:p/>
          </draw:line>
          <draw:line draw:style-name="gr502" draw:text-style-name="P44" draw:layer="layout" svg:x1="2.707cm" svg:y1="3.503cm" svg:x2="1.599cm" svg:y2="2.273cm">
            <text:p/>
          </draw:line>
          <draw:line draw:style-name="gr502" draw:text-style-name="P44" draw:layer="layout" svg:x1="3.124cm" svg:y1="4.516cm" svg:x2="2.016cm" svg:y2="3.286cm">
            <text:p/>
          </draw:line>
          <draw:line draw:style-name="gr502" draw:text-style-name="P44" draw:layer="layout" svg:x1="3.841cm" svg:y1="6.029cm" svg:x2="2.733cm" svg:y2="4.799cm">
            <text:p/>
          </draw:line>
          <draw:line draw:style-name="gr502" draw:text-style-name="P44" draw:layer="layout" svg:x1="3.558cm" svg:y1="6.642cm" svg:x2="2.45cm" svg:y2="5.412cm">
            <text:p/>
          </draw:line>
          <draw:line draw:style-name="gr502" draw:text-style-name="P44" draw:layer="layout" svg:x1="2.975cm" svg:y1="7.055cm" svg:x2="1.867cm" svg:y2="5.825cm">
            <text:p/>
          </draw:line>
          <draw:line draw:style-name="gr502" draw:text-style-name="P44" draw:layer="layout" svg:x1="2.192cm" svg:y1="7.168cm" svg:x2="1.084cm" svg:y2="5.938cm">
            <text:p/>
          </draw:line>
        </draw:g>
        <draw:g draw:style-name="gr20">
          <draw:path draw:style-name="gr410" draw:text-style-name="P2" draw:layer="layout" svg:width="5.555cm" svg:height="5.432cm" draw:transform="skewX (0.00174532925199433) rotate (-2.41518661890975) translate (17.3471562157411cm 4.70887315018666cm)" svg:viewBox="0 0 5556 5433" svg:d="M0 5433c730-1096 1489-1926 1421-2671-68-746-255-1881 513-2349 768-467 3516-902 3622 871">
            <text:p/>
          </draw:path>
          <draw:line draw:style-name="gr502" draw:text-style-name="P44" draw:layer="layout" svg:x1="15.796cm" svg:y1="1.852cm" svg:x2="14.688cm" svg:y2="0.622cm">
            <text:p/>
          </draw:line>
          <draw:line draw:style-name="gr502" draw:text-style-name="P44" draw:layer="layout" svg:x1="15.913cm" svg:y1="2.665cm" svg:x2="14.805cm" svg:y2="1.435cm">
            <text:p/>
          </draw:line>
          <draw:line draw:style-name="gr502" draw:text-style-name="P44" draw:layer="layout" svg:x1="16.23cm" svg:y1="3.578cm" svg:x2="15.122cm" svg:y2="2.348cm">
            <text:p/>
          </draw:line>
          <draw:line draw:style-name="gr502" draw:text-style-name="P44" draw:layer="layout" svg:x1="16.647cm" svg:y1="4.591cm" svg:x2="15.539cm" svg:y2="3.361cm">
            <text:p/>
          </draw:line>
          <draw:line draw:style-name="gr502" draw:text-style-name="P44" draw:layer="layout" svg:x1="17.064cm" svg:y1="5.904cm" svg:x2="15.956cm" svg:y2="4.674cm">
            <text:p/>
          </draw:line>
          <draw:line draw:style-name="gr502" draw:text-style-name="P44" draw:layer="layout" svg:x1="17.181cm" svg:y1="6.817cm" svg:x2="16.073cm" svg:y2="5.587cm">
            <text:p/>
          </draw:line>
          <draw:line draw:style-name="gr502" draw:text-style-name="P44" draw:layer="layout" svg:x1="16.998cm" svg:y1="7.53cm" svg:x2="15.89cm" svg:y2="6.3cm">
            <text:p/>
          </draw:line>
          <draw:line draw:style-name="gr502" draw:text-style-name="P44" draw:layer="layout" svg:x1="16.415cm" svg:y1="8.043cm" svg:x2="15.307cm" svg:y2="6.813cm">
            <text:p/>
          </draw:line>
        </draw:g>
        <draw:custom-shape draw:style-name="gr503" draw:text-style-name="P185"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0">
          <svg:title>TexMaths</svg:title>
          <svg:desc>28§display§t + \Delta t§svg§600§TRUE§</svg:desc>
          <draw:path draw:style-name="gr504" draw:text-style-name="P35"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04" draw:text-style-name="P35"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504" draw:text-style-name="P35"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04" draw:text-style-name="P35"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20">
          <draw:path draw:style-name="gr410" draw:text-style-name="P2"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508" draw:text-style-name="P44" draw:layer="layout" svg:x1="3.706cm" svg:y1="10.705cm" svg:x2="4.814cm" svg:y2="11.935cm">
            <text:p/>
          </draw:line>
          <draw:line draw:style-name="gr508" draw:text-style-name="P44" draw:layer="layout" svg:x1="3.823cm" svg:y1="11.518cm" svg:x2="4.931cm" svg:y2="12.748cm">
            <text:p/>
          </draw:line>
          <draw:line draw:style-name="gr508" draw:text-style-name="P44" draw:layer="layout" svg:x1="4.14cm" svg:y1="12.431cm" svg:x2="5.248cm" svg:y2="13.661cm">
            <text:p/>
          </draw:line>
          <draw:line draw:style-name="gr508" draw:text-style-name="P44" draw:layer="layout" svg:x1="4.557cm" svg:y1="13.444cm" svg:x2="5.665cm" svg:y2="14.674cm">
            <text:p/>
          </draw:line>
          <draw:line draw:style-name="gr508" draw:text-style-name="P44" draw:layer="layout" svg:x1="4.974cm" svg:y1="14.757cm" svg:x2="6.082cm" svg:y2="15.987cm">
            <text:p/>
          </draw:line>
          <draw:line draw:style-name="gr508" draw:text-style-name="P44" draw:layer="layout" svg:x1="5.091cm" svg:y1="15.67cm" svg:x2="6.199cm" svg:y2="16.9cm">
            <text:p/>
          </draw:line>
          <draw:line draw:style-name="gr508" draw:text-style-name="P44" draw:layer="layout" svg:x1="4.908cm" svg:y1="16.383cm" svg:x2="6.016cm" svg:y2="17.613cm">
            <text:p/>
          </draw:line>
          <draw:line draw:style-name="gr508" draw:text-style-name="P44" draw:layer="layout" svg:x1="4.325cm" svg:y1="16.896cm" svg:x2="5.433cm" svg:y2="18.126cm">
            <text:p/>
          </draw:line>
        </draw:g>
        <draw:custom-shape draw:style-name="gr503" draw:text-style-name="P185"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0">
          <svg:title>TexMaths</svg:title>
          <svg:desc>28§display§t + \Delta t§svg§600§TRUE§</svg:desc>
          <draw:path draw:style-name="gr504" draw:text-style-name="P35"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04" draw:text-style-name="P35"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504" draw:text-style-name="P35"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04" draw:text-style-name="P35"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20">
          <draw:path draw:style-name="gr410" draw:text-style-name="P2"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508" draw:text-style-name="P44" draw:layer="layout" svg:x1="12.184cm" svg:y1="10.506cm" svg:x2="13.292cm" svg:y2="11.736cm">
            <text:p/>
          </draw:line>
          <draw:line draw:style-name="gr508" draw:text-style-name="P44" draw:layer="layout" svg:x1="12.301cm" svg:y1="11.319cm" svg:x2="13.409cm" svg:y2="12.549cm">
            <text:p/>
          </draw:line>
          <draw:line draw:style-name="gr508" draw:text-style-name="P44" draw:layer="layout" svg:x1="12.618cm" svg:y1="12.232cm" svg:x2="13.726cm" svg:y2="13.462cm">
            <text:p/>
          </draw:line>
          <draw:line draw:style-name="gr508" draw:text-style-name="P44" draw:layer="layout" svg:x1="13.035cm" svg:y1="13.245cm" svg:x2="14.143cm" svg:y2="14.475cm">
            <text:p/>
          </draw:line>
          <draw:line draw:style-name="gr508" draw:text-style-name="P44" draw:layer="layout" svg:x1="13.752cm" svg:y1="14.758cm" svg:x2="14.86cm" svg:y2="15.988cm">
            <text:p/>
          </draw:line>
          <draw:line draw:style-name="gr508" draw:text-style-name="P44" draw:layer="layout" svg:x1="13.469cm" svg:y1="15.371cm" svg:x2="14.577cm" svg:y2="16.601cm">
            <text:p/>
          </draw:line>
          <draw:line draw:style-name="gr508" draw:text-style-name="P44" draw:layer="layout" svg:x1="12.886cm" svg:y1="15.784cm" svg:x2="13.994cm" svg:y2="17.014cm">
            <text:p/>
          </draw:line>
          <draw:line draw:style-name="gr508" draw:text-style-name="P44" draw:layer="layout" svg:x1="12.103cm" svg:y1="15.897cm" svg:x2="13.211cm" svg:y2="17.127cm">
            <text:p/>
          </draw:line>
        </draw:g>
        <draw:line draw:style-name="gr509" draw:text-style-name="P44" draw:layer="layout" svg:x1="25.423cm" svg:y1="9.808cm" svg:x2="23.203cm" svg:y2="7.344cm">
          <text:p/>
        </draw:line>
        <draw:line draw:style-name="gr470" draw:text-style-name="P44" draw:layer="layout" svg:x1="20.884cm" svg:y1="10.508cm" svg:x2="23.104cm" svg:y2="12.972cm">
          <text:p/>
        </draw:line>
        <draw:path draw:style-name="gr410" draw:text-style-name="P2"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20">
          <svg:title>TexMaths</svg:title>
          <svg:desc>44§display§\qty{6}{N}§svg§600§TRUE§</svg:desc>
          <draw:path draw:style-name="gr82" draw:text-style-name="P57"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82" draw:text-style-name="P57"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20">
          <svg:title>TexMaths</svg:title>
          <svg:desc>44§display§\qty{6}{N}§svg§600§TRUE§</svg:desc>
          <draw:path draw:style-name="gr328" draw:text-style-name="P142"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28" draw:text-style-name="P142"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510" draw:text-style-name="P44" draw:layer="layout" svg:x1="20.861cm" svg:y1="17.49cm" svg:x2="23.081cm" svg:y2="19.954cm">
          <text:p/>
        </draw:line>
        <draw:line draw:style-name="gr511" draw:text-style-name="P44" draw:layer="layout" svg:x1="26.055cm" svg:y1="18.928cm" svg:x2="23.835cm" svg:y2="16.464cm">
          <text:p/>
        </draw:line>
        <draw:line draw:style-name="gr512" draw:text-style-name="P44" draw:layer="layout" svg:x1="17.821cm" svg:y1="17.45cm" svg:x2="20.041cm" svg:y2="19.914cm">
          <text:p/>
        </draw:line>
        <presentation:notes draw:style-name="dp2">
          <draw:page-thumbnail draw:style-name="gr1" draw:layer="layout" svg:width="21.219cm" svg:height="10.476cm" svg:x="0.185cm" svg:y="2.123cm" draw:page-number="101" presentation:class="page"/>
          <draw:frame presentation:style-name="pr1" draw:text-style-name="P66" draw:layer="layout" svg:width="16.771cm" svg:height="12.572cm" svg:x="2.409cm" svg:y="13.271cm" presentation:class="notes" presentation:placeholder="true">
            <draw:text-box/>
          </draw:frame>
        </presentation:notes>
      </draw:page>
      <draw:page draw:name="page102" draw:style-name="dp1" draw:master-page-name="Default">
        <office:forms form:automatic-focus="false" form:apply-design-mode="false"/>
        <draw:path draw:style-name="gr513" draw:text-style-name="P215"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20">
          <svg:title>TexMaths</svg:title>
          <svg:desc>44§display§\qty{+2}{mol/s}§svg§600§TRUE§</svg:desc>
          <draw:path draw:style-name="gr82" draw:text-style-name="P57"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82" draw:text-style-name="P57"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82" draw:text-style-name="P57"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82" draw:text-style-name="P57"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82" draw:text-style-name="P57"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82" draw:text-style-name="P57" draw:layer="layout" svg:width="0.374cm" svg:height="0.999cm" draw:transform="rotate (0.436332312998582) translate (9.92847924123594cm 8.0941031751276cm)" svg:viewBox="0 0 375 1000" svg:d="M0 1000c20 0 40 0 61 0 104-333 209-667 314-1000-19 0-38 0-57 0-106 333-212 667-318 1000z">
            <text:p/>
          </draw:path>
          <draw:path draw:style-name="gr82" draw:text-style-name="P57"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20">
          <svg:title>TexMaths</svg:title>
          <svg:desc>44§display§\qty{-2}{mol/s}§svg§600§TRUE§</svg:desc>
          <draw:path draw:style-name="gr328" draw:text-style-name="P142" draw:layer="layout" svg:width="0.567cm" svg:height="0.062cm" draw:transform="rotate (0.436332312998582) translate (9.2984303076641cm 10.8323208887531cm)" svg:viewBox="0 0 568 63" svg:d="M0 0c189 0 379 0 568 0 0 21 0 42 0 63-189 0-379 0-568 0 0-21 0-42 0-63z">
            <text:p/>
          </draw:path>
          <draw:path draw:style-name="gr328" draw:text-style-name="P142"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328" draw:text-style-name="P142"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328" draw:text-style-name="P142"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328" draw:text-style-name="P142"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328" draw:text-style-name="P142" draw:layer="layout" svg:width="0.374cm" svg:height="0.999cm" draw:transform="rotate (0.436332312998582) translate (12.0904703279294cm 9.013678984271cm)" svg:viewBox="0 0 375 1000" svg:d="M0 1000c20 0 40 0 60 0 105-333 210-667 315-1000-20 0-39 0-58 0-106 333-211 667-317 1000z">
            <text:p/>
          </draw:path>
          <draw:path draw:style-name="gr328" draw:text-style-name="P142"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1" draw:layer="layout" svg:width="21.219cm" svg:height="10.476cm" svg:x="0.185cm" svg:y="2.123cm" draw:page-number="102" presentation:class="page"/>
          <draw:frame presentation:style-name="pr1" draw:text-style-name="P1" draw:layer="layout" svg:width="16.771cm" svg:height="12.572cm" svg:x="2.409cm" svg:y="13.271cm" presentation:class="notes" presentation:placeholder="true">
            <draw:text-box/>
          </draw:frame>
        </presentation:notes>
      </draw:page>
      <draw:page draw:name="page103" draw:style-name="dp1" draw:master-page-name="Default">
        <office:forms form:automatic-focus="false" form:apply-design-mode="false"/>
        <draw:frame draw:style-name="gr26" draw:text-style-name="P2" draw:layer="layout" svg:width="10.41cm" svg:height="16.312cm" svg:x="9.455cm" svg:y="2.645cm">
          <draw:image xlink:href="Pictures/1000000000000078000000BCFA968D18.png" xlink:type="simple" xlink:show="embed" xlink:actuate="onLoad" draw:mime-type="image/png">
            <text:p/>
          </draw:image>
        </draw:frame>
        <draw:custom-shape draw:style-name="gr514" draw:text-style-name="P216" draw:layer="layout" svg:width="2.86cm" svg:height="0.869cm" svg:x="18.759cm" svg:y="7.592cm">
          <text:p/>
          <draw:enhanced-geometry svg:viewBox="0 0 21600 21600" draw:mirror-horizontal="false" draw:mirror-vertical="true" draw:text-areas="0 ?f0 ?f5 ?f2" draw:type="right-arrow" draw:modifiers="13682.6899128269 6529.655172413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03" presentation:class="page"/>
          <draw:frame presentation:style-name="pr1" draw:text-style-name="P1" draw:layer="layout" svg:width="16.771cm" svg:height="12.572cm" svg:x="2.409cm" svg:y="13.271cm" presentation:class="notes" presentation:placeholder="true">
            <draw:text-box/>
          </draw:frame>
        </presentation:notes>
      </draw:page>
      <draw:page draw:name="page104" draw:style-name="dp1" draw:master-page-name="Default">
        <office:forms form:automatic-focus="false" form:apply-design-mode="false"/>
        <draw:frame draw:style-name="gr26" draw:text-style-name="P2" draw:layer="layout" svg:width="15.195cm" svg:height="9.057cm" svg:x="3.701cm" svg:y="6.664cm">
          <draw:image xlink:href="Pictures/100000000000003E00000025F0E843D3.png" xlink:type="simple" xlink:show="embed" xlink:actuate="onLoad" draw:mime-type="image/png">
            <text:p/>
          </draw:image>
        </draw:frame>
        <draw:g draw:style-name="gr30">
          <draw:custom-shape draw:style-name="gr515" draw:text-style-name="P15"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5" draw:text-style-name="P15"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5" draw:text-style-name="P15"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6" draw:text-style-name="P44" draw:layer="layout" svg:width="6.919cm" svg:height="0.463cm" svg:x="11.454cm" svg:y="8.322cm" svg:viewBox="0 0 6920 464" svg:d="M0 464c0 0 709-464 3059-464 2349 0 3861 427 3861 427">
          <text:p/>
        </draw:path>
        <draw:g draw:style-name="gr30">
          <draw:custom-shape draw:style-name="gr517" draw:text-style-name="P53" draw:layer="layout" svg:width="2.625cm" svg:height="1.259cm" svg:x="8.919cm" svg:y="11.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7" draw:text-style-name="P53" draw:layer="layout" svg:width="2.625cm" svg:height="1.259cm" svg:x="11.919cm" svg:y="11.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7" draw:text-style-name="P53" draw:layer="layout" svg:width="2.625cm" svg:height="1.259cm" svg:x="14.919cm" svg:y="11.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6" draw:text-style-name="P44" draw:layer="layout" svg:width="6.919cm" svg:height="0.463cm" draw:transform="rotate (-3.14159265358979) translate (16.774cm 13.893cm)" svg:viewBox="0 0 6920 464" svg:d="M0 464c0 0 709-464 3059-464 2349 0 3861 427 3861 427">
          <text:p/>
        </draw:path>
        <presentation:notes draw:style-name="dp2">
          <draw:page-thumbnail draw:style-name="gr1" draw:layer="layout" svg:width="21.219cm" svg:height="10.476cm" svg:x="0.185cm" svg:y="2.123cm" draw:page-number="104" presentation:class="page"/>
          <draw:frame presentation:style-name="pr1" draw:text-style-name="P1" draw:layer="layout" svg:width="16.771cm" svg:height="12.572cm" svg:x="2.409cm" svg:y="13.271cm" presentation:class="notes" presentation:placeholder="true">
            <draw:text-box/>
          </draw:frame>
        </presentation:notes>
      </draw:page>
      <draw:page draw:name="page105" draw:style-name="dp1" draw:master-page-name="Default">
        <office:forms form:automatic-focus="false" form:apply-design-mode="false"/>
        <draw:frame draw:style-name="gr26" draw:text-style-name="P2" draw:layer="layout" svg:width="15.195cm" svg:height="9.057cm" svg:x="3.701cm" svg:y="6.664cm">
          <draw:image xlink:href="Pictures/100000000000003E00000025F0E843D3.png" xlink:type="simple" xlink:show="embed" xlink:actuate="onLoad" draw:mime-type="image/png">
            <text:p/>
          </draw:image>
        </draw:frame>
        <draw:custom-shape draw:style-name="gr518" draw:text-style-name="P15"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9" draw:text-style-name="P53" draw:layer="layout" svg:width="3.171cm" svg:height="1.521cm" svg:x="10.319cm" svg:y="10.55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20" draw:text-style-name="P2" draw:layer="layout" svg:x1="14.154cm" svg:y1="16.526cm" svg:x2="14.154cm" svg:y2="5.644cm">
          <text:p/>
        </draw:line>
        <presentation:notes draw:style-name="dp2">
          <draw:page-thumbnail draw:style-name="gr1" draw:layer="layout" svg:width="21.219cm" svg:height="10.476cm" svg:x="0.185cm" svg:y="2.123cm" draw:page-number="105" presentation:class="page"/>
          <draw:frame presentation:style-name="pr1" draw:text-style-name="P1" draw:layer="layout" svg:width="16.771cm" svg:height="12.572cm" svg:x="2.409cm" svg:y="13.271cm" presentation:class="notes" presentation:placeholder="true">
            <draw:text-box/>
          </draw:frame>
        </presentation:notes>
      </draw:page>
      <draw:page draw:name="page106" draw:style-name="dp1" draw:master-page-name="Default">
        <draw:frame draw:style-name="gr26" draw:text-style-name="P2" draw:layer="layout" svg:width="15.195cm" svg:height="9.057cm" svg:x="1.701cm" svg:y="1.664cm">
          <draw:image xlink:href="Pictures/100000000000003E00000025F0E843D3.png" xlink:type="simple" xlink:show="embed" xlink:actuate="onLoad" draw:mime-type="image/png">
            <text:p/>
          </draw:image>
        </draw:frame>
        <draw:custom-shape draw:style-name="gr521" draw:text-style-name="P187" draw:layer="layout" svg:width="9.648cm" svg:height="1.747cm" svg:x="12.734cm" svg:y="5.006cm">
          <text:p/>
          <draw:enhanced-geometry svg:viewBox="0 0 21600 21600"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22" draw:text-style-name="P2" draw:layer="layout" svg:x1="12.154cm" svg:y1="11.526cm" svg:x2="12.154cm" svg:y2="0.644cm">
          <text:p/>
        </draw:line>
        <draw:path draw:style-name="gr523" draw:text-style-name="P15" draw:layer="layout" svg:width="4.377cm" svg:height="0.501cm" svg:x="9.998cm" svg:y="8.999cm" svg:viewBox="0 0 4378 502" svg:d="M0 252c924-6 721-256 1465-252 666-4 743 502 1480 502 721 0 517-229 1433-241">
          <text:p/>
        </draw:path>
        <draw:path draw:style-name="gr523" draw:text-style-name="P15" draw:layer="layout" svg:width="4.377cm" svg:height="0.501cm" svg:x="9.957cm" svg:y="2.339cm" svg:viewBox="0 0 4378 502" svg:d="M0 252c924-6 721-256 1465-252 666-4 743 502 1480 502 721 0 517-229 1433-241">
          <text:p/>
        </draw:path>
        <presentation:notes draw:style-name="dp2">
          <draw:page-thumbnail draw:style-name="gr1" draw:layer="layout" svg:width="21.219cm" svg:height="10.476cm" svg:x="0.185cm" svg:y="2.123cm" draw:page-number="106" presentation:class="page"/>
          <draw:frame presentation:style-name="pr1" draw:text-style-name="P1" draw:layer="layout" svg:width="16.771cm" svg:height="12.572cm" svg:x="2.409cm" svg:y="13.271cm" presentation:class="notes" presentation:placeholder="true">
            <draw:text-box/>
          </draw:frame>
        </presentation:notes>
      </draw:page>
      <draw:page draw:name="page107" draw:style-name="dp1" draw:master-page-name="Default">
        <draw:frame draw:style-name="gr26" draw:text-style-name="P2" draw:layer="layout" svg:width="15.195cm" svg:height="9.057cm" svg:x="6.701cm" svg:y="1.664cm">
          <draw:image xlink:href="Pictures/100000000000003E00000025F0E843D3.png" xlink:type="simple" xlink:show="embed" xlink:actuate="onLoad" draw:mime-type="image/png">
            <text:p/>
          </draw:image>
        </draw:frame>
        <draw:custom-shape draw:style-name="gr521" draw:text-style-name="P187" draw:layer="layout" svg:width="9.648cm" svg:height="1.747cm" svg:x="6.934cm" svg:y="5.006cm">
          <text:p/>
          <draw:enhanced-geometry svg:viewBox="0 0 21600 21600" draw:mirror-horizontal="true"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22" draw:text-style-name="P2" draw:layer="layout" svg:x1="17.154cm" svg:y1="11.526cm" svg:x2="17.154cm" svg:y2="0.644cm">
          <text:p/>
        </draw:line>
        <draw:path draw:style-name="gr523" draw:text-style-name="P15" draw:layer="layout" svg:width="4.377cm" svg:height="0.501cm" svg:x="14.974cm" svg:y="9.199cm" svg:viewBox="0 0 4378 502" svg:d="M4378 252c-924-6-721-256-1465-252-666-4-743 502-1480 502-721 0-517-229-1433-241">
          <text:p/>
        </draw:path>
        <draw:path draw:style-name="gr523" draw:text-style-name="P15" draw:layer="layout" svg:width="4.377cm" svg:height="0.501cm" svg:x="14.963cm" svg:y="2.539cm" svg:viewBox="0 0 4378 502" svg:d="M4378 252c-924-6-721-256-1465-252-666-4-743 502-1480 502-721 0-517-229-1433-241">
          <text:p/>
        </draw:path>
        <presentation:notes draw:style-name="dp2">
          <draw:page-thumbnail draw:style-name="gr1" draw:layer="layout" svg:width="21.219cm" svg:height="10.476cm" svg:x="0.185cm" svg:y="2.123cm" draw:page-number="107" presentation:class="page"/>
          <draw:frame presentation:style-name="pr1" draw:text-style-name="P1" draw:layer="layout" svg:width="16.771cm" svg:height="12.572cm" svg:x="2.409cm" svg:y="13.271cm" presentation:class="notes" presentation:placeholder="true">
            <draw:text-box/>
          </draw:frame>
        </presentation:notes>
      </draw:page>
      <draw:page draw:name="page108" draw:style-name="dp1" draw:master-page-name="Default">
        <office:forms form:automatic-focus="false" form:apply-design-mode="false"/>
        <draw:frame draw:style-name="gr26" draw:text-style-name="P2" draw:layer="layout" svg:width="15.195cm" svg:height="9.057cm" svg:x="1.701cm" svg:y="1.664cm">
          <draw:image xlink:href="Pictures/100000000000003E00000025F0E843D3.png" xlink:type="simple" xlink:show="embed" xlink:actuate="onLoad" draw:mime-type="image/png">
            <text:p/>
          </draw:image>
        </draw:frame>
        <draw:custom-shape draw:style-name="gr524" draw:text-style-name="P15" draw:layer="layout" svg:width="4.89cm" svg:height="1.521cm" svg:x="6.834cm" svg:y="5.23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22" draw:text-style-name="P2" draw:layer="layout" svg:x1="12.154cm" svg:y1="11.526cm" svg:x2="12.154cm" svg:y2="0.644cm">
          <text:p/>
        </draw:line>
        <draw:path draw:style-name="gr525" draw:text-style-name="P15" draw:layer="layout" svg:width="4.377cm" svg:height="0.501cm" svg:x="10.022cm" svg:y="8.799cm" svg:viewBox="0 0 4378 502" svg:d="M4378 252c-924-6-721-256-1465-252-666-4-743 502-1480 502-721 0-517-229-1433-241">
          <text:p/>
        </draw:path>
        <presentation:notes draw:style-name="dp2">
          <draw:page-thumbnail draw:style-name="gr1" draw:layer="layout" svg:width="21.219cm" svg:height="10.476cm" svg:x="0.185cm" svg:y="2.123cm" draw:page-number="108" presentation:class="page"/>
          <draw:frame presentation:style-name="pr1" draw:text-style-name="P1" draw:layer="layout" svg:width="16.771cm" svg:height="12.572cm" svg:x="2.409cm" svg:y="13.271cm" presentation:class="notes" presentation:placeholder="true">
            <draw:text-box/>
          </draw:frame>
        </presentation:notes>
      </draw:page>
      <draw:page draw:name="page109" draw:style-name="dp1" draw:master-page-name="Default">
        <office:forms form:automatic-focus="false" form:apply-design-mode="false"/>
        <draw:frame draw:style-name="gr26" draw:text-style-name="P2" draw:layer="layout" svg:width="23.679cm" svg:height="11.164cm" svg:x="3.512cm" svg:y="5.076cm">
          <draw:image xlink:href="Pictures/10000000000006FE0000034CA06E5D38.png" xlink:type="simple" xlink:show="embed" xlink:actuate="onLoad" draw:mime-type="image/png">
            <text:p/>
          </draw:image>
        </draw:frame>
        <draw:custom-shape draw:style-name="gr526" draw:text-style-name="P217" draw:layer="layout" svg:width="8.929cm" svg:height="1.899cm" svg:x="11.749cm" svg:y="8.1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5" draw:layer="layout" svg:width="3.315cm" svg:height="1.298cm" svg:x="18.819cm" svg:y="10.0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8" draw:text-style-name="P44" draw:layer="layout" svg:width="7.788cm" svg:height="0.688cm" svg:x="19.238cm" svg:y="11.898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09" presentation:class="page"/>
          <draw:frame presentation:style-name="pr1" draw:text-style-name="P66" draw:layer="layout" svg:width="16.771cm" svg:height="12.572cm" svg:x="2.409cm" svg:y="13.271cm" presentation:class="notes" presentation:placeholder="true">
            <draw:text-box/>
          </draw:frame>
        </presentation:notes>
      </draw:page>
      <draw:page draw:name="page110" draw:style-name="dp1" draw:master-page-name="Default">
        <office:forms form:automatic-focus="false" form:apply-design-mode="false"/>
        <draw:frame draw:style-name="gr26" draw:text-style-name="P2" draw:layer="layout" svg:width="23.679cm" svg:height="11.164cm" svg:x="3.512cm" svg:y="5.076cm">
          <draw:image xlink:href="Pictures/10000000000006FE0000034CA06E5D38.png" xlink:type="simple" xlink:show="embed" xlink:actuate="onLoad" draw:mime-type="image/png">
            <text:p/>
          </draw:image>
        </draw:frame>
        <draw:custom-shape draw:style-name="gr529" draw:text-style-name="P187" draw:layer="layout" svg:width="3.315cm" svg:height="1.298cm" svg:x="20.119cm" svg:y="8.9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10" presentation:class="page"/>
          <draw:frame presentation:style-name="pr1" draw:text-style-name="P66" draw:layer="layout" svg:width="16.771cm" svg:height="12.572cm" svg:x="2.409cm" svg:y="13.271cm" presentation:class="notes" presentation:placeholder="true">
            <draw:text-box/>
          </draw:frame>
        </presentation:notes>
      </draw:page>
      <draw:page draw:name="page111" draw:style-name="dp1" draw:master-page-name="Default">
        <office:forms form:automatic-focus="false" form:apply-design-mode="false"/>
        <draw:frame draw:style-name="gr26" draw:text-style-name="P2" draw:layer="layout" svg:width="17.484cm" svg:height="6.323cm" svg:x="6.871cm" svg:y="7.72cm">
          <draw:image xlink:href="Pictures/1000000000000548000001E94DFFFB38.png" xlink:type="simple" xlink:show="embed" xlink:actuate="onLoad" draw:mime-type="image/png">
            <text:p/>
          </draw:image>
        </draw:frame>
        <draw:g draw:style-name="gr30">
          <draw:custom-shape draw:style-name="gr517" draw:text-style-name="P53" draw:layer="layout" svg:width="2.625cm" svg:height="1.259cm" svg:x="11.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7" draw:text-style-name="P53" draw:layer="layout" svg:width="2.625cm" svg:height="1.259cm" svg:x="14.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7" draw:text-style-name="P53" draw:layer="layout" svg:width="2.625cm" svg:height="1.259cm" svg:x="17.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6" draw:text-style-name="P44" draw:layer="layout" svg:width="6.919cm" svg:height="0.463cm" svg:x="12.254cm" svg:y="0.523cm" svg:viewBox="0 0 6920 464" svg:d="M0 464c0 0 709-464 3059-464 2349 0 3861 427 3861 427">
          <text:p/>
        </draw:path>
        <draw:g draw:style-name="gr30">
          <draw:custom-shape draw:style-name="gr515" draw:text-style-name="P15" draw:layer="layout" svg:width="2.625cm" svg:height="1.259cm" svg:x="19.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5" draw:text-style-name="P15" draw:layer="layout" svg:width="2.625cm" svg:height="1.259cm" svg:x="16.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5" draw:text-style-name="P15" draw:layer="layout" svg:width="2.625cm" svg:height="1.259cm" svg:x="13.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6" draw:text-style-name="P44" draw:layer="layout" svg:width="6.919cm" svg:height="0.463cm" draw:transform="rotate (-3.14159265358979) translate (21.074cm 6.094cm)" svg:viewBox="0 0 6920 464" svg:d="M0 464c0 0 709-464 3059-464 2349 0 3861 427 3861 427">
          <text:p/>
        </draw:path>
        <draw:custom-shape draw:style-name="gr530" draw:text-style-name="P15" draw:layer="layout" svg:width="3.214cm" svg:height="1.259cm" svg:x="16.42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1" draw:text-style-name="P53" draw:layer="layout" svg:width="3.214cm" svg:height="1.259cm" svg:x="12.329cm" svg:y="9.9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4" draw:text-style-name="P2" draw:layer="layout" svg:x1="15.997cm" svg:y1="13.898cm" svg:x2="15.997cm" svg:y2="8.967cm">
          <text:p/>
        </draw:line>
        <draw:custom-shape draw:style-name="gr532" draw:text-style-name="P44" draw:layer="layout" svg:width="7.551cm" svg:height="0.667cm" svg:x="16.804cm" svg:y="12.872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11" presentation:class="page"/>
          <draw:frame presentation:style-name="pr1" draw:text-style-name="P66" draw:layer="layout" svg:width="16.771cm" svg:height="12.572cm" svg:x="2.409cm" svg:y="13.271cm" presentation:class="notes" presentation:placeholder="true">
            <draw:text-box/>
          </draw:frame>
        </presentation:notes>
      </draw:page>
      <draw:page draw:name="page112" draw:style-name="dp1" draw:master-page-name="Default">
        <office:forms form:automatic-focus="false" form:apply-design-mode="false"/>
        <draw:frame draw:style-name="gr26" draw:text-style-name="P2" draw:layer="layout" svg:width="17.484cm" svg:height="6.323cm" svg:x="6.871cm" svg:y="7.72cm">
          <draw:image xlink:href="Pictures/1000000000000548000001E94DFFFB38.png" xlink:type="simple" xlink:show="embed" xlink:actuate="onLoad" draw:mime-type="image/png">
            <text:p/>
          </draw:image>
        </draw:frame>
        <draw:g draw:style-name="gr30">
          <draw:custom-shape draw:style-name="gr517" draw:text-style-name="P53" draw:layer="layout" svg:width="2.625cm" svg:height="1.259cm" svg:x="11.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7" draw:text-style-name="P53" draw:layer="layout" svg:width="2.625cm" svg:height="1.259cm" svg:x="14.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7" draw:text-style-name="P53" draw:layer="layout" svg:width="2.625cm" svg:height="1.259cm" svg:x="17.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6" draw:text-style-name="P44" draw:layer="layout" svg:width="6.919cm" svg:height="0.463cm" svg:x="12.254cm" svg:y="0.523cm" svg:viewBox="0 0 6920 464" svg:d="M0 464c0 0 709-464 3059-464 2349 0 3861 427 3861 427">
          <text:p/>
        </draw:path>
        <draw:g draw:style-name="gr30">
          <draw:custom-shape draw:style-name="gr515" draw:text-style-name="P15" draw:layer="layout" svg:width="2.625cm" svg:height="1.259cm" svg:x="19.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5" draw:text-style-name="P15" draw:layer="layout" svg:width="2.625cm" svg:height="1.259cm" svg:x="16.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5" draw:text-style-name="P15" draw:layer="layout" svg:width="2.625cm" svg:height="1.259cm" svg:x="13.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6" draw:text-style-name="P44" draw:layer="layout" svg:width="6.919cm" svg:height="0.463cm" draw:transform="rotate (-3.14159265358979) translate (21.074cm 6.094cm)" svg:viewBox="0 0 6920 464" svg:d="M0 464c0 0 709-464 3059-464 2349 0 3861 427 3861 427">
          <text:p/>
        </draw:path>
        <draw:g draw:style-name="gr30">
          <draw:custom-shape draw:style-name="gr515" draw:text-style-name="P15" draw:layer="layout" svg:width="2.625cm" svg:height="1.259cm" svg:x="11.41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5" draw:text-style-name="P15" draw:layer="layout" svg:width="2.625cm" svg:height="1.259cm" svg:x="14.41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5" draw:text-style-name="P15" draw:layer="layout" svg:width="2.625cm" svg:height="1.259cm" svg:x="17.41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6" draw:text-style-name="P44" draw:layer="layout" svg:width="6.919cm" svg:height="0.463cm" svg:x="12.354cm" svg:y="8.523cm" svg:viewBox="0 0 6920 464" svg:d="M0 464c0 0 709-464 3059-464 2349 0 3861 427 3861 427">
          <text:p/>
        </draw:path>
        <draw:g draw:style-name="gr30">
          <draw:custom-shape draw:style-name="gr517" draw:text-style-name="P53" draw:layer="layout" svg:width="2.625cm" svg:height="1.259cm" svg:x="15.901cm" svg:y="11.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7" draw:text-style-name="P53" draw:layer="layout" svg:width="2.625cm" svg:height="1.259cm" svg:x="12.901cm" svg:y="11.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7" draw:text-style-name="P53" draw:layer="layout" svg:width="2.625cm" svg:height="1.259cm" svg:x="9.901cm" svg:y="11.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6" draw:text-style-name="P44" draw:layer="layout" svg:width="6.919cm" svg:height="0.463cm" draw:transform="rotate (-3.14159265358979) translate (17.674cm 14.094cm)" svg:viewBox="0 0 6920 464" svg:d="M0 464c0 0 709-464 3059-464 2349 0 3861 427 3861 427">
          <text:p/>
        </draw:path>
        <presentation:notes draw:style-name="dp2">
          <draw:page-thumbnail draw:style-name="gr1" draw:layer="layout" svg:width="21.219cm" svg:height="10.476cm" svg:x="0.185cm" svg:y="2.123cm" draw:page-number="112" presentation:class="page"/>
          <draw:frame presentation:style-name="pr1" draw:text-style-name="P1" draw:layer="layout" svg:width="16.771cm" svg:height="12.572cm" svg:x="2.409cm" svg:y="13.271cm" presentation:class="notes" presentation:placeholder="true">
            <draw:text-box/>
          </draw:frame>
        </presentation:notes>
      </draw:page>
      <draw:page draw:name="page113" draw:style-name="dp1" draw:master-page-name="Default">
        <office:forms form:automatic-focus="false" form:apply-design-mode="false"/>
        <draw:frame draw:style-name="gr26" draw:text-style-name="P2" draw:layer="layout" svg:width="17.484cm" svg:height="6.323cm" svg:x="6.871cm" svg:y="9.32cm">
          <draw:image xlink:href="Pictures/1000000000000548000001E94DFFFB38.png" xlink:type="simple" xlink:show="embed" xlink:actuate="onLoad" draw:mime-type="image/png">
            <text:p/>
          </draw:image>
        </draw:frame>
        <draw:g draw:style-name="gr30">
          <draw:custom-shape draw:style-name="gr517" draw:text-style-name="P53" draw:layer="layout" svg:width="2.625cm" svg:height="1.259cm" svg:x="11.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7" draw:text-style-name="P53" draw:layer="layout" svg:width="2.625cm" svg:height="1.259cm" svg:x="14.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7" draw:text-style-name="P53" draw:layer="layout" svg:width="2.625cm" svg:height="1.259cm" svg:x="17.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6" draw:text-style-name="P44" draw:layer="layout" svg:width="6.919cm" svg:height="0.463cm" svg:x="12.254cm" svg:y="0.523cm" svg:viewBox="0 0 6920 464" svg:d="M0 464c0 0 709-464 3059-464 2349 0 3861 427 3861 427">
          <text:p/>
        </draw:path>
        <draw:g draw:style-name="gr30">
          <draw:custom-shape draw:style-name="gr515" draw:text-style-name="P15" draw:layer="layout" svg:width="2.625cm" svg:height="1.259cm" svg:x="19.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5" draw:text-style-name="P15" draw:layer="layout" svg:width="2.625cm" svg:height="1.259cm" svg:x="16.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5" draw:text-style-name="P15" draw:layer="layout" svg:width="2.625cm" svg:height="1.259cm" svg:x="13.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6" draw:text-style-name="P44" draw:layer="layout" svg:width="6.919cm" svg:height="0.463cm" draw:transform="rotate (-3.14159265358979) translate (21.074cm 6.094cm)" svg:viewBox="0 0 6920 464" svg:d="M0 464c0 0 709-464 3059-464 2349 0 3861 427 3861 427">
          <text:p/>
        </draw:path>
        <draw:custom-shape draw:style-name="gr533" draw:text-style-name="P187" draw:layer="layout" svg:width="3.214cm" svg:height="1.259cm" svg:x="16.422cm" svg:y="12.656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22" draw:text-style-name="P2" draw:layer="layout" svg:x1="15.964cm" svg:y1="16.798cm" svg:x2="15.964cm" svg:y2="8.98cm">
          <text:p/>
        </draw:line>
        <draw:path draw:style-name="gr523" draw:text-style-name="P15" draw:layer="layout" svg:width="3.144cm" svg:height="0.36cm" svg:x="14.375cm" svg:y="15.373cm" svg:viewBox="0 0 3145 361" svg:d="M0 181c664-4 518-184 1052-181 479-3 534 361 1064 361 518 0 371-165 1029-173">
          <text:p/>
        </draw:path>
        <draw:path draw:style-name="gr523" draw:text-style-name="P15" draw:layer="layout" svg:width="3.144cm" svg:height="0.36cm" svg:x="14.385cm" svg:y="9.845cm" svg:viewBox="0 0 3145 361" svg:d="M0 181c664-4 518-184 1052-181 479-3 534 361 1064 361 518 0 371-165 1029-173">
          <text:p/>
        </draw:path>
        <presentation:notes draw:style-name="dp2">
          <draw:page-thumbnail draw:style-name="gr1" draw:layer="layout" svg:width="21.219cm" svg:height="10.476cm" svg:x="0.185cm" svg:y="2.123cm" draw:page-number="113" presentation:class="page"/>
          <draw:frame presentation:style-name="pr1" draw:text-style-name="P66" draw:layer="layout" svg:width="16.771cm" svg:height="12.572cm" svg:x="2.409cm" svg:y="13.271cm" presentation:class="notes" presentation:placeholder="true">
            <draw:text-box/>
          </draw:frame>
        </presentation:notes>
      </draw:page>
      <draw:page draw:name="page114" draw:style-name="dp1" draw:master-page-name="Default">
        <office:forms form:automatic-focus="false" form:apply-design-mode="false"/>
        <draw:frame draw:style-name="gr26" draw:text-style-name="P2" draw:layer="layout" svg:width="17.484cm" svg:height="6.323cm" svg:x="6.871cm" svg:y="9.32cm">
          <draw:image xlink:href="Pictures/1000000000000548000001E94DFFFB38.png" xlink:type="simple" xlink:show="embed" xlink:actuate="onLoad" draw:mime-type="image/png">
            <text:p/>
          </draw:image>
        </draw:frame>
        <draw:g draw:style-name="gr30">
          <draw:custom-shape draw:style-name="gr517" draw:text-style-name="P53" draw:layer="layout" svg:width="2.625cm" svg:height="1.259cm" svg:x="11.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7" draw:text-style-name="P53" draw:layer="layout" svg:width="2.625cm" svg:height="1.259cm" svg:x="14.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7" draw:text-style-name="P53" draw:layer="layout" svg:width="2.625cm" svg:height="1.259cm" svg:x="17.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6" draw:text-style-name="P44" draw:layer="layout" svg:width="6.919cm" svg:height="0.463cm" svg:x="12.254cm" svg:y="0.523cm" svg:viewBox="0 0 6920 464" svg:d="M0 464c0 0 709-464 3059-464 2349 0 3861 427 3861 427">
          <text:p/>
        </draw:path>
        <draw:g draw:style-name="gr30">
          <draw:custom-shape draw:style-name="gr515" draw:text-style-name="P15" draw:layer="layout" svg:width="2.625cm" svg:height="1.259cm" svg:x="19.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5" draw:text-style-name="P15" draw:layer="layout" svg:width="2.625cm" svg:height="1.259cm" svg:x="16.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5" draw:text-style-name="P15" draw:layer="layout" svg:width="2.625cm" svg:height="1.259cm" svg:x="13.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6" draw:text-style-name="P44" draw:layer="layout" svg:width="6.919cm" svg:height="0.463cm" draw:transform="rotate (-3.14159265358979) translate (21.074cm 6.094cm)" svg:viewBox="0 0 6920 464" svg:d="M0 464c0 0 709-464 3059-464 2349 0 3861 427 3861 427">
          <text:p/>
        </draw:path>
        <draw:custom-shape draw:style-name="gr533" draw:text-style-name="P187" draw:layer="layout" svg:width="3.214cm" svg:height="1.259cm" svg:x="12.322cm" svg:y="11.784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22" draw:text-style-name="P2" draw:layer="layout" svg:x1="15.964cm" svg:y1="16.798cm" svg:x2="15.964cm" svg:y2="8.98cm">
          <text:p/>
        </draw:line>
        <draw:path draw:style-name="gr523" draw:text-style-name="P15" draw:layer="layout" svg:width="3.144cm" svg:height="0.36cm" svg:x="14.374cm" svg:y="15.173cm" svg:viewBox="0 0 3145 361" svg:d="M3145 181c-664-4-518-184-1052-181-478-3-534 361-1063 361-518 0-372-165-1030-173">
          <text:p/>
        </draw:path>
        <draw:path draw:style-name="gr523" draw:text-style-name="P15" draw:layer="layout" svg:width="3.144cm" svg:height="0.36cm" svg:x="14.365cm" svg:y="9.945cm" svg:viewBox="0 0 3145 361" svg:d="M3145 181c-664-4-518-184-1052-181-478-3-534 361-1063 361-518 0-372-165-1030-173">
          <text:p/>
        </draw:path>
        <presentation:notes draw:style-name="dp2">
          <draw:page-thumbnail draw:style-name="gr1" draw:layer="layout" svg:width="21.219cm" svg:height="10.476cm" svg:x="0.185cm" svg:y="2.123cm" draw:page-number="114" presentation:class="page"/>
          <draw:frame presentation:style-name="pr1" draw:text-style-name="P66" draw:layer="layout" svg:width="16.771cm" svg:height="12.572cm" svg:x="2.409cm" svg:y="13.271cm" presentation:class="notes" presentation:placeholder="true">
            <draw:text-box/>
          </draw:frame>
        </presentation:notes>
      </draw:page>
      <draw:page draw:name="page115" draw:style-name="dp1" draw:master-page-name="Default">
        <office:forms form:automatic-focus="false" form:apply-design-mode="false"/>
        <draw:frame draw:style-name="gr26" draw:text-style-name="P2" draw:layer="layout" svg:width="10.84cm" svg:height="7.31cm" svg:x="7.494cm" svg:y="5.176cm">
          <draw:image xlink:href="Pictures/1000000100000134000000D0096F4A01.png" xlink:type="simple" xlink:show="embed" xlink:actuate="onLoad" draw:mime-type="image/png">
            <text:p/>
          </draw:image>
        </draw:frame>
        <draw:custom-shape draw:style-name="gr534" draw:text-style-name="P218" draw:layer="layout" svg:width="14.083cm" svg:height="2.414cm" svg:x="6.273cm" svg:y="11.988cm">
          <text:p/>
          <draw:enhanced-geometry svg:viewBox="0 0 21600 21600" draw:type="rectangle" draw:enhanced-path="M 0 0 L 21600 0 21600 21600 0 21600 0 0 Z N"/>
        </draw:custom-shape>
        <draw:g draw:style-name="gr30">
          <draw:custom-shape draw:style-name="gr535" draw:text-style-name="P53" draw:layer="layout" svg:width="2.5cm" svg:height="0.819cm" svg:x="17.512cm" svg:y="10.25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5" draw:text-style-name="P53" draw:layer="layout" svg:width="2.5cm" svg:height="0.819cm" svg:x="17.512cm" svg:y="11.4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5" draw:text-style-name="P53" draw:layer="layout" svg:width="2.5cm" svg:height="0.819cm" svg:x="17.512cm" svg:y="12.72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36" draw:text-style-name="P44" draw:layer="layout" svg:width="3.973cm" svg:height="0.463cm" draw:transform="rotate (1.5707963267949) translate (16.902cm 13.97cm)" svg:viewBox="0 0 3974 464" svg:d="M0 464c0 0 407-464 1757-464 1349 0 2217 427 2217 427">
          <text:p/>
        </draw:path>
        <draw:g draw:style-name="gr30">
          <draw:custom-shape draw:style-name="gr537" draw:text-style-name="P15"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7" draw:text-style-name="P15"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7" draw:text-style-name="P15"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36" draw:text-style-name="P44" draw:layer="layout" svg:width="3.973cm" svg:height="0.463cm" draw:transform="rotate (-1.5707963267949) translate (15.873cm 9.996cm)" svg:viewBox="0 0 3974 464" svg:d="M0 464c0 0 407-464 1757-464 1349 0 2217 427 2217 427">
          <text:p/>
        </draw:path>
        <presentation:notes draw:style-name="dp2">
          <draw:page-thumbnail draw:style-name="gr1" draw:layer="layout" svg:width="21.219cm" svg:height="10.476cm" svg:x="0.185cm" svg:y="2.123cm" draw:page-number="115" presentation:class="page"/>
          <draw:frame presentation:style-name="pr1" draw:text-style-name="P1" draw:layer="layout" svg:width="16.771cm" svg:height="12.572cm" svg:x="2.409cm" svg:y="13.271cm" presentation:class="notes" presentation:placeholder="true">
            <draw:text-box/>
          </draw:frame>
        </presentation:notes>
      </draw:page>
      <draw:page draw:name="page116" draw:style-name="dp1" draw:master-page-name="Default">
        <office:forms form:automatic-focus="false" form:apply-design-mode="false"/>
        <draw:frame draw:style-name="gr26" draw:text-style-name="P219" draw:layer="layout" svg:width="10.84cm" svg:height="7.31cm" svg:x="7.494cm" svg:y="5.176cm">
          <draw:image xlink:href="Pictures/1000000100000134000000D0096F4A01.png" xlink:type="simple" xlink:show="embed" xlink:actuate="onLoad" draw:mime-type="image/png">
            <text:p/>
          </draw:image>
        </draw:frame>
        <draw:custom-shape draw:style-name="gr534" draw:text-style-name="P220" draw:layer="layout" svg:width="14.083cm" svg:height="2.414cm" svg:x="6.273cm" svg:y="11.988cm">
          <text:p/>
          <draw:enhanced-geometry svg:viewBox="0 0 21600 21600" draw:type="rectangle" draw:enhanced-path="M 0 0 L 21600 0 21600 21600 0 21600 0 0 Z N"/>
        </draw:custom-shape>
        <draw:custom-shape draw:style-name="gr538" draw:text-style-name="P221"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9" draw:text-style-name="P222"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40" draw:text-style-name="P219" draw:layer="layout" svg:x1="12.002cm" svg:y1="11.986cm" svg:x2="20.26cm" svg:y2="11.986cm">
          <text:p/>
        </draw:line>
        <presentation:notes draw:style-name="dp2">
          <draw:page-thumbnail draw:style-name="gr1" draw:layer="layout" svg:width="21.219cm" svg:height="10.476cm" svg:x="0.185cm" svg:y="2.123cm" draw:page-number="116" presentation:class="page"/>
          <draw:frame presentation:style-name="pr1" draw:text-style-name="P1" draw:layer="layout" svg:width="16.771cm" svg:height="12.572cm" svg:x="2.409cm" svg:y="13.271cm" presentation:class="notes" presentation:placeholder="true">
            <draw:text-box/>
          </draw:frame>
        </presentation:notes>
      </draw:page>
      <draw:page draw:name="page117" draw:style-name="dp1" draw:master-page-name="Default">
        <office:forms form:automatic-focus="false" form:apply-design-mode="false"/>
        <draw:custom-shape draw:style-name="gr541" draw:text-style-name="P21" draw:layer="layout" svg:width="4.712cm" svg:height="1.544cm" draw:transform="rotate (2.54818070791172) translate (15.4cm 15.73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6" draw:text-style-name="P2" draw:layer="layout" svg:width="10.84cm" svg:height="7.31cm" svg:x="6.494cm" svg:y="5.176cm">
          <draw:image xlink:href="Pictures/1000000100000134000000D0096F4A01.png" xlink:type="simple" xlink:show="embed" xlink:actuate="onLoad" draw:mime-type="image/png">
            <text:p/>
          </draw:image>
        </draw:frame>
        <draw:custom-shape draw:style-name="gr534" draw:text-style-name="P218" draw:layer="layout" svg:width="14.083cm" svg:height="2.414cm" svg:x="5.273cm" svg:y="11.988cm">
          <text:p/>
          <draw:enhanced-geometry svg:viewBox="0 0 21600 21600" draw:type="rectangle" draw:enhanced-path="M 0 0 L 21600 0 21600 21600 0 21600 0 0 Z N"/>
        </draw:custom-shape>
        <draw:custom-shape draw:style-name="gr542" draw:text-style-name="P187" draw:layer="layout" svg:width="4.712cm" svg:height="1.544cm" draw:transform="rotate (2.54818070791172) translate (17.971cm 11.913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22" draw:text-style-name="P2" draw:layer="layout" svg:x1="9.672cm" svg:y1="11.983cm" svg:x2="19.356cm" svg:y2="11.983cm">
          <text:p/>
        </draw:line>
        <draw:path draw:style-name="gr523" draw:text-style-name="P15" draw:layer="layout" svg:width="3.268cm" svg:height="0.374cm" draw:transform="rotate (-1.5707963267949) translate (11.5719176720062cm 10.3510605268911cm)" svg:viewBox="0 0 3269 375" svg:d="M3269 188c-690-4-538-191-1094-188-497-3-555 375-1105 375-538 0-386-171-1070-180">
          <text:p/>
        </draw:path>
        <draw:path draw:style-name="gr523" draw:text-style-name="P15" draw:layer="layout" svg:width="3.268cm" svg:height="0.374cm" draw:transform="rotate (-1.5707963267949) translate (19.0039176720062cm 10.3420605268911cm)" svg:viewBox="0 0 3269 375" svg:d="M3269 188c-690-4-538-191-1094-188-497-3-555 375-1105 375-538 0-386-171-1070-180">
          <text:p/>
        </draw:path>
        <presentation:notes draw:style-name="dp2">
          <draw:page-thumbnail draw:style-name="gr1" draw:layer="layout" svg:width="21.219cm" svg:height="10.476cm" svg:x="0.185cm" svg:y="2.123cm" draw:page-number="117" presentation:class="page"/>
          <draw:frame presentation:style-name="pr1" draw:text-style-name="P66" draw:layer="layout" svg:width="16.771cm" svg:height="12.572cm" svg:x="2.409cm" svg:y="13.271cm" presentation:class="notes" presentation:placeholder="true">
            <draw:text-box/>
          </draw:frame>
        </presentation:notes>
      </draw:page>
      <draw:page draw:name="page118" draw:style-name="dp1" draw:master-page-name="Default">
        <office:forms form:automatic-focus="false" form:apply-design-mode="false"/>
        <draw:frame draw:style-name="gr26" draw:text-style-name="P2" draw:layer="layout" svg:width="10.84cm" svg:height="7.31cm" svg:x="6.494cm" svg:y="3.176cm">
          <draw:image xlink:href="Pictures/1000000100000134000000D0096F4A01.png" xlink:type="simple" xlink:show="embed" xlink:actuate="onLoad" draw:mime-type="image/png">
            <text:p/>
          </draw:image>
        </draw:frame>
        <draw:custom-shape draw:style-name="gr534" draw:text-style-name="P218" draw:layer="layout" svg:width="14.083cm" svg:height="2.414cm" svg:x="5.273cm" svg:y="9.988cm">
          <text:p/>
          <draw:enhanced-geometry svg:viewBox="0 0 21600 21600" draw:type="rectangle" draw:enhanced-path="M 0 0 L 21600 0 21600 21600 0 21600 0 0 Z N"/>
        </draw:custom-shape>
        <draw:custom-shape draw:style-name="gr542" draw:text-style-name="P187" draw:layer="layout" svg:width="4.712cm" svg:height="1.544cm" draw:transform="rotate (2.54818070791172) translate (15.295cm 13.88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22" draw:text-style-name="P2" draw:layer="layout" svg:x1="9.672cm" svg:y1="9.983cm" svg:x2="19.356cm" svg:y2="9.983cm">
          <text:p/>
        </draw:line>
        <draw:path draw:style-name="gr523" draw:text-style-name="P15" draw:layer="layout" svg:width="3.268cm" svg:height="0.374cm" draw:transform="rotate (-1.5707963267949) translate (11.5719176720062cm 8.34989797674126cm)" svg:viewBox="0 0 3269 375" svg:d="M0 188c690-4 538-191 1094-188 497-3 555 375 1105 375 538 0 386-171 1070-180">
          <text:p/>
        </draw:path>
        <draw:path draw:style-name="gr523" draw:text-style-name="P15" draw:layer="layout" svg:width="3.268cm" svg:height="0.374cm" draw:transform="rotate (-1.5707963267949) translate (18.6039176720062cm 8.35989797674126cm)" svg:viewBox="0 0 3269 375" svg:d="M0 188c690-4 538-191 1094-188 497-3 555 375 1105 375 538 0 386-171 1070-180">
          <text:p/>
        </draw:path>
        <presentation:notes draw:style-name="dp2">
          <draw:page-thumbnail draw:style-name="gr1" draw:layer="layout" svg:width="21.219cm" svg:height="10.476cm" svg:x="0.185cm" svg:y="2.123cm" draw:page-number="118" presentation:class="page"/>
          <draw:frame presentation:style-name="pr1" draw:text-style-name="P66" draw:layer="layout" svg:width="16.771cm" svg:height="12.572cm" svg:x="2.409cm" svg:y="13.271cm" presentation:class="notes" presentation:placeholder="true">
            <draw:text-box/>
          </draw:frame>
        </presentation:notes>
      </draw:page>
      <draw:page draw:name="page119" draw:style-name="dp1" draw:master-page-name="Default">
        <office:forms form:automatic-focus="false" form:apply-design-mode="false"/>
        <draw:g draw:style-name="gr30">
          <draw:line draw:style-name="gr543" draw:text-style-name="P2" draw:layer="layout" svg:x1="5.142cm" svg:y1="0.308cm" svg:x2="5.142cm" svg:y2="11.212cm">
            <text:p/>
          </draw:line>
          <draw:path draw:style-name="gr544" draw:text-style-name="P44" draw:layer="layout" svg:width="7.831cm" svg:height="0.463cm" draw:transform="rotate (-3.14159265358979) translate (9.058cm 4.697cm)" svg:viewBox="0 0 7832 464" svg:d="M7832 464c0 0-803-464-3462-464s-4370 427-4370 427">
            <text:p/>
          </draw:path>
          <draw:g draw:style-name="gr30">
            <draw:custom-shape draw:style-name="gr545" draw:text-style-name="P223" draw:layer="layout" svg:width="2.625cm" svg:height="1.259cm" svg:x="0.74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5" draw:text-style-name="P223" draw:layer="layout" svg:width="2.625cm" svg:height="1.259cm" svg:x="3.74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5" draw:text-style-name="P223" draw:layer="layout" svg:width="2.625cm" svg:height="1.259cm" svg:x="6.74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46" draw:text-style-name="P224" draw:layer="layout" svg:width="7.831cm" svg:height="0.463cm" svg:x="1.226cm" svg:y="6.823cm" svg:viewBox="0 0 7832 464" svg:d="M7832 464c0 0-803-464-3462-464s-4370 427-4370 427">
            <text:p/>
          </draw:path>
          <draw:g draw:style-name="gr30">
            <draw:custom-shape draw:style-name="gr547" draw:text-style-name="P225" draw:layer="layout" svg:width="2.625cm" svg:height="1.259cm" svg:x="6.83cm" svg:y="7.39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7" draw:text-style-name="P225" draw:layer="layout" svg:width="2.625cm" svg:height="1.259cm" svg:x="3.83cm" svg:y="7.39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7" draw:text-style-name="P225" draw:layer="layout" svg:width="2.625cm" svg:height="1.259cm" svg:x="0.83cm" svg:y="7.39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30">
          <draw:line draw:style-name="gr543" draw:text-style-name="P2" draw:layer="layout" svg:x1="16.191cm" svg:y1="0.236cm" svg:x2="16.191cm" svg:y2="11.14cm">
            <text:p/>
          </draw:line>
          <draw:path draw:style-name="gr544" draw:text-style-name="P44" draw:layer="layout" svg:width="7.831cm" svg:height="0.463cm" draw:transform="rotate (-3.14159265358979) translate (20.107cm 4.625cm)" svg:viewBox="0 0 7832 464" svg:d="M7832 464c0 0-803-464-3462-464s-4370 427-4370 427">
            <text:p/>
          </draw:path>
          <draw:g draw:style-name="gr30">
            <draw:custom-shape draw:style-name="gr545" draw:text-style-name="P223"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5" draw:text-style-name="P223"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5" draw:text-style-name="P223"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46" draw:text-style-name="P224" draw:layer="layout" svg:width="7.831cm" svg:height="0.463cm" svg:x="12.275cm" svg:y="6.751cm" svg:viewBox="0 0 7832 464" svg:d="M7832 464c0 0-803-464-3462-464s-4370 427-4370 427">
            <text:p/>
          </draw:path>
          <draw:g draw:style-name="gr30">
            <draw:custom-shape draw:style-name="gr547" draw:text-style-name="P225" draw:layer="layout" svg:width="2.625cm" svg:height="1.259cm" svg:x="11.795cm" svg:y="7.32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7" draw:text-style-name="P225" draw:layer="layout" svg:width="2.625cm" svg:height="1.259cm" svg:x="14.795cm" svg:y="7.32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7" draw:text-style-name="P225" draw:layer="layout" svg:width="2.625cm" svg:height="1.259cm" svg:x="17.795cm" svg:y="7.32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30">
          <draw:line draw:style-name="gr543" draw:text-style-name="P2" draw:layer="layout" svg:x1="24.391cm" svg:y1="9.036cm" svg:x2="24.391cm" svg:y2="19.94cm">
            <text:p/>
          </draw:line>
          <draw:path draw:style-name="gr544" draw:text-style-name="P44" draw:layer="layout" svg:width="7.831cm" svg:height="0.463cm" draw:transform="rotate (-3.14159265358979) translate (28.307cm 13.425cm)" svg:viewBox="0 0 7832 464" svg:d="M7832 464c0 0-803-464-3462-464s-4370 427-4370 427">
            <text:p/>
          </draw:path>
          <draw:g draw:style-name="gr30">
            <draw:custom-shape draw:style-name="gr545" draw:text-style-name="P223"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5" draw:text-style-name="P223"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5" draw:text-style-name="P223"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46" draw:text-style-name="P224" draw:layer="layout" svg:width="7.831cm" svg:height="0.463cm" svg:x="20.475cm" svg:y="15.551cm" svg:viewBox="0 0 7832 464" svg:d="M7832 464c0 0-803-464-3462-464s-4370 427-4370 427">
            <text:p/>
          </draw:path>
          <draw:g draw:style-name="gr30">
            <draw:custom-shape draw:style-name="gr547" draw:text-style-name="P225" draw:layer="layout" svg:width="2.625cm" svg:height="1.259cm" draw:transform="rotate (1.5707963267949) translate (21.678cm 18.46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7" draw:text-style-name="P225" draw:layer="layout" svg:width="2.625cm" svg:height="1.259cm" draw:transform="rotate (1.5707963267949) translate (23.678cm 18.46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7" draw:text-style-name="P225" draw:layer="layout" svg:width="2.625cm" svg:height="1.259cm" draw:transform="rotate (1.5707963267949) translate (25.678cm 18.46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548" draw:text-style-name="P226" draw:layer="layout" svg:width="1.563cm" svg:height="1.733cm" svg:x="0.63cm" svg:y="4.894cm">
          <draw:text-box>
            <text:p><text:span text:style-name="T162">A</text:span></text:p>
          </draw:text-box>
        </draw:frame>
        <draw:frame draw:style-name="gr549" draw:text-style-name="P226" draw:layer="layout" svg:width="1.408cm" svg:height="1.733cm" svg:x="8.371cm" svg:y="4.894cm">
          <draw:text-box>
            <text:p><text:span text:style-name="T162">B</text:span></text:p>
          </draw:text-box>
        </draw:frame>
        <draw:g draw:style-name="gr20">
          <draw:frame draw:style-name="gr548" draw:text-style-name="P226" draw:layer="layout" svg:width="1.563cm" svg:height="1.733cm" svg:x="11.631cm" svg:y="4.822cm">
            <draw:text-box>
              <text:p><text:span text:style-name="T162">A</text:span></text:p>
            </draw:text-box>
          </draw:frame>
          <draw:frame draw:style-name="gr549" draw:text-style-name="P226" draw:layer="layout" svg:width="1.408cm" svg:height="1.733cm" svg:x="19.372cm" svg:y="4.822cm">
            <draw:text-box>
              <text:p><text:span text:style-name="T162">B</text:span></text:p>
            </draw:text-box>
          </draw:frame>
        </draw:g>
        <draw:g draw:style-name="gr20">
          <draw:frame draw:style-name="gr548" draw:text-style-name="P226" draw:layer="layout" svg:width="1.563cm" svg:height="1.733cm" svg:x="19.732cm" svg:y="13.622cm">
            <draw:text-box>
              <text:p><text:span text:style-name="T162">A</text:span></text:p>
            </draw:text-box>
          </draw:frame>
          <draw:frame draw:style-name="gr549" draw:text-style-name="P226" draw:layer="layout" svg:width="1.408cm" svg:height="1.733cm" svg:x="27.473cm" svg:y="13.622cm">
            <draw:text-box>
              <text:p><text:span text:style-name="T162">B</text:span></text:p>
            </draw:text-box>
          </draw:frame>
        </draw:g>
        <presentation:notes draw:style-name="dp2">
          <draw:page-thumbnail draw:style-name="gr1" draw:layer="layout" svg:width="21.219cm" svg:height="10.476cm" svg:x="0.185cm" svg:y="2.123cm" draw:page-number="119" presentation:class="page"/>
          <draw:frame presentation:style-name="pr1" draw:text-style-name="P1" draw:layer="layout" svg:width="16.771cm" svg:height="12.572cm" svg:x="2.409cm" svg:y="13.271cm" presentation:class="notes" presentation:placeholder="true">
            <draw:text-box/>
          </draw:frame>
        </presentation:notes>
      </draw:page>
      <draw:page draw:name="page120" draw:style-name="dp1" draw:master-page-name="Default">
        <office:forms form:automatic-focus="false" form:apply-design-mode="false"/>
        <draw:line draw:style-name="gr543" draw:text-style-name="P2" draw:layer="layout" svg:x1="5.41cm" svg:y1="0.306cm" svg:x2="5.41cm" svg:y2="8.247cm">
          <text:p/>
        </draw:line>
        <draw:custom-shape draw:style-name="gr550" draw:text-style-name="P227" draw:layer="layout" svg:width="2.625cm" svg:height="1.259cm" svg:x="5.817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1" draw:text-style-name="P228" draw:layer="layout" svg:width="2.625cm" svg:height="1.259cm" svg:x="2.298cm" svg:y="3.76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2" draw:text-style-name="P226" draw:layer="layout" svg:width="1.573cm" svg:height="1.733cm" svg:x="3.629cm" svg:y="0.306cm">
          <draw:text-box>
            <text:p><text:span text:style-name="T162">A</text:span></text:p>
          </draw:text-box>
        </draw:frame>
        <draw:frame draw:style-name="gr549" draw:text-style-name="P226" draw:layer="layout" svg:width="1.408cm" svg:height="1.733cm" svg:x="5.706cm" svg:y="0.306cm">
          <draw:text-box>
            <text:p><text:span text:style-name="T162">B</text:span></text:p>
          </draw:text-box>
        </draw:frame>
        <draw:line draw:style-name="gr543" draw:text-style-name="P2" draw:layer="layout" svg:x1="5.41cm" svg:y1="11.307cm" svg:x2="5.41cm" svg:y2="19.248cm">
          <text:p/>
        </draw:line>
        <draw:custom-shape draw:style-name="gr550" draw:text-style-name="P227"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1" draw:text-style-name="P228" draw:layer="layout" svg:width="2.625cm" svg:height="1.259cm" svg:x="2.216cm" svg:y="14.76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2" draw:text-style-name="P226" draw:layer="layout" svg:width="1.573cm" svg:height="1.733cm" svg:x="3.629cm" svg:y="11.307cm">
          <draw:text-box>
            <text:p><text:span text:style-name="T162">A</text:span></text:p>
          </draw:text-box>
        </draw:frame>
        <draw:frame draw:style-name="gr549" draw:text-style-name="P226" draw:layer="layout" svg:width="1.408cm" svg:height="1.733cm" svg:x="5.706cm" svg:y="11.307cm">
          <draw:text-box>
            <text:p><text:span text:style-name="T162">B</text:span></text:p>
          </draw:text-box>
        </draw:frame>
        <draw:line draw:style-name="gr543" draw:text-style-name="P2" draw:layer="layout" svg:x1="11.41cm" svg:y1="6.308cm" svg:x2="11.41cm" svg:y2="14.249cm">
          <text:p/>
        </draw:line>
        <draw:custom-shape draw:style-name="gr550" draw:text-style-name="P227"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1" draw:text-style-name="P228" draw:layer="layout" svg:width="2.625cm" svg:height="1.259cm" draw:transform="rotate (1.5707963267949) translate (9.499cm 11.70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2" draw:text-style-name="P226" draw:layer="layout" svg:width="1.573cm" svg:height="1.733cm" svg:x="9.629cm" svg:y="6.308cm">
          <draw:text-box>
            <text:p><text:span text:style-name="T162">A</text:span></text:p>
          </draw:text-box>
        </draw:frame>
        <draw:frame draw:style-name="gr549" draw:text-style-name="P226" draw:layer="layout" svg:width="1.408cm" svg:height="1.733cm" svg:x="11.706cm" svg:y="6.308cm">
          <draw:text-box>
            <text:p><text:span text:style-name="T162">B</text:span></text:p>
          </draw:text-box>
        </draw:frame>
        <draw:line draw:style-name="gr543" draw:text-style-name="P2" draw:layer="layout" svg:x1="21.44cm" svg:y1="4.277cm" svg:x2="29.381cm" svg:y2="4.277cm">
          <text:p/>
        </draw:line>
        <draw:custom-shape draw:style-name="gr550" draw:text-style-name="P227" draw:layer="layout" svg:width="2.625cm" svg:height="1.259cm" draw:transform="rotate (-1.5707963267949) translate (25.759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1" draw:text-style-name="P228" draw:layer="layout" svg:width="2.625cm" svg:height="1.259cm" draw:transform="rotate (-1.5707963267949) translate (26.24cm 4.6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2" draw:text-style-name="P226" draw:layer="layout" svg:width="1.573cm" svg:height="1.733cm" svg:x="21.519cm" svg:y="4.405cm">
          <draw:text-box>
            <text:p><text:span text:style-name="T162">A</text:span></text:p>
          </draw:text-box>
        </draw:frame>
        <draw:frame draw:style-name="gr549" draw:text-style-name="P226" draw:layer="layout" svg:width="1.408cm" svg:height="1.733cm" svg:x="21.602cm" svg:y="2.611cm">
          <draw:text-box>
            <text:p><text:span text:style-name="T162">B</text:span></text:p>
          </draw:text-box>
        </draw:frame>
        <draw:line draw:style-name="gr543" draw:text-style-name="P2" draw:layer="layout" svg:x1="21.441cm" svg:y1="12.277cm" svg:x2="29.382cm" svg:y2="12.277cm">
          <text:p/>
        </draw:line>
        <draw:custom-shape draw:style-name="gr550" draw:text-style-name="P227" draw:layer="layout" svg:width="2.625cm" svg:height="1.259cm" draw:transform="rotate (-1.5707963267949) translate (25.76cm 9.08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1" draw:text-style-name="P228"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2" draw:text-style-name="P226" draw:layer="layout" svg:width="1.573cm" svg:height="1.733cm" svg:x="21.52cm" svg:y="12.405cm">
          <draw:text-box>
            <text:p><text:span text:style-name="T162">A</text:span></text:p>
          </draw:text-box>
        </draw:frame>
        <draw:frame draw:style-name="gr549" draw:text-style-name="P226" draw:layer="layout" svg:width="1.408cm" svg:height="1.733cm" svg:x="21.603cm" svg:y="10.611cm">
          <draw:text-box>
            <text:p><text:span text:style-name="T162">B</text:span></text:p>
          </draw:text-box>
        </draw:frame>
        <draw:line draw:style-name="gr543" draw:text-style-name="P2" draw:layer="layout" svg:x1="13.442cm" svg:y1="17.277cm" svg:x2="21.383cm" svg:y2="17.277cm">
          <text:p/>
        </draw:line>
        <draw:custom-shape draw:style-name="gr550" draw:text-style-name="P227" draw:layer="layout" svg:width="2.625cm" svg:height="1.259cm" draw:transform="rotate (-3.14159265358979) translate (18.443cm 16.62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1" draw:text-style-name="P228"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2" draw:text-style-name="P226" draw:layer="layout" svg:width="1.573cm" svg:height="1.733cm" svg:x="13.521cm" svg:y="17.405cm">
          <draw:text-box>
            <text:p><text:span text:style-name="T162">A</text:span></text:p>
          </draw:text-box>
        </draw:frame>
        <draw:frame draw:style-name="gr549" draw:text-style-name="P226" draw:layer="layout" svg:width="1.408cm" svg:height="1.733cm" svg:x="13.604cm" svg:y="15.611cm">
          <draw:text-box>
            <text:p><text:span text:style-name="T162">B</text:span></text:p>
          </draw:text-box>
        </draw:frame>
        <presentation:notes draw:style-name="dp2">
          <draw:page-thumbnail draw:style-name="gr1" draw:layer="layout" svg:width="21.219cm" svg:height="10.476cm" svg:x="0.185cm" svg:y="2.123cm" draw:page-number="120" presentation:class="page"/>
          <draw:frame presentation:style-name="pr1" draw:text-style-name="P1" draw:layer="layout" svg:width="16.771cm" svg:height="12.572cm" svg:x="2.409cm" svg:y="13.271cm" presentation:class="notes" presentation:placeholder="true">
            <draw:text-box/>
          </draw:frame>
        </presentation:notes>
      </draw:page>
      <draw:page draw:name="page121" draw:style-name="dp1" draw:master-page-name="Default">
        <office:forms form:automatic-focus="false" form:apply-design-mode="false"/>
        <draw:line draw:style-name="gr543" draw:text-style-name="P2" draw:layer="layout" svg:x1="5.41cm" svg:y1="0.306cm" svg:x2="5.41cm" svg:y2="8.247cm">
          <text:p/>
        </draw:line>
        <draw:custom-shape draw:style-name="gr550" draw:text-style-name="P227" draw:layer="layout" svg:width="2.625cm" svg:height="1.259cm" svg:x="5.817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1" draw:text-style-name="P228" draw:layer="layout" svg:width="2.625cm" svg:height="1.259cm" svg:x="2.298cm" svg:y="3.76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2" draw:text-style-name="P226" draw:layer="layout" svg:width="1.573cm" svg:height="1.733cm" svg:x="3.629cm" svg:y="0.306cm">
          <draw:text-box>
            <text:p><text:span text:style-name="T162">A</text:span></text:p>
          </draw:text-box>
        </draw:frame>
        <draw:frame draw:style-name="gr549" draw:text-style-name="P226" draw:layer="layout" svg:width="1.408cm" svg:height="1.733cm" svg:x="5.706cm" svg:y="0.306cm">
          <draw:text-box>
            <text:p><text:span text:style-name="T162">B</text:span></text:p>
          </draw:text-box>
        </draw:frame>
        <draw:line draw:style-name="gr543" draw:text-style-name="P2" draw:layer="layout" svg:x1="5.41cm" svg:y1="11.307cm" svg:x2="5.41cm" svg:y2="19.248cm">
          <text:p/>
        </draw:line>
        <draw:custom-shape draw:style-name="gr550" draw:text-style-name="P227"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1" draw:text-style-name="P228" draw:layer="layout" svg:width="2.625cm" svg:height="1.259cm" svg:x="2.216cm" svg:y="14.76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2" draw:text-style-name="P226" draw:layer="layout" svg:width="1.573cm" svg:height="1.733cm" svg:x="3.629cm" svg:y="11.307cm">
          <draw:text-box>
            <text:p><text:span text:style-name="T162">A</text:span></text:p>
          </draw:text-box>
        </draw:frame>
        <draw:frame draw:style-name="gr549" draw:text-style-name="P226" draw:layer="layout" svg:width="1.408cm" svg:height="1.733cm" svg:x="5.706cm" svg:y="11.307cm">
          <draw:text-box>
            <text:p><text:span text:style-name="T162">B</text:span></text:p>
          </draw:text-box>
        </draw:frame>
        <draw:line draw:style-name="gr543" draw:text-style-name="P2" draw:layer="layout" svg:x1="11.41cm" svg:y1="6.308cm" svg:x2="11.41cm" svg:y2="14.249cm">
          <text:p/>
        </draw:line>
        <draw:custom-shape draw:style-name="gr550" draw:text-style-name="P227"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1" draw:text-style-name="P228" draw:layer="layout" svg:width="2.625cm" svg:height="1.259cm" draw:transform="rotate (1.5707963267949) translate (9.499cm 11.70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2" draw:text-style-name="P226" draw:layer="layout" svg:width="1.573cm" svg:height="1.733cm" svg:x="9.629cm" svg:y="6.308cm">
          <draw:text-box>
            <text:p><text:span text:style-name="T162">A</text:span></text:p>
          </draw:text-box>
        </draw:frame>
        <draw:frame draw:style-name="gr549" draw:text-style-name="P226" draw:layer="layout" svg:width="1.408cm" svg:height="1.733cm" svg:x="11.706cm" svg:y="6.308cm">
          <draw:text-box>
            <text:p><text:span text:style-name="T162">B</text:span></text:p>
          </draw:text-box>
        </draw:frame>
        <draw:line draw:style-name="gr543" draw:text-style-name="P2" draw:layer="layout" svg:x1="21.44cm" svg:y1="4.277cm" svg:x2="29.381cm" svg:y2="4.277cm">
          <text:p/>
        </draw:line>
        <draw:custom-shape draw:style-name="gr550" draw:text-style-name="P227" draw:layer="layout" svg:width="2.625cm" svg:height="1.259cm" draw:transform="rotate (-1.5707963267949) translate (25.759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1" draw:text-style-name="P228" draw:layer="layout" svg:width="2.625cm" svg:height="1.259cm" draw:transform="rotate (-1.5707963267949) translate (26.24cm 4.6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2" draw:text-style-name="P226" draw:layer="layout" svg:width="1.573cm" svg:height="1.733cm" svg:x="21.519cm" svg:y="4.405cm">
          <draw:text-box>
            <text:p><text:span text:style-name="T162">A</text:span></text:p>
          </draw:text-box>
        </draw:frame>
        <draw:frame draw:style-name="gr549" draw:text-style-name="P226" draw:layer="layout" svg:width="1.408cm" svg:height="1.733cm" svg:x="21.602cm" svg:y="2.611cm">
          <draw:text-box>
            <text:p><text:span text:style-name="T162">B</text:span></text:p>
          </draw:text-box>
        </draw:frame>
        <draw:line draw:style-name="gr543" draw:text-style-name="P2" draw:layer="layout" svg:x1="21.441cm" svg:y1="12.277cm" svg:x2="29.382cm" svg:y2="12.277cm">
          <text:p/>
        </draw:line>
        <draw:custom-shape draw:style-name="gr550" draw:text-style-name="P227" draw:layer="layout" svg:width="2.625cm" svg:height="1.259cm" draw:transform="rotate (-1.5707963267949) translate (25.76cm 9.08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1" draw:text-style-name="P228"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2" draw:text-style-name="P226" draw:layer="layout" svg:width="1.573cm" svg:height="1.733cm" svg:x="21.52cm" svg:y="12.405cm">
          <draw:text-box>
            <text:p><text:span text:style-name="T162">A</text:span></text:p>
          </draw:text-box>
        </draw:frame>
        <draw:frame draw:style-name="gr549" draw:text-style-name="P226" draw:layer="layout" svg:width="1.408cm" svg:height="1.733cm" svg:x="21.603cm" svg:y="10.611cm">
          <draw:text-box>
            <text:p><text:span text:style-name="T162">B</text:span></text:p>
          </draw:text-box>
        </draw:frame>
        <draw:line draw:style-name="gr543" draw:text-style-name="P2" draw:layer="layout" svg:x1="13.442cm" svg:y1="17.277cm" svg:x2="21.383cm" svg:y2="17.277cm">
          <text:p/>
        </draw:line>
        <draw:custom-shape draw:style-name="gr550" draw:text-style-name="P227" draw:layer="layout" svg:width="2.625cm" svg:height="1.259cm" draw:transform="rotate (-3.14159265358979) translate (18.443cm 16.62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1" draw:text-style-name="P228"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2" draw:text-style-name="P226" draw:layer="layout" svg:width="1.573cm" svg:height="1.733cm" svg:x="13.521cm" svg:y="17.405cm">
          <draw:text-box>
            <text:p><text:span text:style-name="T162">A</text:span></text:p>
          </draw:text-box>
        </draw:frame>
        <draw:frame draw:style-name="gr549" draw:text-style-name="P226" draw:layer="layout" svg:width="1.408cm" svg:height="1.733cm" svg:x="13.604cm" svg:y="15.611cm">
          <draw:text-box>
            <text:p><text:span text:style-name="T162">B</text:span></text:p>
          </draw:text-box>
        </draw:frame>
        <presentation:notes draw:style-name="dp2">
          <draw:page-thumbnail draw:style-name="gr1" draw:layer="layout" svg:width="21.219cm" svg:height="10.476cm" svg:x="0.185cm" svg:y="2.123cm" draw:page-number="121" presentation:class="page"/>
          <draw:frame presentation:style-name="pr1" draw:text-style-name="P1" draw:layer="layout" svg:width="16.771cm" svg:height="12.572cm" svg:x="2.409cm" svg:y="13.271cm" presentation:class="notes" presentation:placeholder="true">
            <draw:text-box/>
          </draw:frame>
        </presentation:notes>
      </draw:page>
      <draw:page draw:name="page122" draw:style-name="dp1" draw:master-page-name="Default">
        <office:forms form:automatic-focus="false" form:apply-design-mode="false"/>
        <draw:line draw:style-name="gr543" draw:text-style-name="P2" draw:layer="layout" svg:x1="3.374cm" svg:y1="7.701cm" svg:x2="7.345cm" svg:y2="0.824cm">
          <text:p/>
        </draw:line>
        <draw:custom-shape draw:style-name="gr550" draw:text-style-name="P227" draw:layer="layout" svg:width="2.624cm" svg:height="1.258cm" draw:transform="rotate (-2.61799387799149) translate (8.377cm 5.15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3" draw:text-style-name="P229" draw:layer="layout" svg:width="1.319cm" svg:height="1.381cm" svg:x="5.729cm" svg:y="0.407cm">
          <draw:text-box>
            <text:p><text:span text:style-name="T163">A</text:span></text:p>
          </draw:text-box>
        </draw:frame>
        <draw:frame draw:style-name="gr554" draw:text-style-name="P229" draw:layer="layout" svg:width="1.192cm" svg:height="1.381cm" svg:x="7.106cm" svg:y="1.107cm">
          <draw:text-box>
            <text:p><text:span text:style-name="T163">B</text:span></text:p>
          </draw:text-box>
        </draw:frame>
        <draw:path draw:style-name="gr525" draw:text-style-name="P15" draw:layer="layout" svg:width="3.144cm" svg:height="0.36cm" draw:transform="rotate (2.61799387799149) translate (5.30965151712762cm 7.52558643876869cm)" svg:viewBox="0 0 3145 361" svg:d="M3145 181c-664-4-518-184-1052-181-478-3-534 361-1063 361-518 0-372-165-1030-173">
          <text:p/>
        </draw:path>
        <draw:path draw:style-name="gr525" draw:text-style-name="P15" draw:layer="layout" svg:width="3.144cm" svg:height="0.36cm" draw:transform="rotate (2.61799387799149) translate (7.86965151712758cm 3.03858643876869cm)" svg:viewBox="0 0 3145 361" svg:d="M3145 181c-664-4-518-184-1052-181-478-3-534 361-1063 361-518 0-372-165-1030-173">
          <text:p/>
        </draw:path>
        <draw:line draw:style-name="gr543" draw:text-style-name="P2" draw:layer="layout" svg:x1="3.316cm" svg:y1="17.754cm" svg:x2="7.287cm" svg:y2="10.877cm">
          <text:p/>
        </draw:line>
        <draw:frame draw:style-name="gr553" draw:text-style-name="P229" draw:layer="layout" svg:width="1.319cm" svg:height="1.381cm" svg:x="5.671cm" svg:y="10.46cm">
          <draw:text-box>
            <text:p><text:span text:style-name="T163">A</text:span></text:p>
          </draw:text-box>
        </draw:frame>
        <draw:frame draw:style-name="gr554" draw:text-style-name="P229" draw:layer="layout" svg:width="1.192cm" svg:height="1.381cm" svg:x="7.048cm" svg:y="11.16cm">
          <draw:text-box>
            <text:p><text:span text:style-name="T163">B</text:span></text:p>
          </draw:text-box>
        </draw:frame>
        <draw:path draw:style-name="gr525" draw:text-style-name="P15" draw:layer="layout" svg:width="3.144cm" svg:height="0.36cm" draw:transform="rotate (-0.523424242673099) translate (2.71213640394835cm 15.6857154726842cm)" svg:viewBox="0 0 3145 361" svg:d="M3145 181c-664-4-517-184-1052-181-478-3-534 361-1063 361-518-1-372-165-1030-174">
          <text:p/>
        </draw:path>
        <draw:path draw:style-name="gr525" draw:text-style-name="P15" draw:layer="layout" svg:width="3.144cm" svg:height="0.36cm" draw:transform="rotate (-0.523424242673099) translate (5.27213640394835cm 11.1987154726842cm)" svg:viewBox="0 0 3145 361" svg:d="M3145 181c-664-4-517-184-1052-181-478-3-534 361-1063 361-518-1-372-165-1030-174">
          <text:p/>
        </draw:path>
        <draw:custom-shape draw:style-name="gr555" draw:text-style-name="P227" draw:layer="layout" svg:width="2.624cm" svg:height="1.258cm" draw:transform="rotate (-2.61799387799149) translate (5.178cm 13.27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43" draw:text-style-name="P2" draw:layer="layout" svg:x1="12.327cm" svg:y1="7.707cm" svg:x2="16.298cm" svg:y2="0.83cm">
          <text:p/>
        </draw:line>
        <draw:custom-shape draw:style-name="gr550" draw:text-style-name="P227" draw:layer="layout" svg:width="2.624cm" svg:height="1.258cm" draw:transform="rotate (-2.61799387799149) translate (17.352cm 5.13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3" draw:text-style-name="P229" draw:layer="layout" svg:width="1.319cm" svg:height="1.381cm" svg:x="14.682cm" svg:y="0.413cm">
          <draw:text-box>
            <text:p><text:span text:style-name="T163">A</text:span></text:p>
          </draw:text-box>
        </draw:frame>
        <draw:frame draw:style-name="gr554" draw:text-style-name="P229" draw:layer="layout" svg:width="1.192cm" svg:height="1.381cm" svg:x="16.059cm" svg:y="1.113cm">
          <draw:text-box>
            <text:p><text:span text:style-name="T163">B</text:span></text:p>
          </draw:text-box>
        </draw:frame>
        <draw:path draw:style-name="gr525" draw:text-style-name="P15" draw:layer="layout" svg:width="3.144cm" svg:height="0.36cm" draw:transform="rotate (2.61799387799149) translate (14.2626515171275cm 7.53158643876869cm)" svg:viewBox="0 0 3145 361" svg:d="M3145 181c-664-4-518-184-1052-181-478-3-534 361-1063 361-518 0-372-165-1030-173">
          <text:p/>
        </draw:path>
        <draw:path draw:style-name="gr525" draw:text-style-name="P15" draw:layer="layout" svg:width="3.144cm" svg:height="0.36cm" draw:transform="rotate (2.61799387799149) translate (16.8226515171275cm 3.04458643876869cm)" svg:viewBox="0 0 3145 361" svg:d="M3145 181c-664-4-518-184-1052-181-478-3-534 361-1063 361-518 0-372-165-1030-173">
          <text:p/>
        </draw:path>
        <draw:line draw:style-name="gr543" draw:text-style-name="P2" draw:layer="layout" svg:x1="12.269cm" svg:y1="17.76cm" svg:x2="16.24cm" svg:y2="10.883cm">
          <text:p/>
        </draw:line>
        <draw:frame draw:style-name="gr553" draw:text-style-name="P229" draw:layer="layout" svg:width="1.319cm" svg:height="1.381cm" svg:x="14.624cm" svg:y="10.466cm">
          <draw:text-box>
            <text:p><text:span text:style-name="T163">A</text:span></text:p>
          </draw:text-box>
        </draw:frame>
        <draw:frame draw:style-name="gr554" draw:text-style-name="P229" draw:layer="layout" svg:width="1.192cm" svg:height="1.381cm" svg:x="16.001cm" svg:y="11.166cm">
          <draw:text-box>
            <text:p><text:span text:style-name="T163">B</text:span></text:p>
          </draw:text-box>
        </draw:frame>
        <draw:path draw:style-name="gr525" draw:text-style-name="P15" draw:layer="layout" svg:width="3.144cm" svg:height="0.36cm" draw:transform="rotate (-0.523424242673099) translate (11.6651364039483cm 15.6917154726842cm)" svg:viewBox="0 0 3145 361" svg:d="M3145 181c-664-4-517-184-1052-181-478-3-534 361-1063 361-518-1-372-165-1030-174">
          <text:p/>
        </draw:path>
        <draw:path draw:style-name="gr525" draw:text-style-name="P15" draw:layer="layout" svg:width="3.144cm" svg:height="0.36cm" draw:transform="rotate (-0.523424242673099) translate (14.2251364039483cm 11.2047154726842cm)" svg:viewBox="0 0 3145 361" svg:d="M3145 181c-664-4-517-184-1052-181-478-3-534 361-1063 361-518-1-372-165-1030-174">
          <text:p/>
        </draw:path>
        <draw:custom-shape draw:style-name="gr555" draw:text-style-name="P227" draw:layer="layout" svg:width="2.624cm" svg:height="1.258cm" draw:transform="rotate (-2.61799387799149) translate (14.109cm 13.2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43" draw:text-style-name="P2" draw:layer="layout" svg:x1="22.281cm" svg:y1="7.737cm" svg:x2="26.252cm" svg:y2="0.86cm">
          <text:p/>
        </draw:line>
        <draw:custom-shape draw:style-name="gr555" draw:text-style-name="P227" draw:layer="layout" svg:width="2.624cm" svg:height="1.258cm" draw:transform="rotate (-1.0471975511966) translate (25.744cm 3.82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3" draw:text-style-name="P229" draw:layer="layout" svg:width="1.319cm" svg:height="1.381cm" svg:x="24.636cm" svg:y="0.443cm">
          <draw:text-box>
            <text:p><text:span text:style-name="T163">A</text:span></text:p>
          </draw:text-box>
        </draw:frame>
        <draw:frame draw:style-name="gr554" draw:text-style-name="P229" draw:layer="layout" svg:width="1.192cm" svg:height="1.381cm" svg:x="26.013cm" svg:y="1.143cm">
          <draw:text-box>
            <text:p><text:span text:style-name="T163">B</text:span></text:p>
          </draw:text-box>
        </draw:frame>
        <draw:path draw:style-name="gr525" draw:text-style-name="P15" draw:layer="layout" svg:width="3.144cm" svg:height="0.36cm" draw:transform="rotate (2.61799387799149) translate (24.2166515171275cm 7.56158643876876cm)" svg:viewBox="0 0 3145 361" svg:d="M3145 181c-664-4-518-184-1052-181-478-3-534 361-1063 361-518 0-372-165-1030-173">
          <text:p/>
        </draw:path>
        <draw:path draw:style-name="gr525" draw:text-style-name="P15" draw:layer="layout" svg:width="3.144cm" svg:height="0.36cm" draw:transform="rotate (2.61799387799149) translate (26.7766515171275cm 3.0745864387687cm)" svg:viewBox="0 0 3145 361" svg:d="M3145 181c-664-4-518-184-1052-181-478-3-534 361-1063 361-518 0-372-165-1030-173">
          <text:p/>
        </draw:path>
        <draw:line draw:style-name="gr543" draw:text-style-name="P2" draw:layer="layout" svg:x1="22.223cm" svg:y1="17.79cm" svg:x2="26.194cm" svg:y2="10.913cm">
          <text:p/>
        </draw:line>
        <draw:frame draw:style-name="gr553" draw:text-style-name="P229" draw:layer="layout" svg:width="1.319cm" svg:height="1.381cm" svg:x="24.578cm" svg:y="10.496cm">
          <draw:text-box>
            <text:p><text:span text:style-name="T163">A</text:span></text:p>
          </draw:text-box>
        </draw:frame>
        <draw:frame draw:style-name="gr554" draw:text-style-name="P229" draw:layer="layout" svg:width="1.192cm" svg:height="1.381cm" svg:x="25.955cm" svg:y="11.196cm">
          <draw:text-box>
            <text:p><text:span text:style-name="T163">B</text:span></text:p>
          </draw:text-box>
        </draw:frame>
        <draw:path draw:style-name="gr525" draw:text-style-name="P15" draw:layer="layout" svg:width="3.144cm" svg:height="0.36cm" draw:transform="rotate (-0.523424242673099) translate (21.6191364039483cm 15.7217154726842cm)" svg:viewBox="0 0 3145 361" svg:d="M3145 181c-664-4-517-184-1052-181-478-3-534 361-1063 361-518-1-372-165-1030-174">
          <text:p/>
        </draw:path>
        <draw:path draw:style-name="gr525" draw:text-style-name="P15" draw:layer="layout" svg:width="3.144cm" svg:height="0.36cm" draw:transform="rotate (-0.523424242673099) translate (24.1791364039484cm 11.2347154726842cm)" svg:viewBox="0 0 3145 361" svg:d="M3145 181c-664-4-517-184-1052-181-478-3-534 361-1063 361-518-1-372-165-1030-174">
          <text:p/>
        </draw:path>
        <draw:custom-shape draw:style-name="gr555" draw:text-style-name="P227" draw:layer="layout" svg:width="2.624cm" svg:height="1.258cm" draw:transform="rotate (-1.0471975511966) translate (22.499cm 11.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22" presentation:class="page"/>
          <draw:frame presentation:style-name="pr1" draw:text-style-name="P1" draw:layer="layout" svg:width="16.771cm" svg:height="12.572cm" svg:x="2.409cm" svg:y="13.271cm" presentation:class="notes" presentation:placeholder="true">
            <draw:text-box/>
          </draw:frame>
        </presentation:notes>
      </draw:page>
      <draw:page draw:name="page123" draw:style-name="dp1" draw:master-page-name="Default">
        <office:forms form:automatic-focus="false" form:apply-design-mode="false"/>
        <draw:line draw:style-name="gr14" draw:text-style-name="P2" draw:layer="layout" svg:x1="2.552cm" svg:y1="3.995cm" svg:x2="9.692cm" svg:y2="3.995cm">
          <text:p/>
        </draw:line>
        <draw:line draw:style-name="gr471" draw:text-style-name="P44" draw:layer="layout" svg:x1="5.65cm" svg:y1="6.665cm" svg:x2="7.996cm" svg:y2="4.32cm">
          <text:p/>
        </draw:line>
        <draw:line draw:style-name="gr477" draw:text-style-name="P44" draw:layer="layout" svg:x1="6.696cm" svg:y1="1.249cm" svg:x2="4.35cm" svg:y2="3.594cm">
          <text:p/>
        </draw:line>
        <draw:g draw:style-name="gr20">
          <draw:line draw:style-name="gr459" draw:text-style-name="P143" draw:layer="layout" svg:x1="1.693cm" svg:y1="7.668cm" svg:x2="3.442cm" svg:y2="7.668cm">
            <text:p/>
          </draw:line>
          <draw:line draw:style-name="gr460" draw:text-style-name="P143" draw:layer="layout" svg:x1="1.693cm" svg:y1="7.668cm" svg:x2="1.693cm" svg:y2="5.919cm">
            <text:p/>
          </draw:line>
          <draw:frame draw:style-name="gr461" draw:text-style-name="P198" draw:layer="layout" svg:width="0.559cm" svg:height="0.958cm" svg:x="0.899cm" svg:y="5.686cm">
            <draw:text-box>
              <text:p><text:span text:style-name="T147">y</text:span></text:p>
            </draw:text-box>
          </draw:frame>
          <draw:frame draw:style-name="gr462" draw:text-style-name="P198" draw:layer="layout" svg:width="0.559cm" svg:height="0.958cm" svg:x="2.774cm" svg:y="7.631cm">
            <draw:text-box>
              <text:p><text:span text:style-name="T147">x</text:span></text:p>
            </draw:text-box>
          </draw:frame>
        </draw:g>
        <draw:frame draw:style-name="gr556" draw:text-style-name="P199" draw:layer="layout" svg:width="1.954cm" svg:height="0.992cm" svg:x="2.888cm" svg:y="2.053cm">
          <draw:text-box>
            <text:p><text:span text:style-name="T148">10 N</text:span></text:p>
          </draw:text-box>
        </draw:frame>
        <draw:frame draw:style-name="gr556" draw:text-style-name="P199" draw:layer="layout" svg:width="1.954cm" svg:height="0.992cm" svg:x="7.488cm" svg:y="5.019cm">
          <draw:text-box>
            <text:p><text:span text:style-name="T148">10 N</text:span></text:p>
          </draw:text-box>
        </draw:frame>
        <draw:line draw:style-name="gr14" draw:text-style-name="P2" draw:layer="layout" svg:x1="17.593cm" svg:y1="11.969cm" svg:x2="24.733cm" svg:y2="11.969cm">
          <text:p/>
        </draw:line>
        <draw:line draw:style-name="gr471" draw:text-style-name="P44" draw:layer="layout" svg:x1="22.822cm" svg:y1="13.466cm" svg:x2="19.505cm" svg:y2="13.466cm">
          <text:p/>
        </draw:line>
        <draw:line draw:style-name="gr477" draw:text-style-name="P44" draw:layer="layout" svg:x1="19.505cm" svg:y1="10.395cm" svg:x2="22.822cm" svg:y2="10.395cm">
          <text:p/>
        </draw:line>
        <draw:g draw:style-name="gr20">
          <draw:line draw:style-name="gr459" draw:text-style-name="P143" draw:layer="layout" svg:x1="16.734cm" svg:y1="15.642cm" svg:x2="18.483cm" svg:y2="15.642cm">
            <text:p/>
          </draw:line>
          <draw:line draw:style-name="gr460" draw:text-style-name="P143" draw:layer="layout" svg:x1="16.734cm" svg:y1="15.642cm" svg:x2="16.734cm" svg:y2="13.893cm">
            <text:p/>
          </draw:line>
          <draw:frame draw:style-name="gr461" draw:text-style-name="P198" draw:layer="layout" svg:width="0.559cm" svg:height="0.958cm" svg:x="15.94cm" svg:y="13.66cm">
            <draw:text-box>
              <text:p><text:span text:style-name="T147">y</text:span></text:p>
            </draw:text-box>
          </draw:frame>
          <draw:frame draw:style-name="gr462" draw:text-style-name="P198" draw:layer="layout" svg:width="0.559cm" svg:height="0.958cm" svg:x="17.815cm" svg:y="15.605cm">
            <draw:text-box>
              <text:p><text:span text:style-name="T147">x</text:span></text:p>
            </draw:text-box>
          </draw:frame>
        </draw:g>
        <draw:frame draw:style-name="gr557" draw:text-style-name="P199" draw:layer="layout" svg:width="1.582cm" svg:height="0.992cm" svg:x="20.372cm" svg:y="9.274cm">
          <draw:text-box>
            <text:p><text:span text:style-name="T148">3 N</text:span></text:p>
          </draw:text-box>
        </draw:frame>
        <draw:frame draw:style-name="gr557" draw:text-style-name="P199" draw:layer="layout" svg:width="1.582cm" svg:height="0.992cm" svg:x="20.372cm" svg:y="13.745cm">
          <draw:text-box>
            <text:p><text:span text:style-name="T148">3 N</text:span></text:p>
          </draw:text-box>
        </draw:frame>
        <draw:line draw:style-name="gr558" draw:text-style-name="P230" draw:layer="layout" svg:x1="2.622cm" svg:y1="18.797cm" svg:x2="4.972cm" svg:y2="18.797cm">
          <text:p/>
        </draw:line>
        <draw:line draw:style-name="gr559" draw:text-style-name="P230" draw:layer="layout" svg:x1="2.622cm" svg:y1="18.797cm" svg:x2="2.622cm" svg:y2="16.447cm">
          <text:p/>
        </draw:line>
        <draw:frame draw:style-name="gr560" draw:text-style-name="P231" draw:layer="layout" svg:width="0.751cm" svg:height="1.381cm" svg:x="1.655cm" svg:y="16.034cm">
          <draw:text-box>
            <text:p><text:span text:style-name="T164">z</text:span></text:p>
          </draw:text-box>
        </draw:frame>
        <draw:frame draw:style-name="gr561" draw:text-style-name="P231" draw:layer="layout" svg:width="0.752cm" svg:height="1.381cm" svg:x="4.174cm" svg:y="18.648cm">
          <draw:text-box>
            <text:p><text:span text:style-name="T164">x</text:span></text:p>
          </draw:text-box>
        </draw:frame>
        <draw:line draw:style-name="gr558" draw:text-style-name="P230" draw:layer="layout" svg:x1="2.622cm" svg:y1="18.797cm" svg:x2="3.622cm" svg:y2="17.797cm">
          <text:p/>
        </draw:line>
        <draw:frame draw:style-name="gr561" draw:text-style-name="P231" draw:layer="layout" svg:width="0.752cm" svg:height="1.381cm" svg:x="3.396cm" svg:y="16.849cm">
          <draw:text-box>
            <text:p><text:span text:style-name="T164">y</text:span></text:p>
          </draw:text-box>
        </draw:frame>
        <presentation:notes draw:style-name="dp2">
          <draw:page-thumbnail draw:style-name="gr1" draw:layer="layout" svg:width="21.219cm" svg:height="10.476cm" svg:x="0.185cm" svg:y="2.123cm" draw:page-number="123" presentation:class="page"/>
          <draw:frame presentation:style-name="pr1" draw:text-style-name="P1" draw:layer="layout" svg:width="16.771cm" svg:height="12.572cm" svg:x="2.409cm" svg:y="13.271cm" presentation:class="notes" presentation:placeholder="true">
            <draw:text-box/>
          </draw:frame>
        </presentation:notes>
      </draw:page>
      <draw:page draw:name="page124" draw:style-name="dp3" draw:master-page-name="Default">
        <office:forms form:automatic-focus="false" form:apply-design-mode="false"/>
        <draw:frame draw:style-name="gr26" draw:text-style-name="P2" draw:layer="layout" svg:width="12.036cm" svg:height="6.771cm" svg:x="1.5cm" svg:y="3.438cm">
          <draw:image xlink:href="Pictures/10000001000001C700000100EE74E754.png" xlink:type="simple" xlink:show="embed" xlink:actuate="onLoad" draw:mime-type="image/png">
            <text:p/>
          </draw:image>
        </draw:frame>
        <draw:line draw:style-name="gr562" draw:text-style-name="P232" draw:layer="layout" svg:x1="7.574cm" svg:y1="4.276cm" svg:x2="7.427cm" svg:y2="9.373cm">
          <text:p/>
        </draw:line>
        <draw:custom-shape draw:style-name="gr563" draw:text-style-name="P233"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4" draw:text-style-name="P234" draw:layer="layout" svg:width="0.932cm" svg:height="3.107cm" draw:transform="rotate (1.5995942594528) translate (7.969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30">
          <draw:frame draw:style-name="gr26" draw:text-style-name="P2" draw:layer="layout" svg:width="5.909cm" svg:height="3.324cm" svg:x="3.826cm" svg:y="12.665cm">
            <draw:image xlink:href="Pictures/10000001000001C700000100EE74E754.png" xlink:type="simple" xlink:show="embed" xlink:actuate="onLoad" draw:mime-type="image/png">
              <text:p/>
            </draw:image>
          </draw:frame>
          <draw:line draw:style-name="gr562" draw:text-style-name="P232" draw:layer="layout" svg:x1="6.808cm" svg:y1="13.076cm" svg:x2="6.736cm" svg:y2="15.578cm">
            <text:p/>
          </draw:line>
          <draw:custom-shape draw:style-name="gr565" draw:text-style-name="P233" draw:layer="layout" svg:width="0.458cm" svg:height="1.15cm" draw:transform="skewX (-0.015707963267949) rotate (0.0218166156499291) translate (6.031cm 13.60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6" draw:text-style-name="P234" draw:layer="layout" svg:width="0.457cm" svg:height="1.149cm" draw:transform="skewX (-0.0139626340159546) rotate (0.0240855436775217) translate (6.983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30">
          <draw:frame draw:style-name="gr26" draw:text-style-name="P2" draw:layer="layout" svg:width="5.909cm" svg:height="3.325cm" svg:x="10.8cm" svg:y="16.76cm">
            <draw:image xlink:href="Pictures/10000001000001C700000100EE74E754.png" xlink:type="simple" xlink:show="embed" xlink:actuate="onLoad" draw:mime-type="image/png">
              <text:p/>
            </draw:image>
          </draw:frame>
          <draw:line draw:style-name="gr562" draw:text-style-name="P232" draw:layer="layout" svg:x1="13.782cm" svg:y1="17.172cm" svg:x2="13.71cm" svg:y2="19.674cm">
            <text:p/>
          </draw:line>
          <draw:custom-shape draw:style-name="gr567" draw:text-style-name="P233" draw:layer="layout" svg:width="0.458cm" svg:height="1.526cm" draw:transform="skewX (-0.000698131700797645) rotate (0.899717229403077) translate (12.044cm 18.004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8" draw:text-style-name="P234"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20">
          <draw:line draw:style-name="gr569" draw:text-style-name="P232" draw:layer="layout" svg:x1="4.011cm" svg:y1="12.211cm" svg:x2="9.431cm" svg:y2="16.276cm">
            <text:p/>
          </draw:line>
          <draw:line draw:style-name="gr569" draw:text-style-name="P232" draw:layer="layout" svg:x1="3.365cm" svg:y1="15.782cm" svg:x2="10.399cm" svg:y2="12.921cm">
            <text:p/>
          </draw:line>
        </draw:g>
        <draw:g draw:style-name="gr20">
          <draw:line draw:style-name="gr569" draw:text-style-name="P232" draw:layer="layout" svg:x1="16.653cm" svg:y1="20.376cm" svg:x2="11.233cm" svg:y2="16.311cm">
            <text:p/>
          </draw:line>
          <draw:line draw:style-name="gr569" draw:text-style-name="P232" draw:layer="layout" svg:x1="17.299cm" svg:y1="16.805cm" svg:x2="10.265cm" svg:y2="19.666cm">
            <text:p/>
          </draw:line>
        </draw:g>
        <draw:g draw:style-name="gr30">
          <draw:frame draw:style-name="gr26" draw:text-style-name="P2" draw:layer="layout" svg:width="5.909cm" svg:height="3.324cm" svg:x="20.826cm" svg:y="15.666cm">
            <draw:image xlink:href="Pictures/10000001000001C700000100EE74E754.png" xlink:type="simple" xlink:show="embed" xlink:actuate="onLoad" draw:mime-type="image/png">
              <text:p/>
            </draw:image>
          </draw:frame>
          <draw:line draw:style-name="gr562" draw:text-style-name="P232" draw:layer="layout" svg:x1="23.808cm" svg:y1="16.077cm" svg:x2="23.736cm" svg:y2="18.579cm">
            <text:p/>
          </draw:line>
          <draw:custom-shape draw:style-name="gr565" draw:text-style-name="P233" draw:layer="layout" svg:width="0.458cm" svg:height="1.15cm" draw:transform="skewX (-0.015707963267949) rotate (1.59261294244483) translate (22.307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6" draw:text-style-name="P234" draw:layer="layout" svg:width="0.457cm" svg:height="1.149cm" draw:transform="skewX (-0.0139626340159546) rotate (1.59488187047242) translate (24.024cm 17.485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20">
          <draw:line draw:style-name="gr569" draw:text-style-name="P232" draw:layer="layout" svg:x1="21.011cm" svg:y1="15.212cm" svg:x2="26.431cm" svg:y2="19.277cm">
            <text:p/>
          </draw:line>
          <draw:line draw:style-name="gr569" draw:text-style-name="P232" draw:layer="layout" svg:x1="20.365cm" svg:y1="18.783cm" svg:x2="27.399cm" svg:y2="15.922cm">
            <text:p/>
          </draw:line>
        </draw:g>
        <draw:frame draw:style-name="gr26" draw:text-style-name="P2"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570" draw:text-style-name="P15" draw:layer="layout" svg:width="9.051cm" svg:height="9.202cm" svg:x="24.333cm" svg:y="3.85cm" draw:kind="arc" draw:start-angle="163.09" draw:end-angle="180">
          <text:p/>
        </draw:ellipse>
        <draw:line draw:style-name="gr562" draw:text-style-name="P232" draw:layer="layout" svg:x1="22.763cm" svg:y1="3.748cm" svg:x2="20.44cm" svg:y2="8.287cm">
          <text:p/>
        </draw:line>
        <draw:custom-shape draw:style-name="gr571" draw:text-style-name="P234"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2" draw:text-style-name="P235"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3" draw:text-style-name="P235"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74" draw:text-style-name="P237" draw:layer="layout" svg:width="4.329cm" svg:height="0.886cm" svg:x="20.026cm" svg:y="7.418cm">
          <draw:text-box>
            <text:p text:style-name="P236"><text:span text:style-name="T165">0.12 rad ≈ 6.9°</text:span></text:p>
          </draw:text-box>
        </draw:frame>
        <draw:g draw:style-name="gr20">
          <svg:title>TexMaths</svg:title>
          <svg:desc>28§latex§$$(\yF_{\text{left}})_x$$§svg§600§TRUE§</svg:desc>
          <draw:path draw:style-name="gr127" draw:text-style-name="P71" draw:layer="layout" svg:width="0.291cm" svg:height="1.107cm" svg:x="22.392cm" svg:y="8.625cm" svg:viewBox="0 0 292 1108" svg:d="M282 0c-177 115-282 308-282 554 0 226 108 439 276 554 5-7 11-13 16-20-161-138-187-272-187-537 0-266 30-407 187-531-3-7-6-13-10-20z">
            <text:p/>
          </draw:path>
          <draw:path draw:style-name="gr127" draw:text-style-name="P7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27" draw:text-style-name="P7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27" draw:text-style-name="P7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27" draw:text-style-name="P7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27" draw:text-style-name="P7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27" draw:text-style-name="P71" draw:layer="layout" svg:width="0.291cm" svg:height="1.107cm" svg:x="24.689cm" svg:y="8.625cm" svg:viewBox="0 0 292 1108" svg:d="M13 0c-4 7-9 13-13 20 158 124 187 265 187 531 0 265-26 399-187 537 5 7 11 13 16 20 168-115 276-328 276-554 0-246-105-439-279-554z">
            <text:p/>
          </draw:path>
          <draw:path draw:style-name="gr127" draw:text-style-name="P7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20">
          <svg:title>TexMaths</svg:title>
          <svg:desc>28§latex§$$(\yF_{\text{left}})_z$$§svg§600§TRUE§</svg:desc>
          <draw:path draw:style-name="gr127" draw:text-style-name="P71" draw:layer="layout" svg:width="0.291cm" svg:height="1.107cm" svg:x="23.788cm" svg:y="4.647cm" svg:viewBox="0 0 292 1108" svg:d="M282 0c-177 115-282 308-282 554 0 226 108 439 279 554 4-7 9-13 13-20-161-138-187-272-187-537 0-266 30-407 187-531-3-7-7-13-10-20z">
            <text:p/>
          </draw:path>
          <draw:path draw:style-name="gr127" draw:text-style-name="P7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27" draw:text-style-name="P7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27" draw:text-style-name="P7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27" draw:text-style-name="P7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27" draw:text-style-name="P7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27" draw:text-style-name="P71" draw:layer="layout" svg:width="0.288cm" svg:height="1.107cm" svg:x="26.088cm" svg:y="4.647cm" svg:viewBox="0 0 289 1108" svg:d="M10 0c-3 7-7 13-10 20 154 124 187 265 187 531 0 265-30 399-187 537 4 7 9 13 13 20 167-115 276-328 276-554 0-246-105-439-279-554z">
            <text:p/>
          </draw:path>
          <draw:path draw:style-name="gr127" draw:text-style-name="P7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1" draw:layer="layout" svg:width="21.219cm" svg:height="10.476cm" svg:x="0.185cm" svg:y="2.123cm" draw:page-number="124" presentation:class="page"/>
          <draw:frame presentation:style-name="pr1" draw:text-style-name="P1" draw:layer="layout" svg:width="16.771cm" svg:height="12.572cm" svg:x="2.409cm" svg:y="13.271cm" presentation:class="notes" presentation:placeholder="true">
            <draw:text-box/>
          </draw:frame>
        </presentation:notes>
      </draw:page>
      <draw:page draw:name="page125" draw:style-name="dp3" draw:master-page-name="Default">
        <office:forms form:automatic-focus="false" form:apply-design-mode="false"/>
        <draw:frame draw:style-name="gr26" draw:text-style-name="P2" draw:layer="layout" svg:width="12.036cm" svg:height="6.771cm" svg:x="1.5cm" svg:y="3.438cm">
          <draw:image xlink:href="Pictures/10000001000001C700000100EE74E754.png" xlink:type="simple" xlink:show="embed" xlink:actuate="onLoad" draw:mime-type="image/png">
            <text:p/>
          </draw:image>
        </draw:frame>
        <draw:line draw:style-name="gr562" draw:text-style-name="P232" draw:layer="layout" svg:x1="7.574cm" svg:y1="4.276cm" svg:x2="7.427cm" svg:y2="9.373cm">
          <text:p/>
        </draw:line>
        <draw:custom-shape draw:style-name="gr564" draw:text-style-name="P234" draw:layer="layout" svg:width="0.932cm" svg:height="3.107cm" draw:transform="rotate (1.5995942594528) translate (7.969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30">
          <draw:frame draw:style-name="gr26" draw:text-style-name="P2" draw:layer="layout" svg:width="5.909cm" svg:height="3.324cm" svg:x="3.826cm" svg:y="12.665cm">
            <draw:image xlink:href="Pictures/10000001000001C700000100EE74E754.png" xlink:type="simple" xlink:show="embed" xlink:actuate="onLoad" draw:mime-type="image/png">
              <text:p/>
            </draw:image>
          </draw:frame>
          <draw:line draw:style-name="gr562" draw:text-style-name="P232" draw:layer="layout" svg:x1="6.808cm" svg:y1="13.076cm" svg:x2="6.736cm" svg:y2="15.578cm">
            <text:p/>
          </draw:line>
          <draw:custom-shape draw:style-name="gr566" draw:text-style-name="P234" draw:layer="layout" svg:width="0.457cm" svg:height="1.149cm" draw:transform="skewX (-0.0139626340159546) rotate (0.0240855436775217) translate (6.983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75" draw:text-style-name="P15" draw:layer="layout" svg:width="1.548cm" svg:height="0.177cm" draw:transform="rotate (0.0289724655831059) translate (5.99637519973176cm 13.2547626787013cm)" svg:viewBox="0 0 1549 178" svg:d="M0 89c327-2 255-91 518-89 236-1 263 178 524 178 255 0 183-81 507-86">
            <text:p/>
          </draw:path>
          <draw:path draw:style-name="gr575" draw:text-style-name="P15" draw:layer="layout" svg:width="1.548cm" svg:height="0.177cm" draw:transform="rotate (0.0289724655831059) translate (5.92737519973176cm 15.2607626787013cm)" svg:viewBox="0 0 1549 178" svg:d="M0 89c327-2 255-91 518-89 236-1 263 178 524 178 255 0 183-81 507-86">
            <text:p/>
          </draw:path>
        </draw:g>
        <draw:g draw:style-name="gr30">
          <draw:frame draw:style-name="gr26" draw:text-style-name="P2" draw:layer="layout" svg:width="5.909cm" svg:height="3.325cm" svg:x="10.8cm" svg:y="16.76cm">
            <draw:image xlink:href="Pictures/10000001000001C700000100EE74E754.png" xlink:type="simple" xlink:show="embed" xlink:actuate="onLoad" draw:mime-type="image/png">
              <text:p/>
            </draw:image>
          </draw:frame>
          <draw:line draw:style-name="gr562" draw:text-style-name="P232" draw:layer="layout" svg:x1="13.782cm" svg:y1="17.172cm" svg:x2="13.71cm" svg:y2="19.674cm">
            <text:p/>
          </draw:line>
          <draw:custom-shape draw:style-name="gr568" draw:text-style-name="P234"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75" draw:text-style-name="P15" draw:layer="layout" svg:width="1.548cm" svg:height="0.177cm" draw:transform="rotate (0.0289724655831059) translate (13.0683751997318cm 17.3547626787013cm)" svg:viewBox="0 0 1549 178" svg:d="M0 89c327-2 255-91 518-89 236-1 263 178 524 178 255 0 183-81 507-86">
            <text:p/>
          </draw:path>
          <draw:path draw:style-name="gr575" draw:text-style-name="P15" draw:layer="layout" svg:width="1.548cm" svg:height="0.177cm" draw:transform="rotate (0.0289724655831059) translate (12.9993751997318cm 19.3607626787013cm)" svg:viewBox="0 0 1549 178" svg:d="M0 89c327-2 255-91 518-89 236-1 263 178 524 178 255 0 183-81 507-86">
            <text:p/>
          </draw:path>
        </draw:g>
        <draw:g draw:style-name="gr30">
          <draw:frame draw:style-name="gr26" draw:text-style-name="P2" draw:layer="layout" svg:width="5.909cm" svg:height="3.324cm" svg:x="20.826cm" svg:y="15.666cm">
            <draw:image xlink:href="Pictures/10000001000001C700000100EE74E754.png" xlink:type="simple" xlink:show="embed" xlink:actuate="onLoad" draw:mime-type="image/png">
              <text:p/>
            </draw:image>
          </draw:frame>
          <draw:line draw:style-name="gr562" draw:text-style-name="P232" draw:layer="layout" svg:x1="23.808cm" svg:y1="16.077cm" svg:x2="23.736cm" svg:y2="18.579cm">
            <text:p/>
          </draw:line>
          <draw:custom-shape draw:style-name="gr566" draw:text-style-name="P234" draw:layer="layout" svg:width="0.457cm" svg:height="1.149cm" draw:transform="skewX (-0.0139626340159546) rotate (1.59488187047242) translate (24.024cm 17.485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75" draw:text-style-name="P15" draw:layer="layout" svg:width="1.548cm" svg:height="0.177cm" draw:transform="rotate (0.0289724655831059) translate (23.0223751997318cm 16.2807626787013cm)" svg:viewBox="0 0 1549 178" svg:d="M0 89c327-2 255-91 518-89 236-1 263 178 524 178 255 0 183-81 507-86">
            <text:p/>
          </draw:path>
          <draw:path draw:style-name="gr575" draw:text-style-name="P15" draw:layer="layout" svg:width="1.548cm" svg:height="0.177cm" draw:transform="rotate (0.0289724655831059) translate (22.9533751997318cm 18.2867626787013cm)" svg:viewBox="0 0 1549 178" svg:d="M0 89c327-2 255-91 518-89 236-1 263 178 524 178 255 0 183-81 507-86">
            <text:p/>
          </draw:path>
        </draw:g>
        <draw:frame draw:style-name="gr26" draw:text-style-name="P2"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570" draw:text-style-name="P15" draw:layer="layout" svg:width="9.051cm" svg:height="9.202cm" svg:x="24.333cm" svg:y="3.85cm" draw:kind="arc" draw:start-angle="163.09" draw:end-angle="180">
          <text:p/>
        </draw:ellipse>
        <draw:line draw:style-name="gr562" draw:text-style-name="P232" draw:layer="layout" svg:x1="22.763cm" svg:y1="3.748cm" svg:x2="20.44cm" svg:y2="8.287cm">
          <text:p/>
        </draw:line>
        <draw:custom-shape draw:style-name="gr576" draw:text-style-name="P234"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7" draw:text-style-name="P235"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8" draw:text-style-name="P235"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74" draw:text-style-name="P237" draw:layer="layout" svg:width="4.329cm" svg:height="0.886cm" svg:x="20.026cm" svg:y="7.418cm">
          <draw:text-box>
            <text:p text:style-name="P236"><text:span text:style-name="T165">0.12 rad ≈ 6.9°</text:span></text:p>
          </draw:text-box>
        </draw:frame>
        <draw:g draw:style-name="gr20">
          <svg:title>TexMaths</svg:title>
          <svg:desc>28§latex§$$(\yF_{\text{left}})_x$$§svg§600§TRUE§</svg:desc>
          <draw:path draw:style-name="gr127" draw:text-style-name="P71" draw:layer="layout" svg:width="0.291cm" svg:height="1.107cm" svg:x="22.392cm" svg:y="8.625cm" svg:viewBox="0 0 292 1108" svg:d="M282 0c-177 115-282 308-282 554 0 226 108 439 276 554 5-7 11-13 16-20-161-138-187-272-187-537 0-266 30-407 187-531-3-7-6-13-10-20z">
            <text:p/>
          </draw:path>
          <draw:path draw:style-name="gr127" draw:text-style-name="P7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27" draw:text-style-name="P7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27" draw:text-style-name="P7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27" draw:text-style-name="P7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27" draw:text-style-name="P7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27" draw:text-style-name="P71" draw:layer="layout" svg:width="0.291cm" svg:height="1.107cm" svg:x="24.689cm" svg:y="8.625cm" svg:viewBox="0 0 292 1108" svg:d="M13 0c-4 7-9 13-13 20 158 124 187 265 187 531 0 265-26 399-187 537 5 7 11 13 16 20 168-115 276-328 276-554 0-246-105-439-279-554z">
            <text:p/>
          </draw:path>
          <draw:path draw:style-name="gr127" draw:text-style-name="P7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20">
          <svg:title>TexMaths</svg:title>
          <svg:desc>28§latex§$$(\yF_{\text{left}})_z$$§svg§600§TRUE§</svg:desc>
          <draw:path draw:style-name="gr127" draw:text-style-name="P71" draw:layer="layout" svg:width="0.291cm" svg:height="1.107cm" svg:x="23.788cm" svg:y="4.647cm" svg:viewBox="0 0 292 1108" svg:d="M282 0c-177 115-282 308-282 554 0 226 108 439 279 554 4-7 9-13 13-20-161-138-187-272-187-537 0-266 30-407 187-531-3-7-7-13-10-20z">
            <text:p/>
          </draw:path>
          <draw:path draw:style-name="gr127" draw:text-style-name="P7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27" draw:text-style-name="P7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27" draw:text-style-name="P7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27" draw:text-style-name="P7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27" draw:text-style-name="P7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27" draw:text-style-name="P71" draw:layer="layout" svg:width="0.288cm" svg:height="1.107cm" svg:x="26.088cm" svg:y="4.647cm" svg:viewBox="0 0 289 1108" svg:d="M10 0c-3 7-7 13-10 20 154 124 187 265 187 531 0 265-30 399-187 537 4 7 9 13 13 20 167-115 276-328 276-554 0-246-105-439-279-554z">
            <text:p/>
          </draw:path>
          <draw:path draw:style-name="gr127" draw:text-style-name="P7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draw:path draw:style-name="gr579" draw:text-style-name="P15" draw:layer="layout" svg:width="3.144cm" svg:height="0.36cm" draw:transform="rotate (0.0289724655831059) translate (5.98067245187647cm 4.89355833559513cm)" svg:viewBox="0 0 3145 361" svg:d="M0 181c664-4 517-184 1052-181 478-3 534 361 1063 361 518-1 372-165 1030-174">
          <text:p/>
        </draw:path>
        <draw:path draw:style-name="gr579" draw:text-style-name="P15" draw:layer="layout" svg:width="3.144cm" svg:height="0.36cm" draw:transform="rotate (0.0289724655831059) translate (5.88567245187647cm 8.53455833559513cm)" svg:viewBox="0 0 3145 361" svg:d="M0 181c664-4 517-184 1052-181 478-3 534 361 1063 361 518-1 372-165 1030-174">
          <text:p/>
        </draw:path>
        <draw:g draw:style-name="gr20">
          <draw:line draw:style-name="gr569" draw:text-style-name="P232" draw:layer="layout" svg:x1="4.011cm" svg:y1="12.211cm" svg:x2="9.431cm" svg:y2="16.276cm">
            <text:p/>
          </draw:line>
          <draw:line draw:style-name="gr569" draw:text-style-name="P232" draw:layer="layout" svg:x1="3.365cm" svg:y1="15.782cm" svg:x2="10.399cm" svg:y2="12.921cm">
            <text:p/>
          </draw:line>
        </draw:g>
        <draw:g draw:style-name="gr20">
          <draw:line draw:style-name="gr569" draw:text-style-name="P232" draw:layer="layout" svg:x1="16.653cm" svg:y1="20.376cm" svg:x2="11.233cm" svg:y2="16.311cm">
            <text:p/>
          </draw:line>
          <draw:line draw:style-name="gr569" draw:text-style-name="P232" draw:layer="layout" svg:x1="17.299cm" svg:y1="16.805cm" svg:x2="10.265cm" svg:y2="19.666cm">
            <text:p/>
          </draw:line>
        </draw:g>
        <draw:g draw:style-name="gr20">
          <draw:line draw:style-name="gr569" draw:text-style-name="P232" draw:layer="layout" svg:x1="21.011cm" svg:y1="15.212cm" svg:x2="26.431cm" svg:y2="19.277cm">
            <text:p/>
          </draw:line>
          <draw:line draw:style-name="gr569" draw:text-style-name="P232" draw:layer="layout" svg:x1="20.365cm" svg:y1="18.783cm" svg:x2="27.399cm" svg:y2="15.922cm">
            <text:p/>
          </draw:line>
        </draw:g>
        <presentation:notes draw:style-name="dp2">
          <draw:page-thumbnail draw:style-name="gr1" draw:layer="layout" svg:width="21.219cm" svg:height="10.476cm" svg:x="0.185cm" svg:y="2.123cm" draw:page-number="125" presentation:class="page"/>
          <draw:frame presentation:style-name="pr1" draw:text-style-name="P1" draw:layer="layout" svg:width="16.771cm" svg:height="12.572cm" svg:x="2.409cm" svg:y="13.271cm" presentation:class="notes" presentation:placeholder="true">
            <draw:text-box/>
          </draw:frame>
        </presentation:notes>
      </draw:page>
      <draw:page draw:name="page126" draw:style-name="dp3" draw:master-page-name="Default">
        <office:forms form:automatic-focus="false" form:apply-design-mode="false"/>
        <draw:frame draw:style-name="gr193" draw:text-style-name="P2"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570" draw:text-style-name="P15" draw:layer="layout" svg:width="9.051cm" svg:height="9.202cm" svg:x="4.789cm" svg:y="8.182cm" draw:kind="arc" draw:start-angle="0" draw:end-angle="16.89">
          <text:p/>
        </draw:ellipse>
        <draw:line draw:style-name="gr562" draw:text-style-name="P232" draw:layer="layout" svg:x1="15.239cm" svg:y1="7.748cm" svg:x2="17.562cm" svg:y2="12.287cm">
          <text:p/>
        </draw:line>
        <draw:custom-shape draw:style-name="gr576" draw:text-style-name="P234"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7" draw:text-style-name="P235"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8" draw:text-style-name="P235"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74" draw:text-style-name="P237" draw:layer="layout" svg:width="4.329cm" svg:height="0.886cm" svg:x="13.826cm" svg:y="11.718cm">
          <draw:text-box>
            <text:p text:style-name="P236"><text:span text:style-name="T165">0.12 rad ≈ 6.9°</text:span></text:p>
          </draw:text-box>
        </draw:frame>
        <draw:g draw:style-name="gr20">
          <svg:title>TexMaths</svg:title>
          <svg:desc>28§latex§$$(\yF_{\text{right}})_z$$§svg§600§TRUE§</svg:desc>
          <draw:path draw:style-name="gr127" draw:text-style-name="P71" draw:layer="layout" svg:width="0.248cm" svg:height="0.946cm" svg:x="10.384cm" svg:y="9.066cm" svg:viewBox="0 0 249 947" svg:d="M241 0c-151 98-241 265-241 475 0 190 92 374 235 472 5-6 9-12 14-17-137-117-159-233-159-461 0-227 25-343 159-452-3-6-6-11-8-17z">
            <text:p/>
          </draw:path>
          <draw:path draw:style-name="gr127" draw:text-style-name="P71"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127" draw:text-style-name="P71"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127" draw:text-style-name="P71"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127" draw:text-style-name="P71"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127" draw:text-style-name="P71"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127" draw:text-style-name="P71"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127" draw:text-style-name="P71" draw:layer="layout" svg:width="0.245cm" svg:height="0.946cm" svg:x="12.854cm" svg:y="9.066cm" svg:viewBox="0 0 246 947" svg:d="M8 0c-2 6-5 11-8 17 131 109 159 225 159 452 0 228-25 344-159 461 4 5 7 11 11 17 143-98 235-282 235-472 0-210-89-377-238-475z">
            <text:p/>
          </draw:path>
          <draw:path draw:style-name="gr127" draw:text-style-name="P71"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20">
          <svg:title>TexMaths</svg:title>
          <svg:desc>28§latex§$$(\yF_{\text{right}})_x$$§svg§600§TRUE§</svg:desc>
          <draw:path draw:style-name="gr127" draw:text-style-name="P71" draw:layer="layout" svg:width="0.248cm" svg:height="0.946cm" svg:x="12.612cm" svg:y="13.043cm" svg:viewBox="0 0 249 947" svg:d="M241 0c-151 98-241 265-241 475 0 190 92 374 238 472 4-6 7-12 11-17-137-117-159-233-159-461 0-227 27-343 159-452-3-6-6-11-8-17z">
            <text:p/>
          </draw:path>
          <draw:path draw:style-name="gr127" draw:text-style-name="P71"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127" draw:text-style-name="P71"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127" draw:text-style-name="P71"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127" draw:text-style-name="P71"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127" draw:text-style-name="P71"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127" draw:text-style-name="P71"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127" draw:text-style-name="P71" draw:layer="layout" svg:width="0.248cm" svg:height="0.946cm" svg:x="15.082cm" svg:y="13.043cm" svg:viewBox="0 0 249 947" svg:d="M11 0c-4 6-7 11-11 17 134 109 159 225 159 452 0 228-22 344-159 461 5 5 9 11 14 17 143-98 235-282 235-472 0-210-90-377-238-475z">
            <text:p/>
          </draw:path>
          <draw:path draw:style-name="gr127" draw:text-style-name="P71"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1" draw:layer="layout" svg:width="21.219cm" svg:height="10.476cm" svg:x="0.185cm" svg:y="2.123cm" draw:page-number="126" presentation:class="page"/>
          <draw:frame presentation:style-name="pr1" draw:text-style-name="P1" draw:layer="layout" svg:width="16.771cm" svg:height="12.572cm" svg:x="2.409cm" svg:y="13.271cm" presentation:class="notes" presentation:placeholder="true">
            <draw:text-box/>
          </draw:frame>
        </presentation:notes>
      </draw:page>
      <draw:page draw:name="page127" draw:style-name="dp1" draw:master-page-name="Default">
        <office:forms form:automatic-focus="false" form:apply-design-mode="false"/>
        <draw:frame draw:style-name="gr26" draw:text-style-name="P2" draw:layer="layout" svg:width="18.293cm" svg:height="14.277cm" svg:x="5.704cm" svg:y="6.247cm">
          <draw:image xlink:href="Pictures/10000000000002900000020031AF1E84.jpg" xlink:type="simple" xlink:show="embed" xlink:actuate="onLoad" draw:mime-type="image/jpeg">
            <text:p/>
          </draw:image>
        </draw:frame>
        <draw:polygon draw:style-name="gr580" draw:text-style-name="P2" draw:layer="layout" svg:width="12.265cm" svg:height="16.589cm" draw:transform="skewX (-3.66134598916496E-017) rotate (-1.84481301935801) translate (24.1995158092514cm 8.04436012415812cm)" svg:viewBox="0 0 12266 16590" draw:points="7429,13210 11538,13209 12266,10848 9846,1396 8232,0 4596,2278 4939,3743 2783,4349 1455,1077 0,1620 4453,16590 6255,16240 5332,12204 7061,11718 7458,13184">
          <text:p/>
        </draw:polygon>
        <draw:g draw:style-name="gr20">
          <draw:frame draw:style-name="gr26" draw:text-style-name="P2" draw:layer="layout" svg:width="11.681cm" svg:height="6.571cm" svg:x="1.307cm" svg:y="0.141cm">
            <draw:image xlink:href="Pictures/10000001000001C700000100EE74E754.png" xlink:type="simple" xlink:show="embed" xlink:actuate="onLoad" draw:mime-type="image/png">
              <text:p/>
            </draw:image>
          </draw:frame>
          <draw:line draw:style-name="gr562" draw:text-style-name="P232" draw:layer="layout" svg:x1="7.202cm" svg:y1="0.954cm" svg:x2="7.059cm" svg:y2="5.901cm">
            <text:p/>
          </draw:line>
        </draw:g>
        <draw:g draw:style-name="gr20">
          <draw:frame draw:style-name="gr581" draw:text-style-name="P2" draw:layer="layout" svg:width="11.681cm" svg:height="6.571cm" svg:x="16.607cm" svg:y="0.142cm">
            <draw:image xlink:href="Pictures/10000001000001C700000100EE74E754.png" xlink:type="simple" xlink:show="embed" xlink:actuate="onLoad" draw:mime-type="image/png">
              <text:p/>
            </draw:image>
          </draw:frame>
          <draw:line draw:style-name="gr562" draw:text-style-name="P232" draw:layer="layout" svg:x1="22.393cm" svg:y1="0.955cm" svg:x2="22.536cm" svg:y2="5.902cm">
            <text:p/>
          </draw:line>
        </draw:g>
        <draw:polygon draw:style-name="gr582" draw:text-style-name="P138" draw:layer="layout" svg:width="11.6cm" svg:height="2.622cm" svg:x="1.387cm" svg:y="6.712cm" svg:viewBox="0 0 11601 2623" draw:points="0,0 5486,2623 11601,0">
          <text:p/>
        </draw:polygon>
        <draw:polygon draw:style-name="gr582" draw:text-style-name="P138" draw:layer="layout" svg:width="11.6cm" svg:height="2.127cm" svg:x="16.632cm" svg:y="6.713cm" svg:viewBox="0 0 11601 2128" draw:points="0,0 6137,2128 11601,0">
          <text:p/>
        </draw:polygon>
        <draw:frame draw:style-name="gr583" draw:text-style-name="P238" draw:layer="layout" svg:width="2.195cm" svg:height="1.945cm" svg:x="5.938cm" svg:y="8.413cm">
          <draw:text-box>
            <text:p><text:span text:style-name="T166"></text:span></text:p>
          </draw:text-box>
        </draw:frame>
        <draw:frame draw:style-name="gr583" draw:text-style-name="P238" draw:layer="layout" svg:width="2.195cm" svg:height="1.945cm" svg:x="21.783cm" svg:y="7.836cm">
          <draw:text-box>
            <text:p><text:span text:style-name="T166"></text:span></text:p>
          </draw:text-box>
        </draw:frame>
        <draw:g draw:style-name="gr20">
          <draw:line draw:style-name="gr459" draw:text-style-name="P143" draw:layer="layout" svg:x1="2.621cm" svg:y1="18.796cm" svg:x2="4.971cm" svg:y2="18.796cm">
            <text:p/>
          </draw:line>
          <draw:line draw:style-name="gr460" draw:text-style-name="P143" draw:layer="layout" svg:x1="2.621cm" svg:y1="18.796cm" svg:x2="2.621cm" svg:y2="16.446cm">
            <text:p/>
          </draw:line>
          <draw:frame draw:style-name="gr584" draw:text-style-name="P239" draw:layer="layout" svg:width="0.751cm" svg:height="1.381cm" svg:x="1.654cm" svg:y="16.033cm">
            <draw:text-box>
              <text:p><text:span text:style-name="T167">z</text:span></text:p>
            </draw:text-box>
          </draw:frame>
          <draw:frame draw:style-name="gr585" draw:text-style-name="P239" draw:layer="layout" svg:width="0.752cm" svg:height="1.381cm" svg:x="4.173cm" svg:y="18.647cm">
            <draw:text-box>
              <text:p><text:span text:style-name="T167">x</text:span></text:p>
            </draw:text-box>
          </draw:frame>
        </draw:g>
        <presentation:notes draw:style-name="dp2">
          <draw:page-thumbnail draw:style-name="gr1" draw:layer="layout" svg:width="21.219cm" svg:height="10.476cm" svg:x="0.185cm" svg:y="2.123cm" draw:page-number="127" presentation:class="page"/>
          <draw:frame presentation:style-name="pr1" draw:text-style-name="P1" draw:layer="layout" svg:width="16.771cm" svg:height="12.572cm" svg:x="2.409cm" svg:y="13.271cm" presentation:class="notes" presentation:placeholder="true">
            <draw:text-box/>
          </draw:frame>
        </presentation:notes>
      </draw:page>
      <draw:page draw:name="page128" draw:style-name="dp1" draw:master-page-name="Default">
        <office:forms form:automatic-focus="false" form:apply-design-mode="false"/>
        <draw:frame draw:style-name="gr26" draw:text-style-name="P2" draw:layer="layout" svg:width="12.237cm" svg:height="6.884cm" svg:x="1.393cm" svg:y="1.333cm">
          <draw:image xlink:href="Pictures/10000001000001C700000100EE74E754.png" xlink:type="simple" xlink:show="embed" xlink:actuate="onLoad" draw:mime-type="image/png">
            <text:p/>
          </draw:image>
        </draw:frame>
        <draw:line draw:style-name="gr586" draw:text-style-name="P232" draw:layer="layout" svg:x1="7.568cm" svg:y1="2.185cm" svg:x2="7.419cm" svg:y2="7.367cm">
          <text:p/>
        </draw:line>
        <draw:custom-shape draw:style-name="gr587" draw:text-style-name="P234"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6" draw:text-style-name="P2" draw:layer="layout" svg:width="12.237cm" svg:height="6.884cm" svg:x="1.394cm" svg:y="9.333cm">
          <draw:image xlink:href="Pictures/10000001000001C700000100EE74E754.png" xlink:type="simple" xlink:show="embed" xlink:actuate="onLoad" draw:mime-type="image/png">
            <text:p/>
          </draw:image>
        </draw:frame>
        <draw:line draw:style-name="gr588" draw:text-style-name="P232" draw:layer="layout" svg:x1="7.583cm" svg:y1="11.094cm" svg:x2="7.489cm" svg:y2="14.389cm">
          <text:p/>
        </draw:line>
        <draw:custom-shape draw:style-name="gr587" draw:text-style-name="P234" draw:layer="layout" svg:width="0.948cm" svg:height="3.159cm" draw:transform="skewX (0.000698131700797732) translate (8.18cm 9.746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21.219cm" svg:height="10.476cm" svg:x="0.185cm" svg:y="2.123cm" draw:page-number="128" presentation:class="page"/>
          <draw:frame presentation:style-name="pr1" draw:text-style-name="P1" draw:layer="layout" svg:width="16.771cm" svg:height="12.572cm" svg:x="2.409cm" svg:y="13.271cm" presentation:class="notes" presentation:placeholder="true">
            <draw:text-box/>
          </draw:frame>
        </presentation:notes>
      </draw:page>
      <draw:page draw:name="page129" draw:style-name="dp1" draw:master-page-name="Default">
        <office:forms form:automatic-focus="false" form:apply-design-mode="false"/>
        <draw:frame draw:style-name="gr26" draw:text-style-name="P2"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589" draw:text-style-name="P241" draw:layer="layout" svg:x1="16.493cm" svg:y1="5.291cm" svg:x2="13.993cm" svg:y2="5.291cm">
          <text:p text:style-name="P240"><text:span text:style-name="T168">Δ</text:span><text:span text:style-name="T169">l</text:span><text:span text:style-name="T170"> </text:span><text:span text:style-name="T171">&lt; 0</text:span></text:p>
        </draw:measure>
        <draw:measure draw:style-name="gr590" draw:text-style-name="P241" draw:layer="layout" svg:x1="16.708cm" svg:y1="9.045cm" svg:x2="19.715cm" svg:y2="9.045cm">
          <text:p text:style-name="P240"><text:span text:style-name="T168">Δ</text:span><text:span text:style-name="T169">l</text:span><text:span text:style-name="T170"> </text:span><text:span text:style-name="T171">&gt; 0</text:span></text:p>
        </draw:measure>
        <draw:frame draw:style-name="gr26" draw:text-style-name="P2"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591" draw:text-style-name="P242" draw:layer="layout" svg:width="0.604cm" svg:height="3.159cm" draw:transform="skewX (0.000698131700797732) rotate (-1.5707963267949) translate (6.843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6" draw:text-style-name="P2"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48" draw:text-style-name="P243" draw:layer="layout" svg:width="1.209cm" svg:height="1.521cm" svg:x="21.016cm" svg:y="8.649cm">
          <draw:text-box>
            <text:p><text:span text:style-name="T172">F</text:span></text:p>
          </draw:text-box>
        </draw:frame>
        <draw:frame draw:style-name="gr348" draw:text-style-name="P243" draw:layer="layout" svg:width="1.209cm" svg:height="1.521cm" svg:x="15.365cm" svg:y="2.648cm">
          <draw:text-box>
            <text:p><text:span text:style-name="T172">F</text:span></text:p>
          </draw:text-box>
        </draw:frame>
        <draw:frame draw:style-name="gr348" draw:text-style-name="P243" draw:layer="layout" svg:width="1.209cm" svg:height="1.521cm" svg:x="4.646cm" svg:y="2.649cm">
          <draw:text-box>
            <text:p><text:span text:style-name="T172">F</text:span></text:p>
          </draw:text-box>
        </draw:frame>
        <draw:frame draw:style-name="gr348" draw:text-style-name="P243" draw:layer="layout" svg:width="1.209cm" svg:height="1.521cm" svg:x="4.718cm" svg:y="8.649cm">
          <draw:text-box>
            <text:p><text:span text:style-name="T172">F</text:span></text:p>
          </draw:text-box>
        </draw:frame>
        <draw:custom-shape draw:style-name="gr592" draw:text-style-name="P2" draw:layer="layout" svg:width="6.779cm" svg:height="1.527cm" svg:x="7.131cm" svg:y="3.394cm">
          <text:p/>
          <draw:enhanced-geometry svg:viewBox="0 0 21600 21600" draw:type="rectangle" draw:enhanced-path="M 0 0 L 21600 0 21600 21600 0 21600 0 0 Z N"/>
        </draw:custom-shape>
        <draw:custom-shape draw:style-name="gr593" draw:text-style-name="P2" draw:layer="layout" svg:width="12.612cm" svg:height="1.527cm" svg:x="7.131cm" svg:y="9.367cm">
          <text:p/>
          <draw:enhanced-geometry svg:viewBox="0 0 21600 21600" draw:type="rectangle" draw:enhanced-path="M 0 0 L 21600 0 21600 21600 0 21600 0 0 Z N"/>
        </draw:custom-shape>
        <draw:custom-shape draw:style-name="gr591" draw:text-style-name="P242"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1" draw:text-style-name="P242"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1" draw:text-style-name="P242" draw:layer="layout" svg:width="0.604cm" svg:height="3.159cm" draw:transform="skewX (0.000698131700797732) rotate (-1.5707963267949) translate (17.49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94" draw:text-style-name="P244" draw:layer="layout" svg:x1="7.281cm" svg:y1="7.27cm" svg:x2="16.402cm" svg:y2="7.27cm">
          <text:p/>
        </draw:line>
        <draw:frame draw:style-name="gr595" draw:text-style-name="P245" draw:layer="layout" svg:width="1.413cm" svg:height="1.733cm" svg:x="10.163cm" svg:y="5.833cm">
          <draw:text-box>
            <text:p><text:span text:style-name="T173">l</text:span><text:span text:style-name="T174">n</text:span></text:p>
          </draw:text-box>
        </draw:frame>
        <presentation:notes draw:style-name="dp2">
          <draw:page-thumbnail draw:style-name="gr1" draw:layer="layout" svg:width="21.219cm" svg:height="10.476cm" svg:x="0.185cm" svg:y="2.123cm" draw:page-number="129" presentation:class="page"/>
          <draw:frame presentation:style-name="pr1" draw:text-style-name="P1" draw:layer="layout" svg:width="16.771cm" svg:height="12.572cm" svg:x="2.409cm" svg:y="13.271cm" presentation:class="notes" presentation:placeholder="true">
            <draw:text-box/>
          </draw:frame>
        </presentation:notes>
      </draw:page>
      <draw:page draw:name="page130" draw:style-name="dp1" draw:master-page-name="Default">
        <office:forms form:automatic-focus="false" form:apply-design-mode="false"/>
        <draw:frame draw:style-name="gr26" draw:text-style-name="P2"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596" draw:text-style-name="P241" draw:layer="layout" svg:x1="16.493cm" svg:y1="5.291cm" svg:x2="13.993cm" svg:y2="5.291cm">
          <text:p text:style-name="P240"><text:span text:style-name="T168">Δ</text:span><text:span text:style-name="T169">l</text:span><text:span text:style-name="T170"> </text:span><text:span text:style-name="T171">&lt; 0</text:span></text:p>
        </draw:measure>
        <draw:measure draw:style-name="gr597" draw:text-style-name="P241" draw:layer="layout" svg:x1="16.708cm" svg:y1="9.045cm" svg:x2="19.715cm" svg:y2="9.045cm">
          <text:p text:style-name="P240"><text:span text:style-name="T168">Δ</text:span><text:span text:style-name="T169">l</text:span><text:span text:style-name="T170"> </text:span><text:span text:style-name="T171">&gt; 0</text:span></text:p>
        </draw:measure>
        <draw:frame draw:style-name="gr26" draw:text-style-name="P2"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591" draw:text-style-name="P242" draw:layer="layout" svg:width="0.604cm" svg:height="3.159cm" draw:transform="skewX (0.000698131700797732) rotate (-1.5707963267949) translate (6.843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6" draw:text-style-name="P2"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598" draw:text-style-name="P243" draw:layer="layout" svg:width="1.56cm" svg:height="1.521cm" svg:x="21.016cm" svg:y="8.649cm">
          <draw:text-box>
            <text:p text:style-name="P236"><text:span text:style-name="T175">F</text:span><text:span text:style-name="T176">e</text:span></text:p>
          </draw:text-box>
        </draw:frame>
        <draw:frame draw:style-name="gr598" draw:text-style-name="P243" draw:layer="layout" svg:width="1.56cm" svg:height="1.521cm" svg:x="15.365cm" svg:y="2.648cm">
          <draw:text-box>
            <text:p text:style-name="P236"><text:span text:style-name="T175">F</text:span><text:span text:style-name="T176">e</text:span></text:p>
          </draw:text-box>
        </draw:frame>
        <draw:custom-shape draw:style-name="gr592" draw:text-style-name="P2" draw:layer="layout" svg:width="6.779cm" svg:height="1.527cm" svg:x="7.131cm" svg:y="3.394cm">
          <text:p/>
          <draw:enhanced-geometry svg:viewBox="0 0 21600 21600" draw:type="rectangle" draw:enhanced-path="M 0 0 L 21600 0 21600 21600 0 21600 0 0 Z N"/>
        </draw:custom-shape>
        <draw:custom-shape draw:style-name="gr593" draw:text-style-name="P2" draw:layer="layout" svg:width="12.612cm" svg:height="1.527cm" svg:x="7.131cm" svg:y="9.367cm">
          <text:p/>
          <draw:enhanced-geometry svg:viewBox="0 0 21600 21600" draw:type="rectangle" draw:enhanced-path="M 0 0 L 21600 0 21600 21600 0 21600 0 0 Z N"/>
        </draw:custom-shape>
        <draw:custom-shape draw:style-name="gr591" draw:text-style-name="P242"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1" draw:text-style-name="P242"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1" draw:text-style-name="P242" draw:layer="layout" svg:width="0.604cm" svg:height="3.159cm" draw:transform="skewX (0.000698131700797732) rotate (-1.5707963267949) translate (17.39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94" draw:text-style-name="P244" draw:layer="layout" svg:x1="7.281cm" svg:y1="7.27cm" svg:x2="16.402cm" svg:y2="7.27cm">
          <text:p/>
        </draw:line>
        <draw:frame draw:style-name="gr595" draw:text-style-name="P245" draw:layer="layout" svg:width="1.413cm" svg:height="1.733cm" svg:x="10.163cm" svg:y="5.833cm">
          <draw:text-box>
            <text:p><text:span text:style-name="T173">l</text:span><text:span text:style-name="T174">n</text:span></text:p>
          </draw:text-box>
        </draw:frame>
        <presentation:notes draw:style-name="dp2">
          <draw:page-thumbnail draw:style-name="gr1" draw:layer="layout" svg:width="21.219cm" svg:height="10.476cm" svg:x="0.185cm" svg:y="2.123cm" draw:page-number="130" presentation:class="page"/>
          <draw:frame presentation:style-name="pr1" draw:text-style-name="P1" draw:layer="layout" svg:width="16.771cm" svg:height="12.572cm" svg:x="2.409cm" svg:y="13.271cm" presentation:class="notes" presentation:placeholder="true">
            <draw:text-box/>
          </draw:frame>
        </presentation:notes>
      </draw:page>
      <draw:page draw:name="page131" draw:style-name="dp1" draw:master-page-name="Default">
        <office:forms form:automatic-focus="false" form:apply-design-mode="false"/>
        <draw:g draw:style-name="gr30">
          <draw:frame draw:style-name="gr26" draw:text-style-name="P2"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599" draw:text-style-name="P247" draw:layer="layout" svg:x1="13.353cm" svg:y1="6.288cm" svg:x2="12.305cm" svg:y2="8.558cm">
            <text:p text:style-name="P246"><text:span text:style-name="T177">l &lt;</text:span><text:span text:style-name="T178"> </text:span><text:span text:style-name="T177">l</text:span><text:span text:style-name="T179">n</text:span></text:p>
          </draw:measure>
          <draw:measure draw:style-name="gr600" draw:text-style-name="P247" draw:layer="layout" svg:x1="16.776cm" svg:y1="7.83cm" svg:x2="18.113cm" svg:y2="4.938cm">
            <text:p text:style-name="P246"><text:span text:style-name="T177">l </text:span><text:span text:style-name="T178">&gt; </text:span><text:span text:style-name="T177">l</text:span><text:span text:style-name="T179">n</text:span></text:p>
          </draw:measure>
          <draw:frame draw:style-name="gr26" draw:text-style-name="P2"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591" draw:text-style-name="P242" draw:layer="layout" svg:width="0.604cm" svg:height="3.159cm" draw:transform="skewX (0.000872664625997143) rotate (-0.432841654494594) translate (13.391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6" draw:text-style-name="P2"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601" draw:text-style-name="P248" draw:layer="layout" svg:width="1.56cm" svg:height="1.521cm" draw:transform="rotate (1.1379546723003) translate (18.299cm 3.59cm)">
            <draw:text-box>
              <text:p text:style-name="P236"><text:span text:style-name="T175">F</text:span><text:span text:style-name="T176">e</text:span></text:p>
            </draw:text-box>
          </draw:frame>
          <draw:frame draw:style-name="gr602" draw:text-style-name="P248" draw:layer="layout" svg:width="1.56cm" svg:height="1.521cm" draw:transform="rotate (1.1379546723003) translate (10.481cm 6.203cm)">
            <draw:text-box>
              <text:p text:style-name="P236"><text:span text:style-name="T175">F</text:span><text:span text:style-name="T176">e</text:span></text:p>
            </draw:text-box>
          </draw:frame>
          <draw:custom-shape draw:style-name="gr592" draw:text-style-name="P2"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593" draw:text-style-name="P2"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591" draw:text-style-name="P242" draw:layer="layout" svg:width="0.604cm" svg:height="3.157cm" draw:transform="rotate (-2.7087509990952) translate (20.832cm 4.913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1" draw:text-style-name="P242" draw:layer="layout" svg:width="0.604cm" svg:height="3.157cm" draw:transform="rotate (-2.7087509990952) translate (8.544cm 17.268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1" draw:text-style-name="P242" draw:layer="layout" svg:width="0.604cm" svg:height="3.159cm" draw:transform="skewX (0.000872664625997143) rotate (-0.432841654494594) translate (12.393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94" draw:text-style-name="P244" draw:layer="layout" svg:x1="11.224cm" svg:y1="15.616cm" svg:x2="15.168cm" svg:y2="7.077cm">
            <text:p/>
          </draw:line>
          <draw:frame draw:style-name="gr603" draw:text-style-name="P245" draw:layer="layout" svg:width="1.413cm" svg:height="1.733cm" draw:transform="rotate (1.1379546723003) translate (11.19cm 12.261cm)">
            <draw:text-box>
              <text:p><text:span text:style-name="T173">l</text:span><text:span text:style-name="T174">n</text:span></text:p>
            </draw:text-box>
          </draw:frame>
        </draw:g>
        <presentation:notes draw:style-name="dp2">
          <draw:page-thumbnail draw:style-name="gr1" draw:layer="layout" svg:width="21.219cm" svg:height="10.476cm" svg:x="0.185cm" svg:y="2.123cm" draw:page-number="131" presentation:class="page"/>
          <draw:frame presentation:style-name="pr1" draw:text-style-name="P1" draw:layer="layout" svg:width="16.771cm" svg:height="12.572cm" svg:x="2.409cm" svg:y="13.271cm" presentation:class="notes" presentation:placeholder="true">
            <draw:text-box/>
          </draw:frame>
        </presentation:notes>
      </draw:page>
      <draw:page draw:name="page132" draw:style-name="dp1" draw:master-page-name="Default">
        <office:forms form:automatic-focus="false" form:apply-design-mode="false"/>
        <draw:g draw:style-name="gr30">
          <draw:frame draw:style-name="gr26" draw:text-style-name="P2"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604" draw:text-style-name="P247" draw:layer="layout" svg:x1="17.58cm" svg:y1="8.183cm" svg:x2="15.101cm" svg:y2="8.503cm">
            <text:p text:style-name="P246"><text:span text:style-name="T177">l &lt;</text:span><text:span text:style-name="T178"> </text:span><text:span text:style-name="T177">l</text:span><text:span text:style-name="T179">n</text:span></text:p>
          </draw:measure>
          <draw:measure draw:style-name="gr605" draw:text-style-name="P247" draw:layer="layout" svg:x1="18.096cm" svg:y1="11.901cm" svg:x2="21.256cm" svg:y2="11.495cm">
            <text:p text:style-name="P246"><text:span text:style-name="T177">l </text:span><text:span text:style-name="T178">&gt; </text:span><text:span text:style-name="T177">l</text:span><text:span text:style-name="T179">n</text:span></text:p>
          </draw:measure>
          <draw:frame draw:style-name="gr26" draw:text-style-name="P2"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591" draw:text-style-name="P242"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6" draw:text-style-name="P2"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606" draw:text-style-name="P248" draw:layer="layout" svg:width="1.56cm" svg:height="1.521cm" draw:transform="rotate (0.128281700021583) translate (22.496cm 10.935cm)">
            <draw:text-box>
              <text:p text:style-name="P236"><text:span text:style-name="T175">F</text:span><text:span text:style-name="T176">e</text:span></text:p>
            </draw:text-box>
          </draw:frame>
          <draw:frame draw:style-name="gr607" draw:text-style-name="P248" draw:layer="layout" svg:width="1.56cm" svg:height="1.521cm" draw:transform="rotate (0.128281700021583) translate (16.124cm 5.706cm)">
            <draw:text-box>
              <text:p text:style-name="P236"><text:span text:style-name="T175">F</text:span><text:span text:style-name="T176">e</text:span></text:p>
            </draw:text-box>
          </draw:frame>
          <draw:custom-shape draw:style-name="gr592" draw:text-style-name="P2"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593" draw:text-style-name="P2"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591" draw:text-style-name="P242" draw:layer="layout" svg:width="0.604cm" svg:height="3.164cm" draw:transform="skewX (0.00977384381116826) rotate (-1.69907802681648) translate (24.889cm 12.198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1" draw:text-style-name="P242" draw:layer="layout" svg:width="0.604cm" svg:height="3.164cm" draw:transform="skewX (0.00977384381116826) rotate (-1.69907802681648) translate (7.89cm 8.36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1" draw:text-style-name="P242"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94" draw:text-style-name="P244" draw:layer="layout" svg:x1="8.549cm" svg:y1="11.344cm" svg:x2="17.877cm" svg:y2="10.139cm">
            <text:p/>
          </draw:line>
          <draw:frame draw:style-name="gr603" draw:text-style-name="P245" draw:layer="layout" svg:width="1.413cm" svg:height="1.733cm" draw:transform="rotate (0.128281700021583) translate (11.372cm 9.53cm)">
            <draw:text-box>
              <text:p><text:span text:style-name="T173">l</text:span><text:span text:style-name="T174">n</text:span></text:p>
            </draw:text-box>
          </draw:frame>
        </draw:g>
        <presentation:notes draw:style-name="dp2">
          <draw:page-thumbnail draw:style-name="gr1" draw:layer="layout" svg:width="21.219cm" svg:height="10.476cm" svg:x="0.185cm" svg:y="2.123cm" draw:page-number="132" presentation:class="page"/>
          <draw:frame presentation:style-name="pr1" draw:text-style-name="P1" draw:layer="layout" svg:width="16.771cm" svg:height="12.572cm" svg:x="2.409cm" svg:y="13.271cm" presentation:class="notes" presentation:placeholder="true">
            <draw:text-box/>
          </draw:frame>
        </presentation:notes>
      </draw:page>
      <draw:page draw:name="page133" draw:style-name="dp1" draw:master-page-name="Default">
        <office:forms form:automatic-focus="false" form:apply-design-mode="false"/>
        <draw:frame draw:style-name="gr26" draw:text-style-name="P2"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608" draw:text-style-name="P241" draw:layer="layout" svg:x1="13.567cm" svg:y1="6.046cm" svg:x2="12.824cm" svg:y2="8.433cm">
          <text:p text:style-name="P240"><text:span text:style-name="T168">Δ</text:span><text:span text:style-name="T169">l</text:span><text:span text:style-name="T170"> </text:span><text:span text:style-name="T171">&lt; 0</text:span></text:p>
        </draw:measure>
        <draw:measure draw:style-name="gr609" draw:text-style-name="P241" draw:layer="layout" svg:x1="17.214cm" svg:y1="6.956cm" svg:x2="18.109cm" svg:y2="4.085cm">
          <text:p text:style-name="P240"><text:span text:style-name="T168">Δ</text:span><text:span text:style-name="T169">l</text:span><text:span text:style-name="T170"> </text:span><text:span text:style-name="T171">&gt; 0</text:span></text:p>
        </draw:measure>
        <draw:frame draw:style-name="gr26" draw:text-style-name="P2"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591" draw:text-style-name="P242" draw:layer="layout" svg:width="0.604cm" svg:height="3.169cm" draw:transform="skewX (0.0223402144255275) rotate (-0.30159289474462) translate (15.032cm 16.52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6" draw:text-style-name="P2"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598" draw:text-style-name="P243" draw:layer="layout" svg:width="1.56cm" svg:height="1.521cm" draw:transform="rotate (1.26920343205028) translate (18.116cm 2.725cm)">
          <draw:text-box>
            <text:p><text:span text:style-name="T172">F</text:span><text:span text:style-name="T176">e</text:span></text:p>
          </draw:text-box>
        </draw:frame>
        <draw:frame draw:style-name="gr598" draw:text-style-name="P243" draw:layer="layout" svg:width="1.56cm" svg:height="1.521cm" draw:transform="rotate (1.26920343205028) translate (10.708cm 6.338cm)">
          <draw:text-box>
            <text:p text:style-name="P236"><text:span text:style-name="T175">F</text:span><text:span text:style-name="T176">e</text:span></text:p>
          </draw:text-box>
        </draw:frame>
        <draw:custom-shape draw:style-name="gr592" draw:text-style-name="P2"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593" draw:text-style-name="P2"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591" draw:text-style-name="P242"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1" draw:text-style-name="P242"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1" draw:text-style-name="P242" draw:layer="layout" svg:width="0.604cm" svg:height="3.169cm" draw:transform="skewX (0.0223402144255275) rotate (-0.30159289474462) translate (12.49cm 4.58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94" draw:text-style-name="P244" draw:layer="layout" svg:x1="12.72cm" svg:y1="15.43cm" svg:x2="15.429cm" svg:y2="6.721cm">
          <text:p/>
        </draw:line>
        <draw:frame draw:style-name="gr595" draw:text-style-name="P245" draw:layer="layout" svg:width="1.413cm" svg:height="1.733cm" draw:transform="rotate (1.26920343205028) translate (12.203cm 12.252cm)">
          <draw:text-box>
            <text:p><text:span text:style-name="T173">l</text:span><text:span text:style-name="T174">n</text:span></text:p>
          </draw:text-box>
        </draw:frame>
        <presentation:notes draw:style-name="dp2">
          <draw:page-thumbnail draw:style-name="gr1" draw:layer="layout" svg:width="21.219cm" svg:height="10.476cm" svg:x="0.185cm" svg:y="2.123cm" draw:page-number="133" presentation:class="page"/>
          <draw:frame presentation:style-name="pr1" draw:text-style-name="P1" draw:layer="layout" svg:width="16.771cm" svg:height="12.572cm" svg:x="2.409cm" svg:y="13.271cm" presentation:class="notes" presentation:placeholder="true">
            <draw:text-box/>
          </draw:frame>
        </presentation:notes>
      </draw:page>
      <draw:page draw:name="page134" draw:style-name="dp1" draw:master-page-name="Default">
        <office:forms form:automatic-focus="false" form:apply-design-mode="false"/>
        <draw:frame draw:style-name="gr26" draw:text-style-name="P2" draw:layer="layout" svg:width="1.62cm" svg:height="9.551cm" svg:x="27.103cm" svg:y="6.281cm">
          <draw:image xlink:href="Pictures/10000001000000160000007EDC6C60E4.png" xlink:type="simple" xlink:show="embed" xlink:actuate="onLoad" draw:mime-type="image/png">
            <text:p/>
          </draw:image>
        </draw:frame>
        <draw:frame draw:style-name="gr26" draw:text-style-name="P2" draw:layer="layout" svg:width="1.62cm" svg:height="9.3cm" svg:x="13.209cm" svg:y="6.375cm">
          <draw:image xlink:href="Pictures/10000001000000160000007EDC6C60E4.png" xlink:type="simple" xlink:show="embed" xlink:actuate="onLoad" draw:mime-type="image/png">
            <text:p/>
          </draw:image>
        </draw:frame>
        <draw:frame draw:style-name="gr26" draw:text-style-name="P2" draw:layer="layout" svg:width="1.623cm" svg:height="9.302cm" svg:x="2.091cm" svg:y="3.217cm">
          <draw:image xlink:href="Pictures/10000000000000160000007E449197A3.png" xlink:type="simple" xlink:show="embed" xlink:actuate="onLoad" draw:mime-type="image/png">
            <text:p/>
          </draw:image>
        </draw:frame>
        <draw:custom-shape draw:style-name="gr610" draw:text-style-name="P250" draw:layer="layout" svg:width="1.635cm" svg:height="1.635cm" svg:x="13.194cm" svg:y="15.75cm">
          <text:p text:style-name="P249"><text:span text:style-name="T18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0" draw:text-style-name="P250" draw:layer="layout" svg:width="1.635cm" svg:height="1.635cm" svg:x="13.194cm" svg:y="4.739cm">
          <text:p text:style-name="P249"><text:span text:style-name="T18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1" draw:text-style-name="P2" draw:layer="layout" svg:width="1.74cm" svg:height="12.777cm" svg:x="13.141cm" svg:y="4.668cm">
          <text:p/>
          <draw:enhanced-geometry svg:viewBox="0 0 21600 21600" draw:type="rectangle" draw:enhanced-path="M 0 0 L 21600 0 21600 21600 0 21600 0 0 Z N"/>
        </draw:custom-shape>
        <draw:line draw:style-name="gr612" draw:text-style-name="P2" draw:layer="layout" svg:x1="13.141cm" svg:y1="6.455cm" svg:x2="14.881cm" svg:y2="6.455cm">
          <text:p/>
        </draw:line>
        <draw:line draw:style-name="gr613" draw:text-style-name="P2" draw:layer="layout" svg:x1="13.141cm" svg:y1="15.657cm" svg:x2="14.881cm" svg:y2="15.657cm">
          <text:p/>
        </draw:line>
        <draw:custom-shape draw:style-name="gr614" draw:text-style-name="P242"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15" draw:text-style-name="P251" draw:layer="layout" svg:width="2.107cm" svg:height="1.733cm" svg:x="15.284cm" svg:y="5.233cm">
          <draw:text-box>
            <text:p><text:span text:style-name="T64">F</text:span><text:span text:style-name="T182">bs</text:span></text:p>
          </draw:text-box>
        </draw:frame>
        <draw:custom-shape draw:style-name="gr614" draw:text-style-name="P242"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15" draw:text-style-name="P251" draw:layer="layout" svg:width="2.107cm" svg:height="1.733cm" svg:x="15.285cm" svg:y="15.566cm">
          <draw:text-box>
            <text:p><text:span text:style-name="T64">F</text:span><text:span text:style-name="T182">as</text:span></text:p>
          </draw:text-box>
        </draw:frame>
        <draw:frame draw:style-name="gr26" draw:text-style-name="P2" draw:layer="layout" svg:width="1.62cm" svg:height="9.3cm" svg:x="20.157cm" svg:y="6.375cm">
          <draw:image xlink:href="Pictures/10000001000000160000007EDC6C60E4.png" xlink:type="simple" xlink:show="embed" xlink:actuate="onLoad" draw:mime-type="image/png">
            <text:p/>
          </draw:image>
        </draw:frame>
        <draw:custom-shape draw:style-name="gr610" draw:text-style-name="P250" draw:layer="layout" svg:width="1.635cm" svg:height="1.635cm" svg:x="20.142cm" svg:y="15.75cm">
          <text:p text:style-name="P249"><text:span text:style-name="T18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0" draw:text-style-name="P250" draw:layer="layout" svg:width="1.635cm" svg:height="1.635cm" svg:x="20.142cm" svg:y="4.739cm">
          <text:p text:style-name="P249"><text:span text:style-name="T18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1" draw:text-style-name="P2" draw:layer="layout" svg:width="1.74cm" svg:height="12.777cm" svg:x="20.089cm" svg:y="4.668cm">
          <text:p/>
          <draw:enhanced-geometry svg:viewBox="0 0 21600 21600" draw:type="rectangle" draw:enhanced-path="M 0 0 L 21600 0 21600 21600 0 21600 0 0 Z N"/>
        </draw:custom-shape>
        <draw:line draw:style-name="gr616" draw:text-style-name="P2" draw:layer="layout" svg:x1="20.089cm" svg:y1="6.4cm" svg:x2="21.829cm" svg:y2="6.4cm">
          <text:p/>
        </draw:line>
        <draw:line draw:style-name="gr616" draw:text-style-name="P2" draw:layer="layout" svg:x1="20.089cm" svg:y1="15.8cm" svg:x2="21.829cm" svg:y2="15.8cm">
          <text:p/>
        </draw:line>
        <draw:custom-shape draw:style-name="gr591" draw:text-style-name="P242" draw:layer="layout" svg:width="0.604cm" svg:height="3.159cm" draw:transform="skewX (0.0015707963267949) rotate (-3.14159265358979) translate (22.495cm 8.52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17" draw:text-style-name="P251" draw:layer="layout" svg:width="1.726cm" svg:height="1.733cm" svg:x="22.232cm" svg:y="6.133cm">
          <draw:text-box>
            <text:p><text:span text:style-name="T64">F</text:span><text:span text:style-name="T182">b</text:span></text:p>
          </draw:text-box>
        </draw:frame>
        <draw:custom-shape draw:style-name="gr618" draw:text-style-name="P242" draw:layer="layout" svg:width="0.263cm" svg:height="1.019cm" draw:transform="skewX (0.00191986217719376) rotate (-3.14159265358979) translate (21.504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19" draw:text-style-name="P251" draw:layer="layout" svg:width="1.709cm" svg:height="1.733cm" svg:x="22.233cm" svg:y="14.632cm">
          <draw:text-box>
            <text:p><text:span text:style-name="T64">F</text:span><text:span text:style-name="T182">a</text:span></text:p>
          </draw:text-box>
        </draw:frame>
        <draw:frame draw:style-name="gr620" draw:text-style-name="P251" draw:layer="layout" svg:width="3.034cm" svg:height="1.733cm" svg:x="9.644cm" svg:y="7.233cm">
          <draw:text-box>
            <text:p><text:span text:style-name="T183">– </text:span><text:span text:style-name="T64">F</text:span><text:span text:style-name="T182">bs</text:span></text:p>
          </draw:text-box>
        </draw:frame>
        <draw:custom-shape draw:style-name="gr614" draw:text-style-name="P242"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14" draw:text-style-name="P242"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20" draw:text-style-name="P251" draw:layer="layout" svg:width="3.034cm" svg:height="1.733cm" svg:x="9.652cm" svg:y="13.467cm">
          <draw:text-box>
            <text:p><text:span text:style-name="T183">– </text:span><text:span text:style-name="T64">F</text:span><text:span text:style-name="T182">as</text:span></text:p>
          </draw:text-box>
        </draw:frame>
        <draw:custom-shape draw:style-name="gr610" draw:text-style-name="P250" draw:layer="layout" svg:width="1.635cm" svg:height="1.635cm" svg:x="27.088cm" svg:y="15.75cm">
          <text:p text:style-name="P249"><text:span text:style-name="T18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0" draw:text-style-name="P250" draw:layer="layout" svg:width="1.635cm" svg:height="1.635cm" svg:x="27.088cm" svg:y="4.739cm">
          <text:p text:style-name="P249"><text:span text:style-name="T18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8" draw:text-style-name="P242" draw:layer="layout" svg:width="0.263cm" svg:height="1.019cm" draw:transform="skewX (0.00191986217719376) rotate (-3.14159265358979) translate (28.45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11" draw:text-style-name="P2" draw:layer="layout" svg:width="1.74cm" svg:height="12.777cm" svg:x="27.035cm" svg:y="4.668cm">
          <text:p/>
          <draw:enhanced-geometry svg:viewBox="0 0 21600 21600" draw:type="rectangle" draw:enhanced-path="M 0 0 L 21600 0 21600 21600 0 21600 0 0 Z N"/>
        </draw:custom-shape>
        <draw:frame draw:style-name="gr26" draw:text-style-name="P2"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610" draw:text-style-name="P250" draw:layer="layout" svg:width="1.635cm" svg:height="1.635cm" svg:x="14.771cm" svg:y="18.433cm">
          <text:p text:style-name="P249"><text:span text:style-name="T18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0" draw:text-style-name="P250" draw:layer="layout" svg:width="1.635cm" svg:height="1.635cm" svg:x="3.76cm" svg:y="18.433cm">
          <text:p text:style-name="P249"><text:span text:style-name="T18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1" draw:text-style-name="P2"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34" presentation:class="page"/>
          <draw:frame presentation:style-name="pr1" draw:text-style-name="P1" draw:layer="layout" svg:width="16.771cm" svg:height="12.572cm" svg:x="2.409cm" svg:y="13.271cm" presentation:class="notes" presentation:placeholder="true">
            <draw:text-box/>
          </draw:frame>
        </presentation:notes>
      </draw:page>
      <draw:page draw:name="page135" draw:style-name="dp1" draw:master-page-name="Default">
        <office:forms form:automatic-focus="false" form:apply-design-mode="false"/>
        <draw:line draw:style-name="gr459" draw:text-style-name="P143" draw:layer="layout" svg:x1="7.615cm" svg:y1="12.937cm" svg:x2="15.262cm" svg:y2="12.937cm">
          <text:p/>
        </draw:line>
        <draw:line draw:style-name="gr460" draw:text-style-name="P143" draw:layer="layout" svg:x1="7.615cm" svg:y1="12.964cm" svg:x2="7.615cm" svg:y2="5.317cm">
          <text:p/>
        </draw:line>
        <draw:frame draw:style-name="gr622" draw:text-style-name="P252" draw:layer="layout" svg:width="2.233cm" svg:height="0.958cm" svg:x="13.042cm" svg:y="12.94cm">
          <draw:text-box>
            <text:p><text:span text:style-name="T184">space</text:span></text:p>
          </draw:text-box>
        </draw:frame>
        <draw:frame draw:style-name="gr623" draw:text-style-name="P252" draw:layer="layout" svg:width="1.899cm" svg:height="0.958cm" draw:transform="rotate (1.5707963267949) translate (6.513cm 7.368cm)">
          <draw:text-box>
            <text:p><text:span text:style-name="T184">time</text:span></text:p>
          </draw:text-box>
        </draw:frame>
        <draw:line draw:style-name="gr624" draw:text-style-name="P143" draw:layer="layout" svg:x1="8.615cm" svg:y1="12.963cm" svg:x2="8.615cm" svg:y2="5.792cm">
          <text:p/>
        </draw:line>
        <draw:line draw:style-name="gr624" draw:text-style-name="P143" draw:layer="layout" svg:x1="9.615cm" svg:y1="12.963cm" svg:x2="9.615cm" svg:y2="5.792cm">
          <text:p/>
        </draw:line>
        <draw:line draw:style-name="gr624" draw:text-style-name="P143" draw:layer="layout" svg:x1="10.615cm" svg:y1="12.963cm" svg:x2="10.615cm" svg:y2="5.792cm">
          <text:p/>
        </draw:line>
        <draw:line draw:style-name="gr624" draw:text-style-name="P143" draw:layer="layout" svg:x1="11.615cm" svg:y1="12.963cm" svg:x2="11.615cm" svg:y2="5.792cm">
          <text:p/>
        </draw:line>
        <draw:line draw:style-name="gr624" draw:text-style-name="P143" draw:layer="layout" svg:x1="12.615cm" svg:y1="12.963cm" svg:x2="12.615cm" svg:y2="5.792cm">
          <text:p/>
        </draw:line>
        <draw:line draw:style-name="gr624" draw:text-style-name="P143" draw:layer="layout" svg:x1="13.615cm" svg:y1="12.963cm" svg:x2="13.615cm" svg:y2="5.792cm">
          <text:p/>
        </draw:line>
        <draw:line draw:style-name="gr624" draw:text-style-name="P143" draw:layer="layout" svg:x1="14.615cm" svg:y1="12.963cm" svg:x2="14.615cm" svg:y2="5.792cm">
          <text:p/>
        </draw:line>
        <draw:line draw:style-name="gr624" draw:text-style-name="P143" draw:layer="layout" svg:x1="7.629cm" svg:y1="5.978cm" svg:x2="14.8cm" svg:y2="5.978cm">
          <text:p/>
        </draw:line>
        <draw:line draw:style-name="gr624" draw:text-style-name="P143" draw:layer="layout" svg:x1="7.629cm" svg:y1="6.972cm" svg:x2="14.8cm" svg:y2="6.972cm">
          <text:p/>
        </draw:line>
        <draw:line draw:style-name="gr624" draw:text-style-name="P143" draw:layer="layout" svg:x1="7.629cm" svg:y1="7.966cm" svg:x2="14.8cm" svg:y2="7.966cm">
          <text:p/>
        </draw:line>
        <draw:line draw:style-name="gr624" draw:text-style-name="P143" draw:layer="layout" svg:x1="7.629cm" svg:y1="8.96cm" svg:x2="14.8cm" svg:y2="8.96cm">
          <text:p/>
        </draw:line>
        <draw:line draw:style-name="gr624" draw:text-style-name="P143" draw:layer="layout" svg:x1="7.629cm" svg:y1="9.955cm" svg:x2="14.8cm" svg:y2="9.955cm">
          <text:p/>
        </draw:line>
        <draw:line draw:style-name="gr624" draw:text-style-name="P143" draw:layer="layout" svg:x1="7.629cm" svg:y1="10.949cm" svg:x2="14.8cm" svg:y2="10.949cm">
          <text:p/>
        </draw:line>
        <draw:line draw:style-name="gr624" draw:text-style-name="P143" draw:layer="layout" svg:x1="7.629cm" svg:y1="11.943cm" svg:x2="14.8cm" svg:y2="11.943cm">
          <text:p/>
        </draw:line>
        <draw:line draw:style-name="gr625" draw:text-style-name="P2" draw:layer="layout" svg:x1="7.615cm" svg:y1="12.937cm" svg:x2="11.615cm" svg:y2="7.034cm">
          <text:p/>
        </draw:line>
        <presentation:notes draw:style-name="dp2">
          <draw:page-thumbnail draw:style-name="gr1" draw:layer="layout" svg:width="21.219cm" svg:height="10.476cm" svg:x="0.185cm" svg:y="2.123cm" draw:page-number="135" presentation:class="page"/>
          <draw:frame presentation:style-name="pr1" draw:text-style-name="P1" draw:layer="layout" svg:width="16.771cm" svg:height="12.572cm" svg:x="2.409cm" svg:y="13.271cm" presentation:class="notes" presentation:placeholder="true">
            <draw:text-box/>
          </draw:frame>
        </presentation:notes>
      </draw:page>
      <draw:page draw:name="page136" draw:style-name="dp1" draw:master-page-name="Default">
        <office:forms form:automatic-focus="false" form:apply-design-mode="false"/>
        <draw:frame draw:style-name="gr626" draw:text-style-name="P253" draw:layer="layout" svg:width="5.472cm" svg:height="1.733cm" svg:x="4.809cm" svg:y="0.92cm">
          <draw:text-box>
            <text:p text:style-name="P44"><text:span text:style-name="T185">matter content:</text:span></text:p>
            <text:p text:style-name="P44"><text:span text:style-name="T185">20 mol</text:span></text:p>
          </draw:text-box>
        </draw:frame>
        <draw:frame draw:style-name="gr626" draw:text-style-name="P253" draw:layer="layout" svg:width="5.472cm" svg:height="1.733cm" svg:x="4.809cm" svg:y="7.621cm">
          <draw:text-box>
            <text:p text:style-name="P44"><text:span text:style-name="T185">matter content:</text:span></text:p>
            <text:p text:style-name="P44"><text:span text:style-name="T185">23 mol</text:span></text:p>
          </draw:text-box>
        </draw:frame>
        <draw:frame draw:style-name="gr627" draw:text-style-name="P254" draw:layer="layout" svg:width="3.762cm" svg:height="2.156cm" svg:x="10.707cm" svg:y="3.976cm">
          <draw:text-box>
            <text:p text:style-name="P44"><text:span text:style-name="T186">integrated</text:span></text:p>
            <text:p text:style-name="P44"><text:span text:style-name="T186">matter flux:</text:span></text:p>
            <text:p text:style-name="P44"><text:span text:style-name="T186">3 mol</text:span></text:p>
          </draw:text-box>
        </draw:frame>
        <draw:path draw:style-name="gr628" draw:text-style-name="P2" draw:layer="layout" svg:width="2.13cm" svg:height="6.712cm" svg:x="2.483cm" svg:y="1.757cm" svg:viewBox="0 0 2131 6713" svg:d="M2131 0c-375 0-742 155-1066 450s-593 718-779 1228c-188 511-286 1089-286 1678v1c0 589 99 1167 286 1678s455 933 779 1228 691 450 1065 450">
          <text:p/>
        </draw:path>
        <draw:path draw:style-name="gr628" draw:text-style-name="P2"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627" draw:text-style-name="P255" draw:layer="layout" svg:width="3.762cm" svg:height="2.156cm" svg:x="0.607cm" svg:y="3.976cm">
          <draw:text-box>
            <text:p text:style-name="P44"><text:span text:style-name="T187">integrated</text:span></text:p>
            <text:p text:style-name="P44"><text:span text:style-name="T187">matter flux:</text:span></text:p>
            <text:p text:style-name="P44"><text:span text:style-name="T187">– </text:span><text:span text:style-name="T187">3 mol</text:span></text:p>
          </draw:text-box>
        </draw:frame>
        <draw:frame draw:style-name="gr629" draw:text-style-name="P253" draw:layer="layout" svg:width="5.883cm" svg:height="1.733cm" svg:x="18.605cm" svg:y="7.42cm">
          <draw:text-box>
            <text:p text:style-name="P44"><text:span text:style-name="T185">entropy content:</text:span></text:p>
            <text:p text:style-name="P44"><text:span text:style-name="T185">20 J/K</text:span></text:p>
          </draw:text-box>
        </draw:frame>
        <draw:frame draw:style-name="gr629" draw:text-style-name="P253" draw:layer="layout" svg:width="5.883cm" svg:height="1.733cm" svg:x="18.605cm" svg:y="17.621cm">
          <draw:text-box>
            <text:p text:style-name="P44"><text:span text:style-name="T185">entropy content:</text:span></text:p>
            <text:p text:style-name="P44"><text:span text:style-name="T188">&gt;</text:span><text:span text:style-name="T185"> 23 J/K</text:span></text:p>
          </draw:text-box>
        </draw:frame>
        <draw:frame draw:style-name="gr630" draw:text-style-name="P254" draw:layer="layout" svg:width="4.117cm" svg:height="2.156cm" svg:x="24.53cm" svg:y="12.376cm">
          <draw:text-box>
            <text:p text:style-name="P44"><text:span text:style-name="T186">integrated</text:span></text:p>
            <text:p text:style-name="P44"><text:span text:style-name="T186">entropy flux:</text:span></text:p>
            <text:p text:style-name="P44"><text:span text:style-name="T186">3 J/K</text:span></text:p>
          </draw:text-box>
        </draw:frame>
        <draw:path draw:style-name="gr628" draw:text-style-name="P2" draw:layer="layout" svg:width="2.13cm" svg:height="6.712cm" svg:x="16.483cm" svg:y="11.757cm" svg:viewBox="0 0 2131 6713" svg:d="M2131 0c-375 0-742 155-1066 450s-593 718-779 1228c-188 511-286 1089-286 1678v1c0 589 99 1167 286 1678s455 933 779 1228 691 450 1065 450">
          <text:p/>
        </draw:path>
        <draw:path draw:style-name="gr628" draw:text-style-name="P2"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630" draw:text-style-name="P255" draw:layer="layout" svg:width="4.117cm" svg:height="2.156cm" svg:x="14.43cm" svg:y="14.076cm">
          <draw:text-box>
            <text:p text:style-name="P44"><text:span text:style-name="T187">integrated</text:span></text:p>
            <text:p text:style-name="P44"><text:span text:style-name="T187">entropy flux:</text:span></text:p>
            <text:p text:style-name="P44"><text:span text:style-name="T187">– </text:span><text:span text:style-name="T187">3 J/K</text:span></text:p>
          </draw:text-box>
        </draw:frame>
        <draw:frame draw:style-name="gr629" draw:text-style-name="P253" draw:layer="layout" svg:width="5.883cm" svg:height="1.733cm" svg:x="18.606cm" svg:y="10.921cm">
          <draw:text-box>
            <text:p text:style-name="P44"><text:span text:style-name="T185">entropy content:</text:span></text:p>
            <text:p text:style-name="P44"><text:span text:style-name="T188">&gt;</text:span><text:span text:style-name="T185"> 20 J/K</text:span></text:p>
          </draw:text-box>
        </draw:frame>
        <presentation:notes draw:style-name="dp2">
          <draw:page-thumbnail draw:style-name="gr1" draw:layer="layout" svg:width="21.219cm" svg:height="10.476cm" svg:x="0.185cm" svg:y="2.123cm" draw:page-number="136" presentation:class="page"/>
          <draw:frame presentation:style-name="pr1" draw:text-style-name="P1" draw:layer="layout" svg:width="16.771cm" svg:height="12.572cm" svg:x="2.409cm" svg:y="13.271cm" presentation:class="notes" presentation:placeholder="true">
            <draw:text-box/>
          </draw:frame>
        </presentation:notes>
      </draw:page>
      <draw:page draw:name="page137" draw:style-name="dp1" draw:master-page-name="Default">
        <office:forms form:automatic-focus="false" form:apply-design-mode="false"/>
        <draw:path draw:style-name="gr631" draw:text-style-name="P256" draw:layer="layout" svg:width="14.342cm" svg:height="16.603cm" draw:transform="rotate (-0.725358837128844) translate (14.552740706173cm 0.702012263343185cm)" svg:viewBox="0 0 14343 16604" svg:d="M10463 8530c172-1862 4107-6118 2191-7284s-9737-2722-10004 1700c-267 4423 1386 2747-1526 6045-2913 3298 329 5214 4120 6756 3790 1540 4900 1054 8257-1867 3057-2329-3207-3491-3038-5350z">
          <text:p/>
        </draw:path>
        <draw:polyline draw:style-name="gr632" draw:text-style-name="P257" draw:layer="layout" svg:width="2.656cm" svg:height="5.503cm" svg:x="6.672cm" svg:y="12.639cm" svg:viewBox="0 0 2657 5504" draw:points="0,0 198,635 719,1959 1358,3325 2016,4551 2336,5059 2657,5504">
          <text:p/>
        </draw:polyline>
        <draw:polyline draw:style-name="gr633" draw:text-style-name="P257" draw:layer="layout" svg:width="4.934cm" svg:height="2.131cm" svg:x="17.884cm" svg:y="11.234cm" svg:viewBox="0 0 4935 2132" draw:points="0,2132 519,1929 2835,1118 3913,664 4378,414 4770,144 4935,0">
          <text:p/>
        </draw:polyline>
        <draw:g draw:style-name="gr20">
          <svg:title>TexMaths</svg:title>
          <svg:desc>28§latex§$$\yQ^+$$§svg§600§TRUE§</svg:desc>
          <draw:path draw:style-name="gr328" draw:text-style-name="P142"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28" draw:text-style-name="P142"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20">
          <svg:title>TexMaths</svg:title>
          <svg:desc>28§latex§$$\yte^+$$§svg§600§TRUE§</svg:desc>
          <draw:path draw:style-name="gr328" draw:text-style-name="P142"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28" draw:text-style-name="P142"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634" draw:text-style-name="P258" draw:layer="layout" svg:width="2.662cm" svg:height="0.305cm" draw:transform="rotate (-2.73144027937113) translate (9.02789709415397cm 14.926868945393cm)" svg:viewBox="0 0 2663 306" svg:d="M0 153c562-3 438-156 891-153 405-2 452 306 900 306 439 0 315-139 872-146">
          <text:p/>
        </draw:path>
        <draw:path draw:style-name="gr635" draw:text-style-name="P258"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20">
          <svg:title>TexMaths</svg:title>
          <svg:desc>28§latex§$$\yF\cdot\yv$$§svg§600§TRUE§</svg:desc>
          <draw:path draw:style-name="gr82" draw:text-style-name="P57"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82" draw:text-style-name="P57" draw:layer="layout" svg:width="0.114cm" svg:height="0.113cm" svg:x="28.305cm" svg:y="1cm" svg:viewBox="0 0 115 114" svg:d="M115 56c0-28-28-56-59-56-28 0-56 26-56 56 0 29 25 58 56 58s59-28 59-58z">
            <text:p/>
          </draw:path>
          <draw:path draw:style-name="gr82" draw:text-style-name="P57"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20">
          <svg:title>TexMaths</svg:title>
          <svg:desc>28§latex§$$-\yF\cdot\yv$$§svg§600§TRUE§</svg:desc>
          <draw:path draw:style-name="gr82" draw:text-style-name="P57" draw:layer="layout" svg:width="0.525cm" svg:height="0.058cm" svg:x="26.485cm" svg:y="17.633cm" svg:viewBox="0 0 526 59" svg:d="M526 59c0-20 0-39 0-59-175 0-351 0-526 0 0 20 0 39 0 59 175 0 351 0 526 0z">
            <text:p/>
          </draw:path>
          <draw:path draw:style-name="gr82" draw:text-style-name="P57"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82" draw:text-style-name="P57" draw:layer="layout" svg:width="0.114cm" svg:height="0.113cm" svg:x="28.012cm" svg:y="17.605cm" svg:viewBox="0 0 115 114" svg:d="M115 56c0-28-28-56-59-56-28 0-56 26-56 56 0 29 25 58 56 58s59-28 59-58z">
            <text:p/>
          </draw:path>
          <draw:path draw:style-name="gr82" draw:text-style-name="P57"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636" draw:text-style-name="P259" draw:layer="layout" svg:width="3.921cm" svg:height="1.09cm" svg:x="8.674cm" svg:y="7.221cm" svg:viewBox="0 0 3922 1091" draw:points="3922,0 3795,174 3727,249 3653,317 3571,379 3479,435 3255,535 2963,621 2103,779 756,955 0,1091">
          <text:p/>
        </draw:polyline>
        <draw:g draw:style-name="gr20">
          <svg:title>TexMaths</svg:title>
          <svg:desc>28§latex§$$\yQ^-$$§svg§600§TRUE§</svg:desc>
          <draw:path draw:style-name="gr85" draw:text-style-name="P61"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85" draw:text-style-name="P61" draw:layer="layout" svg:width="0.382cm" svg:height="0.041cm" svg:x="2.671cm" svg:y="2.074cm" svg:viewBox="0 0 383 42" svg:d="M0 0c128 0 255 0 383 0 0 14 0 28 0 42-128 0-255 0-383 0 0-14 0-28 0-42z">
            <text:p/>
          </draw:path>
        </draw:g>
        <draw:g draw:style-name="gr20">
          <svg:title>TexMaths</svg:title>
          <svg:desc>28§latex§$$\yte^-$$§svg§600§TRUE§</svg:desc>
          <draw:path draw:style-name="gr85" draw:text-style-name="P61"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85" draw:text-style-name="P61" draw:layer="layout" svg:width="0.384cm" svg:height="0.041cm" svg:x="1.956cm" svg:y="2.945cm" svg:viewBox="0 0 385 42" svg:d="M0 0c128 0 257 0 385 0 0 14 0 28 0 42-128 0-257 0-385 0 0-14 0-28 0-42z">
            <text:p/>
          </draw:path>
        </draw:g>
        <draw:path draw:style-name="gr637" draw:text-style-name="P258"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638" draw:text-style-name="P261" draw:layer="layout" svg:width="3.317cm" svg:height="2.185cm" svg:x="5.18cm" svg:y="16.049cm">
          <draw:text-box>
            <text:p text:style-name="P44"><text:span text:style-name="T186">heat flux</text:span></text:p>
            <text:p text:style-name="P260"><text:span text:style-name="T189">10 J/s</text:span></text:p>
          </draw:text-box>
        </draw:frame>
        <draw:frame draw:style-name="gr639" draw:text-style-name="P262" draw:layer="layout" svg:width="3.148cm" svg:height="2.511cm" svg:x="7.167cm" svg:y="13.33cm">
          <draw:text-box>
            <text:p><text:span text:style-name="T189">100 K</text:span></text:p>
          </draw:text-box>
        </draw:frame>
        <draw:frame draw:style-name="gr640" draw:text-style-name="P263" draw:layer="layout" svg:width="3.868cm" svg:height="3.484cm" svg:x="15.685cm" svg:y="5.874cm">
          <draw:text-box>
            <text:p text:style-name="P44"><text:span text:style-name="T187">heat flux</text:span></text:p>
            <text:p text:style-name="P260"><text:span text:style-name="T62">200 J/s</text:span></text:p>
          </draw:text-box>
        </draw:frame>
        <draw:frame draw:style-name="gr639" draw:text-style-name="P264" draw:layer="layout" svg:width="3.148cm" svg:height="2.511cm" svg:x="16.353cm" svg:y="2.646cm">
          <draw:text-box>
            <text:p><text:span text:style-name="T62">400 K</text:span></text:p>
          </draw:text-box>
        </draw:frame>
        <draw:frame draw:style-name="gr641" draw:text-style-name="P265" draw:layer="layout" svg:width="4.151cm" svg:height="2.185cm" svg:x="16.144cm" svg:y="10.12cm">
          <draw:text-box>
            <text:p text:style-name="P44"><text:span text:style-name="T190">mech. power</text:span></text:p>
            <text:p text:style-name="P260"><text:span text:style-name="T191">30 J/s</text:span></text:p>
          </draw:text-box>
        </draw:frame>
        <draw:frame draw:style-name="gr639" draw:text-style-name="P170" draw:layer="layout" svg:width="3.148cm" svg:height="2.511cm" svg:x="20.584cm" svg:y="12.289cm">
          <draw:text-box>
            <text:p><text:span text:style-name="T191">100 K</text:span></text:p>
          </draw:text-box>
        </draw:frame>
        <draw:polyline draw:style-name="gr642" draw:text-style-name="P215" draw:layer="layout" svg:width="3.61cm" svg:height="2.116cm" svg:x="16.788cm" svg:y="3.83cm" svg:viewBox="0 0 3611 2117" draw:points="3611,2117 2997,1541 2354,1026 1691,593 1016,261 677,140 338,52 0,0">
          <text:p/>
        </draw:polyline>
        <draw:path draw:style-name="gr643" draw:text-style-name="P258"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639" draw:text-style-name="P266" draw:layer="layout" svg:width="3.148cm" svg:height="2.511cm" svg:x="10.489cm" svg:y="7.943cm">
          <draw:text-box>
            <text:p><text:span text:style-name="T192">150 K</text:span></text:p>
          </draw:text-box>
        </draw:frame>
        <draw:frame draw:style-name="gr638" draw:text-style-name="P267" draw:layer="layout" svg:width="3.317cm" svg:height="2.185cm" svg:x="9.859cm" svg:y="4.771cm">
          <draw:text-box>
            <text:p text:style-name="P44"><text:span text:style-name="T193">heat flux</text:span></text:p>
            <text:p text:style-name="P260"><text:span text:style-name="T192">40 J/s</text:span></text:p>
          </draw:text-box>
        </draw:frame>
        <draw:frame draw:style-name="gr641" draw:text-style-name="P267" draw:layer="layout" svg:width="4.151cm" svg:height="2.185cm" svg:x="5.686cm" svg:y="4.771cm">
          <draw:text-box>
            <text:p text:style-name="P44"><text:span text:style-name="T193">mech. power</text:span></text:p>
            <text:p text:style-name="P260"><text:span text:style-name="T192">50 J/s</text:span></text:p>
          </draw:text-box>
        </draw:frame>
        <presentation:notes draw:style-name="dp2">
          <draw:page-thumbnail draw:style-name="gr1" draw:layer="layout" svg:width="21.219cm" svg:height="10.476cm" svg:x="0.185cm" svg:y="2.123cm" draw:page-number="137" presentation:class="page"/>
          <draw:frame presentation:style-name="pr1" draw:text-style-name="P1" draw:layer="layout" svg:width="16.771cm" svg:height="12.572cm" svg:x="2.409cm" svg:y="13.271cm" presentation:class="notes" presentation:placeholder="true">
            <draw:text-box/>
          </draw:frame>
        </presentation:notes>
      </draw:page>
      <draw:page draw:name="page138" draw:style-name="dp1" draw:master-page-name="Default">
        <office:forms form:automatic-focus="false" form:apply-design-mode="false"/>
        <draw:path draw:style-name="gr631" draw:text-style-name="P256" draw:layer="layout" svg:width="14.342cm" svg:height="16.603cm" draw:transform="rotate (-0.725358837128844) translate (14.552740706173cm 0.702012263343185cm)" svg:viewBox="0 0 14343 16604" svg:d="M10463 8530c172-1862 4107-6118 2191-7284s-9737-2722-10004 1700c-267 4423 1386 2747-1526 6045-2913 3298 329 5214 4120 6756 3790 1540 4900 1054 8257-1867 3057-2329-3207-3491-3038-5350z">
          <text:p/>
        </draw:path>
        <draw:polyline draw:style-name="gr644" draw:text-style-name="P257" draw:layer="layout" svg:width="4.934cm" svg:height="2.131cm" svg:x="17.884cm" svg:y="11.234cm" svg:viewBox="0 0 4935 2132" draw:points="0,2132 519,1929 2835,1118 3913,664 4378,414 4770,144 4935,0">
          <text:p/>
        </draw:polyline>
        <draw:g draw:style-name="gr20">
          <svg:title>TexMaths</svg:title>
          <svg:desc>28§latex§$$\yQ^+$$§svg§600§TRUE§</svg:desc>
          <draw:path draw:style-name="gr328" draw:text-style-name="P142"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28" draw:text-style-name="P142"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20">
          <svg:title>TexMaths</svg:title>
          <svg:desc>28§latex§$$\yte^+$$§svg§600§TRUE§</svg:desc>
          <draw:path draw:style-name="gr328" draw:text-style-name="P142"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28" draw:text-style-name="P142"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645" draw:text-style-name="P258"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20">
          <svg:title>TexMaths</svg:title>
          <svg:desc>28§latex§$$\yF\cdot\yv$$§svg§600§TRUE§</svg:desc>
          <draw:path draw:style-name="gr82" draw:text-style-name="P57"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82" draw:text-style-name="P57" draw:layer="layout" svg:width="0.114cm" svg:height="0.113cm" svg:x="28.305cm" svg:y="1cm" svg:viewBox="0 0 115 114" svg:d="M115 56c0-28-28-56-59-56-28 0-56 26-56 56 0 29 25 58 56 58s59-28 59-58z">
            <text:p/>
          </draw:path>
          <draw:path draw:style-name="gr82" draw:text-style-name="P57"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20">
          <svg:title>TexMaths</svg:title>
          <svg:desc>44§latex§$$-\yF\cdot\yv$$§svg§600§TRUE§</svg:desc>
          <draw:path draw:style-name="gr83" draw:text-style-name="P58" draw:layer="layout" svg:width="1.274cm" svg:height="0.141cm" svg:x="17.314cm" svg:y="14.716cm" svg:viewBox="0 0 1275 142" svg:d="M1275 142c0-47 0-95 0-142-425 0-850 0-1275 0 0 47 0 95 0 142 425 0 850 0 1275 0z">
            <text:p/>
          </draw:path>
          <draw:path draw:style-name="gr83" draw:text-style-name="P58"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83" draw:text-style-name="P58" draw:layer="layout" svg:width="0.277cm" svg:height="0.276cm" svg:x="21.016cm" svg:y="14.648cm" svg:viewBox="0 0 278 277" svg:d="M278 135c0-67-68-135-142-135-68 0-136 64-136 135s61 142 136 142c74 0 142-67 142-142z">
            <text:p/>
          </draw:path>
          <draw:path draw:style-name="gr83" draw:text-style-name="P58"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642" draw:text-style-name="P259" draw:layer="layout" svg:width="3.921cm" svg:height="1.09cm" svg:x="8.674cm" svg:y="7.221cm" svg:viewBox="0 0 3922 1091" draw:points="3922,0 3795,174 3727,249 3653,317 3571,379 3479,435 3255,535 2963,621 2103,779 756,955 0,1091">
          <text:p/>
        </draw:polyline>
        <draw:g draw:style-name="gr20">
          <svg:title>TexMaths</svg:title>
          <svg:desc>28§latex§$$\yQ^-$$§svg§600§TRUE§</svg:desc>
          <draw:path draw:style-name="gr85" draw:text-style-name="P61"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85" draw:text-style-name="P61" draw:layer="layout" svg:width="0.382cm" svg:height="0.041cm" svg:x="2.671cm" svg:y="2.074cm" svg:viewBox="0 0 383 42" svg:d="M0 0c128 0 255 0 383 0 0 14 0 28 0 42-128 0-255 0-383 0 0-14 0-28 0-42z">
            <text:p/>
          </draw:path>
        </draw:g>
        <draw:g draw:style-name="gr20">
          <svg:title>TexMaths</svg:title>
          <svg:desc>28§latex§$$\yte^-$$§svg§600§TRUE§</svg:desc>
          <draw:path draw:style-name="gr85" draw:text-style-name="P61"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85" draw:text-style-name="P61" draw:layer="layout" svg:width="0.384cm" svg:height="0.041cm" svg:x="1.956cm" svg:y="2.945cm" svg:viewBox="0 0 385 42" svg:d="M0 0c128 0 257 0 385 0 0 14 0 28 0 42-128 0-257 0-385 0 0-14 0-28 0-42z">
            <text:p/>
          </draw:path>
        </draw:g>
        <draw:path draw:style-name="gr646" draw:text-style-name="P258"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647" draw:text-style-name="P268" draw:layer="layout" svg:width="8.605cm" svg:height="1.661cm" svg:x="16.789cm" svg:y="15.591cm">
          <draw:text-box>
            <text:p text:style-name="P44"><text:span text:style-name="T194">mech. power</text:span></text:p>
          </draw:text-box>
        </draw:frame>
        <draw:frame draw:style-name="gr648" draw:text-style-name="P269" draw:layer="layout" svg:width="5.955cm" svg:height="1.661cm" svg:x="8.81cm" svg:y="11.899cm">
          <draw:text-box>
            <text:p text:style-name="P44"><text:span text:style-name="T195">heat flux</text:span></text:p>
          </draw:text-box>
        </draw:frame>
        <draw:g draw:style-name="gr20">
          <svg:title>TexMaths</svg:title>
          <svg:desc>44§latex§$$\yQ$$§svg§600§TRUE§</svg:desc>
          <draw:path draw:style-name="gr328" draw:text-style-name="P142"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20">
          <svg:title>TexMaths</svg:title>
          <svg:desc>44§latex§$$\yte$$§svg§600§TRUE§</svg:desc>
          <draw:path draw:style-name="gr328" draw:text-style-name="P142"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1" draw:layer="layout" svg:width="21.219cm" svg:height="10.476cm" svg:x="0.185cm" svg:y="2.123cm" draw:page-number="138" presentation:class="page"/>
          <draw:frame presentation:style-name="pr1" draw:text-style-name="P1" draw:layer="layout" svg:width="16.771cm" svg:height="12.572cm" svg:x="2.409cm" svg:y="13.271cm" presentation:class="notes" presentation:placeholder="true">
            <draw:text-box/>
          </draw:frame>
        </presentation:notes>
      </draw:page>
      <draw:page draw:name="page139" draw:style-name="dp1" draw:master-page-name="Default">
        <office:forms form:automatic-focus="false" form:apply-design-mode="false"/>
        <draw:path draw:style-name="gr631" draw:text-style-name="P256" draw:layer="layout" svg:width="14.342cm" svg:height="16.603cm" draw:transform="rotate (-0.725358837128844) translate (14.552740706173cm 0.702012263343185cm)" svg:viewBox="0 0 14343 16604" svg:d="M10463 8530c172-1862 4107-6118 2191-7284s-9737-2722-10004 1700c-267 4423 1386 2747-1526 6045-2913 3298 329 5214 4120 6756 3790 1540 4900 1054 8257-1867 3057-2329-3207-3491-3038-5350z">
          <text:p/>
        </draw:path>
        <draw:polyline draw:style-name="gr644" draw:text-style-name="P257" draw:layer="layout" svg:width="4.934cm" svg:height="2.131cm" svg:x="17.884cm" svg:y="11.234cm" svg:viewBox="0 0 4935 2132" draw:points="0,2132 519,1929 2835,1118 3913,664 4378,414 4770,144 4935,0">
          <text:p/>
        </draw:polyline>
        <draw:g draw:style-name="gr20">
          <svg:title>TexMaths</svg:title>
          <svg:desc>28§latex§$$\yQ^+$$§svg§600§TRUE§</svg:desc>
          <draw:path draw:style-name="gr328" draw:text-style-name="P142"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28" draw:text-style-name="P142"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20">
          <svg:title>TexMaths</svg:title>
          <svg:desc>28§latex§$$\yte^+$$§svg§600§TRUE§</svg:desc>
          <draw:path draw:style-name="gr328" draw:text-style-name="P142"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28" draw:text-style-name="P142"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645" draw:text-style-name="P258"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20">
          <svg:title>TexMaths</svg:title>
          <svg:desc>28§latex§$$\yF\cdot\yv$$§svg§600§TRUE§</svg:desc>
          <draw:path draw:style-name="gr82" draw:text-style-name="P57"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82" draw:text-style-name="P57" draw:layer="layout" svg:width="0.114cm" svg:height="0.113cm" svg:x="28.305cm" svg:y="1cm" svg:viewBox="0 0 115 114" svg:d="M115 56c0-28-28-56-59-56-28 0-56 26-56 56 0 29 25 58 56 58s59-28 59-58z">
            <text:p/>
          </draw:path>
          <draw:path draw:style-name="gr82" draw:text-style-name="P57"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20">
          <svg:title>TexMaths</svg:title>
          <svg:desc>44§latex§$$-\yF\cdot\yv$$§svg§600§TRUE§</svg:desc>
          <draw:path draw:style-name="gr83" draw:text-style-name="P58" draw:layer="layout" svg:width="1.274cm" svg:height="0.141cm" svg:x="17.314cm" svg:y="14.716cm" svg:viewBox="0 0 1275 142" svg:d="M1275 142c0-47 0-95 0-142-425 0-850 0-1275 0 0 47 0 95 0 142 425 0 850 0 1275 0z">
            <text:p/>
          </draw:path>
          <draw:path draw:style-name="gr83" draw:text-style-name="P58"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83" draw:text-style-name="P58" draw:layer="layout" svg:width="0.277cm" svg:height="0.276cm" svg:x="21.016cm" svg:y="14.648cm" svg:viewBox="0 0 278 277" svg:d="M278 135c0-67-68-135-142-135-68 0-136 64-136 135s61 142 136 142c74 0 142-67 142-142z">
            <text:p/>
          </draw:path>
          <draw:path draw:style-name="gr83" draw:text-style-name="P58"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642" draw:text-style-name="P259" draw:layer="layout" svg:width="3.921cm" svg:height="1.09cm" svg:x="8.674cm" svg:y="7.221cm" svg:viewBox="0 0 3922 1091" draw:points="3922,0 3795,174 3727,249 3653,317 3571,379 3479,435 3255,535 2963,621 2103,779 756,955 0,1091">
          <text:p/>
        </draw:polyline>
        <draw:g draw:style-name="gr20">
          <svg:title>TexMaths</svg:title>
          <svg:desc>28§latex§$$\yQ^-$$§svg§600§TRUE§</svg:desc>
          <draw:path draw:style-name="gr85" draw:text-style-name="P61"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85" draw:text-style-name="P61" draw:layer="layout" svg:width="0.382cm" svg:height="0.041cm" svg:x="2.671cm" svg:y="2.074cm" svg:viewBox="0 0 383 42" svg:d="M0 0c128 0 255 0 383 0 0 14 0 28 0 42-128 0-255 0-383 0 0-14 0-28 0-42z">
            <text:p/>
          </draw:path>
        </draw:g>
        <draw:g draw:style-name="gr20">
          <svg:title>TexMaths</svg:title>
          <svg:desc>28§latex§$$\yte^-$$§svg§600§TRUE§</svg:desc>
          <draw:path draw:style-name="gr85" draw:text-style-name="P61"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85" draw:text-style-name="P61" draw:layer="layout" svg:width="0.384cm" svg:height="0.041cm" svg:x="1.956cm" svg:y="2.945cm" svg:viewBox="0 0 385 42" svg:d="M0 0c128 0 257 0 385 0 0 14 0 28 0 42-128 0-257 0-385 0 0-14 0-28 0-42z">
            <text:p/>
          </draw:path>
        </draw:g>
        <draw:path draw:style-name="gr646" draw:text-style-name="P258"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647" draw:text-style-name="P268" draw:layer="layout" svg:width="8.605cm" svg:height="1.661cm" svg:x="20.789cm" svg:y="17.591cm">
          <draw:text-box>
            <text:p text:style-name="P44"><text:span text:style-name="T194">mech. power</text:span></text:p>
          </draw:text-box>
        </draw:frame>
        <draw:frame draw:style-name="gr648" draw:text-style-name="P269" draw:layer="layout" svg:width="5.955cm" svg:height="1.661cm" svg:x="9.41cm" svg:y="0.599cm">
          <draw:text-box>
            <text:p text:style-name="P44"><text:span text:style-name="T195">heat flux</text:span></text:p>
          </draw:text-box>
        </draw:frame>
        <draw:g draw:style-name="gr20">
          <svg:title>TexMaths</svg:title>
          <svg:desc>44§latex§$$\yQ$$§svg§600§TRUE§</svg:desc>
          <draw:path draw:style-name="gr328" draw:text-style-name="P142"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20">
          <svg:title>TexMaths</svg:title>
          <svg:desc>44§latex§$$\yte$$§svg§600§TRUE§</svg:desc>
          <draw:path draw:style-name="gr328" draw:text-style-name="P142"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649" draw:text-style-name="P215" draw:layer="layout" svg:width="3.61cm" svg:height="2.116cm" svg:x="16.789cm" svg:y="3.841cm" svg:viewBox="0 0 3611 2117" draw:points="3611,2117 2997,1541 2354,1026 1691,593 1016,261 677,140 338,52 0,0">
          <text:p/>
        </draw:polyline>
        <draw:path draw:style-name="gr650" draw:text-style-name="P258"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20">
          <svg:title>TexMaths</svg:title>
          <svg:desc>44§latex§$$\yQ^+$$§svg§600§TRUE§</svg:desc>
          <draw:path draw:style-name="gr328" draw:text-style-name="P142"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328" draw:text-style-name="P142"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20">
          <svg:title>TexMaths</svg:title>
          <svg:desc>44§latex§$$\yQ^-$$§svg§600§TRUE§</svg:desc>
          <draw:path draw:style-name="gr85" draw:text-style-name="P61"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85" draw:text-style-name="P61" draw:layer="layout" svg:width="0.922cm" svg:height="0.1cm" svg:x="18.168cm" svg:y="6.486cm" svg:viewBox="0 0 923 101" svg:d="M0 0c308 0 615 0 923 0 0 34 0 68 0 101-308 0-615 0-923 0 0-33 0-67 0-101z">
            <text:p/>
          </draw:path>
        </draw:g>
        <draw:g draw:style-name="gr20">
          <svg:title>TexMaths</svg:title>
          <svg:desc>44§latex§$$\yte^-$$§svg§600§TRUE§</svg:desc>
          <draw:path draw:style-name="gr85" draw:text-style-name="P61"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85" draw:text-style-name="P61" draw:layer="layout" svg:width="0.934cm" svg:height="0.101cm" svg:x="16.983cm" svg:y="4.553cm" svg:viewBox="0 0 935 102" svg:d="M0 0c312 0 623 0 935 0 0 34 0 68 0 102-312 0-623 0-935 0 0-34 0-68 0-102z">
            <text:p/>
          </draw:path>
        </draw:g>
        <draw:g draw:style-name="gr20">
          <svg:title>TexMaths</svg:title>
          <svg:desc>44§latex§$$\yte^+$$§svg§600§TRUE§</svg:desc>
          <draw:path draw:style-name="gr328" draw:text-style-name="P142"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328" draw:text-style-name="P142"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1" draw:layer="layout" svg:width="21.219cm" svg:height="10.476cm" svg:x="0.185cm" svg:y="2.123cm" draw:page-number="139" presentation:class="page"/>
          <draw:frame presentation:style-name="pr1" draw:text-style-name="P1" draw:layer="layout" svg:width="16.771cm" svg:height="12.572cm" svg:x="2.409cm" svg:y="13.271cm" presentation:class="notes" presentation:placeholder="true">
            <draw:text-box/>
          </draw:frame>
        </presentation:notes>
      </draw:page>
      <draw:page draw:name="page140" draw:style-name="dp4" draw:master-page-name="Default">
        <office:forms form:automatic-focus="false" form:apply-design-mode="false"/>
        <draw:frame draw:style-name="gr26" draw:text-style-name="P2" draw:layer="layout" svg:width="15.202cm" svg:height="11.52cm" svg:x="3.78cm" svg:y="5.554cm">
          <draw:image xlink:href="Pictures/100000000000003E0000002F334227EA.png" xlink:type="simple" xlink:show="embed" xlink:actuate="onLoad" draw:mime-type="image/png">
            <text:p/>
          </draw:image>
        </draw:frame>
        <draw:line draw:style-name="gr651" draw:text-style-name="P44" draw:layer="layout" svg:x1="24.368cm" svg:y1="3.781cm" svg:x2="26.047cm" svg:y2="3.781cm">
          <text:p/>
        </draw:line>
        <draw:g draw:style-name="gr30">
          <draw:custom-shape draw:style-name="gr515" draw:text-style-name="P15"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5" draw:text-style-name="P15"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5" draw:text-style-name="P15"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6" draw:text-style-name="P44" draw:layer="layout" svg:width="6.919cm" svg:height="0.463cm" svg:x="10.354cm" svg:y="8.321cm" svg:viewBox="0 0 6920 464" svg:d="M0 464c0 0 709-464 3059-464 2349 0 3861 427 3861 427">
          <text:p/>
        </draw:path>
        <draw:g draw:style-name="gr30">
          <draw:custom-shape draw:style-name="gr517" draw:text-style-name="P53" draw:layer="layout" svg:width="2.625cm" svg:height="1.259cm" svg:x="9.419cm" svg:y="11.5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7" draw:text-style-name="P53" draw:layer="layout" svg:width="2.625cm" svg:height="1.259cm" svg:x="12.419cm" svg:y="11.5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7" draw:text-style-name="P53" draw:layer="layout" svg:width="2.625cm" svg:height="1.259cm" svg:x="15.419cm" svg:y="11.5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6" draw:text-style-name="P44" draw:layer="layout" svg:width="6.919cm" svg:height="0.463cm" draw:transform="rotate (-3.14159265358979) translate (17.274cm 13.892cm)" svg:viewBox="0 0 6920 464" svg:d="M0 464c0 0 709-464 3059-464 2349 0 3861 427 3861 427">
          <text:p/>
        </draw:path>
        <presentation:notes draw:style-name="dp2">
          <draw:page-thumbnail draw:style-name="gr1" draw:layer="layout" svg:width="21.219cm" svg:height="10.476cm" svg:x="0.185cm" svg:y="2.123cm" draw:page-number="140" presentation:class="page"/>
          <draw:frame presentation:style-name="pr1" draw:text-style-name="P1" draw:layer="layout" svg:width="16.771cm" svg:height="12.572cm" svg:x="2.409cm" svg:y="13.271cm" presentation:class="notes" presentation:placeholder="true">
            <draw:text-box/>
          </draw:frame>
        </presentation:notes>
      </draw:page>
      <draw:page draw:name="page141" draw:style-name="dp4" draw:master-page-name="Default">
        <office:forms form:automatic-focus="false" form:apply-design-mode="false"/>
        <draw:custom-shape draw:style-name="gr652" draw:text-style-name="P44" draw:layer="layout" svg:width="4.996cm" svg:height="3.387cm" svg:x="4.657cm" svg:y="5.728cm">
          <text:p/>
          <draw:enhanced-geometry svg:viewBox="0 0 21600 21600" draw:type="rectangle" draw:enhanced-path="M 0 0 L 21600 0 21600 21600 0 21600 0 0 Z N"/>
        </draw:custom-shape>
        <draw:custom-shape draw:style-name="gr653" draw:text-style-name="P21" draw:layer="layout" svg:width="6.095cm" svg:height="3.55cm" svg:x="7.431cm" svg:y="6.713cm">
          <text:p/>
          <draw:enhanced-geometry svg:viewBox="0 0 21600 21600" draw:type="rectangle" draw:enhanced-path="M 0 0 L 21600 0 21600 21600 0 21600 0 0 Z N"/>
        </draw:custom-shape>
        <draw:line draw:style-name="gr654" draw:text-style-name="P44" draw:layer="layout" svg:x1="23.089cm" svg:y1="3.991cm" svg:x2="25.538cm" svg:y2="3.991cm">
          <text:p/>
        </draw:line>
        <draw:custom-shape draw:style-name="gr655" draw:text-style-name="P44"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656" draw:text-style-name="P270"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657" draw:text-style-name="P2"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658" draw:text-style-name="P20"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8" draw:text-style-name="P20"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659" draw:text-style-name="P44" draw:layer="layout" svg:x1="23.081cm" svg:y1="4.891cm" svg:x2="25.53cm" svg:y2="4.891cm">
          <text:p/>
        </draw:line>
        <draw:line draw:style-name="gr660" draw:text-style-name="P44" draw:layer="layout" svg:x1="23.08cm" svg:y1="7.963cm" svg:x2="25.529cm" svg:y2="7.963cm">
          <text:p/>
        </draw:line>
        <draw:frame draw:style-name="gr661" draw:text-style-name="P271" draw:layer="layout" svg:width="2.737cm" svg:height="1.111cm" svg:x="26.648cm" svg:y="1.386cm">
          <draw:text-box>
            <text:p text:style-name="P236"><text:span text:style-name="T196">✓</text:span><text:span text:style-name="T197">✔✗✘</text:span></text:p>
          </draw:text-box>
        </draw:frame>
        <draw:path draw:style-name="gr662" draw:text-style-name="P44" draw:layer="layout" svg:width="3.27cm" svg:height="0.382cm" draw:transform="skewX (-0.976511716490828) rotate (0.493055513688398) translate (13.3757920331826cm 18.1080085706411cm)" svg:viewBox="0 0 3271 383" svg:d="M0 382c2 5 1480-404 2307-381 695 19 716 307 964 382">
          <text:p/>
        </draw:path>
        <draw:ellipse draw:style-name="gr144" draw:text-style-name="P15" draw:layer="layout" svg:width="4.397cm" svg:height="0.947cm" draw:transform="skewX (-0.20315632493214) rotate (0.0757472895365539) translate (22.954cm 5.361cm)" draw:kind="arc" draw:start-angle="218.6" draw:end-angle="318.08">
          <text:p/>
        </draw:ellipse>
        <draw:polyline draw:style-name="gr663" draw:text-style-name="P2"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367" draw:text-style-name="P2" draw:layer="layout" svg:x1="11.829cm" svg:y1="12.152cm" svg:x2="14.307cm" svg:y2="12.152cm">
          <text:p/>
        </draw:line>
        <draw:custom-shape draw:style-name="gr664" draw:text-style-name="P21" draw:layer="layout" svg:width="0.507cm" svg:height="0.51cm" draw:transform="rotate (-1.5707963267949) translate (16.101cm 11.843cm)">
          <text:p/>
          <draw:enhanced-geometry svg:viewBox="0 0 21600 21600" draw:mirror-vertical="true" draw:type="rectangle" draw:enhanced-path="M 0 0 L 21600 0 21600 21600 0 21600 0 0 Z N"/>
        </draw:custom-shape>
        <draw:line draw:style-name="gr368" draw:text-style-name="P2" draw:layer="layout" svg:x1="14.748cm" svg:y1="12.152cm" svg:x2="18.096cm" svg:y2="12.152cm">
          <text:p/>
        </draw:line>
        <draw:g draw:style-name="gr20">
          <draw:line draw:style-name="gr569" draw:text-style-name="P232" draw:layer="layout" svg:x1="12.482cm" svg:y1="4.597cm" svg:x2="17.902cm" svg:y2="8.662cm">
            <text:p/>
          </draw:line>
          <draw:line draw:style-name="gr569" draw:text-style-name="P232" draw:layer="layout" svg:x1="11.836cm" svg:y1="8.168cm" svg:x2="18.87cm" svg:y2="5.307cm">
            <text:p/>
          </draw:line>
        </draw:g>
        <draw:path draw:style-name="gr665" draw:text-style-name="P74" draw:layer="layout" svg:width="2.661cm" svg:height="1.46cm" svg:x="13.606cm" svg:y="8.254cm" svg:viewBox="0 0 2662 1461" svg:d="M0 1461v-1312c0 0 428-137 867-149 448-13 504 293 909 280 453-11 324-160 886-179v5 1355z">
          <text:p/>
        </draw:path>
        <draw:path draw:style-name="gr302" draw:text-style-name="P15"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666" draw:text-style-name="P15"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7" draw:text-style-name="P53"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21" draw:text-style-name="P2" draw:layer="layout" svg:x1="23.165cm" svg:y1="3.003cm" svg:x2="27.04cm" svg:y2="3.077cm">
          <text:p/>
        </draw:line>
        <draw:custom-shape draw:style-name="gr668" draw:text-style-name="P15"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669" draw:text-style-name="P44" draw:layer="layout" svg:width="6.919cm" svg:height="0.463cm" svg:x="21.354cm" svg:y="9.281cm" svg:viewBox="0 0 6920 464" svg:d="M0 464c0 0 709-464 3059-464 2349 0 3861 427 3861 427">
          <text:p/>
        </draw:path>
        <draw:path draw:style-name="gr670" draw:text-style-name="P27" draw:layer="layout" svg:width="3.014cm" svg:height="0.43cm" svg:x="10.548cm" svg:y="19.204cm" svg:viewBox="0 0 3015 431" svg:d="M0 246v-31-30h2442v30 31zM2447 386l26-53 18-59 4-61-6-61-18-57-25-52-33-43 602 215-602 216z">
          <text:p/>
        </draw:path>
        <draw:path draw:style-name="gr671" draw:text-style-name="P27" draw:layer="layout" svg:width="0.43cm" svg:height="3.014cm" svg:x="10.332cm" svg:y="16.404cm" svg:viewBox="0 0 431 3015" svg:d="M246 3015h-31-30v-2442h30 31zM386 568l-53-26-59-17-61-5-61 6-57 18-52 26-43 32 215-602 216 602z">
          <text:p/>
        </draw:path>
        <draw:path draw:style-name="gr672" draw:text-style-name="P28"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673" draw:text-style-name="P28"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674" draw:text-style-name="P272" draw:layer="layout" svg:width="1.549cm" svg:height="1.43cm" svg:x="0.876cm" svg:y="5.857cm">
          <draw:text-box>
            <text:p><text:span text:style-name="T198">🚀</text:span></text:p>
          </draw:text-box>
        </draw:frame>
        <draw:path draw:style-name="gr675" draw:text-style-name="P44" draw:layer="layout" svg:width="10.748cm" svg:height="0.839cm" draw:transform="skewX (-1.21893794959284) rotate (2.9860838172371) translate (13.0769156201671cm 10.8078087454519cm)" svg:viewBox="0 0 10749 840" svg:d="M0 835c4214-463 13444-1624 9991 5">
          <text:p/>
        </draw:path>
        <draw:path draw:style-name="gr676" draw:text-style-name="P2" draw:layer="layout" svg:width="3.356cm" svg:height="6.712cm" svg:x="13.046cm" svg:y="13.797cm" svg:viewBox="0 0 3357 6713" svg:d="M3357 0c-590 0-1168 155-1679 450s-934 718-1228 1228c-295 511-450 1089-450 1678v1c0 589 155 1167 450 1678s717 933 1228 1228 1089 450 1678 450">
          <text:p/>
        </draw:path>
        <draw:path draw:style-name="gr677" draw:text-style-name="P2" draw:layer="layout" svg:width="6.882cm" svg:height="0.752cm" svg:x="3.475cm" svg:y="10.203cm" svg:viewBox="0 0 6883 753" svg:d="M0 380c1119 430 2345 559 3399 0s2344-452 3484 0">
          <text:p/>
        </draw:path>
        <draw:line draw:style-name="gr253" draw:text-style-name="P2" draw:layer="layout" svg:x1="1.535cm" svg:y1="11.471cm" svg:x2="1.535cm" svg:y2="13.309cm">
          <text:p/>
        </draw:line>
        <draw:line draw:style-name="gr253" draw:text-style-name="P2" draw:layer="layout" svg:x1="1.802cm" svg:y1="12.03cm" svg:x2="1.802cm" svg:y2="13.308cm">
          <text:p/>
        </draw:line>
        <draw:line draw:style-name="gr253" draw:text-style-name="P2" draw:layer="layout" svg:x1="2.068cm" svg:y1="12.637cm" svg:x2="2.068cm" svg:y2="13.308cm">
          <text:p/>
        </draw:line>
        <draw:frame draw:style-name="gr678" draw:text-style-name="P273" draw:layer="layout" svg:width="28.049cm" svg:height="4.715cm" svg:x="0.401cm" svg:y="0.687cm">
          <draw:text-box>
            <text:p text:style-name="P236"><text:span text:style-name="T199"></text:span><text:span text:style-name="T200"></text:span><text:span text:style-name="T201"></text:span><text:span text:style-name="T200"></text:span><text:span text:style-name="T201"></text:span><text:span text:style-name="T200"></text:span><text:span text:style-name="T200">?  +</text:span></text:p>
            <text:p text:style-name="P236"><text:span text:style-name="T200"/></text:p>
            <text:p text:style-name="P236"><text:span text:style-name="T200"></text:span><text:span text:style-name="T200">$</text:span><text:span text:style-name="T201"></text:span><text:span text:style-name="T200"></text:span></text:p>
            <text:p text:style-name="P236"><text:span text:style-name="T200"/></text:p>
            <text:p text:style-name="P236"><text:span text:style-name="T200"></text:span><text:span text:style-name="T202"></text:span><text:span text:style-name="T200"></text:span><text:span text:style-name="T202"></text:span><text:span text:style-name="T200"></text:span><text:span text:style-name="T202"></text:span></text:p>
            <text:p text:style-name="P236"><text:span text:style-name="T200"/></text:p>
            <text:p text:style-name="P236"><text:span text:style-name="T200"></text:span><text:span text:style-name="T201"></text:span><text:span text:style-name="T200"></text:span></text:p>
            <text:p text:style-name="P236"><text:span text:style-name="T200"/></text:p>
            <text:p text:style-name="P236"><text:span text:style-name="T200"></text:span><text:span text:style-name="T201"></text:span><text:span text:style-name="T200"> </text:span></text:p>
          </draw:text-box>
        </draw:frame>
        <draw:g draw:style-name="gr20">
          <draw:line draw:style-name="gr21" draw:text-style-name="P2" draw:layer="layout" svg:x1="27.398cm" svg:y1="18.636cm" svg:x2="28.887cm" svg:y2="18.819cm">
            <text:p/>
          </draw:line>
          <draw:line draw:style-name="gr21" draw:text-style-name="P2" draw:layer="layout" svg:x1="27.714cm" svg:y1="19.753cm" svg:x2="28.888cm" svg:y2="18.819cm">
            <text:p/>
          </draw:line>
        </draw:g>
        <presentation:notes draw:style-name="dp2">
          <draw:page-thumbnail draw:style-name="gr1" draw:layer="layout" svg:width="21.219cm" svg:height="10.476cm" svg:x="0.185cm" svg:y="2.123cm" draw:page-number="141" presentation:class="page"/>
          <draw:frame presentation:style-name="pr1" draw:text-style-name="P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egular" style:font-pitch="variable"/>
    <style:font-face style:name="Font Awesome 6 Free Regular1" svg:font-family="'Font Awesome 6 Free Regular'" style:font-adornments="Regular"/>
    <style:font-face style:name="Font Awesome 6 Free Regular2" svg:font-family="'Font Awesome 6 Free Regular'"/>
    <style:font-face style:name="Font Awesome 6 Free Regular3" svg:font-family="'Font Awesome 6 Free Regular'" style:font-adornments="Roman" style:font-pitch="variable"/>
    <style:font-face style:name="Font Awesome 6 Free Regular4" svg:font-family="'Font Awesome 6 Free Regular'" style:font-adornments="Roman"/>
    <style:font-face style:name="Font Awesome 6 Free Regular5"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svg:font-family="'TeX Gyre Pagel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ainted_20_White" draw:display-name="Painted White" xlink:href="Pictures/100000000000020000000200FF54F853.jpg" xlink:type="simple" xlink:show="embed" xlink:actuate="onLoad"/>
    <draw:fill-image draw:name="Paper_20_Texture" draw:display-name="Paper Texture" xlink:href="Pictures/1000000000000200000002006D79B285.jpg" xlink:type="simple" xlink:show="embed" xlink:actuate="onLoad"/>
    <draw:fill-image draw:name="Pool" xlink:href="Pictures/100000000000005E0000005ED8643444.jpg" xlink:type="simple" xlink:show="embed" xlink:actuate="onLoad"/>
    <draw:fill-image draw:name="Stone" xlink:href="Pictures/100000000000020000000200A668F30C.jpg" xlink:type="simple" xlink:show="embed" xlink:actuate="onLoad"/>
    <draw:fill-image draw:name="Studio" xlink:href="Pictures/100000000000020000000200C64E4DBE.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22" draw:display-name="Arrowheads 22" svg:viewBox="0 0 20 30" svg:d="M10 30l-10-30h20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4" style:display-name="Default Drawing Style_4"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4" style:display-name="Default Drawing Styl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9DT6H40M50S</meta:editing-duration>
    <meta:editing-cycles>251</meta:editing-cycles>
    <meta:generator>LibreOffice/7.6.7.2$Linux_X86_64 LibreOffice_project/60$Build-2</meta:generator>
    <dc:title>pglpm_A4L_palatino</dc:title>
    <dc:date>2025-01-08T14:46:22.528180386</dc:date>
    <meta:document-statistic meta:object-count="3428"/>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